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0.5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ext-style style:name="N100">
      <number:text-content/>
    </number:text-style>
    <style:style style:name="ce8" style:family="table-cell" style:parent-style-name="Default" style:data-style-name="N40"/>
    <style:style style:name="ce2" style:family="table-cell" style:parent-style-name="Default" style:data-style-name="N40"/>
    <style:style style:name="ce3" style:family="table-cell" style:parent-style-name="Default" style:data-style-name="N42"/>
    <style:style style:name="ce4" style:family="table-cell" style:parent-style-name="Default" style:data-style-name="N100"/>
    <style:style style:name="ce5" style:family="table-cell" style:parent-style-name="Default" style:data-style-name="N40">
      <style:table-cell-properties fo:background-color="#ffff00"/>
    </style:style>
    <style:style style:name="ce12" style:family="table-cell" style:parent-style-name="Default" style:data-style-name="N1"/>
    <style:style style:name="ce7" style:family="table-cell" style:parent-style-name="Default" style:data-style-name="N100">
      <style:table-cell-properties fo:background-color="#ffff00"/>
    </style:style>
    <style:style style:name="ce6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amp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#Time</text:p>
          </table:table-cell>
          <table:table-cell office:value-type="string" calcext:value-type="string">
            <text:p>Sample</text:p>
          </table:table-cell>
        </table:table-row>
        <table:table-row table:style-name="ro1">
          <table:table-cell office:value-type="time" office:time-value="PT1060762H20M00.049999449S" calcext:value-type="time">
            <text:p>10:20</text:p>
          </table:table-cell>
          <table:table-cell office:value-type="float" office:value="344970" calcext:value-type="float">
            <text:p>344970</text:p>
          </table:table-cell>
        </table:table-row>
        <table:table-row table:style-name="ro1">
          <table:table-cell office:value-type="time" office:time-value="PT1060762H30M00.049999729S" calcext:value-type="time">
            <text:p>10:30</text:p>
          </table:table-cell>
          <table:table-cell office:value-type="float" office:value="222923" calcext:value-type="float">
            <text:p>222923</text:p>
          </table:table-cell>
        </table:table-row>
        <table:table-row table:style-name="ro1">
          <table:table-cell office:value-type="time" office:time-value="PT1060762H40M00.050000008S" calcext:value-type="time">
            <text:p>10:40</text:p>
          </table:table-cell>
          <table:table-cell office:value-type="float" office:value="448440" calcext:value-type="float">
            <text:p>448440</text:p>
          </table:table-cell>
        </table:table-row>
        <table:table-row table:style-name="ro1">
          <table:table-cell office:value-type="time" office:time-value="PT1060762H50M00.049999449S" calcext:value-type="time">
            <text:p>10:50</text:p>
          </table:table-cell>
          <table:table-cell office:value-type="float" office:value="267913" calcext:value-type="float">
            <text:p>267913</text:p>
          </table:table-cell>
        </table:table-row>
        <table:table-row table:style-name="ro1">
          <table:table-cell office:value-type="time" office:time-value="PT1060763H00M00.049999729S" calcext:value-type="time">
            <text:p>11:00</text:p>
          </table:table-cell>
          <table:table-cell office:value-type="float" office:value="324560" calcext:value-type="float">
            <text:p>324560</text:p>
          </table:table-cell>
        </table:table-row>
        <table:table-row table:style-name="ro1">
          <table:table-cell office:value-type="time" office:time-value="PT1060763H10M00.050000008S" calcext:value-type="time">
            <text:p>11:10</text:p>
          </table:table-cell>
          <table:table-cell office:value-type="float" office:value="342046" calcext:value-type="float">
            <text:p>342046</text:p>
          </table:table-cell>
        </table:table-row>
        <table:table-row table:style-name="ro1">
          <table:table-cell office:value-type="time" office:time-value="PT1060763H20M00.050000288S" calcext:value-type="time">
            <text:p>11:20</text:p>
          </table:table-cell>
          <table:table-cell office:value-type="float" office:value="171507" calcext:value-type="float">
            <text:p>171507</text:p>
          </table:table-cell>
        </table:table-row>
        <table:table-row table:style-name="ro1">
          <table:table-cell office:value-type="time" office:time-value="PT1060763H30M00.049999729S" calcext:value-type="time">
            <text:p>11:30</text:p>
          </table:table-cell>
          <table:table-cell office:value-type="float" office:value="286790" calcext:value-type="float">
            <text:p>286790</text:p>
          </table:table-cell>
        </table:table-row>
        <table:table-row table:style-name="ro1">
          <table:table-cell office:value-type="time" office:time-value="PT1060763H40M00.050000008S" calcext:value-type="time">
            <text:p>11:40</text:p>
          </table:table-cell>
          <table:table-cell office:value-type="float" office:value="346953" calcext:value-type="float">
            <text:p>346953</text:p>
          </table:table-cell>
        </table:table-row>
        <table:table-row table:style-name="ro1">
          <table:table-cell office:value-type="time" office:time-value="PT1060763H50M00.049999449S" calcext:value-type="time">
            <text:p>11:50</text:p>
          </table:table-cell>
          <table:table-cell office:value-type="float" office:value="297582" calcext:value-type="float">
            <text:p>297582</text:p>
          </table:table-cell>
        </table:table-row>
        <table:table-row table:style-name="ro1">
          <table:table-cell office:value-type="time" office:time-value="PT1060764H00M00.049999729S" calcext:value-type="time">
            <text:p>12:00</text:p>
          </table:table-cell>
          <table:table-cell office:value-type="float" office:value="779587" calcext:value-type="float">
            <text:p>779587</text:p>
          </table:table-cell>
        </table:table-row>
        <table:table-row table:style-name="ro1">
          <table:table-cell office:value-type="time" office:time-value="PT1060764H10M00.050000008S" calcext:value-type="time">
            <text:p>12:10</text:p>
          </table:table-cell>
          <table:table-cell office:value-type="float" office:value="416036" calcext:value-type="float">
            <text:p>416036</text:p>
          </table:table-cell>
        </table:table-row>
        <table:table-row table:style-name="ro1">
          <table:table-cell office:value-type="time" office:time-value="PT1060764H20M00.050000288S" calcext:value-type="time">
            <text:p>12:20</text:p>
          </table:table-cell>
          <table:table-cell office:value-type="float" office:value="371955" calcext:value-type="float">
            <text:p>371955</text:p>
          </table:table-cell>
        </table:table-row>
        <table:table-row table:style-name="ro1">
          <table:table-cell office:value-type="time" office:time-value="PT1060764H30M00.049999729S" calcext:value-type="time">
            <text:p>12:30</text:p>
          </table:table-cell>
          <table:table-cell office:value-type="float" office:value="557372" calcext:value-type="float">
            <text:p>557372</text:p>
          </table:table-cell>
        </table:table-row>
        <table:table-row table:style-name="ro1">
          <table:table-cell office:value-type="time" office:time-value="PT1060764H40M00.050000008S" calcext:value-type="time">
            <text:p>12:40</text:p>
          </table:table-cell>
          <table:table-cell office:value-type="float" office:value="476234" calcext:value-type="float">
            <text:p>476234</text:p>
          </table:table-cell>
        </table:table-row>
        <table:table-row table:style-name="ro1">
          <table:table-cell office:value-type="time" office:time-value="PT1060764H50M00.049999449S" calcext:value-type="time">
            <text:p>12:50</text:p>
          </table:table-cell>
          <table:table-cell office:value-type="float" office:value="377048" calcext:value-type="float">
            <text:p>377048</text:p>
          </table:table-cell>
        </table:table-row>
        <table:table-row table:style-name="ro1">
          <table:table-cell office:value-type="time" office:time-value="PT1060765H00M00.049999729S" calcext:value-type="time">
            <text:p>13:00</text:p>
          </table:table-cell>
          <table:table-cell office:value-type="float" office:value="117091" calcext:value-type="float">
            <text:p>117091</text:p>
          </table:table-cell>
        </table:table-row>
        <table:table-row table:style-name="ro1">
          <table:table-cell office:value-type="time" office:time-value="PT1060765H10M00.04999917S" calcext:value-type="time">
            <text:p>13:10</text:p>
          </table:table-cell>
          <table:table-cell office:value-type="float" office:value="444633" calcext:value-type="float">
            <text:p>444633</text:p>
          </table:table-cell>
        </table:table-row>
        <table:table-row table:style-name="ro1">
          <table:table-cell office:value-type="time" office:time-value="PT1060765H20M00.049999449S" calcext:value-type="time">
            <text:p>13:20</text:p>
          </table:table-cell>
          <table:table-cell office:value-type="float" office:value="547507" calcext:value-type="float">
            <text:p>547507</text:p>
          </table:table-cell>
        </table:table-row>
        <table:table-row table:style-name="ro1">
          <table:table-cell office:value-type="time" office:time-value="PT1060765H30M00.049999729S" calcext:value-type="time">
            <text:p>13:30</text:p>
          </table:table-cell>
          <table:table-cell office:value-type="float" office:value="485524" calcext:value-type="float">
            <text:p>485524</text:p>
          </table:table-cell>
        </table:table-row>
        <table:table-row table:style-name="ro1">
          <table:table-cell office:value-type="time" office:time-value="PT1060765H40M00.050000008S" calcext:value-type="time">
            <text:p>13:40</text:p>
          </table:table-cell>
          <table:table-cell office:value-type="float" office:value="547314" calcext:value-type="float">
            <text:p>547314</text:p>
          </table:table-cell>
        </table:table-row>
        <table:table-row table:style-name="ro1">
          <table:table-cell office:value-type="time" office:time-value="PT1060765H50M00.049999449S" calcext:value-type="time">
            <text:p>13:50</text:p>
          </table:table-cell>
          <table:table-cell office:value-type="float" office:value="322924" calcext:value-type="float">
            <text:p>322924</text:p>
          </table:table-cell>
        </table:table-row>
        <table:table-row table:style-name="ro1">
          <table:table-cell office:value-type="time" office:time-value="PT1060766H00M00.049999729S" calcext:value-type="time">
            <text:p>14:00</text:p>
          </table:table-cell>
          <table:table-cell office:value-type="float" office:value="1092019" calcext:value-type="float">
            <text:p>1092019</text:p>
          </table:table-cell>
        </table:table-row>
        <table:table-row table:style-name="ro1">
          <table:table-cell office:value-type="time" office:time-value="PT1060766H10M00.050000008S" calcext:value-type="time">
            <text:p>14:10</text:p>
          </table:table-cell>
          <table:table-cell office:value-type="float" office:value="199903" calcext:value-type="float">
            <text:p>199903</text:p>
          </table:table-cell>
        </table:table-row>
        <table:table-row table:style-name="ro1">
          <table:table-cell office:value-type="time" office:time-value="PT1060766H20M00.050000288S" calcext:value-type="time">
            <text:p>14:20</text:p>
          </table:table-cell>
          <table:table-cell office:value-type="float" office:value="574129" calcext:value-type="float">
            <text:p>574129</text:p>
          </table:table-cell>
        </table:table-row>
        <table:table-row table:style-name="ro1">
          <table:table-cell office:value-type="time" office:time-value="PT1060766H30M00.049999729S" calcext:value-type="time">
            <text:p>14:30</text:p>
          </table:table-cell>
          <table:table-cell office:value-type="float" office:value="721306" calcext:value-type="float">
            <text:p>721306</text:p>
          </table:table-cell>
        </table:table-row>
        <table:table-row table:style-name="ro1">
          <table:table-cell office:value-type="time" office:time-value="PT1060766H40M00.050000008S" calcext:value-type="time">
            <text:p>14:40</text:p>
          </table:table-cell>
          <table:table-cell office:value-type="float" office:value="808404" calcext:value-type="float">
            <text:p>808404</text:p>
          </table:table-cell>
        </table:table-row>
        <table:table-row table:style-name="ro1">
          <table:table-cell office:value-type="time" office:time-value="PT1060766H50M00.049999449S" calcext:value-type="time">
            <text:p>14:50</text:p>
          </table:table-cell>
          <table:table-cell office:value-type="float" office:value="735837" calcext:value-type="float">
            <text:p>735837</text:p>
          </table:table-cell>
        </table:table-row>
        <table:table-row table:style-name="ro1">
          <table:table-cell office:value-type="time" office:time-value="PT1060767H00M00.049999729S" calcext:value-type="time">
            <text:p>15:00</text:p>
          </table:table-cell>
          <table:table-cell office:value-type="float" office:value="426842" calcext:value-type="float">
            <text:p>426842</text:p>
          </table:table-cell>
        </table:table-row>
        <table:table-row table:style-name="ro1">
          <table:table-cell office:value-type="time" office:time-value="PT1060767H10M00.050000008S" calcext:value-type="time">
            <text:p>15:10</text:p>
          </table:table-cell>
          <table:table-cell office:value-type="float" office:value="213035" calcext:value-type="float">
            <text:p>213035</text:p>
          </table:table-cell>
        </table:table-row>
        <table:table-row table:style-name="ro1">
          <table:table-cell office:value-type="time" office:time-value="PT1060767H20M00.050000288S" calcext:value-type="time">
            <text:p>15:20</text:p>
          </table:table-cell>
          <table:table-cell office:value-type="float" office:value="308223" calcext:value-type="float">
            <text:p>308223</text:p>
          </table:table-cell>
        </table:table-row>
        <table:table-row table:style-name="ro1">
          <table:table-cell office:value-type="time" office:time-value="PT1060767H30M00.049999729S" calcext:value-type="time">
            <text:p>15:30</text:p>
          </table:table-cell>
          <table:table-cell office:value-type="float" office:value="473039" calcext:value-type="float">
            <text:p>473039</text:p>
          </table:table-cell>
        </table:table-row>
        <table:table-row table:style-name="ro1">
          <table:table-cell office:value-type="time" office:time-value="PT1060767H40M00.050000008S" calcext:value-type="time">
            <text:p>15:40</text:p>
          </table:table-cell>
          <table:table-cell office:value-type="float" office:value="556375" calcext:value-type="float">
            <text:p>556375</text:p>
          </table:table-cell>
        </table:table-row>
        <table:table-row table:style-name="ro1">
          <table:table-cell office:value-type="time" office:time-value="PT1060767H50M00.049999449S" calcext:value-type="time">
            <text:p>15:50</text:p>
          </table:table-cell>
          <table:table-cell office:value-type="float" office:value="549040" calcext:value-type="float">
            <text:p>549040</text:p>
          </table:table-cell>
        </table:table-row>
        <table:table-row table:style-name="ro1">
          <table:table-cell office:value-type="time" office:time-value="PT1060768H00M00.049999729S" calcext:value-type="time">
            <text:p>16:00</text:p>
          </table:table-cell>
          <table:table-cell office:value-type="float" office:value="780939" calcext:value-type="float">
            <text:p>780939</text:p>
          </table:table-cell>
        </table:table-row>
        <table:table-row table:style-name="ro1">
          <table:table-cell office:value-type="time" office:time-value="PT1060768H10M00.04999917S" calcext:value-type="time">
            <text:p>16:10</text:p>
          </table:table-cell>
          <table:table-cell office:value-type="float" office:value="516135" calcext:value-type="float">
            <text:p>516135</text:p>
          </table:table-cell>
        </table:table-row>
        <table:table-row table:style-name="ro1">
          <table:table-cell office:value-type="time" office:time-value="PT1060768H20M00.049999449S" calcext:value-type="time">
            <text:p>16:20</text:p>
          </table:table-cell>
          <table:table-cell office:value-type="float" office:value="522682" calcext:value-type="float">
            <text:p>522682</text:p>
          </table:table-cell>
        </table:table-row>
        <table:table-row table:style-name="ro1">
          <table:table-cell office:value-type="time" office:time-value="PT1060768H30M00.049999729S" calcext:value-type="time">
            <text:p>16:30</text:p>
          </table:table-cell>
          <table:table-cell office:value-type="float" office:value="255543" calcext:value-type="float">
            <text:p>255543</text:p>
          </table:table-cell>
        </table:table-row>
        <table:table-row table:style-name="ro1">
          <table:table-cell office:value-type="time" office:time-value="PT1060768H40M00.050000008S" calcext:value-type="time">
            <text:p>16:40</text:p>
          </table:table-cell>
          <table:table-cell office:value-type="float" office:value="621437" calcext:value-type="float">
            <text:p>621437</text:p>
          </table:table-cell>
        </table:table-row>
        <table:table-row table:style-name="ro1">
          <table:table-cell office:value-type="time" office:time-value="PT1060768H50M00.049999449S" calcext:value-type="time">
            <text:p>16:50</text:p>
          </table:table-cell>
          <table:table-cell office:value-type="float" office:value="737701" calcext:value-type="float">
            <text:p>737701</text:p>
          </table:table-cell>
        </table:table-row>
        <table:table-row table:style-name="ro1">
          <table:table-cell office:value-type="time" office:time-value="PT1060769H00M00.049999729S" calcext:value-type="time">
            <text:p>17:00</text:p>
          </table:table-cell>
          <table:table-cell office:value-type="float" office:value="167441" calcext:value-type="float">
            <text:p>167441</text:p>
          </table:table-cell>
        </table:table-row>
        <table:table-row table:style-name="ro1">
          <table:table-cell office:value-type="time" office:time-value="PT1060769H10M00.050000008S" calcext:value-type="time">
            <text:p>17:10</text:p>
          </table:table-cell>
          <table:table-cell office:value-type="float" office:value="585977" calcext:value-type="float">
            <text:p>585977</text:p>
          </table:table-cell>
        </table:table-row>
        <table:table-row table:style-name="ro1">
          <table:table-cell office:value-type="time" office:time-value="PT1060769H20M00.050000288S" calcext:value-type="time">
            <text:p>17:20</text:p>
          </table:table-cell>
          <table:table-cell office:value-type="float" office:value="668247" calcext:value-type="float">
            <text:p>668247</text:p>
          </table:table-cell>
        </table:table-row>
        <table:table-row table:style-name="ro1">
          <table:table-cell office:value-type="time" office:time-value="PT1060769H30M00.049999729S" calcext:value-type="time">
            <text:p>17:30</text:p>
          </table:table-cell>
          <table:table-cell office:value-type="float" office:value="415742" calcext:value-type="float">
            <text:p>415742</text:p>
          </table:table-cell>
        </table:table-row>
        <table:table-row table:style-name="ro1">
          <table:table-cell office:value-type="time" office:time-value="PT1060769H40M00.050000008S" calcext:value-type="time">
            <text:p>17:40</text:p>
          </table:table-cell>
          <table:table-cell office:value-type="float" office:value="727229" calcext:value-type="float">
            <text:p>727229</text:p>
          </table:table-cell>
        </table:table-row>
        <table:table-row table:style-name="ro1">
          <table:table-cell office:value-type="time" office:time-value="PT1060769H50M00.049999449S" calcext:value-type="time">
            <text:p>17:50</text:p>
          </table:table-cell>
          <table:table-cell office:value-type="float" office:value="338148" calcext:value-type="float">
            <text:p>338148</text:p>
          </table:table-cell>
        </table:table-row>
        <table:table-row table:style-name="ro1">
          <table:table-cell office:value-type="time" office:time-value="PT1060770H00M00.049999729S" calcext:value-type="time">
            <text:p>18:00</text:p>
          </table:table-cell>
          <table:table-cell office:value-type="float" office:value="398395" calcext:value-type="float">
            <text:p>398395</text:p>
          </table:table-cell>
        </table:table-row>
        <table:table-row table:style-name="ro1">
          <table:table-cell office:value-type="time" office:time-value="PT1060770H10M00.050000008S" calcext:value-type="time">
            <text:p>18:10</text:p>
          </table:table-cell>
          <table:table-cell office:value-type="float" office:value="677948" calcext:value-type="float">
            <text:p>677948</text:p>
          </table:table-cell>
        </table:table-row>
        <table:table-row table:style-name="ro1">
          <table:table-cell office:value-type="time" office:time-value="PT1060770H20M00.050000288S" calcext:value-type="time">
            <text:p>18:20</text:p>
          </table:table-cell>
          <table:table-cell office:value-type="float" office:value="653787" calcext:value-type="float">
            <text:p>653787</text:p>
          </table:table-cell>
        </table:table-row>
        <table:table-row table:style-name="ro1">
          <table:table-cell office:value-type="time" office:time-value="PT1060770H30M00.049999729S" calcext:value-type="time">
            <text:p>18:30</text:p>
          </table:table-cell>
          <table:table-cell office:value-type="float" office:value="650538" calcext:value-type="float">
            <text:p>650538</text:p>
          </table:table-cell>
        </table:table-row>
        <table:table-row table:style-name="ro1">
          <table:table-cell office:value-type="time" office:time-value="PT1060770H40M00.050000008S" calcext:value-type="time">
            <text:p>18:40</text:p>
          </table:table-cell>
          <table:table-cell office:value-type="float" office:value="662722" calcext:value-type="float">
            <text:p>662722</text:p>
          </table:table-cell>
        </table:table-row>
        <table:table-row table:style-name="ro1">
          <table:table-cell office:value-type="time" office:time-value="PT1060770H50M00.049999449S" calcext:value-type="time">
            <text:p>18:50</text:p>
          </table:table-cell>
          <table:table-cell office:value-type="float" office:value="751391" calcext:value-type="float">
            <text:p>751391</text:p>
          </table:table-cell>
        </table:table-row>
        <table:table-row table:style-name="ro1">
          <table:table-cell office:value-type="time" office:time-value="PT1060771H00M00.049999729S" calcext:value-type="time">
            <text:p>19:00</text:p>
          </table:table-cell>
          <table:table-cell office:value-type="float" office:value="684967" calcext:value-type="float">
            <text:p>684967</text:p>
          </table:table-cell>
        </table:table-row>
        <table:table-row table:style-name="ro1">
          <table:table-cell office:value-type="time" office:time-value="PT1060771H10M00.04999917S" calcext:value-type="time">
            <text:p>19:10</text:p>
          </table:table-cell>
          <table:table-cell office:value-type="float" office:value="494758" calcext:value-type="float">
            <text:p>494758</text:p>
          </table:table-cell>
        </table:table-row>
        <table:table-row table:style-name="ro1">
          <table:table-cell office:value-type="time" office:time-value="PT1060771H20M00.049999449S" calcext:value-type="time">
            <text:p>19:20</text:p>
          </table:table-cell>
          <table:table-cell office:value-type="float" office:value="500284" calcext:value-type="float">
            <text:p>500284</text:p>
          </table:table-cell>
        </table:table-row>
        <table:table-row table:style-name="ro1">
          <table:table-cell office:value-type="time" office:time-value="PT1060771H30M00.049999729S" calcext:value-type="time">
            <text:p>19:30</text:p>
          </table:table-cell>
          <table:table-cell office:value-type="float" office:value="775128" calcext:value-type="float">
            <text:p>775128</text:p>
          </table:table-cell>
        </table:table-row>
        <table:table-row table:style-name="ro1">
          <table:table-cell office:value-type="time" office:time-value="PT1060771H40M00.050000008S" calcext:value-type="time">
            <text:p>19:40</text:p>
          </table:table-cell>
          <table:table-cell office:value-type="float" office:value="276588" calcext:value-type="float">
            <text:p>276588</text:p>
          </table:table-cell>
        </table:table-row>
        <table:table-row table:style-name="ro1">
          <table:table-cell office:value-type="time" office:time-value="PT1060771H50M00.049999449S" calcext:value-type="time">
            <text:p>19:50</text:p>
          </table:table-cell>
          <table:table-cell office:value-type="float" office:value="798363" calcext:value-type="float">
            <text:p>798363</text:p>
          </table:table-cell>
        </table:table-row>
        <table:table-row table:style-name="ro1">
          <table:table-cell office:value-type="time" office:time-value="PT1060772H00M00.049999729S" calcext:value-type="time">
            <text:p>20:00</text:p>
          </table:table-cell>
          <table:table-cell office:value-type="float" office:value="815767" calcext:value-type="float">
            <text:p>815767</text:p>
          </table:table-cell>
        </table:table-row>
        <table:table-row table:style-name="ro1">
          <table:table-cell office:value-type="time" office:time-value="PT1060772H10M00.050000008S" calcext:value-type="time">
            <text:p>20:10</text:p>
          </table:table-cell>
          <table:table-cell office:value-type="float" office:value="873728" calcext:value-type="float">
            <text:p>873728</text:p>
          </table:table-cell>
        </table:table-row>
        <table:table-row table:style-name="ro1">
          <table:table-cell office:value-type="time" office:time-value="PT1060772H20M00.050000288S" calcext:value-type="time">
            <text:p>20:20</text:p>
          </table:table-cell>
          <table:table-cell office:value-type="float" office:value="792746" calcext:value-type="float">
            <text:p>792746</text:p>
          </table:table-cell>
        </table:table-row>
        <table:table-row table:style-name="ro1">
          <table:table-cell office:value-type="time" office:time-value="PT1060772H30M00.049999729S" calcext:value-type="time">
            <text:p>20:30</text:p>
          </table:table-cell>
          <table:table-cell office:value-type="float" office:value="347205" calcext:value-type="float">
            <text:p>347205</text:p>
          </table:table-cell>
        </table:table-row>
        <table:table-row table:style-name="ro1">
          <table:table-cell office:value-type="time" office:time-value="PT1060772H40M00.050000008S" calcext:value-type="time">
            <text:p>20:40</text:p>
          </table:table-cell>
          <table:table-cell office:value-type="float" office:value="710856" calcext:value-type="float">
            <text:p>710856</text:p>
          </table:table-cell>
        </table:table-row>
        <table:table-row table:style-name="ro1">
          <table:table-cell office:value-type="time" office:time-value="PT1060772H50M00.049999449S" calcext:value-type="time">
            <text:p>20:50</text:p>
          </table:table-cell>
          <table:table-cell office:value-type="float" office:value="865209" calcext:value-type="float">
            <text:p>865209</text:p>
          </table:table-cell>
        </table:table-row>
        <table:table-row table:style-name="ro1">
          <table:table-cell office:value-type="time" office:time-value="PT1060773H00M00.049999729S" calcext:value-type="time">
            <text:p>21:00</text:p>
          </table:table-cell>
          <table:table-cell office:value-type="float" office:value="310105" calcext:value-type="float">
            <text:p>310105</text:p>
          </table:table-cell>
        </table:table-row>
        <table:table-row table:style-name="ro1">
          <table:table-cell office:value-type="time" office:time-value="PT1060773H10M00.050000008S" calcext:value-type="time">
            <text:p>21:10</text:p>
          </table:table-cell>
          <table:table-cell office:value-type="float" office:value="771271" calcext:value-type="float">
            <text:p>771271</text:p>
          </table:table-cell>
        </table:table-row>
        <table:table-row table:style-name="ro1">
          <table:table-cell office:value-type="time" office:time-value="PT1060773H20M00.050000288S" calcext:value-type="time">
            <text:p>21:20</text:p>
          </table:table-cell>
          <table:table-cell office:value-type="float" office:value="383787" calcext:value-type="float">
            <text:p>383787</text:p>
          </table:table-cell>
        </table:table-row>
        <table:table-row table:style-name="ro1">
          <table:table-cell office:value-type="time" office:time-value="PT1060773H30M00.049999729S" calcext:value-type="time">
            <text:p>21:30</text:p>
          </table:table-cell>
          <table:table-cell office:value-type="float" office:value="445283" calcext:value-type="float">
            <text:p>445283</text:p>
          </table:table-cell>
        </table:table-row>
        <table:table-row table:style-name="ro1">
          <table:table-cell office:value-type="time" office:time-value="PT1060773H40M00.050000008S" calcext:value-type="time">
            <text:p>21:40</text:p>
          </table:table-cell>
          <table:table-cell office:value-type="float" office:value="334773" calcext:value-type="float">
            <text:p>334773</text:p>
          </table:table-cell>
        </table:table-row>
        <table:table-row table:style-name="ro1">
          <table:table-cell office:value-type="time" office:time-value="PT1060773H50M00.049999449S" calcext:value-type="time">
            <text:p>21:50</text:p>
          </table:table-cell>
          <table:table-cell office:value-type="float" office:value="687464" calcext:value-type="float">
            <text:p>687464</text:p>
          </table:table-cell>
        </table:table-row>
        <table:table-row table:style-name="ro1">
          <table:table-cell office:value-type="time" office:time-value="PT1060774H00M00.049999729S" calcext:value-type="time">
            <text:p>22:00</text:p>
          </table:table-cell>
          <table:table-cell office:value-type="float" office:value="460378" calcext:value-type="float">
            <text:p>460378</text:p>
          </table:table-cell>
        </table:table-row>
        <table:table-row table:style-name="ro1">
          <table:table-cell office:value-type="time" office:time-value="PT1060774H10M00.04999917S" calcext:value-type="time">
            <text:p>22:10</text:p>
          </table:table-cell>
          <table:table-cell office:value-type="float" office:value="455516" calcext:value-type="float">
            <text:p>455516</text:p>
          </table:table-cell>
        </table:table-row>
        <table:table-row table:style-name="ro1">
          <table:table-cell office:value-type="time" office:time-value="PT1060774H20M00.049999449S" calcext:value-type="time">
            <text:p>22:20</text:p>
          </table:table-cell>
          <table:table-cell office:value-type="float" office:value="559815" calcext:value-type="float">
            <text:p>559815</text:p>
          </table:table-cell>
        </table:table-row>
        <table:table-row table:style-name="ro1">
          <table:table-cell office:value-type="time" office:time-value="PT1060774H30M00.049999729S" calcext:value-type="time">
            <text:p>22:30</text:p>
          </table:table-cell>
          <table:table-cell office:value-type="float" office:value="576323" calcext:value-type="float">
            <text:p>576323</text:p>
          </table:table-cell>
        </table:table-row>
        <table:table-row table:style-name="ro1">
          <table:table-cell office:value-type="time" office:time-value="PT1060774H40M00.050000008S" calcext:value-type="time">
            <text:p>22:40</text:p>
          </table:table-cell>
          <table:table-cell office:value-type="float" office:value="471521" calcext:value-type="float">
            <text:p>471521</text:p>
          </table:table-cell>
        </table:table-row>
        <table:table-row table:style-name="ro1">
          <table:table-cell office:value-type="time" office:time-value="PT1060774H50M00.049999449S" calcext:value-type="time">
            <text:p>22:50</text:p>
          </table:table-cell>
          <table:table-cell office:value-type="float" office:value="744550" calcext:value-type="float">
            <text:p>744550</text:p>
          </table:table-cell>
        </table:table-row>
        <table:table-row table:style-name="ro1">
          <table:table-cell office:value-type="time" office:time-value="PT1060775H00M00.049999729S" calcext:value-type="time">
            <text:p>23:00</text:p>
          </table:table-cell>
          <table:table-cell office:value-type="float" office:value="389534" calcext:value-type="float">
            <text:p>389534</text:p>
          </table:table-cell>
        </table:table-row>
        <table:table-row table:style-name="ro1">
          <table:table-cell office:value-type="time" office:time-value="PT1060775H10M00.050000008S" calcext:value-type="time">
            <text:p>23:10</text:p>
          </table:table-cell>
          <table:table-cell office:value-type="float" office:value="619858" calcext:value-type="float">
            <text:p>619858</text:p>
          </table:table-cell>
        </table:table-row>
        <table:table-row table:style-name="ro1">
          <table:table-cell office:value-type="time" office:time-value="PT1060775H20M00.050000288S" calcext:value-type="time">
            <text:p>23:20</text:p>
          </table:table-cell>
          <table:table-cell office:value-type="float" office:value="541043" calcext:value-type="float">
            <text:p>541043</text:p>
          </table:table-cell>
        </table:table-row>
        <table:table-row table:style-name="ro1">
          <table:table-cell office:value-type="time" office:time-value="PT1060775H30M00.049999729S" calcext:value-type="time">
            <text:p>23:30</text:p>
          </table:table-cell>
          <table:table-cell office:value-type="float" office:value="399503" calcext:value-type="float">
            <text:p>399503</text:p>
          </table:table-cell>
        </table:table-row>
        <table:table-row table:style-name="ro1">
          <table:table-cell office:value-type="time" office:time-value="PT1060775H40M00.050000008S" calcext:value-type="time">
            <text:p>23:40</text:p>
          </table:table-cell>
          <table:table-cell office:value-type="float" office:value="293594" calcext:value-type="float">
            <text:p>293594</text:p>
          </table:table-cell>
        </table:table-row>
        <table:table-row table:style-name="ro1">
          <table:table-cell office:value-type="time" office:time-value="PT1060775H50M00.049999449S" calcext:value-type="time">
            <text:p>23:50</text:p>
          </table:table-cell>
          <table:table-cell office:value-type="float" office:value="610166" calcext:value-type="float">
            <text:p>610166</text:p>
          </table:table-cell>
        </table:table-row>
        <table:table-row table:style-name="ro1">
          <table:table-cell office:value-type="time" office:time-value="PT1060776H00M00.049999729S" calcext:value-type="time">
            <text:p>00:00</text:p>
          </table:table-cell>
          <table:table-cell office:value-type="float" office:value="745248" calcext:value-type="float">
            <text:p>745248</text:p>
          </table:table-cell>
        </table:table-row>
        <table:table-row table:style-name="ro1">
          <table:table-cell office:value-type="time" office:time-value="PT1060776H10M00.050000008S" calcext:value-type="time">
            <text:p>00:10</text:p>
          </table:table-cell>
          <table:table-cell office:value-type="float" office:value="492384" calcext:value-type="float">
            <text:p>492384</text:p>
          </table:table-cell>
        </table:table-row>
        <table:table-row table:style-name="ro1">
          <table:table-cell office:value-type="time" office:time-value="PT1060776H20M00.050000288S" calcext:value-type="time">
            <text:p>00:20</text:p>
          </table:table-cell>
          <table:table-cell office:value-type="float" office:value="590167" calcext:value-type="float">
            <text:p>590167</text:p>
          </table:table-cell>
        </table:table-row>
        <table:table-row table:style-name="ro1">
          <table:table-cell office:value-type="time" office:time-value="PT1060776H30M00.049999729S" calcext:value-type="time">
            <text:p>00:30</text:p>
          </table:table-cell>
          <table:table-cell office:value-type="float" office:value="404149" calcext:value-type="float">
            <text:p>404149</text:p>
          </table:table-cell>
        </table:table-row>
        <table:table-row table:style-name="ro1">
          <table:table-cell office:value-type="time" office:time-value="PT1060776H40M00.050000008S" calcext:value-type="time">
            <text:p>00:40</text:p>
          </table:table-cell>
          <table:table-cell office:value-type="float" office:value="175416" calcext:value-type="float">
            <text:p>175416</text:p>
          </table:table-cell>
        </table:table-row>
        <table:table-row table:style-name="ro1">
          <table:table-cell office:value-type="time" office:time-value="PT1060776H50M00.049999449S" calcext:value-type="time">
            <text:p>00:50</text:p>
          </table:table-cell>
          <table:table-cell office:value-type="float" office:value="281996" calcext:value-type="float">
            <text:p>281996</text:p>
          </table:table-cell>
        </table:table-row>
        <table:table-row table:style-name="ro1">
          <table:table-cell office:value-type="time" office:time-value="PT1060777H00M00.049999729S" calcext:value-type="time">
            <text:p>01:00</text:p>
          </table:table-cell>
          <table:table-cell office:value-type="float" office:value="499982" calcext:value-type="float">
            <text:p>499982</text:p>
          </table:table-cell>
        </table:table-row>
        <table:table-row table:style-name="ro1">
          <table:table-cell office:value-type="time" office:time-value="PT1060777H10M00.04999917S" calcext:value-type="time">
            <text:p>01:10</text:p>
          </table:table-cell>
          <table:table-cell office:value-type="float" office:value="453697" calcext:value-type="float">
            <text:p>453697</text:p>
          </table:table-cell>
        </table:table-row>
        <table:table-row table:style-name="ro1">
          <table:table-cell office:value-type="time" office:time-value="PT1060777H20M00.049999449S" calcext:value-type="time">
            <text:p>01:20</text:p>
          </table:table-cell>
          <table:table-cell office:value-type="float" office:value="541642" calcext:value-type="float">
            <text:p>541642</text:p>
          </table:table-cell>
        </table:table-row>
        <table:table-row table:style-name="ro1">
          <table:table-cell office:value-type="time" office:time-value="PT1060777H30M00.049999729S" calcext:value-type="time">
            <text:p>01:30</text:p>
          </table:table-cell>
          <table:table-cell office:value-type="float" office:value="548138" calcext:value-type="float">
            <text:p>548138</text:p>
          </table:table-cell>
        </table:table-row>
        <table:table-row table:style-name="ro1">
          <table:table-cell office:value-type="time" office:time-value="PT1060777H40M00.050000008S" calcext:value-type="time">
            <text:p>01:40</text:p>
          </table:table-cell>
          <table:table-cell office:value-type="float" office:value="184460" calcext:value-type="float">
            <text:p>184460</text:p>
          </table:table-cell>
        </table:table-row>
        <table:table-row table:style-name="ro1">
          <table:table-cell office:value-type="time" office:time-value="PT1060777H50M00.049999449S" calcext:value-type="time">
            <text:p>01:50</text:p>
          </table:table-cell>
          <table:table-cell office:value-type="float" office:value="644144" calcext:value-type="float">
            <text:p>644144</text:p>
          </table:table-cell>
        </table:table-row>
        <table:table-row table:style-name="ro1">
          <table:table-cell office:value-type="time" office:time-value="PT1060778H00M00.049999729S" calcext:value-type="time">
            <text:p>02:00</text:p>
          </table:table-cell>
          <table:table-cell office:value-type="float" office:value="390067" calcext:value-type="float">
            <text:p>390067</text:p>
          </table:table-cell>
        </table:table-row>
        <table:table-row table:style-name="ro1">
          <table:table-cell office:value-type="time" office:time-value="PT1060778H10M00.050000008S" calcext:value-type="time">
            <text:p>02:10</text:p>
          </table:table-cell>
          <table:table-cell office:value-type="float" office:value="351460" calcext:value-type="float">
            <text:p>351460</text:p>
          </table:table-cell>
        </table:table-row>
        <table:table-row table:style-name="ro1">
          <table:table-cell office:value-type="time" office:time-value="PT1060778H20M00.050000288S" calcext:value-type="time">
            <text:p>02:20</text:p>
          </table:table-cell>
          <table:table-cell office:value-type="float" office:value="632139" calcext:value-type="float">
            <text:p>632139</text:p>
          </table:table-cell>
        </table:table-row>
        <table:table-row table:style-name="ro1">
          <table:table-cell office:value-type="time" office:time-value="PT1060778H30M00.049999729S" calcext:value-type="time">
            <text:p>02:30</text:p>
          </table:table-cell>
          <table:table-cell office:value-type="float" office:value="192419" calcext:value-type="float">
            <text:p>192419</text:p>
          </table:table-cell>
        </table:table-row>
        <table:table-row table:style-name="ro1">
          <table:table-cell office:value-type="time" office:time-value="PT1060778H40M00.050000008S" calcext:value-type="time">
            <text:p>02:40</text:p>
          </table:table-cell>
          <table:table-cell office:value-type="float" office:value="367243" calcext:value-type="float">
            <text:p>367243</text:p>
          </table:table-cell>
        </table:table-row>
        <table:table-row table:style-name="ro1">
          <table:table-cell office:value-type="time" office:time-value="PT1060778H50M00.049999449S" calcext:value-type="time">
            <text:p>02:50</text:p>
          </table:table-cell>
          <table:table-cell office:value-type="float" office:value="460888" calcext:value-type="float">
            <text:p>460888</text:p>
          </table:table-cell>
        </table:table-row>
        <table:table-row table:style-name="ro1">
          <table:table-cell office:value-type="time" office:time-value="PT1060779H00M00.049999729S" calcext:value-type="time">
            <text:p>03:00</text:p>
          </table:table-cell>
          <table:table-cell office:value-type="float" office:value="525885" calcext:value-type="float">
            <text:p>525885</text:p>
          </table:table-cell>
        </table:table-row>
        <table:table-row table:style-name="ro1">
          <table:table-cell office:value-type="time" office:time-value="PT1060779H10M00.050000008S" calcext:value-type="time">
            <text:p>03:10</text:p>
          </table:table-cell>
          <table:table-cell office:value-type="float" office:value="233581" calcext:value-type="float">
            <text:p>233581</text:p>
          </table:table-cell>
        </table:table-row>
        <table:table-row table:style-name="ro1">
          <table:table-cell office:value-type="time" office:time-value="PT1060779H20M00.050000288S" calcext:value-type="time">
            <text:p>03:20</text:p>
          </table:table-cell>
          <table:table-cell office:value-type="float" office:value="462367" calcext:value-type="float">
            <text:p>462367</text:p>
          </table:table-cell>
        </table:table-row>
        <table:table-row table:style-name="ro1">
          <table:table-cell office:value-type="time" office:time-value="PT1060779H30M00.049999729S" calcext:value-type="time">
            <text:p>03:30</text:p>
          </table:table-cell>
          <table:table-cell office:value-type="float" office:value="644539" calcext:value-type="float">
            <text:p>644539</text:p>
          </table:table-cell>
        </table:table-row>
        <table:table-row table:style-name="ro1">
          <table:table-cell office:value-type="time" office:time-value="PT1060779H40M00.050000008S" calcext:value-type="time">
            <text:p>03:40</text:p>
          </table:table-cell>
          <table:table-cell office:value-type="float" office:value="166076" calcext:value-type="float">
            <text:p>166076</text:p>
          </table:table-cell>
        </table:table-row>
        <table:table-row table:style-name="ro1">
          <table:table-cell office:value-type="time" office:time-value="PT1060779H50M00.049999449S" calcext:value-type="time">
            <text:p>03:50</text:p>
          </table:table-cell>
          <table:table-cell office:value-type="float" office:value="470761" calcext:value-type="float">
            <text:p>470761</text:p>
          </table:table-cell>
        </table:table-row>
        <table:table-row table:style-name="ro1">
          <table:table-cell office:value-type="time" office:time-value="PT1060780H00M00.049999729S" calcext:value-type="time">
            <text:p>04:00</text:p>
          </table:table-cell>
          <table:table-cell office:value-type="float" office:value="156356" calcext:value-type="float">
            <text:p>156356</text:p>
          </table:table-cell>
        </table:table-row>
        <table:table-row table:style-name="ro1">
          <table:table-cell office:value-type="time" office:time-value="PT1060780H10M00.04999917S" calcext:value-type="time">
            <text:p>04:10</text:p>
          </table:table-cell>
          <table:table-cell office:value-type="float" office:value="388452" calcext:value-type="float">
            <text:p>388452</text:p>
          </table:table-cell>
        </table:table-row>
        <table:table-row table:style-name="ro1">
          <table:table-cell office:value-type="time" office:time-value="PT1060780H20M00.049999449S" calcext:value-type="time">
            <text:p>04:20</text:p>
          </table:table-cell>
          <table:table-cell office:value-type="float" office:value="230010" calcext:value-type="float">
            <text:p>230010</text:p>
          </table:table-cell>
        </table:table-row>
        <table:table-row table:style-name="ro1">
          <table:table-cell office:value-type="time" office:time-value="PT1060780H30M00.049999729S" calcext:value-type="time">
            <text:p>04:30</text:p>
          </table:table-cell>
          <table:table-cell office:value-type="float" office:value="228315" calcext:value-type="float">
            <text:p>228315</text:p>
          </table:table-cell>
        </table:table-row>
        <table:table-row table:style-name="ro1">
          <table:table-cell office:value-type="time" office:time-value="PT1060780H40M00.050000008S" calcext:value-type="time">
            <text:p>04:40</text:p>
          </table:table-cell>
          <table:table-cell office:value-type="float" office:value="232344" calcext:value-type="float">
            <text:p>232344</text:p>
          </table:table-cell>
        </table:table-row>
        <table:table-row table:style-name="ro1">
          <table:table-cell office:value-type="time" office:time-value="PT1060780H50M00.049999449S" calcext:value-type="time">
            <text:p>04:50</text:p>
          </table:table-cell>
          <table:table-cell office:value-type="float" office:value="227081" calcext:value-type="float">
            <text:p>227081</text:p>
          </table:table-cell>
        </table:table-row>
        <table:table-row table:style-name="ro1">
          <table:table-cell office:value-type="time" office:time-value="PT1060781H00M00.049999729S" calcext:value-type="time">
            <text:p>05:00</text:p>
          </table:table-cell>
          <table:table-cell office:value-type="float" office:value="160856" calcext:value-type="float">
            <text:p>160856</text:p>
          </table:table-cell>
        </table:table-row>
        <table:table-row table:style-name="ro1">
          <table:table-cell office:value-type="time" office:time-value="PT1060781H10M00.050000008S" calcext:value-type="time">
            <text:p>05:10</text:p>
          </table:table-cell>
          <table:table-cell office:value-type="float" office:value="294695" calcext:value-type="float">
            <text:p>294695</text:p>
          </table:table-cell>
        </table:table-row>
        <table:table-row table:style-name="ro1">
          <table:table-cell office:value-type="time" office:time-value="PT1060781H20M00.050000288S" calcext:value-type="time">
            <text:p>05:20</text:p>
          </table:table-cell>
          <table:table-cell office:value-type="float" office:value="146065" calcext:value-type="float">
            <text:p>146065</text:p>
          </table:table-cell>
        </table:table-row>
        <table:table-row table:style-name="ro1">
          <table:table-cell office:value-type="time" office:time-value="PT1060781H30M00.049999729S" calcext:value-type="time">
            <text:p>05:30</text:p>
          </table:table-cell>
          <table:table-cell office:value-type="float" office:value="78114" calcext:value-type="float">
            <text:p>78114</text:p>
          </table:table-cell>
        </table:table-row>
        <table:table-row table:style-name="ro1">
          <table:table-cell office:value-type="time" office:time-value="PT1060781H40M00.050000008S" calcext:value-type="time">
            <text:p>05:40</text:p>
          </table:table-cell>
          <table:table-cell office:value-type="float" office:value="290552" calcext:value-type="float">
            <text:p>290552</text:p>
          </table:table-cell>
        </table:table-row>
        <table:table-row table:style-name="ro1">
          <table:table-cell office:value-type="time" office:time-value="PT1060781H50M00.049999449S" calcext:value-type="time">
            <text:p>05:50</text:p>
          </table:table-cell>
          <table:table-cell office:value-type="float" office:value="478654" calcext:value-type="float">
            <text:p>478654</text:p>
          </table:table-cell>
        </table:table-row>
        <table:table-row table:style-name="ro1">
          <table:table-cell office:value-type="time" office:time-value="PT1060782H00M00.049999729S" calcext:value-type="time">
            <text:p>06:00</text:p>
          </table:table-cell>
          <table:table-cell office:value-type="float" office:value="77923" calcext:value-type="float">
            <text:p>77923</text:p>
          </table:table-cell>
        </table:table-row>
        <table:table-row table:style-name="ro1">
          <table:table-cell office:value-type="time" office:time-value="PT1060782H10M00.050000008S" calcext:value-type="time">
            <text:p>06:10</text:p>
          </table:table-cell>
          <table:table-cell office:value-type="float" office:value="309861" calcext:value-type="float">
            <text:p>309861</text:p>
          </table:table-cell>
        </table:table-row>
        <table:table-row table:style-name="ro1">
          <table:table-cell office:value-type="time" office:time-value="PT1060782H20M00.050000288S" calcext:value-type="time">
            <text:p>06:20</text:p>
          </table:table-cell>
          <table:table-cell office:value-type="float" office:value="287437" calcext:value-type="float">
            <text:p>287437</text:p>
          </table:table-cell>
        </table:table-row>
        <table:table-row table:style-name="ro1">
          <table:table-cell office:value-type="time" office:time-value="PT1060782H30M00.049999729S" calcext:value-type="time">
            <text:p>06:30</text:p>
          </table:table-cell>
          <table:table-cell office:value-type="float" office:value="215976" calcext:value-type="float">
            <text:p>215976</text:p>
          </table:table-cell>
        </table:table-row>
        <table:table-row table:style-name="ro1">
          <table:table-cell office:value-type="time" office:time-value="PT1060782H40M00.050000008S" calcext:value-type="time">
            <text:p>06:40</text:p>
          </table:table-cell>
          <table:table-cell office:value-type="float" office:value="155707" calcext:value-type="float">
            <text:p>155707</text:p>
          </table:table-cell>
        </table:table-row>
        <table:table-row table:style-name="ro1">
          <table:table-cell office:value-type="time" office:time-value="PT1060782H50M00.049999449S" calcext:value-type="time">
            <text:p>06:50</text:p>
          </table:table-cell>
          <table:table-cell office:value-type="float" office:value="208702" calcext:value-type="float">
            <text:p>208702</text:p>
          </table:table-cell>
        </table:table-row>
        <table:table-row table:style-name="ro1">
          <table:table-cell office:value-type="time" office:time-value="PT1060783H00M00.049999729S" calcext:value-type="time">
            <text:p>07:00</text:p>
          </table:table-cell>
          <table:table-cell office:value-type="float" office:value="146819" calcext:value-type="float">
            <text:p>146819</text:p>
          </table:table-cell>
        </table:table-row>
        <table:table-row table:style-name="ro1">
          <table:table-cell office:value-type="time" office:time-value="PT1060783H10M00.04999917S" calcext:value-type="time">
            <text:p>07:10</text:p>
          </table:table-cell>
          <table:table-cell office:value-type="float" office:value="296226" calcext:value-type="float">
            <text:p>296226</text:p>
          </table:table-cell>
        </table:table-row>
        <table:table-row table:style-name="ro1">
          <table:table-cell office:value-type="time" office:time-value="PT1060783H20M00.049999449S" calcext:value-type="time">
            <text:p>07:20</text:p>
          </table:table-cell>
          <table:table-cell office:value-type="float" office:value="143540" calcext:value-type="float">
            <text:p>143540</text:p>
          </table:table-cell>
        </table:table-row>
        <table:table-row table:style-name="ro1">
          <table:table-cell office:value-type="time" office:time-value="PT1060783H30M00.049999729S" calcext:value-type="time">
            <text:p>07:30</text:p>
          </table:table-cell>
          <table:table-cell office:value-type="float" office:value="263709" calcext:value-type="float">
            <text:p>263709</text:p>
          </table:table-cell>
        </table:table-row>
        <table:table-row table:style-name="ro1">
          <table:table-cell office:value-type="time" office:time-value="PT1060783H40M00.050000008S" calcext:value-type="time">
            <text:p>07:40</text:p>
          </table:table-cell>
          <table:table-cell office:value-type="float" office:value="205857" calcext:value-type="float">
            <text:p>205857</text:p>
          </table:table-cell>
        </table:table-row>
        <table:table-row table:style-name="ro1">
          <table:table-cell office:value-type="time" office:time-value="PT1060783H50M00.049999449S" calcext:value-type="time">
            <text:p>07:50</text:p>
          </table:table-cell>
          <table:table-cell office:value-type="float" office:value="213849" calcext:value-type="float">
            <text:p>213849</text:p>
          </table:table-cell>
        </table:table-row>
        <table:table-row table:style-name="ro1">
          <table:table-cell office:value-type="time" office:time-value="PT1060784H00M00.049999729S" calcext:value-type="time">
            <text:p>08:00</text:p>
          </table:table-cell>
          <table:table-cell office:value-type="float" office:value="394990" calcext:value-type="float">
            <text:p>394990</text:p>
          </table:table-cell>
        </table:table-row>
        <table:table-row table:style-name="ro1">
          <table:table-cell office:value-type="time" office:time-value="PT1060784H10M00.050000008S" calcext:value-type="time">
            <text:p>08:10</text:p>
          </table:table-cell>
          <table:table-cell office:value-type="float" office:value="201028" calcext:value-type="float">
            <text:p>201028</text:p>
          </table:table-cell>
        </table:table-row>
        <table:table-row table:style-name="ro1">
          <table:table-cell office:value-type="time" office:time-value="PT1060784H20M00.050000288S" calcext:value-type="time">
            <text:p>08:20</text:p>
          </table:table-cell>
          <table:table-cell office:value-type="float" office:value="272683" calcext:value-type="float">
            <text:p>272683</text:p>
          </table:table-cell>
        </table:table-row>
        <table:table-row table:style-name="ro1">
          <table:table-cell office:value-type="time" office:time-value="PT1060784H30M00.049999729S" calcext:value-type="time">
            <text:p>08:30</text:p>
          </table:table-cell>
          <table:table-cell office:value-type="float" office:value="454788" calcext:value-type="float">
            <text:p>454788</text:p>
          </table:table-cell>
        </table:table-row>
        <table:table-row table:style-name="ro1">
          <table:table-cell office:value-type="time" office:time-value="PT1060784H40M00.050000008S" calcext:value-type="time">
            <text:p>08:40</text:p>
          </table:table-cell>
          <table:table-cell office:value-type="float" office:value="260064" calcext:value-type="float">
            <text:p>260064</text:p>
          </table:table-cell>
        </table:table-row>
        <table:table-row table:style-name="ro1">
          <table:table-cell office:value-type="time" office:time-value="PT1060784H50M00.049999449S" calcext:value-type="time">
            <text:p>08:50</text:p>
          </table:table-cell>
          <table:table-cell office:value-type="float" office:value="130809" calcext:value-type="float">
            <text:p>130809</text:p>
          </table:table-cell>
        </table:table-row>
        <table:table-row table:style-name="ro1">
          <table:table-cell office:value-type="time" office:time-value="PT1060785H00M00.049999729S" calcext:value-type="time">
            <text:p>09:00</text:p>
          </table:table-cell>
          <table:table-cell office:value-type="float" office:value="254354" calcext:value-type="float">
            <text:p>254354</text:p>
          </table:table-cell>
        </table:table-row>
        <table:table-row table:style-name="ro1">
          <table:table-cell office:value-type="time" office:time-value="PT1060785H10M00.050000008S" calcext:value-type="time">
            <text:p>09:10</text:p>
          </table:table-cell>
          <table:table-cell office:value-type="float" office:value="323454" calcext:value-type="float">
            <text:p>323454</text:p>
          </table:table-cell>
        </table:table-row>
        <table:table-row table:style-name="ro1">
          <table:table-cell office:value-type="time" office:time-value="PT1060785H20M00.050000288S" calcext:value-type="time">
            <text:p>09:20</text:p>
          </table:table-cell>
          <table:table-cell office:value-type="float" office:value="318751" calcext:value-type="float">
            <text:p>318751</text:p>
          </table:table-cell>
        </table:table-row>
        <table:table-row table:style-name="ro1">
          <table:table-cell office:value-type="time" office:time-value="PT1060785H30M00.049999729S" calcext:value-type="time">
            <text:p>09:30</text:p>
          </table:table-cell>
          <table:table-cell office:value-type="float" office:value="241479" calcext:value-type="float">
            <text:p>241479</text:p>
          </table:table-cell>
        </table:table-row>
        <table:table-row table:style-name="ro1">
          <table:table-cell office:value-type="time" office:time-value="PT1060785H40M00.050000008S" calcext:value-type="time">
            <text:p>09:40</text:p>
          </table:table-cell>
          <table:table-cell office:value-type="float" office:value="234994" calcext:value-type="float">
            <text:p>234994</text:p>
          </table:table-cell>
        </table:table-row>
        <table:table-row table:style-name="ro1">
          <table:table-cell office:value-type="time" office:time-value="PT1060785H50M00.049999449S" calcext:value-type="time">
            <text:p>09:50</text:p>
          </table:table-cell>
          <table:table-cell office:value-type="float" office:value="283496" calcext:value-type="float">
            <text:p>283496</text:p>
          </table:table-cell>
        </table:table-row>
        <table:table-row table:style-name="ro1">
          <table:table-cell office:value-type="time" office:time-value="PT1060786H00M00.049999729S" calcext:value-type="time">
            <text:p>10:00</text:p>
          </table:table-cell>
          <table:table-cell office:value-type="float" office:value="227855" calcext:value-type="float">
            <text:p>227855</text:p>
          </table:table-cell>
        </table:table-row>
        <table:table-row table:style-name="ro1">
          <table:table-cell office:value-type="time" office:time-value="PT1060786H10M00.04999917S" calcext:value-type="time">
            <text:p>10:10</text:p>
          </table:table-cell>
          <table:table-cell office:value-type="float" office:value="171482" calcext:value-type="float">
            <text:p>171482</text:p>
          </table:table-cell>
        </table:table-row>
        <table:table-row table:style-name="ro1">
          <table:table-cell office:value-type="time" office:time-value="PT1060786H20M00.049999449S" calcext:value-type="time">
            <text:p>10:20</text:p>
          </table:table-cell>
          <table:table-cell office:value-type="float" office:value="57128" calcext:value-type="float">
            <text:p>57128</text:p>
          </table:table-cell>
        </table:table-row>
        <table:table-row table:style-name="ro1" table:number-rows-repeated="104842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distribution" table:style-name="ta1">
        <table:shapes>
          <draw:frame draw:z-index="0" draw:style-name="gr1" draw:text-style-name="P1" svg:width="6.2988in" svg:height="3.5429in" svg:x="3.9685in" svg:y="0.0079in">
            <draw:object draw:notify-on-update-of-ranges="distribution.D2:distribution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#Tim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freq`</text:p>
          </table:table-cell>
          <table:table-cell office:value-type="string" calcext:value-type="string">
            <text:p>dist</text:p>
          </table:table-cell>
          <table:table-cell table:number-columns-repeated="2"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(Max-min)/5</text:p>
          </table:table-cell>
        </table:table-row>
        <table:table-row table:style-name="ro1">
          <table:table-cell office:value-type="time" office:time-value="PT1060786H20M00.050000288S" calcext:value-type="time">
            <text:p>10:20</text:p>
          </table:table-cell>
          <table:table-cell office:value-type="float" office:value="57128" calcext:value-type="float">
            <text:p>57128</text:p>
          </table:table-cell>
          <table:table-cell table:formula="of:=[.H2]" office:value-type="float" office:value="57128" calcext:value-type="float">
            <text:p>57128</text:p>
          </table:table-cell>
          <table:table-cell table:number-matrix-columns-spanned="1" table:number-matrix-rows-spanned="6" table:formula="of:=FREQUENCY([.B$1:.B$1048576];[.C1:.C7])" office:value-type="float" office:value="1" calcext:value-type="float">
            <text:p>1</text:p>
          </table:table-cell>
          <table:table-cell table:number-columns-repeated="2"/>
          <table:table-cell table:formula="of:=MAX([.B$1:.B$1048576])" office:value-type="float" office:value="1092019" calcext:value-type="float">
            <text:p>1092019</text:p>
          </table:table-cell>
          <table:table-cell table:formula="of:=MIN([.B$1:.B$1048576])" office:value-type="float" office:value="57128" calcext:value-type="float">
            <text:p>57128</text:p>
          </table:table-cell>
          <table:table-cell table:formula="of:=([.G2]-[.H2])/5" office:value-type="float" office:value="206978.2" calcext:value-type="float">
            <text:p>206978.2</text:p>
          </table:table-cell>
        </table:table-row>
        <table:table-row table:style-name="ro1">
          <table:table-cell office:value-type="time" office:time-value="PT1060782H00M00.049999729S" calcext:value-type="time">
            <text:p>06:00</text:p>
          </table:table-cell>
          <table:table-cell office:value-type="float" office:value="77923" calcext:value-type="float">
            <text:p>77923</text:p>
          </table:table-cell>
          <table:table-cell table:formula="of:=[.C2]+[.$I$2]" office:value-type="float" office:value="264106.2" calcext:value-type="float">
            <text:p>264106.2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time" office:time-value="PT1060781H30M00.049999729S" calcext:value-type="time">
            <text:p>05:30</text:p>
          </table:table-cell>
          <table:table-cell office:value-type="float" office:value="78114" calcext:value-type="float">
            <text:p>78114</text:p>
          </table:table-cell>
          <table:table-cell table:formula="of:=[.C3]+[.$I$2]" office:value-type="float" office:value="471084.4" calcext:value-type="float">
            <text:p>471084.4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time" office:time-value="PT1060765H00M00.049999729S" calcext:value-type="time">
            <text:p>13:00</text:p>
          </table:table-cell>
          <table:table-cell office:value-type="float" office:value="117091" calcext:value-type="float">
            <text:p>117091</text:p>
          </table:table-cell>
          <table:table-cell table:formula="of:=[.C4]+[.$I$2]" office:value-type="float" office:value="678062.6" calcext:value-type="float">
            <text:p>678062.6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time" office:time-value="PT1060784H50M00.050000288S" calcext:value-type="time">
            <text:p>08:50</text:p>
          </table:table-cell>
          <table:table-cell office:value-type="float" office:value="130809" calcext:value-type="float">
            <text:p>130809</text:p>
          </table:table-cell>
          <table:table-cell table:formula="of:=[.C5]+[.$I$2]" office:value-type="float" office:value="885040.8" calcext:value-type="float">
            <text:p>885040.8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time" office:time-value="PT1060783H20M00.050000288S" calcext:value-type="time">
            <text:p>07:20</text:p>
          </table:table-cell>
          <table:table-cell office:value-type="float" office:value="143540" calcext:value-type="float">
            <text:p>143540</text:p>
          </table:table-cell>
          <table:table-cell office:value-type="string" calcext:value-type="string">
            <text:p>&gt;1092019 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time" office:time-value="PT1060781H20M00.050000288S" calcext:value-type="time">
            <text:p>05:20</text:p>
          </table:table-cell>
          <table:table-cell office:value-type="float" office:value="146065" calcext:value-type="float">
            <text:p>146065</text:p>
          </table:table-cell>
          <table:table-cell table:number-columns-repeated="7"/>
        </table:table-row>
        <table:table-row table:style-name="ro1">
          <table:table-cell office:value-type="time" office:time-value="PT1060783H00M00.049999729S" calcext:value-type="time">
            <text:p>07:00</text:p>
          </table:table-cell>
          <table:table-cell office:value-type="float" office:value="146819" calcext:value-type="float">
            <text:p>146819</text:p>
          </table:table-cell>
          <table:table-cell table:number-columns-repeated="7"/>
        </table:table-row>
        <table:table-row table:style-name="ro1">
          <table:table-cell office:value-type="time" office:time-value="PT1060782H40M00.050000008S" calcext:value-type="time">
            <text:p>06:40</text:p>
          </table:table-cell>
          <table:table-cell office:value-type="float" office:value="155707" calcext:value-type="float">
            <text:p>155707</text:p>
          </table:table-cell>
          <table:table-cell table:number-columns-repeated="7"/>
        </table:table-row>
        <table:table-row table:style-name="ro1">
          <table:table-cell office:value-type="time" office:time-value="PT1060780H00M00.049999729S" calcext:value-type="time">
            <text:p>04:00</text:p>
          </table:table-cell>
          <table:table-cell office:value-type="float" office:value="156356" calcext:value-type="float">
            <text:p>156356</text:p>
          </table:table-cell>
          <table:table-cell table:number-columns-repeated="7"/>
        </table:table-row>
        <table:table-row table:style-name="ro1">
          <table:table-cell office:value-type="time" office:time-value="PT1060781H00M00.049999729S" calcext:value-type="time">
            <text:p>05:00</text:p>
          </table:table-cell>
          <table:table-cell office:value-type="float" office:value="160856" calcext:value-type="float">
            <text:p>160856</text:p>
          </table:table-cell>
          <table:table-cell table:number-columns-repeated="7"/>
        </table:table-row>
        <table:table-row table:style-name="ro1">
          <table:table-cell office:value-type="time" office:time-value="PT1060779H40M00.050000008S" calcext:value-type="time">
            <text:p>03:40</text:p>
          </table:table-cell>
          <table:table-cell office:value-type="float" office:value="166076" calcext:value-type="float">
            <text:p>166076</text:p>
          </table:table-cell>
          <table:table-cell table:number-columns-repeated="7"/>
        </table:table-row>
        <table:table-row table:style-name="ro1">
          <table:table-cell office:value-type="time" office:time-value="PT1060769H00M00.049999729S" calcext:value-type="time">
            <text:p>17:00</text:p>
          </table:table-cell>
          <table:table-cell office:value-type="float" office:value="167441" calcext:value-type="float">
            <text:p>167441</text:p>
          </table:table-cell>
          <table:table-cell table:number-columns-repeated="7"/>
        </table:table-row>
        <table:table-row table:style-name="ro1">
          <table:table-cell office:value-type="time" office:time-value="PT1060786H10M00.04999917S" calcext:value-type="time">
            <text:p>10:10</text:p>
          </table:table-cell>
          <table:table-cell office:value-type="float" office:value="171482" calcext:value-type="float">
            <text:p>171482</text:p>
          </table:table-cell>
          <table:table-cell table:number-columns-repeated="7"/>
        </table:table-row>
        <table:table-row table:style-name="ro1">
          <table:table-cell office:value-type="time" office:time-value="PT1060763H20M00.050000288S" calcext:value-type="time">
            <text:p>11:20</text:p>
          </table:table-cell>
          <table:table-cell office:value-type="float" office:value="171507" calcext:value-type="float">
            <text:p>171507</text:p>
          </table:table-cell>
          <table:table-cell table:number-columns-repeated="7"/>
        </table:table-row>
        <table:table-row table:style-name="ro1">
          <table:table-cell office:value-type="time" office:time-value="PT1060776H40M00.050000008S" calcext:value-type="time">
            <text:p>00:40</text:p>
          </table:table-cell>
          <table:table-cell office:value-type="float" office:value="175416" calcext:value-type="float">
            <text:p>175416</text:p>
          </table:table-cell>
          <table:table-cell table:number-columns-repeated="7"/>
        </table:table-row>
        <table:table-row table:style-name="ro1">
          <table:table-cell office:value-type="time" office:time-value="PT1060777H40M00.050000846S" calcext:value-type="time">
            <text:p>01:40</text:p>
          </table:table-cell>
          <table:table-cell office:value-type="float" office:value="184460" calcext:value-type="float">
            <text:p>184460</text:p>
          </table:table-cell>
          <table:table-cell table:number-columns-repeated="7"/>
        </table:table-row>
        <table:table-row table:style-name="ro1">
          <table:table-cell office:value-type="time" office:time-value="PT1060778H30M00.049999729S" calcext:value-type="time">
            <text:p>02:30</text:p>
          </table:table-cell>
          <table:table-cell office:value-type="float" office:value="192419" calcext:value-type="float">
            <text:p>192419</text:p>
          </table:table-cell>
          <table:table-cell table:number-columns-repeated="7"/>
        </table:table-row>
        <table:table-row table:style-name="ro1">
          <table:table-cell office:value-type="time" office:time-value="PT1060766H10M00.050000008S" calcext:value-type="time">
            <text:p>14:10</text:p>
          </table:table-cell>
          <table:table-cell office:value-type="float" office:value="199903" calcext:value-type="float">
            <text:p>199903</text:p>
          </table:table-cell>
          <table:table-cell table:number-columns-repeated="7"/>
        </table:table-row>
        <table:table-row table:style-name="ro1">
          <table:table-cell office:value-type="time" office:time-value="PT1060784H10M00.050000008S" calcext:value-type="time">
            <text:p>08:10</text:p>
          </table:table-cell>
          <table:table-cell office:value-type="float" office:value="201028" calcext:value-type="float">
            <text:p>201028</text:p>
          </table:table-cell>
          <table:table-cell table:number-columns-repeated="7"/>
        </table:table-row>
        <table:table-row table:style-name="ro1">
          <table:table-cell office:value-type="time" office:time-value="PT1060783H40M00.050000846S" calcext:value-type="time">
            <text:p>07:40</text:p>
          </table:table-cell>
          <table:table-cell office:value-type="float" office:value="205857" calcext:value-type="float">
            <text:p>205857</text:p>
          </table:table-cell>
          <table:table-cell table:number-columns-repeated="7"/>
        </table:table-row>
        <table:table-row table:style-name="ro1">
          <table:table-cell office:value-type="time" office:time-value="PT1060782H50M00.050000288S" calcext:value-type="time">
            <text:p>06:50</text:p>
          </table:table-cell>
          <table:table-cell office:value-type="float" office:value="208702" calcext:value-type="float">
            <text:p>208702</text:p>
          </table:table-cell>
          <table:table-cell table:number-columns-repeated="7"/>
        </table:table-row>
        <table:table-row table:style-name="ro1">
          <table:table-cell office:value-type="time" office:time-value="PT1060767H10M00.050000846S" calcext:value-type="time">
            <text:p>15:10</text:p>
          </table:table-cell>
          <table:table-cell office:value-type="float" office:value="213035" calcext:value-type="float">
            <text:p>213035</text:p>
          </table:table-cell>
          <table:table-cell table:number-columns-repeated="7"/>
        </table:table-row>
        <table:table-row table:style-name="ro1">
          <table:table-cell office:value-type="time" office:time-value="PT1060783H50M00.050000288S" calcext:value-type="time">
            <text:p>07:50</text:p>
          </table:table-cell>
          <table:table-cell office:value-type="float" office:value="213849" calcext:value-type="float">
            <text:p>213849</text:p>
          </table:table-cell>
          <table:table-cell table:number-columns-repeated="7"/>
        </table:table-row>
        <table:table-row table:style-name="ro1">
          <table:table-cell office:value-type="time" office:time-value="PT1060782H30M00.049999729S" calcext:value-type="time">
            <text:p>06:30</text:p>
          </table:table-cell>
          <table:table-cell office:value-type="float" office:value="215976" calcext:value-type="float">
            <text:p>215976</text:p>
          </table:table-cell>
          <table:table-cell table:number-columns-repeated="7"/>
        </table:table-row>
        <table:table-row table:style-name="ro1">
          <table:table-cell office:value-type="time" office:time-value="PT1060762H30M00.049999729S" calcext:value-type="time">
            <text:p>10:30</text:p>
          </table:table-cell>
          <table:table-cell office:value-type="float" office:value="222923" calcext:value-type="float">
            <text:p>222923</text:p>
          </table:table-cell>
          <table:table-cell table:number-columns-repeated="7"/>
        </table:table-row>
        <table:table-row table:style-name="ro1">
          <table:table-cell office:value-type="time" office:time-value="PT1060780H50M00.050000288S" calcext:value-type="time">
            <text:p>04:50</text:p>
          </table:table-cell>
          <table:table-cell office:value-type="float" office:value="227081" calcext:value-type="float">
            <text:p>227081</text:p>
          </table:table-cell>
          <table:table-cell table:number-columns-repeated="7"/>
        </table:table-row>
        <table:table-row table:style-name="ro1">
          <table:table-cell office:value-type="time" office:time-value="PT1060786H00M00.049999729S" calcext:value-type="time">
            <text:p>10:00</text:p>
          </table:table-cell>
          <table:table-cell office:value-type="float" office:value="227855" calcext:value-type="float">
            <text:p>227855</text:p>
          </table:table-cell>
          <table:table-cell table:number-columns-repeated="7"/>
        </table:table-row>
        <table:table-row table:style-name="ro1">
          <table:table-cell office:value-type="time" office:time-value="PT1060780H30M00.049999729S" calcext:value-type="time">
            <text:p>04:30</text:p>
          </table:table-cell>
          <table:table-cell office:value-type="float" office:value="228315" calcext:value-type="float">
            <text:p>228315</text:p>
          </table:table-cell>
          <table:table-cell table:number-columns-repeated="7"/>
        </table:table-row>
        <table:table-row table:style-name="ro1">
          <table:table-cell office:value-type="time" office:time-value="PT1060780H20M00.050000288S" calcext:value-type="time">
            <text:p>04:20</text:p>
          </table:table-cell>
          <table:table-cell office:value-type="float" office:value="230010" calcext:value-type="float">
            <text:p>230010</text:p>
          </table:table-cell>
          <table:table-cell table:number-columns-repeated="7"/>
        </table:table-row>
        <table:table-row table:style-name="ro1">
          <table:table-cell office:value-type="time" office:time-value="PT1060780H40M00.050000846S" calcext:value-type="time">
            <text:p>04:40</text:p>
          </table:table-cell>
          <table:table-cell office:value-type="float" office:value="232344" calcext:value-type="float">
            <text:p>232344</text:p>
          </table:table-cell>
          <table:table-cell table:number-columns-repeated="7"/>
        </table:table-row>
        <table:table-row table:style-name="ro1">
          <table:table-cell office:value-type="time" office:time-value="PT1060779H10M00.050000846S" calcext:value-type="time">
            <text:p>03:10</text:p>
          </table:table-cell>
          <table:table-cell office:value-type="float" office:value="233581" calcext:value-type="float">
            <text:p>233581</text:p>
          </table:table-cell>
          <table:table-cell table:number-columns-repeated="7"/>
        </table:table-row>
        <table:table-row table:style-name="ro1">
          <table:table-cell office:value-type="time" office:time-value="PT1060785H40M00.050000008S" calcext:value-type="time">
            <text:p>09:40</text:p>
          </table:table-cell>
          <table:table-cell office:value-type="float" office:value="234994" calcext:value-type="float">
            <text:p>234994</text:p>
          </table:table-cell>
          <table:table-cell table:number-columns-repeated="7"/>
        </table:table-row>
        <table:table-row table:style-name="ro1">
          <table:table-cell office:value-type="time" office:time-value="PT1060785H30M00.049999729S" calcext:value-type="time">
            <text:p>09:30</text:p>
          </table:table-cell>
          <table:table-cell office:value-type="float" office:value="241479" calcext:value-type="float">
            <text:p>241479</text:p>
          </table:table-cell>
          <table:table-cell table:number-columns-repeated="7"/>
        </table:table-row>
        <table:table-row table:style-name="ro1">
          <table:table-cell office:value-type="time" office:time-value="PT1060785H00M00.049999729S" calcext:value-type="time">
            <text:p>09:00</text:p>
          </table:table-cell>
          <table:table-cell office:value-type="float" office:value="254354" calcext:value-type="float">
            <text:p>254354</text:p>
          </table:table-cell>
          <table:table-cell table:number-columns-repeated="7"/>
        </table:table-row>
        <table:table-row table:style-name="ro1">
          <table:table-cell office:value-type="time" office:time-value="PT1060768H30M00.049999729S" calcext:value-type="time">
            <text:p>16:30</text:p>
          </table:table-cell>
          <table:table-cell office:value-type="float" office:value="255543" calcext:value-type="float">
            <text:p>255543</text:p>
          </table:table-cell>
          <table:table-cell table:number-columns-repeated="7"/>
        </table:table-row>
        <table:table-row table:style-name="ro1">
          <table:table-cell office:value-type="time" office:time-value="PT1060784H40M00.04999917S" calcext:value-type="time">
            <text:p>08:40</text:p>
          </table:table-cell>
          <table:table-cell office:value-type="float" office:value="260064" calcext:value-type="float">
            <text:p>260064</text:p>
          </table:table-cell>
          <table:table-cell table:number-columns-repeated="7"/>
        </table:table-row>
        <table:table-row table:style-name="ro1">
          <table:table-cell office:value-type="time" office:time-value="PT1060783H30M00.049999729S" calcext:value-type="time">
            <text:p>07:30</text:p>
          </table:table-cell>
          <table:table-cell office:value-type="float" office:value="263709" calcext:value-type="float">
            <text:p>263709</text:p>
          </table:table-cell>
          <table:table-cell table:number-columns-repeated="7"/>
        </table:table-row>
        <table:table-row table:style-name="ro1">
          <table:table-cell office:value-type="time" office:time-value="PT1060762H50M00.050000288S" calcext:value-type="time">
            <text:p>10:50</text:p>
          </table:table-cell>
          <table:table-cell office:value-type="float" office:value="267913" calcext:value-type="float">
            <text:p>267913</text:p>
          </table:table-cell>
          <table:table-cell table:number-columns-repeated="7"/>
        </table:table-row>
        <table:table-row table:style-name="ro1">
          <table:table-cell office:value-type="time" office:time-value="PT1060784H20M00.050000288S" calcext:value-type="time">
            <text:p>08:20</text:p>
          </table:table-cell>
          <table:table-cell office:value-type="float" office:value="272683" calcext:value-type="float">
            <text:p>272683</text:p>
          </table:table-cell>
          <table:table-cell table:number-columns-repeated="7"/>
        </table:table-row>
        <table:table-row table:style-name="ro1">
          <table:table-cell office:value-type="time" office:time-value="PT1060771H40M00.050000846S" calcext:value-type="time">
            <text:p>19:40</text:p>
          </table:table-cell>
          <table:table-cell office:value-type="float" office:value="276588" calcext:value-type="float">
            <text:p>276588</text:p>
          </table:table-cell>
          <table:table-cell table:number-columns-repeated="7"/>
        </table:table-row>
        <table:table-row table:style-name="ro1">
          <table:table-cell office:value-type="time" office:time-value="PT1060776H50M00.050000288S" calcext:value-type="time">
            <text:p>00:50</text:p>
          </table:table-cell>
          <table:table-cell office:value-type="float" office:value="281996" calcext:value-type="float">
            <text:p>281996</text:p>
          </table:table-cell>
          <table:table-cell table:number-columns-repeated="7"/>
        </table:table-row>
        <table:table-row table:style-name="ro1">
          <table:table-cell office:value-type="time" office:time-value="PT1060785H50M00.050000288S" calcext:value-type="time">
            <text:p>09:50</text:p>
          </table:table-cell>
          <table:table-cell office:value-type="float" office:value="283496" calcext:value-type="float">
            <text:p>283496</text:p>
          </table:table-cell>
          <table:table-cell table:number-columns-repeated="7"/>
        </table:table-row>
        <table:table-row table:style-name="ro1">
          <table:table-cell office:value-type="time" office:time-value="PT1060763H30M00.049999729S" calcext:value-type="time">
            <text:p>11:30</text:p>
          </table:table-cell>
          <table:table-cell office:value-type="float" office:value="286790" calcext:value-type="float">
            <text:p>286790</text:p>
          </table:table-cell>
          <table:table-cell table:number-columns-repeated="7"/>
        </table:table-row>
        <table:table-row table:style-name="ro1">
          <table:table-cell office:value-type="time" office:time-value="PT1060782H20M00.050000288S" calcext:value-type="time">
            <text:p>06:20</text:p>
          </table:table-cell>
          <table:table-cell office:value-type="float" office:value="287437" calcext:value-type="float">
            <text:p>287437</text:p>
          </table:table-cell>
          <table:table-cell table:number-columns-repeated="7"/>
        </table:table-row>
        <table:table-row table:style-name="ro1">
          <table:table-cell office:value-type="time" office:time-value="PT1060781H40M00.04999917S" calcext:value-type="time">
            <text:p>05:40</text:p>
          </table:table-cell>
          <table:table-cell office:value-type="float" office:value="290552" calcext:value-type="float">
            <text:p>290552</text:p>
          </table:table-cell>
          <table:table-cell table:number-columns-repeated="7"/>
        </table:table-row>
        <table:table-row table:style-name="ro1">
          <table:table-cell office:value-type="time" office:time-value="PT1060775H40M00.04999917S" calcext:value-type="time">
            <text:p>23:40</text:p>
          </table:table-cell>
          <table:table-cell office:value-type="float" office:value="293594" calcext:value-type="float">
            <text:p>293594</text:p>
          </table:table-cell>
          <table:table-cell table:number-columns-repeated="7"/>
        </table:table-row>
        <table:table-row table:style-name="ro1">
          <table:table-cell office:value-type="time" office:time-value="PT1060781H10M00.050000008S" calcext:value-type="time">
            <text:p>05:10</text:p>
          </table:table-cell>
          <table:table-cell office:value-type="float" office:value="294695" calcext:value-type="float">
            <text:p>294695</text:p>
          </table:table-cell>
          <table:table-cell table:number-columns-repeated="7"/>
        </table:table-row>
        <table:table-row table:style-name="ro1">
          <table:table-cell office:value-type="time" office:time-value="PT1060783H10M00.04999917S" calcext:value-type="time">
            <text:p>07:10</text:p>
          </table:table-cell>
          <table:table-cell office:value-type="float" office:value="296226" calcext:value-type="float">
            <text:p>296226</text:p>
          </table:table-cell>
          <table:table-cell table:number-columns-repeated="7"/>
        </table:table-row>
        <table:table-row table:style-name="ro1">
          <table:table-cell office:value-type="time" office:time-value="PT1060763H50M00.050000288S" calcext:value-type="time">
            <text:p>11:50</text:p>
          </table:table-cell>
          <table:table-cell office:value-type="float" office:value="297582" calcext:value-type="float">
            <text:p>297582</text:p>
          </table:table-cell>
          <table:table-cell table:number-columns-repeated="7"/>
        </table:table-row>
        <table:table-row table:style-name="ro1">
          <table:table-cell office:value-type="time" office:time-value="PT1060767H20M00.050000288S" calcext:value-type="time">
            <text:p>15:20</text:p>
          </table:table-cell>
          <table:table-cell office:value-type="float" office:value="308223" calcext:value-type="float">
            <text:p>308223</text:p>
          </table:table-cell>
          <table:table-cell table:number-columns-repeated="7"/>
        </table:table-row>
        <table:table-row table:style-name="ro1">
          <table:table-cell office:value-type="time" office:time-value="PT1060782H10M00.050000846S" calcext:value-type="time">
            <text:p>06:10</text:p>
          </table:table-cell>
          <table:table-cell office:value-type="float" office:value="309861" calcext:value-type="float">
            <text:p>309861</text:p>
          </table:table-cell>
          <table:table-cell table:number-columns-repeated="7"/>
        </table:table-row>
        <table:table-row table:style-name="ro1">
          <table:table-cell office:value-type="time" office:time-value="PT1060773H00M00.049999729S" calcext:value-type="time">
            <text:p>21:00</text:p>
          </table:table-cell>
          <table:table-cell office:value-type="float" office:value="310105" calcext:value-type="float">
            <text:p>310105</text:p>
          </table:table-cell>
          <table:table-cell table:number-columns-repeated="7"/>
        </table:table-row>
        <table:table-row table:style-name="ro1">
          <table:table-cell office:value-type="time" office:time-value="PT1060785H20M00.050000288S" calcext:value-type="time">
            <text:p>09:20</text:p>
          </table:table-cell>
          <table:table-cell office:value-type="float" office:value="318751" calcext:value-type="float">
            <text:p>318751</text:p>
          </table:table-cell>
          <table:table-cell table:number-columns-repeated="7"/>
        </table:table-row>
        <table:table-row table:style-name="ro1">
          <table:table-cell office:value-type="time" office:time-value="PT1060765H50M00.050000288S" calcext:value-type="time">
            <text:p>13:50</text:p>
          </table:table-cell>
          <table:table-cell office:value-type="float" office:value="322924" calcext:value-type="float">
            <text:p>322924</text:p>
          </table:table-cell>
          <table:table-cell table:number-columns-repeated="7"/>
        </table:table-row>
        <table:table-row table:style-name="ro1">
          <table:table-cell office:value-type="time" office:time-value="PT1060785H10M00.050000846S" calcext:value-type="time">
            <text:p>09:10</text:p>
          </table:table-cell>
          <table:table-cell office:value-type="float" office:value="323454" calcext:value-type="float">
            <text:p>323454</text:p>
          </table:table-cell>
          <table:table-cell table:number-columns-repeated="7"/>
        </table:table-row>
        <table:table-row table:style-name="ro1">
          <table:table-cell office:value-type="time" office:time-value="PT1060763H00M00.049999729S" calcext:value-type="time">
            <text:p>11:00</text:p>
          </table:table-cell>
          <table:table-cell office:value-type="float" office:value="324560" calcext:value-type="float">
            <text:p>324560</text:p>
          </table:table-cell>
          <table:table-cell table:number-columns-repeated="7"/>
        </table:table-row>
        <table:table-row table:style-name="ro1">
          <table:table-cell office:value-type="time" office:time-value="PT1060773H40M00.050000008S" calcext:value-type="time">
            <text:p>21:40</text:p>
          </table:table-cell>
          <table:table-cell office:value-type="float" office:value="334773" calcext:value-type="float">
            <text:p>334773</text:p>
          </table:table-cell>
          <table:table-cell table:number-columns-repeated="7"/>
        </table:table-row>
        <table:table-row table:style-name="ro1">
          <table:table-cell office:value-type="time" office:time-value="PT1060769H50M00.050000288S" calcext:value-type="time">
            <text:p>17:50</text:p>
          </table:table-cell>
          <table:table-cell office:value-type="float" office:value="338148" calcext:value-type="float">
            <text:p>338148</text:p>
          </table:table-cell>
          <table:table-cell table:number-columns-repeated="7"/>
        </table:table-row>
        <table:table-row table:style-name="ro1">
          <table:table-cell office:value-type="time" office:time-value="PT1060763H10M00.050000008S" calcext:value-type="time">
            <text:p>11:10</text:p>
          </table:table-cell>
          <table:table-cell office:value-type="float" office:value="342046" calcext:value-type="float">
            <text:p>342046</text:p>
          </table:table-cell>
          <table:table-cell table:number-columns-repeated="7"/>
        </table:table-row>
        <table:table-row table:style-name="ro1">
          <table:table-cell office:value-type="time" office:time-value="PT1060762H20M00.050000288S" calcext:value-type="time">
            <text:p>10:20</text:p>
          </table:table-cell>
          <table:table-cell office:value-type="float" office:value="344970" calcext:value-type="float">
            <text:p>344970</text:p>
          </table:table-cell>
          <table:table-cell table:number-columns-repeated="7"/>
        </table:table-row>
        <table:table-row table:style-name="ro1">
          <table:table-cell office:value-type="time" office:time-value="PT1060763H40M00.04999917S" calcext:value-type="time">
            <text:p>11:40</text:p>
          </table:table-cell>
          <table:table-cell office:value-type="float" office:value="346953" calcext:value-type="float">
            <text:p>346953</text:p>
          </table:table-cell>
          <table:table-cell table:number-columns-repeated="7"/>
        </table:table-row>
        <table:table-row table:style-name="ro1">
          <table:table-cell office:value-type="time" office:time-value="PT1060772H30M00.049999729S" calcext:value-type="time">
            <text:p>20:30</text:p>
          </table:table-cell>
          <table:table-cell office:value-type="float" office:value="347205" calcext:value-type="float">
            <text:p>347205</text:p>
          </table:table-cell>
          <table:table-cell table:number-columns-repeated="7"/>
        </table:table-row>
        <table:table-row table:style-name="ro1">
          <table:table-cell office:value-type="time" office:time-value="PT1060778H10M00.050000008S" calcext:value-type="time">
            <text:p>02:10</text:p>
          </table:table-cell>
          <table:table-cell office:value-type="float" office:value="351460" calcext:value-type="float">
            <text:p>351460</text:p>
          </table:table-cell>
          <table:table-cell table:number-columns-repeated="7"/>
        </table:table-row>
        <table:table-row table:style-name="ro1">
          <table:table-cell office:value-type="time" office:time-value="PT1060778H40M00.04999917S" calcext:value-type="time">
            <text:p>02:40</text:p>
          </table:table-cell>
          <table:table-cell office:value-type="float" office:value="367243" calcext:value-type="float">
            <text:p>367243</text:p>
          </table:table-cell>
          <table:table-cell table:number-columns-repeated="7"/>
        </table:table-row>
        <table:table-row table:style-name="ro1">
          <table:table-cell office:value-type="time" office:time-value="PT1060764H20M00.050000288S" calcext:value-type="time">
            <text:p>12:20</text:p>
          </table:table-cell>
          <table:table-cell office:value-type="float" office:value="371955" calcext:value-type="float">
            <text:p>371955</text:p>
          </table:table-cell>
          <table:table-cell table:number-columns-repeated="7"/>
        </table:table-row>
        <table:table-row table:style-name="ro1">
          <table:table-cell office:value-type="time" office:time-value="PT1060764H50M00.050000288S" calcext:value-type="time">
            <text:p>12:50</text:p>
          </table:table-cell>
          <table:table-cell office:value-type="float" office:value="377048" calcext:value-type="float">
            <text:p>377048</text:p>
          </table:table-cell>
          <table:table-cell table:number-columns-repeated="7"/>
        </table:table-row>
        <table:table-row table:style-name="ro1">
          <table:table-cell office:value-type="time" office:time-value="PT1060773H20M00.050000288S" calcext:value-type="time">
            <text:p>21:20</text:p>
          </table:table-cell>
          <table:table-cell office:value-type="float" office:value="383787" calcext:value-type="float">
            <text:p>383787</text:p>
          </table:table-cell>
          <table:table-cell table:number-columns-repeated="7"/>
        </table:table-row>
        <table:table-row table:style-name="ro1">
          <table:table-cell office:value-type="time" office:time-value="PT1060780H10M00.04999917S" calcext:value-type="time">
            <text:p>04:10</text:p>
          </table:table-cell>
          <table:table-cell office:value-type="float" office:value="388452" calcext:value-type="float">
            <text:p>388452</text:p>
          </table:table-cell>
          <table:table-cell table:number-columns-repeated="7"/>
        </table:table-row>
        <table:table-row table:style-name="ro1">
          <table:table-cell office:value-type="time" office:time-value="PT1060775H00M00.049999729S" calcext:value-type="time">
            <text:p>23:00</text:p>
          </table:table-cell>
          <table:table-cell office:value-type="float" office:value="389534" calcext:value-type="float">
            <text:p>389534</text:p>
          </table:table-cell>
          <table:table-cell table:number-columns-repeated="7"/>
        </table:table-row>
        <table:table-row table:style-name="ro1">
          <table:table-cell office:value-type="time" office:time-value="PT1060778H00M00.049999729S" calcext:value-type="time">
            <text:p>02:00</text:p>
          </table:table-cell>
          <table:table-cell office:value-type="float" office:value="390067" calcext:value-type="float">
            <text:p>390067</text:p>
          </table:table-cell>
          <table:table-cell table:number-columns-repeated="7"/>
        </table:table-row>
        <table:table-row table:style-name="ro1">
          <table:table-cell office:value-type="time" office:time-value="PT1060784H00M00.049999729S" calcext:value-type="time">
            <text:p>08:00</text:p>
          </table:table-cell>
          <table:table-cell office:value-type="float" office:value="394990" calcext:value-type="float">
            <text:p>394990</text:p>
          </table:table-cell>
          <table:table-cell table:number-columns-repeated="7"/>
        </table:table-row>
        <table:table-row table:style-name="ro1">
          <table:table-cell office:value-type="time" office:time-value="PT1060770H00M00.049999729S" calcext:value-type="time">
            <text:p>18:00</text:p>
          </table:table-cell>
          <table:table-cell office:value-type="float" office:value="398395" calcext:value-type="float">
            <text:p>398395</text:p>
          </table:table-cell>
          <table:table-cell table:number-columns-repeated="7"/>
        </table:table-row>
        <table:table-row table:style-name="ro1">
          <table:table-cell office:value-type="time" office:time-value="PT1060775H30M00.049999729S" calcext:value-type="time">
            <text:p>23:30</text:p>
          </table:table-cell>
          <table:table-cell office:value-type="float" office:value="399503" calcext:value-type="float">
            <text:p>399503</text:p>
          </table:table-cell>
          <table:table-cell table:number-columns-repeated="7"/>
        </table:table-row>
        <table:table-row table:style-name="ro1">
          <table:table-cell office:value-type="time" office:time-value="PT1060776H30M00.049999729S" calcext:value-type="time">
            <text:p>00:30</text:p>
          </table:table-cell>
          <table:table-cell office:value-type="float" office:value="404149" calcext:value-type="float">
            <text:p>404149</text:p>
          </table:table-cell>
          <table:table-cell table:number-columns-repeated="7"/>
        </table:table-row>
        <table:table-row table:style-name="ro1">
          <table:table-cell office:value-type="time" office:time-value="PT1060769H30M00.049999729S" calcext:value-type="time">
            <text:p>17:30</text:p>
          </table:table-cell>
          <table:table-cell office:value-type="float" office:value="415742" calcext:value-type="float">
            <text:p>415742</text:p>
          </table:table-cell>
          <table:table-cell table:number-columns-repeated="7"/>
        </table:table-row>
        <table:table-row table:style-name="ro1">
          <table:table-cell office:value-type="time" office:time-value="PT1060764H10M00.050000846S" calcext:value-type="time">
            <text:p>12:10</text:p>
          </table:table-cell>
          <table:table-cell office:value-type="float" office:value="416036" calcext:value-type="float">
            <text:p>416036</text:p>
          </table:table-cell>
          <table:table-cell table:number-columns-repeated="7"/>
        </table:table-row>
        <table:table-row table:style-name="ro1">
          <table:table-cell office:value-type="time" office:time-value="PT1060767H00M00.049999729S" calcext:value-type="time">
            <text:p>15:00</text:p>
          </table:table-cell>
          <table:table-cell office:value-type="float" office:value="426842" calcext:value-type="float">
            <text:p>426842</text:p>
          </table:table-cell>
          <table:table-cell table:number-columns-repeated="7"/>
        </table:table-row>
        <table:table-row table:style-name="ro1">
          <table:table-cell office:value-type="time" office:time-value="PT1060765H10M00.04999917S" calcext:value-type="time">
            <text:p>13:10</text:p>
          </table:table-cell>
          <table:table-cell office:value-type="float" office:value="444633" calcext:value-type="float">
            <text:p>444633</text:p>
          </table:table-cell>
          <table:table-cell table:number-columns-repeated="7"/>
        </table:table-row>
        <table:table-row table:style-name="ro1">
          <table:table-cell office:value-type="time" office:time-value="PT1060773H30M00.049999729S" calcext:value-type="time">
            <text:p>21:30</text:p>
          </table:table-cell>
          <table:table-cell office:value-type="float" office:value="445283" calcext:value-type="float">
            <text:p>445283</text:p>
          </table:table-cell>
          <table:table-cell table:number-columns-repeated="7"/>
        </table:table-row>
        <table:table-row table:style-name="ro1">
          <table:table-cell office:value-type="time" office:time-value="PT1060762H40M00.050000846S" calcext:value-type="time">
            <text:p>10:40</text:p>
          </table:table-cell>
          <table:table-cell office:value-type="float" office:value="448440" calcext:value-type="float">
            <text:p>448440</text:p>
          </table:table-cell>
          <table:table-cell table:number-columns-repeated="7"/>
        </table:table-row>
        <table:table-row table:style-name="ro1">
          <table:table-cell office:value-type="time" office:time-value="PT1060777H10M00.04999917S" calcext:value-type="time">
            <text:p>01:10</text:p>
          </table:table-cell>
          <table:table-cell office:value-type="float" office:value="453697" calcext:value-type="float">
            <text:p>453697</text:p>
          </table:table-cell>
          <table:table-cell table:number-columns-repeated="7"/>
        </table:table-row>
        <table:table-row table:style-name="ro1">
          <table:table-cell office:value-type="time" office:time-value="PT1060784H30M00.049999729S" calcext:value-type="time">
            <text:p>08:30</text:p>
          </table:table-cell>
          <table:table-cell office:value-type="float" office:value="454788" calcext:value-type="float">
            <text:p>454788</text:p>
          </table:table-cell>
          <table:table-cell table:number-columns-repeated="7"/>
        </table:table-row>
        <table:table-row table:style-name="ro1">
          <table:table-cell office:value-type="time" office:time-value="PT1060774H10M00.04999917S" calcext:value-type="time">
            <text:p>22:10</text:p>
          </table:table-cell>
          <table:table-cell office:value-type="float" office:value="455516" calcext:value-type="float">
            <text:p>455516</text:p>
          </table:table-cell>
          <table:table-cell table:number-columns-repeated="7"/>
        </table:table-row>
        <table:table-row table:style-name="ro1">
          <table:table-cell office:value-type="time" office:time-value="PT1060774H00M00.049999729S" calcext:value-type="time">
            <text:p>22:00</text:p>
          </table:table-cell>
          <table:table-cell office:value-type="float" office:value="460378" calcext:value-type="float">
            <text:p>460378</text:p>
          </table:table-cell>
          <table:table-cell table:number-columns-repeated="7"/>
        </table:table-row>
        <table:table-row table:style-name="ro1">
          <table:table-cell office:value-type="time" office:time-value="PT1060778H50M00.050000288S" calcext:value-type="time">
            <text:p>02:50</text:p>
          </table:table-cell>
          <table:table-cell office:value-type="float" office:value="460888" calcext:value-type="float">
            <text:p>460888</text:p>
          </table:table-cell>
          <table:table-cell table:number-columns-repeated="7"/>
        </table:table-row>
        <table:table-row table:style-name="ro1">
          <table:table-cell office:value-type="time" office:time-value="PT1060779H20M00.050000288S" calcext:value-type="time">
            <text:p>03:20</text:p>
          </table:table-cell>
          <table:table-cell office:value-type="float" office:value="462367" calcext:value-type="float">
            <text:p>462367</text:p>
          </table:table-cell>
          <table:table-cell table:number-columns-repeated="7"/>
        </table:table-row>
        <table:table-row table:style-name="ro1">
          <table:table-cell office:value-type="time" office:time-value="PT1060779H50M00.050000288S" calcext:value-type="time">
            <text:p>03:50</text:p>
          </table:table-cell>
          <table:table-cell office:value-type="float" office:value="470761" calcext:value-type="float">
            <text:p>470761</text:p>
          </table:table-cell>
          <table:table-cell table:number-columns-repeated="7"/>
        </table:table-row>
        <table:table-row table:style-name="ro1">
          <table:table-cell office:value-type="time" office:time-value="PT1060774H40M00.050000846S" calcext:value-type="time">
            <text:p>22:40</text:p>
          </table:table-cell>
          <table:table-cell office:value-type="float" office:value="471521" calcext:value-type="float">
            <text:p>471521</text:p>
          </table:table-cell>
          <table:table-cell table:number-columns-repeated="7"/>
        </table:table-row>
        <table:table-row table:style-name="ro1">
          <table:table-cell office:value-type="time" office:time-value="PT1060767H30M00.049999729S" calcext:value-type="time">
            <text:p>15:30</text:p>
          </table:table-cell>
          <table:table-cell office:value-type="float" office:value="473039" calcext:value-type="float">
            <text:p>473039</text:p>
          </table:table-cell>
          <table:table-cell table:number-columns-repeated="7"/>
        </table:table-row>
        <table:table-row table:style-name="ro1">
          <table:table-cell office:value-type="time" office:time-value="PT1060764H40M00.050000008S" calcext:value-type="time">
            <text:p>12:40</text:p>
          </table:table-cell>
          <table:table-cell office:value-type="float" office:value="476234" calcext:value-type="float">
            <text:p>476234</text:p>
          </table:table-cell>
          <table:table-cell table:number-columns-repeated="7"/>
        </table:table-row>
        <table:table-row table:style-name="ro1">
          <table:table-cell office:value-type="time" office:time-value="PT1060781H50M00.050000288S" calcext:value-type="time">
            <text:p>05:50</text:p>
          </table:table-cell>
          <table:table-cell office:value-type="float" office:value="478654" calcext:value-type="float">
            <text:p>478654</text:p>
          </table:table-cell>
          <table:table-cell table:number-columns-repeated="7"/>
        </table:table-row>
        <table:table-row table:style-name="ro1">
          <table:table-cell office:value-type="time" office:time-value="PT1060765H30M00.049999729S" calcext:value-type="time">
            <text:p>13:30</text:p>
          </table:table-cell>
          <table:table-cell office:value-type="float" office:value="485524" calcext:value-type="float">
            <text:p>485524</text:p>
          </table:table-cell>
          <table:table-cell table:number-columns-repeated="7"/>
        </table:table-row>
        <table:table-row table:style-name="ro1">
          <table:table-cell office:value-type="time" office:time-value="PT1060776H10M00.050000846S" calcext:value-type="time">
            <text:p>00:10</text:p>
          </table:table-cell>
          <table:table-cell office:value-type="float" office:value="492384" calcext:value-type="float">
            <text:p>492384</text:p>
          </table:table-cell>
          <table:table-cell table:number-columns-repeated="7"/>
        </table:table-row>
        <table:table-row table:style-name="ro1">
          <table:table-cell office:value-type="time" office:time-value="PT1060771H10M00.04999917S" calcext:value-type="time">
            <text:p>19:10</text:p>
          </table:table-cell>
          <table:table-cell office:value-type="float" office:value="494758" calcext:value-type="float">
            <text:p>494758</text:p>
          </table:table-cell>
          <table:table-cell table:number-columns-repeated="7"/>
        </table:table-row>
        <table:table-row table:style-name="ro1">
          <table:table-cell office:value-type="time" office:time-value="PT1060777H00M00.049999729S" calcext:value-type="time">
            <text:p>01:00</text:p>
          </table:table-cell>
          <table:table-cell office:value-type="float" office:value="499982" calcext:value-type="float">
            <text:p>499982</text:p>
          </table:table-cell>
          <table:table-cell table:number-columns-repeated="7"/>
        </table:table-row>
        <table:table-row table:style-name="ro1">
          <table:table-cell office:value-type="time" office:time-value="PT1060771H20M00.050000288S" calcext:value-type="time">
            <text:p>19:20</text:p>
          </table:table-cell>
          <table:table-cell office:value-type="float" office:value="500284" calcext:value-type="float">
            <text:p>500284</text:p>
          </table:table-cell>
          <table:table-cell table:number-columns-repeated="7"/>
        </table:table-row>
        <table:table-row table:style-name="ro1">
          <table:table-cell office:value-type="time" office:time-value="PT1060768H10M00.04999917S" calcext:value-type="time">
            <text:p>16:10</text:p>
          </table:table-cell>
          <table:table-cell office:value-type="float" office:value="516135" calcext:value-type="float">
            <text:p>516135</text:p>
          </table:table-cell>
          <table:table-cell table:number-columns-repeated="7"/>
        </table:table-row>
        <table:table-row table:style-name="ro1">
          <table:table-cell office:value-type="time" office:time-value="PT1060768H20M00.050000288S" calcext:value-type="time">
            <text:p>16:20</text:p>
          </table:table-cell>
          <table:table-cell office:value-type="float" office:value="522682" calcext:value-type="float">
            <text:p>522682</text:p>
          </table:table-cell>
          <table:table-cell table:number-columns-repeated="7"/>
        </table:table-row>
        <table:table-row table:style-name="ro1">
          <table:table-cell office:value-type="time" office:time-value="PT1060779H00M00.049999729S" calcext:value-type="time">
            <text:p>03:00</text:p>
          </table:table-cell>
          <table:table-cell office:value-type="float" office:value="525885" calcext:value-type="float">
            <text:p>525885</text:p>
          </table:table-cell>
          <table:table-cell table:number-columns-repeated="7"/>
        </table:table-row>
        <table:table-row table:style-name="ro1">
          <table:table-cell office:value-type="time" office:time-value="PT1060775H20M00.050000288S" calcext:value-type="time">
            <text:p>23:20</text:p>
          </table:table-cell>
          <table:table-cell office:value-type="float" office:value="541043" calcext:value-type="float">
            <text:p>541043</text:p>
          </table:table-cell>
          <table:table-cell table:number-columns-repeated="7"/>
        </table:table-row>
        <table:table-row table:style-name="ro1">
          <table:table-cell office:value-type="time" office:time-value="PT1060777H20M00.050000288S" calcext:value-type="time">
            <text:p>01:20</text:p>
          </table:table-cell>
          <table:table-cell office:value-type="float" office:value="541642" calcext:value-type="float">
            <text:p>541642</text:p>
          </table:table-cell>
          <table:table-cell table:number-columns-repeated="7"/>
        </table:table-row>
        <table:table-row table:style-name="ro1">
          <table:table-cell office:value-type="time" office:time-value="PT1060765H40M00.050000846S" calcext:value-type="time">
            <text:p>13:40</text:p>
          </table:table-cell>
          <table:table-cell office:value-type="float" office:value="547314" calcext:value-type="float">
            <text:p>547314</text:p>
          </table:table-cell>
          <table:table-cell table:number-columns-repeated="7"/>
        </table:table-row>
        <table:table-row table:style-name="ro1">
          <table:table-cell office:value-type="time" office:time-value="PT1060765H20M00.050000288S" calcext:value-type="time">
            <text:p>13:20</text:p>
          </table:table-cell>
          <table:table-cell office:value-type="float" office:value="547507" calcext:value-type="float">
            <text:p>547507</text:p>
          </table:table-cell>
          <table:table-cell table:number-columns-repeated="7"/>
        </table:table-row>
        <table:table-row table:style-name="ro1">
          <table:table-cell office:value-type="time" office:time-value="PT1060777H30M00.049999729S" calcext:value-type="time">
            <text:p>01:30</text:p>
          </table:table-cell>
          <table:table-cell office:value-type="float" office:value="548138" calcext:value-type="float">
            <text:p>548138</text:p>
          </table:table-cell>
          <table:table-cell table:number-columns-repeated="7"/>
        </table:table-row>
        <table:table-row table:style-name="ro1">
          <table:table-cell office:value-type="time" office:time-value="PT1060767H50M00.050000288S" calcext:value-type="time">
            <text:p>15:50</text:p>
          </table:table-cell>
          <table:table-cell office:value-type="float" office:value="549040" calcext:value-type="float">
            <text:p>549040</text:p>
          </table:table-cell>
          <table:table-cell table:number-columns-repeated="7"/>
        </table:table-row>
        <table:table-row table:style-name="ro1">
          <table:table-cell office:value-type="time" office:time-value="PT1060767H40M00.050000008S" calcext:value-type="time">
            <text:p>15:40</text:p>
          </table:table-cell>
          <table:table-cell office:value-type="float" office:value="556375" calcext:value-type="float">
            <text:p>556375</text:p>
          </table:table-cell>
          <table:table-cell table:number-columns-repeated="7"/>
        </table:table-row>
        <table:table-row table:style-name="ro1">
          <table:table-cell office:value-type="time" office:time-value="PT1060764H30M00.049999729S" calcext:value-type="time">
            <text:p>12:30</text:p>
          </table:table-cell>
          <table:table-cell office:value-type="float" office:value="557372" calcext:value-type="float">
            <text:p>557372</text:p>
          </table:table-cell>
          <table:table-cell table:number-columns-repeated="7"/>
        </table:table-row>
        <table:table-row table:style-name="ro1">
          <table:table-cell office:value-type="time" office:time-value="PT1060774H20M00.050000288S" calcext:value-type="time">
            <text:p>22:20</text:p>
          </table:table-cell>
          <table:table-cell office:value-type="float" office:value="559815" calcext:value-type="float">
            <text:p>559815</text:p>
          </table:table-cell>
          <table:table-cell table:number-columns-repeated="7"/>
        </table:table-row>
        <table:table-row table:style-name="ro1">
          <table:table-cell office:value-type="time" office:time-value="PT1060766H20M00.050000288S" calcext:value-type="time">
            <text:p>14:20</text:p>
          </table:table-cell>
          <table:table-cell office:value-type="float" office:value="574129" calcext:value-type="float">
            <text:p>574129</text:p>
          </table:table-cell>
          <table:table-cell table:number-columns-repeated="7"/>
        </table:table-row>
        <table:table-row table:style-name="ro1">
          <table:table-cell office:value-type="time" office:time-value="PT1060774H30M00.049999729S" calcext:value-type="time">
            <text:p>22:30</text:p>
          </table:table-cell>
          <table:table-cell office:value-type="float" office:value="576323" calcext:value-type="float">
            <text:p>576323</text:p>
          </table:table-cell>
          <table:table-cell table:number-columns-repeated="7"/>
        </table:table-row>
        <table:table-row table:style-name="ro1">
          <table:table-cell office:value-type="time" office:time-value="PT1060769H10M00.050000008S" calcext:value-type="time">
            <text:p>17:10</text:p>
          </table:table-cell>
          <table:table-cell office:value-type="float" office:value="585977" calcext:value-type="float">
            <text:p>585977</text:p>
          </table:table-cell>
          <table:table-cell table:number-columns-repeated="7"/>
        </table:table-row>
        <table:table-row table:style-name="ro1">
          <table:table-cell office:value-type="time" office:time-value="PT1060776H20M00.050000288S" calcext:value-type="time">
            <text:p>00:20</text:p>
          </table:table-cell>
          <table:table-cell office:value-type="float" office:value="590167" calcext:value-type="float">
            <text:p>590167</text:p>
          </table:table-cell>
          <table:table-cell table:number-columns-repeated="7"/>
        </table:table-row>
        <table:table-row table:style-name="ro1">
          <table:table-cell office:value-type="time" office:time-value="PT1060775H50M00.050000288S" calcext:value-type="time">
            <text:p>23:50</text:p>
          </table:table-cell>
          <table:table-cell office:value-type="float" office:value="610166" calcext:value-type="float">
            <text:p>610166</text:p>
          </table:table-cell>
          <table:table-cell table:number-columns-repeated="7"/>
        </table:table-row>
        <table:table-row table:style-name="ro1">
          <table:table-cell office:value-type="time" office:time-value="PT1060775H10M00.050000008S" calcext:value-type="time">
            <text:p>23:10</text:p>
          </table:table-cell>
          <table:table-cell office:value-type="float" office:value="619858" calcext:value-type="float">
            <text:p>619858</text:p>
          </table:table-cell>
          <table:table-cell table:number-columns-repeated="7"/>
        </table:table-row>
        <table:table-row table:style-name="ro1">
          <table:table-cell office:value-type="time" office:time-value="PT1060768H40M00.050000846S" calcext:value-type="time">
            <text:p>16:40</text:p>
          </table:table-cell>
          <table:table-cell office:value-type="float" office:value="621437" calcext:value-type="float">
            <text:p>621437</text:p>
          </table:table-cell>
          <table:table-cell table:number-columns-repeated="7"/>
        </table:table-row>
        <table:table-row table:style-name="ro1">
          <table:table-cell office:value-type="time" office:time-value="PT1060778H20M00.050000288S" calcext:value-type="time">
            <text:p>02:20</text:p>
          </table:table-cell>
          <table:table-cell office:value-type="float" office:value="632139" calcext:value-type="float">
            <text:p>632139</text:p>
          </table:table-cell>
          <table:table-cell table:number-columns-repeated="7"/>
        </table:table-row>
        <table:table-row table:style-name="ro1">
          <table:table-cell office:value-type="time" office:time-value="PT1060777H50M00.050000288S" calcext:value-type="time">
            <text:p>01:50</text:p>
          </table:table-cell>
          <table:table-cell office:value-type="float" office:value="644144" calcext:value-type="float">
            <text:p>644144</text:p>
          </table:table-cell>
          <table:table-cell table:number-columns-repeated="7"/>
        </table:table-row>
        <table:table-row table:style-name="ro1">
          <table:table-cell office:value-type="time" office:time-value="PT1060779H30M00.049999729S" calcext:value-type="time">
            <text:p>03:30</text:p>
          </table:table-cell>
          <table:table-cell office:value-type="float" office:value="644539" calcext:value-type="float">
            <text:p>644539</text:p>
          </table:table-cell>
          <table:table-cell table:number-columns-repeated="7"/>
        </table:table-row>
        <table:table-row table:style-name="ro1">
          <table:table-cell office:value-type="time" office:time-value="PT1060770H30M00.049999729S" calcext:value-type="time">
            <text:p>18:30</text:p>
          </table:table-cell>
          <table:table-cell office:value-type="float" office:value="650538" calcext:value-type="float">
            <text:p>650538</text:p>
          </table:table-cell>
          <table:table-cell table:number-columns-repeated="7"/>
        </table:table-row>
        <table:table-row table:style-name="ro1">
          <table:table-cell office:value-type="time" office:time-value="PT1060770H20M00.050000288S" calcext:value-type="time">
            <text:p>18:20</text:p>
          </table:table-cell>
          <table:table-cell office:value-type="float" office:value="653787" calcext:value-type="float">
            <text:p>653787</text:p>
          </table:table-cell>
          <table:table-cell table:number-columns-repeated="7"/>
        </table:table-row>
        <table:table-row table:style-name="ro1">
          <table:table-cell office:value-type="time" office:time-value="PT1060770H40M00.050000008S" calcext:value-type="time">
            <text:p>18:40</text:p>
          </table:table-cell>
          <table:table-cell office:value-type="float" office:value="662722" calcext:value-type="float">
            <text:p>662722</text:p>
          </table:table-cell>
          <table:table-cell table:number-columns-repeated="7"/>
        </table:table-row>
        <table:table-row table:style-name="ro1">
          <table:table-cell office:value-type="time" office:time-value="PT1060769H20M00.050000288S" calcext:value-type="time">
            <text:p>17:20</text:p>
          </table:table-cell>
          <table:table-cell office:value-type="float" office:value="668247" calcext:value-type="float">
            <text:p>668247</text:p>
          </table:table-cell>
          <table:table-cell table:number-columns-repeated="7"/>
        </table:table-row>
        <table:table-row table:style-name="ro1">
          <table:table-cell office:value-type="time" office:time-value="PT1060770H10M00.050000846S" calcext:value-type="time">
            <text:p>18:10</text:p>
          </table:table-cell>
          <table:table-cell office:value-type="float" office:value="677948" calcext:value-type="float">
            <text:p>677948</text:p>
          </table:table-cell>
          <table:table-cell table:number-columns-repeated="7"/>
        </table:table-row>
        <table:table-row table:style-name="ro1">
          <table:table-cell office:value-type="time" office:time-value="PT1060771H00M00.049999729S" calcext:value-type="time">
            <text:p>19:00</text:p>
          </table:table-cell>
          <table:table-cell office:value-type="float" office:value="684967" calcext:value-type="float">
            <text:p>684967</text:p>
          </table:table-cell>
          <table:table-cell table:number-columns-repeated="7"/>
        </table:table-row>
        <table:table-row table:style-name="ro1">
          <table:table-cell office:value-type="time" office:time-value="PT1060773H50M00.050000288S" calcext:value-type="time">
            <text:p>21:50</text:p>
          </table:table-cell>
          <table:table-cell office:value-type="float" office:value="687464" calcext:value-type="float">
            <text:p>687464</text:p>
          </table:table-cell>
          <table:table-cell table:number-columns-repeated="7"/>
        </table:table-row>
        <table:table-row table:style-name="ro1">
          <table:table-cell office:value-type="time" office:time-value="PT1060772H40M00.04999917S" calcext:value-type="time">
            <text:p>20:40</text:p>
          </table:table-cell>
          <table:table-cell office:value-type="float" office:value="710856" calcext:value-type="float">
            <text:p>710856</text:p>
          </table:table-cell>
          <table:table-cell table:number-columns-repeated="7"/>
        </table:table-row>
        <table:table-row table:style-name="ro1">
          <table:table-cell office:value-type="time" office:time-value="PT1060766H30M00.049999729S" calcext:value-type="time">
            <text:p>14:30</text:p>
          </table:table-cell>
          <table:table-cell office:value-type="float" office:value="721306" calcext:value-type="float">
            <text:p>721306</text:p>
          </table:table-cell>
          <table:table-cell table:number-columns-repeated="7"/>
        </table:table-row>
        <table:table-row table:style-name="ro1">
          <table:table-cell office:value-type="time" office:time-value="PT1060769H40M00.04999917S" calcext:value-type="time">
            <text:p>17:40</text:p>
          </table:table-cell>
          <table:table-cell office:value-type="float" office:value="727229" calcext:value-type="float">
            <text:p>727229</text:p>
          </table:table-cell>
          <table:table-cell table:number-columns-repeated="7"/>
        </table:table-row>
        <table:table-row table:style-name="ro1">
          <table:table-cell office:value-type="time" office:time-value="PT1060766H50M00.050000288S" calcext:value-type="time">
            <text:p>14:50</text:p>
          </table:table-cell>
          <table:table-cell office:value-type="float" office:value="735837" calcext:value-type="float">
            <text:p>735837</text:p>
          </table:table-cell>
          <table:table-cell table:number-columns-repeated="7"/>
        </table:table-row>
        <table:table-row table:style-name="ro1">
          <table:table-cell office:value-type="time" office:time-value="PT1060768H50M00.050000288S" calcext:value-type="time">
            <text:p>16:50</text:p>
          </table:table-cell>
          <table:table-cell office:value-type="float" office:value="737701" calcext:value-type="float">
            <text:p>737701</text:p>
          </table:table-cell>
          <table:table-cell table:number-columns-repeated="7"/>
        </table:table-row>
        <table:table-row table:style-name="ro1">
          <table:table-cell office:value-type="time" office:time-value="PT1060774H50M00.050000288S" calcext:value-type="time">
            <text:p>22:50</text:p>
          </table:table-cell>
          <table:table-cell office:value-type="float" office:value="744550" calcext:value-type="float">
            <text:p>744550</text:p>
          </table:table-cell>
          <table:table-cell table:number-columns-repeated="7"/>
        </table:table-row>
        <table:table-row table:style-name="ro1">
          <table:table-cell office:value-type="time" office:time-value="PT1060776H00M00.049999729S" calcext:value-type="time">
            <text:p>00:00</text:p>
          </table:table-cell>
          <table:table-cell office:value-type="float" office:value="745248" calcext:value-type="float">
            <text:p>745248</text:p>
          </table:table-cell>
          <table:table-cell table:number-columns-repeated="7"/>
        </table:table-row>
        <table:table-row table:style-name="ro1">
          <table:table-cell office:value-type="time" office:time-value="PT1060770H50M00.050000288S" calcext:value-type="time">
            <text:p>18:50</text:p>
          </table:table-cell>
          <table:table-cell office:value-type="float" office:value="751391" calcext:value-type="float">
            <text:p>751391</text:p>
          </table:table-cell>
          <table:table-cell table:number-columns-repeated="7"/>
        </table:table-row>
        <table:table-row table:style-name="ro1">
          <table:table-cell office:value-type="time" office:time-value="PT1060773H10M00.050000846S" calcext:value-type="time">
            <text:p>21:10</text:p>
          </table:table-cell>
          <table:table-cell office:value-type="float" office:value="771271" calcext:value-type="float">
            <text:p>771271</text:p>
          </table:table-cell>
          <table:table-cell table:number-columns-repeated="7"/>
        </table:table-row>
        <table:table-row table:style-name="ro1">
          <table:table-cell office:value-type="time" office:time-value="PT1060771H30M00.049999729S" calcext:value-type="time">
            <text:p>19:30</text:p>
          </table:table-cell>
          <table:table-cell office:value-type="float" office:value="775128" calcext:value-type="float">
            <text:p>775128</text:p>
          </table:table-cell>
          <table:table-cell table:number-columns-repeated="7"/>
        </table:table-row>
        <table:table-row table:style-name="ro1">
          <table:table-cell office:value-type="time" office:time-value="PT1060764H00M00.049999729S" calcext:value-type="time">
            <text:p>12:00</text:p>
          </table:table-cell>
          <table:table-cell office:value-type="float" office:value="779587" calcext:value-type="float">
            <text:p>779587</text:p>
          </table:table-cell>
          <table:table-cell table:number-columns-repeated="7"/>
        </table:table-row>
        <table:table-row table:style-name="ro1">
          <table:table-cell office:value-type="time" office:time-value="PT1060768H00M00.049999729S" calcext:value-type="time">
            <text:p>16:00</text:p>
          </table:table-cell>
          <table:table-cell office:value-type="float" office:value="780939" calcext:value-type="float">
            <text:p>780939</text:p>
          </table:table-cell>
          <table:table-cell table:number-columns-repeated="7"/>
        </table:table-row>
        <table:table-row table:style-name="ro1">
          <table:table-cell office:value-type="time" office:time-value="PT1060772H20M00.050000288S" calcext:value-type="time">
            <text:p>20:20</text:p>
          </table:table-cell>
          <table:table-cell office:value-type="float" office:value="792746" calcext:value-type="float">
            <text:p>792746</text:p>
          </table:table-cell>
          <table:table-cell table:number-columns-repeated="7"/>
        </table:table-row>
        <table:table-row table:style-name="ro1">
          <table:table-cell office:value-type="time" office:time-value="PT1060771H50M00.050000288S" calcext:value-type="time">
            <text:p>19:50</text:p>
          </table:table-cell>
          <table:table-cell office:value-type="float" office:value="798363" calcext:value-type="float">
            <text:p>798363</text:p>
          </table:table-cell>
          <table:table-cell table:number-columns-repeated="7"/>
        </table:table-row>
        <table:table-row table:style-name="ro1">
          <table:table-cell office:value-type="time" office:time-value="PT1060766H40M00.04999917S" calcext:value-type="time">
            <text:p>14:40</text:p>
          </table:table-cell>
          <table:table-cell office:value-type="float" office:value="808404" calcext:value-type="float">
            <text:p>808404</text:p>
          </table:table-cell>
          <table:table-cell table:number-columns-repeated="7"/>
        </table:table-row>
        <table:table-row table:style-name="ro1">
          <table:table-cell office:value-type="time" office:time-value="PT1060772H00M00.049999729S" calcext:value-type="time">
            <text:p>20:00</text:p>
          </table:table-cell>
          <table:table-cell office:value-type="float" office:value="815767" calcext:value-type="float">
            <text:p>815767</text:p>
          </table:table-cell>
          <table:table-cell table:number-columns-repeated="7"/>
        </table:table-row>
        <table:table-row table:style-name="ro1">
          <table:table-cell office:value-type="time" office:time-value="PT1060772H50M00.050000288S" calcext:value-type="time">
            <text:p>20:50</text:p>
          </table:table-cell>
          <table:table-cell office:value-type="float" office:value="865209" calcext:value-type="float">
            <text:p>865209</text:p>
          </table:table-cell>
          <table:table-cell table:number-columns-repeated="7"/>
        </table:table-row>
        <table:table-row table:style-name="ro1">
          <table:table-cell office:value-type="time" office:time-value="PT1060772H10M00.050000008S" calcext:value-type="time">
            <text:p>20:10</text:p>
          </table:table-cell>
          <table:table-cell office:value-type="float" office:value="873728" calcext:value-type="float">
            <text:p>873728</text:p>
          </table:table-cell>
          <table:table-cell table:number-columns-repeated="7"/>
        </table:table-row>
        <table:table-row table:style-name="ro1">
          <table:table-cell office:value-type="time" office:time-value="PT1060766H00M00.049999729S" calcext:value-type="time">
            <text:p>14:00</text:p>
          </table:table-cell>
          <table:table-cell office:value-type="float" office:value="1092019" calcext:value-type="float">
            <text:p>1092019</text:p>
          </table:table-cell>
          <table:table-cell table:number-columns-repeated="7"/>
        </table:table-row>
        <table:table-row table:style-name="ro1" table:number-rows-repeated="104842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xample B" table:style-name="ta1">
        <table:shapes>
          <draw:frame draw:z-index="0" draw:style-name="gr1" draw:text-style-name="P1" svg:width="6.2988in" svg:height="3.5429in" svg:x="2.05in" svg:y="0.0083in">
            <draw:object draw:notify-on-update-of-ranges="'example B'.A2:'example B'.A146 'example B'.A2:'example B'.A146 'example B'.B1:'example B'.B1 'example B'.B2:'example B'.B1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#Time</text:p>
          </table:table-cell>
          <table:table-cell office:value-type="string" calcext:value-type="string">
            <text:p>Sample</text:p>
          </table:table-cell>
          <table:table-cell table:number-columns-repeated="2"/>
        </table:table-row>
        <table:table-row table:style-name="ro1">
          <table:table-cell office:value-type="time" office:time-value="PT1060762H20M00.050000288S" calcext:value-type="time">
            <text:p>10:20</text:p>
          </table:table-cell>
          <table:table-cell office:value-type="float" office:value="344970" calcext:value-type="float">
            <text:p>344970</text:p>
          </table:table-cell>
          <table:table-cell table:number-columns-repeated="2"/>
        </table:table-row>
        <table:table-row table:style-name="ro1">
          <table:table-cell office:value-type="time" office:time-value="PT1060762H30M00.049999729S" calcext:value-type="time">
            <text:p>10:30</text:p>
          </table:table-cell>
          <table:table-cell office:value-type="float" office:value="222923" calcext:value-type="float">
            <text:p>222923</text:p>
          </table:table-cell>
          <table:table-cell table:number-columns-repeated="2"/>
        </table:table-row>
        <table:table-row table:style-name="ro1">
          <table:table-cell office:value-type="time" office:time-value="PT1060762H40M00.050000846S" calcext:value-type="time">
            <text:p>10:40</text:p>
          </table:table-cell>
          <table:table-cell office:value-type="float" office:value="448440" calcext:value-type="float">
            <text:p>448440</text:p>
          </table:table-cell>
          <table:table-cell table:number-columns-repeated="2"/>
        </table:table-row>
        <table:table-row table:style-name="ro1">
          <table:table-cell office:value-type="time" office:time-value="PT1060762H50M00.050000288S" calcext:value-type="time">
            <text:p>10:50</text:p>
          </table:table-cell>
          <table:table-cell office:value-type="float" office:value="267913" calcext:value-type="float">
            <text:p>267913</text:p>
          </table:table-cell>
          <table:table-cell table:number-columns-repeated="2"/>
        </table:table-row>
        <table:table-row table:style-name="ro1">
          <table:table-cell office:value-type="time" office:time-value="PT1060763H00M00.049999729S" calcext:value-type="time">
            <text:p>11:00</text:p>
          </table:table-cell>
          <table:table-cell office:value-type="float" office:value="324560" calcext:value-type="float">
            <text:p>324560</text:p>
          </table:table-cell>
          <table:table-cell table:number-columns-repeated="2"/>
        </table:table-row>
        <table:table-row table:style-name="ro1">
          <table:table-cell office:value-type="time" office:time-value="PT1060763H10M00.050000008S" calcext:value-type="time">
            <text:p>11:10</text:p>
          </table:table-cell>
          <table:table-cell office:value-type="float" office:value="342046" calcext:value-type="float">
            <text:p>342046</text:p>
          </table:table-cell>
          <table:table-cell table:number-columns-repeated="2"/>
        </table:table-row>
        <table:table-row table:style-name="ro1">
          <table:table-cell office:value-type="time" office:time-value="PT1060763H20M00.050000288S" calcext:value-type="time">
            <text:p>11:20</text:p>
          </table:table-cell>
          <table:table-cell office:value-type="float" office:value="171507" calcext:value-type="float">
            <text:p>171507</text:p>
          </table:table-cell>
          <table:table-cell table:number-columns-repeated="2"/>
        </table:table-row>
        <table:table-row table:style-name="ro1">
          <table:table-cell office:value-type="time" office:time-value="PT1060763H30M00.049999729S" calcext:value-type="time">
            <text:p>11:30</text:p>
          </table:table-cell>
          <table:table-cell office:value-type="float" office:value="286790" calcext:value-type="float">
            <text:p>286790</text:p>
          </table:table-cell>
          <table:table-cell table:number-columns-repeated="2"/>
        </table:table-row>
        <table:table-row table:style-name="ro1">
          <table:table-cell office:value-type="time" office:time-value="PT1060763H40M00.04999917S" calcext:value-type="time">
            <text:p>11:40</text:p>
          </table:table-cell>
          <table:table-cell office:value-type="float" office:value="346953" calcext:value-type="float">
            <text:p>346953</text:p>
          </table:table-cell>
          <table:table-cell table:number-columns-repeated="2"/>
        </table:table-row>
        <table:table-row table:style-name="ro1">
          <table:table-cell office:value-type="time" office:time-value="PT1060763H50M00.050000288S" calcext:value-type="time">
            <text:p>11:50</text:p>
          </table:table-cell>
          <table:table-cell office:value-type="float" office:value="297582" calcext:value-type="float">
            <text:p>297582</text:p>
          </table:table-cell>
          <table:table-cell table:number-columns-repeated="2"/>
        </table:table-row>
        <table:table-row table:style-name="ro1">
          <table:table-cell office:value-type="time" office:time-value="PT1060764H00M00.049999729S" calcext:value-type="time">
            <text:p>12:00</text:p>
          </table:table-cell>
          <table:table-cell office:value-type="float" office:value="779587" calcext:value-type="float">
            <text:p>779587</text:p>
          </table:table-cell>
          <table:table-cell table:number-columns-repeated="2"/>
        </table:table-row>
        <table:table-row table:style-name="ro1">
          <table:table-cell office:value-type="time" office:time-value="PT1060764H10M00.050000846S" calcext:value-type="time">
            <text:p>12:10</text:p>
          </table:table-cell>
          <table:table-cell office:value-type="float" office:value="416036" calcext:value-type="float">
            <text:p>416036</text:p>
          </table:table-cell>
          <table:table-cell table:number-columns-repeated="2"/>
        </table:table-row>
        <table:table-row table:style-name="ro1">
          <table:table-cell office:value-type="time" office:time-value="PT1060764H20M00.050000288S" calcext:value-type="time">
            <text:p>12:20</text:p>
          </table:table-cell>
          <table:table-cell office:value-type="float" office:value="371955" calcext:value-type="float">
            <text:p>371955</text:p>
          </table:table-cell>
          <table:table-cell table:number-columns-repeated="2"/>
        </table:table-row>
        <table:table-row table:style-name="ro1">
          <table:table-cell office:value-type="time" office:time-value="PT1060764H30M00.049999729S" calcext:value-type="time">
            <text:p>12:30</text:p>
          </table:table-cell>
          <table:table-cell office:value-type="float" office:value="557372" calcext:value-type="float">
            <text:p>557372</text:p>
          </table:table-cell>
          <table:table-cell table:number-columns-repeated="2"/>
        </table:table-row>
        <table:table-row table:style-name="ro1">
          <table:table-cell office:value-type="time" office:time-value="PT1060764H40M00.050000008S" calcext:value-type="time">
            <text:p>12:40</text:p>
          </table:table-cell>
          <table:table-cell office:value-type="float" office:value="476234" calcext:value-type="float">
            <text:p>476234</text:p>
          </table:table-cell>
          <table:table-cell table:number-columns-repeated="2"/>
        </table:table-row>
        <table:table-row table:style-name="ro1">
          <table:table-cell office:value-type="time" office:time-value="PT1060764H50M00.050000288S" calcext:value-type="time">
            <text:p>12:50</text:p>
          </table:table-cell>
          <table:table-cell office:value-type="float" office:value="377048" calcext:value-type="float">
            <text:p>377048</text:p>
          </table:table-cell>
          <table:table-cell table:number-columns-repeated="2"/>
        </table:table-row>
        <table:table-row table:style-name="ro1">
          <table:table-cell office:value-type="time" office:time-value="PT1060765H00M00.049999729S" calcext:value-type="time">
            <text:p>13:00</text:p>
          </table:table-cell>
          <table:table-cell office:value-type="float" office:value="117091" calcext:value-type="float">
            <text:p>117091</text:p>
          </table:table-cell>
          <table:table-cell table:number-columns-repeated="2"/>
        </table:table-row>
        <table:table-row table:style-name="ro1">
          <table:table-cell office:value-type="time" office:time-value="PT1060765H10M00.04999917S" calcext:value-type="time">
            <text:p>13:10</text:p>
          </table:table-cell>
          <table:table-cell office:value-type="float" office:value="444633" calcext:value-type="float">
            <text:p>444633</text:p>
          </table:table-cell>
          <table:table-cell table:number-columns-repeated="2"/>
        </table:table-row>
        <table:table-row table:style-name="ro1">
          <table:table-cell office:value-type="time" office:time-value="PT1060765H20M00.050000288S" calcext:value-type="time">
            <text:p>13:20</text:p>
          </table:table-cell>
          <table:table-cell office:value-type="float" office:value="547507" calcext:value-type="float">
            <text:p>547507</text:p>
          </table:table-cell>
          <table:table-cell table:number-columns-repeated="2"/>
        </table:table-row>
        <table:table-row table:style-name="ro1">
          <table:table-cell office:value-type="time" office:time-value="PT1060765H30M00.049999729S" calcext:value-type="time">
            <text:p>13:30</text:p>
          </table:table-cell>
          <table:table-cell office:value-type="float" office:value="485524" calcext:value-type="float">
            <text:p>485524</text:p>
          </table:table-cell>
          <table:table-cell table:number-columns-repeated="2"/>
        </table:table-row>
        <table:table-row table:style-name="ro1">
          <table:table-cell office:value-type="time" office:time-value="PT1060765H40M00.050000846S" calcext:value-type="time">
            <text:p>13:40</text:p>
          </table:table-cell>
          <table:table-cell office:value-type="float" office:value="547314" calcext:value-type="float">
            <text:p>547314</text:p>
          </table:table-cell>
          <table:table-cell table:number-columns-repeated="2"/>
        </table:table-row>
        <table:table-row table:style-name="ro1">
          <table:table-cell office:value-type="time" office:time-value="PT1060765H50M00.050000288S" calcext:value-type="time">
            <text:p>13:50</text:p>
          </table:table-cell>
          <table:table-cell office:value-type="float" office:value="322924" calcext:value-type="float">
            <text:p>322924</text:p>
          </table:table-cell>
          <table:table-cell/>
          <table:table-cell office:value-type="string" calcext:value-type="string">
            <text:p>Example, with a graph</text:p>
          </table:table-cell>
        </table:table-row>
        <table:table-row table:style-name="ro1">
          <table:table-cell office:value-type="time" office:time-value="PT1060766H00M00.049999729S" calcext:value-type="time">
            <text:p>14:00</text:p>
          </table:table-cell>
          <table:table-cell office:value-type="float" office:value="1092019" calcext:value-type="float">
            <text:p>1092019</text:p>
          </table:table-cell>
          <table:table-cell table:number-columns-repeated="2"/>
        </table:table-row>
        <table:table-row table:style-name="ro1">
          <table:table-cell office:value-type="time" office:time-value="PT1060766H10M00.050000008S" calcext:value-type="time">
            <text:p>14:10</text:p>
          </table:table-cell>
          <table:table-cell office:value-type="float" office:value="199903" calcext:value-type="float">
            <text:p>199903</text:p>
          </table:table-cell>
          <table:table-cell table:number-columns-repeated="2"/>
        </table:table-row>
        <table:table-row table:style-name="ro1">
          <table:table-cell office:value-type="time" office:time-value="PT1060766H20M00.050000288S" calcext:value-type="time">
            <text:p>14:20</text:p>
          </table:table-cell>
          <table:table-cell office:value-type="float" office:value="574129" calcext:value-type="float">
            <text:p>574129</text:p>
          </table:table-cell>
          <table:table-cell table:number-columns-repeated="2"/>
        </table:table-row>
        <table:table-row table:style-name="ro1">
          <table:table-cell office:value-type="time" office:time-value="PT1060766H30M00.049999729S" calcext:value-type="time">
            <text:p>14:30</text:p>
          </table:table-cell>
          <table:table-cell office:value-type="float" office:value="721306" calcext:value-type="float">
            <text:p>721306</text:p>
          </table:table-cell>
          <table:table-cell table:number-columns-repeated="2"/>
        </table:table-row>
        <table:table-row table:style-name="ro1">
          <table:table-cell office:value-type="time" office:time-value="PT1060766H40M00.04999917S" calcext:value-type="time">
            <text:p>14:40</text:p>
          </table:table-cell>
          <table:table-cell office:value-type="float" office:value="808404" calcext:value-type="float">
            <text:p>808404</text:p>
          </table:table-cell>
          <table:table-cell table:number-columns-repeated="2"/>
        </table:table-row>
        <table:table-row table:style-name="ro1">
          <table:table-cell office:value-type="time" office:time-value="PT1060766H50M00.050000288S" calcext:value-type="time">
            <text:p>14:50</text:p>
          </table:table-cell>
          <table:table-cell office:value-type="float" office:value="735837" calcext:value-type="float">
            <text:p>735837</text:p>
          </table:table-cell>
          <table:table-cell table:number-columns-repeated="2"/>
        </table:table-row>
        <table:table-row table:style-name="ro1">
          <table:table-cell office:value-type="time" office:time-value="PT1060767H00M00.049999729S" calcext:value-type="time">
            <text:p>15:00</text:p>
          </table:table-cell>
          <table:table-cell office:value-type="float" office:value="426842" calcext:value-type="float">
            <text:p>426842</text:p>
          </table:table-cell>
          <table:table-cell table:number-columns-repeated="2"/>
        </table:table-row>
        <table:table-row table:style-name="ro1">
          <table:table-cell office:value-type="time" office:time-value="PT1060767H10M00.050000846S" calcext:value-type="time">
            <text:p>15:10</text:p>
          </table:table-cell>
          <table:table-cell office:value-type="float" office:value="213035" calcext:value-type="float">
            <text:p>213035</text:p>
          </table:table-cell>
          <table:table-cell table:number-columns-repeated="2"/>
        </table:table-row>
        <table:table-row table:style-name="ro1">
          <table:table-cell office:value-type="time" office:time-value="PT1060767H20M00.050000288S" calcext:value-type="time">
            <text:p>15:20</text:p>
          </table:table-cell>
          <table:table-cell office:value-type="float" office:value="308223" calcext:value-type="float">
            <text:p>308223</text:p>
          </table:table-cell>
          <table:table-cell table:number-columns-repeated="2"/>
        </table:table-row>
        <table:table-row table:style-name="ro1">
          <table:table-cell office:value-type="time" office:time-value="PT1060767H30M00.049999729S" calcext:value-type="time">
            <text:p>15:30</text:p>
          </table:table-cell>
          <table:table-cell office:value-type="float" office:value="473039" calcext:value-type="float">
            <text:p>473039</text:p>
          </table:table-cell>
          <table:table-cell table:number-columns-repeated="2"/>
        </table:table-row>
        <table:table-row table:style-name="ro1">
          <table:table-cell office:value-type="time" office:time-value="PT1060767H40M00.050000008S" calcext:value-type="time">
            <text:p>15:40</text:p>
          </table:table-cell>
          <table:table-cell office:value-type="float" office:value="556375" calcext:value-type="float">
            <text:p>556375</text:p>
          </table:table-cell>
          <table:table-cell table:number-columns-repeated="2"/>
        </table:table-row>
        <table:table-row table:style-name="ro1">
          <table:table-cell office:value-type="time" office:time-value="PT1060767H50M00.050000288S" calcext:value-type="time">
            <text:p>15:50</text:p>
          </table:table-cell>
          <table:table-cell office:value-type="float" office:value="549040" calcext:value-type="float">
            <text:p>549040</text:p>
          </table:table-cell>
          <table:table-cell table:number-columns-repeated="2"/>
        </table:table-row>
        <table:table-row table:style-name="ro1">
          <table:table-cell office:value-type="time" office:time-value="PT1060768H00M00.049999729S" calcext:value-type="time">
            <text:p>16:00</text:p>
          </table:table-cell>
          <table:table-cell office:value-type="float" office:value="780939" calcext:value-type="float">
            <text:p>780939</text:p>
          </table:table-cell>
          <table:table-cell table:number-columns-repeated="2"/>
        </table:table-row>
        <table:table-row table:style-name="ro1">
          <table:table-cell office:value-type="time" office:time-value="PT1060768H10M00.04999917S" calcext:value-type="time">
            <text:p>16:10</text:p>
          </table:table-cell>
          <table:table-cell office:value-type="float" office:value="516135" calcext:value-type="float">
            <text:p>516135</text:p>
          </table:table-cell>
          <table:table-cell table:number-columns-repeated="2"/>
        </table:table-row>
        <table:table-row table:style-name="ro1">
          <table:table-cell office:value-type="time" office:time-value="PT1060768H20M00.050000288S" calcext:value-type="time">
            <text:p>16:20</text:p>
          </table:table-cell>
          <table:table-cell office:value-type="float" office:value="522682" calcext:value-type="float">
            <text:p>522682</text:p>
          </table:table-cell>
          <table:table-cell table:number-columns-repeated="2"/>
        </table:table-row>
        <table:table-row table:style-name="ro1">
          <table:table-cell office:value-type="time" office:time-value="PT1060768H30M00.049999729S" calcext:value-type="time">
            <text:p>16:30</text:p>
          </table:table-cell>
          <table:table-cell office:value-type="float" office:value="255543" calcext:value-type="float">
            <text:p>255543</text:p>
          </table:table-cell>
          <table:table-cell table:number-columns-repeated="2"/>
        </table:table-row>
        <table:table-row table:style-name="ro1">
          <table:table-cell office:value-type="time" office:time-value="PT1060768H40M00.050000846S" calcext:value-type="time">
            <text:p>16:40</text:p>
          </table:table-cell>
          <table:table-cell office:value-type="float" office:value="621437" calcext:value-type="float">
            <text:p>621437</text:p>
          </table:table-cell>
          <table:table-cell table:number-columns-repeated="2"/>
        </table:table-row>
        <table:table-row table:style-name="ro1">
          <table:table-cell office:value-type="time" office:time-value="PT1060768H50M00.050000288S" calcext:value-type="time">
            <text:p>16:50</text:p>
          </table:table-cell>
          <table:table-cell office:value-type="float" office:value="737701" calcext:value-type="float">
            <text:p>737701</text:p>
          </table:table-cell>
          <table:table-cell table:number-columns-repeated="2"/>
        </table:table-row>
        <table:table-row table:style-name="ro1">
          <table:table-cell office:value-type="time" office:time-value="PT1060769H00M00.049999729S" calcext:value-type="time">
            <text:p>17:00</text:p>
          </table:table-cell>
          <table:table-cell office:value-type="float" office:value="167441" calcext:value-type="float">
            <text:p>167441</text:p>
          </table:table-cell>
          <table:table-cell table:number-columns-repeated="2"/>
        </table:table-row>
        <table:table-row table:style-name="ro1">
          <table:table-cell office:value-type="time" office:time-value="PT1060769H10M00.050000008S" calcext:value-type="time">
            <text:p>17:10</text:p>
          </table:table-cell>
          <table:table-cell office:value-type="float" office:value="585977" calcext:value-type="float">
            <text:p>585977</text:p>
          </table:table-cell>
          <table:table-cell table:number-columns-repeated="2"/>
        </table:table-row>
        <table:table-row table:style-name="ro1">
          <table:table-cell office:value-type="time" office:time-value="PT1060769H20M00.050000288S" calcext:value-type="time">
            <text:p>17:20</text:p>
          </table:table-cell>
          <table:table-cell office:value-type="float" office:value="668247" calcext:value-type="float">
            <text:p>668247</text:p>
          </table:table-cell>
          <table:table-cell table:number-columns-repeated="2"/>
        </table:table-row>
        <table:table-row table:style-name="ro1">
          <table:table-cell office:value-type="time" office:time-value="PT1060769H30M00.049999729S" calcext:value-type="time">
            <text:p>17:30</text:p>
          </table:table-cell>
          <table:table-cell office:value-type="float" office:value="415742" calcext:value-type="float">
            <text:p>415742</text:p>
          </table:table-cell>
          <table:table-cell table:number-columns-repeated="2"/>
        </table:table-row>
        <table:table-row table:style-name="ro1">
          <table:table-cell office:value-type="time" office:time-value="PT1060769H40M00.04999917S" calcext:value-type="time">
            <text:p>17:40</text:p>
          </table:table-cell>
          <table:table-cell office:value-type="float" office:value="727229" calcext:value-type="float">
            <text:p>727229</text:p>
          </table:table-cell>
          <table:table-cell table:number-columns-repeated="2"/>
        </table:table-row>
        <table:table-row table:style-name="ro1">
          <table:table-cell office:value-type="time" office:time-value="PT1060769H50M00.050000288S" calcext:value-type="time">
            <text:p>17:50</text:p>
          </table:table-cell>
          <table:table-cell office:value-type="float" office:value="338148" calcext:value-type="float">
            <text:p>338148</text:p>
          </table:table-cell>
          <table:table-cell table:number-columns-repeated="2"/>
        </table:table-row>
        <table:table-row table:style-name="ro1">
          <table:table-cell office:value-type="time" office:time-value="PT1060770H00M00.049999729S" calcext:value-type="time">
            <text:p>18:00</text:p>
          </table:table-cell>
          <table:table-cell office:value-type="float" office:value="398395" calcext:value-type="float">
            <text:p>398395</text:p>
          </table:table-cell>
          <table:table-cell table:number-columns-repeated="2"/>
        </table:table-row>
        <table:table-row table:style-name="ro1">
          <table:table-cell office:value-type="time" office:time-value="PT1060770H10M00.050000846S" calcext:value-type="time">
            <text:p>18:10</text:p>
          </table:table-cell>
          <table:table-cell office:value-type="float" office:value="677948" calcext:value-type="float">
            <text:p>677948</text:p>
          </table:table-cell>
          <table:table-cell table:number-columns-repeated="2"/>
        </table:table-row>
        <table:table-row table:style-name="ro1">
          <table:table-cell office:value-type="time" office:time-value="PT1060770H20M00.050000288S" calcext:value-type="time">
            <text:p>18:20</text:p>
          </table:table-cell>
          <table:table-cell office:value-type="float" office:value="653787" calcext:value-type="float">
            <text:p>653787</text:p>
          </table:table-cell>
          <table:table-cell table:number-columns-repeated="2"/>
        </table:table-row>
        <table:table-row table:style-name="ro1">
          <table:table-cell office:value-type="time" office:time-value="PT1060770H30M00.049999729S" calcext:value-type="time">
            <text:p>18:30</text:p>
          </table:table-cell>
          <table:table-cell office:value-type="float" office:value="650538" calcext:value-type="float">
            <text:p>650538</text:p>
          </table:table-cell>
          <table:table-cell table:number-columns-repeated="2"/>
        </table:table-row>
        <table:table-row table:style-name="ro1">
          <table:table-cell office:value-type="time" office:time-value="PT1060770H40M00.050000008S" calcext:value-type="time">
            <text:p>18:40</text:p>
          </table:table-cell>
          <table:table-cell office:value-type="float" office:value="662722" calcext:value-type="float">
            <text:p>662722</text:p>
          </table:table-cell>
          <table:table-cell table:number-columns-repeated="2"/>
        </table:table-row>
        <table:table-row table:style-name="ro1">
          <table:table-cell office:value-type="time" office:time-value="PT1060770H50M00.050000288S" calcext:value-type="time">
            <text:p>18:50</text:p>
          </table:table-cell>
          <table:table-cell office:value-type="float" office:value="751391" calcext:value-type="float">
            <text:p>751391</text:p>
          </table:table-cell>
          <table:table-cell table:number-columns-repeated="2"/>
        </table:table-row>
        <table:table-row table:style-name="ro1">
          <table:table-cell office:value-type="time" office:time-value="PT1060771H00M00.049999729S" calcext:value-type="time">
            <text:p>19:00</text:p>
          </table:table-cell>
          <table:table-cell office:value-type="float" office:value="684967" calcext:value-type="float">
            <text:p>684967</text:p>
          </table:table-cell>
          <table:table-cell table:number-columns-repeated="2"/>
        </table:table-row>
        <table:table-row table:style-name="ro1">
          <table:table-cell office:value-type="time" office:time-value="PT1060771H10M00.04999917S" calcext:value-type="time">
            <text:p>19:10</text:p>
          </table:table-cell>
          <table:table-cell office:value-type="float" office:value="494758" calcext:value-type="float">
            <text:p>494758</text:p>
          </table:table-cell>
          <table:table-cell table:number-columns-repeated="2"/>
        </table:table-row>
        <table:table-row table:style-name="ro1">
          <table:table-cell office:value-type="time" office:time-value="PT1060771H20M00.050000288S" calcext:value-type="time">
            <text:p>19:20</text:p>
          </table:table-cell>
          <table:table-cell office:value-type="float" office:value="500284" calcext:value-type="float">
            <text:p>500284</text:p>
          </table:table-cell>
          <table:table-cell table:number-columns-repeated="2"/>
        </table:table-row>
        <table:table-row table:style-name="ro1">
          <table:table-cell office:value-type="time" office:time-value="PT1060771H30M00.049999729S" calcext:value-type="time">
            <text:p>19:30</text:p>
          </table:table-cell>
          <table:table-cell office:value-type="float" office:value="775128" calcext:value-type="float">
            <text:p>775128</text:p>
          </table:table-cell>
          <table:table-cell table:number-columns-repeated="2"/>
        </table:table-row>
        <table:table-row table:style-name="ro1">
          <table:table-cell office:value-type="time" office:time-value="PT1060771H40M00.050000846S" calcext:value-type="time">
            <text:p>19:40</text:p>
          </table:table-cell>
          <table:table-cell office:value-type="float" office:value="276588" calcext:value-type="float">
            <text:p>276588</text:p>
          </table:table-cell>
          <table:table-cell table:number-columns-repeated="2"/>
        </table:table-row>
        <table:table-row table:style-name="ro1">
          <table:table-cell office:value-type="time" office:time-value="PT1060771H50M00.050000288S" calcext:value-type="time">
            <text:p>19:50</text:p>
          </table:table-cell>
          <table:table-cell office:value-type="float" office:value="798363" calcext:value-type="float">
            <text:p>798363</text:p>
          </table:table-cell>
          <table:table-cell table:number-columns-repeated="2"/>
        </table:table-row>
        <table:table-row table:style-name="ro1">
          <table:table-cell office:value-type="time" office:time-value="PT1060772H00M00.049999729S" calcext:value-type="time">
            <text:p>20:00</text:p>
          </table:table-cell>
          <table:table-cell office:value-type="float" office:value="815767" calcext:value-type="float">
            <text:p>815767</text:p>
          </table:table-cell>
          <table:table-cell table:number-columns-repeated="2"/>
        </table:table-row>
        <table:table-row table:style-name="ro1">
          <table:table-cell office:value-type="time" office:time-value="PT1060772H10M00.050000008S" calcext:value-type="time">
            <text:p>20:10</text:p>
          </table:table-cell>
          <table:table-cell office:value-type="float" office:value="873728" calcext:value-type="float">
            <text:p>873728</text:p>
          </table:table-cell>
          <table:table-cell table:number-columns-repeated="2"/>
        </table:table-row>
        <table:table-row table:style-name="ro1">
          <table:table-cell office:value-type="time" office:time-value="PT1060772H20M00.050000288S" calcext:value-type="time">
            <text:p>20:20</text:p>
          </table:table-cell>
          <table:table-cell office:value-type="float" office:value="792746" calcext:value-type="float">
            <text:p>792746</text:p>
          </table:table-cell>
          <table:table-cell table:number-columns-repeated="2"/>
        </table:table-row>
        <table:table-row table:style-name="ro1">
          <table:table-cell office:value-type="time" office:time-value="PT1060772H30M00.049999729S" calcext:value-type="time">
            <text:p>20:30</text:p>
          </table:table-cell>
          <table:table-cell office:value-type="float" office:value="347205" calcext:value-type="float">
            <text:p>347205</text:p>
          </table:table-cell>
          <table:table-cell table:number-columns-repeated="2"/>
        </table:table-row>
        <table:table-row table:style-name="ro1">
          <table:table-cell office:value-type="time" office:time-value="PT1060772H40M00.04999917S" calcext:value-type="time">
            <text:p>20:40</text:p>
          </table:table-cell>
          <table:table-cell office:value-type="float" office:value="710856" calcext:value-type="float">
            <text:p>710856</text:p>
          </table:table-cell>
          <table:table-cell table:number-columns-repeated="2"/>
        </table:table-row>
        <table:table-row table:style-name="ro1">
          <table:table-cell office:value-type="time" office:time-value="PT1060772H50M00.050000288S" calcext:value-type="time">
            <text:p>20:50</text:p>
          </table:table-cell>
          <table:table-cell office:value-type="float" office:value="865209" calcext:value-type="float">
            <text:p>865209</text:p>
          </table:table-cell>
          <table:table-cell table:number-columns-repeated="2"/>
        </table:table-row>
        <table:table-row table:style-name="ro1">
          <table:table-cell office:value-type="time" office:time-value="PT1060773H00M00.049999729S" calcext:value-type="time">
            <text:p>21:00</text:p>
          </table:table-cell>
          <table:table-cell office:value-type="float" office:value="310105" calcext:value-type="float">
            <text:p>310105</text:p>
          </table:table-cell>
          <table:table-cell table:number-columns-repeated="2"/>
        </table:table-row>
        <table:table-row table:style-name="ro1">
          <table:table-cell office:value-type="time" office:time-value="PT1060773H10M00.050000846S" calcext:value-type="time">
            <text:p>21:10</text:p>
          </table:table-cell>
          <table:table-cell office:value-type="float" office:value="771271" calcext:value-type="float">
            <text:p>771271</text:p>
          </table:table-cell>
          <table:table-cell table:number-columns-repeated="2"/>
        </table:table-row>
        <table:table-row table:style-name="ro1">
          <table:table-cell office:value-type="time" office:time-value="PT1060773H20M00.050000288S" calcext:value-type="time">
            <text:p>21:20</text:p>
          </table:table-cell>
          <table:table-cell office:value-type="float" office:value="383787" calcext:value-type="float">
            <text:p>383787</text:p>
          </table:table-cell>
          <table:table-cell table:number-columns-repeated="2"/>
        </table:table-row>
        <table:table-row table:style-name="ro1">
          <table:table-cell office:value-type="time" office:time-value="PT1060773H30M00.049999729S" calcext:value-type="time">
            <text:p>21:30</text:p>
          </table:table-cell>
          <table:table-cell office:value-type="float" office:value="445283" calcext:value-type="float">
            <text:p>445283</text:p>
          </table:table-cell>
          <table:table-cell table:number-columns-repeated="2"/>
        </table:table-row>
        <table:table-row table:style-name="ro1">
          <table:table-cell office:value-type="time" office:time-value="PT1060773H40M00.050000008S" calcext:value-type="time">
            <text:p>21:40</text:p>
          </table:table-cell>
          <table:table-cell office:value-type="float" office:value="334773" calcext:value-type="float">
            <text:p>334773</text:p>
          </table:table-cell>
          <table:table-cell table:number-columns-repeated="2"/>
        </table:table-row>
        <table:table-row table:style-name="ro1">
          <table:table-cell office:value-type="time" office:time-value="PT1060773H50M00.050000288S" calcext:value-type="time">
            <text:p>21:50</text:p>
          </table:table-cell>
          <table:table-cell office:value-type="float" office:value="687464" calcext:value-type="float">
            <text:p>687464</text:p>
          </table:table-cell>
          <table:table-cell table:number-columns-repeated="2"/>
        </table:table-row>
        <table:table-row table:style-name="ro1">
          <table:table-cell office:value-type="time" office:time-value="PT1060774H00M00.049999729S" calcext:value-type="time">
            <text:p>22:00</text:p>
          </table:table-cell>
          <table:table-cell office:value-type="float" office:value="460378" calcext:value-type="float">
            <text:p>460378</text:p>
          </table:table-cell>
          <table:table-cell table:number-columns-repeated="2"/>
        </table:table-row>
        <table:table-row table:style-name="ro1">
          <table:table-cell office:value-type="time" office:time-value="PT1060774H10M00.04999917S" calcext:value-type="time">
            <text:p>22:10</text:p>
          </table:table-cell>
          <table:table-cell office:value-type="float" office:value="455516" calcext:value-type="float">
            <text:p>455516</text:p>
          </table:table-cell>
          <table:table-cell table:number-columns-repeated="2"/>
        </table:table-row>
        <table:table-row table:style-name="ro1">
          <table:table-cell office:value-type="time" office:time-value="PT1060774H20M00.050000288S" calcext:value-type="time">
            <text:p>22:20</text:p>
          </table:table-cell>
          <table:table-cell office:value-type="float" office:value="559815" calcext:value-type="float">
            <text:p>559815</text:p>
          </table:table-cell>
          <table:table-cell table:number-columns-repeated="2"/>
        </table:table-row>
        <table:table-row table:style-name="ro1">
          <table:table-cell office:value-type="time" office:time-value="PT1060774H30M00.049999729S" calcext:value-type="time">
            <text:p>22:30</text:p>
          </table:table-cell>
          <table:table-cell office:value-type="float" office:value="576323" calcext:value-type="float">
            <text:p>576323</text:p>
          </table:table-cell>
          <table:table-cell table:number-columns-repeated="2"/>
        </table:table-row>
        <table:table-row table:style-name="ro1">
          <table:table-cell office:value-type="time" office:time-value="PT1060774H40M00.050000846S" calcext:value-type="time">
            <text:p>22:40</text:p>
          </table:table-cell>
          <table:table-cell office:value-type="float" office:value="471521" calcext:value-type="float">
            <text:p>471521</text:p>
          </table:table-cell>
          <table:table-cell table:number-columns-repeated="2"/>
        </table:table-row>
        <table:table-row table:style-name="ro1">
          <table:table-cell office:value-type="time" office:time-value="PT1060774H50M00.050000288S" calcext:value-type="time">
            <text:p>22:50</text:p>
          </table:table-cell>
          <table:table-cell office:value-type="float" office:value="744550" calcext:value-type="float">
            <text:p>744550</text:p>
          </table:table-cell>
          <table:table-cell table:number-columns-repeated="2"/>
        </table:table-row>
        <table:table-row table:style-name="ro1">
          <table:table-cell office:value-type="time" office:time-value="PT1060775H00M00.049999729S" calcext:value-type="time">
            <text:p>23:00</text:p>
          </table:table-cell>
          <table:table-cell office:value-type="float" office:value="389534" calcext:value-type="float">
            <text:p>389534</text:p>
          </table:table-cell>
          <table:table-cell table:number-columns-repeated="2"/>
        </table:table-row>
        <table:table-row table:style-name="ro1">
          <table:table-cell office:value-type="time" office:time-value="PT1060775H10M00.050000008S" calcext:value-type="time">
            <text:p>23:10</text:p>
          </table:table-cell>
          <table:table-cell office:value-type="float" office:value="619858" calcext:value-type="float">
            <text:p>619858</text:p>
          </table:table-cell>
          <table:table-cell table:number-columns-repeated="2"/>
        </table:table-row>
        <table:table-row table:style-name="ro1">
          <table:table-cell office:value-type="time" office:time-value="PT1060775H20M00.050000288S" calcext:value-type="time">
            <text:p>23:20</text:p>
          </table:table-cell>
          <table:table-cell office:value-type="float" office:value="541043" calcext:value-type="float">
            <text:p>541043</text:p>
          </table:table-cell>
          <table:table-cell table:number-columns-repeated="2"/>
        </table:table-row>
        <table:table-row table:style-name="ro1">
          <table:table-cell office:value-type="time" office:time-value="PT1060775H30M00.049999729S" calcext:value-type="time">
            <text:p>23:30</text:p>
          </table:table-cell>
          <table:table-cell office:value-type="float" office:value="399503" calcext:value-type="float">
            <text:p>399503</text:p>
          </table:table-cell>
          <table:table-cell table:number-columns-repeated="2"/>
        </table:table-row>
        <table:table-row table:style-name="ro1">
          <table:table-cell office:value-type="time" office:time-value="PT1060775H40M00.04999917S" calcext:value-type="time">
            <text:p>23:40</text:p>
          </table:table-cell>
          <table:table-cell office:value-type="float" office:value="293594" calcext:value-type="float">
            <text:p>293594</text:p>
          </table:table-cell>
          <table:table-cell table:number-columns-repeated="2"/>
        </table:table-row>
        <table:table-row table:style-name="ro1">
          <table:table-cell office:value-type="time" office:time-value="PT1060775H50M00.050000288S" calcext:value-type="time">
            <text:p>23:50</text:p>
          </table:table-cell>
          <table:table-cell office:value-type="float" office:value="610166" calcext:value-type="float">
            <text:p>610166</text:p>
          </table:table-cell>
          <table:table-cell table:number-columns-repeated="2"/>
        </table:table-row>
        <table:table-row table:style-name="ro1">
          <table:table-cell office:value-type="time" office:time-value="PT1060776H00M00.049999729S" calcext:value-type="time">
            <text:p>00:00</text:p>
          </table:table-cell>
          <table:table-cell office:value-type="float" office:value="745248" calcext:value-type="float">
            <text:p>745248</text:p>
          </table:table-cell>
          <table:table-cell table:number-columns-repeated="2"/>
        </table:table-row>
        <table:table-row table:style-name="ro1">
          <table:table-cell office:value-type="time" office:time-value="PT1060776H10M00.050000846S" calcext:value-type="time">
            <text:p>00:10</text:p>
          </table:table-cell>
          <table:table-cell office:value-type="float" office:value="492384" calcext:value-type="float">
            <text:p>492384</text:p>
          </table:table-cell>
          <table:table-cell table:number-columns-repeated="2"/>
        </table:table-row>
        <table:table-row table:style-name="ro1">
          <table:table-cell office:value-type="time" office:time-value="PT1060776H20M00.050000288S" calcext:value-type="time">
            <text:p>00:20</text:p>
          </table:table-cell>
          <table:table-cell office:value-type="float" office:value="590167" calcext:value-type="float">
            <text:p>590167</text:p>
          </table:table-cell>
          <table:table-cell table:number-columns-repeated="2"/>
        </table:table-row>
        <table:table-row table:style-name="ro1">
          <table:table-cell office:value-type="time" office:time-value="PT1060776H30M00.049999729S" calcext:value-type="time">
            <text:p>00:30</text:p>
          </table:table-cell>
          <table:table-cell office:value-type="float" office:value="404149" calcext:value-type="float">
            <text:p>404149</text:p>
          </table:table-cell>
          <table:table-cell table:number-columns-repeated="2"/>
        </table:table-row>
        <table:table-row table:style-name="ro1">
          <table:table-cell office:value-type="time" office:time-value="PT1060776H40M00.050000008S" calcext:value-type="time">
            <text:p>00:40</text:p>
          </table:table-cell>
          <table:table-cell office:value-type="float" office:value="175416" calcext:value-type="float">
            <text:p>175416</text:p>
          </table:table-cell>
          <table:table-cell table:number-columns-repeated="2"/>
        </table:table-row>
        <table:table-row table:style-name="ro1">
          <table:table-cell office:value-type="time" office:time-value="PT1060776H50M00.050000288S" calcext:value-type="time">
            <text:p>00:50</text:p>
          </table:table-cell>
          <table:table-cell office:value-type="float" office:value="281996" calcext:value-type="float">
            <text:p>281996</text:p>
          </table:table-cell>
          <table:table-cell table:number-columns-repeated="2"/>
        </table:table-row>
        <table:table-row table:style-name="ro1">
          <table:table-cell office:value-type="time" office:time-value="PT1060777H00M00.049999729S" calcext:value-type="time">
            <text:p>01:00</text:p>
          </table:table-cell>
          <table:table-cell office:value-type="float" office:value="499982" calcext:value-type="float">
            <text:p>499982</text:p>
          </table:table-cell>
          <table:table-cell table:number-columns-repeated="2"/>
        </table:table-row>
        <table:table-row table:style-name="ro1">
          <table:table-cell office:value-type="time" office:time-value="PT1060777H10M00.04999917S" calcext:value-type="time">
            <text:p>01:10</text:p>
          </table:table-cell>
          <table:table-cell office:value-type="float" office:value="453697" calcext:value-type="float">
            <text:p>453697</text:p>
          </table:table-cell>
          <table:table-cell table:number-columns-repeated="2"/>
        </table:table-row>
        <table:table-row table:style-name="ro1">
          <table:table-cell office:value-type="time" office:time-value="PT1060777H20M00.050000288S" calcext:value-type="time">
            <text:p>01:20</text:p>
          </table:table-cell>
          <table:table-cell office:value-type="float" office:value="541642" calcext:value-type="float">
            <text:p>541642</text:p>
          </table:table-cell>
          <table:table-cell table:number-columns-repeated="2"/>
        </table:table-row>
        <table:table-row table:style-name="ro1">
          <table:table-cell office:value-type="time" office:time-value="PT1060777H30M00.049999729S" calcext:value-type="time">
            <text:p>01:30</text:p>
          </table:table-cell>
          <table:table-cell office:value-type="float" office:value="548138" calcext:value-type="float">
            <text:p>548138</text:p>
          </table:table-cell>
          <table:table-cell table:number-columns-repeated="2"/>
        </table:table-row>
        <table:table-row table:style-name="ro1">
          <table:table-cell office:value-type="time" office:time-value="PT1060777H40M00.050000846S" calcext:value-type="time">
            <text:p>01:40</text:p>
          </table:table-cell>
          <table:table-cell office:value-type="float" office:value="184460" calcext:value-type="float">
            <text:p>184460</text:p>
          </table:table-cell>
          <table:table-cell table:number-columns-repeated="2"/>
        </table:table-row>
        <table:table-row table:style-name="ro1">
          <table:table-cell office:value-type="time" office:time-value="PT1060777H50M00.050000288S" calcext:value-type="time">
            <text:p>01:50</text:p>
          </table:table-cell>
          <table:table-cell office:value-type="float" office:value="644144" calcext:value-type="float">
            <text:p>644144</text:p>
          </table:table-cell>
          <table:table-cell table:number-columns-repeated="2"/>
        </table:table-row>
        <table:table-row table:style-name="ro1">
          <table:table-cell office:value-type="time" office:time-value="PT1060778H00M00.049999729S" calcext:value-type="time">
            <text:p>02:00</text:p>
          </table:table-cell>
          <table:table-cell office:value-type="float" office:value="390067" calcext:value-type="float">
            <text:p>390067</text:p>
          </table:table-cell>
          <table:table-cell table:number-columns-repeated="2"/>
        </table:table-row>
        <table:table-row table:style-name="ro1">
          <table:table-cell office:value-type="time" office:time-value="PT1060778H10M00.050000008S" calcext:value-type="time">
            <text:p>02:10</text:p>
          </table:table-cell>
          <table:table-cell office:value-type="float" office:value="351460" calcext:value-type="float">
            <text:p>351460</text:p>
          </table:table-cell>
          <table:table-cell table:number-columns-repeated="2"/>
        </table:table-row>
        <table:table-row table:style-name="ro1">
          <table:table-cell office:value-type="time" office:time-value="PT1060778H20M00.050000288S" calcext:value-type="time">
            <text:p>02:20</text:p>
          </table:table-cell>
          <table:table-cell office:value-type="float" office:value="632139" calcext:value-type="float">
            <text:p>632139</text:p>
          </table:table-cell>
          <table:table-cell table:number-columns-repeated="2"/>
        </table:table-row>
        <table:table-row table:style-name="ro1">
          <table:table-cell office:value-type="time" office:time-value="PT1060778H30M00.049999729S" calcext:value-type="time">
            <text:p>02:30</text:p>
          </table:table-cell>
          <table:table-cell office:value-type="float" office:value="192419" calcext:value-type="float">
            <text:p>192419</text:p>
          </table:table-cell>
          <table:table-cell table:number-columns-repeated="2"/>
        </table:table-row>
        <table:table-row table:style-name="ro1">
          <table:table-cell office:value-type="time" office:time-value="PT1060778H40M00.04999917S" calcext:value-type="time">
            <text:p>02:40</text:p>
          </table:table-cell>
          <table:table-cell office:value-type="float" office:value="367243" calcext:value-type="float">
            <text:p>367243</text:p>
          </table:table-cell>
          <table:table-cell table:number-columns-repeated="2"/>
        </table:table-row>
        <table:table-row table:style-name="ro1">
          <table:table-cell office:value-type="time" office:time-value="PT1060778H50M00.050000288S" calcext:value-type="time">
            <text:p>02:50</text:p>
          </table:table-cell>
          <table:table-cell office:value-type="float" office:value="460888" calcext:value-type="float">
            <text:p>460888</text:p>
          </table:table-cell>
          <table:table-cell table:number-columns-repeated="2"/>
        </table:table-row>
        <table:table-row table:style-name="ro1">
          <table:table-cell office:value-type="time" office:time-value="PT1060779H00M00.049999729S" calcext:value-type="time">
            <text:p>03:00</text:p>
          </table:table-cell>
          <table:table-cell office:value-type="float" office:value="525885" calcext:value-type="float">
            <text:p>525885</text:p>
          </table:table-cell>
          <table:table-cell table:number-columns-repeated="2"/>
        </table:table-row>
        <table:table-row table:style-name="ro1">
          <table:table-cell office:value-type="time" office:time-value="PT1060779H10M00.050000846S" calcext:value-type="time">
            <text:p>03:10</text:p>
          </table:table-cell>
          <table:table-cell office:value-type="float" office:value="233581" calcext:value-type="float">
            <text:p>233581</text:p>
          </table:table-cell>
          <table:table-cell table:number-columns-repeated="2"/>
        </table:table-row>
        <table:table-row table:style-name="ro1">
          <table:table-cell office:value-type="time" office:time-value="PT1060779H20M00.050000288S" calcext:value-type="time">
            <text:p>03:20</text:p>
          </table:table-cell>
          <table:table-cell office:value-type="float" office:value="462367" calcext:value-type="float">
            <text:p>462367</text:p>
          </table:table-cell>
          <table:table-cell table:number-columns-repeated="2"/>
        </table:table-row>
        <table:table-row table:style-name="ro1">
          <table:table-cell office:value-type="time" office:time-value="PT1060779H30M00.049999729S" calcext:value-type="time">
            <text:p>03:30</text:p>
          </table:table-cell>
          <table:table-cell office:value-type="float" office:value="644539" calcext:value-type="float">
            <text:p>644539</text:p>
          </table:table-cell>
          <table:table-cell table:number-columns-repeated="2"/>
        </table:table-row>
        <table:table-row table:style-name="ro1">
          <table:table-cell office:value-type="time" office:time-value="PT1060779H40M00.050000008S" calcext:value-type="time">
            <text:p>03:40</text:p>
          </table:table-cell>
          <table:table-cell office:value-type="float" office:value="166076" calcext:value-type="float">
            <text:p>166076</text:p>
          </table:table-cell>
          <table:table-cell table:number-columns-repeated="2"/>
        </table:table-row>
        <table:table-row table:style-name="ro1">
          <table:table-cell office:value-type="time" office:time-value="PT1060779H50M00.050000288S" calcext:value-type="time">
            <text:p>03:50</text:p>
          </table:table-cell>
          <table:table-cell office:value-type="float" office:value="470761" calcext:value-type="float">
            <text:p>470761</text:p>
          </table:table-cell>
          <table:table-cell table:number-columns-repeated="2"/>
        </table:table-row>
        <table:table-row table:style-name="ro1">
          <table:table-cell office:value-type="time" office:time-value="PT1060780H00M00.049999729S" calcext:value-type="time">
            <text:p>04:00</text:p>
          </table:table-cell>
          <table:table-cell office:value-type="float" office:value="156356" calcext:value-type="float">
            <text:p>156356</text:p>
          </table:table-cell>
          <table:table-cell table:number-columns-repeated="2"/>
        </table:table-row>
        <table:table-row table:style-name="ro1">
          <table:table-cell office:value-type="time" office:time-value="PT1060780H10M00.04999917S" calcext:value-type="time">
            <text:p>04:10</text:p>
          </table:table-cell>
          <table:table-cell office:value-type="float" office:value="388452" calcext:value-type="float">
            <text:p>388452</text:p>
          </table:table-cell>
          <table:table-cell table:number-columns-repeated="2"/>
        </table:table-row>
        <table:table-row table:style-name="ro1">
          <table:table-cell office:value-type="time" office:time-value="PT1060780H20M00.050000288S" calcext:value-type="time">
            <text:p>04:20</text:p>
          </table:table-cell>
          <table:table-cell office:value-type="float" office:value="230010" calcext:value-type="float">
            <text:p>230010</text:p>
          </table:table-cell>
          <table:table-cell table:number-columns-repeated="2"/>
        </table:table-row>
        <table:table-row table:style-name="ro1">
          <table:table-cell office:value-type="time" office:time-value="PT1060780H30M00.049999729S" calcext:value-type="time">
            <text:p>04:30</text:p>
          </table:table-cell>
          <table:table-cell office:value-type="float" office:value="228315" calcext:value-type="float">
            <text:p>228315</text:p>
          </table:table-cell>
          <table:table-cell table:number-columns-repeated="2"/>
        </table:table-row>
        <table:table-row table:style-name="ro1">
          <table:table-cell office:value-type="time" office:time-value="PT1060780H40M00.050000846S" calcext:value-type="time">
            <text:p>04:40</text:p>
          </table:table-cell>
          <table:table-cell office:value-type="float" office:value="232344" calcext:value-type="float">
            <text:p>232344</text:p>
          </table:table-cell>
          <table:table-cell table:number-columns-repeated="2"/>
        </table:table-row>
        <table:table-row table:style-name="ro1">
          <table:table-cell office:value-type="time" office:time-value="PT1060780H50M00.050000288S" calcext:value-type="time">
            <text:p>04:50</text:p>
          </table:table-cell>
          <table:table-cell office:value-type="float" office:value="227081" calcext:value-type="float">
            <text:p>227081</text:p>
          </table:table-cell>
          <table:table-cell table:number-columns-repeated="2"/>
        </table:table-row>
        <table:table-row table:style-name="ro1">
          <table:table-cell office:value-type="time" office:time-value="PT1060781H00M00.049999729S" calcext:value-type="time">
            <text:p>05:00</text:p>
          </table:table-cell>
          <table:table-cell office:value-type="float" office:value="160856" calcext:value-type="float">
            <text:p>160856</text:p>
          </table:table-cell>
          <table:table-cell table:number-columns-repeated="2"/>
        </table:table-row>
        <table:table-row table:style-name="ro1">
          <table:table-cell office:value-type="time" office:time-value="PT1060781H10M00.050000008S" calcext:value-type="time">
            <text:p>05:10</text:p>
          </table:table-cell>
          <table:table-cell office:value-type="float" office:value="294695" calcext:value-type="float">
            <text:p>294695</text:p>
          </table:table-cell>
          <table:table-cell table:number-columns-repeated="2"/>
        </table:table-row>
        <table:table-row table:style-name="ro1">
          <table:table-cell office:value-type="time" office:time-value="PT1060781H20M00.050000288S" calcext:value-type="time">
            <text:p>05:20</text:p>
          </table:table-cell>
          <table:table-cell office:value-type="float" office:value="146065" calcext:value-type="float">
            <text:p>146065</text:p>
          </table:table-cell>
          <table:table-cell table:number-columns-repeated="2"/>
        </table:table-row>
        <table:table-row table:style-name="ro1">
          <table:table-cell office:value-type="time" office:time-value="PT1060781H30M00.049999729S" calcext:value-type="time">
            <text:p>05:30</text:p>
          </table:table-cell>
          <table:table-cell office:value-type="float" office:value="78114" calcext:value-type="float">
            <text:p>78114</text:p>
          </table:table-cell>
          <table:table-cell table:number-columns-repeated="2"/>
        </table:table-row>
        <table:table-row table:style-name="ro1">
          <table:table-cell office:value-type="time" office:time-value="PT1060781H40M00.04999917S" calcext:value-type="time">
            <text:p>05:40</text:p>
          </table:table-cell>
          <table:table-cell office:value-type="float" office:value="290552" calcext:value-type="float">
            <text:p>290552</text:p>
          </table:table-cell>
          <table:table-cell table:number-columns-repeated="2"/>
        </table:table-row>
        <table:table-row table:style-name="ro1">
          <table:table-cell office:value-type="time" office:time-value="PT1060781H50M00.050000288S" calcext:value-type="time">
            <text:p>05:50</text:p>
          </table:table-cell>
          <table:table-cell office:value-type="float" office:value="478654" calcext:value-type="float">
            <text:p>478654</text:p>
          </table:table-cell>
          <table:table-cell table:number-columns-repeated="2"/>
        </table:table-row>
        <table:table-row table:style-name="ro1">
          <table:table-cell office:value-type="time" office:time-value="PT1060782H00M00.049999729S" calcext:value-type="time">
            <text:p>06:00</text:p>
          </table:table-cell>
          <table:table-cell office:value-type="float" office:value="77923" calcext:value-type="float">
            <text:p>77923</text:p>
          </table:table-cell>
          <table:table-cell table:number-columns-repeated="2"/>
        </table:table-row>
        <table:table-row table:style-name="ro1">
          <table:table-cell office:value-type="time" office:time-value="PT1060782H10M00.050000846S" calcext:value-type="time">
            <text:p>06:10</text:p>
          </table:table-cell>
          <table:table-cell office:value-type="float" office:value="309861" calcext:value-type="float">
            <text:p>309861</text:p>
          </table:table-cell>
          <table:table-cell table:number-columns-repeated="2"/>
        </table:table-row>
        <table:table-row table:style-name="ro1">
          <table:table-cell office:value-type="time" office:time-value="PT1060782H20M00.050000288S" calcext:value-type="time">
            <text:p>06:20</text:p>
          </table:table-cell>
          <table:table-cell office:value-type="float" office:value="287437" calcext:value-type="float">
            <text:p>287437</text:p>
          </table:table-cell>
          <table:table-cell table:number-columns-repeated="2"/>
        </table:table-row>
        <table:table-row table:style-name="ro1">
          <table:table-cell office:value-type="time" office:time-value="PT1060782H30M00.049999729S" calcext:value-type="time">
            <text:p>06:30</text:p>
          </table:table-cell>
          <table:table-cell office:value-type="float" office:value="215976" calcext:value-type="float">
            <text:p>215976</text:p>
          </table:table-cell>
          <table:table-cell table:number-columns-repeated="2"/>
        </table:table-row>
        <table:table-row table:style-name="ro1">
          <table:table-cell office:value-type="time" office:time-value="PT1060782H40M00.050000008S" calcext:value-type="time">
            <text:p>06:40</text:p>
          </table:table-cell>
          <table:table-cell office:value-type="float" office:value="155707" calcext:value-type="float">
            <text:p>155707</text:p>
          </table:table-cell>
          <table:table-cell table:number-columns-repeated="2"/>
        </table:table-row>
        <table:table-row table:style-name="ro1">
          <table:table-cell office:value-type="time" office:time-value="PT1060782H50M00.050000288S" calcext:value-type="time">
            <text:p>06:50</text:p>
          </table:table-cell>
          <table:table-cell office:value-type="float" office:value="208702" calcext:value-type="float">
            <text:p>208702</text:p>
          </table:table-cell>
          <table:table-cell table:number-columns-repeated="2"/>
        </table:table-row>
        <table:table-row table:style-name="ro1">
          <table:table-cell office:value-type="time" office:time-value="PT1060783H00M00.049999729S" calcext:value-type="time">
            <text:p>07:00</text:p>
          </table:table-cell>
          <table:table-cell office:value-type="float" office:value="146819" calcext:value-type="float">
            <text:p>146819</text:p>
          </table:table-cell>
          <table:table-cell table:number-columns-repeated="2"/>
        </table:table-row>
        <table:table-row table:style-name="ro1">
          <table:table-cell office:value-type="time" office:time-value="PT1060783H10M00.04999917S" calcext:value-type="time">
            <text:p>07:10</text:p>
          </table:table-cell>
          <table:table-cell office:value-type="float" office:value="296226" calcext:value-type="float">
            <text:p>296226</text:p>
          </table:table-cell>
          <table:table-cell table:number-columns-repeated="2"/>
        </table:table-row>
        <table:table-row table:style-name="ro1">
          <table:table-cell office:value-type="time" office:time-value="PT1060783H20M00.050000288S" calcext:value-type="time">
            <text:p>07:20</text:p>
          </table:table-cell>
          <table:table-cell office:value-type="float" office:value="143540" calcext:value-type="float">
            <text:p>143540</text:p>
          </table:table-cell>
          <table:table-cell table:number-columns-repeated="2"/>
        </table:table-row>
        <table:table-row table:style-name="ro1">
          <table:table-cell office:value-type="time" office:time-value="PT1060783H30M00.049999729S" calcext:value-type="time">
            <text:p>07:30</text:p>
          </table:table-cell>
          <table:table-cell office:value-type="float" office:value="263709" calcext:value-type="float">
            <text:p>263709</text:p>
          </table:table-cell>
          <table:table-cell table:number-columns-repeated="2"/>
        </table:table-row>
        <table:table-row table:style-name="ro1">
          <table:table-cell office:value-type="time" office:time-value="PT1060783H40M00.050000846S" calcext:value-type="time">
            <text:p>07:40</text:p>
          </table:table-cell>
          <table:table-cell office:value-type="float" office:value="205857" calcext:value-type="float">
            <text:p>205857</text:p>
          </table:table-cell>
          <table:table-cell table:number-columns-repeated="2"/>
        </table:table-row>
        <table:table-row table:style-name="ro1">
          <table:table-cell office:value-type="time" office:time-value="PT1060783H50M00.050000288S" calcext:value-type="time">
            <text:p>07:50</text:p>
          </table:table-cell>
          <table:table-cell office:value-type="float" office:value="213849" calcext:value-type="float">
            <text:p>213849</text:p>
          </table:table-cell>
          <table:table-cell table:number-columns-repeated="2"/>
        </table:table-row>
        <table:table-row table:style-name="ro1">
          <table:table-cell office:value-type="time" office:time-value="PT1060784H00M00.049999729S" calcext:value-type="time">
            <text:p>08:00</text:p>
          </table:table-cell>
          <table:table-cell office:value-type="float" office:value="394990" calcext:value-type="float">
            <text:p>394990</text:p>
          </table:table-cell>
          <table:table-cell table:number-columns-repeated="2"/>
        </table:table-row>
        <table:table-row table:style-name="ro1">
          <table:table-cell office:value-type="time" office:time-value="PT1060784H10M00.050000008S" calcext:value-type="time">
            <text:p>08:10</text:p>
          </table:table-cell>
          <table:table-cell office:value-type="float" office:value="201028" calcext:value-type="float">
            <text:p>201028</text:p>
          </table:table-cell>
          <table:table-cell table:number-columns-repeated="2"/>
        </table:table-row>
        <table:table-row table:style-name="ro1">
          <table:table-cell office:value-type="time" office:time-value="PT1060784H20M00.050000288S" calcext:value-type="time">
            <text:p>08:20</text:p>
          </table:table-cell>
          <table:table-cell office:value-type="float" office:value="272683" calcext:value-type="float">
            <text:p>272683</text:p>
          </table:table-cell>
          <table:table-cell table:number-columns-repeated="2"/>
        </table:table-row>
        <table:table-row table:style-name="ro1">
          <table:table-cell office:value-type="time" office:time-value="PT1060784H30M00.049999729S" calcext:value-type="time">
            <text:p>08:30</text:p>
          </table:table-cell>
          <table:table-cell office:value-type="float" office:value="454788" calcext:value-type="float">
            <text:p>454788</text:p>
          </table:table-cell>
          <table:table-cell table:number-columns-repeated="2"/>
        </table:table-row>
        <table:table-row table:style-name="ro1">
          <table:table-cell office:value-type="time" office:time-value="PT1060784H40M00.04999917S" calcext:value-type="time">
            <text:p>08:40</text:p>
          </table:table-cell>
          <table:table-cell office:value-type="float" office:value="260064" calcext:value-type="float">
            <text:p>260064</text:p>
          </table:table-cell>
          <table:table-cell table:number-columns-repeated="2"/>
        </table:table-row>
        <table:table-row table:style-name="ro1">
          <table:table-cell office:value-type="time" office:time-value="PT1060784H50M00.050000288S" calcext:value-type="time">
            <text:p>08:50</text:p>
          </table:table-cell>
          <table:table-cell office:value-type="float" office:value="130809" calcext:value-type="float">
            <text:p>130809</text:p>
          </table:table-cell>
          <table:table-cell table:number-columns-repeated="2"/>
        </table:table-row>
        <table:table-row table:style-name="ro1">
          <table:table-cell office:value-type="time" office:time-value="PT1060785H00M00.049999729S" calcext:value-type="time">
            <text:p>09:00</text:p>
          </table:table-cell>
          <table:table-cell office:value-type="float" office:value="254354" calcext:value-type="float">
            <text:p>254354</text:p>
          </table:table-cell>
          <table:table-cell table:number-columns-repeated="2"/>
        </table:table-row>
        <table:table-row table:style-name="ro1">
          <table:table-cell office:value-type="time" office:time-value="PT1060785H10M00.050000846S" calcext:value-type="time">
            <text:p>09:10</text:p>
          </table:table-cell>
          <table:table-cell office:value-type="float" office:value="323454" calcext:value-type="float">
            <text:p>323454</text:p>
          </table:table-cell>
          <table:table-cell table:number-columns-repeated="2"/>
        </table:table-row>
        <table:table-row table:style-name="ro1">
          <table:table-cell office:value-type="time" office:time-value="PT1060785H20M00.050000288S" calcext:value-type="time">
            <text:p>09:20</text:p>
          </table:table-cell>
          <table:table-cell office:value-type="float" office:value="318751" calcext:value-type="float">
            <text:p>318751</text:p>
          </table:table-cell>
          <table:table-cell table:number-columns-repeated="2"/>
        </table:table-row>
        <table:table-row table:style-name="ro1">
          <table:table-cell office:value-type="time" office:time-value="PT1060785H30M00.049999729S" calcext:value-type="time">
            <text:p>09:30</text:p>
          </table:table-cell>
          <table:table-cell office:value-type="float" office:value="241479" calcext:value-type="float">
            <text:p>241479</text:p>
          </table:table-cell>
          <table:table-cell table:number-columns-repeated="2"/>
        </table:table-row>
        <table:table-row table:style-name="ro1">
          <table:table-cell office:value-type="time" office:time-value="PT1060785H40M00.050000008S" calcext:value-type="time">
            <text:p>09:40</text:p>
          </table:table-cell>
          <table:table-cell office:value-type="float" office:value="234994" calcext:value-type="float">
            <text:p>234994</text:p>
          </table:table-cell>
          <table:table-cell table:number-columns-repeated="2"/>
        </table:table-row>
        <table:table-row table:style-name="ro1">
          <table:table-cell office:value-type="time" office:time-value="PT1060785H50M00.050000288S" calcext:value-type="time">
            <text:p>09:50</text:p>
          </table:table-cell>
          <table:table-cell office:value-type="float" office:value="283496" calcext:value-type="float">
            <text:p>283496</text:p>
          </table:table-cell>
          <table:table-cell table:number-columns-repeated="2"/>
        </table:table-row>
        <table:table-row table:style-name="ro1">
          <table:table-cell office:value-type="time" office:time-value="PT1060786H00M00.049999729S" calcext:value-type="time">
            <text:p>10:00</text:p>
          </table:table-cell>
          <table:table-cell office:value-type="float" office:value="227855" calcext:value-type="float">
            <text:p>227855</text:p>
          </table:table-cell>
          <table:table-cell table:number-columns-repeated="2"/>
        </table:table-row>
        <table:table-row table:style-name="ro1">
          <table:table-cell office:value-type="time" office:time-value="PT1060786H10M00.04999917S" calcext:value-type="time">
            <text:p>10:10</text:p>
          </table:table-cell>
          <table:table-cell office:value-type="float" office:value="171482" calcext:value-type="float">
            <text:p>171482</text:p>
          </table:table-cell>
          <table:table-cell table:number-columns-repeated="2"/>
        </table:table-row>
        <table:table-row table:style-name="ro1">
          <table:table-cell office:value-type="time" office:time-value="PT1060786H20M00.050000288S" calcext:value-type="time">
            <text:p>10:20</text:p>
          </table:table-cell>
          <table:table-cell office:value-type="float" office:value="57128" calcext:value-type="float">
            <text:p>57128</text:p>
          </table:table-cell>
          <table:table-cell table:number-columns-repeated="2"/>
        </table:table-row>
        <table:table-row table:style-name="ro1" table:number-rows-repeated="104842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 after processing" table:style-name="ta1">
        <table:shapes>
          <draw:frame draw:z-index="0" draw:style-name="gr1" draw:text-style-name="P1" svg:width="6.2988in" svg:height="3.5429in" svg:x="10.6638in" svg:y="0.3114in">
            <draw:object draw:notify-on-update-of-ranges="'B after processing'.A1:'B after processing'.A1 'B after processing'.A2:'B after processing'.A140 'B after processing'.B1:'B after processing'.B1 'B after processing'.B2:'B after processing'.B140 'B after processing'.C1:'B after processing'.C1 'B after processing'.C2:'B after processing'.C140 'B after processing'.D1:'B after processing'.D1 'B after processing'.D2:'B after processing'.D140 'B after processing'.E1:'B after processing'.E1 'B after processing'.E2:'B after processing'.E140 'B after processing'.F1:'B after processing'.F1 'B after processing'.F2:'B after processing'.F140 'B after processing'.G1:'B after processing'.G1 'B after processing'.G2:'B after processing'.G140 'B after processing'.H1:'B after processing'.H1 'B after processing'.H2:'B after processing'.H140 'B after processing'.I1:'B after processing'.I1 'B after processing'.I2:'B after processing'.I140 'B after processing'.J1:'B after processing'.J1 'B after processing'.J2:'B after processing'.J1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3"/>
        <table:table-column table:style-name="co4" table:number-columns-repeated="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verage+sd</text:p>
          </table:table-cell>
          <table:table-cell office:value-type="string" calcext:value-type="string">
            <text:p>average-sd</text:p>
          </table:table-cell>
          <table:table-cell office:value-type="string" calcext:value-type="string">
            <text:p>average+2*sd</text:p>
          </table:table-cell>
          <table:table-cell office:value-type="string" calcext:value-type="string">
            <text:p>average-2*sd</text:p>
          </table:table-cell>
          <table:table-cell office:value-type="string" calcext:value-type="string">
            <text:p>average+3*sd</text:p>
          </table:table-cell>
          <table:table-cell office:value-type="string" calcext:value-type="string">
            <text:p>average-3*sd</text:p>
          </table:table-cell>
          <table:table-cell office:value-type="string" calcext:value-type="string">
            <text:p>flags</text:p>
          </table:table-cell>
        </table:table-row>
        <table:table-row table:style-name="ro1">
          <table:table-cell office:value-type="string" calcext:value-type="string">
            <text:p>11:20</text:p>
          </table:table-cell>
          <table:table-cell office:value-type="float" office:value="171507" calcext:value-type="float">
            <text:p>171507</text:p>
          </table:table-cell>
          <table:table-cell office:value-type="float" office:value="321176.4" calcext:value-type="float">
            <text:p>321176.4</text:p>
          </table:table-cell>
          <table:table-cell office:value-type="float" office:value="406519.4332" calcext:value-type="float">
            <text:p>406519.4332</text:p>
          </table:table-cell>
          <table:table-cell office:value-type="float" office:value="235833.3668" calcext:value-type="float">
            <text:p>235833.3668</text:p>
          </table:table-cell>
          <table:table-cell office:value-type="float" office:value="491862.4663" calcext:value-type="float">
            <text:p>491862.4663</text:p>
          </table:table-cell>
          <table:table-cell office:value-type="float" office:value="150490.3337" calcext:value-type="float">
            <text:p>150490.3337</text:p>
          </table:table-cell>
          <table:table-cell office:value-type="float" office:value="577205.4995" calcext:value-type="float">
            <text:p>577205.4995</text:p>
          </table:table-cell>
          <table:table-cell office:value-type="float" office:value="65147.3005" calcext:value-type="float">
            <text:p>65147.3005</text:p>
          </table:table-cell>
          <table:table-cell/>
        </table:table-row>
        <table:table-row table:style-name="ro1">
          <table:table-cell office:value-type="string" calcext:value-type="string">
            <text:p>11:30</text:p>
          </table:table-cell>
          <table:table-cell office:value-type="float" office:value="286790" calcext:value-type="float">
            <text:p>286790</text:p>
          </table:table-cell>
          <table:table-cell office:value-type="float" office:value="310893.2" calcext:value-type="float">
            <text:p>310893.2</text:p>
          </table:table-cell>
          <table:table-cell office:value-type="float" office:value="412569.4151" calcext:value-type="float">
            <text:p>412569.4151</text:p>
          </table:table-cell>
          <table:table-cell office:value-type="float" office:value="209216.9849" calcext:value-type="float">
            <text:p>209216.9849</text:p>
          </table:table-cell>
          <table:table-cell office:value-type="float" office:value="514245.6303" calcext:value-type="float">
            <text:p>514245.6303</text:p>
          </table:table-cell>
          <table:table-cell office:value-type="float" office:value="107540.7697" calcext:value-type="float">
            <text:p>107540.7697</text:p>
          </table:table-cell>
          <table:table-cell office:value-type="float" office:value="615921.8454" calcext:value-type="float">
            <text:p>615921.8454</text:p>
          </table:table-cell>
          <table:table-cell office:value-type="float" office:value="5864.5546" calcext:value-type="float">
            <text:p>5864.5546</text:p>
          </table:table-cell>
          <table:table-cell/>
        </table:table-row>
        <table:table-row table:style-name="ro1">
          <table:table-cell office:value-type="string" calcext:value-type="string">
            <text:p>11:40</text:p>
          </table:table-cell>
          <table:table-cell office:value-type="float" office:value="346953" calcext:value-type="float">
            <text:p>346953</text:p>
          </table:table-cell>
          <table:table-cell office:value-type="float" office:value="278563.2" calcext:value-type="float">
            <text:p>278563.2</text:p>
          </table:table-cell>
          <table:table-cell office:value-type="float" office:value="345248.859" calcext:value-type="float">
            <text:p>345248.859</text:p>
          </table:table-cell>
          <table:table-cell office:value-type="float" office:value="211877.541" calcext:value-type="float">
            <text:p>211877.541</text:p>
          </table:table-cell>
          <table:table-cell office:value-type="float" office:value="411934.518" calcext:value-type="float">
            <text:p>411934.518</text:p>
          </table:table-cell>
          <table:table-cell office:value-type="float" office:value="145191.882" calcext:value-type="float">
            <text:p>145191.882</text:p>
          </table:table-cell>
          <table:table-cell office:value-type="float" office:value="478620.177" calcext:value-type="float">
            <text:p>478620.177</text:p>
          </table:table-cell>
          <table:table-cell office:value-type="float" office:value="78506.223" calcext:value-type="float">
            <text:p>78506.223</text:p>
          </table:table-cell>
          <table:table-cell/>
        </table:table-row>
        <table:table-row table:style-name="ro1">
          <table:table-cell office:value-type="string" calcext:value-type="string">
            <text:p>11:50</text:p>
          </table:table-cell>
          <table:table-cell office:value-type="float" office:value="297582" calcext:value-type="float">
            <text:p>297582</text:p>
          </table:table-cell>
          <table:table-cell office:value-type="float" office:value="294371.2" calcext:value-type="float">
            <text:p>294371.2</text:p>
          </table:table-cell>
          <table:table-cell office:value-type="float" office:value="367004.1507" calcext:value-type="float">
            <text:p>367004.1507</text:p>
          </table:table-cell>
          <table:table-cell office:value-type="float" office:value="221738.2493" calcext:value-type="float">
            <text:p>221738.2493</text:p>
          </table:table-cell>
          <table:table-cell office:value-type="float" office:value="439637.1015" calcext:value-type="float">
            <text:p>439637.1015</text:p>
          </table:table-cell>
          <table:table-cell office:value-type="float" office:value="149105.2985" calcext:value-type="float">
            <text:p>149105.2985</text:p>
          </table:table-cell>
          <table:table-cell office:value-type="float" office:value="512270.0522" calcext:value-type="float">
            <text:p>512270.0522</text:p>
          </table:table-cell>
          <table:table-cell office:value-type="float" office:value="76472.3478" calcext:value-type="float">
            <text:p>76472.3478</text:p>
          </table:table-cell>
          <table:table-cell/>
        </table:table-row>
        <table:table-row table:style-name="ro1">
          <table:table-cell office:value-type="string" calcext:value-type="string">
            <text:p>12:00</text:p>
          </table:table-cell>
          <table:table-cell office:value-type="float" office:value="779587" calcext:value-type="float">
            <text:p>779587</text:p>
          </table:table-cell>
          <table:table-cell office:value-type="float" office:value="288975.6" calcext:value-type="float">
            <text:p>288975.6</text:p>
          </table:table-cell>
          <table:table-cell office:value-type="float" office:value="359784.4364" calcext:value-type="float">
            <text:p>359784.4364</text:p>
          </table:table-cell>
          <table:table-cell office:value-type="float" office:value="218166.7636" calcext:value-type="float">
            <text:p>218166.7636</text:p>
          </table:table-cell>
          <table:table-cell office:value-type="float" office:value="430593.2727" calcext:value-type="float">
            <text:p>430593.2727</text:p>
          </table:table-cell>
          <table:table-cell office:value-type="float" office:value="147357.9273" calcext:value-type="float">
            <text:p>147357.9273</text:p>
          </table:table-cell>
          <table:table-cell office:value-type="float" office:value="501402.1091" calcext:value-type="float">
            <text:p>501402.1091</text:p>
          </table:table-cell>
          <table:table-cell office:value-type="float" office:value="76549.0909" calcext:value-type="float">
            <text:p>76549.09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10</text:p>
          </table:table-cell>
          <table:table-cell office:value-type="float" office:value="416036" calcext:value-type="float">
            <text:p>416036</text:p>
          </table:table-cell>
          <table:table-cell office:value-type="float" office:value="376483.8" calcext:value-type="float">
            <text:p>376483.8</text:p>
          </table:table-cell>
          <table:table-cell office:value-type="float" office:value="610818.0796" calcext:value-type="float">
            <text:p>610818.0796</text:p>
          </table:table-cell>
          <table:table-cell office:value-type="float" office:value="142149.5204" calcext:value-type="float">
            <text:p>142149.5204</text:p>
          </table:table-cell>
          <table:table-cell office:value-type="float" office:value="845152.3592" calcext:value-type="float">
            <text:p>845152.3592</text:p>
          </table:table-cell>
          <table:table-cell office:value-type="float" office:value="-92184.7592" calcext:value-type="float">
            <text:p>-92184.7592</text:p>
          </table:table-cell>
          <table:table-cell office:value-type="float" office:value="1079486.6387" calcext:value-type="float">
            <text:p>1079486.6387</text:p>
          </table:table-cell>
          <table:table-cell office:value-type="float" office:value="-326519.0387" calcext:value-type="float">
            <text:p>-326519.0387</text:p>
          </table:table-cell>
          <table:table-cell/>
        </table:table-row>
        <table:table-row table:style-name="ro1">
          <table:table-cell office:value-type="string" calcext:value-type="string">
            <text:p>12:20</text:p>
          </table:table-cell>
          <table:table-cell office:value-type="float" office:value="371955" calcext:value-type="float">
            <text:p>371955</text:p>
          </table:table-cell>
          <table:table-cell office:value-type="float" office:value="425389.6" calcext:value-type="float">
            <text:p>425389.6</text:p>
          </table:table-cell>
          <table:table-cell office:value-type="float" office:value="629864.6718" calcext:value-type="float">
            <text:p>629864.6718</text:p>
          </table:table-cell>
          <table:table-cell office:value-type="float" office:value="220914.5282" calcext:value-type="float">
            <text:p>220914.5282</text:p>
          </table:table-cell>
          <table:table-cell office:value-type="float" office:value="834339.7436" calcext:value-type="float">
            <text:p>834339.7436</text:p>
          </table:table-cell>
          <table:table-cell office:value-type="float" office:value="16439.4564" calcext:value-type="float">
            <text:p>16439.4564</text:p>
          </table:table-cell>
          <table:table-cell office:value-type="float" office:value="1038814.8154" calcext:value-type="float">
            <text:p>1038814.8154</text:p>
          </table:table-cell>
          <table:table-cell office:value-type="float" office:value="-188035.6154" calcext:value-type="float">
            <text:p>-188035.6154</text:p>
          </table:table-cell>
          <table:table-cell/>
        </table:table-row>
        <table:table-row table:style-name="ro1">
          <table:table-cell office:value-type="string" calcext:value-type="string">
            <text:p>12:30</text:p>
          </table:table-cell>
          <table:table-cell office:value-type="float" office:value="557372" calcext:value-type="float">
            <text:p>557372</text:p>
          </table:table-cell>
          <table:table-cell office:value-type="float" office:value="442422.6" calcext:value-type="float">
            <text:p>442422.6</text:p>
          </table:table-cell>
          <table:table-cell office:value-type="float" office:value="635706.725" calcext:value-type="float">
            <text:p>635706.725</text:p>
          </table:table-cell>
          <table:table-cell office:value-type="float" office:value="249138.475" calcext:value-type="float">
            <text:p>249138.475</text:p>
          </table:table-cell>
          <table:table-cell office:value-type="float" office:value="828990.8499" calcext:value-type="float">
            <text:p>828990.8499</text:p>
          </table:table-cell>
          <table:table-cell office:value-type="float" office:value="55854.3501" calcext:value-type="float">
            <text:p>55854.3501</text:p>
          </table:table-cell>
          <table:table-cell office:value-type="float" office:value="1022274.9749" calcext:value-type="float">
            <text:p>1022274.9749</text:p>
          </table:table-cell>
          <table:table-cell office:value-type="float" office:value="-137429.7749" calcext:value-type="float">
            <text:p>-137429.7749</text:p>
          </table:table-cell>
          <table:table-cell/>
        </table:table-row>
        <table:table-row table:style-name="ro1">
          <table:table-cell office:value-type="string" calcext:value-type="string">
            <text:p>12:40</text:p>
          </table:table-cell>
          <table:table-cell office:value-type="float" office:value="476234" calcext:value-type="float">
            <text:p>476234</text:p>
          </table:table-cell>
          <table:table-cell office:value-type="float" office:value="484506.4" calcext:value-type="float">
            <text:p>484506.4</text:p>
          </table:table-cell>
          <table:table-cell office:value-type="float" office:value="674689.6674" calcext:value-type="float">
            <text:p>674689.6674</text:p>
          </table:table-cell>
          <table:table-cell office:value-type="float" office:value="294323.1326" calcext:value-type="float">
            <text:p>294323.1326</text:p>
          </table:table-cell>
          <table:table-cell office:value-type="float" office:value="864872.9348" calcext:value-type="float">
            <text:p>864872.9348</text:p>
          </table:table-cell>
          <table:table-cell office:value-type="float" office:value="104139.8652" calcext:value-type="float">
            <text:p>104139.8652</text:p>
          </table:table-cell>
          <table:table-cell office:value-type="float" office:value="1055056.2022" calcext:value-type="float">
            <text:p>1055056.2022</text:p>
          </table:table-cell>
          <table:table-cell office:value-type="float" office:value="-86043.4022" calcext:value-type="float">
            <text:p>-86043.4022</text:p>
          </table:table-cell>
          <table:table-cell/>
        </table:table-row>
        <table:table-row table:style-name="ro1">
          <table:table-cell office:value-type="string" calcext:value-type="string">
            <text:p>12:50</text:p>
          </table:table-cell>
          <table:table-cell office:value-type="float" office:value="377048" calcext:value-type="float">
            <text:p>377048</text:p>
          </table:table-cell>
          <table:table-cell office:value-type="float" office:value="520236.8" calcext:value-type="float">
            <text:p>520236.8</text:p>
          </table:table-cell>
          <table:table-cell office:value-type="float" office:value="681034.1061" calcext:value-type="float">
            <text:p>681034.1061</text:p>
          </table:table-cell>
          <table:table-cell office:value-type="float" office:value="359439.4939" calcext:value-type="float">
            <text:p>359439.4939</text:p>
          </table:table-cell>
          <table:table-cell office:value-type="float" office:value="841831.4123" calcext:value-type="float">
            <text:p>841831.4123</text:p>
          </table:table-cell>
          <table:table-cell office:value-type="float" office:value="198642.1877" calcext:value-type="float">
            <text:p>198642.1877</text:p>
          </table:table-cell>
          <table:table-cell office:value-type="float" office:value="1002628.7184" calcext:value-type="float">
            <text:p>1002628.7184</text:p>
          </table:table-cell>
          <table:table-cell office:value-type="float" office:value="37844.8816" calcext:value-type="float">
            <text:p>37844.8816</text:p>
          </table:table-cell>
          <table:table-cell/>
        </table:table-row>
        <table:table-row table:style-name="ro1">
          <table:table-cell office:value-type="string" calcext:value-type="string">
            <text:p>13:00</text:p>
          </table:table-cell>
          <table:table-cell office:value-type="float" office:value="117091" calcext:value-type="float">
            <text:p>117091</text:p>
          </table:table-cell>
          <table:table-cell office:value-type="float" office:value="439729" calcext:value-type="float">
            <text:p>439729</text:p>
          </table:table-cell>
          <table:table-cell office:value-type="float" office:value="517600.8042" calcext:value-type="float">
            <text:p>517600.8042</text:p>
          </table:table-cell>
          <table:table-cell office:value-type="float" office:value="361857.1958" calcext:value-type="float">
            <text:p>361857.1958</text:p>
          </table:table-cell>
          <table:table-cell office:value-type="float" office:value="595472.6084" calcext:value-type="float">
            <text:p>595472.6084</text:p>
          </table:table-cell>
          <table:table-cell office:value-type="float" office:value="283985.3916" calcext:value-type="float">
            <text:p>283985.3916</text:p>
          </table:table-cell>
          <table:table-cell office:value-type="float" office:value="673344.4126" calcext:value-type="float">
            <text:p>673344.4126</text:p>
          </table:table-cell>
          <table:table-cell office:value-type="float" office:value="206113.5874" calcext:value-type="float">
            <text:p>206113.5874</text:p>
          </table:table-cell>
          <table:table-cell/>
        </table:table-row>
        <table:table-row table:style-name="ro1">
          <table:table-cell office:value-type="string" calcext:value-type="string">
            <text:p>13:10</text:p>
          </table:table-cell>
          <table:table-cell office:value-type="float" office:value="444633" calcext:value-type="float">
            <text:p>444633</text:p>
          </table:table-cell>
          <table:table-cell office:value-type="float" office:value="379940" calcext:value-type="float">
            <text:p>379940</text:p>
          </table:table-cell>
          <table:table-cell office:value-type="float" office:value="545708.1889" calcext:value-type="float">
            <text:p>545708.1889</text:p>
          </table:table-cell>
          <table:table-cell office:value-type="float" office:value="214171.8111" calcext:value-type="float">
            <text:p>214171.8111</text:p>
          </table:table-cell>
          <table:table-cell office:value-type="float" office:value="711476.3777" calcext:value-type="float">
            <text:p>711476.3777</text:p>
          </table:table-cell>
          <table:table-cell office:value-type="float" office:value="48403.6223" calcext:value-type="float">
            <text:p>48403.6223</text:p>
          </table:table-cell>
          <table:table-cell office:value-type="float" office:value="877244.5666" calcext:value-type="float">
            <text:p>877244.5666</text:p>
          </table:table-cell>
          <table:table-cell office:value-type="float" office:value="-117364.5666" calcext:value-type="float">
            <text:p>-117364.5666</text:p>
          </table:table-cell>
          <table:table-cell/>
        </table:table-row>
        <table:table-row table:style-name="ro1">
          <table:table-cell office:value-type="string" calcext:value-type="string">
            <text:p>13:20</text:p>
          </table:table-cell>
          <table:table-cell office:value-type="float" office:value="547507" calcext:value-type="float">
            <text:p>547507</text:p>
          </table:table-cell>
          <table:table-cell office:value-type="float" office:value="394475.6" calcext:value-type="float">
            <text:p>394475.6</text:p>
          </table:table-cell>
          <table:table-cell office:value-type="float" office:value="562539.1114" calcext:value-type="float">
            <text:p>562539.1114</text:p>
          </table:table-cell>
          <table:table-cell office:value-type="float" office:value="226412.0886" calcext:value-type="float">
            <text:p>226412.0886</text:p>
          </table:table-cell>
          <table:table-cell office:value-type="float" office:value="730602.6228" calcext:value-type="float">
            <text:p>730602.6228</text:p>
          </table:table-cell>
          <table:table-cell office:value-type="float" office:value="58348.5772" calcext:value-type="float">
            <text:p>58348.5772</text:p>
          </table:table-cell>
          <table:table-cell office:value-type="float" office:value="898666.1342" calcext:value-type="float">
            <text:p>898666.1342</text:p>
          </table:table-cell>
          <table:table-cell office:value-type="float" office:value="-109714.9342" calcext:value-type="float">
            <text:p>-109714.9342</text:p>
          </table:table-cell>
          <table:table-cell/>
        </table:table-row>
        <table:table-row table:style-name="ro1">
          <table:table-cell office:value-type="string" calcext:value-type="string">
            <text:p>13:30</text:p>
          </table:table-cell>
          <table:table-cell office:value-type="float" office:value="485524" calcext:value-type="float">
            <text:p>485524</text:p>
          </table:table-cell>
          <table:table-cell office:value-type="float" office:value="392502.6" calcext:value-type="float">
            <text:p>392502.6</text:p>
          </table:table-cell>
          <table:table-cell office:value-type="float" office:value="558217.1769" calcext:value-type="float">
            <text:p>558217.1769</text:p>
          </table:table-cell>
          <table:table-cell office:value-type="float" office:value="226788.0231" calcext:value-type="float">
            <text:p>226788.0231</text:p>
          </table:table-cell>
          <table:table-cell office:value-type="float" office:value="723931.7539" calcext:value-type="float">
            <text:p>723931.7539</text:p>
          </table:table-cell>
          <table:table-cell office:value-type="float" office:value="61073.4461" calcext:value-type="float">
            <text:p>61073.4461</text:p>
          </table:table-cell>
          <table:table-cell office:value-type="float" office:value="889646.3308" calcext:value-type="float">
            <text:p>889646.3308</text:p>
          </table:table-cell>
          <table:table-cell office:value-type="float" office:value="-104641.1308" calcext:value-type="float">
            <text:p>-104641.1308</text:p>
          </table:table-cell>
          <table:table-cell/>
        </table:table-row>
        <table:table-row table:style-name="ro1">
          <table:table-cell office:value-type="string" calcext:value-type="string">
            <text:p>13:40</text:p>
          </table:table-cell>
          <table:table-cell office:value-type="float" office:value="547314" calcext:value-type="float">
            <text:p>547314</text:p>
          </table:table-cell>
          <table:table-cell office:value-type="float" office:value="394360.6" calcext:value-type="float">
            <text:p>394360.6</text:p>
          </table:table-cell>
          <table:table-cell office:value-type="float" office:value="561296.2588" calcext:value-type="float">
            <text:p>561296.2588</text:p>
          </table:table-cell>
          <table:table-cell office:value-type="float" office:value="227424.9412" calcext:value-type="float">
            <text:p>227424.9412</text:p>
          </table:table-cell>
          <table:table-cell office:value-type="float" office:value="728231.9176" calcext:value-type="float">
            <text:p>728231.9176</text:p>
          </table:table-cell>
          <table:table-cell office:value-type="float" office:value="60489.2824" calcext:value-type="float">
            <text:p>60489.2824</text:p>
          </table:table-cell>
          <table:table-cell office:value-type="float" office:value="895167.5764" calcext:value-type="float">
            <text:p>895167.5764</text:p>
          </table:table-cell>
          <table:table-cell office:value-type="float" office:value="-106446.3764" calcext:value-type="float">
            <text:p>-106446.3764</text:p>
          </table:table-cell>
          <table:table-cell/>
        </table:table-row>
        <table:table-row table:style-name="ro1">
          <table:table-cell office:value-type="string" calcext:value-type="string">
            <text:p>13:50</text:p>
          </table:table-cell>
          <table:table-cell office:value-type="float" office:value="322924" calcext:value-type="float">
            <text:p>322924</text:p>
          </table:table-cell>
          <table:table-cell office:value-type="float" office:value="428413.8" calcext:value-type="float">
            <text:p>428413.8</text:p>
          </table:table-cell>
          <table:table-cell office:value-type="float" office:value="607834.3751" calcext:value-type="float">
            <text:p>607834.3751</text:p>
          </table:table-cell>
          <table:table-cell office:value-type="float" office:value="248993.2249" calcext:value-type="float">
            <text:p>248993.2249</text:p>
          </table:table-cell>
          <table:table-cell office:value-type="float" office:value="787254.9501" calcext:value-type="float">
            <text:p>787254.9501</text:p>
          </table:table-cell>
          <table:table-cell office:value-type="float" office:value="69572.6499" calcext:value-type="float">
            <text:p>69572.6499</text:p>
          </table:table-cell>
          <table:table-cell office:value-type="float" office:value="966675.5252" calcext:value-type="float">
            <text:p>966675.5252</text:p>
          </table:table-cell>
          <table:table-cell office:value-type="float" office:value="-109847.9252" calcext:value-type="float">
            <text:p>-109847.9252</text:p>
          </table:table-cell>
          <table:table-cell/>
        </table:table-row>
        <table:table-row table:style-name="ro1">
          <table:table-cell office:value-type="string" calcext:value-type="string">
            <text:p>14:00</text:p>
          </table:table-cell>
          <table:table-cell office:value-type="float" office:value="1092019" calcext:value-type="float">
            <text:p>1092019</text:p>
          </table:table-cell>
          <table:table-cell office:value-type="float" office:value="469580.4" calcext:value-type="float">
            <text:p>469580.4</text:p>
          </table:table-cell>
          <table:table-cell office:value-type="float" office:value="562450.926" calcext:value-type="float">
            <text:p>562450.926</text:p>
          </table:table-cell>
          <table:table-cell office:value-type="float" office:value="376709.874" calcext:value-type="float">
            <text:p>376709.874</text:p>
          </table:table-cell>
          <table:table-cell office:value-type="float" office:value="655321.4519" calcext:value-type="float">
            <text:p>655321.4519</text:p>
          </table:table-cell>
          <table:table-cell office:value-type="float" office:value="283839.3481" calcext:value-type="float">
            <text:p>283839.3481</text:p>
          </table:table-cell>
          <table:table-cell office:value-type="float" office:value="748191.9779" calcext:value-type="float">
            <text:p>748191.9779</text:p>
          </table:table-cell>
          <table:table-cell office:value-type="float" office:value="190968.8221" calcext:value-type="float">
            <text:p>190968.82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4:10</text:p>
          </table:table-cell>
          <table:table-cell office:value-type="float" office:value="199903" calcext:value-type="float">
            <text:p>199903</text:p>
          </table:table-cell>
          <table:table-cell office:value-type="float" office:value="599057.6" calcext:value-type="float">
            <text:p>599057.6</text:p>
          </table:table-cell>
          <table:table-cell office:value-type="float" office:value="889525.0895" calcext:value-type="float">
            <text:p>889525.0895</text:p>
          </table:table-cell>
          <table:table-cell office:value-type="float" office:value="308590.1105" calcext:value-type="float">
            <text:p>308590.1105</text:p>
          </table:table-cell>
          <table:table-cell office:value-type="float" office:value="1179992.579" calcext:value-type="float">
            <text:p>1179992.579</text:p>
          </table:table-cell>
          <table:table-cell office:value-type="float" office:value="18122.621" calcext:value-type="float">
            <text:p>18122.621</text:p>
          </table:table-cell>
          <table:table-cell office:value-type="float" office:value="1470460.0684" calcext:value-type="float">
            <text:p>1470460.0684</text:p>
          </table:table-cell>
          <table:table-cell office:value-type="float" office:value="-272344.8684" calcext:value-type="float">
            <text:p>-272344.8684</text:p>
          </table:table-cell>
          <table:table-cell/>
        </table:table-row>
        <table:table-row table:style-name="ro1">
          <table:table-cell office:value-type="string" calcext:value-type="string">
            <text:p>14:20</text:p>
          </table:table-cell>
          <table:table-cell office:value-type="float" office:value="574129" calcext:value-type="float">
            <text:p>574129</text:p>
          </table:table-cell>
          <table:table-cell office:value-type="float" office:value="529536.8" calcext:value-type="float">
            <text:p>529536.8</text:p>
          </table:table-cell>
          <table:table-cell office:value-type="float" office:value="872314.6697" calcext:value-type="float">
            <text:p>872314.6697</text:p>
          </table:table-cell>
          <table:table-cell office:value-type="float" office:value="186758.9303" calcext:value-type="float">
            <text:p>186758.9303</text:p>
          </table:table-cell>
          <table:table-cell office:value-type="float" office:value="1215092.5395" calcext:value-type="float">
            <text:p>1215092.5395</text:p>
          </table:table-cell>
          <table:table-cell office:value-type="float" office:value="-156018.9395" calcext:value-type="float">
            <text:p>-156018.9395</text:p>
          </table:table-cell>
          <table:table-cell office:value-type="float" office:value="1557870.4092" calcext:value-type="float">
            <text:p>1557870.4092</text:p>
          </table:table-cell>
          <table:table-cell office:value-type="float" office:value="-498796.8092" calcext:value-type="float">
            <text:p>-498796.8092</text:p>
          </table:table-cell>
          <table:table-cell/>
        </table:table-row>
        <table:table-row table:style-name="ro1">
          <table:table-cell office:value-type="string" calcext:value-type="string">
            <text:p>14:30</text:p>
          </table:table-cell>
          <table:table-cell office:value-type="float" office:value="721306" calcext:value-type="float">
            <text:p>721306</text:p>
          </table:table-cell>
          <table:table-cell office:value-type="float" office:value="547257.8" calcext:value-type="float">
            <text:p>547257.8</text:p>
          </table:table-cell>
          <table:table-cell office:value-type="float" office:value="889481.3528" calcext:value-type="float">
            <text:p>889481.3528</text:p>
          </table:table-cell>
          <table:table-cell office:value-type="float" office:value="205034.2472" calcext:value-type="float">
            <text:p>205034.2472</text:p>
          </table:table-cell>
          <table:table-cell office:value-type="float" office:value="1231704.9057" calcext:value-type="float">
            <text:p>1231704.9057</text:p>
          </table:table-cell>
          <table:table-cell office:value-type="float" office:value="-137189.3057" calcext:value-type="float">
            <text:p>-137189.3057</text:p>
          </table:table-cell>
          <table:table-cell office:value-type="float" office:value="1573928.4585" calcext:value-type="float">
            <text:p>1573928.4585</text:p>
          </table:table-cell>
          <table:table-cell office:value-type="float" office:value="-479412.8585" calcext:value-type="float">
            <text:p>-479412.8585</text:p>
          </table:table-cell>
          <table:table-cell/>
        </table:table-row>
        <table:table-row table:style-name="ro1">
          <table:table-cell office:value-type="string" calcext:value-type="string">
            <text:p>14:40</text:p>
          </table:table-cell>
          <table:table-cell office:value-type="float" office:value="808404" calcext:value-type="float">
            <text:p>808404</text:p>
          </table:table-cell>
          <table:table-cell office:value-type="float" office:value="582056.2" calcext:value-type="float">
            <text:p>582056.2</text:p>
          </table:table-cell>
          <table:table-cell office:value-type="float" office:value="933021.2873" calcext:value-type="float">
            <text:p>933021.2873</text:p>
          </table:table-cell>
          <table:table-cell office:value-type="float" office:value="231091.1127" calcext:value-type="float">
            <text:p>231091.1127</text:p>
          </table:table-cell>
          <table:table-cell office:value-type="float" office:value="1283986.3746" calcext:value-type="float">
            <text:p>1283986.3746</text:p>
          </table:table-cell>
          <table:table-cell office:value-type="float" office:value="-119873.9746" calcext:value-type="float">
            <text:p>-119873.9746</text:p>
          </table:table-cell>
          <table:table-cell office:value-type="float" office:value="1634951.4619" calcext:value-type="float">
            <text:p>1634951.4619</text:p>
          </table:table-cell>
          <table:table-cell office:value-type="float" office:value="-470839.0619" calcext:value-type="float">
            <text:p>-470839.0619</text:p>
          </table:table-cell>
          <table:table-cell/>
        </table:table-row>
        <table:table-row table:style-name="ro1">
          <table:table-cell office:value-type="string" calcext:value-type="string">
            <text:p>14:50</text:p>
          </table:table-cell>
          <table:table-cell office:value-type="float" office:value="735837" calcext:value-type="float">
            <text:p>735837</text:p>
          </table:table-cell>
          <table:table-cell office:value-type="float" office:value="679152.2" calcext:value-type="float">
            <text:p>679152.2</text:p>
          </table:table-cell>
          <table:table-cell office:value-type="float" office:value="1006891.2858" calcext:value-type="float">
            <text:p>1006891.2858</text:p>
          </table:table-cell>
          <table:table-cell office:value-type="float" office:value="351413.1142" calcext:value-type="float">
            <text:p>351413.1142</text:p>
          </table:table-cell>
          <table:table-cell office:value-type="float" office:value="1334630.3716" calcext:value-type="float">
            <text:p>1334630.3716</text:p>
          </table:table-cell>
          <table:table-cell office:value-type="float" office:value="23674.0284" calcext:value-type="float">
            <text:p>23674.0284</text:p>
          </table:table-cell>
          <table:table-cell office:value-type="float" office:value="1662369.4574" calcext:value-type="float">
            <text:p>1662369.4574</text:p>
          </table:table-cell>
          <table:table-cell office:value-type="float" office:value="-304065.0574" calcext:value-type="float">
            <text:p>-304065.0574</text:p>
          </table:table-cell>
          <table:table-cell/>
        </table:table-row>
        <table:table-row table:style-name="ro1">
          <table:table-cell office:value-type="string" calcext:value-type="string">
            <text:p>15:00</text:p>
          </table:table-cell>
          <table:table-cell office:value-type="float" office:value="426842" calcext:value-type="float">
            <text:p>426842</text:p>
          </table:table-cell>
          <table:table-cell office:value-type="float" office:value="607915.8" calcext:value-type="float">
            <text:p>607915.8</text:p>
          </table:table-cell>
          <table:table-cell office:value-type="float" office:value="851345.8115" calcext:value-type="float">
            <text:p>851345.8115</text:p>
          </table:table-cell>
          <table:table-cell office:value-type="float" office:value="364485.7885" calcext:value-type="float">
            <text:p>364485.7885</text:p>
          </table:table-cell>
          <table:table-cell office:value-type="float" office:value="1094775.823" calcext:value-type="float">
            <text:p>1094775.823</text:p>
          </table:table-cell>
          <table:table-cell office:value-type="float" office:value="121055.777" calcext:value-type="float">
            <text:p>121055.777</text:p>
          </table:table-cell>
          <table:table-cell office:value-type="float" office:value="1338205.8345" calcext:value-type="float">
            <text:p>1338205.8345</text:p>
          </table:table-cell>
          <table:table-cell office:value-type="float" office:value="-122374.2345" calcext:value-type="float">
            <text:p>-122374.2345</text:p>
          </table:table-cell>
          <table:table-cell/>
        </table:table-row>
        <table:table-row table:style-name="ro1">
          <table:table-cell office:value-type="string" calcext:value-type="string">
            <text:p>15:10</text:p>
          </table:table-cell>
          <table:table-cell office:value-type="float" office:value="213035" calcext:value-type="float">
            <text:p>213035</text:p>
          </table:table-cell>
          <table:table-cell office:value-type="float" office:value="653303.6" calcext:value-type="float">
            <text:p>653303.6</text:p>
          </table:table-cell>
          <table:table-cell office:value-type="float" office:value="805820.5631" calcext:value-type="float">
            <text:p>805820.5631</text:p>
          </table:table-cell>
          <table:table-cell office:value-type="float" office:value="500786.6369" calcext:value-type="float">
            <text:p>500786.6369</text:p>
          </table:table-cell>
          <table:table-cell office:value-type="float" office:value="958337.5262" calcext:value-type="float">
            <text:p>958337.5262</text:p>
          </table:table-cell>
          <table:table-cell office:value-type="float" office:value="348269.6738" calcext:value-type="float">
            <text:p>348269.6738</text:p>
          </table:table-cell>
          <table:table-cell office:value-type="float" office:value="1110854.4894" calcext:value-type="float">
            <text:p>1110854.4894</text:p>
          </table:table-cell>
          <table:table-cell office:value-type="float" office:value="195752.7106" calcext:value-type="float">
            <text:p>195752.7106</text:p>
          </table:table-cell>
          <table:table-cell/>
        </table:table-row>
        <table:table-row table:style-name="ro1">
          <table:table-cell office:value-type="string" calcext:value-type="string">
            <text:p>15:20</text:p>
          </table:table-cell>
          <table:table-cell office:value-type="float" office:value="308223" calcext:value-type="float">
            <text:p>308223</text:p>
          </table:table-cell>
          <table:table-cell office:value-type="float" office:value="581084.8" calcext:value-type="float">
            <text:p>581084.8</text:p>
          </table:table-cell>
          <table:table-cell office:value-type="float" office:value="833342.4776" calcext:value-type="float">
            <text:p>833342.4776</text:p>
          </table:table-cell>
          <table:table-cell office:value-type="float" office:value="328827.1224" calcext:value-type="float">
            <text:p>328827.1224</text:p>
          </table:table-cell>
          <table:table-cell office:value-type="float" office:value="1085600.1552" calcext:value-type="float">
            <text:p>1085600.1552</text:p>
          </table:table-cell>
          <table:table-cell office:value-type="float" office:value="76569.4448" calcext:value-type="float">
            <text:p>76569.4448</text:p>
          </table:table-cell>
          <table:table-cell office:value-type="float" office:value="1337857.8328" calcext:value-type="float">
            <text:p>1337857.8328</text:p>
          </table:table-cell>
          <table:table-cell office:value-type="float" office:value="-175688.2328" calcext:value-type="float">
            <text:p>-175688.2328</text:p>
          </table:table-cell>
          <table:table-cell/>
        </table:table-row>
        <table:table-row table:style-name="ro1">
          <table:table-cell office:value-type="string" calcext:value-type="string">
            <text:p>15:30</text:p>
          </table:table-cell>
          <table:table-cell office:value-type="float" office:value="473039" calcext:value-type="float">
            <text:p>473039</text:p>
          </table:table-cell>
          <table:table-cell office:value-type="float" office:value="498468.2" calcext:value-type="float">
            <text:p>498468.2</text:p>
          </table:table-cell>
          <table:table-cell office:value-type="float" office:value="760765.6493" calcext:value-type="float">
            <text:p>760765.6493</text:p>
          </table:table-cell>
          <table:table-cell office:value-type="float" office:value="236170.7507" calcext:value-type="float">
            <text:p>236170.7507</text:p>
          </table:table-cell>
          <table:table-cell office:value-type="float" office:value="1023063.0986" calcext:value-type="float">
            <text:p>1023063.0986</text:p>
          </table:table-cell>
          <table:table-cell office:value-type="float" office:value="-26126.6986" calcext:value-type="float">
            <text:p>-26126.6986</text:p>
          </table:table-cell>
          <table:table-cell office:value-type="float" office:value="1285360.5479" calcext:value-type="float">
            <text:p>1285360.5479</text:p>
          </table:table-cell>
          <table:table-cell office:value-type="float" office:value="-288424.1479" calcext:value-type="float">
            <text:p>-288424.1479</text:p>
          </table:table-cell>
          <table:table-cell/>
        </table:table-row>
        <table:table-row table:style-name="ro1">
          <table:table-cell office:value-type="string" calcext:value-type="string">
            <text:p>15:40</text:p>
          </table:table-cell>
          <table:table-cell office:value-type="float" office:value="556375" calcext:value-type="float">
            <text:p>556375</text:p>
          </table:table-cell>
          <table:table-cell office:value-type="float" office:value="431395.2" calcext:value-type="float">
            <text:p>431395.2</text:p>
          </table:table-cell>
          <table:table-cell office:value-type="float" office:value="629695.676" calcext:value-type="float">
            <text:p>629695.676</text:p>
          </table:table-cell>
          <table:table-cell office:value-type="float" office:value="233094.724" calcext:value-type="float">
            <text:p>233094.724</text:p>
          </table:table-cell>
          <table:table-cell office:value-type="float" office:value="827996.152" calcext:value-type="float">
            <text:p>827996.152</text:p>
          </table:table-cell>
          <table:table-cell office:value-type="float" office:value="34794.248" calcext:value-type="float">
            <text:p>34794.248</text:p>
          </table:table-cell>
          <table:table-cell office:value-type="float" office:value="1026296.6279" calcext:value-type="float">
            <text:p>1026296.6279</text:p>
          </table:table-cell>
          <table:table-cell office:value-type="float" office:value="-163506.2279" calcext:value-type="float">
            <text:p>-163506.2279</text:p>
          </table:table-cell>
          <table:table-cell/>
        </table:table-row>
        <table:table-row table:style-name="ro1">
          <table:table-cell office:value-type="string" calcext:value-type="string">
            <text:p>15:50</text:p>
          </table:table-cell>
          <table:table-cell office:value-type="float" office:value="549040" calcext:value-type="float">
            <text:p>549040</text:p>
          </table:table-cell>
          <table:table-cell office:value-type="float" office:value="395502.8" calcext:value-type="float">
            <text:p>395502.8</text:p>
          </table:table-cell>
          <table:table-cell office:value-type="float" office:value="531320.8161" calcext:value-type="float">
            <text:p>531320.8161</text:p>
          </table:table-cell>
          <table:table-cell office:value-type="float" office:value="259684.7839" calcext:value-type="float">
            <text:p>259684.7839</text:p>
          </table:table-cell>
          <table:table-cell office:value-type="float" office:value="667138.8323" calcext:value-type="float">
            <text:p>667138.8323</text:p>
          </table:table-cell>
          <table:table-cell office:value-type="float" office:value="123866.7677" calcext:value-type="float">
            <text:p>123866.7677</text:p>
          </table:table-cell>
          <table:table-cell office:value-type="float" office:value="802956.8484" calcext:value-type="float">
            <text:p>802956.8484</text:p>
          </table:table-cell>
          <table:table-cell office:value-type="float" office:value="-11951.2484" calcext:value-type="float">
            <text:p>-11951.2484</text:p>
          </table:table-cell>
          <table:table-cell/>
        </table:table-row>
        <table:table-row table:style-name="ro1">
          <table:table-cell office:value-type="string" calcext:value-type="string">
            <text:p>16:00</text:p>
          </table:table-cell>
          <table:table-cell office:value-type="float" office:value="780939" calcext:value-type="float">
            <text:p>780939</text:p>
          </table:table-cell>
          <table:table-cell office:value-type="float" office:value="419942.4" calcext:value-type="float">
            <text:p>419942.4</text:p>
          </table:table-cell>
          <table:table-cell office:value-type="float" office:value="572742.261" calcext:value-type="float">
            <text:p>572742.261</text:p>
          </table:table-cell>
          <table:table-cell office:value-type="float" office:value="267142.539" calcext:value-type="float">
            <text:p>267142.539</text:p>
          </table:table-cell>
          <table:table-cell office:value-type="float" office:value="725542.122" calcext:value-type="float">
            <text:p>725542.122</text:p>
          </table:table-cell>
          <table:table-cell office:value-type="float" office:value="114342.678" calcext:value-type="float">
            <text:p>114342.678</text:p>
          </table:table-cell>
          <table:table-cell office:value-type="float" office:value="878341.9831" calcext:value-type="float">
            <text:p>878341.9831</text:p>
          </table:table-cell>
          <table:table-cell office:value-type="float" office:value="-38457.1831" calcext:value-type="float">
            <text:p>-38457.1831</text:p>
          </table:table-cell>
          <table:table-cell/>
        </table:table-row>
        <table:table-row table:style-name="ro1">
          <table:table-cell office:value-type="string" calcext:value-type="string">
            <text:p>16:10</text:p>
          </table:table-cell>
          <table:table-cell office:value-type="float" office:value="516135" calcext:value-type="float">
            <text:p>516135</text:p>
          </table:table-cell>
          <table:table-cell office:value-type="float" office:value="533523.2" calcext:value-type="float">
            <text:p>533523.2</text:p>
          </table:table-cell>
          <table:table-cell office:value-type="float" office:value="704107.5431" calcext:value-type="float">
            <text:p>704107.5431</text:p>
          </table:table-cell>
          <table:table-cell office:value-type="float" office:value="362938.8569" calcext:value-type="float">
            <text:p>362938.8569</text:p>
          </table:table-cell>
          <table:table-cell office:value-type="float" office:value="874691.8863" calcext:value-type="float">
            <text:p>874691.8863</text:p>
          </table:table-cell>
          <table:table-cell office:value-type="float" office:value="192354.5137" calcext:value-type="float">
            <text:p>192354.5137</text:p>
          </table:table-cell>
          <table:table-cell office:value-type="float" office:value="1045276.2294" calcext:value-type="float">
            <text:p>1045276.2294</text:p>
          </table:table-cell>
          <table:table-cell office:value-type="float" office:value="21770.1706" calcext:value-type="float">
            <text:p>21770.1706</text:p>
          </table:table-cell>
          <table:table-cell/>
        </table:table-row>
        <table:table-row table:style-name="ro1">
          <table:table-cell office:value-type="string" calcext:value-type="string">
            <text:p>16:20</text:p>
          </table:table-cell>
          <table:table-cell office:value-type="float" office:value="522682" calcext:value-type="float">
            <text:p>522682</text:p>
          </table:table-cell>
          <table:table-cell office:value-type="float" office:value="575105.6" calcext:value-type="float">
            <text:p>575105.6</text:p>
          </table:table-cell>
          <table:table-cell office:value-type="float" office:value="694785.1324" calcext:value-type="float">
            <text:p>694785.1324</text:p>
          </table:table-cell>
          <table:table-cell office:value-type="float" office:value="455426.0676" calcext:value-type="float">
            <text:p>455426.0676</text:p>
          </table:table-cell>
          <table:table-cell office:value-type="float" office:value="814464.6649" calcext:value-type="float">
            <text:p>814464.6649</text:p>
          </table:table-cell>
          <table:table-cell office:value-type="float" office:value="335746.5351" calcext:value-type="float">
            <text:p>335746.5351</text:p>
          </table:table-cell>
          <table:table-cell office:value-type="float" office:value="934144.1973" calcext:value-type="float">
            <text:p>934144.1973</text:p>
          </table:table-cell>
          <table:table-cell office:value-type="float" office:value="216067.0027" calcext:value-type="float">
            <text:p>216067.0027</text:p>
          </table:table-cell>
          <table:table-cell/>
        </table:table-row>
        <table:table-row table:style-name="ro1">
          <table:table-cell office:value-type="string" calcext:value-type="string">
            <text:p>16:30</text:p>
          </table:table-cell>
          <table:table-cell office:value-type="float" office:value="255543" calcext:value-type="float">
            <text:p>255543</text:p>
          </table:table-cell>
          <table:table-cell office:value-type="float" office:value="585034.2" calcext:value-type="float">
            <text:p>585034.2</text:p>
          </table:table-cell>
          <table:table-cell office:value-type="float" office:value="695861.2268" calcext:value-type="float">
            <text:p>695861.2268</text:p>
          </table:table-cell>
          <table:table-cell office:value-type="float" office:value="474207.1732" calcext:value-type="float">
            <text:p>474207.1732</text:p>
          </table:table-cell>
          <table:table-cell office:value-type="float" office:value="806688.2535" calcext:value-type="float">
            <text:p>806688.2535</text:p>
          </table:table-cell>
          <table:table-cell office:value-type="float" office:value="363380.1465" calcext:value-type="float">
            <text:p>363380.1465</text:p>
          </table:table-cell>
          <table:table-cell office:value-type="float" office:value="917515.2803" calcext:value-type="float">
            <text:p>917515.2803</text:p>
          </table:table-cell>
          <table:table-cell office:value-type="float" office:value="252553.1197" calcext:value-type="float">
            <text:p>252553.1197</text:p>
          </table:table-cell>
          <table:table-cell/>
        </table:table-row>
        <table:table-row table:style-name="ro1">
          <table:table-cell office:value-type="string" calcext:value-type="string">
            <text:p>16:40</text:p>
          </table:table-cell>
          <table:table-cell office:value-type="float" office:value="621437" calcext:value-type="float">
            <text:p>621437</text:p>
          </table:table-cell>
          <table:table-cell office:value-type="float" office:value="524867.8" calcext:value-type="float">
            <text:p>524867.8</text:p>
          </table:table-cell>
          <table:table-cell office:value-type="float" office:value="711129.4722" calcext:value-type="float">
            <text:p>711129.4722</text:p>
          </table:table-cell>
          <table:table-cell office:value-type="float" office:value="338606.1278" calcext:value-type="float">
            <text:p>338606.1278</text:p>
          </table:table-cell>
          <table:table-cell office:value-type="float" office:value="897391.1444" calcext:value-type="float">
            <text:p>897391.1444</text:p>
          </table:table-cell>
          <table:table-cell office:value-type="float" office:value="152344.4556" calcext:value-type="float">
            <text:p>152344.4556</text:p>
          </table:table-cell>
          <table:table-cell office:value-type="float" office:value="1083652.8166" calcext:value-type="float">
            <text:p>1083652.8166</text:p>
          </table:table-cell>
          <table:table-cell office:value-type="float" office:value="-33917.2166" calcext:value-type="float">
            <text:p>-33917.2166</text:p>
          </table:table-cell>
          <table:table-cell/>
        </table:table-row>
        <table:table-row table:style-name="ro1">
          <table:table-cell office:value-type="string" calcext:value-type="string">
            <text:p>16:50</text:p>
          </table:table-cell>
          <table:table-cell office:value-type="float" office:value="737701" calcext:value-type="float">
            <text:p>737701</text:p>
          </table:table-cell>
          <table:table-cell office:value-type="float" office:value="539347.2" calcext:value-type="float">
            <text:p>539347.2</text:p>
          </table:table-cell>
          <table:table-cell office:value-type="float" office:value="730702.0354" calcext:value-type="float">
            <text:p>730702.0354</text:p>
          </table:table-cell>
          <table:table-cell office:value-type="float" office:value="347992.3646" calcext:value-type="float">
            <text:p>347992.3646</text:p>
          </table:table-cell>
          <table:table-cell office:value-type="float" office:value="922056.8708" calcext:value-type="float">
            <text:p>922056.8708</text:p>
          </table:table-cell>
          <table:table-cell office:value-type="float" office:value="156637.5292" calcext:value-type="float">
            <text:p>156637.5292</text:p>
          </table:table-cell>
          <table:table-cell office:value-type="float" office:value="1113411.7062" calcext:value-type="float">
            <text:p>1113411.7062</text:p>
          </table:table-cell>
          <table:table-cell office:value-type="float" office:value="-34717.3062" calcext:value-type="float">
            <text:p>-34717.3062</text:p>
          </table:table-cell>
          <table:table-cell/>
        </table:table-row>
        <table:table-row table:style-name="ro1">
          <table:table-cell office:value-type="string" calcext:value-type="string">
            <text:p>17:00</text:p>
          </table:table-cell>
          <table:table-cell office:value-type="float" office:value="167441" calcext:value-type="float">
            <text:p>167441</text:p>
          </table:table-cell>
          <table:table-cell office:value-type="float" office:value="530699.6" calcext:value-type="float">
            <text:p>530699.6</text:p>
          </table:table-cell>
          <table:table-cell office:value-type="float" office:value="708934.2903" calcext:value-type="float">
            <text:p>708934.2903</text:p>
          </table:table-cell>
          <table:table-cell office:value-type="float" office:value="352464.9097" calcext:value-type="float">
            <text:p>352464.9097</text:p>
          </table:table-cell>
          <table:table-cell office:value-type="float" office:value="887168.9807" calcext:value-type="float">
            <text:p>887168.9807</text:p>
          </table:table-cell>
          <table:table-cell office:value-type="float" office:value="174230.2193" calcext:value-type="float">
            <text:p>174230.2193</text:p>
          </table:table-cell>
          <table:table-cell office:value-type="float" office:value="1065403.671" calcext:value-type="float">
            <text:p>1065403.671</text:p>
          </table:table-cell>
          <table:table-cell office:value-type="float" office:value="-4004.471" calcext:value-type="float">
            <text:p>-4004.471</text:p>
          </table:table-cell>
          <table:table-cell/>
        </table:table-row>
        <table:table-row table:style-name="ro1">
          <table:table-cell office:value-type="string" calcext:value-type="string">
            <text:p>17:10</text:p>
          </table:table-cell>
          <table:table-cell office:value-type="float" office:value="585977" calcext:value-type="float">
            <text:p>585977</text:p>
          </table:table-cell>
          <table:table-cell office:value-type="float" office:value="460960.8" calcext:value-type="float">
            <text:p>460960.8</text:p>
          </table:table-cell>
          <table:table-cell office:value-type="float" office:value="703085.5618" calcext:value-type="float">
            <text:p>703085.5618</text:p>
          </table:table-cell>
          <table:table-cell office:value-type="float" office:value="218836.0382" calcext:value-type="float">
            <text:p>218836.0382</text:p>
          </table:table-cell>
          <table:table-cell office:value-type="float" office:value="945210.3236" calcext:value-type="float">
            <text:p>945210.3236</text:p>
          </table:table-cell>
          <table:table-cell office:value-type="float" office:value="-23288.7236" calcext:value-type="float">
            <text:p>-23288.7236</text:p>
          </table:table-cell>
          <table:table-cell office:value-type="float" office:value="1187335.0855" calcext:value-type="float">
            <text:p>1187335.0855</text:p>
          </table:table-cell>
          <table:table-cell office:value-type="float" office:value="-265413.4855" calcext:value-type="float">
            <text:p>-265413.4855</text:p>
          </table:table-cell>
          <table:table-cell/>
        </table:table-row>
        <table:table-row table:style-name="ro1">
          <table:table-cell office:value-type="string" calcext:value-type="string">
            <text:p>17:20</text:p>
          </table:table-cell>
          <table:table-cell office:value-type="float" office:value="668247" calcext:value-type="float">
            <text:p>668247</text:p>
          </table:table-cell>
          <table:table-cell office:value-type="float" office:value="473619.8" calcext:value-type="float">
            <text:p>473619.8</text:p>
          </table:table-cell>
          <table:table-cell office:value-type="float" office:value="721367.6019" calcext:value-type="float">
            <text:p>721367.6019</text:p>
          </table:table-cell>
          <table:table-cell office:value-type="float" office:value="225871.9981" calcext:value-type="float">
            <text:p>225871.9981</text:p>
          </table:table-cell>
          <table:table-cell office:value-type="float" office:value="969115.4039" calcext:value-type="float">
            <text:p>969115.4039</text:p>
          </table:table-cell>
          <table:table-cell office:value-type="float" office:value="-21875.8039" calcext:value-type="float">
            <text:p>-21875.8039</text:p>
          </table:table-cell>
          <table:table-cell office:value-type="float" office:value="1216863.2058" calcext:value-type="float">
            <text:p>1216863.2058</text:p>
          </table:table-cell>
          <table:table-cell office:value-type="float" office:value="-269623.6058" calcext:value-type="float">
            <text:p>-269623.6058</text:p>
          </table:table-cell>
          <table:table-cell/>
        </table:table-row>
        <table:table-row table:style-name="ro1">
          <table:table-cell office:value-type="string" calcext:value-type="string">
            <text:p>17:30</text:p>
          </table:table-cell>
          <table:table-cell office:value-type="float" office:value="415742" calcext:value-type="float">
            <text:p>415742</text:p>
          </table:table-cell>
          <table:table-cell office:value-type="float" office:value="556160.6" calcext:value-type="float">
            <text:p>556160.6</text:p>
          </table:table-cell>
          <table:table-cell office:value-type="float" office:value="780756.4768" calcext:value-type="float">
            <text:p>780756.4768</text:p>
          </table:table-cell>
          <table:table-cell office:value-type="float" office:value="331564.7232" calcext:value-type="float">
            <text:p>331564.7232</text:p>
          </table:table-cell>
          <table:table-cell office:value-type="float" office:value="1005352.3535" calcext:value-type="float">
            <text:p>1005352.3535</text:p>
          </table:table-cell>
          <table:table-cell office:value-type="float" office:value="106968.8465" calcext:value-type="float">
            <text:p>106968.8465</text:p>
          </table:table-cell>
          <table:table-cell office:value-type="float" office:value="1229948.2303" calcext:value-type="float">
            <text:p>1229948.2303</text:p>
          </table:table-cell>
          <table:table-cell office:value-type="float" office:value="-117627.0303" calcext:value-type="float">
            <text:p>-117627.0303</text:p>
          </table:table-cell>
          <table:table-cell/>
        </table:table-row>
        <table:table-row table:style-name="ro1">
          <table:table-cell office:value-type="string" calcext:value-type="string">
            <text:p>17:40</text:p>
          </table:table-cell>
          <table:table-cell office:value-type="float" office:value="727229" calcext:value-type="float">
            <text:p>727229</text:p>
          </table:table-cell>
          <table:table-cell office:value-type="float" office:value="515021.6" calcext:value-type="float">
            <text:p>515021.6</text:p>
          </table:table-cell>
          <table:table-cell office:value-type="float" office:value="743477.0222" calcext:value-type="float">
            <text:p>743477.0222</text:p>
          </table:table-cell>
          <table:table-cell office:value-type="float" office:value="286566.1778" calcext:value-type="float">
            <text:p>286566.1778</text:p>
          </table:table-cell>
          <table:table-cell office:value-type="float" office:value="971932.4443" calcext:value-type="float">
            <text:p>971932.4443</text:p>
          </table:table-cell>
          <table:table-cell office:value-type="float" office:value="58110.7557" calcext:value-type="float">
            <text:p>58110.7557</text:p>
          </table:table-cell>
          <table:table-cell office:value-type="float" office:value="1200387.8665" calcext:value-type="float">
            <text:p>1200387.8665</text:p>
          </table:table-cell>
          <table:table-cell office:value-type="float" office:value="-170344.6665" calcext:value-type="float">
            <text:p>-170344.6665</text:p>
          </table:table-cell>
          <table:table-cell/>
        </table:table-row>
        <table:table-row table:style-name="ro1">
          <table:table-cell office:value-type="string" calcext:value-type="string">
            <text:p>17:50</text:p>
          </table:table-cell>
          <table:table-cell office:value-type="float" office:value="338148" calcext:value-type="float">
            <text:p>338148</text:p>
          </table:table-cell>
          <table:table-cell office:value-type="float" office:value="512927.2" calcext:value-type="float">
            <text:p>512927.2</text:p>
          </table:table-cell>
          <table:table-cell office:value-type="float" office:value="738864.9417" calcext:value-type="float">
            <text:p>738864.9417</text:p>
          </table:table-cell>
          <table:table-cell office:value-type="float" office:value="286989.4583" calcext:value-type="float">
            <text:p>286989.4583</text:p>
          </table:table-cell>
          <table:table-cell office:value-type="float" office:value="964802.6834" calcext:value-type="float">
            <text:p>964802.6834</text:p>
          </table:table-cell>
          <table:table-cell office:value-type="float" office:value="61051.7166" calcext:value-type="float">
            <text:p>61051.7166</text:p>
          </table:table-cell>
          <table:table-cell office:value-type="float" office:value="1190740.4251" calcext:value-type="float">
            <text:p>1190740.4251</text:p>
          </table:table-cell>
          <table:table-cell office:value-type="float" office:value="-164886.0251" calcext:value-type="float">
            <text:p>-164886.0251</text:p>
          </table:table-cell>
          <table:table-cell/>
        </table:table-row>
        <table:table-row table:style-name="ro1">
          <table:table-cell office:value-type="string" calcext:value-type="string">
            <text:p>18:00</text:p>
          </table:table-cell>
          <table:table-cell office:value-type="float" office:value="398395" calcext:value-type="float">
            <text:p>398395</text:p>
          </table:table-cell>
          <table:table-cell office:value-type="float" office:value="547068.6" calcext:value-type="float">
            <text:p>547068.6</text:p>
          </table:table-cell>
          <table:table-cell office:value-type="float" office:value="712560.5416" calcext:value-type="float">
            <text:p>712560.5416</text:p>
          </table:table-cell>
          <table:table-cell office:value-type="float" office:value="381576.6584" calcext:value-type="float">
            <text:p>381576.6584</text:p>
          </table:table-cell>
          <table:table-cell office:value-type="float" office:value="878052.4832" calcext:value-type="float">
            <text:p>878052.4832</text:p>
          </table:table-cell>
          <table:table-cell office:value-type="float" office:value="216084.7168" calcext:value-type="float">
            <text:p>216084.7168</text:p>
          </table:table-cell>
          <table:table-cell office:value-type="float" office:value="1043544.4248" calcext:value-type="float">
            <text:p>1043544.4248</text:p>
          </table:table-cell>
          <table:table-cell office:value-type="float" office:value="50592.7752" calcext:value-type="float">
            <text:p>50592.7752</text:p>
          </table:table-cell>
          <table:table-cell/>
        </table:table-row>
        <table:table-row table:style-name="ro1">
          <table:table-cell office:value-type="string" calcext:value-type="string">
            <text:p>18:10</text:p>
          </table:table-cell>
          <table:table-cell office:value-type="float" office:value="677948" calcext:value-type="float">
            <text:p>677948</text:p>
          </table:table-cell>
          <table:table-cell office:value-type="float" office:value="509552.2" calcext:value-type="float">
            <text:p>509552.2</text:p>
          </table:table-cell>
          <table:table-cell office:value-type="float" office:value="684982.3181" calcext:value-type="float">
            <text:p>684982.3181</text:p>
          </table:table-cell>
          <table:table-cell office:value-type="float" office:value="334122.0819" calcext:value-type="float">
            <text:p>334122.0819</text:p>
          </table:table-cell>
          <table:table-cell office:value-type="float" office:value="860412.4362" calcext:value-type="float">
            <text:p>860412.4362</text:p>
          </table:table-cell>
          <table:table-cell office:value-type="float" office:value="158691.9638" calcext:value-type="float">
            <text:p>158691.9638</text:p>
          </table:table-cell>
          <table:table-cell office:value-type="float" office:value="1035842.5542" calcext:value-type="float">
            <text:p>1035842.5542</text:p>
          </table:table-cell>
          <table:table-cell office:value-type="float" office:value="-16738.1542" calcext:value-type="float">
            <text:p>-16738.1542</text:p>
          </table:table-cell>
          <table:table-cell/>
        </table:table-row>
        <table:table-row table:style-name="ro1">
          <table:table-cell office:value-type="string" calcext:value-type="string">
            <text:p>18:20</text:p>
          </table:table-cell>
          <table:table-cell office:value-type="float" office:value="653787" calcext:value-type="float">
            <text:p>653787</text:p>
          </table:table-cell>
          <table:table-cell office:value-type="float" office:value="511492.4" calcext:value-type="float">
            <text:p>511492.4</text:p>
          </table:table-cell>
          <table:table-cell office:value-type="float" office:value="689155.8384" calcext:value-type="float">
            <text:p>689155.8384</text:p>
          </table:table-cell>
          <table:table-cell office:value-type="float" office:value="333828.9616" calcext:value-type="float">
            <text:p>333828.9616</text:p>
          </table:table-cell>
          <table:table-cell office:value-type="float" office:value="866819.2768" calcext:value-type="float">
            <text:p>866819.2768</text:p>
          </table:table-cell>
          <table:table-cell office:value-type="float" office:value="156165.5232" calcext:value-type="float">
            <text:p>156165.5232</text:p>
          </table:table-cell>
          <table:table-cell office:value-type="float" office:value="1044482.7151" calcext:value-type="float">
            <text:p>1044482.7151</text:p>
          </table:table-cell>
          <table:table-cell office:value-type="float" office:value="-21497.9151" calcext:value-type="float">
            <text:p>-21497.9151</text:p>
          </table:table-cell>
          <table:table-cell/>
        </table:table-row>
        <table:table-row table:style-name="ro1">
          <table:table-cell office:value-type="string" calcext:value-type="string">
            <text:p>18:30</text:p>
          </table:table-cell>
          <table:table-cell office:value-type="float" office:value="650538" calcext:value-type="float">
            <text:p>650538</text:p>
          </table:table-cell>
          <table:table-cell office:value-type="float" office:value="559101.4" calcext:value-type="float">
            <text:p>559101.4</text:p>
          </table:table-cell>
          <table:table-cell office:value-type="float" office:value="736586.4128" calcext:value-type="float">
            <text:p>736586.4128</text:p>
          </table:table-cell>
          <table:table-cell office:value-type="float" office:value="381616.3872" calcext:value-type="float">
            <text:p>381616.3872</text:p>
          </table:table-cell>
          <table:table-cell office:value-type="float" office:value="914071.4255" calcext:value-type="float">
            <text:p>914071.4255</text:p>
          </table:table-cell>
          <table:table-cell office:value-type="float" office:value="204131.3745" calcext:value-type="float">
            <text:p>204131.3745</text:p>
          </table:table-cell>
          <table:table-cell office:value-type="float" office:value="1091556.4383" calcext:value-type="float">
            <text:p>1091556.4383</text:p>
          </table:table-cell>
          <table:table-cell office:value-type="float" office:value="26646.3617" calcext:value-type="float">
            <text:p>26646.3617</text:p>
          </table:table-cell>
          <table:table-cell/>
        </table:table-row>
        <table:table-row table:style-name="ro1">
          <table:table-cell office:value-type="string" calcext:value-type="string">
            <text:p>18:40</text:p>
          </table:table-cell>
          <table:table-cell office:value-type="float" office:value="662722" calcext:value-type="float">
            <text:p>662722</text:p>
          </table:table-cell>
          <table:table-cell office:value-type="float" office:value="543763.2" calcext:value-type="float">
            <text:p>543763.2</text:p>
          </table:table-cell>
          <table:table-cell office:value-type="float" office:value="705720.8944" calcext:value-type="float">
            <text:p>705720.8944</text:p>
          </table:table-cell>
          <table:table-cell office:value-type="float" office:value="381805.5056" calcext:value-type="float">
            <text:p>381805.5056</text:p>
          </table:table-cell>
          <table:table-cell office:value-type="float" office:value="867678.5888" calcext:value-type="float">
            <text:p>867678.5888</text:p>
          </table:table-cell>
          <table:table-cell office:value-type="float" office:value="219847.8112" calcext:value-type="float">
            <text:p>219847.8112</text:p>
          </table:table-cell>
          <table:table-cell office:value-type="float" office:value="1029636.2831" calcext:value-type="float">
            <text:p>1029636.2831</text:p>
          </table:table-cell>
          <table:table-cell office:value-type="float" office:value="57890.1169" calcext:value-type="float">
            <text:p>57890.1169</text:p>
          </table:table-cell>
          <table:table-cell/>
        </table:table-row>
        <table:table-row table:style-name="ro1">
          <table:table-cell office:value-type="string" calcext:value-type="string">
            <text:p>18:50</text:p>
          </table:table-cell>
          <table:table-cell office:value-type="float" office:value="751391" calcext:value-type="float">
            <text:p>751391</text:p>
          </table:table-cell>
          <table:table-cell office:value-type="float" office:value="608678" calcext:value-type="float">
            <text:p>608678</text:p>
          </table:table-cell>
          <table:table-cell office:value-type="float" office:value="726708.8311" calcext:value-type="float">
            <text:p>726708.8311</text:p>
          </table:table-cell>
          <table:table-cell office:value-type="float" office:value="490647.1689" calcext:value-type="float">
            <text:p>490647.1689</text:p>
          </table:table-cell>
          <table:table-cell office:value-type="float" office:value="844739.6623" calcext:value-type="float">
            <text:p>844739.6623</text:p>
          </table:table-cell>
          <table:table-cell office:value-type="float" office:value="372616.3377" calcext:value-type="float">
            <text:p>372616.3377</text:p>
          </table:table-cell>
          <table:table-cell office:value-type="float" office:value="962770.4934" calcext:value-type="float">
            <text:p>962770.4934</text:p>
          </table:table-cell>
          <table:table-cell office:value-type="float" office:value="254585.5066" calcext:value-type="float">
            <text:p>254585.5066</text:p>
          </table:table-cell>
          <table:table-cell/>
        </table:table-row>
        <table:table-row table:style-name="ro1">
          <table:table-cell office:value-type="string" calcext:value-type="string">
            <text:p>19:00</text:p>
          </table:table-cell>
          <table:table-cell office:value-type="float" office:value="684967" calcext:value-type="float">
            <text:p>684967</text:p>
          </table:table-cell>
          <table:table-cell office:value-type="float" office:value="679277.2" calcext:value-type="float">
            <text:p>679277.2</text:p>
          </table:table-cell>
          <table:table-cell office:value-type="float" office:value="720966.3277" calcext:value-type="float">
            <text:p>720966.3277</text:p>
          </table:table-cell>
          <table:table-cell office:value-type="float" office:value="637588.0723" calcext:value-type="float">
            <text:p>637588.0723</text:p>
          </table:table-cell>
          <table:table-cell office:value-type="float" office:value="762655.4555" calcext:value-type="float">
            <text:p>762655.4555</text:p>
          </table:table-cell>
          <table:table-cell office:value-type="float" office:value="595898.9445" calcext:value-type="float">
            <text:p>595898.9445</text:p>
          </table:table-cell>
          <table:table-cell office:value-type="float" office:value="804344.5832" calcext:value-type="float">
            <text:p>804344.5832</text:p>
          </table:table-cell>
          <table:table-cell office:value-type="float" office:value="554209.8168" calcext:value-type="float">
            <text:p>554209.8168</text:p>
          </table:table-cell>
          <table:table-cell/>
        </table:table-row>
        <table:table-row table:style-name="ro1">
          <table:table-cell office:value-type="string" calcext:value-type="string">
            <text:p>19:10</text:p>
          </table:table-cell>
          <table:table-cell office:value-type="float" office:value="494758" calcext:value-type="float">
            <text:p>494758</text:p>
          </table:table-cell>
          <table:table-cell office:value-type="float" office:value="680681" calcext:value-type="float">
            <text:p>680681</text:p>
          </table:table-cell>
          <table:table-cell office:value-type="float" office:value="722432.3091" calcext:value-type="float">
            <text:p>722432.3091</text:p>
          </table:table-cell>
          <table:table-cell office:value-type="float" office:value="638929.6909" calcext:value-type="float">
            <text:p>638929.6909</text:p>
          </table:table-cell>
          <table:table-cell office:value-type="float" office:value="764183.6183" calcext:value-type="float">
            <text:p>764183.6183</text:p>
          </table:table-cell>
          <table:table-cell office:value-type="float" office:value="597178.3817" calcext:value-type="float">
            <text:p>597178.3817</text:p>
          </table:table-cell>
          <table:table-cell office:value-type="float" office:value="805934.9274" calcext:value-type="float">
            <text:p>805934.9274</text:p>
          </table:table-cell>
          <table:table-cell office:value-type="float" office:value="555427.0726" calcext:value-type="float">
            <text:p>555427.0726</text:p>
          </table:table-cell>
          <table:table-cell/>
        </table:table-row>
        <table:table-row table:style-name="ro1">
          <table:table-cell office:value-type="string" calcext:value-type="string">
            <text:p>19:20</text:p>
          </table:table-cell>
          <table:table-cell office:value-type="float" office:value="500284" calcext:value-type="float">
            <text:p>500284</text:p>
          </table:table-cell>
          <table:table-cell office:value-type="float" office:value="648875.2" calcext:value-type="float">
            <text:p>648875.2</text:p>
          </table:table-cell>
          <table:table-cell office:value-type="float" office:value="743425.0776" calcext:value-type="float">
            <text:p>743425.0776</text:p>
          </table:table-cell>
          <table:table-cell office:value-type="float" office:value="554325.3224" calcext:value-type="float">
            <text:p>554325.3224</text:p>
          </table:table-cell>
          <table:table-cell office:value-type="float" office:value="837974.9551" calcext:value-type="float">
            <text:p>837974.9551</text:p>
          </table:table-cell>
          <table:table-cell office:value-type="float" office:value="459775.4449" calcext:value-type="float">
            <text:p>459775.4449</text:p>
          </table:table-cell>
          <table:table-cell office:value-type="float" office:value="932524.8327" calcext:value-type="float">
            <text:p>932524.8327</text:p>
          </table:table-cell>
          <table:table-cell office:value-type="float" office:value="365225.5673" calcext:value-type="float">
            <text:p>365225.5673</text:p>
          </table:table-cell>
          <table:table-cell/>
        </table:table-row>
        <table:table-row table:style-name="ro1">
          <table:table-cell office:value-type="string" calcext:value-type="string">
            <text:p>19:30</text:p>
          </table:table-cell>
          <table:table-cell office:value-type="float" office:value="775128" calcext:value-type="float">
            <text:p>775128</text:p>
          </table:table-cell>
          <table:table-cell office:value-type="float" office:value="618824.4" calcext:value-type="float">
            <text:p>618824.4</text:p>
          </table:table-cell>
          <table:table-cell office:value-type="float" office:value="734280.0671" calcext:value-type="float">
            <text:p>734280.0671</text:p>
          </table:table-cell>
          <table:table-cell office:value-type="float" office:value="503368.7329" calcext:value-type="float">
            <text:p>503368.7329</text:p>
          </table:table-cell>
          <table:table-cell office:value-type="float" office:value="849735.7343" calcext:value-type="float">
            <text:p>849735.7343</text:p>
          </table:table-cell>
          <table:table-cell office:value-type="float" office:value="387913.0657" calcext:value-type="float">
            <text:p>387913.0657</text:p>
          </table:table-cell>
          <table:table-cell office:value-type="float" office:value="965191.4014" calcext:value-type="float">
            <text:p>965191.4014</text:p>
          </table:table-cell>
          <table:table-cell office:value-type="float" office:value="272457.3986" calcext:value-type="float">
            <text:p>272457.3986</text:p>
          </table:table-cell>
          <table:table-cell/>
        </table:table-row>
        <table:table-row table:style-name="ro1">
          <table:table-cell office:value-type="string" calcext:value-type="string">
            <text:p>19:40</text:p>
          </table:table-cell>
          <table:table-cell office:value-type="float" office:value="276588" calcext:value-type="float">
            <text:p>276588</text:p>
          </table:table-cell>
          <table:table-cell office:value-type="float" office:value="641305.6" calcext:value-type="float">
            <text:p>641305.6</text:p>
          </table:table-cell>
          <table:table-cell office:value-type="float" office:value="776672.5445" calcext:value-type="float">
            <text:p>776672.5445</text:p>
          </table:table-cell>
          <table:table-cell office:value-type="float" office:value="505938.6555" calcext:value-type="float">
            <text:p>505938.6555</text:p>
          </table:table-cell>
          <table:table-cell office:value-type="float" office:value="912039.4889" calcext:value-type="float">
            <text:p>912039.4889</text:p>
          </table:table-cell>
          <table:table-cell office:value-type="float" office:value="370571.7111" calcext:value-type="float">
            <text:p>370571.7111</text:p>
          </table:table-cell>
          <table:table-cell office:value-type="float" office:value="1047406.4334" calcext:value-type="float">
            <text:p>1047406.4334</text:p>
          </table:table-cell>
          <table:table-cell office:value-type="float" office:value="235204.7666" calcext:value-type="float">
            <text:p>235204.7666</text:p>
          </table:table-cell>
          <table:table-cell/>
        </table:table-row>
        <table:table-row table:style-name="ro1">
          <table:table-cell office:value-type="string" calcext:value-type="string">
            <text:p>19:50</text:p>
          </table:table-cell>
          <table:table-cell office:value-type="float" office:value="798363" calcext:value-type="float">
            <text:p>798363</text:p>
          </table:table-cell>
          <table:table-cell office:value-type="float" office:value="546345" calcext:value-type="float">
            <text:p>546345</text:p>
          </table:table-cell>
          <table:table-cell office:value-type="float" office:value="739418.4273" calcext:value-type="float">
            <text:p>739418.4273</text:p>
          </table:table-cell>
          <table:table-cell office:value-type="float" office:value="353271.5727" calcext:value-type="float">
            <text:p>353271.5727</text:p>
          </table:table-cell>
          <table:table-cell office:value-type="float" office:value="932491.8546" calcext:value-type="float">
            <text:p>932491.8546</text:p>
          </table:table-cell>
          <table:table-cell office:value-type="float" office:value="160198.1454" calcext:value-type="float">
            <text:p>160198.1454</text:p>
          </table:table-cell>
          <table:table-cell office:value-type="float" office:value="1125565.2819" calcext:value-type="float">
            <text:p>1125565.2819</text:p>
          </table:table-cell>
          <table:table-cell office:value-type="float" office:value="-32875.2819" calcext:value-type="float">
            <text:p>-32875.2819</text:p>
          </table:table-cell>
          <table:table-cell/>
        </table:table-row>
        <table:table-row table:style-name="ro1">
          <table:table-cell office:value-type="string" calcext:value-type="string">
            <text:p>20:00</text:p>
          </table:table-cell>
          <table:table-cell office:value-type="float" office:value="815767" calcext:value-type="float">
            <text:p>815767</text:p>
          </table:table-cell>
          <table:table-cell office:value-type="float" office:value="569024.2" calcext:value-type="float">
            <text:p>569024.2</text:p>
          </table:table-cell>
          <table:table-cell office:value-type="float" office:value="787447.3422" calcext:value-type="float">
            <text:p>787447.3422</text:p>
          </table:table-cell>
          <table:table-cell office:value-type="float" office:value="350601.0578" calcext:value-type="float">
            <text:p>350601.0578</text:p>
          </table:table-cell>
          <table:table-cell office:value-type="float" office:value="1005870.4844" calcext:value-type="float">
            <text:p>1005870.4844</text:p>
          </table:table-cell>
          <table:table-cell office:value-type="float" office:value="132177.9156" calcext:value-type="float">
            <text:p>132177.9156</text:p>
          </table:table-cell>
          <table:table-cell office:value-type="float" office:value="1224293.6266" calcext:value-type="float">
            <text:p>1224293.6266</text:p>
          </table:table-cell>
          <table:table-cell office:value-type="float" office:value="-86245.2266" calcext:value-type="float">
            <text:p>-86245.2266</text:p>
          </table:table-cell>
          <table:table-cell/>
        </table:table-row>
        <table:table-row table:style-name="ro1">
          <table:table-cell office:value-type="string" calcext:value-type="string">
            <text:p>20:10</text:p>
          </table:table-cell>
          <table:table-cell office:value-type="float" office:value="873728" calcext:value-type="float">
            <text:p>873728</text:p>
          </table:table-cell>
          <table:table-cell office:value-type="float" office:value="633226" calcext:value-type="float">
            <text:p>633226</text:p>
          </table:table-cell>
          <table:table-cell office:value-type="float" office:value="870708.558" calcext:value-type="float">
            <text:p>870708.558</text:p>
          </table:table-cell>
          <table:table-cell office:value-type="float" office:value="395743.442" calcext:value-type="float">
            <text:p>395743.442</text:p>
          </table:table-cell>
          <table:table-cell office:value-type="float" office:value="1108191.116" calcext:value-type="float">
            <text:p>1108191.116</text:p>
          </table:table-cell>
          <table:table-cell office:value-type="float" office:value="158260.884" calcext:value-type="float">
            <text:p>158260.884</text:p>
          </table:table-cell>
          <table:table-cell office:value-type="float" office:value="1345673.6741" calcext:value-type="float">
            <text:p>1345673.6741</text:p>
          </table:table-cell>
          <table:table-cell office:value-type="float" office:value="-79221.6741" calcext:value-type="float">
            <text:p>-79221.6741</text:p>
          </table:table-cell>
          <table:table-cell/>
        </table:table-row>
        <table:table-row table:style-name="ro1">
          <table:table-cell office:value-type="string" calcext:value-type="string">
            <text:p>20:20</text:p>
          </table:table-cell>
          <table:table-cell office:value-type="float" office:value="792746" calcext:value-type="float">
            <text:p>792746</text:p>
          </table:table-cell>
          <table:table-cell office:value-type="float" office:value="707914.8" calcext:value-type="float">
            <text:p>707914.8</text:p>
          </table:table-cell>
          <table:table-cell office:value-type="float" office:value="951773.0651" calcext:value-type="float">
            <text:p>951773.0651</text:p>
          </table:table-cell>
          <table:table-cell office:value-type="float" office:value="464056.5349" calcext:value-type="float">
            <text:p>464056.5349</text:p>
          </table:table-cell>
          <table:table-cell office:value-type="float" office:value="1195631.3302" calcext:value-type="float">
            <text:p>1195631.3302</text:p>
          </table:table-cell>
          <table:table-cell office:value-type="float" office:value="220198.2698" calcext:value-type="float">
            <text:p>220198.2698</text:p>
          </table:table-cell>
          <table:table-cell office:value-type="float" office:value="1439489.5954" calcext:value-type="float">
            <text:p>1439489.5954</text:p>
          </table:table-cell>
          <table:table-cell office:value-type="float" office:value="-23659.9954" calcext:value-type="float">
            <text:p>-23659.9954</text:p>
          </table:table-cell>
          <table:table-cell/>
        </table:table-row>
        <table:table-row table:style-name="ro1">
          <table:table-cell office:value-type="string" calcext:value-type="string">
            <text:p>20:30</text:p>
          </table:table-cell>
          <table:table-cell office:value-type="float" office:value="347205" calcext:value-type="float">
            <text:p>347205</text:p>
          </table:table-cell>
          <table:table-cell office:value-type="float" office:value="711438.4" calcext:value-type="float">
            <text:p>711438.4</text:p>
          </table:table-cell>
          <table:table-cell office:value-type="float" office:value="956634.2673" calcext:value-type="float">
            <text:p>956634.2673</text:p>
          </table:table-cell>
          <table:table-cell office:value-type="float" office:value="466242.5327" calcext:value-type="float">
            <text:p>466242.5327</text:p>
          </table:table-cell>
          <table:table-cell office:value-type="float" office:value="1201830.1346" calcext:value-type="float">
            <text:p>1201830.1346</text:p>
          </table:table-cell>
          <table:table-cell office:value-type="float" office:value="221046.6654" calcext:value-type="float">
            <text:p>221046.6654</text:p>
          </table:table-cell>
          <table:table-cell office:value-type="float" office:value="1447026.0018" calcext:value-type="float">
            <text:p>1447026.0018</text:p>
          </table:table-cell>
          <table:table-cell office:value-type="float" office:value="-24149.2018" calcext:value-type="float">
            <text:p>-24149.2018</text:p>
          </table:table-cell>
          <table:table-cell/>
        </table:table-row>
        <table:table-row table:style-name="ro1">
          <table:table-cell office:value-type="string" calcext:value-type="string">
            <text:p>20:40</text:p>
          </table:table-cell>
          <table:table-cell office:value-type="float" office:value="710856" calcext:value-type="float">
            <text:p>710856</text:p>
          </table:table-cell>
          <table:table-cell office:value-type="float" office:value="725561.8" calcext:value-type="float">
            <text:p>725561.8</text:p>
          </table:table-cell>
          <table:table-cell office:value-type="float" office:value="939488.0726" calcext:value-type="float">
            <text:p>939488.0726</text:p>
          </table:table-cell>
          <table:table-cell office:value-type="float" office:value="511635.5274" calcext:value-type="float">
            <text:p>511635.5274</text:p>
          </table:table-cell>
          <table:table-cell office:value-type="float" office:value="1153414.3453" calcext:value-type="float">
            <text:p>1153414.3453</text:p>
          </table:table-cell>
          <table:table-cell office:value-type="float" office:value="297709.2547" calcext:value-type="float">
            <text:p>297709.2547</text:p>
          </table:table-cell>
          <table:table-cell office:value-type="float" office:value="1367340.6179" calcext:value-type="float">
            <text:p>1367340.6179</text:p>
          </table:table-cell>
          <table:table-cell office:value-type="float" office:value="83782.9821" calcext:value-type="float">
            <text:p>83782.9821</text:p>
          </table:table-cell>
          <table:table-cell/>
        </table:table-row>
        <table:table-row table:style-name="ro1">
          <table:table-cell office:value-type="string" calcext:value-type="string">
            <text:p>20:50</text:p>
          </table:table-cell>
          <table:table-cell office:value-type="float" office:value="865209" calcext:value-type="float">
            <text:p>865209</text:p>
          </table:table-cell>
          <table:table-cell office:value-type="float" office:value="708060.4" calcext:value-type="float">
            <text:p>708060.4</text:p>
          </table:table-cell>
          <table:table-cell office:value-type="float" office:value="918085.7266" calcext:value-type="float">
            <text:p>918085.7266</text:p>
          </table:table-cell>
          <table:table-cell office:value-type="float" office:value="498035.0734" calcext:value-type="float">
            <text:p>498035.0734</text:p>
          </table:table-cell>
          <table:table-cell office:value-type="float" office:value="1128111.0533" calcext:value-type="float">
            <text:p>1128111.0533</text:p>
          </table:table-cell>
          <table:table-cell office:value-type="float" office:value="288009.7467" calcext:value-type="float">
            <text:p>288009.7467</text:p>
          </table:table-cell>
          <table:table-cell office:value-type="float" office:value="1338136.3799" calcext:value-type="float">
            <text:p>1338136.3799</text:p>
          </table:table-cell>
          <table:table-cell office:value-type="float" office:value="77984.4201" calcext:value-type="float">
            <text:p>77984.4201</text:p>
          </table:table-cell>
          <table:table-cell/>
        </table:table-row>
        <table:table-row table:style-name="ro1">
          <table:table-cell office:value-type="string" calcext:value-type="string">
            <text:p>21:00</text:p>
          </table:table-cell>
          <table:table-cell office:value-type="float" office:value="310105" calcext:value-type="float">
            <text:p>310105</text:p>
          </table:table-cell>
          <table:table-cell office:value-type="float" office:value="717948.8" calcext:value-type="float">
            <text:p>717948.8</text:p>
          </table:table-cell>
          <table:table-cell office:value-type="float" office:value="935347.4085" calcext:value-type="float">
            <text:p>935347.4085</text:p>
          </table:table-cell>
          <table:table-cell office:value-type="float" office:value="500550.1915" calcext:value-type="float">
            <text:p>500550.1915</text:p>
          </table:table-cell>
          <table:table-cell office:value-type="float" office:value="1152746.0169" calcext:value-type="float">
            <text:p>1152746.0169</text:p>
          </table:table-cell>
          <table:table-cell office:value-type="float" office:value="283151.5831" calcext:value-type="float">
            <text:p>283151.5831</text:p>
          </table:table-cell>
          <table:table-cell office:value-type="float" office:value="1370144.6254" calcext:value-type="float">
            <text:p>1370144.6254</text:p>
          </table:table-cell>
          <table:table-cell office:value-type="float" office:value="65752.9746" calcext:value-type="float">
            <text:p>65752.9746</text:p>
          </table:table-cell>
          <table:table-cell/>
        </table:table-row>
        <table:table-row table:style-name="ro1">
          <table:table-cell office:value-type="string" calcext:value-type="string">
            <text:p>21:10</text:p>
          </table:table-cell>
          <table:table-cell office:value-type="float" office:value="771271" calcext:value-type="float">
            <text:p>771271</text:p>
          </table:table-cell>
          <table:table-cell office:value-type="float" office:value="605224.2" calcext:value-type="float">
            <text:p>605224.2</text:p>
          </table:table-cell>
          <table:table-cell office:value-type="float" office:value="863866.7374" calcext:value-type="float">
            <text:p>863866.7374</text:p>
          </table:table-cell>
          <table:table-cell office:value-type="float" office:value="346581.6626" calcext:value-type="float">
            <text:p>346581.6626</text:p>
          </table:table-cell>
          <table:table-cell office:value-type="float" office:value="1122509.2748" calcext:value-type="float">
            <text:p>1122509.2748</text:p>
          </table:table-cell>
          <table:table-cell office:value-type="float" office:value="87939.1252" calcext:value-type="float">
            <text:p>87939.1252</text:p>
          </table:table-cell>
          <table:table-cell office:value-type="float" office:value="1381151.8123" calcext:value-type="float">
            <text:p>1381151.8123</text:p>
          </table:table-cell>
          <table:table-cell office:value-type="float" office:value="-170703.4123" calcext:value-type="float">
            <text:p>-170703.4123</text:p>
          </table:table-cell>
          <table:table-cell/>
        </table:table-row>
        <table:table-row table:style-name="ro1">
          <table:table-cell office:value-type="string" calcext:value-type="string">
            <text:p>21:20</text:p>
          </table:table-cell>
          <table:table-cell office:value-type="float" office:value="383787" calcext:value-type="float">
            <text:p>383787</text:p>
          </table:table-cell>
          <table:table-cell office:value-type="float" office:value="600929.2" calcext:value-type="float">
            <text:p>600929.2</text:p>
          </table:table-cell>
          <table:table-cell office:value-type="float" office:value="855830.5181" calcext:value-type="float">
            <text:p>855830.5181</text:p>
          </table:table-cell>
          <table:table-cell office:value-type="float" office:value="346027.8819" calcext:value-type="float">
            <text:p>346027.8819</text:p>
          </table:table-cell>
          <table:table-cell office:value-type="float" office:value="1110731.8362" calcext:value-type="float">
            <text:p>1110731.8362</text:p>
          </table:table-cell>
          <table:table-cell office:value-type="float" office:value="91126.5638" calcext:value-type="float">
            <text:p>91126.5638</text:p>
          </table:table-cell>
          <table:table-cell office:value-type="float" office:value="1365633.1543" calcext:value-type="float">
            <text:p>1365633.1543</text:p>
          </table:table-cell>
          <table:table-cell office:value-type="float" office:value="-163774.7543" calcext:value-type="float">
            <text:p>-163774.7543</text:p>
          </table:table-cell>
          <table:table-cell/>
        </table:table-row>
        <table:table-row table:style-name="ro1">
          <table:table-cell office:value-type="string" calcext:value-type="string">
            <text:p>21:30</text:p>
          </table:table-cell>
          <table:table-cell office:value-type="float" office:value="445283" calcext:value-type="float">
            <text:p>445283</text:p>
          </table:table-cell>
          <table:table-cell office:value-type="float" office:value="608245.6" calcext:value-type="float">
            <text:p>608245.6</text:p>
          </table:table-cell>
          <table:table-cell office:value-type="float" office:value="854419.2403" calcext:value-type="float">
            <text:p>854419.2403</text:p>
          </table:table-cell>
          <table:table-cell office:value-type="float" office:value="362071.9597" calcext:value-type="float">
            <text:p>362071.9597</text:p>
          </table:table-cell>
          <table:table-cell office:value-type="float" office:value="1100592.8805" calcext:value-type="float">
            <text:p>1100592.8805</text:p>
          </table:table-cell>
          <table:table-cell office:value-type="float" office:value="115898.3195" calcext:value-type="float">
            <text:p>115898.3195</text:p>
          </table:table-cell>
          <table:table-cell office:value-type="float" office:value="1346766.5208" calcext:value-type="float">
            <text:p>1346766.5208</text:p>
          </table:table-cell>
          <table:table-cell office:value-type="float" office:value="-130275.3208" calcext:value-type="float">
            <text:p>-130275.3208</text:p>
          </table:table-cell>
          <table:table-cell/>
        </table:table-row>
        <table:table-row table:style-name="ro1">
          <table:table-cell office:value-type="string" calcext:value-type="string">
            <text:p>21:40</text:p>
          </table:table-cell>
          <table:table-cell office:value-type="float" office:value="334773" calcext:value-type="float">
            <text:p>334773</text:p>
          </table:table-cell>
          <table:table-cell office:value-type="float" office:value="555131" calcext:value-type="float">
            <text:p>555131</text:p>
          </table:table-cell>
          <table:table-cell office:value-type="float" office:value="802278.7067" calcext:value-type="float">
            <text:p>802278.7067</text:p>
          </table:table-cell>
          <table:table-cell office:value-type="float" office:value="307983.2933" calcext:value-type="float">
            <text:p>307983.2933</text:p>
          </table:table-cell>
          <table:table-cell office:value-type="float" office:value="1049426.4135" calcext:value-type="float">
            <text:p>1049426.4135</text:p>
          </table:table-cell>
          <table:table-cell office:value-type="float" office:value="60835.5865" calcext:value-type="float">
            <text:p>60835.5865</text:p>
          </table:table-cell>
          <table:table-cell office:value-type="float" office:value="1296574.1202" calcext:value-type="float">
            <text:p>1296574.1202</text:p>
          </table:table-cell>
          <table:table-cell office:value-type="float" office:value="-186312.1202" calcext:value-type="float">
            <text:p>-186312.1202</text:p>
          </table:table-cell>
          <table:table-cell/>
        </table:table-row>
        <table:table-row table:style-name="ro1">
          <table:table-cell office:value-type="string" calcext:value-type="string">
            <text:p>21:50</text:p>
          </table:table-cell>
          <table:table-cell office:value-type="float" office:value="687464" calcext:value-type="float">
            <text:p>687464</text:p>
          </table:table-cell>
          <table:table-cell office:value-type="float" office:value="449043.8" calcext:value-type="float">
            <text:p>449043.8</text:p>
          </table:table-cell>
          <table:table-cell office:value-type="float" office:value="636436.9481" calcext:value-type="float">
            <text:p>636436.9481</text:p>
          </table:table-cell>
          <table:table-cell office:value-type="float" office:value="261650.6519" calcext:value-type="float">
            <text:p>261650.6519</text:p>
          </table:table-cell>
          <table:table-cell office:value-type="float" office:value="823830.0963" calcext:value-type="float">
            <text:p>823830.0963</text:p>
          </table:table-cell>
          <table:table-cell office:value-type="float" office:value="74257.5037" calcext:value-type="float">
            <text:p>74257.5037</text:p>
          </table:table-cell>
          <table:table-cell office:value-type="float" office:value="1011223.2444" calcext:value-type="float">
            <text:p>1011223.2444</text:p>
          </table:table-cell>
          <table:table-cell office:value-type="float" office:value="-113135.6444" calcext:value-type="float">
            <text:p>-113135.6444</text:p>
          </table:table-cell>
          <table:table-cell/>
        </table:table-row>
        <table:table-row table:style-name="ro1">
          <table:table-cell office:value-type="string" calcext:value-type="string">
            <text:p>22:00</text:p>
          </table:table-cell>
          <table:table-cell office:value-type="float" office:value="460378" calcext:value-type="float">
            <text:p>460378</text:p>
          </table:table-cell>
          <table:table-cell office:value-type="float" office:value="524515.6" calcext:value-type="float">
            <text:p>524515.6</text:p>
          </table:table-cell>
          <table:table-cell office:value-type="float" office:value="717857.9172" calcext:value-type="float">
            <text:p>717857.9172</text:p>
          </table:table-cell>
          <table:table-cell office:value-type="float" office:value="331173.2828" calcext:value-type="float">
            <text:p>331173.2828</text:p>
          </table:table-cell>
          <table:table-cell office:value-type="float" office:value="911200.2344" calcext:value-type="float">
            <text:p>911200.2344</text:p>
          </table:table-cell>
          <table:table-cell office:value-type="float" office:value="137830.9656" calcext:value-type="float">
            <text:p>137830.9656</text:p>
          </table:table-cell>
          <table:table-cell office:value-type="float" office:value="1104542.5517" calcext:value-type="float">
            <text:p>1104542.5517</text:p>
          </table:table-cell>
          <table:table-cell office:value-type="float" office:value="-55511.3517" calcext:value-type="float">
            <text:p>-55511.3517</text:p>
          </table:table-cell>
          <table:table-cell/>
        </table:table-row>
        <table:table-row table:style-name="ro1">
          <table:table-cell office:value-type="string" calcext:value-type="string">
            <text:p>22:10</text:p>
          </table:table-cell>
          <table:table-cell office:value-type="float" office:value="455516" calcext:value-type="float">
            <text:p>455516</text:p>
          </table:table-cell>
          <table:table-cell office:value-type="float" office:value="462337" calcext:value-type="float">
            <text:p>462337</text:p>
          </table:table-cell>
          <table:table-cell office:value-type="float" office:value="597817.1824" calcext:value-type="float">
            <text:p>597817.1824</text:p>
          </table:table-cell>
          <table:table-cell office:value-type="float" office:value="326856.8176" calcext:value-type="float">
            <text:p>326856.8176</text:p>
          </table:table-cell>
          <table:table-cell office:value-type="float" office:value="733297.3649" calcext:value-type="float">
            <text:p>733297.3649</text:p>
          </table:table-cell>
          <table:table-cell office:value-type="float" office:value="191376.6351" calcext:value-type="float">
            <text:p>191376.6351</text:p>
          </table:table-cell>
          <table:table-cell office:value-type="float" office:value="868777.5473" calcext:value-type="float">
            <text:p>868777.5473</text:p>
          </table:table-cell>
          <table:table-cell office:value-type="float" office:value="55896.4527" calcext:value-type="float">
            <text:p>55896.4527</text:p>
          </table:table-cell>
          <table:table-cell/>
        </table:table-row>
        <table:table-row table:style-name="ro1">
          <table:table-cell office:value-type="string" calcext:value-type="string">
            <text:p>22:20</text:p>
          </table:table-cell>
          <table:table-cell office:value-type="float" office:value="559815" calcext:value-type="float">
            <text:p>559815</text:p>
          </table:table-cell>
          <table:table-cell office:value-type="float" office:value="476682.8" calcext:value-type="float">
            <text:p>476682.8</text:p>
          </table:table-cell>
          <table:table-cell office:value-type="float" office:value="605394.6225" calcext:value-type="float">
            <text:p>605394.6225</text:p>
          </table:table-cell>
          <table:table-cell office:value-type="float" office:value="347970.9775" calcext:value-type="float">
            <text:p>347970.9775</text:p>
          </table:table-cell>
          <table:table-cell office:value-type="float" office:value="734106.4449" calcext:value-type="float">
            <text:p>734106.4449</text:p>
          </table:table-cell>
          <table:table-cell office:value-type="float" office:value="219259.1551" calcext:value-type="float">
            <text:p>219259.1551</text:p>
          </table:table-cell>
          <table:table-cell office:value-type="float" office:value="862818.2674" calcext:value-type="float">
            <text:p>862818.2674</text:p>
          </table:table-cell>
          <table:table-cell office:value-type="float" office:value="90547.3326" calcext:value-type="float">
            <text:p>90547.3326</text:p>
          </table:table-cell>
          <table:table-cell/>
        </table:table-row>
        <table:table-row table:style-name="ro1">
          <table:table-cell office:value-type="string" calcext:value-type="string">
            <text:p>22:30</text:p>
          </table:table-cell>
          <table:table-cell office:value-type="float" office:value="576323" calcext:value-type="float">
            <text:p>576323</text:p>
          </table:table-cell>
          <table:table-cell office:value-type="float" office:value="499589.2" calcext:value-type="float">
            <text:p>499589.2</text:p>
          </table:table-cell>
          <table:table-cell office:value-type="float" office:value="631468.342" calcext:value-type="float">
            <text:p>631468.342</text:p>
          </table:table-cell>
          <table:table-cell office:value-type="float" office:value="367710.058" calcext:value-type="float">
            <text:p>367710.058</text:p>
          </table:table-cell>
          <table:table-cell office:value-type="float" office:value="763347.4841" calcext:value-type="float">
            <text:p>763347.4841</text:p>
          </table:table-cell>
          <table:table-cell office:value-type="float" office:value="235830.9159" calcext:value-type="float">
            <text:p>235830.9159</text:p>
          </table:table-cell>
          <table:table-cell office:value-type="float" office:value="895226.6261" calcext:value-type="float">
            <text:p>895226.6261</text:p>
          </table:table-cell>
          <table:table-cell office:value-type="float" office:value="103951.7739" calcext:value-type="float">
            <text:p>103951.7739</text:p>
          </table:table-cell>
          <table:table-cell/>
        </table:table-row>
        <table:table-row table:style-name="ro1">
          <table:table-cell office:value-type="string" calcext:value-type="string">
            <text:p>22:40</text:p>
          </table:table-cell>
          <table:table-cell office:value-type="float" office:value="471521" calcext:value-type="float">
            <text:p>471521</text:p>
          </table:table-cell>
          <table:table-cell office:value-type="float" office:value="547899.2" calcext:value-type="float">
            <text:p>547899.2</text:p>
          </table:table-cell>
          <table:table-cell office:value-type="float" office:value="643584.685" calcext:value-type="float">
            <text:p>643584.685</text:p>
          </table:table-cell>
          <table:table-cell office:value-type="float" office:value="452213.715" calcext:value-type="float">
            <text:p>452213.715</text:p>
          </table:table-cell>
          <table:table-cell office:value-type="float" office:value="739270.1701" calcext:value-type="float">
            <text:p>739270.1701</text:p>
          </table:table-cell>
          <table:table-cell office:value-type="float" office:value="356528.2299" calcext:value-type="float">
            <text:p>356528.2299</text:p>
          </table:table-cell>
          <table:table-cell office:value-type="float" office:value="834955.6551" calcext:value-type="float">
            <text:p>834955.6551</text:p>
          </table:table-cell>
          <table:table-cell office:value-type="float" office:value="260842.7449" calcext:value-type="float">
            <text:p>260842.7449</text:p>
          </table:table-cell>
          <table:table-cell/>
        </table:table-row>
        <table:table-row table:style-name="ro1">
          <table:table-cell office:value-type="string" calcext:value-type="string">
            <text:p>22:50</text:p>
          </table:table-cell>
          <table:table-cell office:value-type="float" office:value="744550" calcext:value-type="float">
            <text:p>744550</text:p>
          </table:table-cell>
          <table:table-cell office:value-type="float" office:value="504710.6" calcext:value-type="float">
            <text:p>504710.6</text:p>
          </table:table-cell>
          <table:table-cell office:value-type="float" office:value="563131.205" calcext:value-type="float">
            <text:p>563131.205</text:p>
          </table:table-cell>
          <table:table-cell office:value-type="float" office:value="446289.995" calcext:value-type="float">
            <text:p>446289.995</text:p>
          </table:table-cell>
          <table:table-cell office:value-type="float" office:value="621551.8101" calcext:value-type="float">
            <text:p>621551.8101</text:p>
          </table:table-cell>
          <table:table-cell office:value-type="float" office:value="387869.3899" calcext:value-type="float">
            <text:p>387869.3899</text:p>
          </table:table-cell>
          <table:table-cell office:value-type="float" office:value="679972.4151" calcext:value-type="float">
            <text:p>679972.4151</text:p>
          </table:table-cell>
          <table:table-cell office:value-type="float" office:value="329448.7849" calcext:value-type="float">
            <text:p>329448.78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3:00</text:p>
          </table:table-cell>
          <table:table-cell office:value-type="float" office:value="389534" calcext:value-type="float">
            <text:p>389534</text:p>
          </table:table-cell>
          <table:table-cell office:value-type="float" office:value="561545" calcext:value-type="float">
            <text:p>561545</text:p>
          </table:table-cell>
          <table:table-cell office:value-type="float" office:value="676717.3509" calcext:value-type="float">
            <text:p>676717.3509</text:p>
          </table:table-cell>
          <table:table-cell office:value-type="float" office:value="446372.6491" calcext:value-type="float">
            <text:p>446372.6491</text:p>
          </table:table-cell>
          <table:table-cell office:value-type="float" office:value="791889.7018" calcext:value-type="float">
            <text:p>791889.7018</text:p>
          </table:table-cell>
          <table:table-cell office:value-type="float" office:value="331200.2982" calcext:value-type="float">
            <text:p>331200.2982</text:p>
          </table:table-cell>
          <table:table-cell office:value-type="float" office:value="907062.0526" calcext:value-type="float">
            <text:p>907062.0526</text:p>
          </table:table-cell>
          <table:table-cell office:value-type="float" office:value="216027.9474" calcext:value-type="float">
            <text:p>216027.9474</text:p>
          </table:table-cell>
          <table:table-cell/>
        </table:table-row>
        <table:table-row table:style-name="ro1">
          <table:table-cell office:value-type="string" calcext:value-type="string">
            <text:p>23:10</text:p>
          </table:table-cell>
          <table:table-cell office:value-type="float" office:value="619858" calcext:value-type="float">
            <text:p>619858</text:p>
          </table:table-cell>
          <table:table-cell office:value-type="float" office:value="548348.6" calcext:value-type="float">
            <text:p>548348.6</text:p>
          </table:table-cell>
          <table:table-cell office:value-type="float" office:value="681139.4054" calcext:value-type="float">
            <text:p>681139.4054</text:p>
          </table:table-cell>
          <table:table-cell office:value-type="float" office:value="415557.7946" calcext:value-type="float">
            <text:p>415557.7946</text:p>
          </table:table-cell>
          <table:table-cell office:value-type="float" office:value="813930.2109" calcext:value-type="float">
            <text:p>813930.2109</text:p>
          </table:table-cell>
          <table:table-cell office:value-type="float" office:value="282766.9891" calcext:value-type="float">
            <text:p>282766.9891</text:p>
          </table:table-cell>
          <table:table-cell office:value-type="float" office:value="946721.0163" calcext:value-type="float">
            <text:p>946721.0163</text:p>
          </table:table-cell>
          <table:table-cell office:value-type="float" office:value="149976.1837" calcext:value-type="float">
            <text:p>149976.1837</text:p>
          </table:table-cell>
          <table:table-cell/>
        </table:table-row>
        <table:table-row table:style-name="ro1">
          <table:table-cell office:value-type="string" calcext:value-type="string">
            <text:p>23:20</text:p>
          </table:table-cell>
          <table:table-cell office:value-type="float" office:value="541043" calcext:value-type="float">
            <text:p>541043</text:p>
          </table:table-cell>
          <table:table-cell office:value-type="float" office:value="560357.2" calcext:value-type="float">
            <text:p>560357.2</text:p>
          </table:table-cell>
          <table:table-cell office:value-type="float" office:value="697100.2763" calcext:value-type="float">
            <text:p>697100.2763</text:p>
          </table:table-cell>
          <table:table-cell office:value-type="float" office:value="423614.1237" calcext:value-type="float">
            <text:p>423614.1237</text:p>
          </table:table-cell>
          <table:table-cell office:value-type="float" office:value="833843.3525" calcext:value-type="float">
            <text:p>833843.3525</text:p>
          </table:table-cell>
          <table:table-cell office:value-type="float" office:value="286871.0475" calcext:value-type="float">
            <text:p>286871.0475</text:p>
          </table:table-cell>
          <table:table-cell office:value-type="float" office:value="970586.4288" calcext:value-type="float">
            <text:p>970586.4288</text:p>
          </table:table-cell>
          <table:table-cell office:value-type="float" office:value="150127.9712" calcext:value-type="float">
            <text:p>150127.9712</text:p>
          </table:table-cell>
          <table:table-cell/>
        </table:table-row>
        <table:table-row table:style-name="ro1">
          <table:table-cell office:value-type="string" calcext:value-type="string">
            <text:p>23:30</text:p>
          </table:table-cell>
          <table:table-cell office:value-type="float" office:value="399503" calcext:value-type="float">
            <text:p>399503</text:p>
          </table:table-cell>
          <table:table-cell office:value-type="float" office:value="553301.2" calcext:value-type="float">
            <text:p>553301.2</text:p>
          </table:table-cell>
          <table:table-cell office:value-type="float" office:value="689924.6529" calcext:value-type="float">
            <text:p>689924.6529</text:p>
          </table:table-cell>
          <table:table-cell office:value-type="float" office:value="416677.7471" calcext:value-type="float">
            <text:p>416677.7471</text:p>
          </table:table-cell>
          <table:table-cell office:value-type="float" office:value="826548.1058" calcext:value-type="float">
            <text:p>826548.1058</text:p>
          </table:table-cell>
          <table:table-cell office:value-type="float" office:value="280054.2942" calcext:value-type="float">
            <text:p>280054.2942</text:p>
          </table:table-cell>
          <table:table-cell office:value-type="float" office:value="963171.5586" calcext:value-type="float">
            <text:p>963171.5586</text:p>
          </table:table-cell>
          <table:table-cell office:value-type="float" office:value="143430.8414" calcext:value-type="float">
            <text:p>143430.8414</text:p>
          </table:table-cell>
          <table:table-cell/>
        </table:table-row>
        <table:table-row table:style-name="ro1">
          <table:table-cell office:value-type="string" calcext:value-type="string">
            <text:p>23:40</text:p>
          </table:table-cell>
          <table:table-cell office:value-type="float" office:value="293594" calcext:value-type="float">
            <text:p>293594</text:p>
          </table:table-cell>
          <table:table-cell office:value-type="float" office:value="538897.6" calcext:value-type="float">
            <text:p>538897.6</text:p>
          </table:table-cell>
          <table:table-cell office:value-type="float" office:value="689390.4887" calcext:value-type="float">
            <text:p>689390.4887</text:p>
          </table:table-cell>
          <table:table-cell office:value-type="float" office:value="388404.7113" calcext:value-type="float">
            <text:p>388404.7113</text:p>
          </table:table-cell>
          <table:table-cell office:value-type="float" office:value="839883.3775" calcext:value-type="float">
            <text:p>839883.3775</text:p>
          </table:table-cell>
          <table:table-cell office:value-type="float" office:value="237911.8225" calcext:value-type="float">
            <text:p>237911.8225</text:p>
          </table:table-cell>
          <table:table-cell office:value-type="float" office:value="990376.2662" calcext:value-type="float">
            <text:p>990376.2662</text:p>
          </table:table-cell>
          <table:table-cell office:value-type="float" office:value="87418.9338" calcext:value-type="float">
            <text:p>87418.9338</text:p>
          </table:table-cell>
          <table:table-cell/>
        </table:table-row>
        <table:table-row table:style-name="ro1">
          <table:table-cell office:value-type="string" calcext:value-type="string">
            <text:p>23:50</text:p>
          </table:table-cell>
          <table:table-cell office:value-type="float" office:value="610166" calcext:value-type="float">
            <text:p>610166</text:p>
          </table:table-cell>
          <table:table-cell office:value-type="float" office:value="448706.4" calcext:value-type="float">
            <text:p>448706.4</text:p>
          </table:table-cell>
          <table:table-cell office:value-type="float" office:value="578899.6429" calcext:value-type="float">
            <text:p>578899.6429</text:p>
          </table:table-cell>
          <table:table-cell office:value-type="float" office:value="318513.1571" calcext:value-type="float">
            <text:p>318513.1571</text:p>
          </table:table-cell>
          <table:table-cell office:value-type="float" office:value="709092.8858" calcext:value-type="float">
            <text:p>709092.8858</text:p>
          </table:table-cell>
          <table:table-cell office:value-type="float" office:value="188319.9142" calcext:value-type="float">
            <text:p>188319.9142</text:p>
          </table:table-cell>
          <table:table-cell office:value-type="float" office:value="839286.1288" calcext:value-type="float">
            <text:p>839286.1288</text:p>
          </table:table-cell>
          <table:table-cell office:value-type="float" office:value="58126.6712" calcext:value-type="float">
            <text:p>58126.6712</text:p>
          </table:table-cell>
          <table:table-cell/>
        </table:table-row>
        <table:table-row table:style-name="ro1">
          <table:table-cell office:value-type="string" calcext:value-type="string">
            <text:p>00:00</text:p>
          </table:table-cell>
          <table:table-cell office:value-type="float" office:value="745248" calcext:value-type="float">
            <text:p>745248</text:p>
          </table:table-cell>
          <table:table-cell office:value-type="float" office:value="492832.8" calcext:value-type="float">
            <text:p>492832.8</text:p>
          </table:table-cell>
          <table:table-cell office:value-type="float" office:value="634812.7771" calcext:value-type="float">
            <text:p>634812.7771</text:p>
          </table:table-cell>
          <table:table-cell office:value-type="float" office:value="350852.8229" calcext:value-type="float">
            <text:p>350852.8229</text:p>
          </table:table-cell>
          <table:table-cell office:value-type="float" office:value="776792.7543" calcext:value-type="float">
            <text:p>776792.7543</text:p>
          </table:table-cell>
          <table:table-cell office:value-type="float" office:value="208872.8457" calcext:value-type="float">
            <text:p>208872.8457</text:p>
          </table:table-cell>
          <table:table-cell office:value-type="float" office:value="918772.7314" calcext:value-type="float">
            <text:p>918772.7314</text:p>
          </table:table-cell>
          <table:table-cell office:value-type="float" office:value="66892.8686" calcext:value-type="float">
            <text:p>66892.8686</text:p>
          </table:table-cell>
          <table:table-cell/>
        </table:table-row>
        <table:table-row table:style-name="ro1">
          <table:table-cell office:value-type="string" calcext:value-type="string">
            <text:p>00:10</text:p>
          </table:table-cell>
          <table:table-cell office:value-type="float" office:value="492384" calcext:value-type="float">
            <text:p>492384</text:p>
          </table:table-cell>
          <table:table-cell office:value-type="float" office:value="517910.8" calcext:value-type="float">
            <text:p>517910.8</text:p>
          </table:table-cell>
          <table:table-cell office:value-type="float" office:value="694734.6933" calcext:value-type="float">
            <text:p>694734.6933</text:p>
          </table:table-cell>
          <table:table-cell office:value-type="float" office:value="341086.9067" calcext:value-type="float">
            <text:p>341086.9067</text:p>
          </table:table-cell>
          <table:table-cell office:value-type="float" office:value="871558.5866" calcext:value-type="float">
            <text:p>871558.5866</text:p>
          </table:table-cell>
          <table:table-cell office:value-type="float" office:value="164263.0134" calcext:value-type="float">
            <text:p>164263.0134</text:p>
          </table:table-cell>
          <table:table-cell office:value-type="float" office:value="1048382.4799" calcext:value-type="float">
            <text:p>1048382.4799</text:p>
          </table:table-cell>
          <table:table-cell office:value-type="float" office:value="-12560.8799" calcext:value-type="float">
            <text:p>-12560.8799</text:p>
          </table:table-cell>
          <table:table-cell/>
        </table:table-row>
        <table:table-row table:style-name="ro1">
          <table:table-cell office:value-type="string" calcext:value-type="string">
            <text:p>00:20</text:p>
          </table:table-cell>
          <table:table-cell office:value-type="float" office:value="590167" calcext:value-type="float">
            <text:p>590167</text:p>
          </table:table-cell>
          <table:table-cell office:value-type="float" office:value="508179" calcext:value-type="float">
            <text:p>508179</text:p>
          </table:table-cell>
          <table:table-cell office:value-type="float" office:value="684750.3285" calcext:value-type="float">
            <text:p>684750.3285</text:p>
          </table:table-cell>
          <table:table-cell office:value-type="float" office:value="331607.6715" calcext:value-type="float">
            <text:p>331607.6715</text:p>
          </table:table-cell>
          <table:table-cell office:value-type="float" office:value="861321.6569" calcext:value-type="float">
            <text:p>861321.6569</text:p>
          </table:table-cell>
          <table:table-cell office:value-type="float" office:value="155036.3431" calcext:value-type="float">
            <text:p>155036.3431</text:p>
          </table:table-cell>
          <table:table-cell office:value-type="float" office:value="1037892.9854" calcext:value-type="float">
            <text:p>1037892.9854</text:p>
          </table:table-cell>
          <table:table-cell office:value-type="float" office:value="-21534.9854" calcext:value-type="float">
            <text:p>-21534.9854</text:p>
          </table:table-cell>
          <table:table-cell/>
        </table:table-row>
        <table:table-row table:style-name="ro1">
          <table:table-cell office:value-type="string" calcext:value-type="string">
            <text:p>00:30</text:p>
          </table:table-cell>
          <table:table-cell office:value-type="float" office:value="404149" calcext:value-type="float">
            <text:p>404149</text:p>
          </table:table-cell>
          <table:table-cell office:value-type="float" office:value="546311.8" calcext:value-type="float">
            <text:p>546311.8</text:p>
          </table:table-cell>
          <table:table-cell office:value-type="float" office:value="713905.6119" calcext:value-type="float">
            <text:p>713905.6119</text:p>
          </table:table-cell>
          <table:table-cell office:value-type="float" office:value="378717.9881" calcext:value-type="float">
            <text:p>378717.9881</text:p>
          </table:table-cell>
          <table:table-cell office:value-type="float" office:value="881499.4238" calcext:value-type="float">
            <text:p>881499.4238</text:p>
          </table:table-cell>
          <table:table-cell office:value-type="float" office:value="211124.1762" calcext:value-type="float">
            <text:p>211124.1762</text:p>
          </table:table-cell>
          <table:table-cell office:value-type="float" office:value="1049093.2357" calcext:value-type="float">
            <text:p>1049093.2357</text:p>
          </table:table-cell>
          <table:table-cell office:value-type="float" office:value="43530.3643" calcext:value-type="float">
            <text:p>43530.3643</text:p>
          </table:table-cell>
          <table:table-cell/>
        </table:table-row>
        <table:table-row table:style-name="ro1">
          <table:table-cell office:value-type="string" calcext:value-type="string">
            <text:p>00:40</text:p>
          </table:table-cell>
          <table:table-cell office:value-type="float" office:value="175416" calcext:value-type="float">
            <text:p>175416</text:p>
          </table:table-cell>
          <table:table-cell office:value-type="float" office:value="568422.8" calcext:value-type="float">
            <text:p>568422.8</text:p>
          </table:table-cell>
          <table:table-cell office:value-type="float" office:value="697118.4068" calcext:value-type="float">
            <text:p>697118.4068</text:p>
          </table:table-cell>
          <table:table-cell office:value-type="float" office:value="439727.1932" calcext:value-type="float">
            <text:p>439727.1932</text:p>
          </table:table-cell>
          <table:table-cell office:value-type="float" office:value="825814.0135" calcext:value-type="float">
            <text:p>825814.0135</text:p>
          </table:table-cell>
          <table:table-cell office:value-type="float" office:value="311031.5865" calcext:value-type="float">
            <text:p>311031.5865</text:p>
          </table:table-cell>
          <table:table-cell office:value-type="float" office:value="954509.6203" calcext:value-type="float">
            <text:p>954509.6203</text:p>
          </table:table-cell>
          <table:table-cell office:value-type="float" office:value="182335.9797" calcext:value-type="float">
            <text:p>182335.9797</text:p>
          </table:table-cell>
          <table:table-cell/>
        </table:table-row>
        <table:table-row table:style-name="ro1">
          <table:table-cell office:value-type="string" calcext:value-type="string">
            <text:p>00:50</text:p>
          </table:table-cell>
          <table:table-cell office:value-type="float" office:value="281996" calcext:value-type="float">
            <text:p>281996</text:p>
          </table:table-cell>
          <table:table-cell office:value-type="float" office:value="481472.8" calcext:value-type="float">
            <text:p>481472.8</text:p>
          </table:table-cell>
          <table:table-cell office:value-type="float" office:value="694287.6106" calcext:value-type="float">
            <text:p>694287.6106</text:p>
          </table:table-cell>
          <table:table-cell office:value-type="float" office:value="268657.9894" calcext:value-type="float">
            <text:p>268657.9894</text:p>
          </table:table-cell>
          <table:table-cell office:value-type="float" office:value="907102.4212" calcext:value-type="float">
            <text:p>907102.4212</text:p>
          </table:table-cell>
          <table:table-cell office:value-type="float" office:value="55843.1788" calcext:value-type="float">
            <text:p>55843.1788</text:p>
          </table:table-cell>
          <table:table-cell office:value-type="float" office:value="1119917.2317" calcext:value-type="float">
            <text:p>1119917.2317</text:p>
          </table:table-cell>
          <table:table-cell office:value-type="float" office:value="-156971.6317" calcext:value-type="float">
            <text:p>-156971.6317</text:p>
          </table:table-cell>
          <table:table-cell/>
        </table:table-row>
        <table:table-row table:style-name="ro1">
          <table:table-cell office:value-type="string" calcext:value-type="string">
            <text:p>01:00</text:p>
          </table:table-cell>
          <table:table-cell office:value-type="float" office:value="499982" calcext:value-type="float">
            <text:p>499982</text:p>
          </table:table-cell>
          <table:table-cell office:value-type="float" office:value="388822.4" calcext:value-type="float">
            <text:p>388822.4</text:p>
          </table:table-cell>
          <table:table-cell office:value-type="float" office:value="553483.9688" calcext:value-type="float">
            <text:p>553483.9688</text:p>
          </table:table-cell>
          <table:table-cell office:value-type="float" office:value="224160.8312" calcext:value-type="float">
            <text:p>224160.8312</text:p>
          </table:table-cell>
          <table:table-cell office:value-type="float" office:value="718145.5375" calcext:value-type="float">
            <text:p>718145.5375</text:p>
          </table:table-cell>
          <table:table-cell office:value-type="float" office:value="59499.2625" calcext:value-type="float">
            <text:p>59499.2625</text:p>
          </table:table-cell>
          <table:table-cell office:value-type="float" office:value="882807.1063" calcext:value-type="float">
            <text:p>882807.1063</text:p>
          </table:table-cell>
          <table:table-cell office:value-type="float" office:value="-105162.3063" calcext:value-type="float">
            <text:p>-105162.3063</text:p>
          </table:table-cell>
          <table:table-cell/>
        </table:table-row>
        <table:table-row table:style-name="ro1">
          <table:table-cell office:value-type="string" calcext:value-type="string">
            <text:p>01:10</text:p>
          </table:table-cell>
          <table:table-cell office:value-type="float" office:value="453697" calcext:value-type="float">
            <text:p>453697</text:p>
          </table:table-cell>
          <table:table-cell office:value-type="float" office:value="390342" calcext:value-type="float">
            <text:p>390342</text:p>
          </table:table-cell>
          <table:table-cell office:value-type="float" office:value="556228.7345" calcext:value-type="float">
            <text:p>556228.7345</text:p>
          </table:table-cell>
          <table:table-cell office:value-type="float" office:value="224455.2655" calcext:value-type="float">
            <text:p>224455.2655</text:p>
          </table:table-cell>
          <table:table-cell office:value-type="float" office:value="722115.4689" calcext:value-type="float">
            <text:p>722115.4689</text:p>
          </table:table-cell>
          <table:table-cell office:value-type="float" office:value="58568.5311" calcext:value-type="float">
            <text:p>58568.5311</text:p>
          </table:table-cell>
          <table:table-cell office:value-type="float" office:value="888002.2034" calcext:value-type="float">
            <text:p>888002.2034</text:p>
          </table:table-cell>
          <table:table-cell office:value-type="float" office:value="-107318.2034" calcext:value-type="float">
            <text:p>-107318.2034</text:p>
          </table:table-cell>
          <table:table-cell/>
        </table:table-row>
        <table:table-row table:style-name="ro1">
          <table:table-cell office:value-type="string" calcext:value-type="string">
            <text:p>01:20</text:p>
          </table:table-cell>
          <table:table-cell office:value-type="float" office:value="541642" calcext:value-type="float">
            <text:p>541642</text:p>
          </table:table-cell>
          <table:table-cell office:value-type="float" office:value="363048" calcext:value-type="float">
            <text:p>363048</text:p>
          </table:table-cell>
          <table:table-cell office:value-type="float" office:value="495743.7496" calcext:value-type="float">
            <text:p>495743.7496</text:p>
          </table:table-cell>
          <table:table-cell office:value-type="float" office:value="230352.2504" calcext:value-type="float">
            <text:p>230352.2504</text:p>
          </table:table-cell>
          <table:table-cell office:value-type="float" office:value="628439.4993" calcext:value-type="float">
            <text:p>628439.4993</text:p>
          </table:table-cell>
          <table:table-cell office:value-type="float" office:value="97656.5007" calcext:value-type="float">
            <text:p>97656.5007</text:p>
          </table:table-cell>
          <table:table-cell office:value-type="float" office:value="761135.2489" calcext:value-type="float">
            <text:p>761135.2489</text:p>
          </table:table-cell>
          <table:table-cell office:value-type="float" office:value="-35039.2489" calcext:value-type="float">
            <text:p>-35039.2489</text:p>
          </table:table-cell>
          <table:table-cell/>
        </table:table-row>
        <table:table-row table:style-name="ro1">
          <table:table-cell office:value-type="string" calcext:value-type="string">
            <text:p>01:30</text:p>
          </table:table-cell>
          <table:table-cell office:value-type="float" office:value="548138" calcext:value-type="float">
            <text:p>548138</text:p>
          </table:table-cell>
          <table:table-cell office:value-type="float" office:value="390546.6" calcext:value-type="float">
            <text:p>390546.6</text:p>
          </table:table-cell>
          <table:table-cell office:value-type="float" office:value="546156.9367" calcext:value-type="float">
            <text:p>546156.9367</text:p>
          </table:table-cell>
          <table:table-cell office:value-type="float" office:value="234936.2633" calcext:value-type="float">
            <text:p>234936.2633</text:p>
          </table:table-cell>
          <table:table-cell office:value-type="float" office:value="701767.2733" calcext:value-type="float">
            <text:p>701767.2733</text:p>
          </table:table-cell>
          <table:table-cell office:value-type="float" office:value="79325.9267" calcext:value-type="float">
            <text:p>79325.9267</text:p>
          </table:table-cell>
          <table:table-cell office:value-type="float" office:value="857377.61" calcext:value-type="float">
            <text:p>857377.61</text:p>
          </table:table-cell>
          <table:table-cell office:value-type="float" office:value="-76284.41" calcext:value-type="float">
            <text:p>-76284.41</text:p>
          </table:table-cell>
          <table:table-cell/>
        </table:table-row>
        <table:table-row table:style-name="ro1">
          <table:table-cell office:value-type="string" calcext:value-type="string">
            <text:p>01:40</text:p>
          </table:table-cell>
          <table:table-cell office:value-type="float" office:value="184460" calcext:value-type="float">
            <text:p>184460</text:p>
          </table:table-cell>
          <table:table-cell office:value-type="float" office:value="465091" calcext:value-type="float">
            <text:p>465091</text:p>
          </table:table-cell>
          <table:table-cell office:value-type="float" office:value="574210.0221" calcext:value-type="float">
            <text:p>574210.0221</text:p>
          </table:table-cell>
          <table:table-cell office:value-type="float" office:value="355971.9779" calcext:value-type="float">
            <text:p>355971.9779</text:p>
          </table:table-cell>
          <table:table-cell office:value-type="float" office:value="683329.0442" calcext:value-type="float">
            <text:p>683329.0442</text:p>
          </table:table-cell>
          <table:table-cell office:value-type="float" office:value="246852.9558" calcext:value-type="float">
            <text:p>246852.9558</text:p>
          </table:table-cell>
          <table:table-cell office:value-type="float" office:value="792448.0664" calcext:value-type="float">
            <text:p>792448.0664</text:p>
          </table:table-cell>
          <table:table-cell office:value-type="float" office:value="137733.9336" calcext:value-type="float">
            <text:p>137733.9336</text:p>
          </table:table-cell>
          <table:table-cell/>
        </table:table-row>
        <table:table-row table:style-name="ro1">
          <table:table-cell office:value-type="string" calcext:value-type="string">
            <text:p>01:50</text:p>
          </table:table-cell>
          <table:table-cell office:value-type="float" office:value="644144" calcext:value-type="float">
            <text:p>644144</text:p>
          </table:table-cell>
          <table:table-cell office:value-type="float" office:value="445583.8" calcext:value-type="float">
            <text:p>445583.8</text:p>
          </table:table-cell>
          <table:table-cell office:value-type="float" office:value="596377.6732" calcext:value-type="float">
            <text:p>596377.6732</text:p>
          </table:table-cell>
          <table:table-cell office:value-type="float" office:value="294789.9268" calcext:value-type="float">
            <text:p>294789.9268</text:p>
          </table:table-cell>
          <table:table-cell office:value-type="float" office:value="747171.5465" calcext:value-type="float">
            <text:p>747171.5465</text:p>
          </table:table-cell>
          <table:table-cell office:value-type="float" office:value="143996.0535" calcext:value-type="float">
            <text:p>143996.0535</text:p>
          </table:table-cell>
          <table:table-cell office:value-type="float" office:value="897965.4197" calcext:value-type="float">
            <text:p>897965.4197</text:p>
          </table:table-cell>
          <table:table-cell office:value-type="float" office:value="-6797.8197" calcext:value-type="float">
            <text:p>-6797.8197</text:p>
          </table:table-cell>
          <table:table-cell/>
        </table:table-row>
        <table:table-row table:style-name="ro1">
          <table:table-cell office:value-type="string" calcext:value-type="string">
            <text:p>02:00</text:p>
          </table:table-cell>
          <table:table-cell office:value-type="float" office:value="390067" calcext:value-type="float">
            <text:p>390067</text:p>
          </table:table-cell>
          <table:table-cell office:value-type="float" office:value="474416.2" calcext:value-type="float">
            <text:p>474416.2</text:p>
          </table:table-cell>
          <table:table-cell office:value-type="float" office:value="649962.2205" calcext:value-type="float">
            <text:p>649962.2205</text:p>
          </table:table-cell>
          <table:table-cell office:value-type="float" office:value="298870.1795" calcext:value-type="float">
            <text:p>298870.1795</text:p>
          </table:table-cell>
          <table:table-cell office:value-type="float" office:value="825508.241" calcext:value-type="float">
            <text:p>825508.241</text:p>
          </table:table-cell>
          <table:table-cell office:value-type="float" office:value="123324.159" calcext:value-type="float">
            <text:p>123324.159</text:p>
          </table:table-cell>
          <table:table-cell office:value-type="float" office:value="1001054.2615" calcext:value-type="float">
            <text:p>1001054.2615</text:p>
          </table:table-cell>
          <table:table-cell office:value-type="float" office:value="-52221.8615" calcext:value-type="float">
            <text:p>-52221.8615</text:p>
          </table:table-cell>
          <table:table-cell/>
        </table:table-row>
        <table:table-row table:style-name="ro1">
          <table:table-cell office:value-type="string" calcext:value-type="string">
            <text:p>02:10</text:p>
          </table:table-cell>
          <table:table-cell office:value-type="float" office:value="351460" calcext:value-type="float">
            <text:p>351460</text:p>
          </table:table-cell>
          <table:table-cell office:value-type="float" office:value="461690.2" calcext:value-type="float">
            <text:p>461690.2</text:p>
          </table:table-cell>
          <table:table-cell office:value-type="float" office:value="641371.4234" calcext:value-type="float">
            <text:p>641371.4234</text:p>
          </table:table-cell>
          <table:table-cell office:value-type="float" office:value="282008.9766" calcext:value-type="float">
            <text:p>282008.9766</text:p>
          </table:table-cell>
          <table:table-cell office:value-type="float" office:value="821052.6468" calcext:value-type="float">
            <text:p>821052.6468</text:p>
          </table:table-cell>
          <table:table-cell office:value-type="float" office:value="102327.7532" calcext:value-type="float">
            <text:p>102327.7532</text:p>
          </table:table-cell>
          <table:table-cell office:value-type="float" office:value="1000733.8702" calcext:value-type="float">
            <text:p>1000733.8702</text:p>
          </table:table-cell>
          <table:table-cell office:value-type="float" office:value="-77353.4702" calcext:value-type="float">
            <text:p>-77353.4702</text:p>
          </table:table-cell>
          <table:table-cell/>
        </table:table-row>
        <table:table-row table:style-name="ro1">
          <table:table-cell office:value-type="string" calcext:value-type="string">
            <text:p>02:20</text:p>
          </table:table-cell>
          <table:table-cell office:value-type="float" office:value="632139" calcext:value-type="float">
            <text:p>632139</text:p>
          </table:table-cell>
          <table:table-cell office:value-type="float" office:value="423653.8" calcext:value-type="float">
            <text:p>423653.8</text:p>
          </table:table-cell>
          <table:table-cell office:value-type="float" office:value="602305.6515" calcext:value-type="float">
            <text:p>602305.6515</text:p>
          </table:table-cell>
          <table:table-cell office:value-type="float" office:value="245001.9485" calcext:value-type="float">
            <text:p>245001.9485</text:p>
          </table:table-cell>
          <table:table-cell office:value-type="float" office:value="780957.503" calcext:value-type="float">
            <text:p>780957.503</text:p>
          </table:table-cell>
          <table:table-cell office:value-type="float" office:value="66350.097" calcext:value-type="float">
            <text:p>66350.097</text:p>
          </table:table-cell>
          <table:table-cell office:value-type="float" office:value="959609.3545" calcext:value-type="float">
            <text:p>959609.3545</text:p>
          </table:table-cell>
          <table:table-cell office:value-type="float" office:value="-112301.7545" calcext:value-type="float">
            <text:p>-112301.7545</text:p>
          </table:table-cell>
          <table:table-cell/>
        </table:table-row>
        <table:table-row table:style-name="ro1">
          <table:table-cell office:value-type="string" calcext:value-type="string">
            <text:p>02:30</text:p>
          </table:table-cell>
          <table:table-cell office:value-type="float" office:value="192419" calcext:value-type="float">
            <text:p>192419</text:p>
          </table:table-cell>
          <table:table-cell office:value-type="float" office:value="440454" calcext:value-type="float">
            <text:p>440454</text:p>
          </table:table-cell>
          <table:table-cell office:value-type="float" office:value="636811.1142" calcext:value-type="float">
            <text:p>636811.1142</text:p>
          </table:table-cell>
          <table:table-cell office:value-type="float" office:value="244096.8858" calcext:value-type="float">
            <text:p>244096.8858</text:p>
          </table:table-cell>
          <table:table-cell office:value-type="float" office:value="833168.2284" calcext:value-type="float">
            <text:p>833168.2284</text:p>
          </table:table-cell>
          <table:table-cell office:value-type="float" office:value="47739.7716" calcext:value-type="float">
            <text:p>47739.7716</text:p>
          </table:table-cell>
          <table:table-cell office:value-type="float" office:value="1029525.3426" calcext:value-type="float">
            <text:p>1029525.3426</text:p>
          </table:table-cell>
          <table:table-cell office:value-type="float" office:value="-148617.3426" calcext:value-type="float">
            <text:p>-148617.3426</text:p>
          </table:table-cell>
          <table:table-cell/>
        </table:table-row>
        <table:table-row table:style-name="ro1">
          <table:table-cell office:value-type="string" calcext:value-type="string">
            <text:p>02:40</text:p>
          </table:table-cell>
          <table:table-cell office:value-type="float" office:value="367243" calcext:value-type="float">
            <text:p>367243</text:p>
          </table:table-cell>
          <table:table-cell office:value-type="float" office:value="442045.8" calcext:value-type="float">
            <text:p>442045.8</text:p>
          </table:table-cell>
          <table:table-cell office:value-type="float" office:value="635824.1716" calcext:value-type="float">
            <text:p>635824.1716</text:p>
          </table:table-cell>
          <table:table-cell office:value-type="float" office:value="248267.4284" calcext:value-type="float">
            <text:p>248267.4284</text:p>
          </table:table-cell>
          <table:table-cell office:value-type="float" office:value="829602.5432" calcext:value-type="float">
            <text:p>829602.5432</text:p>
          </table:table-cell>
          <table:table-cell office:value-type="float" office:value="54489.0568" calcext:value-type="float">
            <text:p>54489.0568</text:p>
          </table:table-cell>
          <table:table-cell office:value-type="float" office:value="1023380.9148" calcext:value-type="float">
            <text:p>1023380.9148</text:p>
          </table:table-cell>
          <table:table-cell office:value-type="float" office:value="-139289.3148" calcext:value-type="float">
            <text:p>-139289.3148</text:p>
          </table:table-cell>
          <table:table-cell/>
        </table:table-row>
        <table:table-row table:style-name="ro1">
          <table:table-cell office:value-type="string" calcext:value-type="string">
            <text:p>02:50</text:p>
          </table:table-cell>
          <table:table-cell office:value-type="float" office:value="460888" calcext:value-type="float">
            <text:p>460888</text:p>
          </table:table-cell>
          <table:table-cell office:value-type="float" office:value="386665.6" calcext:value-type="float">
            <text:p>386665.6</text:p>
          </table:table-cell>
          <table:table-cell office:value-type="float" office:value="544476.5414" calcext:value-type="float">
            <text:p>544476.5414</text:p>
          </table:table-cell>
          <table:table-cell office:value-type="float" office:value="228854.6586" calcext:value-type="float">
            <text:p>228854.6586</text:p>
          </table:table-cell>
          <table:table-cell office:value-type="float" office:value="702287.4828" calcext:value-type="float">
            <text:p>702287.4828</text:p>
          </table:table-cell>
          <table:table-cell office:value-type="float" office:value="71043.7172" calcext:value-type="float">
            <text:p>71043.7172</text:p>
          </table:table-cell>
          <table:table-cell office:value-type="float" office:value="860098.4242" calcext:value-type="float">
            <text:p>860098.4242</text:p>
          </table:table-cell>
          <table:table-cell office:value-type="float" office:value="-86767.2242" calcext:value-type="float">
            <text:p>-86767.2242</text:p>
          </table:table-cell>
          <table:table-cell/>
        </table:table-row>
        <table:table-row table:style-name="ro1">
          <table:table-cell office:value-type="string" calcext:value-type="string">
            <text:p>03:00</text:p>
          </table:table-cell>
          <table:table-cell office:value-type="float" office:value="525885" calcext:value-type="float">
            <text:p>525885</text:p>
          </table:table-cell>
          <table:table-cell office:value-type="float" office:value="400829.8" calcext:value-type="float">
            <text:p>400829.8</text:p>
          </table:table-cell>
          <table:table-cell office:value-type="float" office:value="562161.3261" calcext:value-type="float">
            <text:p>562161.3261</text:p>
          </table:table-cell>
          <table:table-cell office:value-type="float" office:value="239498.2739" calcext:value-type="float">
            <text:p>239498.2739</text:p>
          </table:table-cell>
          <table:table-cell office:value-type="float" office:value="723492.8522" calcext:value-type="float">
            <text:p>723492.8522</text:p>
          </table:table-cell>
          <table:table-cell office:value-type="float" office:value="78166.7478" calcext:value-type="float">
            <text:p>78166.7478</text:p>
          </table:table-cell>
          <table:table-cell office:value-type="float" office:value="884824.3783" calcext:value-type="float">
            <text:p>884824.3783</text:p>
          </table:table-cell>
          <table:table-cell office:value-type="float" office:value="-83164.7783" calcext:value-type="float">
            <text:p>-83164.7783</text:p>
          </table:table-cell>
          <table:table-cell/>
        </table:table-row>
        <table:table-row table:style-name="ro1">
          <table:table-cell office:value-type="string" calcext:value-type="string">
            <text:p>03:10</text:p>
          </table:table-cell>
          <table:table-cell office:value-type="float" office:value="233581" calcext:value-type="float">
            <text:p>233581</text:p>
          </table:table-cell>
          <table:table-cell office:value-type="float" office:value="435714.8" calcext:value-type="float">
            <text:p>435714.8</text:p>
          </table:table-cell>
          <table:table-cell office:value-type="float" office:value="602469.1515" calcext:value-type="float">
            <text:p>602469.1515</text:p>
          </table:table-cell>
          <table:table-cell office:value-type="float" office:value="268960.4485" calcext:value-type="float">
            <text:p>268960.4485</text:p>
          </table:table-cell>
          <table:table-cell office:value-type="float" office:value="769223.503" calcext:value-type="float">
            <text:p>769223.503</text:p>
          </table:table-cell>
          <table:table-cell office:value-type="float" office:value="102206.097" calcext:value-type="float">
            <text:p>102206.097</text:p>
          </table:table-cell>
          <table:table-cell office:value-type="float" office:value="935977.8546" calcext:value-type="float">
            <text:p>935977.8546</text:p>
          </table:table-cell>
          <table:table-cell office:value-type="float" office:value="-64548.2546" calcext:value-type="float">
            <text:p>-64548.2546</text:p>
          </table:table-cell>
          <table:table-cell/>
        </table:table-row>
        <table:table-row table:style-name="ro1">
          <table:table-cell office:value-type="string" calcext:value-type="string">
            <text:p>03:20</text:p>
          </table:table-cell>
          <table:table-cell office:value-type="float" office:value="462367" calcext:value-type="float">
            <text:p>462367</text:p>
          </table:table-cell>
          <table:table-cell office:value-type="float" office:value="356003.2" calcext:value-type="float">
            <text:p>356003.2</text:p>
          </table:table-cell>
          <table:table-cell office:value-type="float" office:value="498948.9641" calcext:value-type="float">
            <text:p>498948.9641</text:p>
          </table:table-cell>
          <table:table-cell office:value-type="float" office:value="213057.4359" calcext:value-type="float">
            <text:p>213057.4359</text:p>
          </table:table-cell>
          <table:table-cell office:value-type="float" office:value="641894.7282" calcext:value-type="float">
            <text:p>641894.7282</text:p>
          </table:table-cell>
          <table:table-cell office:value-type="float" office:value="70111.6718" calcext:value-type="float">
            <text:p>70111.6718</text:p>
          </table:table-cell>
          <table:table-cell office:value-type="float" office:value="784840.4923" calcext:value-type="float">
            <text:p>784840.4923</text:p>
          </table:table-cell>
          <table:table-cell office:value-type="float" office:value="-72834.0923" calcext:value-type="float">
            <text:p>-72834.0923</text:p>
          </table:table-cell>
          <table:table-cell/>
        </table:table-row>
        <table:table-row table:style-name="ro1">
          <table:table-cell office:value-type="string" calcext:value-type="string">
            <text:p>03:30</text:p>
          </table:table-cell>
          <table:table-cell office:value-type="float" office:value="644539" calcext:value-type="float">
            <text:p>644539</text:p>
          </table:table-cell>
          <table:table-cell office:value-type="float" office:value="409992.8" calcext:value-type="float">
            <text:p>409992.8</text:p>
          </table:table-cell>
          <table:table-cell office:value-type="float" office:value="523695.3163" calcext:value-type="float">
            <text:p>523695.3163</text:p>
          </table:table-cell>
          <table:table-cell office:value-type="float" office:value="296290.2837" calcext:value-type="float">
            <text:p>296290.2837</text:p>
          </table:table-cell>
          <table:table-cell office:value-type="float" office:value="637397.8325" calcext:value-type="float">
            <text:p>637397.8325</text:p>
          </table:table-cell>
          <table:table-cell office:value-type="float" office:value="182587.7675" calcext:value-type="float">
            <text:p>182587.7675</text:p>
          </table:table-cell>
          <table:table-cell office:value-type="float" office:value="751100.3488" calcext:value-type="float">
            <text:p>751100.3488</text:p>
          </table:table-cell>
          <table:table-cell office:value-type="float" office:value="68885.2512" calcext:value-type="float">
            <text:p>68885.2512</text:p>
          </table:table-cell>
          <table:table-cell/>
        </table:table-row>
        <table:table-row table:style-name="ro1">
          <table:table-cell office:value-type="string" calcext:value-type="string">
            <text:p>03:40</text:p>
          </table:table-cell>
          <table:table-cell office:value-type="float" office:value="166076" calcext:value-type="float">
            <text:p>166076</text:p>
          </table:table-cell>
          <table:table-cell office:value-type="float" office:value="465452" calcext:value-type="float">
            <text:p>465452</text:p>
          </table:table-cell>
          <table:table-cell office:value-type="float" office:value="615050.4701" calcext:value-type="float">
            <text:p>615050.4701</text:p>
          </table:table-cell>
          <table:table-cell office:value-type="float" office:value="315853.5299" calcext:value-type="float">
            <text:p>315853.5299</text:p>
          </table:table-cell>
          <table:table-cell office:value-type="float" office:value="764648.9402" calcext:value-type="float">
            <text:p>764648.9402</text:p>
          </table:table-cell>
          <table:table-cell office:value-type="float" office:value="166255.0598" calcext:value-type="float">
            <text:p>166255.0598</text:p>
          </table:table-cell>
          <table:table-cell office:value-type="float" office:value="914247.4103" calcext:value-type="float">
            <text:p>914247.4103</text:p>
          </table:table-cell>
          <table:table-cell office:value-type="float" office:value="16656.5897" calcext:value-type="float">
            <text:p>16656.5897</text:p>
          </table:table-cell>
          <table:table-cell/>
        </table:table-row>
        <table:table-row table:style-name="ro1">
          <table:table-cell office:value-type="string" calcext:value-type="string">
            <text:p>03:50</text:p>
          </table:table-cell>
          <table:table-cell office:value-type="float" office:value="470761" calcext:value-type="float">
            <text:p>470761</text:p>
          </table:table-cell>
          <table:table-cell office:value-type="float" office:value="406489.6" calcext:value-type="float">
            <text:p>406489.6</text:p>
          </table:table-cell>
          <table:table-cell office:value-type="float" office:value="607574.8712" calcext:value-type="float">
            <text:p>607574.8712</text:p>
          </table:table-cell>
          <table:table-cell office:value-type="float" office:value="205404.3288" calcext:value-type="float">
            <text:p>205404.3288</text:p>
          </table:table-cell>
          <table:table-cell office:value-type="float" office:value="808660.1425" calcext:value-type="float">
            <text:p>808660.1425</text:p>
          </table:table-cell>
          <table:table-cell office:value-type="float" office:value="4319.0575" calcext:value-type="float">
            <text:p>4319.0575</text:p>
          </table:table-cell>
          <table:table-cell office:value-type="float" office:value="1009745.4137" calcext:value-type="float">
            <text:p>1009745.4137</text:p>
          </table:table-cell>
          <table:table-cell office:value-type="float" office:value="-196766.2137" calcext:value-type="float">
            <text:p>-196766.2137</text:p>
          </table:table-cell>
          <table:table-cell/>
        </table:table-row>
        <table:table-row table:style-name="ro1">
          <table:table-cell office:value-type="string" calcext:value-type="string">
            <text:p>04:00</text:p>
          </table:table-cell>
          <table:table-cell office:value-type="float" office:value="156356" calcext:value-type="float">
            <text:p>156356</text:p>
          </table:table-cell>
          <table:table-cell office:value-type="float" office:value="395464.8" calcext:value-type="float">
            <text:p>395464.8</text:p>
          </table:table-cell>
          <table:table-cell office:value-type="float" office:value="589764.1602" calcext:value-type="float">
            <text:p>589764.1602</text:p>
          </table:table-cell>
          <table:table-cell office:value-type="float" office:value="201165.4398" calcext:value-type="float">
            <text:p>201165.4398</text:p>
          </table:table-cell>
          <table:table-cell office:value-type="float" office:value="784063.5204" calcext:value-type="float">
            <text:p>784063.5204</text:p>
          </table:table-cell>
          <table:table-cell office:value-type="float" office:value="6866.0796" calcext:value-type="float">
            <text:p>6866.0796</text:p>
          </table:table-cell>
          <table:table-cell office:value-type="float" office:value="978362.8806" calcext:value-type="float">
            <text:p>978362.8806</text:p>
          </table:table-cell>
          <table:table-cell office:value-type="float" office:value="-187433.2806" calcext:value-type="float">
            <text:p>-187433.2806</text:p>
          </table:table-cell>
          <table:table-cell/>
        </table:table-row>
        <table:table-row table:style-name="ro1">
          <table:table-cell office:value-type="string" calcext:value-type="string">
            <text:p>04:10</text:p>
          </table:table-cell>
          <table:table-cell office:value-type="float" office:value="388452" calcext:value-type="float">
            <text:p>388452</text:p>
          </table:table-cell>
          <table:table-cell office:value-type="float" office:value="380019.8" calcext:value-type="float">
            <text:p>380019.8</text:p>
          </table:table-cell>
          <table:table-cell office:value-type="float" office:value="592612.6496" calcext:value-type="float">
            <text:p>592612.6496</text:p>
          </table:table-cell>
          <table:table-cell office:value-type="float" office:value="167426.9504" calcext:value-type="float">
            <text:p>167426.9504</text:p>
          </table:table-cell>
          <table:table-cell office:value-type="float" office:value="805205.4993" calcext:value-type="float">
            <text:p>805205.4993</text:p>
          </table:table-cell>
          <table:table-cell office:value-type="float" office:value="-45165.8993" calcext:value-type="float">
            <text:p>-45165.8993</text:p>
          </table:table-cell>
          <table:table-cell office:value-type="float" office:value="1017798.3489" calcext:value-type="float">
            <text:p>1017798.3489</text:p>
          </table:table-cell>
          <table:table-cell office:value-type="float" office:value="-257758.7489" calcext:value-type="float">
            <text:p>-257758.7489</text:p>
          </table:table-cell>
          <table:table-cell/>
        </table:table-row>
        <table:table-row table:style-name="ro1">
          <table:table-cell office:value-type="string" calcext:value-type="string">
            <text:p>04:20</text:p>
          </table:table-cell>
          <table:table-cell office:value-type="float" office:value="230010" calcext:value-type="float">
            <text:p>230010</text:p>
          </table:table-cell>
          <table:table-cell office:value-type="float" office:value="365236.8" calcext:value-type="float">
            <text:p>365236.8</text:p>
          </table:table-cell>
          <table:table-cell office:value-type="float" office:value="573191.2626" calcext:value-type="float">
            <text:p>573191.2626</text:p>
          </table:table-cell>
          <table:table-cell office:value-type="float" office:value="157282.3374" calcext:value-type="float">
            <text:p>157282.3374</text:p>
          </table:table-cell>
          <table:table-cell office:value-type="float" office:value="781145.7252" calcext:value-type="float">
            <text:p>781145.7252</text:p>
          </table:table-cell>
          <table:table-cell office:value-type="float" office:value="-50672.1252" calcext:value-type="float">
            <text:p>-50672.1252</text:p>
          </table:table-cell>
          <table:table-cell office:value-type="float" office:value="989100.1878" calcext:value-type="float">
            <text:p>989100.1878</text:p>
          </table:table-cell>
          <table:table-cell office:value-type="float" office:value="-258626.5878" calcext:value-type="float">
            <text:p>-258626.5878</text:p>
          </table:table-cell>
          <table:table-cell/>
        </table:table-row>
        <table:table-row table:style-name="ro1">
          <table:table-cell office:value-type="string" calcext:value-type="string">
            <text:p>04:30</text:p>
          </table:table-cell>
          <table:table-cell office:value-type="float" office:value="228315" calcext:value-type="float">
            <text:p>228315</text:p>
          </table:table-cell>
          <table:table-cell office:value-type="float" office:value="282331" calcext:value-type="float">
            <text:p>282331</text:p>
          </table:table-cell>
          <table:table-cell office:value-type="float" office:value="422767.7689" calcext:value-type="float">
            <text:p>422767.7689</text:p>
          </table:table-cell>
          <table:table-cell office:value-type="float" office:value="141894.2311" calcext:value-type="float">
            <text:p>141894.2311</text:p>
          </table:table-cell>
          <table:table-cell office:value-type="float" office:value="563204.5378" calcext:value-type="float">
            <text:p>563204.5378</text:p>
          </table:table-cell>
          <table:table-cell office:value-type="float" office:value="1457.4622" calcext:value-type="float">
            <text:p>1457.4622</text:p>
          </table:table-cell>
          <table:table-cell office:value-type="float" office:value="703641.3067" calcext:value-type="float">
            <text:p>703641.3067</text:p>
          </table:table-cell>
          <table:table-cell office:value-type="float" office:value="-138979.3067" calcext:value-type="float">
            <text:p>-138979.3067</text:p>
          </table:table-cell>
          <table:table-cell/>
        </table:table-row>
        <table:table-row table:style-name="ro1">
          <table:table-cell office:value-type="string" calcext:value-type="string">
            <text:p>04:40</text:p>
          </table:table-cell>
          <table:table-cell office:value-type="float" office:value="232344" calcext:value-type="float">
            <text:p>232344</text:p>
          </table:table-cell>
          <table:table-cell office:value-type="float" office:value="294778.8" calcext:value-type="float">
            <text:p>294778.8</text:p>
          </table:table-cell>
          <table:table-cell office:value-type="float" office:value="424699.6498" calcext:value-type="float">
            <text:p>424699.6498</text:p>
          </table:table-cell>
          <table:table-cell office:value-type="float" office:value="164857.9502" calcext:value-type="float">
            <text:p>164857.9502</text:p>
          </table:table-cell>
          <table:table-cell office:value-type="float" office:value="554620.4996" calcext:value-type="float">
            <text:p>554620.4996</text:p>
          </table:table-cell>
          <table:table-cell office:value-type="float" office:value="34937.1004" calcext:value-type="float">
            <text:p>34937.1004</text:p>
          </table:table-cell>
          <table:table-cell office:value-type="float" office:value="684541.3494" calcext:value-type="float">
            <text:p>684541.3494</text:p>
          </table:table-cell>
          <table:table-cell office:value-type="float" office:value="-94983.7494" calcext:value-type="float">
            <text:p>-94983.7494</text:p>
          </table:table-cell>
          <table:table-cell/>
        </table:table-row>
        <table:table-row table:style-name="ro1">
          <table:table-cell office:value-type="string" calcext:value-type="string">
            <text:p>04:50</text:p>
          </table:table-cell>
          <table:table-cell office:value-type="float" office:value="227081" calcext:value-type="float">
            <text:p>227081</text:p>
          </table:table-cell>
          <table:table-cell office:value-type="float" office:value="247095.4" calcext:value-type="float">
            <text:p>247095.4</text:p>
          </table:table-cell>
          <table:table-cell office:value-type="float" office:value="332356.0961" calcext:value-type="float">
            <text:p>332356.0961</text:p>
          </table:table-cell>
          <table:table-cell office:value-type="float" office:value="161834.7039" calcext:value-type="float">
            <text:p>161834.7039</text:p>
          </table:table-cell>
          <table:table-cell office:value-type="float" office:value="417616.7922" calcext:value-type="float">
            <text:p>417616.7922</text:p>
          </table:table-cell>
          <table:table-cell office:value-type="float" office:value="76574.0078" calcext:value-type="float">
            <text:p>76574.0078</text:p>
          </table:table-cell>
          <table:table-cell office:value-type="float" office:value="502877.4883" calcext:value-type="float">
            <text:p>502877.4883</text:p>
          </table:table-cell>
          <table:table-cell office:value-type="float" office:value="-8686.6883" calcext:value-type="float">
            <text:p>-8686.6883</text:p>
          </table:table-cell>
          <table:table-cell/>
        </table:table-row>
        <table:table-row table:style-name="ro1">
          <table:table-cell office:value-type="string" calcext:value-type="string">
            <text:p>05:00</text:p>
          </table:table-cell>
          <table:table-cell office:value-type="float" office:value="160856" calcext:value-type="float">
            <text:p>160856</text:p>
          </table:table-cell>
          <table:table-cell office:value-type="float" office:value="261240.4" calcext:value-type="float">
            <text:p>261240.4</text:p>
          </table:table-cell>
          <table:table-cell office:value-type="float" office:value="332381.2419" calcext:value-type="float">
            <text:p>332381.2419</text:p>
          </table:table-cell>
          <table:table-cell office:value-type="float" office:value="190099.5581" calcext:value-type="float">
            <text:p>190099.5581</text:p>
          </table:table-cell>
          <table:table-cell office:value-type="float" office:value="403522.0839" calcext:value-type="float">
            <text:p>403522.0839</text:p>
          </table:table-cell>
          <table:table-cell office:value-type="float" office:value="118958.7161" calcext:value-type="float">
            <text:p>118958.7161</text:p>
          </table:table-cell>
          <table:table-cell office:value-type="float" office:value="474662.9258" calcext:value-type="float">
            <text:p>474662.9258</text:p>
          </table:table-cell>
          <table:table-cell office:value-type="float" office:value="47817.8742" calcext:value-type="float">
            <text:p>47817.8742</text:p>
          </table:table-cell>
          <table:table-cell/>
        </table:table-row>
        <table:table-row table:style-name="ro1">
          <table:table-cell office:value-type="string" calcext:value-type="string">
            <text:p>05:10</text:p>
          </table:table-cell>
          <table:table-cell office:value-type="float" office:value="294695" calcext:value-type="float">
            <text:p>294695</text:p>
          </table:table-cell>
          <table:table-cell office:value-type="float" office:value="215721.2" calcext:value-type="float">
            <text:p>215721.2</text:p>
          </table:table-cell>
          <table:table-cell office:value-type="float" office:value="246455.2459" calcext:value-type="float">
            <text:p>246455.2459</text:p>
          </table:table-cell>
          <table:table-cell office:value-type="float" office:value="184987.1541" calcext:value-type="float">
            <text:p>184987.1541</text:p>
          </table:table-cell>
          <table:table-cell office:value-type="float" office:value="277189.2918" calcext:value-type="float">
            <text:p>277189.2918</text:p>
          </table:table-cell>
          <table:table-cell office:value-type="float" office:value="154253.1082" calcext:value-type="float">
            <text:p>154253.1082</text:p>
          </table:table-cell>
          <table:table-cell office:value-type="float" office:value="307923.3377" calcext:value-type="float">
            <text:p>307923.3377</text:p>
          </table:table-cell>
          <table:table-cell office:value-type="float" office:value="123519.0623" calcext:value-type="float">
            <text:p>123519.0623</text:p>
          </table:table-cell>
          <table:table-cell/>
        </table:table-row>
        <table:table-row table:style-name="ro1">
          <table:table-cell office:value-type="string" calcext:value-type="string">
            <text:p>05:20</text:p>
          </table:table-cell>
          <table:table-cell office:value-type="float" office:value="146065" calcext:value-type="float">
            <text:p>146065</text:p>
          </table:table-cell>
          <table:table-cell office:value-type="float" office:value="228658.2" calcext:value-type="float">
            <text:p>228658.2</text:p>
          </table:table-cell>
          <table:table-cell office:value-type="float" office:value="276024.2948" calcext:value-type="float">
            <text:p>276024.2948</text:p>
          </table:table-cell>
          <table:table-cell office:value-type="float" office:value="181292.1052" calcext:value-type="float">
            <text:p>181292.1052</text:p>
          </table:table-cell>
          <table:table-cell office:value-type="float" office:value="323390.3896" calcext:value-type="float">
            <text:p>323390.3896</text:p>
          </table:table-cell>
          <table:table-cell office:value-type="float" office:value="133926.0104" calcext:value-type="float">
            <text:p>133926.0104</text:p>
          </table:table-cell>
          <table:table-cell office:value-type="float" office:value="370756.4844" calcext:value-type="float">
            <text:p>370756.4844</text:p>
          </table:table-cell>
          <table:table-cell office:value-type="float" office:value="86559.9156" calcext:value-type="float">
            <text:p>86559.9156</text:p>
          </table:table-cell>
          <table:table-cell/>
        </table:table-row>
        <table:table-row table:style-name="ro1">
          <table:table-cell office:value-type="string" calcext:value-type="string">
            <text:p>05:30</text:p>
          </table:table-cell>
          <table:table-cell office:value-type="float" office:value="78114" calcext:value-type="float">
            <text:p>78114</text:p>
          </table:table-cell>
          <table:table-cell office:value-type="float" office:value="212208.2" calcext:value-type="float">
            <text:p>212208.2</text:p>
          </table:table-cell>
          <table:table-cell office:value-type="float" office:value="272297.0803" calcext:value-type="float">
            <text:p>272297.0803</text:p>
          </table:table-cell>
          <table:table-cell office:value-type="float" office:value="152119.3197" calcext:value-type="float">
            <text:p>152119.3197</text:p>
          </table:table-cell>
          <table:table-cell office:value-type="float" office:value="332385.9606" calcext:value-type="float">
            <text:p>332385.9606</text:p>
          </table:table-cell>
          <table:table-cell office:value-type="float" office:value="92030.4394" calcext:value-type="float">
            <text:p>92030.4394</text:p>
          </table:table-cell>
          <table:table-cell office:value-type="float" office:value="392474.8409" calcext:value-type="float">
            <text:p>392474.8409</text:p>
          </table:table-cell>
          <table:table-cell office:value-type="float" office:value="31941.5591" calcext:value-type="float">
            <text:p>31941.5591</text:p>
          </table:table-cell>
          <table:table-cell/>
        </table:table-row>
        <table:table-row table:style-name="ro1">
          <table:table-cell office:value-type="string" calcext:value-type="string">
            <text:p>05:40</text:p>
          </table:table-cell>
          <table:table-cell office:value-type="float" office:value="290552" calcext:value-type="float">
            <text:p>290552</text:p>
          </table:table-cell>
          <table:table-cell office:value-type="float" office:value="181362.2" calcext:value-type="float">
            <text:p>181362.2</text:p>
          </table:table-cell>
          <table:table-cell office:value-type="float" office:value="263916.9085" calcext:value-type="float">
            <text:p>263916.9085</text:p>
          </table:table-cell>
          <table:table-cell office:value-type="float" office:value="98807.4915" calcext:value-type="float">
            <text:p>98807.4915</text:p>
          </table:table-cell>
          <table:table-cell office:value-type="float" office:value="346471.6171" calcext:value-type="float">
            <text:p>346471.6171</text:p>
          </table:table-cell>
          <table:table-cell office:value-type="float" office:value="16252.7829" calcext:value-type="float">
            <text:p>16252.7829</text:p>
          </table:table-cell>
          <table:table-cell office:value-type="float" office:value="429026.3256" calcext:value-type="float">
            <text:p>429026.3256</text:p>
          </table:table-cell>
          <table:table-cell office:value-type="float" office:value="-66301.9256" calcext:value-type="float">
            <text:p>-66301.9256</text:p>
          </table:table-cell>
          <table:table-cell/>
        </table:table-row>
        <table:table-row table:style-name="ro1">
          <table:table-cell office:value-type="string" calcext:value-type="string">
            <text:p>05:50</text:p>
          </table:table-cell>
          <table:table-cell office:value-type="float" office:value="478654" calcext:value-type="float">
            <text:p>478654</text:p>
          </table:table-cell>
          <table:table-cell office:value-type="float" office:value="194056.4" calcext:value-type="float">
            <text:p>194056.4</text:p>
          </table:table-cell>
          <table:table-cell office:value-type="float" office:value="289302.9351" calcext:value-type="float">
            <text:p>289302.9351</text:p>
          </table:table-cell>
          <table:table-cell office:value-type="float" office:value="98809.8649" calcext:value-type="float">
            <text:p>98809.8649</text:p>
          </table:table-cell>
          <table:table-cell office:value-type="float" office:value="384549.4702" calcext:value-type="float">
            <text:p>384549.4702</text:p>
          </table:table-cell>
          <table:table-cell office:value-type="float" office:value="3563.3298" calcext:value-type="float">
            <text:p>3563.3298</text:p>
          </table:table-cell>
          <table:table-cell office:value-type="float" office:value="479796.0052" calcext:value-type="float">
            <text:p>479796.0052</text:p>
          </table:table-cell>
          <table:table-cell office:value-type="float" office:value="-91683.2052" calcext:value-type="float">
            <text:p>-91683.2052</text:p>
          </table:table-cell>
          <table:table-cell/>
        </table:table-row>
        <table:table-row table:style-name="ro1">
          <table:table-cell office:value-type="string" calcext:value-type="string">
            <text:p>06:00</text:p>
          </table:table-cell>
          <table:table-cell office:value-type="float" office:value="77923" calcext:value-type="float">
            <text:p>77923</text:p>
          </table:table-cell>
          <table:table-cell office:value-type="float" office:value="257616" calcext:value-type="float">
            <text:p>257616</text:p>
          </table:table-cell>
          <table:table-cell office:value-type="float" office:value="412520.8284" calcext:value-type="float">
            <text:p>412520.8284</text:p>
          </table:table-cell>
          <table:table-cell office:value-type="float" office:value="102711.1716" calcext:value-type="float">
            <text:p>102711.1716</text:p>
          </table:table-cell>
          <table:table-cell office:value-type="float" office:value="567425.6567" calcext:value-type="float">
            <text:p>567425.6567</text:p>
          </table:table-cell>
          <table:table-cell office:value-type="float" office:value="-52193.6567" calcext:value-type="float">
            <text:p>-52193.6567</text:p>
          </table:table-cell>
          <table:table-cell office:value-type="float" office:value="722330.4851" calcext:value-type="float">
            <text:p>722330.4851</text:p>
          </table:table-cell>
          <table:table-cell office:value-type="float" office:value="-207098.4851" calcext:value-type="float">
            <text:p>-207098.4851</text:p>
          </table:table-cell>
          <table:table-cell/>
        </table:table-row>
        <table:table-row table:style-name="ro1">
          <table:table-cell office:value-type="string" calcext:value-type="string">
            <text:p>06:10</text:p>
          </table:table-cell>
          <table:table-cell office:value-type="float" office:value="309861" calcext:value-type="float">
            <text:p>309861</text:p>
          </table:table-cell>
          <table:table-cell office:value-type="float" office:value="214261.6" calcext:value-type="float">
            <text:p>214261.6</text:p>
          </table:table-cell>
          <table:table-cell office:value-type="float" office:value="385652.0354" calcext:value-type="float">
            <text:p>385652.0354</text:p>
          </table:table-cell>
          <table:table-cell office:value-type="float" office:value="42871.1646" calcext:value-type="float">
            <text:p>42871.1646</text:p>
          </table:table-cell>
          <table:table-cell office:value-type="float" office:value="557042.4708" calcext:value-type="float">
            <text:p>557042.4708</text:p>
          </table:table-cell>
          <table:table-cell office:value-type="float" office:value="-128519.2708" calcext:value-type="float">
            <text:p>-128519.2708</text:p>
          </table:table-cell>
          <table:table-cell office:value-type="float" office:value="728432.9062" calcext:value-type="float">
            <text:p>728432.9062</text:p>
          </table:table-cell>
          <table:table-cell office:value-type="float" office:value="-299909.7062" calcext:value-type="float">
            <text:p>-299909.7062</text:p>
          </table:table-cell>
          <table:table-cell/>
        </table:table-row>
        <table:table-row table:style-name="ro1">
          <table:table-cell office:value-type="string" calcext:value-type="string">
            <text:p>06:20</text:p>
          </table:table-cell>
          <table:table-cell office:value-type="float" office:value="287437" calcext:value-type="float">
            <text:p>287437</text:p>
          </table:table-cell>
          <table:table-cell office:value-type="float" office:value="247020.8" calcext:value-type="float">
            <text:p>247020.8</text:p>
          </table:table-cell>
          <table:table-cell office:value-type="float" office:value="417770.1547" calcext:value-type="float">
            <text:p>417770.1547</text:p>
          </table:table-cell>
          <table:table-cell office:value-type="float" office:value="76271.4453" calcext:value-type="float">
            <text:p>76271.4453</text:p>
          </table:table-cell>
          <table:table-cell office:value-type="float" office:value="588519.5094" calcext:value-type="float">
            <text:p>588519.5094</text:p>
          </table:table-cell>
          <table:table-cell office:value-type="float" office:value="-94477.9094" calcext:value-type="float">
            <text:p>-94477.9094</text:p>
          </table:table-cell>
          <table:table-cell office:value-type="float" office:value="759268.8641" calcext:value-type="float">
            <text:p>759268.8641</text:p>
          </table:table-cell>
          <table:table-cell office:value-type="float" office:value="-265227.2641" calcext:value-type="float">
            <text:p>-265227.2641</text:p>
          </table:table-cell>
          <table:table-cell/>
        </table:table-row>
        <table:table-row table:style-name="ro1">
          <table:table-cell office:value-type="string" calcext:value-type="string">
            <text:p>06:30</text:p>
          </table:table-cell>
          <table:table-cell office:value-type="float" office:value="215976" calcext:value-type="float">
            <text:p>215976</text:p>
          </table:table-cell>
          <table:table-cell office:value-type="float" office:value="288885.4" calcext:value-type="float">
            <text:p>288885.4</text:p>
          </table:table-cell>
          <table:table-cell office:value-type="float" office:value="431154.6052" calcext:value-type="float">
            <text:p>431154.6052</text:p>
          </table:table-cell>
          <table:table-cell office:value-type="float" office:value="146616.1948" calcext:value-type="float">
            <text:p>146616.1948</text:p>
          </table:table-cell>
          <table:table-cell office:value-type="float" office:value="573423.8104" calcext:value-type="float">
            <text:p>573423.8104</text:p>
          </table:table-cell>
          <table:table-cell office:value-type="float" office:value="4346.9896" calcext:value-type="float">
            <text:p>4346.9896</text:p>
          </table:table-cell>
          <table:table-cell office:value-type="float" office:value="715693.0155" calcext:value-type="float">
            <text:p>715693.0155</text:p>
          </table:table-cell>
          <table:table-cell office:value-type="float" office:value="-137922.2155" calcext:value-type="float">
            <text:p>-137922.2155</text:p>
          </table:table-cell>
          <table:table-cell/>
        </table:table-row>
        <table:table-row table:style-name="ro1">
          <table:table-cell office:value-type="string" calcext:value-type="string">
            <text:p>06:40</text:p>
          </table:table-cell>
          <table:table-cell office:value-type="float" office:value="155707" calcext:value-type="float">
            <text:p>155707</text:p>
          </table:table-cell>
          <table:table-cell office:value-type="float" office:value="273970.2" calcext:value-type="float">
            <text:p>273970.2</text:p>
          </table:table-cell>
          <table:table-cell office:value-type="float" office:value="419883.5254" calcext:value-type="float">
            <text:p>419883.5254</text:p>
          </table:table-cell>
          <table:table-cell office:value-type="float" office:value="128056.8746" calcext:value-type="float">
            <text:p>128056.8746</text:p>
          </table:table-cell>
          <table:table-cell office:value-type="float" office:value="565796.8507" calcext:value-type="float">
            <text:p>565796.8507</text:p>
          </table:table-cell>
          <table:table-cell office:value-type="float" office:value="-17856.4507" calcext:value-type="float">
            <text:p>-17856.4507</text:p>
          </table:table-cell>
          <table:table-cell office:value-type="float" office:value="711710.1761" calcext:value-type="float">
            <text:p>711710.1761</text:p>
          </table:table-cell>
          <table:table-cell office:value-type="float" office:value="-163769.7761" calcext:value-type="float">
            <text:p>-163769.7761</text:p>
          </table:table-cell>
          <table:table-cell/>
        </table:table-row>
        <table:table-row table:style-name="ro1">
          <table:table-cell office:value-type="string" calcext:value-type="string">
            <text:p>06:50</text:p>
          </table:table-cell>
          <table:table-cell office:value-type="float" office:value="208702" calcext:value-type="float">
            <text:p>208702</text:p>
          </table:table-cell>
          <table:table-cell office:value-type="float" office:value="209380.8" calcext:value-type="float">
            <text:p>209380.8</text:p>
          </table:table-cell>
          <table:table-cell office:value-type="float" office:value="304767.6015" calcext:value-type="float">
            <text:p>304767.6015</text:p>
          </table:table-cell>
          <table:table-cell office:value-type="float" office:value="113993.9985" calcext:value-type="float">
            <text:p>113993.9985</text:p>
          </table:table-cell>
          <table:table-cell office:value-type="float" office:value="400154.403" calcext:value-type="float">
            <text:p>400154.403</text:p>
          </table:table-cell>
          <table:table-cell office:value-type="float" office:value="18607.197" calcext:value-type="float">
            <text:p>18607.197</text:p>
          </table:table-cell>
          <table:table-cell office:value-type="float" office:value="495541.2045" calcext:value-type="float">
            <text:p>495541.2045</text:p>
          </table:table-cell>
          <table:table-cell office:value-type="float" office:value="-76779.6045" calcext:value-type="float">
            <text:p>-76779.6045</text:p>
          </table:table-cell>
          <table:table-cell/>
        </table:table-row>
        <table:table-row table:style-name="ro1">
          <table:table-cell office:value-type="string" calcext:value-type="string">
            <text:p>07:00</text:p>
          </table:table-cell>
          <table:table-cell office:value-type="float" office:value="146819" calcext:value-type="float">
            <text:p>146819</text:p>
          </table:table-cell>
          <table:table-cell office:value-type="float" office:value="235536.6" calcext:value-type="float">
            <text:p>235536.6</text:p>
          </table:table-cell>
          <table:table-cell office:value-type="float" office:value="298172.9429" calcext:value-type="float">
            <text:p>298172.9429</text:p>
          </table:table-cell>
          <table:table-cell office:value-type="float" office:value="172900.2571" calcext:value-type="float">
            <text:p>172900.2571</text:p>
          </table:table-cell>
          <table:table-cell office:value-type="float" office:value="360809.2859" calcext:value-type="float">
            <text:p>360809.2859</text:p>
          </table:table-cell>
          <table:table-cell office:value-type="float" office:value="110263.9141" calcext:value-type="float">
            <text:p>110263.9141</text:p>
          </table:table-cell>
          <table:table-cell office:value-type="float" office:value="423445.6288" calcext:value-type="float">
            <text:p>423445.6288</text:p>
          </table:table-cell>
          <table:table-cell office:value-type="float" office:value="47627.5712" calcext:value-type="float">
            <text:p>47627.5712</text:p>
          </table:table-cell>
          <table:table-cell/>
        </table:table-row>
        <table:table-row table:style-name="ro1">
          <table:table-cell office:value-type="string" calcext:value-type="string">
            <text:p>07:10</text:p>
          </table:table-cell>
          <table:table-cell office:value-type="float" office:value="296226" calcext:value-type="float">
            <text:p>296226</text:p>
          </table:table-cell>
          <table:table-cell office:value-type="float" office:value="202928.2" calcext:value-type="float">
            <text:p>202928.2</text:p>
          </table:table-cell>
          <table:table-cell office:value-type="float" office:value="259327.2319" calcext:value-type="float">
            <text:p>259327.2319</text:p>
          </table:table-cell>
          <table:table-cell office:value-type="float" office:value="146529.1681" calcext:value-type="float">
            <text:p>146529.1681</text:p>
          </table:table-cell>
          <table:table-cell office:value-type="float" office:value="315726.2637" calcext:value-type="float">
            <text:p>315726.2637</text:p>
          </table:table-cell>
          <table:table-cell office:value-type="float" office:value="90130.1363" calcext:value-type="float">
            <text:p>90130.1363</text:p>
          </table:table-cell>
          <table:table-cell office:value-type="float" office:value="372125.2956" calcext:value-type="float">
            <text:p>372125.2956</text:p>
          </table:table-cell>
          <table:table-cell office:value-type="float" office:value="33731.1044" calcext:value-type="float">
            <text:p>33731.1044</text:p>
          </table:table-cell>
          <table:table-cell/>
        </table:table-row>
        <table:table-row table:style-name="ro1">
          <table:table-cell office:value-type="string" calcext:value-type="string">
            <text:p>07:20</text:p>
          </table:table-cell>
          <table:table-cell office:value-type="float" office:value="143540" calcext:value-type="float">
            <text:p>143540</text:p>
          </table:table-cell>
          <table:table-cell office:value-type="float" office:value="204686" calcext:value-type="float">
            <text:p>204686</text:p>
          </table:table-cell>
          <table:table-cell office:value-type="float" office:value="264416.0094" calcext:value-type="float">
            <text:p>264416.0094</text:p>
          </table:table-cell>
          <table:table-cell office:value-type="float" office:value="144955.9906" calcext:value-type="float">
            <text:p>144955.9906</text:p>
          </table:table-cell>
          <table:table-cell office:value-type="float" office:value="324146.0188" calcext:value-type="float">
            <text:p>324146.0188</text:p>
          </table:table-cell>
          <table:table-cell office:value-type="float" office:value="85225.9812" calcext:value-type="float">
            <text:p>85225.9812</text:p>
          </table:table-cell>
          <table:table-cell office:value-type="float" office:value="383876.0282" calcext:value-type="float">
            <text:p>383876.0282</text:p>
          </table:table-cell>
          <table:table-cell office:value-type="float" office:value="25495.9718" calcext:value-type="float">
            <text:p>25495.9718</text:p>
          </table:table-cell>
          <table:table-cell/>
        </table:table-row>
        <table:table-row table:style-name="ro1">
          <table:table-cell office:value-type="string" calcext:value-type="string">
            <text:p>07:30</text:p>
          </table:table-cell>
          <table:table-cell office:value-type="float" office:value="263709" calcext:value-type="float">
            <text:p>263709</text:p>
          </table:table-cell>
          <table:table-cell office:value-type="float" office:value="190198.8" calcext:value-type="float">
            <text:p>190198.8</text:p>
          </table:table-cell>
          <table:table-cell office:value-type="float" office:value="255069.1909" calcext:value-type="float">
            <text:p>255069.1909</text:p>
          </table:table-cell>
          <table:table-cell office:value-type="float" office:value="125328.4091" calcext:value-type="float">
            <text:p>125328.4091</text:p>
          </table:table-cell>
          <table:table-cell office:value-type="float" office:value="319939.5819" calcext:value-type="float">
            <text:p>319939.5819</text:p>
          </table:table-cell>
          <table:table-cell office:value-type="float" office:value="60458.0181" calcext:value-type="float">
            <text:p>60458.0181</text:p>
          </table:table-cell>
          <table:table-cell office:value-type="float" office:value="384809.9728" calcext:value-type="float">
            <text:p>384809.9728</text:p>
          </table:table-cell>
          <table:table-cell office:value-type="float" office:value="-4412.3728" calcext:value-type="float">
            <text:p>-4412.3728</text:p>
          </table:table-cell>
          <table:table-cell/>
        </table:table-row>
        <table:table-row table:style-name="ro1">
          <table:table-cell office:value-type="string" calcext:value-type="string">
            <text:p>07:40</text:p>
          </table:table-cell>
          <table:table-cell office:value-type="float" office:value="205857" calcext:value-type="float">
            <text:p>205857</text:p>
          </table:table-cell>
          <table:table-cell office:value-type="float" office:value="211799.2" calcext:value-type="float">
            <text:p>211799.2</text:p>
          </table:table-cell>
          <table:table-cell office:value-type="float" office:value="280198.486" calcext:value-type="float">
            <text:p>280198.486</text:p>
          </table:table-cell>
          <table:table-cell office:value-type="float" office:value="143399.914" calcext:value-type="float">
            <text:p>143399.914</text:p>
          </table:table-cell>
          <table:table-cell office:value-type="float" office:value="348597.7721" calcext:value-type="float">
            <text:p>348597.7721</text:p>
          </table:table-cell>
          <table:table-cell office:value-type="float" office:value="75000.6279" calcext:value-type="float">
            <text:p>75000.6279</text:p>
          </table:table-cell>
          <table:table-cell office:value-type="float" office:value="416997.0581" calcext:value-type="float">
            <text:p>416997.0581</text:p>
          </table:table-cell>
          <table:table-cell office:value-type="float" office:value="6601.3419" calcext:value-type="float">
            <text:p>6601.3419</text:p>
          </table:table-cell>
          <table:table-cell/>
        </table:table-row>
        <table:table-row table:style-name="ro1">
          <table:table-cell office:value-type="string" calcext:value-type="string">
            <text:p>07:50</text:p>
          </table:table-cell>
          <table:table-cell office:value-type="float" office:value="213849" calcext:value-type="float">
            <text:p>213849</text:p>
          </table:table-cell>
          <table:table-cell office:value-type="float" office:value="211230.2" calcext:value-type="float">
            <text:p>211230.2</text:p>
          </table:table-cell>
          <table:table-cell office:value-type="float" office:value="279673.5116" calcext:value-type="float">
            <text:p>279673.5116</text:p>
          </table:table-cell>
          <table:table-cell office:value-type="float" office:value="142786.8884" calcext:value-type="float">
            <text:p>142786.8884</text:p>
          </table:table-cell>
          <table:table-cell office:value-type="float" office:value="348116.8232" calcext:value-type="float">
            <text:p>348116.8232</text:p>
          </table:table-cell>
          <table:table-cell office:value-type="float" office:value="74343.5768" calcext:value-type="float">
            <text:p>74343.5768</text:p>
          </table:table-cell>
          <table:table-cell office:value-type="float" office:value="416560.1348" calcext:value-type="float">
            <text:p>416560.1348</text:p>
          </table:table-cell>
          <table:table-cell office:value-type="float" office:value="5900.2652" calcext:value-type="float">
            <text:p>5900.2652</text:p>
          </table:table-cell>
          <table:table-cell/>
        </table:table-row>
        <table:table-row table:style-name="ro1">
          <table:table-cell office:value-type="string" calcext:value-type="string">
            <text:p>08:00</text:p>
          </table:table-cell>
          <table:table-cell office:value-type="float" office:value="394990" calcext:value-type="float">
            <text:p>394990</text:p>
          </table:table-cell>
          <table:table-cell office:value-type="float" office:value="224636.2" calcext:value-type="float">
            <text:p>224636.2</text:p>
          </table:table-cell>
          <table:table-cell office:value-type="float" office:value="283154.1435" calcext:value-type="float">
            <text:p>283154.1435</text:p>
          </table:table-cell>
          <table:table-cell office:value-type="float" office:value="166118.2565" calcext:value-type="float">
            <text:p>166118.2565</text:p>
          </table:table-cell>
          <table:table-cell office:value-type="float" office:value="341672.087" calcext:value-type="float">
            <text:p>341672.087</text:p>
          </table:table-cell>
          <table:table-cell office:value-type="float" office:value="107600.313" calcext:value-type="float">
            <text:p>107600.313</text:p>
          </table:table-cell>
          <table:table-cell office:value-type="float" office:value="400190.0306" calcext:value-type="float">
            <text:p>400190.0306</text:p>
          </table:table-cell>
          <table:table-cell office:value-type="float" office:value="49082.3694" calcext:value-type="float">
            <text:p>49082.3694</text:p>
          </table:table-cell>
          <table:table-cell/>
        </table:table-row>
        <table:table-row table:style-name="ro1">
          <table:table-cell office:value-type="string" calcext:value-type="string">
            <text:p>08:10</text:p>
          </table:table-cell>
          <table:table-cell office:value-type="float" office:value="201028" calcext:value-type="float">
            <text:p>201028</text:p>
          </table:table-cell>
          <table:table-cell office:value-type="float" office:value="244389" calcext:value-type="float">
            <text:p>244389</text:p>
          </table:table-cell>
          <table:table-cell office:value-type="float" office:value="338784.2475" calcext:value-type="float">
            <text:p>338784.2475</text:p>
          </table:table-cell>
          <table:table-cell office:value-type="float" office:value="149993.7525" calcext:value-type="float">
            <text:p>149993.7525</text:p>
          </table:table-cell>
          <table:table-cell office:value-type="float" office:value="433179.4951" calcext:value-type="float">
            <text:p>433179.4951</text:p>
          </table:table-cell>
          <table:table-cell office:value-type="float" office:value="55598.5049" calcext:value-type="float">
            <text:p>55598.5049</text:p>
          </table:table-cell>
          <table:table-cell office:value-type="float" office:value="527574.7426" calcext:value-type="float">
            <text:p>527574.7426</text:p>
          </table:table-cell>
          <table:table-cell office:value-type="float" office:value="-38796.7426" calcext:value-type="float">
            <text:p>-38796.7426</text:p>
          </table:table-cell>
          <table:table-cell/>
        </table:table-row>
        <table:table-row table:style-name="ro1">
          <table:table-cell office:value-type="string" calcext:value-type="string">
            <text:p>08:20</text:p>
          </table:table-cell>
          <table:table-cell office:value-type="float" office:value="272683" calcext:value-type="float">
            <text:p>272683</text:p>
          </table:table-cell>
          <table:table-cell office:value-type="float" office:value="255886.6" calcext:value-type="float">
            <text:p>255886.6</text:p>
          </table:table-cell>
          <table:table-cell office:value-type="float" office:value="337572.7869" calcext:value-type="float">
            <text:p>337572.7869</text:p>
          </table:table-cell>
          <table:table-cell office:value-type="float" office:value="174200.4131" calcext:value-type="float">
            <text:p>174200.4131</text:p>
          </table:table-cell>
          <table:table-cell office:value-type="float" office:value="419258.9738" calcext:value-type="float">
            <text:p>419258.9738</text:p>
          </table:table-cell>
          <table:table-cell office:value-type="float" office:value="92514.2262" calcext:value-type="float">
            <text:p>92514.2262</text:p>
          </table:table-cell>
          <table:table-cell office:value-type="float" office:value="500945.1607" calcext:value-type="float">
            <text:p>500945.1607</text:p>
          </table:table-cell>
          <table:table-cell office:value-type="float" office:value="10828.0393" calcext:value-type="float">
            <text:p>10828.0393</text:p>
          </table:table-cell>
          <table:table-cell/>
        </table:table-row>
        <table:table-row table:style-name="ro1">
          <table:table-cell office:value-type="string" calcext:value-type="string">
            <text:p>08:30</text:p>
          </table:table-cell>
          <table:table-cell office:value-type="float" office:value="454788" calcext:value-type="float">
            <text:p>454788</text:p>
          </table:table-cell>
          <table:table-cell office:value-type="float" office:value="257681.4" calcext:value-type="float">
            <text:p>257681.4</text:p>
          </table:table-cell>
          <table:table-cell office:value-type="float" office:value="339680.4169" calcext:value-type="float">
            <text:p>339680.4169</text:p>
          </table:table-cell>
          <table:table-cell office:value-type="float" office:value="175682.3831" calcext:value-type="float">
            <text:p>175682.3831</text:p>
          </table:table-cell>
          <table:table-cell office:value-type="float" office:value="421679.4338" calcext:value-type="float">
            <text:p>421679.4338</text:p>
          </table:table-cell>
          <table:table-cell office:value-type="float" office:value="93683.3662" calcext:value-type="float">
            <text:p>93683.3662</text:p>
          </table:table-cell>
          <table:table-cell office:value-type="float" office:value="503678.4507" calcext:value-type="float">
            <text:p>503678.4507</text:p>
          </table:table-cell>
          <table:table-cell office:value-type="float" office:value="11684.3493" calcext:value-type="float">
            <text:p>11684.3493</text:p>
          </table:table-cell>
          <table:table-cell/>
        </table:table-row>
        <table:table-row table:style-name="ro1">
          <table:table-cell office:value-type="string" calcext:value-type="string">
            <text:p>08:40</text:p>
          </table:table-cell>
          <table:table-cell office:value-type="float" office:value="260064" calcext:value-type="float">
            <text:p>260064</text:p>
          </table:table-cell>
          <table:table-cell office:value-type="float" office:value="307467.6" calcext:value-type="float">
            <text:p>307467.6</text:p>
          </table:table-cell>
          <table:table-cell office:value-type="float" office:value="420014.5567" calcext:value-type="float">
            <text:p>420014.5567</text:p>
          </table:table-cell>
          <table:table-cell office:value-type="float" office:value="194920.6433" calcext:value-type="float">
            <text:p>194920.6433</text:p>
          </table:table-cell>
          <table:table-cell office:value-type="float" office:value="532561.5134" calcext:value-type="float">
            <text:p>532561.5134</text:p>
          </table:table-cell>
          <table:table-cell office:value-type="float" office:value="82373.6866" calcext:value-type="float">
            <text:p>82373.6866</text:p>
          </table:table-cell>
          <table:table-cell office:value-type="float" office:value="645108.4702" calcext:value-type="float">
            <text:p>645108.4702</text:p>
          </table:table-cell>
          <table:table-cell office:value-type="float" office:value="-30173.2702" calcext:value-type="float">
            <text:p>-30173.2702</text:p>
          </table:table-cell>
          <table:table-cell/>
        </table:table-row>
        <table:table-row table:style-name="ro1">
          <table:table-cell office:value-type="string" calcext:value-type="string">
            <text:p>08:50</text:p>
          </table:table-cell>
          <table:table-cell office:value-type="float" office:value="130809" calcext:value-type="float">
            <text:p>130809</text:p>
          </table:table-cell>
          <table:table-cell office:value-type="float" office:value="316710.6" calcext:value-type="float">
            <text:p>316710.6</text:p>
          </table:table-cell>
          <table:table-cell office:value-type="float" office:value="421260.5446" calcext:value-type="float">
            <text:p>421260.5446</text:p>
          </table:table-cell>
          <table:table-cell office:value-type="float" office:value="212160.6554" calcext:value-type="float">
            <text:p>212160.6554</text:p>
          </table:table-cell>
          <table:table-cell office:value-type="float" office:value="525810.4892" calcext:value-type="float">
            <text:p>525810.4892</text:p>
          </table:table-cell>
          <table:table-cell office:value-type="float" office:value="107610.7108" calcext:value-type="float">
            <text:p>107610.7108</text:p>
          </table:table-cell>
          <table:table-cell office:value-type="float" office:value="630360.4338" calcext:value-type="float">
            <text:p>630360.4338</text:p>
          </table:table-cell>
          <table:table-cell office:value-type="float" office:value="3060.7662" calcext:value-type="float">
            <text:p>3060.7662</text:p>
          </table:table-cell>
          <table:table-cell/>
        </table:table-row>
        <table:table-row table:style-name="ro1">
          <table:table-cell office:value-type="string" calcext:value-type="string">
            <text:p>09:00</text:p>
          </table:table-cell>
          <table:table-cell office:value-type="float" office:value="254354" calcext:value-type="float">
            <text:p>254354</text:p>
          </table:table-cell>
          <table:table-cell office:value-type="float" office:value="263874.4" calcext:value-type="float">
            <text:p>263874.4</text:p>
          </table:table-cell>
          <table:table-cell office:value-type="float" office:value="384493.8262" calcext:value-type="float">
            <text:p>384493.8262</text:p>
          </table:table-cell>
          <table:table-cell office:value-type="float" office:value="143254.9738" calcext:value-type="float">
            <text:p>143254.9738</text:p>
          </table:table-cell>
          <table:table-cell office:value-type="float" office:value="505113.2524" calcext:value-type="float">
            <text:p>505113.2524</text:p>
          </table:table-cell>
          <table:table-cell office:value-type="float" office:value="22635.5476" calcext:value-type="float">
            <text:p>22635.5476</text:p>
          </table:table-cell>
          <table:table-cell office:value-type="float" office:value="625732.6786" calcext:value-type="float">
            <text:p>625732.6786</text:p>
          </table:table-cell>
          <table:table-cell office:value-type="float" office:value="-97983.8786" calcext:value-type="float">
            <text:p>-97983.8786</text:p>
          </table:table-cell>
          <table:table-cell/>
        </table:table-row>
        <table:table-row table:style-name="ro1">
          <table:table-cell office:value-type="string" calcext:value-type="string">
            <text:p>09:10</text:p>
          </table:table-cell>
          <table:table-cell office:value-type="float" office:value="323454" calcext:value-type="float">
            <text:p>323454</text:p>
          </table:table-cell>
          <table:table-cell office:value-type="float" office:value="274539.6" calcext:value-type="float">
            <text:p>274539.6</text:p>
          </table:table-cell>
          <table:table-cell office:value-type="float" office:value="390479.6917" calcext:value-type="float">
            <text:p>390479.6917</text:p>
          </table:table-cell>
          <table:table-cell office:value-type="float" office:value="158599.5083" calcext:value-type="float">
            <text:p>158599.5083</text:p>
          </table:table-cell>
          <table:table-cell office:value-type="float" office:value="506419.7835" calcext:value-type="float">
            <text:p>506419.7835</text:p>
          </table:table-cell>
          <table:table-cell office:value-type="float" office:value="42659.4165" calcext:value-type="float">
            <text:p>42659.4165</text:p>
          </table:table-cell>
          <table:table-cell office:value-type="float" office:value="622359.8752" calcext:value-type="float">
            <text:p>622359.8752</text:p>
          </table:table-cell>
          <table:table-cell office:value-type="float" office:value="-73280.6752" calcext:value-type="float">
            <text:p>-73280.6752</text:p>
          </table:table-cell>
          <table:table-cell/>
        </table:table-row>
        <table:table-row table:style-name="ro1">
          <table:table-cell office:value-type="string" calcext:value-type="string">
            <text:p>09:20</text:p>
          </table:table-cell>
          <table:table-cell office:value-type="float" office:value="318751" calcext:value-type="float">
            <text:p>318751</text:p>
          </table:table-cell>
          <table:table-cell office:value-type="float" office:value="284693.8" calcext:value-type="float">
            <text:p>284693.8</text:p>
          </table:table-cell>
          <table:table-cell office:value-type="float" office:value="402636.638" calcext:value-type="float">
            <text:p>402636.638</text:p>
          </table:table-cell>
          <table:table-cell office:value-type="float" office:value="166750.962" calcext:value-type="float">
            <text:p>166750.962</text:p>
          </table:table-cell>
          <table:table-cell office:value-type="float" office:value="520579.476" calcext:value-type="float">
            <text:p>520579.476</text:p>
          </table:table-cell>
          <table:table-cell office:value-type="float" office:value="48808.124" calcext:value-type="float">
            <text:p>48808.124</text:p>
          </table:table-cell>
          <table:table-cell office:value-type="float" office:value="638522.3141" calcext:value-type="float">
            <text:p>638522.3141</text:p>
          </table:table-cell>
          <table:table-cell office:value-type="float" office:value="-69134.7141" calcext:value-type="float">
            <text:p>-69134.7141</text:p>
          </table:table-cell>
          <table:table-cell/>
        </table:table-row>
        <table:table-row table:style-name="ro1">
          <table:table-cell office:value-type="string" calcext:value-type="string">
            <text:p>09:30</text:p>
          </table:table-cell>
          <table:table-cell office:value-type="float" office:value="241479" calcext:value-type="float">
            <text:p>241479</text:p>
          </table:table-cell>
          <table:table-cell office:value-type="float" office:value="257486.4" calcext:value-type="float">
            <text:p>257486.4</text:p>
          </table:table-cell>
          <table:table-cell office:value-type="float" office:value="335217.8207" calcext:value-type="float">
            <text:p>335217.8207</text:p>
          </table:table-cell>
          <table:table-cell office:value-type="float" office:value="179754.9793" calcext:value-type="float">
            <text:p>179754.9793</text:p>
          </table:table-cell>
          <table:table-cell office:value-type="float" office:value="412949.2415" calcext:value-type="float">
            <text:p>412949.2415</text:p>
          </table:table-cell>
          <table:table-cell office:value-type="float" office:value="102023.5585" calcext:value-type="float">
            <text:p>102023.5585</text:p>
          </table:table-cell>
          <table:table-cell office:value-type="float" office:value="490680.6622" calcext:value-type="float">
            <text:p>490680.6622</text:p>
          </table:table-cell>
          <table:table-cell office:value-type="float" office:value="24292.1378" calcext:value-type="float">
            <text:p>24292.1378</text:p>
          </table:table-cell>
          <table:table-cell/>
        </table:table-row>
        <table:table-row table:style-name="ro1">
          <table:table-cell office:value-type="string" calcext:value-type="string">
            <text:p>09:40</text:p>
          </table:table-cell>
          <table:table-cell office:value-type="float" office:value="234994" calcext:value-type="float">
            <text:p>234994</text:p>
          </table:table-cell>
          <table:table-cell office:value-type="float" office:value="253769.4" calcext:value-type="float">
            <text:p>253769.4</text:p>
          </table:table-cell>
          <table:table-cell office:value-type="float" office:value="331790.563" calcext:value-type="float">
            <text:p>331790.563</text:p>
          </table:table-cell>
          <table:table-cell office:value-type="float" office:value="175748.237" calcext:value-type="float">
            <text:p>175748.237</text:p>
          </table:table-cell>
          <table:table-cell office:value-type="float" office:value="409811.7259" calcext:value-type="float">
            <text:p>409811.7259</text:p>
          </table:table-cell>
          <table:table-cell office:value-type="float" office:value="97727.0741" calcext:value-type="float">
            <text:p>97727.0741</text:p>
          </table:table-cell>
          <table:table-cell office:value-type="float" office:value="487832.8889" calcext:value-type="float">
            <text:p>487832.8889</text:p>
          </table:table-cell>
          <table:table-cell office:value-type="float" office:value="19705.9111" calcext:value-type="float">
            <text:p>19705.9111</text:p>
          </table:table-cell>
          <table:table-cell/>
        </table:table-row>
        <table:table-row table:style-name="ro1">
          <table:table-cell office:value-type="string" calcext:value-type="string">
            <text:p>09:50</text:p>
          </table:table-cell>
          <table:table-cell office:value-type="float" office:value="283496" calcext:value-type="float">
            <text:p>283496</text:p>
          </table:table-cell>
          <table:table-cell office:value-type="float" office:value="274606.4" calcext:value-type="float">
            <text:p>274606.4</text:p>
          </table:table-cell>
          <table:table-cell office:value-type="float" office:value="317651.6097" calcext:value-type="float">
            <text:p>317651.6097</text:p>
          </table:table-cell>
          <table:table-cell office:value-type="float" office:value="231561.1903" calcext:value-type="float">
            <text:p>231561.1903</text:p>
          </table:table-cell>
          <table:table-cell office:value-type="float" office:value="360696.8194" calcext:value-type="float">
            <text:p>360696.8194</text:p>
          </table:table-cell>
          <table:table-cell office:value-type="float" office:value="188515.9806" calcext:value-type="float">
            <text:p>188515.9806</text:p>
          </table:table-cell>
          <table:table-cell office:value-type="float" office:value="403742.029" calcext:value-type="float">
            <text:p>403742.029</text:p>
          </table:table-cell>
          <table:table-cell office:value-type="float" office:value="145470.771" calcext:value-type="float">
            <text:p>145470.771</text:p>
          </table:table-cell>
          <table:table-cell/>
        </table:table-row>
        <table:table-row table:style-name="ro1">
          <table:table-cell office:value-type="string" calcext:value-type="string">
            <text:p>10:00</text:p>
          </table:table-cell>
          <table:table-cell office:value-type="float" office:value="227855" calcext:value-type="float">
            <text:p>227855</text:p>
          </table:table-cell>
          <table:table-cell office:value-type="float" office:value="280434.8" calcext:value-type="float">
            <text:p>280434.8</text:p>
          </table:table-cell>
          <table:table-cell office:value-type="float" office:value="321999.7322" calcext:value-type="float">
            <text:p>321999.7322</text:p>
          </table:table-cell>
          <table:table-cell office:value-type="float" office:value="238869.8678" calcext:value-type="float">
            <text:p>238869.8678</text:p>
          </table:table-cell>
          <table:table-cell office:value-type="float" office:value="363564.6644" calcext:value-type="float">
            <text:p>363564.6644</text:p>
          </table:table-cell>
          <table:table-cell office:value-type="float" office:value="197304.9356" calcext:value-type="float">
            <text:p>197304.9356</text:p>
          </table:table-cell>
          <table:table-cell office:value-type="float" office:value="405129.5966" calcext:value-type="float">
            <text:p>405129.5966</text:p>
          </table:table-cell>
          <table:table-cell office:value-type="float" office:value="155740.0034" calcext:value-type="float">
            <text:p>155740.0034</text:p>
          </table:table-cell>
          <table:table-cell/>
        </table:table-row>
        <table:table-row table:style-name="ro1">
          <table:table-cell office:value-type="string" calcext:value-type="string">
            <text:p>10:10</text:p>
          </table:table-cell>
          <table:table-cell office:value-type="float" office:value="171482" calcext:value-type="float">
            <text:p>171482</text:p>
          </table:table-cell>
          <table:table-cell office:value-type="float" office:value="261315" calcext:value-type="float">
            <text:p>261315</text:p>
          </table:table-cell>
          <table:table-cell office:value-type="float" office:value="300034.26" calcext:value-type="float">
            <text:p>300034.26</text:p>
          </table:table-cell>
          <table:table-cell office:value-type="float" office:value="222595.74" calcext:value-type="float">
            <text:p>222595.74</text:p>
          </table:table-cell>
          <table:table-cell office:value-type="float" office:value="338753.5201" calcext:value-type="float">
            <text:p>338753.5201</text:p>
          </table:table-cell>
          <table:table-cell office:value-type="float" office:value="183876.4799" calcext:value-type="float">
            <text:p>183876.4799</text:p>
          </table:table-cell>
          <table:table-cell office:value-type="float" office:value="377472.7801" calcext:value-type="float">
            <text:p>377472.7801</text:p>
          </table:table-cell>
          <table:table-cell office:value-type="float" office:value="145157.2199" calcext:value-type="float">
            <text:p>145157.2199</text:p>
          </table:table-cell>
          <table:table-cell/>
        </table:table-row>
        <table:table-row table:style-name="ro1">
          <table:table-cell office:value-type="string" calcext:value-type="string">
            <text:p>10:20</text:p>
          </table:table-cell>
          <table:table-cell office:value-type="float" office:value="57128" calcext:value-type="float">
            <text:p>57128</text:p>
          </table:table-cell>
          <table:table-cell office:value-type="float" office:value="231861.2" calcext:value-type="float">
            <text:p>231861.2</text:p>
          </table:table-cell>
          <table:table-cell office:value-type="float" office:value="271955.3595" calcext:value-type="float">
            <text:p>271955.3595</text:p>
          </table:table-cell>
          <table:table-cell office:value-type="float" office:value="191767.0405" calcext:value-type="float">
            <text:p>191767.0405</text:p>
          </table:table-cell>
          <table:table-cell office:value-type="float" office:value="312049.5191" calcext:value-type="float">
            <text:p>312049.5191</text:p>
          </table:table-cell>
          <table:table-cell office:value-type="float" office:value="151672.8809" calcext:value-type="float">
            <text:p>151672.8809</text:p>
          </table:table-cell>
          <table:table-cell office:value-type="float" office:value="352143.6786" calcext:value-type="float">
            <text:p>352143.6786</text:p>
          </table:table-cell>
          <table:table-cell office:value-type="float" office:value="111578.7214" calcext:value-type="float">
            <text:p>111578.7214</text:p>
          </table:table-cell>
          <table:table-cell/>
        </table:table-row>
        <table:table-row table:style-name="ro1" table:number-rows-repeated="104843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 after processing, 13" table:style-name="ta1">
        <table:shapes>
          <draw:frame draw:z-index="0" draw:style-name="gr1" draw:text-style-name="P1" svg:width="6.2988in" svg:height="3.5429in" svg:x="10.6638in" svg:y="0.3114in">
            <draw:object draw:notify-on-update-of-ranges="'B after processing, 13'.A2:'B after processing, 13'.A140 'B after processing, 13'.B1:'B after processing, 13'.B1 'B after processing, 13'.B2:'B after processing, 13'.B140 'B after processing, 13'.C1:'B after processing, 13'.C1 'B after processing, 13'.C2:'B after processing, 13'.C140 'B after processing, 13'.D1:'B after processing, 13'.D1 'B after processing, 13'.D2:'B after processing, 13'.D140 'B after processing, 13'.E1:'B after processing, 13'.E1 'B after processing, 13'.E2:'B after processing, 13'.E140 'B after processing, 13'.F1:'B after processing, 13'.F1 'B after processing, 13'.F2:'B after processing, 13'.F140 'B after processing, 13'.G1:'B after processing, 13'.G1 'B after processing, 13'.G2:'B after processing, 13'.G140 'B after processing, 13'.H1:'B after processing, 13'.H1 'B after processing, 13'.H2:'B after processing, 13'.H140 'B after processing, 13'.I1:'B after processing, 13'.I1 'B after processing, 13'.I2:'B after processing, 13'.I140 'B after processing, 13'.J1:'B after processing, 13'.J1 'B after processing, 13'.J2:'B after processing, 13'.J14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3"/>
        <table:table-column table:style-name="co4" table:number-columns-repeated="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verage+sd</text:p>
          </table:table-cell>
          <table:table-cell office:value-type="string" calcext:value-type="string">
            <text:p>average-sd</text:p>
          </table:table-cell>
          <table:table-cell office:value-type="string" calcext:value-type="string">
            <text:p>average+2*sd</text:p>
          </table:table-cell>
          <table:table-cell office:value-type="string" calcext:value-type="string">
            <text:p>average-2*sd</text:p>
          </table:table-cell>
          <table:table-cell office:value-type="string" calcext:value-type="string">
            <text:p>average+3*sd</text:p>
          </table:table-cell>
          <table:table-cell office:value-type="string" calcext:value-type="string">
            <text:p>average-3*sd</text:p>
          </table:table-cell>
          <table:table-cell office:value-type="string" calcext:value-type="string">
            <text:p>flags</text:p>
          </table:table-cell>
        </table:table-row>
        <table:table-row table:style-name="ro1">
          <table:table-cell table:style-name="ce4" office:value-type="string" calcext:value-type="string">
            <text:p>12:40</text:p>
          </table:table-cell>
          <table:table-cell office:value-type="float" office:value="476234" calcext:value-type="float">
            <text:p>476234</text:p>
          </table:table-cell>
          <table:table-cell office:value-type="float" office:value="371820.3077" calcext:value-type="float">
            <text:p>371820.3077</text:p>
          </table:table-cell>
          <table:table-cell office:value-type="float" office:value="529433.0175" calcext:value-type="float">
            <text:p>529433.0175</text:p>
          </table:table-cell>
          <table:table-cell office:value-type="float" office:value="214207.5979" calcext:value-type="float">
            <text:p>214207.5979</text:p>
          </table:table-cell>
          <table:table-cell office:value-type="float" office:value="687045.7273" calcext:value-type="float">
            <text:p>687045.7273</text:p>
          </table:table-cell>
          <table:table-cell office:value-type="float" office:value="56594.8881" calcext:value-type="float">
            <text:p>56594.8881</text:p>
          </table:table-cell>
          <table:table-cell office:value-type="float" office:value="844658.437" calcext:value-type="float">
            <text:p>844658.437</text:p>
          </table:table-cell>
          <table:table-cell office:value-type="float" office:value="-101017.8216" calcext:value-type="float">
            <text:p>-101017.8216</text:p>
          </table:table-cell>
          <table:table-cell/>
        </table:table-row>
        <table:table-row table:style-name="ro1">
          <table:table-cell table:style-name="ce4" office:value-type="string" calcext:value-type="string">
            <text:p>12:50</text:p>
          </table:table-cell>
          <table:table-cell office:value-type="float" office:value="377048" calcext:value-type="float">
            <text:p>377048</text:p>
          </table:table-cell>
          <table:table-cell office:value-type="float" office:value="391305.7692" calcext:value-type="float">
            <text:p>391305.7692</text:p>
          </table:table-cell>
          <table:table-cell office:value-type="float" office:value="544574.902" calcext:value-type="float">
            <text:p>544574.902</text:p>
          </table:table-cell>
          <table:table-cell office:value-type="float" office:value="238036.6365" calcext:value-type="float">
            <text:p>238036.6365</text:p>
          </table:table-cell>
          <table:table-cell office:value-type="float" office:value="697844.0347" calcext:value-type="float">
            <text:p>697844.0347</text:p>
          </table:table-cell>
          <table:table-cell office:value-type="float" office:value="84767.5038" calcext:value-type="float">
            <text:p>84767.5038</text:p>
          </table:table-cell>
          <table:table-cell office:value-type="float" office:value="851113.1674" calcext:value-type="float">
            <text:p>851113.1674</text:p>
          </table:table-cell>
          <table:table-cell office:value-type="float" office:value="-68501.629" calcext:value-type="float">
            <text:p>-68501.629</text:p>
          </table:table-cell>
          <table:table-cell/>
        </table:table-row>
        <table:table-row table:style-name="ro1">
          <table:table-cell table:style-name="ce4" office:value-type="string" calcext:value-type="string">
            <text:p>13:00</text:p>
          </table:table-cell>
          <table:table-cell office:value-type="float" office:value="117091" calcext:value-type="float">
            <text:p>117091</text:p>
          </table:table-cell>
          <table:table-cell office:value-type="float" office:value="385814.0769" calcext:value-type="float">
            <text:p>385814.0769</text:p>
          </table:table-cell>
          <table:table-cell office:value-type="float" office:value="538141.5819" calcext:value-type="float">
            <text:p>538141.5819</text:p>
          </table:table-cell>
          <table:table-cell office:value-type="float" office:value="233486.5719" calcext:value-type="float">
            <text:p>233486.5719</text:p>
          </table:table-cell>
          <table:table-cell office:value-type="float" office:value="690469.0869" calcext:value-type="float">
            <text:p>690469.0869</text:p>
          </table:table-cell>
          <table:table-cell office:value-type="float" office:value="81159.0669" calcext:value-type="float">
            <text:p>81159.0669</text:p>
          </table:table-cell>
          <table:table-cell office:value-type="float" office:value="842796.5919" calcext:value-type="float">
            <text:p>842796.5919</text:p>
          </table:table-cell>
          <table:table-cell office:value-type="float" office:value="-71168.4381" calcext:value-type="float">
            <text:p>-71168.4381</text:p>
          </table:table-cell>
          <table:table-cell/>
        </table:table-row>
        <table:table-row table:style-name="ro1">
          <table:table-cell table:style-name="ce4" office:value-type="string" calcext:value-type="string">
            <text:p>13:10</text:p>
          </table:table-cell>
          <table:table-cell office:value-type="float" office:value="444633" calcext:value-type="float">
            <text:p>444633</text:p>
          </table:table-cell>
          <table:table-cell office:value-type="float" office:value="374212.3846" calcext:value-type="float">
            <text:p>374212.3846</text:p>
          </table:table-cell>
          <table:table-cell office:value-type="float" office:value="541296.6106" calcext:value-type="float">
            <text:p>541296.6106</text:p>
          </table:table-cell>
          <table:table-cell office:value-type="float" office:value="207128.1586" calcext:value-type="float">
            <text:p>207128.1586</text:p>
          </table:table-cell>
          <table:table-cell office:value-type="float" office:value="708380.8367" calcext:value-type="float">
            <text:p>708380.8367</text:p>
          </table:table-cell>
          <table:table-cell office:value-type="float" office:value="40043.9326" calcext:value-type="float">
            <text:p>40043.9326</text:p>
          </table:table-cell>
          <table:table-cell office:value-type="float" office:value="875465.0627" calcext:value-type="float">
            <text:p>875465.0627</text:p>
          </table:table-cell>
          <table:table-cell office:value-type="float" office:value="-127040.2934" calcext:value-type="float">
            <text:p>-127040.2934</text:p>
          </table:table-cell>
          <table:table-cell/>
        </table:table-row>
        <table:table-row table:style-name="ro1">
          <table:table-cell table:style-name="ce4" office:value-type="string" calcext:value-type="string">
            <text:p>13:20</text:p>
          </table:table-cell>
          <table:table-cell office:value-type="float" office:value="547507" calcext:value-type="float">
            <text:p>547507</text:p>
          </table:table-cell>
          <table:table-cell office:value-type="float" office:value="383448.7692" calcext:value-type="float">
            <text:p>383448.7692</text:p>
          </table:table-cell>
          <table:table-cell office:value-type="float" office:value="550877.9399" calcext:value-type="float">
            <text:p>550877.9399</text:p>
          </table:table-cell>
          <table:table-cell office:value-type="float" office:value="216019.5985" calcext:value-type="float">
            <text:p>216019.5985</text:p>
          </table:table-cell>
          <table:table-cell office:value-type="float" office:value="718307.1106" calcext:value-type="float">
            <text:p>718307.1106</text:p>
          </table:table-cell>
          <table:table-cell office:value-type="float" office:value="48590.4278" calcext:value-type="float">
            <text:p>48590.4278</text:p>
          </table:table-cell>
          <table:table-cell office:value-type="float" office:value="885736.2813" calcext:value-type="float">
            <text:p>885736.2813</text:p>
          </table:table-cell>
          <table:table-cell office:value-type="float" office:value="-118838.7428" calcext:value-type="float">
            <text:p>-118838.7428</text:p>
          </table:table-cell>
          <table:table-cell/>
        </table:table-row>
        <table:table-row table:style-name="ro1">
          <table:table-cell table:style-name="ce4" office:value-type="string" calcext:value-type="string">
            <text:p>13:30</text:p>
          </table:table-cell>
          <table:table-cell office:value-type="float" office:value="485524" calcext:value-type="float">
            <text:p>485524</text:p>
          </table:table-cell>
          <table:table-cell office:value-type="float" office:value="399253.4615" calcext:value-type="float">
            <text:p>399253.4615</text:p>
          </table:table-cell>
          <table:table-cell office:value-type="float" office:value="572059.7096" calcext:value-type="float">
            <text:p>572059.7096</text:p>
          </table:table-cell>
          <table:table-cell office:value-type="float" office:value="226447.2135" calcext:value-type="float">
            <text:p>226447.2135</text:p>
          </table:table-cell>
          <table:table-cell office:value-type="float" office:value="744865.9576" calcext:value-type="float">
            <text:p>744865.9576</text:p>
          </table:table-cell>
          <table:table-cell office:value-type="float" office:value="53640.9655" calcext:value-type="float">
            <text:p>53640.9655</text:p>
          </table:table-cell>
          <table:table-cell office:value-type="float" office:value="917672.2056" calcext:value-type="float">
            <text:p>917672.2056</text:p>
          </table:table-cell>
          <table:table-cell office:value-type="float" office:value="-119165.2825" calcext:value-type="float">
            <text:p>-119165.2825</text:p>
          </table:table-cell>
          <table:table-cell/>
        </table:table-row>
        <table:table-row table:style-name="ro1">
          <table:table-cell table:style-name="ce4" office:value-type="string" calcext:value-type="string">
            <text:p>13:40</text:p>
          </table:table-cell>
          <table:table-cell office:value-type="float" office:value="547314" calcext:value-type="float">
            <text:p>547314</text:p>
          </table:table-cell>
          <table:table-cell office:value-type="float" office:value="423408.6154" calcext:value-type="float">
            <text:p>423408.6154</text:p>
          </table:table-cell>
          <table:table-cell office:value-type="float" office:value="583182.6794" calcext:value-type="float">
            <text:p>583182.6794</text:p>
          </table:table-cell>
          <table:table-cell office:value-type="float" office:value="263634.5514" calcext:value-type="float">
            <text:p>263634.5514</text:p>
          </table:table-cell>
          <table:table-cell office:value-type="float" office:value="742956.7434" calcext:value-type="float">
            <text:p>742956.7434</text:p>
          </table:table-cell>
          <table:table-cell office:value-type="float" office:value="103860.4873" calcext:value-type="float">
            <text:p>103860.4873</text:p>
          </table:table-cell>
          <table:table-cell office:value-type="float" office:value="902730.8074" calcext:value-type="float">
            <text:p>902730.8074</text:p>
          </table:table-cell>
          <table:table-cell office:value-type="float" office:value="-55913.5767" calcext:value-type="float">
            <text:p>-55913.5767</text:p>
          </table:table-cell>
          <table:table-cell/>
        </table:table-row>
        <table:table-row table:style-name="ro1">
          <table:table-cell table:style-name="ce4" office:value-type="string" calcext:value-type="string">
            <text:p>13:50</text:p>
          </table:table-cell>
          <table:table-cell office:value-type="float" office:value="322924" calcext:value-type="float">
            <text:p>322924</text:p>
          </table:table-cell>
          <table:table-cell office:value-type="float" office:value="443448.9231" calcext:value-type="float">
            <text:p>443448.9231</text:p>
          </table:table-cell>
          <table:table-cell office:value-type="float" office:value="600981.9713" calcext:value-type="float">
            <text:p>600981.9713</text:p>
          </table:table-cell>
          <table:table-cell office:value-type="float" office:value="285915.8748" calcext:value-type="float">
            <text:p>285915.8748</text:p>
          </table:table-cell>
          <table:table-cell office:value-type="float" office:value="758515.0196" calcext:value-type="float">
            <text:p>758515.0196</text:p>
          </table:table-cell>
          <table:table-cell office:value-type="float" office:value="128382.8265" calcext:value-type="float">
            <text:p>128382.8265</text:p>
          </table:table-cell>
          <table:table-cell office:value-type="float" office:value="916048.0679" calcext:value-type="float">
            <text:p>916048.0679</text:p>
          </table:table-cell>
          <table:table-cell office:value-type="float" office:value="-29150.2217" calcext:value-type="float">
            <text:p>-29150.2217</text:p>
          </table:table-cell>
          <table:table-cell/>
        </table:table-row>
        <table:table-row table:style-name="ro1">
          <table:table-cell table:style-name="ce4" office:value-type="string" calcext:value-type="string">
            <text:p>14:00</text:p>
          </table:table-cell>
          <table:table-cell office:value-type="float" office:value="1092019" calcext:value-type="float">
            <text:p>1092019</text:p>
          </table:table-cell>
          <table:table-cell office:value-type="float" office:value="441600.5385" calcext:value-type="float">
            <text:p>441600.5385</text:p>
          </table:table-cell>
          <table:table-cell office:value-type="float" office:value="600495.2401" calcext:value-type="float">
            <text:p>600495.2401</text:p>
          </table:table-cell>
          <table:table-cell office:value-type="float" office:value="282705.8368" calcext:value-type="float">
            <text:p>282705.8368</text:p>
          </table:table-cell>
          <table:table-cell office:value-type="float" office:value="759389.9418" calcext:value-type="float">
            <text:p>759389.9418</text:p>
          </table:table-cell>
          <table:table-cell office:value-type="float" office:value="123811.1351" calcext:value-type="float">
            <text:p>123811.1351</text:p>
          </table:table-cell>
          <table:table-cell office:value-type="float" office:value="918284.6435" calcext:value-type="float">
            <text:p>918284.6435</text:p>
          </table:table-cell>
          <table:table-cell office:value-type="float" office:value="-35083.5665" calcext:value-type="float">
            <text:p>-35083.56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14:10</text:p>
          </table:table-cell>
          <table:table-cell office:value-type="float" office:value="199903" calcext:value-type="float">
            <text:p>199903</text:p>
          </table:table-cell>
          <table:table-cell office:value-type="float" office:value="502711.0769" calcext:value-type="float">
            <text:p>502711.0769</text:p>
          </table:table-cell>
          <table:table-cell office:value-type="float" office:value="736649.2236" calcext:value-type="float">
            <text:p>736649.2236</text:p>
          </table:table-cell>
          <table:table-cell office:value-type="float" office:value="268772.9303" calcext:value-type="float">
            <text:p>268772.9303</text:p>
          </table:table-cell>
          <table:table-cell office:value-type="float" office:value="970587.3702" calcext:value-type="float">
            <text:p>970587.3702</text:p>
          </table:table-cell>
          <table:table-cell office:value-type="float" office:value="34834.7836" calcext:value-type="float">
            <text:p>34834.7836</text:p>
          </table:table-cell>
          <table:table-cell office:value-type="float" office:value="1204525.5169" calcext:value-type="float">
            <text:p>1204525.5169</text:p>
          </table:table-cell>
          <table:table-cell office:value-type="float" office:value="-199103.363" calcext:value-type="float">
            <text:p>-199103.363</text:p>
          </table:table-cell>
          <table:table-cell/>
        </table:table-row>
        <table:table-row table:style-name="ro1">
          <table:table-cell table:style-name="ce4" office:value-type="string" calcext:value-type="string">
            <text:p>14:20</text:p>
          </table:table-cell>
          <table:table-cell office:value-type="float" office:value="574129" calcext:value-type="float">
            <text:p>574129</text:p>
          </table:table-cell>
          <table:table-cell office:value-type="float" office:value="458120" calcext:value-type="float">
            <text:p>458120</text:p>
          </table:table-cell>
          <table:table-cell office:value-type="float" office:value="690123.6635" calcext:value-type="float">
            <text:p>690123.6635</text:p>
          </table:table-cell>
          <table:table-cell office:value-type="float" office:value="226116.3365" calcext:value-type="float">
            <text:p>226116.3365</text:p>
          </table:table-cell>
          <table:table-cell office:value-type="float" office:value="922127.3269" calcext:value-type="float">
            <text:p>922127.3269</text:p>
          </table:table-cell>
          <table:table-cell office:value-type="float" office:value="-5887.3269" calcext:value-type="float">
            <text:p>-5887.3269</text:p>
          </table:table-cell>
          <table:table-cell office:value-type="float" office:value="1154130.9904" calcext:value-type="float">
            <text:p>1154130.9904</text:p>
          </table:table-cell>
          <table:table-cell office:value-type="float" office:value="-237890.9904" calcext:value-type="float">
            <text:p>-237890.9904</text:p>
          </table:table-cell>
          <table:table-cell/>
        </table:table-row>
        <table:table-row table:style-name="ro1">
          <table:table-cell table:style-name="ce4" office:value-type="string" calcext:value-type="string">
            <text:p>14:30</text:p>
          </table:table-cell>
          <table:table-cell office:value-type="float" office:value="721306" calcext:value-type="float">
            <text:p>721306</text:p>
          </table:table-cell>
          <table:table-cell office:value-type="float" office:value="470281" calcext:value-type="float">
            <text:p>470281</text:p>
          </table:table-cell>
          <table:table-cell office:value-type="float" office:value="704031.7316" calcext:value-type="float">
            <text:p>704031.7316</text:p>
          </table:table-cell>
          <table:table-cell office:value-type="float" office:value="236530.2684" calcext:value-type="float">
            <text:p>236530.2684</text:p>
          </table:table-cell>
          <table:table-cell office:value-type="float" office:value="937782.4632" calcext:value-type="float">
            <text:p>937782.4632</text:p>
          </table:table-cell>
          <table:table-cell office:value-type="float" office:value="2779.5368" calcext:value-type="float">
            <text:p>2779.5368</text:p>
          </table:table-cell>
          <table:table-cell office:value-type="float" office:value="1171533.1948" calcext:value-type="float">
            <text:p>1171533.1948</text:p>
          </table:table-cell>
          <table:table-cell office:value-type="float" office:value="-230971.1948" calcext:value-type="float">
            <text:p>-230971.1948</text:p>
          </table:table-cell>
          <table:table-cell/>
        </table:table-row>
        <table:table-row table:style-name="ro1">
          <table:table-cell table:style-name="ce4" office:value-type="string" calcext:value-type="string">
            <text:p>14:40</text:p>
          </table:table-cell>
          <table:table-cell office:value-type="float" office:value="808404" calcext:value-type="float">
            <text:p>808404</text:p>
          </table:table-cell>
          <table:table-cell office:value-type="float" office:value="497154.1538" calcext:value-type="float">
            <text:p>497154.1538</text:p>
          </table:table-cell>
          <table:table-cell office:value-type="float" office:value="738613.3014" calcext:value-type="float">
            <text:p>738613.3014</text:p>
          </table:table-cell>
          <table:table-cell office:value-type="float" office:value="255695.0062" calcext:value-type="float">
            <text:p>255695.0062</text:p>
          </table:table-cell>
          <table:table-cell office:value-type="float" office:value="980072.4491" calcext:value-type="float">
            <text:p>980072.4491</text:p>
          </table:table-cell>
          <table:table-cell office:value-type="float" office:value="14235.8586" calcext:value-type="float">
            <text:p>14235.8586</text:p>
          </table:table-cell>
          <table:table-cell office:value-type="float" office:value="1221531.5967" calcext:value-type="float">
            <text:p>1221531.5967</text:p>
          </table:table-cell>
          <table:table-cell office:value-type="float" office:value="-227223.289" calcext:value-type="float">
            <text:p>-227223.289</text:p>
          </table:table-cell>
          <table:table-cell/>
        </table:table-row>
        <table:table-row table:style-name="ro1">
          <table:table-cell table:style-name="ce4" office:value-type="string" calcext:value-type="string">
            <text:p>14:50</text:p>
          </table:table-cell>
          <table:table-cell office:value-type="float" office:value="735837" calcext:value-type="float">
            <text:p>735837</text:p>
          </table:table-cell>
          <table:table-cell office:value-type="float" office:value="516464.3077" calcext:value-type="float">
            <text:p>516464.3077</text:p>
          </table:table-cell>
          <table:table-cell office:value-type="float" office:value="772724.7629" calcext:value-type="float">
            <text:p>772724.7629</text:p>
          </table:table-cell>
          <table:table-cell office:value-type="float" office:value="260203.8525" calcext:value-type="float">
            <text:p>260203.8525</text:p>
          </table:table-cell>
          <table:table-cell office:value-type="float" office:value="1028985.2181" calcext:value-type="float">
            <text:p>1028985.2181</text:p>
          </table:table-cell>
          <table:table-cell office:value-type="float" office:value="3943.3973" calcext:value-type="float">
            <text:p>3943.3973</text:p>
          </table:table-cell>
          <table:table-cell office:value-type="float" office:value="1285245.6733" calcext:value-type="float">
            <text:p>1285245.6733</text:p>
          </table:table-cell>
          <table:table-cell office:value-type="float" office:value="-252317.0579" calcext:value-type="float">
            <text:p>-252317.0579</text:p>
          </table:table-cell>
          <table:table-cell/>
        </table:table-row>
        <table:table-row table:style-name="ro1">
          <table:table-cell table:style-name="ce4" office:value-type="string" calcext:value-type="string">
            <text:p>15:00</text:p>
          </table:table-cell>
          <table:table-cell office:value-type="float" office:value="426842" calcext:value-type="float">
            <text:p>426842</text:p>
          </table:table-cell>
          <table:table-cell office:value-type="float" office:value="536433.7692" calcext:value-type="float">
            <text:p>536433.7692</text:p>
          </table:table-cell>
          <table:table-cell office:value-type="float" office:value="799327.0966" calcext:value-type="float">
            <text:p>799327.0966</text:p>
          </table:table-cell>
          <table:table-cell office:value-type="float" office:value="273540.4418" calcext:value-type="float">
            <text:p>273540.4418</text:p>
          </table:table-cell>
          <table:table-cell office:value-type="float" office:value="1062220.424" calcext:value-type="float">
            <text:p>1062220.424</text:p>
          </table:table-cell>
          <table:table-cell office:value-type="float" office:value="10647.1144" calcext:value-type="float">
            <text:p>10647.1144</text:p>
          </table:table-cell>
          <table:table-cell office:value-type="float" office:value="1325113.7514" calcext:value-type="float">
            <text:p>1325113.7514</text:p>
          </table:table-cell>
          <table:table-cell office:value-type="float" office:value="-252246.213" calcext:value-type="float">
            <text:p>-252246.213</text:p>
          </table:table-cell>
          <table:table-cell/>
        </table:table-row>
        <table:table-row table:style-name="ro1">
          <table:table-cell table:style-name="ce4" office:value-type="string" calcext:value-type="string">
            <text:p>15:10</text:p>
          </table:table-cell>
          <table:table-cell office:value-type="float" office:value="213035" calcext:value-type="float">
            <text:p>213035</text:p>
          </table:table-cell>
          <table:table-cell office:value-type="float" office:value="540264.0769" calcext:value-type="float">
            <text:p>540264.0769</text:p>
          </table:table-cell>
          <table:table-cell office:value-type="float" office:value="800995.52" calcext:value-type="float">
            <text:p>800995.52</text:p>
          </table:table-cell>
          <table:table-cell office:value-type="float" office:value="279532.6338" calcext:value-type="float">
            <text:p>279532.6338</text:p>
          </table:table-cell>
          <table:table-cell office:value-type="float" office:value="1061726.9632" calcext:value-type="float">
            <text:p>1061726.9632</text:p>
          </table:table-cell>
          <table:table-cell office:value-type="float" office:value="18801.1907" calcext:value-type="float">
            <text:p>18801.1907</text:p>
          </table:table-cell>
          <table:table-cell office:value-type="float" office:value="1322458.4063" calcext:value-type="float">
            <text:p>1322458.4063</text:p>
          </table:table-cell>
          <table:table-cell office:value-type="float" office:value="-241930.2524" calcext:value-type="float">
            <text:p>-241930.2524</text:p>
          </table:table-cell>
          <table:table-cell/>
        </table:table-row>
        <table:table-row table:style-name="ro1">
          <table:table-cell table:style-name="ce4" office:value-type="string" calcext:value-type="string">
            <text:p>15:20</text:p>
          </table:table-cell>
          <table:table-cell office:value-type="float" office:value="308223" calcext:value-type="float">
            <text:p>308223</text:p>
          </table:table-cell>
          <table:table-cell office:value-type="float" office:value="547644.3846" calcext:value-type="float">
            <text:p>547644.3846</text:p>
          </table:table-cell>
          <table:table-cell office:value-type="float" office:value="796486.0251" calcext:value-type="float">
            <text:p>796486.0251</text:p>
          </table:table-cell>
          <table:table-cell office:value-type="float" office:value="298802.7441" calcext:value-type="float">
            <text:p>298802.7441</text:p>
          </table:table-cell>
          <table:table-cell office:value-type="float" office:value="1045327.6657" calcext:value-type="float">
            <text:p>1045327.6657</text:p>
          </table:table-cell>
          <table:table-cell office:value-type="float" office:value="49961.1036" calcext:value-type="float">
            <text:p>49961.1036</text:p>
          </table:table-cell>
          <table:table-cell office:value-type="float" office:value="1294169.3062" calcext:value-type="float">
            <text:p>1294169.3062</text:p>
          </table:table-cell>
          <table:table-cell office:value-type="float" office:value="-198880.537" calcext:value-type="float">
            <text:p>-198880.537</text:p>
          </table:table-cell>
          <table:table-cell/>
        </table:table-row>
        <table:table-row table:style-name="ro1">
          <table:table-cell table:style-name="ce4" office:value-type="string" calcext:value-type="string">
            <text:p>15:30</text:p>
          </table:table-cell>
          <table:table-cell office:value-type="float" office:value="473039" calcext:value-type="float">
            <text:p>473039</text:p>
          </table:table-cell>
          <table:table-cell office:value-type="float" office:value="537151.3077" calcext:value-type="float">
            <text:p>537151.3077</text:p>
          </table:table-cell>
          <table:table-cell office:value-type="float" office:value="793462.6155" calcext:value-type="float">
            <text:p>793462.6155</text:p>
          </table:table-cell>
          <table:table-cell office:value-type="float" office:value="280839.9999" calcext:value-type="float">
            <text:p>280839.9999</text:p>
          </table:table-cell>
          <table:table-cell office:value-type="float" office:value="1049773.9233" calcext:value-type="float">
            <text:p>1049773.9233</text:p>
          </table:table-cell>
          <table:table-cell office:value-type="float" office:value="24528.6921" calcext:value-type="float">
            <text:p>24528.6921</text:p>
          </table:table-cell>
          <table:table-cell office:value-type="float" office:value="1306085.2311" calcext:value-type="float">
            <text:p>1306085.2311</text:p>
          </table:table-cell>
          <table:table-cell office:value-type="float" office:value="-231782.6157" calcext:value-type="float">
            <text:p>-231782.6157</text:p>
          </table:table-cell>
          <table:table-cell/>
        </table:table-row>
        <table:table-row table:style-name="ro1">
          <table:table-cell table:style-name="ce4" office:value-type="string" calcext:value-type="string">
            <text:p>15:40</text:p>
          </table:table-cell>
          <table:table-cell office:value-type="float" office:value="556375" calcext:value-type="float">
            <text:p>556375</text:p>
          </table:table-cell>
          <table:table-cell office:value-type="float" office:value="531423" calcext:value-type="float">
            <text:p>531423</text:p>
          </table:table-cell>
          <table:table-cell office:value-type="float" office:value="788315.0672" calcext:value-type="float">
            <text:p>788315.0672</text:p>
          </table:table-cell>
          <table:table-cell office:value-type="float" office:value="274530.9328" calcext:value-type="float">
            <text:p>274530.9328</text:p>
          </table:table-cell>
          <table:table-cell office:value-type="float" office:value="1045207.1344" calcext:value-type="float">
            <text:p>1045207.1344</text:p>
          </table:table-cell>
          <table:table-cell office:value-type="float" office:value="17638.8656" calcext:value-type="float">
            <text:p>17638.8656</text:p>
          </table:table-cell>
          <table:table-cell office:value-type="float" office:value="1302099.2015" calcext:value-type="float">
            <text:p>1302099.2015</text:p>
          </table:table-cell>
          <table:table-cell office:value-type="float" office:value="-239253.2015" calcext:value-type="float">
            <text:p>-239253.2015</text:p>
          </table:table-cell>
          <table:table-cell/>
        </table:table-row>
        <table:table-row table:style-name="ro1">
          <table:table-cell table:style-name="ce4" office:value-type="string" calcext:value-type="string">
            <text:p>15:50</text:p>
          </table:table-cell>
          <table:table-cell office:value-type="float" office:value="549040" calcext:value-type="float">
            <text:p>549040</text:p>
          </table:table-cell>
          <table:table-cell office:value-type="float" office:value="536873.0769" calcext:value-type="float">
            <text:p>536873.0769</text:p>
          </table:table-cell>
          <table:table-cell office:value-type="float" office:value="793461.6177" calcext:value-type="float">
            <text:p>793461.6177</text:p>
          </table:table-cell>
          <table:table-cell office:value-type="float" office:value="280284.5362" calcext:value-type="float">
            <text:p>280284.5362</text:p>
          </table:table-cell>
          <table:table-cell office:value-type="float" office:value="1050050.1584" calcext:value-type="float">
            <text:p>1050050.1584</text:p>
          </table:table-cell>
          <table:table-cell office:value-type="float" office:value="23695.9955" calcext:value-type="float">
            <text:p>23695.9955</text:p>
          </table:table-cell>
          <table:table-cell office:value-type="float" office:value="1306638.6991" calcext:value-type="float">
            <text:p>1306638.6991</text:p>
          </table:table-cell>
          <table:table-cell office:value-type="float" office:value="-232892.5453" calcext:value-type="float">
            <text:p>-232892.5453</text:p>
          </table:table-cell>
          <table:table-cell/>
        </table:table-row>
        <table:table-row table:style-name="ro1">
          <table:table-cell table:style-name="ce4" office:value-type="string" calcext:value-type="string">
            <text:p>16:00</text:p>
          </table:table-cell>
          <table:table-cell office:value-type="float" office:value="780939" calcext:value-type="float">
            <text:p>780939</text:p>
          </table:table-cell>
          <table:table-cell office:value-type="float" office:value="537005.8462" calcext:value-type="float">
            <text:p>537005.8462</text:p>
          </table:table-cell>
          <table:table-cell office:value-type="float" office:value="793600.6861" calcext:value-type="float">
            <text:p>793600.6861</text:p>
          </table:table-cell>
          <table:table-cell office:value-type="float" office:value="280411.0062" calcext:value-type="float">
            <text:p>280411.0062</text:p>
          </table:table-cell>
          <table:table-cell office:value-type="float" office:value="1050195.5261" calcext:value-type="float">
            <text:p>1050195.5261</text:p>
          </table:table-cell>
          <table:table-cell office:value-type="float" office:value="23816.1662" calcext:value-type="float">
            <text:p>23816.1662</text:p>
          </table:table-cell>
          <table:table-cell office:value-type="float" office:value="1306790.3661" calcext:value-type="float">
            <text:p>1306790.3661</text:p>
          </table:table-cell>
          <table:table-cell office:value-type="float" office:value="-232778.6738" calcext:value-type="float">
            <text:p>-232778.6738</text:p>
          </table:table-cell>
          <table:table-cell/>
        </table:table-row>
        <table:table-row table:style-name="ro1">
          <table:table-cell table:style-name="ce4" office:value-type="string" calcext:value-type="string">
            <text:p>16:10</text:p>
          </table:table-cell>
          <table:table-cell office:value-type="float" office:value="516135" calcext:value-type="float">
            <text:p>516135</text:p>
          </table:table-cell>
          <table:table-cell office:value-type="float" office:value="572237.7692" calcext:value-type="float">
            <text:p>572237.7692</text:p>
          </table:table-cell>
          <table:table-cell office:value-type="float" office:value="828432.1193" calcext:value-type="float">
            <text:p>828432.1193</text:p>
          </table:table-cell>
          <table:table-cell office:value-type="float" office:value="316043.4191" calcext:value-type="float">
            <text:p>316043.4191</text:p>
          </table:table-cell>
          <table:table-cell office:value-type="float" office:value="1084626.4694" calcext:value-type="float">
            <text:p>1084626.4694</text:p>
          </table:table-cell>
          <table:table-cell office:value-type="float" office:value="59849.069" calcext:value-type="float">
            <text:p>59849.069</text:p>
          </table:table-cell>
          <table:table-cell office:value-type="float" office:value="1340820.8195" calcext:value-type="float">
            <text:p>1340820.8195</text:p>
          </table:table-cell>
          <table:table-cell office:value-type="float" office:value="-196345.2811" calcext:value-type="float">
            <text:p>-196345.2811</text:p>
          </table:table-cell>
          <table:table-cell/>
        </table:table-row>
        <table:table-row table:style-name="ro1">
          <table:table-cell table:style-name="ce4" office:value-type="string" calcext:value-type="string">
            <text:p>16:20</text:p>
          </table:table-cell>
          <table:table-cell office:value-type="float" office:value="522682" calcext:value-type="float">
            <text:p>522682</text:p>
          </table:table-cell>
          <table:table-cell office:value-type="float" office:value="527939" calcext:value-type="float">
            <text:p>527939</text:p>
          </table:table-cell>
          <table:table-cell office:value-type="float" office:value="731058.5421" calcext:value-type="float">
            <text:p>731058.5421</text:p>
          </table:table-cell>
          <table:table-cell office:value-type="float" office:value="324819.4579" calcext:value-type="float">
            <text:p>324819.4579</text:p>
          </table:table-cell>
          <table:table-cell office:value-type="float" office:value="934178.0842" calcext:value-type="float">
            <text:p>934178.0842</text:p>
          </table:table-cell>
          <table:table-cell office:value-type="float" office:value="121699.9158" calcext:value-type="float">
            <text:p>121699.9158</text:p>
          </table:table-cell>
          <table:table-cell office:value-type="float" office:value="1137297.6264" calcext:value-type="float">
            <text:p>1137297.6264</text:p>
          </table:table-cell>
          <table:table-cell office:value-type="float" office:value="-81419.6264" calcext:value-type="float">
            <text:p>-81419.6264</text:p>
          </table:table-cell>
          <table:table-cell/>
        </table:table-row>
        <table:table-row table:style-name="ro1">
          <table:table-cell table:style-name="ce4" office:value-type="string" calcext:value-type="string">
            <text:p>16:30</text:p>
          </table:table-cell>
          <table:table-cell office:value-type="float" office:value="255543" calcext:value-type="float">
            <text:p>255543</text:p>
          </table:table-cell>
          <table:table-cell office:value-type="float" office:value="552768.1538" calcext:value-type="float">
            <text:p>552768.1538</text:p>
          </table:table-cell>
          <table:table-cell office:value-type="float" office:value="730601.4723" calcext:value-type="float">
            <text:p>730601.4723</text:p>
          </table:table-cell>
          <table:table-cell office:value-type="float" office:value="374934.8353" calcext:value-type="float">
            <text:p>374934.8353</text:p>
          </table:table-cell>
          <table:table-cell office:value-type="float" office:value="908434.7908" calcext:value-type="float">
            <text:p>908434.7908</text:p>
          </table:table-cell>
          <table:table-cell office:value-type="float" office:value="197101.5169" calcext:value-type="float">
            <text:p>197101.5169</text:p>
          </table:table-cell>
          <table:table-cell office:value-type="float" office:value="1086268.1093" calcext:value-type="float">
            <text:p>1086268.1093</text:p>
          </table:table-cell>
          <table:table-cell office:value-type="float" office:value="19268.1984" calcext:value-type="float">
            <text:p>19268.1984</text:p>
          </table:table-cell>
          <table:table-cell/>
        </table:table-row>
        <table:table-row table:style-name="ro1">
          <table:table-cell table:style-name="ce4" office:value-type="string" calcext:value-type="string">
            <text:p>16:40</text:p>
          </table:table-cell>
          <table:table-cell office:value-type="float" office:value="621437" calcext:value-type="float">
            <text:p>621437</text:p>
          </table:table-cell>
          <table:table-cell office:value-type="float" office:value="528261.5385" calcext:value-type="float">
            <text:p>528261.5385</text:p>
          </table:table-cell>
          <table:table-cell office:value-type="float" office:value="723960.14" calcext:value-type="float">
            <text:p>723960.14</text:p>
          </table:table-cell>
          <table:table-cell office:value-type="float" office:value="332562.9369" calcext:value-type="float">
            <text:p>332562.9369</text:p>
          </table:table-cell>
          <table:table-cell office:value-type="float" office:value="919658.7416" calcext:value-type="float">
            <text:p>919658.7416</text:p>
          </table:table-cell>
          <table:table-cell office:value-type="float" office:value="136864.3354" calcext:value-type="float">
            <text:p>136864.3354</text:p>
          </table:table-cell>
          <table:table-cell office:value-type="float" office:value="1115357.3431" calcext:value-type="float">
            <text:p>1115357.3431</text:p>
          </table:table-cell>
          <table:table-cell office:value-type="float" office:value="-58834.2662" calcext:value-type="float">
            <text:p>-58834.2662</text:p>
          </table:table-cell>
          <table:table-cell/>
        </table:table-row>
        <table:table-row table:style-name="ro1">
          <table:table-cell table:style-name="ce4" office:value-type="string" calcext:value-type="string">
            <text:p>16:50</text:p>
          </table:table-cell>
          <table:table-cell office:value-type="float" office:value="737701" calcext:value-type="float">
            <text:p>737701</text:p>
          </table:table-cell>
          <table:table-cell office:value-type="float" office:value="520579.3077" calcext:value-type="float">
            <text:p>520579.3077</text:p>
          </table:table-cell>
          <table:table-cell office:value-type="float" office:value="709925.4628" calcext:value-type="float">
            <text:p>709925.4628</text:p>
          </table:table-cell>
          <table:table-cell office:value-type="float" office:value="331233.1526" calcext:value-type="float">
            <text:p>331233.1526</text:p>
          </table:table-cell>
          <table:table-cell office:value-type="float" office:value="899271.618" calcext:value-type="float">
            <text:p>899271.618</text:p>
          </table:table-cell>
          <table:table-cell office:value-type="float" office:value="141886.9974" calcext:value-type="float">
            <text:p>141886.9974</text:p>
          </table:table-cell>
          <table:table-cell office:value-type="float" office:value="1088617.7731" calcext:value-type="float">
            <text:p>1088617.7731</text:p>
          </table:table-cell>
          <table:table-cell office:value-type="float" office:value="-47459.1577" calcext:value-type="float">
            <text:p>-47459.1577</text:p>
          </table:table-cell>
          <table:table-cell/>
        </table:table-row>
        <table:table-row table:style-name="ro1">
          <table:table-cell table:style-name="ce4" office:value-type="string" calcext:value-type="string">
            <text:p>17:00</text:p>
          </table:table-cell>
          <table:table-cell office:value-type="float" office:value="167441" calcext:value-type="float">
            <text:p>167441</text:p>
          </table:table-cell>
          <table:table-cell office:value-type="float" office:value="515140.6154" calcext:value-type="float">
            <text:p>515140.6154</text:p>
          </table:table-cell>
          <table:table-cell office:value-type="float" office:value="696372.0148" calcext:value-type="float">
            <text:p>696372.0148</text:p>
          </table:table-cell>
          <table:table-cell office:value-type="float" office:value="333909.216" calcext:value-type="float">
            <text:p>333909.216</text:p>
          </table:table-cell>
          <table:table-cell office:value-type="float" office:value="877603.4142" calcext:value-type="float">
            <text:p>877603.4142</text:p>
          </table:table-cell>
          <table:table-cell office:value-type="float" office:value="152677.8166" calcext:value-type="float">
            <text:p>152677.8166</text:p>
          </table:table-cell>
          <table:table-cell office:value-type="float" office:value="1058834.8135" calcext:value-type="float">
            <text:p>1058834.8135</text:p>
          </table:table-cell>
          <table:table-cell office:value-type="float" office:value="-28553.5828" calcext:value-type="float">
            <text:p>-28553.5828</text:p>
          </table:table-cell>
          <table:table-cell/>
        </table:table-row>
        <table:table-row table:style-name="ro1">
          <table:table-cell table:style-name="ce4" office:value-type="string" calcext:value-type="string">
            <text:p>17:10</text:p>
          </table:table-cell>
          <table:table-cell office:value-type="float" office:value="585977" calcext:value-type="float">
            <text:p>585977</text:p>
          </table:table-cell>
          <table:table-cell office:value-type="float" office:value="471417.8462" calcext:value-type="float">
            <text:p>471417.8462</text:p>
          </table:table-cell>
          <table:table-cell office:value-type="float" office:value="663223.7643" calcext:value-type="float">
            <text:p>663223.7643</text:p>
          </table:table-cell>
          <table:table-cell office:value-type="float" office:value="279611.928" calcext:value-type="float">
            <text:p>279611.928</text:p>
          </table:table-cell>
          <table:table-cell office:value-type="float" office:value="855029.6824" calcext:value-type="float">
            <text:p>855029.6824</text:p>
          </table:table-cell>
          <table:table-cell office:value-type="float" office:value="87806.0099" calcext:value-type="float">
            <text:p>87806.0099</text:p>
          </table:table-cell>
          <table:table-cell office:value-type="float" office:value="1046835.6005" calcext:value-type="float">
            <text:p>1046835.6005</text:p>
          </table:table-cell>
          <table:table-cell office:value-type="float" office:value="-103999.9082" calcext:value-type="float">
            <text:p>-103999.9082</text:p>
          </table:table-cell>
          <table:table-cell/>
        </table:table-row>
        <table:table-row table:style-name="ro1">
          <table:table-cell table:style-name="ce4" office:value-type="string" calcext:value-type="string">
            <text:p>17:20</text:p>
          </table:table-cell>
          <table:table-cell office:value-type="float" office:value="668247" calcext:value-type="float">
            <text:p>668247</text:p>
          </table:table-cell>
          <table:table-cell office:value-type="float" office:value="483659" calcext:value-type="float">
            <text:p>483659</text:p>
          </table:table-cell>
          <table:table-cell office:value-type="float" office:value="677450.7526" calcext:value-type="float">
            <text:p>677450.7526</text:p>
          </table:table-cell>
          <table:table-cell office:value-type="float" office:value="289867.2474" calcext:value-type="float">
            <text:p>289867.2474</text:p>
          </table:table-cell>
          <table:table-cell office:value-type="float" office:value="871242.5051" calcext:value-type="float">
            <text:p>871242.5051</text:p>
          </table:table-cell>
          <table:table-cell office:value-type="float" office:value="96075.4949" calcext:value-type="float">
            <text:p>96075.4949</text:p>
          </table:table-cell>
          <table:table-cell office:value-type="float" office:value="1065034.2577" calcext:value-type="float">
            <text:p>1065034.2577</text:p>
          </table:table-cell>
          <table:table-cell office:value-type="float" office:value="-97716.2577" calcext:value-type="float">
            <text:p>-97716.2577</text:p>
          </table:table-cell>
          <table:table-cell/>
        </table:table-row>
        <table:table-row table:style-name="ro1">
          <table:table-cell table:style-name="ce4" office:value-type="string" calcext:value-type="string">
            <text:p>17:30</text:p>
          </table:table-cell>
          <table:table-cell office:value-type="float" office:value="415742" calcext:value-type="float">
            <text:p>415742</text:p>
          </table:table-cell>
          <table:table-cell office:value-type="float" office:value="518675.3077" calcext:value-type="float">
            <text:p>518675.3077</text:p>
          </table:table-cell>
          <table:table-cell office:value-type="float" office:value="700233.0252" calcext:value-type="float">
            <text:p>700233.0252</text:p>
          </table:table-cell>
          <table:table-cell office:value-type="float" office:value="337117.5902" calcext:value-type="float">
            <text:p>337117.5902</text:p>
          </table:table-cell>
          <table:table-cell office:value-type="float" office:value="881790.7426" calcext:value-type="float">
            <text:p>881790.7426</text:p>
          </table:table-cell>
          <table:table-cell office:value-type="float" office:value="155559.8728" calcext:value-type="float">
            <text:p>155559.8728</text:p>
          </table:table-cell>
          <table:table-cell office:value-type="float" office:value="1063348.4601" calcext:value-type="float">
            <text:p>1063348.4601</text:p>
          </table:table-cell>
          <table:table-cell office:value-type="float" office:value="-25997.8447" calcext:value-type="float">
            <text:p>-25997.8447</text:p>
          </table:table-cell>
          <table:table-cell/>
        </table:table-row>
        <table:table-row table:style-name="ro1">
          <table:table-cell table:style-name="ce4" office:value-type="string" calcext:value-type="string">
            <text:p>17:40</text:p>
          </table:table-cell>
          <table:table-cell office:value-type="float" office:value="727229" calcext:value-type="float">
            <text:p>727229</text:p>
          </table:table-cell>
          <table:table-cell office:value-type="float" office:value="526946" calcext:value-type="float">
            <text:p>526946</text:p>
          </table:table-cell>
          <table:table-cell office:value-type="float" office:value="700385.3008" calcext:value-type="float">
            <text:p>700385.3008</text:p>
          </table:table-cell>
          <table:table-cell office:value-type="float" office:value="353506.6992" calcext:value-type="float">
            <text:p>353506.6992</text:p>
          </table:table-cell>
          <table:table-cell office:value-type="float" office:value="873824.6016" calcext:value-type="float">
            <text:p>873824.6016</text:p>
          </table:table-cell>
          <table:table-cell office:value-type="float" office:value="180067.3984" calcext:value-type="float">
            <text:p>180067.3984</text:p>
          </table:table-cell>
          <table:table-cell office:value-type="float" office:value="1047263.9024" calcext:value-type="float">
            <text:p>1047263.9024</text:p>
          </table:table-cell>
          <table:table-cell office:value-type="float" office:value="6628.0976" calcext:value-type="float">
            <text:p>6628.0976</text:p>
          </table:table-cell>
          <table:table-cell/>
        </table:table-row>
        <table:table-row table:style-name="ro1">
          <table:table-cell table:style-name="ce4" office:value-type="string" calcext:value-type="string">
            <text:p>17:50</text:p>
          </table:table-cell>
          <table:table-cell office:value-type="float" office:value="338148" calcext:value-type="float">
            <text:p>338148</text:p>
          </table:table-cell>
          <table:table-cell office:value-type="float" office:value="546499.0769" calcext:value-type="float">
            <text:p>546499.0769</text:p>
          </table:table-cell>
          <table:table-cell office:value-type="float" office:value="727517.3567" calcext:value-type="float">
            <text:p>727517.3567</text:p>
          </table:table-cell>
          <table:table-cell office:value-type="float" office:value="365480.7971" calcext:value-type="float">
            <text:p>365480.7971</text:p>
          </table:table-cell>
          <table:table-cell office:value-type="float" office:value="908535.6366" calcext:value-type="float">
            <text:p>908535.6366</text:p>
          </table:table-cell>
          <table:table-cell office:value-type="float" office:value="184462.5173" calcext:value-type="float">
            <text:p>184462.5173</text:p>
          </table:table-cell>
          <table:table-cell office:value-type="float" office:value="1089553.9164" calcext:value-type="float">
            <text:p>1089553.9164</text:p>
          </table:table-cell>
          <table:table-cell office:value-type="float" office:value="3444.2375" calcext:value-type="float">
            <text:p>3444.2375</text:p>
          </table:table-cell>
          <table:table-cell/>
        </table:table-row>
        <table:table-row table:style-name="ro1">
          <table:table-cell table:style-name="ce4" office:value-type="string" calcext:value-type="string">
            <text:p>18:00</text:p>
          </table:table-cell>
          <table:table-cell office:value-type="float" office:value="398395" calcext:value-type="float">
            <text:p>398395</text:p>
          </table:table-cell>
          <table:table-cell office:value-type="float" office:value="529712.3846" calcext:value-type="float">
            <text:p>529712.3846</text:p>
          </table:table-cell>
          <table:table-cell office:value-type="float" office:value="719637.9708" calcext:value-type="float">
            <text:p>719637.9708</text:p>
          </table:table-cell>
          <table:table-cell office:value-type="float" office:value="339786.7984" calcext:value-type="float">
            <text:p>339786.7984</text:p>
          </table:table-cell>
          <table:table-cell office:value-type="float" office:value="909563.557" calcext:value-type="float">
            <text:p>909563.557</text:p>
          </table:table-cell>
          <table:table-cell office:value-type="float" office:value="149861.2123" calcext:value-type="float">
            <text:p>149861.2123</text:p>
          </table:table-cell>
          <table:table-cell office:value-type="float" office:value="1099489.1432" calcext:value-type="float">
            <text:p>1099489.1432</text:p>
          </table:table-cell>
          <table:table-cell office:value-type="float" office:value="-40064.3739" calcext:value-type="float">
            <text:p>-40064.3739</text:p>
          </table:table-cell>
          <table:table-cell/>
        </table:table-row>
        <table:table-row table:style-name="ro1">
          <table:table-cell table:style-name="ce4" office:value-type="string" calcext:value-type="string">
            <text:p>18:10</text:p>
          </table:table-cell>
          <table:table-cell office:value-type="float" office:value="677948" calcext:value-type="float">
            <text:p>677948</text:p>
          </table:table-cell>
          <table:table-cell office:value-type="float" office:value="518124.3077" calcext:value-type="float">
            <text:p>518124.3077</text:p>
          </table:table-cell>
          <table:table-cell office:value-type="float" office:value="711339.5918" calcext:value-type="float">
            <text:p>711339.5918</text:p>
          </table:table-cell>
          <table:table-cell office:value-type="float" office:value="324909.0235" calcext:value-type="float">
            <text:p>324909.0235</text:p>
          </table:table-cell>
          <table:table-cell office:value-type="float" office:value="904554.876" calcext:value-type="float">
            <text:p>904554.876</text:p>
          </table:table-cell>
          <table:table-cell office:value-type="float" office:value="131693.7394" calcext:value-type="float">
            <text:p>131693.7394</text:p>
          </table:table-cell>
          <table:table-cell office:value-type="float" office:value="1097770.1601" calcext:value-type="float">
            <text:p>1097770.1601</text:p>
          </table:table-cell>
          <table:table-cell office:value-type="float" office:value="-61521.5448" calcext:value-type="float">
            <text:p>-61521.5448</text:p>
          </table:table-cell>
          <table:table-cell/>
        </table:table-row>
        <table:table-row table:style-name="ro1">
          <table:table-cell table:style-name="ce4" office:value-type="string" calcext:value-type="string">
            <text:p>18:20</text:p>
          </table:table-cell>
          <table:table-cell office:value-type="float" office:value="653787" calcext:value-type="float">
            <text:p>653787</text:p>
          </table:table-cell>
          <table:table-cell office:value-type="float" office:value="510201.9231" calcext:value-type="float">
            <text:p>510201.9231</text:p>
          </table:table-cell>
          <table:table-cell office:value-type="float" office:value="693605.3646" calcext:value-type="float">
            <text:p>693605.3646</text:p>
          </table:table-cell>
          <table:table-cell office:value-type="float" office:value="326798.4816" calcext:value-type="float">
            <text:p>326798.4816</text:p>
          </table:table-cell>
          <table:table-cell office:value-type="float" office:value="877008.806" calcext:value-type="float">
            <text:p>877008.806</text:p>
          </table:table-cell>
          <table:table-cell office:value-type="float" office:value="143395.0401" calcext:value-type="float">
            <text:p>143395.0401</text:p>
          </table:table-cell>
          <table:table-cell office:value-type="float" office:value="1060412.2475" calcext:value-type="float">
            <text:p>1060412.2475</text:p>
          </table:table-cell>
          <table:table-cell office:value-type="float" office:value="-40008.4014" calcext:value-type="float">
            <text:p>-40008.4014</text:p>
          </table:table-cell>
          <table:table-cell/>
        </table:table-row>
        <table:table-row table:style-name="ro1">
          <table:table-cell table:style-name="ce4" office:value-type="string" calcext:value-type="string">
            <text:p>18:30</text:p>
          </table:table-cell>
          <table:table-cell office:value-type="float" office:value="650538" calcext:value-type="float">
            <text:p>650538</text:p>
          </table:table-cell>
          <table:table-cell office:value-type="float" office:value="520790.5385" calcext:value-type="float">
            <text:p>520790.5385</text:p>
          </table:table-cell>
          <table:table-cell office:value-type="float" office:value="708488.389" calcext:value-type="float">
            <text:p>708488.389</text:p>
          </table:table-cell>
          <table:table-cell office:value-type="float" office:value="333092.688" calcext:value-type="float">
            <text:p>333092.688</text:p>
          </table:table-cell>
          <table:table-cell office:value-type="float" office:value="896186.2395" calcext:value-type="float">
            <text:p>896186.2395</text:p>
          </table:table-cell>
          <table:table-cell office:value-type="float" office:value="145394.8375" calcext:value-type="float">
            <text:p>145394.8375</text:p>
          </table:table-cell>
          <table:table-cell office:value-type="float" office:value="1083884.09" calcext:value-type="float">
            <text:p>1083884.09</text:p>
          </table:table-cell>
          <table:table-cell office:value-type="float" office:value="-42303.0131" calcext:value-type="float">
            <text:p>-42303.0131</text:p>
          </table:table-cell>
          <table:table-cell/>
        </table:table-row>
        <table:table-row table:style-name="ro1">
          <table:table-cell table:style-name="ce4" office:value-type="string" calcext:value-type="string">
            <text:p>18:40</text:p>
          </table:table-cell>
          <table:table-cell office:value-type="float" office:value="662722" calcext:value-type="float">
            <text:p>662722</text:p>
          </table:table-cell>
          <table:table-cell office:value-type="float" office:value="530625.6154" calcext:value-type="float">
            <text:p>530625.6154</text:p>
          </table:table-cell>
          <table:table-cell office:value-type="float" office:value="721749.2991" calcext:value-type="float">
            <text:p>721749.2991</text:p>
          </table:table-cell>
          <table:table-cell office:value-type="float" office:value="339501.9317" calcext:value-type="float">
            <text:p>339501.9317</text:p>
          </table:table-cell>
          <table:table-cell office:value-type="float" office:value="912872.9827" calcext:value-type="float">
            <text:p>912872.9827</text:p>
          </table:table-cell>
          <table:table-cell office:value-type="float" office:value="148378.248" calcext:value-type="float">
            <text:p>148378.248</text:p>
          </table:table-cell>
          <table:table-cell office:value-type="float" office:value="1103996.6664" calcext:value-type="float">
            <text:p>1103996.6664</text:p>
          </table:table-cell>
          <table:table-cell office:value-type="float" office:value="-42745.4357" calcext:value-type="float">
            <text:p>-42745.4357</text:p>
          </table:table-cell>
          <table:table-cell/>
        </table:table-row>
        <table:table-row table:style-name="ro1">
          <table:table-cell table:style-name="ce4" office:value-type="string" calcext:value-type="string">
            <text:p>18:50</text:p>
          </table:table-cell>
          <table:table-cell office:value-type="float" office:value="751391" calcext:value-type="float">
            <text:p>751391</text:p>
          </table:table-cell>
          <table:table-cell office:value-type="float" office:value="561947.0769" calcext:value-type="float">
            <text:p>561947.0769</text:p>
          </table:table-cell>
          <table:table-cell office:value-type="float" office:value="736914.8639" calcext:value-type="float">
            <text:p>736914.8639</text:p>
          </table:table-cell>
          <table:table-cell office:value-type="float" office:value="386979.29" calcext:value-type="float">
            <text:p>386979.29</text:p>
          </table:table-cell>
          <table:table-cell office:value-type="float" office:value="911882.6509" calcext:value-type="float">
            <text:p>911882.6509</text:p>
          </table:table-cell>
          <table:table-cell office:value-type="float" office:value="212011.503" calcext:value-type="float">
            <text:p>212011.503</text:p>
          </table:table-cell>
          <table:table-cell office:value-type="float" office:value="1086850.4378" calcext:value-type="float">
            <text:p>1086850.4378</text:p>
          </table:table-cell>
          <table:table-cell office:value-type="float" office:value="37043.716" calcext:value-type="float">
            <text:p>37043.716</text:p>
          </table:table-cell>
          <table:table-cell/>
        </table:table-row>
        <table:table-row table:style-name="ro1">
          <table:table-cell table:style-name="ce4" office:value-type="string" calcext:value-type="string">
            <text:p>19:00</text:p>
          </table:table-cell>
          <table:table-cell office:value-type="float" office:value="684967" calcext:value-type="float">
            <text:p>684967</text:p>
          </table:table-cell>
          <table:table-cell office:value-type="float" office:value="571943.5385" calcext:value-type="float">
            <text:p>571943.5385</text:p>
          </table:table-cell>
          <table:table-cell office:value-type="float" office:value="754155.7743" calcext:value-type="float">
            <text:p>754155.7743</text:p>
          </table:table-cell>
          <table:table-cell office:value-type="float" office:value="389731.3026" calcext:value-type="float">
            <text:p>389731.3026</text:p>
          </table:table-cell>
          <table:table-cell office:value-type="float" office:value="936368.0101" calcext:value-type="float">
            <text:p>936368.0101</text:p>
          </table:table-cell>
          <table:table-cell office:value-type="float" office:value="207519.0668" calcext:value-type="float">
            <text:p>207519.0668</text:p>
          </table:table-cell>
          <table:table-cell office:value-type="float" office:value="1118580.2459" calcext:value-type="float">
            <text:p>1118580.2459</text:p>
          </table:table-cell>
          <table:table-cell office:value-type="float" office:value="25306.831" calcext:value-type="float">
            <text:p>25306.831</text:p>
          </table:table-cell>
          <table:table-cell/>
        </table:table-row>
        <table:table-row table:style-name="ro1">
          <table:table-cell table:style-name="ce4" office:value-type="string" calcext:value-type="string">
            <text:p>19:10</text:p>
          </table:table-cell>
          <table:table-cell office:value-type="float" office:value="494758" calcext:value-type="float">
            <text:p>494758</text:p>
          </table:table-cell>
          <table:table-cell office:value-type="float" office:value="567887.0769" calcext:value-type="float">
            <text:p>567887.0769</text:p>
          </table:table-cell>
          <table:table-cell office:value-type="float" office:value="746656.1179" calcext:value-type="float">
            <text:p>746656.1179</text:p>
          </table:table-cell>
          <table:table-cell office:value-type="float" office:value="389118.036" calcext:value-type="float">
            <text:p>389118.036</text:p>
          </table:table-cell>
          <table:table-cell office:value-type="float" office:value="925425.1588" calcext:value-type="float">
            <text:p>925425.1588</text:p>
          </table:table-cell>
          <table:table-cell office:value-type="float" office:value="210348.9951" calcext:value-type="float">
            <text:p>210348.9951</text:p>
          </table:table-cell>
          <table:table-cell office:value-type="float" office:value="1104194.1997" calcext:value-type="float">
            <text:p>1104194.1997</text:p>
          </table:table-cell>
          <table:table-cell office:value-type="float" office:value="31579.9541" calcext:value-type="float">
            <text:p>31579.9541</text:p>
          </table:table-cell>
          <table:table-cell/>
        </table:table-row>
        <table:table-row table:style-name="ro1">
          <table:table-cell table:style-name="ce4" office:value-type="string" calcext:value-type="string">
            <text:p>19:20</text:p>
          </table:table-cell>
          <table:table-cell office:value-type="float" office:value="500284" calcext:value-type="float">
            <text:p>500284</text:p>
          </table:table-cell>
          <table:table-cell office:value-type="float" office:value="593065.3077" calcext:value-type="float">
            <text:p>593065.3077</text:p>
          </table:table-cell>
          <table:table-cell office:value-type="float" office:value="728542.8515" calcext:value-type="float">
            <text:p>728542.8515</text:p>
          </table:table-cell>
          <table:table-cell office:value-type="float" office:value="457587.7639" calcext:value-type="float">
            <text:p>457587.7639</text:p>
          </table:table-cell>
          <table:table-cell office:value-type="float" office:value="864020.3952" calcext:value-type="float">
            <text:p>864020.3952</text:p>
          </table:table-cell>
          <table:table-cell office:value-type="float" office:value="322110.2202" calcext:value-type="float">
            <text:p>322110.2202</text:p>
          </table:table-cell>
          <table:table-cell office:value-type="float" office:value="999497.939" calcext:value-type="float">
            <text:p>999497.939</text:p>
          </table:table-cell>
          <table:table-cell office:value-type="float" office:value="186632.6764" calcext:value-type="float">
            <text:p>186632.6764</text:p>
          </table:table-cell>
          <table:table-cell/>
        </table:table-row>
        <table:table-row table:style-name="ro1">
          <table:table-cell table:style-name="ce4" office:value-type="string" calcext:value-type="string">
            <text:p>19:30</text:p>
          </table:table-cell>
          <table:table-cell office:value-type="float" office:value="775128" calcext:value-type="float">
            <text:p>775128</text:p>
          </table:table-cell>
          <table:table-cell office:value-type="float" office:value="586473.5385" calcext:value-type="float">
            <text:p>586473.5385</text:p>
          </table:table-cell>
          <table:table-cell office:value-type="float" office:value="724387.5324" calcext:value-type="float">
            <text:p>724387.5324</text:p>
          </table:table-cell>
          <table:table-cell office:value-type="float" office:value="448559.5445" calcext:value-type="float">
            <text:p>448559.5445</text:p>
          </table:table-cell>
          <table:table-cell office:value-type="float" office:value="862301.5264" calcext:value-type="float">
            <text:p>862301.5264</text:p>
          </table:table-cell>
          <table:table-cell office:value-type="float" office:value="310645.5505" calcext:value-type="float">
            <text:p>310645.5505</text:p>
          </table:table-cell>
          <table:table-cell office:value-type="float" office:value="1000215.5204" calcext:value-type="float">
            <text:p>1000215.5204</text:p>
          </table:table-cell>
          <table:table-cell office:value-type="float" office:value="172731.5565" calcext:value-type="float">
            <text:p>172731.5565</text:p>
          </table:table-cell>
          <table:table-cell/>
        </table:table-row>
        <table:table-row table:style-name="ro1">
          <table:table-cell table:style-name="ce4" office:value-type="string" calcext:value-type="string">
            <text:p>19:40</text:p>
          </table:table-cell>
          <table:table-cell office:value-type="float" office:value="276588" calcext:value-type="float">
            <text:p>276588</text:p>
          </table:table-cell>
          <table:table-cell office:value-type="float" office:value="594695.1538" calcext:value-type="float">
            <text:p>594695.1538</text:p>
          </table:table-cell>
          <table:table-cell office:value-type="float" office:value="740830.9666" calcext:value-type="float">
            <text:p>740830.9666</text:p>
          </table:table-cell>
          <table:table-cell office:value-type="float" office:value="448559.3411" calcext:value-type="float">
            <text:p>448559.3411</text:p>
          </table:table-cell>
          <table:table-cell office:value-type="float" office:value="886966.7793" calcext:value-type="float">
            <text:p>886966.7793</text:p>
          </table:table-cell>
          <table:table-cell office:value-type="float" office:value="302423.5284" calcext:value-type="float">
            <text:p>302423.5284</text:p>
          </table:table-cell>
          <table:table-cell office:value-type="float" office:value="1033102.5921" calcext:value-type="float">
            <text:p>1033102.5921</text:p>
          </table:table-cell>
          <table:table-cell office:value-type="float" office:value="156287.7156" calcext:value-type="float">
            <text:p>156287.7156</text:p>
          </table:table-cell>
          <table:table-cell/>
        </table:table-row>
        <table:table-row table:style-name="ro1">
          <table:table-cell table:style-name="ce4" office:value-type="string" calcext:value-type="string">
            <text:p>19:50</text:p>
          </table:table-cell>
          <table:table-cell office:value-type="float" office:value="798363" calcext:value-type="float">
            <text:p>798363</text:p>
          </table:table-cell>
          <table:table-cell office:value-type="float" office:value="583991" calcext:value-type="float">
            <text:p>583991</text:p>
          </table:table-cell>
          <table:table-cell office:value-type="float" office:value="748294.2038" calcext:value-type="float">
            <text:p>748294.2038</text:p>
          </table:table-cell>
          <table:table-cell office:value-type="float" office:value="419687.7962" calcext:value-type="float">
            <text:p>419687.7962</text:p>
          </table:table-cell>
          <table:table-cell office:value-type="float" office:value="912597.4076" calcext:value-type="float">
            <text:p>912597.4076</text:p>
          </table:table-cell>
          <table:table-cell office:value-type="float" office:value="255384.5924" calcext:value-type="float">
            <text:p>255384.5924</text:p>
          </table:table-cell>
          <table:table-cell office:value-type="float" office:value="1076900.6115" calcext:value-type="float">
            <text:p>1076900.6115</text:p>
          </table:table-cell>
          <table:table-cell office:value-type="float" office:value="91081.3885" calcext:value-type="float">
            <text:p>91081.3885</text:p>
          </table:table-cell>
          <table:table-cell/>
        </table:table-row>
        <table:table-row table:style-name="ro1">
          <table:table-cell table:style-name="ce4" office:value-type="string" calcext:value-type="string">
            <text:p>20:00</text:p>
          </table:table-cell>
          <table:table-cell office:value-type="float" office:value="815767" calcext:value-type="float">
            <text:p>815767</text:p>
          </table:table-cell>
          <table:table-cell office:value-type="float" office:value="589462.8462" calcext:value-type="float">
            <text:p>589462.8462</text:p>
          </table:table-cell>
          <table:table-cell office:value-type="float" office:value="760000.1121" calcext:value-type="float">
            <text:p>760000.1121</text:p>
          </table:table-cell>
          <table:table-cell office:value-type="float" office:value="418925.5802" calcext:value-type="float">
            <text:p>418925.5802</text:p>
          </table:table-cell>
          <table:table-cell office:value-type="float" office:value="930537.378" calcext:value-type="float">
            <text:p>930537.378</text:p>
          </table:table-cell>
          <table:table-cell office:value-type="float" office:value="248388.3143" calcext:value-type="float">
            <text:p>248388.3143</text:p>
          </table:table-cell>
          <table:table-cell office:value-type="float" office:value="1101074.644" calcext:value-type="float">
            <text:p>1101074.644</text:p>
          </table:table-cell>
          <table:table-cell office:value-type="float" office:value="77851.0483" calcext:value-type="float">
            <text:p>77851.0483</text:p>
          </table:table-cell>
          <table:table-cell/>
        </table:table-row>
        <table:table-row table:style-name="ro1">
          <table:table-cell table:style-name="ce4" office:value-type="string" calcext:value-type="string">
            <text:p>20:10</text:p>
          </table:table-cell>
          <table:table-cell office:value-type="float" office:value="873728" calcext:value-type="float">
            <text:p>873728</text:p>
          </table:table-cell>
          <table:table-cell office:value-type="float" office:value="626202.7692" calcext:value-type="float">
            <text:p>626202.7692</text:p>
          </table:table-cell>
          <table:table-cell office:value-type="float" office:value="789375.0304" calcext:value-type="float">
            <text:p>789375.0304</text:p>
          </table:table-cell>
          <table:table-cell office:value-type="float" office:value="463030.5081" calcext:value-type="float">
            <text:p>463030.5081</text:p>
          </table:table-cell>
          <table:table-cell office:value-type="float" office:value="952547.2915" calcext:value-type="float">
            <text:p>952547.2915</text:p>
          </table:table-cell>
          <table:table-cell office:value-type="float" office:value="299858.2469" calcext:value-type="float">
            <text:p>299858.2469</text:p>
          </table:table-cell>
          <table:table-cell office:value-type="float" office:value="1115719.5527" calcext:value-type="float">
            <text:p>1115719.5527</text:p>
          </table:table-cell>
          <table:table-cell office:value-type="float" office:value="136685.9858" calcext:value-type="float">
            <text:p>136685.9858</text:p>
          </table:table-cell>
          <table:table-cell/>
        </table:table-row>
        <table:table-row table:style-name="ro1">
          <table:table-cell table:style-name="ce4" office:value-type="string" calcext:value-type="string">
            <text:p>20:20</text:p>
          </table:table-cell>
          <table:table-cell office:value-type="float" office:value="792746" calcext:value-type="float">
            <text:p>792746</text:p>
          </table:table-cell>
          <table:table-cell office:value-type="float" office:value="662766.8462" calcext:value-type="float">
            <text:p>662766.8462</text:p>
          </table:table-cell>
          <table:table-cell office:value-type="float" office:value="823881.3214" calcext:value-type="float">
            <text:p>823881.3214</text:p>
          </table:table-cell>
          <table:table-cell office:value-type="float" office:value="501652.3709" calcext:value-type="float">
            <text:p>501652.3709</text:p>
          </table:table-cell>
          <table:table-cell office:value-type="float" office:value="984995.7966" calcext:value-type="float">
            <text:p>984995.7966</text:p>
          </table:table-cell>
          <table:table-cell office:value-type="float" office:value="340537.8957" calcext:value-type="float">
            <text:p>340537.8957</text:p>
          </table:table-cell>
          <table:table-cell office:value-type="float" office:value="1146110.2718" calcext:value-type="float">
            <text:p>1146110.2718</text:p>
          </table:table-cell>
          <table:table-cell office:value-type="float" office:value="179423.4205" calcext:value-type="float">
            <text:p>179423.4205</text:p>
          </table:table-cell>
          <table:table-cell/>
        </table:table-row>
        <table:table-row table:style-name="ro1">
          <table:table-cell table:style-name="ce4" office:value-type="string" calcext:value-type="string">
            <text:p>20:30</text:p>
          </table:table-cell>
          <table:table-cell office:value-type="float" office:value="347205" calcext:value-type="float">
            <text:p>347205</text:p>
          </table:table-cell>
          <table:table-cell office:value-type="float" office:value="671597.4615" calcext:value-type="float">
            <text:p>671597.4615</text:p>
          </table:table-cell>
          <table:table-cell office:value-type="float" office:value="836709.7631" calcext:value-type="float">
            <text:p>836709.7631</text:p>
          </table:table-cell>
          <table:table-cell office:value-type="float" office:value="506485.16" calcext:value-type="float">
            <text:p>506485.16</text:p>
          </table:table-cell>
          <table:table-cell office:value-type="float" office:value="1001822.0646" calcext:value-type="float">
            <text:p>1001822.0646</text:p>
          </table:table-cell>
          <table:table-cell office:value-type="float" office:value="341372.8584" calcext:value-type="float">
            <text:p>341372.8584</text:p>
          </table:table-cell>
          <table:table-cell office:value-type="float" office:value="1166934.3662" calcext:value-type="float">
            <text:p>1166934.3662</text:p>
          </table:table-cell>
          <table:table-cell office:value-type="float" office:value="176260.5569" calcext:value-type="float">
            <text:p>176260.5569</text:p>
          </table:table-cell>
          <table:table-cell/>
        </table:table-row>
        <table:table-row table:style-name="ro1">
          <table:table-cell table:style-name="ce4" office:value-type="string" calcext:value-type="string">
            <text:p>20:40</text:p>
          </table:table-cell>
          <table:table-cell office:value-type="float" office:value="710856" calcext:value-type="float">
            <text:p>710856</text:p>
          </table:table-cell>
          <table:table-cell office:value-type="float" office:value="648014.2308" calcext:value-type="float">
            <text:p>648014.2308</text:p>
          </table:table-cell>
          <table:table-cell office:value-type="float" office:value="836169.2927" calcext:value-type="float">
            <text:p>836169.2927</text:p>
          </table:table-cell>
          <table:table-cell office:value-type="float" office:value="459859.1688" calcext:value-type="float">
            <text:p>459859.1688</text:p>
          </table:table-cell>
          <table:table-cell office:value-type="float" office:value="1024324.3546" calcext:value-type="float">
            <text:p>1024324.3546</text:p>
          </table:table-cell>
          <table:table-cell office:value-type="float" office:value="271704.1069" calcext:value-type="float">
            <text:p>271704.1069</text:p>
          </table:table-cell>
          <table:table-cell office:value-type="float" office:value="1212479.4166" calcext:value-type="float">
            <text:p>1212479.4166</text:p>
          </table:table-cell>
          <table:table-cell office:value-type="float" office:value="83549.045" calcext:value-type="float">
            <text:p>83549.045</text:p>
          </table:table-cell>
          <table:table-cell/>
        </table:table-row>
        <table:table-row table:style-name="ro1">
          <table:table-cell table:style-name="ce4" office:value-type="string" calcext:value-type="string">
            <text:p>20:50</text:p>
          </table:table-cell>
          <table:table-cell office:value-type="float" office:value="865209" calcext:value-type="float">
            <text:p>865209</text:p>
          </table:table-cell>
          <table:table-cell office:value-type="float" office:value="652654.0769" calcext:value-type="float">
            <text:p>652654.0769</text:p>
          </table:table-cell>
          <table:table-cell office:value-type="float" office:value="841618.5313" calcext:value-type="float">
            <text:p>841618.5313</text:p>
          </table:table-cell>
          <table:table-cell office:value-type="float" office:value="463689.6225" calcext:value-type="float">
            <text:p>463689.6225</text:p>
          </table:table-cell>
          <table:table-cell office:value-type="float" office:value="1030582.9857" calcext:value-type="float">
            <text:p>1030582.9857</text:p>
          </table:table-cell>
          <table:table-cell office:value-type="float" office:value="274725.1681" calcext:value-type="float">
            <text:p>274725.1681</text:p>
          </table:table-cell>
          <table:table-cell office:value-type="float" office:value="1219547.4401" calcext:value-type="float">
            <text:p>1219547.4401</text:p>
          </table:table-cell>
          <table:table-cell office:value-type="float" office:value="85760.7137" calcext:value-type="float">
            <text:p>85760.7137</text:p>
          </table:table-cell>
          <table:table-cell/>
        </table:table-row>
        <table:table-row table:style-name="ro1">
          <table:table-cell table:style-name="ce4" office:value-type="string" calcext:value-type="string">
            <text:p>21:00</text:p>
          </table:table-cell>
          <table:table-cell office:value-type="float" office:value="310105" calcext:value-type="float">
            <text:p>310105</text:p>
          </table:table-cell>
          <table:table-cell office:value-type="float" office:value="668230" calcext:value-type="float">
            <text:p>668230</text:p>
          </table:table-cell>
          <table:table-cell office:value-type="float" office:value="866223.0745" calcext:value-type="float">
            <text:p>866223.0745</text:p>
          </table:table-cell>
          <table:table-cell office:value-type="float" office:value="470236.9255" calcext:value-type="float">
            <text:p>470236.9255</text:p>
          </table:table-cell>
          <table:table-cell office:value-type="float" office:value="1064216.149" calcext:value-type="float">
            <text:p>1064216.149</text:p>
          </table:table-cell>
          <table:table-cell office:value-type="float" office:value="272243.851" calcext:value-type="float">
            <text:p>272243.851</text:p>
          </table:table-cell>
          <table:table-cell office:value-type="float" office:value="1262209.2235" calcext:value-type="float">
            <text:p>1262209.2235</text:p>
          </table:table-cell>
          <table:table-cell office:value-type="float" office:value="74250.7765" calcext:value-type="float">
            <text:p>74250.7765</text:p>
          </table:table-cell>
          <table:table-cell/>
        </table:table-row>
        <table:table-row table:style-name="ro1">
          <table:table-cell table:style-name="ce4" office:value-type="string" calcext:value-type="string">
            <text:p>21:10</text:p>
          </table:table-cell>
          <table:table-cell office:value-type="float" office:value="771271" calcext:value-type="float">
            <text:p>771271</text:p>
          </table:table-cell>
          <table:table-cell office:value-type="float" office:value="634284.9231" calcext:value-type="float">
            <text:p>634284.9231</text:p>
          </table:table-cell>
          <table:table-cell office:value-type="float" office:value="853520.9768" calcext:value-type="float">
            <text:p>853520.9768</text:p>
          </table:table-cell>
          <table:table-cell office:value-type="float" office:value="415048.8693" calcext:value-type="float">
            <text:p>415048.8693</text:p>
          </table:table-cell>
          <table:table-cell office:value-type="float" office:value="1072757.0306" calcext:value-type="float">
            <text:p>1072757.0306</text:p>
          </table:table-cell>
          <table:table-cell office:value-type="float" office:value="195812.8156" calcext:value-type="float">
            <text:p>195812.8156</text:p>
          </table:table-cell>
          <table:table-cell office:value-type="float" office:value="1291993.0843" calcext:value-type="float">
            <text:p>1291993.0843</text:p>
          </table:table-cell>
          <table:table-cell office:value-type="float" office:value="-23423.2381" calcext:value-type="float">
            <text:p>-23423.2381</text:p>
          </table:table-cell>
          <table:table-cell/>
        </table:table-row>
        <table:table-row table:style-name="ro1">
          <table:table-cell table:style-name="ce4" office:value-type="string" calcext:value-type="string">
            <text:p>21:20</text:p>
          </table:table-cell>
          <table:table-cell office:value-type="float" office:value="383787" calcext:value-type="float">
            <text:p>383787</text:p>
          </table:table-cell>
          <table:table-cell office:value-type="float" office:value="640923.6923" calcext:value-type="float">
            <text:p>640923.6923</text:p>
          </table:table-cell>
          <table:table-cell office:value-type="float" office:value="863109.2242" calcext:value-type="float">
            <text:p>863109.2242</text:p>
          </table:table-cell>
          <table:table-cell office:value-type="float" office:value="418738.1604" calcext:value-type="float">
            <text:p>418738.1604</text:p>
          </table:table-cell>
          <table:table-cell office:value-type="float" office:value="1085294.7561" calcext:value-type="float">
            <text:p>1085294.7561</text:p>
          </table:table-cell>
          <table:table-cell office:value-type="float" office:value="196552.6285" calcext:value-type="float">
            <text:p>196552.6285</text:p>
          </table:table-cell>
          <table:table-cell office:value-type="float" office:value="1307480.2881" calcext:value-type="float">
            <text:p>1307480.2881</text:p>
          </table:table-cell>
          <table:table-cell office:value-type="float" office:value="-25632.9034" calcext:value-type="float">
            <text:p>-25632.9034</text:p>
          </table:table-cell>
          <table:table-cell/>
        </table:table-row>
        <table:table-row table:style-name="ro1">
          <table:table-cell table:style-name="ce4" office:value-type="string" calcext:value-type="string">
            <text:p>21:30</text:p>
          </table:table-cell>
          <table:table-cell office:value-type="float" office:value="445283" calcext:value-type="float">
            <text:p>445283</text:p>
          </table:table-cell>
          <table:table-cell office:value-type="float" office:value="632387.4615" calcext:value-type="float">
            <text:p>632387.4615</text:p>
          </table:table-cell>
          <table:table-cell office:value-type="float" office:value="862641.7633" calcext:value-type="float">
            <text:p>862641.7633</text:p>
          </table:table-cell>
          <table:table-cell office:value-type="float" office:value="402133.1597" calcext:value-type="float">
            <text:p>402133.1597</text:p>
          </table:table-cell>
          <table:table-cell office:value-type="float" office:value="1092896.0651" calcext:value-type="float">
            <text:p>1092896.0651</text:p>
          </table:table-cell>
          <table:table-cell office:value-type="float" office:value="171878.8579" calcext:value-type="float">
            <text:p>171878.8579</text:p>
          </table:table-cell>
          <table:table-cell office:value-type="float" office:value="1323150.3669" calcext:value-type="float">
            <text:p>1323150.3669</text:p>
          </table:table-cell>
          <table:table-cell office:value-type="float" office:value="-58375.4439" calcext:value-type="float">
            <text:p>-58375.4439</text:p>
          </table:table-cell>
          <table:table-cell/>
        </table:table-row>
        <table:table-row table:style-name="ro1">
          <table:table-cell table:style-name="ce4" office:value-type="string" calcext:value-type="string">
            <text:p>21:40</text:p>
          </table:table-cell>
          <table:table-cell office:value-type="float" office:value="334773" calcext:value-type="float">
            <text:p>334773</text:p>
          </table:table-cell>
          <table:table-cell office:value-type="float" office:value="628156.6154" calcext:value-type="float">
            <text:p>628156.6154</text:p>
          </table:table-cell>
          <table:table-cell office:value-type="float" office:value="861524.8109" calcext:value-type="float">
            <text:p>861524.8109</text:p>
          </table:table-cell>
          <table:table-cell office:value-type="float" office:value="394788.4199" calcext:value-type="float">
            <text:p>394788.4199</text:p>
          </table:table-cell>
          <table:table-cell office:value-type="float" office:value="1094893.0064" calcext:value-type="float">
            <text:p>1094893.0064</text:p>
          </table:table-cell>
          <table:table-cell office:value-type="float" office:value="161420.2243" calcext:value-type="float">
            <text:p>161420.2243</text:p>
          </table:table-cell>
          <table:table-cell office:value-type="float" office:value="1328261.202" calcext:value-type="float">
            <text:p>1328261.202</text:p>
          </table:table-cell>
          <table:table-cell office:value-type="float" office:value="-71947.9712" calcext:value-type="float">
            <text:p>-71947.9712</text:p>
          </table:table-cell>
          <table:table-cell/>
        </table:table-row>
        <table:table-row table:style-name="ro1">
          <table:table-cell table:style-name="ce4" office:value-type="string" calcext:value-type="string">
            <text:p>21:50</text:p>
          </table:table-cell>
          <table:table-cell office:value-type="float" office:value="687464" calcext:value-type="float">
            <text:p>687464</text:p>
          </table:table-cell>
          <table:table-cell office:value-type="float" office:value="594283.1538" calcext:value-type="float">
            <text:p>594283.1538</text:p>
          </table:table-cell>
          <table:table-cell office:value-type="float" office:value="836337.8284" calcext:value-type="float">
            <text:p>836337.8284</text:p>
          </table:table-cell>
          <table:table-cell office:value-type="float" office:value="352228.4793" calcext:value-type="float">
            <text:p>352228.4793</text:p>
          </table:table-cell>
          <table:table-cell office:value-type="float" office:value="1078392.503" calcext:value-type="float">
            <text:p>1078392.503</text:p>
          </table:table-cell>
          <table:table-cell office:value-type="float" office:value="110173.8047" calcext:value-type="float">
            <text:p>110173.8047</text:p>
          </table:table-cell>
          <table:table-cell office:value-type="float" office:value="1320447.1776" calcext:value-type="float">
            <text:p>1320447.1776</text:p>
          </table:table-cell>
          <table:table-cell office:value-type="float" office:value="-131880.8699" calcext:value-type="float">
            <text:p>-131880.8699</text:p>
          </table:table-cell>
          <table:table-cell/>
        </table:table-row>
        <table:table-row table:style-name="ro1">
          <table:table-cell table:style-name="ce4" office:value-type="string" calcext:value-type="string">
            <text:p>22:00</text:p>
          </table:table-cell>
          <table:table-cell office:value-type="float" office:value="460378" calcext:value-type="float">
            <text:p>460378</text:p>
          </table:table-cell>
          <table:table-cell office:value-type="float" office:value="625889" calcext:value-type="float">
            <text:p>625889</text:p>
          </table:table-cell>
          <table:table-cell office:value-type="float" office:value="849095.1755" calcext:value-type="float">
            <text:p>849095.1755</text:p>
          </table:table-cell>
          <table:table-cell office:value-type="float" office:value="402682.8245" calcext:value-type="float">
            <text:p>402682.8245</text:p>
          </table:table-cell>
          <table:table-cell office:value-type="float" office:value="1072301.3511" calcext:value-type="float">
            <text:p>1072301.3511</text:p>
          </table:table-cell>
          <table:table-cell office:value-type="float" office:value="179476.6489" calcext:value-type="float">
            <text:p>179476.6489</text:p>
          </table:table-cell>
          <table:table-cell office:value-type="float" office:value="1295507.5266" calcext:value-type="float">
            <text:p>1295507.5266</text:p>
          </table:table-cell>
          <table:table-cell office:value-type="float" office:value="-43729.5266" calcext:value-type="float">
            <text:p>-43729.5266</text:p>
          </table:table-cell>
          <table:table-cell/>
        </table:table-row>
        <table:table-row table:style-name="ro1">
          <table:table-cell table:style-name="ce4" office:value-type="string" calcext:value-type="string">
            <text:p>22:10</text:p>
          </table:table-cell>
          <table:table-cell office:value-type="float" office:value="455516" calcext:value-type="float">
            <text:p>455516</text:p>
          </table:table-cell>
          <table:table-cell office:value-type="float" office:value="599890.1538" calcext:value-type="float">
            <text:p>599890.1538</text:p>
          </table:table-cell>
          <table:table-cell office:value-type="float" office:value="821006.8938" calcext:value-type="float">
            <text:p>821006.8938</text:p>
          </table:table-cell>
          <table:table-cell office:value-type="float" office:value="378773.4139" calcext:value-type="float">
            <text:p>378773.4139</text:p>
          </table:table-cell>
          <table:table-cell office:value-type="float" office:value="1042123.6337" calcext:value-type="float">
            <text:p>1042123.6337</text:p>
          </table:table-cell>
          <table:table-cell office:value-type="float" office:value="157656.674" calcext:value-type="float">
            <text:p>157656.674</text:p>
          </table:table-cell>
          <table:table-cell office:value-type="float" office:value="1263240.3736" calcext:value-type="float">
            <text:p>1263240.3736</text:p>
          </table:table-cell>
          <table:table-cell office:value-type="float" office:value="-63460.0659" calcext:value-type="float">
            <text:p>-63460.0659</text:p>
          </table:table-cell>
          <table:table-cell/>
        </table:table-row>
        <table:table-row table:style-name="ro1">
          <table:table-cell table:style-name="ce4" office:value-type="string" calcext:value-type="string">
            <text:p>22:20</text:p>
          </table:table-cell>
          <table:table-cell office:value-type="float" office:value="559815" calcext:value-type="float">
            <text:p>559815</text:p>
          </table:table-cell>
          <table:table-cell office:value-type="float" office:value="572178.5385" calcext:value-type="float">
            <text:p>572178.5385</text:p>
          </table:table-cell>
          <table:table-cell office:value-type="float" office:value="786454.3145" calcext:value-type="float">
            <text:p>786454.3145</text:p>
          </table:table-cell>
          <table:table-cell office:value-type="float" office:value="357902.7624" calcext:value-type="float">
            <text:p>357902.7624</text:p>
          </table:table-cell>
          <table:table-cell office:value-type="float" office:value="1000730.0906" calcext:value-type="float">
            <text:p>1000730.0906</text:p>
          </table:table-cell>
          <table:table-cell office:value-type="float" office:value="143626.9864" calcext:value-type="float">
            <text:p>143626.9864</text:p>
          </table:table-cell>
          <table:table-cell office:value-type="float" office:value="1215005.8666" calcext:value-type="float">
            <text:p>1215005.8666</text:p>
          </table:table-cell>
          <table:table-cell office:value-type="float" office:value="-70648.7897" calcext:value-type="float">
            <text:p>-70648.7897</text:p>
          </table:table-cell>
          <table:table-cell/>
        </table:table-row>
        <table:table-row table:style-name="ro1">
          <table:table-cell table:style-name="ce4" office:value-type="string" calcext:value-type="string">
            <text:p>22:30</text:p>
          </table:table-cell>
          <table:table-cell office:value-type="float" office:value="576323" calcext:value-type="float">
            <text:p>576323</text:p>
          </table:table-cell>
          <table:table-cell office:value-type="float" office:value="548031.3846" calcext:value-type="float">
            <text:p>548031.3846</text:p>
          </table:table-cell>
          <table:table-cell office:value-type="float" office:value="742241.3166" calcext:value-type="float">
            <text:p>742241.3166</text:p>
          </table:table-cell>
          <table:table-cell office:value-type="float" office:value="353821.4526" calcext:value-type="float">
            <text:p>353821.4526</text:p>
          </table:table-cell>
          <table:table-cell office:value-type="float" office:value="936451.2486" calcext:value-type="float">
            <text:p>936451.2486</text:p>
          </table:table-cell>
          <table:table-cell office:value-type="float" office:value="159611.5206" calcext:value-type="float">
            <text:p>159611.5206</text:p>
          </table:table-cell>
          <table:table-cell office:value-type="float" office:value="1130661.1806" calcext:value-type="float">
            <text:p>1130661.1806</text:p>
          </table:table-cell>
          <table:table-cell office:value-type="float" office:value="-34598.4114" calcext:value-type="float">
            <text:p>-34598.4114</text:p>
          </table:table-cell>
          <table:table-cell/>
        </table:table-row>
        <table:table-row table:style-name="ro1">
          <table:table-cell table:style-name="ce4" office:value-type="string" calcext:value-type="string">
            <text:p>22:40</text:p>
          </table:table-cell>
          <table:table-cell office:value-type="float" office:value="471521" calcext:value-type="float">
            <text:p>471521</text:p>
          </table:table-cell>
          <table:table-cell office:value-type="float" office:value="531383.4615" calcext:value-type="float">
            <text:p>531383.4615</text:p>
          </table:table-cell>
          <table:table-cell office:value-type="float" office:value="711643.0316" calcext:value-type="float">
            <text:p>711643.0316</text:p>
          </table:table-cell>
          <table:table-cell office:value-type="float" office:value="351123.8914" calcext:value-type="float">
            <text:p>351123.8914</text:p>
          </table:table-cell>
          <table:table-cell office:value-type="float" office:value="891902.6017" calcext:value-type="float">
            <text:p>891902.6017</text:p>
          </table:table-cell>
          <table:table-cell office:value-type="float" office:value="170864.3213" calcext:value-type="float">
            <text:p>170864.3213</text:p>
          </table:table-cell>
          <table:table-cell office:value-type="float" office:value="1072162.1718" calcext:value-type="float">
            <text:p>1072162.1718</text:p>
          </table:table-cell>
          <table:table-cell office:value-type="float" office:value="-9395.2487" calcext:value-type="float">
            <text:p>-9395.2487</text:p>
          </table:table-cell>
          <table:table-cell/>
        </table:table-row>
        <table:table-row table:style-name="ro1">
          <table:table-cell table:style-name="ce4" office:value-type="string" calcext:value-type="string">
            <text:p>22:50</text:p>
          </table:table-cell>
          <table:table-cell office:value-type="float" office:value="744550" calcext:value-type="float">
            <text:p>744550</text:p>
          </table:table-cell>
          <table:table-cell office:value-type="float" office:value="540946.2308" calcext:value-type="float">
            <text:p>540946.2308</text:p>
          </table:table-cell>
          <table:table-cell office:value-type="float" office:value="713764.8145" calcext:value-type="float">
            <text:p>713764.8145</text:p>
          </table:table-cell>
          <table:table-cell office:value-type="float" office:value="368127.647" calcext:value-type="float">
            <text:p>368127.647</text:p>
          </table:table-cell>
          <table:table-cell office:value-type="float" office:value="886583.3983" calcext:value-type="float">
            <text:p>886583.3983</text:p>
          </table:table-cell>
          <table:table-cell office:value-type="float" office:value="195309.0632" calcext:value-type="float">
            <text:p>195309.0632</text:p>
          </table:table-cell>
          <table:table-cell office:value-type="float" office:value="1059401.9821" calcext:value-type="float">
            <text:p>1059401.9821</text:p>
          </table:table-cell>
          <table:table-cell office:value-type="float" office:value="22490.4795" calcext:value-type="float">
            <text:p>22490.4795</text:p>
          </table:table-cell>
          <table:table-cell/>
        </table:table-row>
        <table:table-row table:style-name="ro1">
          <table:table-cell table:style-name="ce4" office:value-type="string" calcext:value-type="string">
            <text:p>23:00</text:p>
          </table:table-cell>
          <table:table-cell office:value-type="float" office:value="389534" calcext:value-type="float">
            <text:p>389534</text:p>
          </table:table-cell>
          <table:table-cell office:value-type="float" office:value="543538.0769" calcext:value-type="float">
            <text:p>543538.0769</text:p>
          </table:table-cell>
          <table:table-cell office:value-type="float" office:value="719344.0756" calcext:value-type="float">
            <text:p>719344.0756</text:p>
          </table:table-cell>
          <table:table-cell office:value-type="float" office:value="367732.0782" calcext:value-type="float">
            <text:p>367732.0782</text:p>
          </table:table-cell>
          <table:table-cell office:value-type="float" office:value="895150.0744" calcext:value-type="float">
            <text:p>895150.0744</text:p>
          </table:table-cell>
          <table:table-cell office:value-type="float" office:value="191926.0795" calcext:value-type="float">
            <text:p>191926.0795</text:p>
          </table:table-cell>
          <table:table-cell office:value-type="float" office:value="1070956.0731" calcext:value-type="float">
            <text:p>1070956.0731</text:p>
          </table:table-cell>
          <table:table-cell office:value-type="float" office:value="16120.0808" calcext:value-type="float">
            <text:p>16120.0808</text:p>
          </table:table-cell>
          <table:table-cell/>
        </table:table-row>
        <table:table-row table:style-name="ro1">
          <table:table-cell table:style-name="ce4" office:value-type="string" calcext:value-type="string">
            <text:p>23:10</text:p>
          </table:table-cell>
          <table:table-cell office:value-type="float" office:value="619858" calcext:value-type="float">
            <text:p>619858</text:p>
          </table:table-cell>
          <table:table-cell office:value-type="float" office:value="506947.6923" calcext:value-type="float">
            <text:p>506947.6923</text:p>
          </table:table-cell>
          <table:table-cell office:value-type="float" office:value="657981.0584" calcext:value-type="float">
            <text:p>657981.0584</text:p>
          </table:table-cell>
          <table:table-cell office:value-type="float" office:value="355914.3262" calcext:value-type="float">
            <text:p>355914.3262</text:p>
          </table:table-cell>
          <table:table-cell office:value-type="float" office:value="809014.4244" calcext:value-type="float">
            <text:p>809014.4244</text:p>
          </table:table-cell>
          <table:table-cell office:value-type="float" office:value="204880.9602" calcext:value-type="float">
            <text:p>204880.9602</text:p>
          </table:table-cell>
          <table:table-cell office:value-type="float" office:value="960047.7905" calcext:value-type="float">
            <text:p>960047.7905</text:p>
          </table:table-cell>
          <table:table-cell office:value-type="float" office:value="53847.5941" calcext:value-type="float">
            <text:p>53847.5941</text:p>
          </table:table-cell>
          <table:table-cell/>
        </table:table-row>
        <table:table-row table:style-name="ro1">
          <table:table-cell table:style-name="ce4" office:value-type="string" calcext:value-type="string">
            <text:p>23:20</text:p>
          </table:table-cell>
          <table:table-cell office:value-type="float" office:value="541043" calcext:value-type="float">
            <text:p>541043</text:p>
          </table:table-cell>
          <table:table-cell office:value-type="float" office:value="530774.8462" calcext:value-type="float">
            <text:p>530774.8462</text:p>
          </table:table-cell>
          <table:table-cell office:value-type="float" office:value="672300.4892" calcext:value-type="float">
            <text:p>672300.4892</text:p>
          </table:table-cell>
          <table:table-cell office:value-type="float" office:value="389249.2031" calcext:value-type="float">
            <text:p>389249.2031</text:p>
          </table:table-cell>
          <table:table-cell office:value-type="float" office:value="813826.1322" calcext:value-type="float">
            <text:p>813826.1322</text:p>
          </table:table-cell>
          <table:table-cell office:value-type="float" office:value="247723.5601" calcext:value-type="float">
            <text:p>247723.5601</text:p>
          </table:table-cell>
          <table:table-cell office:value-type="float" office:value="955351.7753" calcext:value-type="float">
            <text:p>955351.7753</text:p>
          </table:table-cell>
          <table:table-cell office:value-type="float" office:value="106197.917" calcext:value-type="float">
            <text:p>106197.917</text:p>
          </table:table-cell>
          <table:table-cell/>
        </table:table-row>
        <table:table-row table:style-name="ro1">
          <table:table-cell table:style-name="ce4" office:value-type="string" calcext:value-type="string">
            <text:p>23:30</text:p>
          </table:table-cell>
          <table:table-cell office:value-type="float" office:value="399503" calcext:value-type="float">
            <text:p>399503</text:p>
          </table:table-cell>
          <table:table-cell office:value-type="float" office:value="513065" calcext:value-type="float">
            <text:p>513065</text:p>
          </table:table-cell>
          <table:table-cell office:value-type="float" office:value="635043.0801" calcext:value-type="float">
            <text:p>635043.0801</text:p>
          </table:table-cell>
          <table:table-cell office:value-type="float" office:value="391086.9199" calcext:value-type="float">
            <text:p>391086.9199</text:p>
          </table:table-cell>
          <table:table-cell office:value-type="float" office:value="757021.1601" calcext:value-type="float">
            <text:p>757021.1601</text:p>
          </table:table-cell>
          <table:table-cell office:value-type="float" office:value="269108.8399" calcext:value-type="float">
            <text:p>269108.8399</text:p>
          </table:table-cell>
          <table:table-cell office:value-type="float" office:value="878999.2402" calcext:value-type="float">
            <text:p>878999.2402</text:p>
          </table:table-cell>
          <table:table-cell office:value-type="float" office:value="147130.7598" calcext:value-type="float">
            <text:p>147130.7598</text:p>
          </table:table-cell>
          <table:table-cell/>
        </table:table-row>
        <table:table-row table:style-name="ro1">
          <table:table-cell table:style-name="ce4" office:value-type="string" calcext:value-type="string">
            <text:p>23:40</text:p>
          </table:table-cell>
          <table:table-cell office:value-type="float" office:value="293594" calcext:value-type="float">
            <text:p>293594</text:p>
          </table:table-cell>
          <table:table-cell office:value-type="float" office:value="514273.9231" calcext:value-type="float">
            <text:p>514273.9231</text:p>
          </table:table-cell>
          <table:table-cell office:value-type="float" office:value="634934.7256" calcext:value-type="float">
            <text:p>634934.7256</text:p>
          </table:table-cell>
          <table:table-cell office:value-type="float" office:value="393613.1205" calcext:value-type="float">
            <text:p>393613.1205</text:p>
          </table:table-cell>
          <table:table-cell office:value-type="float" office:value="755595.5282" calcext:value-type="float">
            <text:p>755595.5282</text:p>
          </table:table-cell>
          <table:table-cell office:value-type="float" office:value="272952.318" calcext:value-type="float">
            <text:p>272952.318</text:p>
          </table:table-cell>
          <table:table-cell office:value-type="float" office:value="876256.3308" calcext:value-type="float">
            <text:p>876256.3308</text:p>
          </table:table-cell>
          <table:table-cell office:value-type="float" office:value="152291.5154" calcext:value-type="float">
            <text:p>152291.5154</text:p>
          </table:table-cell>
          <table:table-cell/>
        </table:table-row>
        <table:table-row table:style-name="ro1">
          <table:table-cell table:style-name="ce4" office:value-type="string" calcext:value-type="string">
            <text:p>23:50</text:p>
          </table:table-cell>
          <table:table-cell office:value-type="float" office:value="610166" calcext:value-type="float">
            <text:p>610166</text:p>
          </table:table-cell>
          <table:table-cell office:value-type="float" office:value="502605.5385" calcext:value-type="float">
            <text:p>502605.5385</text:p>
          </table:table-cell>
          <table:table-cell office:value-type="float" office:value="637042.0993" calcext:value-type="float">
            <text:p>637042.0993</text:p>
          </table:table-cell>
          <table:table-cell office:value-type="float" office:value="368168.9776" calcext:value-type="float">
            <text:p>368168.9776</text:p>
          </table:table-cell>
          <table:table-cell office:value-type="float" office:value="771478.6601" calcext:value-type="float">
            <text:p>771478.6601</text:p>
          </table:table-cell>
          <table:table-cell office:value-type="float" office:value="233732.4168" calcext:value-type="float">
            <text:p>233732.4168</text:p>
          </table:table-cell>
          <table:table-cell office:value-type="float" office:value="905915.221" calcext:value-type="float">
            <text:p>905915.221</text:p>
          </table:table-cell>
          <table:table-cell office:value-type="float" office:value="99295.856" calcext:value-type="float">
            <text:p>99295.856</text:p>
          </table:table-cell>
          <table:table-cell/>
        </table:table-row>
        <table:table-row table:style-name="ro1">
          <table:table-cell table:style-name="ce4" office:value-type="string" calcext:value-type="string">
            <text:p>00:00</text:p>
          </table:table-cell>
          <table:table-cell office:value-type="float" office:value="745248" calcext:value-type="float">
            <text:p>745248</text:p>
          </table:table-cell>
          <table:table-cell office:value-type="float" office:value="523789.6154" calcext:value-type="float">
            <text:p>523789.6154</text:p>
          </table:table-cell>
          <table:table-cell office:value-type="float" office:value="651083.8324" calcext:value-type="float">
            <text:p>651083.8324</text:p>
          </table:table-cell>
          <table:table-cell office:value-type="float" office:value="396495.3984" calcext:value-type="float">
            <text:p>396495.3984</text:p>
          </table:table-cell>
          <table:table-cell office:value-type="float" office:value="778378.0493" calcext:value-type="float">
            <text:p>778378.0493</text:p>
          </table:table-cell>
          <table:table-cell office:value-type="float" office:value="269201.1814" calcext:value-type="float">
            <text:p>269201.1814</text:p>
          </table:table-cell>
          <table:table-cell office:value-type="float" office:value="905672.2663" calcext:value-type="float">
            <text:p>905672.2663</text:p>
          </table:table-cell>
          <table:table-cell office:value-type="float" office:value="141906.9645" calcext:value-type="float">
            <text:p>141906.9645</text:p>
          </table:table-cell>
          <table:table-cell/>
        </table:table-row>
        <table:table-row table:style-name="ro1">
          <table:table-cell table:style-name="ce4" office:value-type="string" calcext:value-type="string">
            <text:p>00:10</text:p>
          </table:table-cell>
          <table:table-cell office:value-type="float" office:value="492384" calcext:value-type="float">
            <text:p>492384</text:p>
          </table:table-cell>
          <table:table-cell office:value-type="float" office:value="528234.5385" calcext:value-type="float">
            <text:p>528234.5385</text:p>
          </table:table-cell>
          <table:table-cell office:value-type="float" office:value="662536.2754" calcext:value-type="float">
            <text:p>662536.2754</text:p>
          </table:table-cell>
          <table:table-cell office:value-type="float" office:value="393932.8015" calcext:value-type="float">
            <text:p>393932.8015</text:p>
          </table:table-cell>
          <table:table-cell office:value-type="float" office:value="796838.0124" calcext:value-type="float">
            <text:p>796838.0124</text:p>
          </table:table-cell>
          <table:table-cell office:value-type="float" office:value="259631.0645" calcext:value-type="float">
            <text:p>259631.0645</text:p>
          </table:table-cell>
          <table:table-cell office:value-type="float" office:value="931139.7493" calcext:value-type="float">
            <text:p>931139.7493</text:p>
          </table:table-cell>
          <table:table-cell office:value-type="float" office:value="125329.3276" calcext:value-type="float">
            <text:p>125329.3276</text:p>
          </table:table-cell>
          <table:table-cell/>
        </table:table-row>
        <table:table-row table:style-name="ro1">
          <table:table-cell table:style-name="ce4" office:value-type="string" calcext:value-type="string">
            <text:p>00:20</text:p>
          </table:table-cell>
          <table:table-cell office:value-type="float" office:value="590167" calcext:value-type="float">
            <text:p>590167</text:p>
          </table:table-cell>
          <table:table-cell office:value-type="float" office:value="530696.5385" calcext:value-type="float">
            <text:p>530696.5385</text:p>
          </table:table-cell>
          <table:table-cell office:value-type="float" office:value="663939.872" calcext:value-type="float">
            <text:p>663939.872</text:p>
          </table:table-cell>
          <table:table-cell office:value-type="float" office:value="397453.2049" calcext:value-type="float">
            <text:p>397453.2049</text:p>
          </table:table-cell>
          <table:table-cell office:value-type="float" office:value="797183.2055" calcext:value-type="float">
            <text:p>797183.2055</text:p>
          </table:table-cell>
          <table:table-cell office:value-type="float" office:value="264209.8714" calcext:value-type="float">
            <text:p>264209.8714</text:p>
          </table:table-cell>
          <table:table-cell office:value-type="float" office:value="930426.539" calcext:value-type="float">
            <text:p>930426.539</text:p>
          </table:table-cell>
          <table:table-cell office:value-type="float" office:value="130966.5379" calcext:value-type="float">
            <text:p>130966.5379</text:p>
          </table:table-cell>
          <table:table-cell/>
        </table:table-row>
        <table:table-row table:style-name="ro1">
          <table:table-cell table:style-name="ce4" office:value-type="string" calcext:value-type="string">
            <text:p>00:30</text:p>
          </table:table-cell>
          <table:table-cell office:value-type="float" office:value="404149" calcext:value-type="float">
            <text:p>404149</text:p>
          </table:table-cell>
          <table:table-cell office:value-type="float" office:value="541054.3077" calcext:value-type="float">
            <text:p>541054.3077</text:p>
          </table:table-cell>
          <table:table-cell office:value-type="float" office:value="673195.4474" calcext:value-type="float">
            <text:p>673195.4474</text:p>
          </table:table-cell>
          <table:table-cell office:value-type="float" office:value="408913.168" calcext:value-type="float">
            <text:p>408913.168</text:p>
          </table:table-cell>
          <table:table-cell office:value-type="float" office:value="805336.5871" calcext:value-type="float">
            <text:p>805336.5871</text:p>
          </table:table-cell>
          <table:table-cell office:value-type="float" office:value="276772.0283" calcext:value-type="float">
            <text:p>276772.0283</text:p>
          </table:table-cell>
          <table:table-cell office:value-type="float" office:value="937477.7268" calcext:value-type="float">
            <text:p>937477.7268</text:p>
          </table:table-cell>
          <table:table-cell office:value-type="float" office:value="144630.8886" calcext:value-type="float">
            <text:p>144630.8886</text:p>
          </table:table-cell>
          <table:table-cell/>
        </table:table-row>
        <table:table-row table:style-name="ro1">
          <table:table-cell table:style-name="ce4" office:value-type="string" calcext:value-type="string">
            <text:p>00:40</text:p>
          </table:table-cell>
          <table:table-cell office:value-type="float" office:value="175416" calcext:value-type="float">
            <text:p>175416</text:p>
          </table:table-cell>
          <table:table-cell office:value-type="float" office:value="529080" calcext:value-type="float">
            <text:p>529080</text:p>
          </table:table-cell>
          <table:table-cell office:value-type="float" office:value="666333.56" calcext:value-type="float">
            <text:p>666333.56</text:p>
          </table:table-cell>
          <table:table-cell office:value-type="float" office:value="391826.44" calcext:value-type="float">
            <text:p>391826.44</text:p>
          </table:table-cell>
          <table:table-cell office:value-type="float" office:value="803587.1199" calcext:value-type="float">
            <text:p>803587.1199</text:p>
          </table:table-cell>
          <table:table-cell office:value-type="float" office:value="254572.8801" calcext:value-type="float">
            <text:p>254572.8801</text:p>
          </table:table-cell>
          <table:table-cell office:value-type="float" office:value="940840.6799" calcext:value-type="float">
            <text:p>940840.6799</text:p>
          </table:table-cell>
          <table:table-cell office:value-type="float" office:value="117319.3201" calcext:value-type="float">
            <text:p>117319.3201</text:p>
          </table:table-cell>
          <table:table-cell/>
        </table:table-row>
        <table:table-row table:style-name="ro1">
          <table:table-cell table:style-name="ce4" office:value-type="string" calcext:value-type="string">
            <text:p>00:50</text:p>
          </table:table-cell>
          <table:table-cell office:value-type="float" office:value="281996" calcext:value-type="float">
            <text:p>281996</text:p>
          </table:table-cell>
          <table:table-cell office:value-type="float" office:value="498241" calcext:value-type="float">
            <text:p>498241</text:p>
          </table:table-cell>
          <table:table-cell office:value-type="float" office:value="665708.7157" calcext:value-type="float">
            <text:p>665708.7157</text:p>
          </table:table-cell>
          <table:table-cell office:value-type="float" office:value="330773.2843" calcext:value-type="float">
            <text:p>330773.2843</text:p>
          </table:table-cell>
          <table:table-cell office:value-type="float" office:value="833176.4314" calcext:value-type="float">
            <text:p>833176.4314</text:p>
          </table:table-cell>
          <table:table-cell office:value-type="float" office:value="163305.5686" calcext:value-type="float">
            <text:p>163305.5686</text:p>
          </table:table-cell>
          <table:table-cell office:value-type="float" office:value="1000644.1471" calcext:value-type="float">
            <text:p>1000644.1471</text:p>
          </table:table-cell>
          <table:table-cell office:value-type="float" office:value="-4162.1471" calcext:value-type="float">
            <text:p>-4162.1471</text:p>
          </table:table-cell>
          <table:table-cell/>
        </table:table-row>
        <table:table-row table:style-name="ro1">
          <table:table-cell table:style-name="ce4" office:value-type="string" calcext:value-type="string">
            <text:p>01:00</text:p>
          </table:table-cell>
          <table:table-cell office:value-type="float" office:value="499982" calcext:value-type="float">
            <text:p>499982</text:p>
          </table:table-cell>
          <table:table-cell office:value-type="float" office:value="483662.1538" calcext:value-type="float">
            <text:p>483662.1538</text:p>
          </table:table-cell>
          <table:table-cell office:value-type="float" office:value="661573.6757" calcext:value-type="float">
            <text:p>661573.6757</text:p>
          </table:table-cell>
          <table:table-cell office:value-type="float" office:value="305750.632" calcext:value-type="float">
            <text:p>305750.632</text:p>
          </table:table-cell>
          <table:table-cell office:value-type="float" office:value="839485.1976" calcext:value-type="float">
            <text:p>839485.1976</text:p>
          </table:table-cell>
          <table:table-cell office:value-type="float" office:value="127839.1101" calcext:value-type="float">
            <text:p>127839.1101</text:p>
          </table:table-cell>
          <table:table-cell office:value-type="float" office:value="1017396.7195" calcext:value-type="float">
            <text:p>1017396.7195</text:p>
          </table:table-cell>
          <table:table-cell office:value-type="float" office:value="-50072.4118" calcext:value-type="float">
            <text:p>-50072.4118</text:p>
          </table:table-cell>
          <table:table-cell/>
        </table:table-row>
        <table:table-row table:style-name="ro1">
          <table:table-cell table:style-name="ce4" office:value-type="string" calcext:value-type="string">
            <text:p>01:10</text:p>
          </table:table-cell>
          <table:table-cell office:value-type="float" office:value="453697" calcext:value-type="float">
            <text:p>453697</text:p>
          </table:table-cell>
          <table:table-cell office:value-type="float" office:value="464849.2308" calcext:value-type="float">
            <text:p>464849.2308</text:p>
          </table:table-cell>
          <table:table-cell office:value-type="float" office:value="624909.8822" calcext:value-type="float">
            <text:p>624909.8822</text:p>
          </table:table-cell>
          <table:table-cell office:value-type="float" office:value="304788.5794" calcext:value-type="float">
            <text:p>304788.5794</text:p>
          </table:table-cell>
          <table:table-cell office:value-type="float" office:value="784970.5336" calcext:value-type="float">
            <text:p>784970.5336</text:p>
          </table:table-cell>
          <table:table-cell office:value-type="float" office:value="144727.928" calcext:value-type="float">
            <text:p>144727.928</text:p>
          </table:table-cell>
          <table:table-cell office:value-type="float" office:value="945031.185" calcext:value-type="float">
            <text:p>945031.185</text:p>
          </table:table-cell>
          <table:table-cell office:value-type="float" office:value="-15332.7234" calcext:value-type="float">
            <text:p>-15332.7234</text:p>
          </table:table-cell>
          <table:table-cell/>
        </table:table-row>
        <table:table-row table:style-name="ro1">
          <table:table-cell table:style-name="ce4" office:value-type="string" calcext:value-type="string">
            <text:p>01:20</text:p>
          </table:table-cell>
          <table:table-cell office:value-type="float" office:value="541642" calcext:value-type="float">
            <text:p>541642</text:p>
          </table:table-cell>
          <table:table-cell office:value-type="float" office:value="469784.8462" calcext:value-type="float">
            <text:p>469784.8462</text:p>
          </table:table-cell>
          <table:table-cell office:value-type="float" office:value="628311.4606" calcext:value-type="float">
            <text:p>628311.4606</text:p>
          </table:table-cell>
          <table:table-cell office:value-type="float" office:value="311258.2317" calcext:value-type="float">
            <text:p>311258.2317</text:p>
          </table:table-cell>
          <table:table-cell office:value-type="float" office:value="786838.0751" calcext:value-type="float">
            <text:p>786838.0751</text:p>
          </table:table-cell>
          <table:table-cell office:value-type="float" office:value="152731.6172" calcext:value-type="float">
            <text:p>152731.6172</text:p>
          </table:table-cell>
          <table:table-cell office:value-type="float" office:value="945364.6895" calcext:value-type="float">
            <text:p>945364.6895</text:p>
          </table:table-cell>
          <table:table-cell office:value-type="float" office:value="-5794.9972" calcext:value-type="float">
            <text:p>-5794.9972</text:p>
          </table:table-cell>
          <table:table-cell/>
        </table:table-row>
        <table:table-row table:style-name="ro1">
          <table:table-cell table:style-name="ce4" office:value-type="string" calcext:value-type="string">
            <text:p>01:30</text:p>
          </table:table-cell>
          <table:table-cell office:value-type="float" office:value="548138" calcext:value-type="float">
            <text:p>548138</text:p>
          </table:table-cell>
          <table:table-cell office:value-type="float" office:value="463768.2308" calcext:value-type="float">
            <text:p>463768.2308</text:p>
          </table:table-cell>
          <table:table-cell office:value-type="float" office:value="617537.3091" calcext:value-type="float">
            <text:p>617537.3091</text:p>
          </table:table-cell>
          <table:table-cell office:value-type="float" office:value="309999.1525" calcext:value-type="float">
            <text:p>309999.1525</text:p>
          </table:table-cell>
          <table:table-cell office:value-type="float" office:value="771306.3874" calcext:value-type="float">
            <text:p>771306.3874</text:p>
          </table:table-cell>
          <table:table-cell office:value-type="float" office:value="156230.0741" calcext:value-type="float">
            <text:p>156230.0741</text:p>
          </table:table-cell>
          <table:table-cell office:value-type="float" office:value="925075.4657" calcext:value-type="float">
            <text:p>925075.4657</text:p>
          </table:table-cell>
          <table:table-cell office:value-type="float" office:value="2460.9958" calcext:value-type="float">
            <text:p>2460.9958</text:p>
          </table:table-cell>
          <table:table-cell/>
        </table:table-row>
        <table:table-row table:style-name="ro1">
          <table:table-cell table:style-name="ce4" office:value-type="string" calcext:value-type="string">
            <text:p>01:40</text:p>
          </table:table-cell>
          <table:table-cell office:value-type="float" office:value="184460" calcext:value-type="float">
            <text:p>184460</text:p>
          </table:table-cell>
          <table:table-cell office:value-type="float" office:value="464314" calcext:value-type="float">
            <text:p>464314</text:p>
          </table:table-cell>
          <table:table-cell office:value-type="float" office:value="618392.4835" calcext:value-type="float">
            <text:p>618392.4835</text:p>
          </table:table-cell>
          <table:table-cell office:value-type="float" office:value="310235.5165" calcext:value-type="float">
            <text:p>310235.5165</text:p>
          </table:table-cell>
          <table:table-cell office:value-type="float" office:value="772470.9671" calcext:value-type="float">
            <text:p>772470.9671</text:p>
          </table:table-cell>
          <table:table-cell office:value-type="float" office:value="156157.0329" calcext:value-type="float">
            <text:p>156157.0329</text:p>
          </table:table-cell>
          <table:table-cell office:value-type="float" office:value="926549.4506" calcext:value-type="float">
            <text:p>926549.4506</text:p>
          </table:table-cell>
          <table:table-cell office:value-type="float" office:value="2078.5494" calcext:value-type="float">
            <text:p>2078.5494</text:p>
          </table:table-cell>
          <table:table-cell/>
        </table:table-row>
        <table:table-row table:style-name="ro1">
          <table:table-cell table:style-name="ce4" office:value-type="string" calcext:value-type="string">
            <text:p>01:50</text:p>
          </table:table-cell>
          <table:table-cell office:value-type="float" office:value="644144" calcext:value-type="float">
            <text:p>644144</text:p>
          </table:table-cell>
          <table:table-cell office:value-type="float" office:value="447772.2308" calcext:value-type="float">
            <text:p>447772.2308</text:p>
          </table:table-cell>
          <table:table-cell office:value-type="float" office:value="619877.5166" calcext:value-type="float">
            <text:p>619877.5166</text:p>
          </table:table-cell>
          <table:table-cell office:value-type="float" office:value="275666.9449" calcext:value-type="float">
            <text:p>275666.9449</text:p>
          </table:table-cell>
          <table:table-cell office:value-type="float" office:value="791982.8025" calcext:value-type="float">
            <text:p>791982.8025</text:p>
          </table:table-cell>
          <table:table-cell office:value-type="float" office:value="103561.6591" calcext:value-type="float">
            <text:p>103561.6591</text:p>
          </table:table-cell>
          <table:table-cell office:value-type="float" office:value="964088.0883" calcext:value-type="float">
            <text:p>964088.0883</text:p>
          </table:table-cell>
          <table:table-cell office:value-type="float" office:value="-68543.6268" calcext:value-type="float">
            <text:p>-68543.6268</text:p>
          </table:table-cell>
          <table:table-cell/>
        </table:table-row>
        <table:table-row table:style-name="ro1">
          <table:table-cell table:style-name="ce4" office:value-type="string" calcext:value-type="string">
            <text:p>02:00</text:p>
          </table:table-cell>
          <table:table-cell office:value-type="float" office:value="390067" calcext:value-type="float">
            <text:p>390067</text:p>
          </table:table-cell>
          <table:table-cell office:value-type="float" office:value="474737.6154" calcext:value-type="float">
            <text:p>474737.6154</text:p>
          </table:table-cell>
          <table:table-cell office:value-type="float" office:value="648130.4695" calcext:value-type="float">
            <text:p>648130.4695</text:p>
          </table:table-cell>
          <table:table-cell office:value-type="float" office:value="301344.7613" calcext:value-type="float">
            <text:p>301344.7613</text:p>
          </table:table-cell>
          <table:table-cell office:value-type="float" office:value="821523.3236" calcext:value-type="float">
            <text:p>821523.3236</text:p>
          </table:table-cell>
          <table:table-cell office:value-type="float" office:value="127951.9071" calcext:value-type="float">
            <text:p>127951.9071</text:p>
          </table:table-cell>
          <table:table-cell office:value-type="float" office:value="994916.1778" calcext:value-type="float">
            <text:p>994916.1778</text:p>
          </table:table-cell>
          <table:table-cell office:value-type="float" office:value="-45440.947" calcext:value-type="float">
            <text:p>-45440.947</text:p>
          </table:table-cell>
          <table:table-cell/>
        </table:table-row>
        <table:table-row table:style-name="ro1">
          <table:table-cell table:style-name="ce4" office:value-type="string" calcext:value-type="string">
            <text:p>02:10</text:p>
          </table:table-cell>
          <table:table-cell office:value-type="float" office:value="351460" calcext:value-type="float">
            <text:p>351460</text:p>
          </table:table-cell>
          <table:table-cell office:value-type="float" office:value="457806.9231" calcext:value-type="float">
            <text:p>457806.9231</text:p>
          </table:table-cell>
          <table:table-cell office:value-type="float" office:value="627581.9751" calcext:value-type="float">
            <text:p>627581.9751</text:p>
          </table:table-cell>
          <table:table-cell office:value-type="float" office:value="288031.871" calcext:value-type="float">
            <text:p>288031.871</text:p>
          </table:table-cell>
          <table:table-cell office:value-type="float" office:value="797357.0272" calcext:value-type="float">
            <text:p>797357.0272</text:p>
          </table:table-cell>
          <table:table-cell office:value-type="float" office:value="118256.8189" calcext:value-type="float">
            <text:p>118256.8189</text:p>
          </table:table-cell>
          <table:table-cell office:value-type="float" office:value="967132.0793" calcext:value-type="float">
            <text:p>967132.0793</text:p>
          </table:table-cell>
          <table:table-cell office:value-type="float" office:value="-51518.2331" calcext:value-type="float">
            <text:p>-51518.2331</text:p>
          </table:table-cell>
          <table:table-cell/>
        </table:table-row>
        <table:table-row table:style-name="ro1">
          <table:table-cell table:style-name="ce4" office:value-type="string" calcext:value-type="string">
            <text:p>02:20</text:p>
          </table:table-cell>
          <table:table-cell office:value-type="float" office:value="632139" calcext:value-type="float">
            <text:p>632139</text:p>
          </table:table-cell>
          <table:table-cell office:value-type="float" office:value="427515.5385" calcext:value-type="float">
            <text:p>427515.5385</text:p>
          </table:table-cell>
          <table:table-cell office:value-type="float" office:value="575457.4559" calcext:value-type="float">
            <text:p>575457.4559</text:p>
          </table:table-cell>
          <table:table-cell office:value-type="float" office:value="279573.621" calcext:value-type="float">
            <text:p>279573.621</text:p>
          </table:table-cell>
          <table:table-cell office:value-type="float" office:value="723399.3734" calcext:value-type="float">
            <text:p>723399.3734</text:p>
          </table:table-cell>
          <table:table-cell office:value-type="float" office:value="131631.7036" calcext:value-type="float">
            <text:p>131631.7036</text:p>
          </table:table-cell>
          <table:table-cell office:value-type="float" office:value="871341.2908" calcext:value-type="float">
            <text:p>871341.2908</text:p>
          </table:table-cell>
          <table:table-cell office:value-type="float" office:value="-16310.2139" calcext:value-type="float">
            <text:p>-16310.2139</text:p>
          </table:table-cell>
          <table:table-cell/>
        </table:table-row>
        <table:table-row table:style-name="ro1">
          <table:table-cell table:style-name="ce4" office:value-type="string" calcext:value-type="string">
            <text:p>02:30</text:p>
          </table:table-cell>
          <table:table-cell office:value-type="float" office:value="192419" calcext:value-type="float">
            <text:p>192419</text:p>
          </table:table-cell>
          <table:table-cell office:value-type="float" office:value="438265.9231" calcext:value-type="float">
            <text:p>438265.9231</text:p>
          </table:table-cell>
          <table:table-cell office:value-type="float" office:value="596063.8305" calcext:value-type="float">
            <text:p>596063.8305</text:p>
          </table:table-cell>
          <table:table-cell office:value-type="float" office:value="280468.0157" calcext:value-type="float">
            <text:p>280468.0157</text:p>
          </table:table-cell>
          <table:table-cell office:value-type="float" office:value="753861.7379" calcext:value-type="float">
            <text:p>753861.7379</text:p>
          </table:table-cell>
          <table:table-cell office:value-type="float" office:value="122670.1083" calcext:value-type="float">
            <text:p>122670.1083</text:p>
          </table:table-cell>
          <table:table-cell office:value-type="float" office:value="911659.6453" calcext:value-type="float">
            <text:p>911659.6453</text:p>
          </table:table-cell>
          <table:table-cell office:value-type="float" office:value="-35127.7991" calcext:value-type="float">
            <text:p>-35127.7991</text:p>
          </table:table-cell>
          <table:table-cell/>
        </table:table-row>
        <table:table-row table:style-name="ro1">
          <table:table-cell table:style-name="ce4" office:value-type="string" calcext:value-type="string">
            <text:p>02:40</text:p>
          </table:table-cell>
          <table:table-cell office:value-type="float" office:value="367243" calcext:value-type="float">
            <text:p>367243</text:p>
          </table:table-cell>
          <table:table-cell office:value-type="float" office:value="407669.9231" calcext:value-type="float">
            <text:p>407669.9231</text:p>
          </table:table-cell>
          <table:table-cell office:value-type="float" office:value="571986.5457" calcext:value-type="float">
            <text:p>571986.5457</text:p>
          </table:table-cell>
          <table:table-cell office:value-type="float" office:value="243353.3005" calcext:value-type="float">
            <text:p>243353.3005</text:p>
          </table:table-cell>
          <table:table-cell office:value-type="float" office:value="736303.1683" calcext:value-type="float">
            <text:p>736303.1683</text:p>
          </table:table-cell>
          <table:table-cell office:value-type="float" office:value="79036.6779" calcext:value-type="float">
            <text:p>79036.6779</text:p>
          </table:table-cell>
          <table:table-cell office:value-type="float" office:value="900619.7909" calcext:value-type="float">
            <text:p>900619.7909</text:p>
          </table:table-cell>
          <table:table-cell office:value-type="float" office:value="-85279.9447" calcext:value-type="float">
            <text:p>-85279.9447</text:p>
          </table:table-cell>
          <table:table-cell/>
        </table:table-row>
        <table:table-row table:style-name="ro1">
          <table:table-cell table:style-name="ce4" office:value-type="string" calcext:value-type="string">
            <text:p>02:50</text:p>
          </table:table-cell>
          <table:table-cell office:value-type="float" office:value="460888" calcext:value-type="float">
            <text:p>460888</text:p>
          </table:table-cell>
          <table:table-cell office:value-type="float" office:value="404831" calcext:value-type="float">
            <text:p>404831</text:p>
          </table:table-cell>
          <table:table-cell office:value-type="float" office:value="569531.8894" calcext:value-type="float">
            <text:p>569531.8894</text:p>
          </table:table-cell>
          <table:table-cell office:value-type="float" office:value="240130.1106" calcext:value-type="float">
            <text:p>240130.1106</text:p>
          </table:table-cell>
          <table:table-cell office:value-type="float" office:value="734232.7787" calcext:value-type="float">
            <text:p>734232.7787</text:p>
          </table:table-cell>
          <table:table-cell office:value-type="float" office:value="75429.2213" calcext:value-type="float">
            <text:p>75429.2213</text:p>
          </table:table-cell>
          <table:table-cell office:value-type="float" office:value="898933.6681" calcext:value-type="float">
            <text:p>898933.6681</text:p>
          </table:table-cell>
          <table:table-cell office:value-type="float" office:value="-89271.6681" calcext:value-type="float">
            <text:p>-89271.6681</text:p>
          </table:table-cell>
          <table:table-cell/>
        </table:table-row>
        <table:table-row table:style-name="ro1">
          <table:table-cell table:style-name="ce4" office:value-type="string" calcext:value-type="string">
            <text:p>03:00</text:p>
          </table:table-cell>
          <table:table-cell office:value-type="float" office:value="525885" calcext:value-type="float">
            <text:p>525885</text:p>
          </table:table-cell>
          <table:table-cell office:value-type="float" office:value="426790.3846" calcext:value-type="float">
            <text:p>426790.3846</text:p>
          </table:table-cell>
          <table:table-cell office:value-type="float" office:value="576723.4116" calcext:value-type="float">
            <text:p>576723.4116</text:p>
          </table:table-cell>
          <table:table-cell office:value-type="float" office:value="276857.3576" calcext:value-type="float">
            <text:p>276857.3576</text:p>
          </table:table-cell>
          <table:table-cell office:value-type="float" office:value="726656.4386" calcext:value-type="float">
            <text:p>726656.4386</text:p>
          </table:table-cell>
          <table:table-cell office:value-type="float" office:value="126924.3306" calcext:value-type="float">
            <text:p>126924.3306</text:p>
          </table:table-cell>
          <table:table-cell office:value-type="float" office:value="876589.4656" calcext:value-type="float">
            <text:p>876589.4656</text:p>
          </table:table-cell>
          <table:table-cell office:value-type="float" office:value="-23008.6964" calcext:value-type="float">
            <text:p>-23008.6964</text:p>
          </table:table-cell>
          <table:table-cell/>
        </table:table-row>
        <table:table-row table:style-name="ro1">
          <table:table-cell table:style-name="ce4" office:value-type="string" calcext:value-type="string">
            <text:p>03:10</text:p>
          </table:table-cell>
          <table:table-cell office:value-type="float" office:value="233581" calcext:value-type="float">
            <text:p>233581</text:p>
          </table:table-cell>
          <table:table-cell office:value-type="float" office:value="445551.0769" calcext:value-type="float">
            <text:p>445551.0769</text:p>
          </table:table-cell>
          <table:table-cell office:value-type="float" office:value="591049.5745" calcext:value-type="float">
            <text:p>591049.5745</text:p>
          </table:table-cell>
          <table:table-cell office:value-type="float" office:value="300052.5794" calcext:value-type="float">
            <text:p>300052.5794</text:p>
          </table:table-cell>
          <table:table-cell office:value-type="float" office:value="736548.0721" calcext:value-type="float">
            <text:p>736548.0721</text:p>
          </table:table-cell>
          <table:table-cell office:value-type="float" office:value="154554.0818" calcext:value-type="float">
            <text:p>154554.0818</text:p>
          </table:table-cell>
          <table:table-cell office:value-type="float" office:value="882046.5696" calcext:value-type="float">
            <text:p>882046.5696</text:p>
          </table:table-cell>
          <table:table-cell office:value-type="float" office:value="9055.5842" calcext:value-type="float">
            <text:p>9055.5842</text:p>
          </table:table-cell>
          <table:table-cell/>
        </table:table-row>
        <table:table-row table:style-name="ro1">
          <table:table-cell table:style-name="ce4" office:value-type="string" calcext:value-type="string">
            <text:p>03:20</text:p>
          </table:table-cell>
          <table:table-cell office:value-type="float" office:value="462367" calcext:value-type="float">
            <text:p>462367</text:p>
          </table:table-cell>
          <table:table-cell office:value-type="float" office:value="425058.6923" calcext:value-type="float">
            <text:p>425058.6923</text:p>
          </table:table-cell>
          <table:table-cell office:value-type="float" office:value="580661.5923" calcext:value-type="float">
            <text:p>580661.5923</text:p>
          </table:table-cell>
          <table:table-cell office:value-type="float" office:value="269455.7923" calcext:value-type="float">
            <text:p>269455.7923</text:p>
          </table:table-cell>
          <table:table-cell office:value-type="float" office:value="736264.4923" calcext:value-type="float">
            <text:p>736264.4923</text:p>
          </table:table-cell>
          <table:table-cell office:value-type="float" office:value="113852.8923" calcext:value-type="float">
            <text:p>113852.8923</text:p>
          </table:table-cell>
          <table:table-cell office:value-type="float" office:value="891867.3924" calcext:value-type="float">
            <text:p>891867.3924</text:p>
          </table:table-cell>
          <table:table-cell office:value-type="float" office:value="-41750.0077" calcext:value-type="float">
            <text:p>-41750.0077</text:p>
          </table:table-cell>
          <table:table-cell/>
        </table:table-row>
        <table:table-row table:style-name="ro1">
          <table:table-cell table:style-name="ce4" office:value-type="string" calcext:value-type="string">
            <text:p>03:30</text:p>
          </table:table-cell>
          <table:table-cell office:value-type="float" office:value="644539" calcext:value-type="float">
            <text:p>644539</text:p>
          </table:table-cell>
          <table:table-cell office:value-type="float" office:value="425725.6154" calcext:value-type="float">
            <text:p>425725.6154</text:p>
          </table:table-cell>
          <table:table-cell office:value-type="float" office:value="581479.996" calcext:value-type="float">
            <text:p>581479.996</text:p>
          </table:table-cell>
          <table:table-cell office:value-type="float" office:value="269971.2348" calcext:value-type="float">
            <text:p>269971.2348</text:p>
          </table:table-cell>
          <table:table-cell office:value-type="float" office:value="737234.3766" calcext:value-type="float">
            <text:p>737234.3766</text:p>
          </table:table-cell>
          <table:table-cell office:value-type="float" office:value="114216.8542" calcext:value-type="float">
            <text:p>114216.8542</text:p>
          </table:table-cell>
          <table:table-cell office:value-type="float" office:value="892988.7571" calcext:value-type="float">
            <text:p>892988.7571</text:p>
          </table:table-cell>
          <table:table-cell office:value-type="float" office:value="-41537.5264" calcext:value-type="float">
            <text:p>-41537.5264</text:p>
          </table:table-cell>
          <table:table-cell/>
        </table:table-row>
        <table:table-row table:style-name="ro1">
          <table:table-cell table:style-name="ce4" office:value-type="string" calcext:value-type="string">
            <text:p>03:40</text:p>
          </table:table-cell>
          <table:table-cell office:value-type="float" office:value="166076" calcext:value-type="float">
            <text:p>166076</text:p>
          </table:table-cell>
          <table:table-cell office:value-type="float" office:value="433640.7692" calcext:value-type="float">
            <text:p>433640.7692</text:p>
          </table:table-cell>
          <table:table-cell office:value-type="float" office:value="598145.4217" calcext:value-type="float">
            <text:p>598145.4217</text:p>
          </table:table-cell>
          <table:table-cell office:value-type="float" office:value="269136.1167" calcext:value-type="float">
            <text:p>269136.1167</text:p>
          </table:table-cell>
          <table:table-cell office:value-type="float" office:value="762650.0742" calcext:value-type="float">
            <text:p>762650.0742</text:p>
          </table:table-cell>
          <table:table-cell office:value-type="float" office:value="104631.4642" calcext:value-type="float">
            <text:p>104631.4642</text:p>
          </table:table-cell>
          <table:table-cell office:value-type="float" office:value="927154.7267" calcext:value-type="float">
            <text:p>927154.7267</text:p>
          </table:table-cell>
          <table:table-cell office:value-type="float" office:value="-59873.1883" calcext:value-type="float">
            <text:p>-59873.1883</text:p>
          </table:table-cell>
          <table:table-cell/>
        </table:table-row>
        <table:table-row table:style-name="ro1">
          <table:table-cell table:style-name="ce4" office:value-type="string" calcext:value-type="string">
            <text:p>03:50</text:p>
          </table:table-cell>
          <table:table-cell office:value-type="float" office:value="470761" calcext:value-type="float">
            <text:p>470761</text:p>
          </table:table-cell>
          <table:table-cell office:value-type="float" office:value="404251.3846" calcext:value-type="float">
            <text:p>404251.3846</text:p>
          </table:table-cell>
          <table:table-cell office:value-type="float" office:value="580318.1549" calcext:value-type="float">
            <text:p>580318.1549</text:p>
          </table:table-cell>
          <table:table-cell office:value-type="float" office:value="228184.6143" calcext:value-type="float">
            <text:p>228184.6143</text:p>
          </table:table-cell>
          <table:table-cell office:value-type="float" office:value="756384.9252" calcext:value-type="float">
            <text:p>756384.9252</text:p>
          </table:table-cell>
          <table:table-cell office:value-type="float" office:value="52117.8441" calcext:value-type="float">
            <text:p>52117.8441</text:p>
          </table:table-cell>
          <table:table-cell office:value-type="float" office:value="932451.6954" calcext:value-type="float">
            <text:p>932451.6954</text:p>
          </table:table-cell>
          <table:table-cell office:value-type="float" office:value="-123948.9262" calcext:value-type="float">
            <text:p>-123948.9262</text:p>
          </table:table-cell>
          <table:table-cell/>
        </table:table-row>
        <table:table-row table:style-name="ro1">
          <table:table-cell table:style-name="ce4" office:value-type="string" calcext:value-type="string">
            <text:p>04:00</text:p>
          </table:table-cell>
          <table:table-cell office:value-type="float" office:value="156356" calcext:value-type="float">
            <text:p>156356</text:p>
          </table:table-cell>
          <table:table-cell office:value-type="float" office:value="426274.5385" calcext:value-type="float">
            <text:p>426274.5385</text:p>
          </table:table-cell>
          <table:table-cell office:value-type="float" office:value="590033.5373" calcext:value-type="float">
            <text:p>590033.5373</text:p>
          </table:table-cell>
          <table:table-cell office:value-type="float" office:value="262515.5396" calcext:value-type="float">
            <text:p>262515.5396</text:p>
          </table:table-cell>
          <table:table-cell office:value-type="float" office:value="753792.5361" calcext:value-type="float">
            <text:p>753792.5361</text:p>
          </table:table-cell>
          <table:table-cell office:value-type="float" office:value="98756.5408" calcext:value-type="float">
            <text:p>98756.5408</text:p>
          </table:table-cell>
          <table:table-cell office:value-type="float" office:value="917551.5349" calcext:value-type="float">
            <text:p>917551.5349</text:p>
          </table:table-cell>
          <table:table-cell office:value-type="float" office:value="-65002.458" calcext:value-type="float">
            <text:p>-65002.458</text:p>
          </table:table-cell>
          <table:table-cell/>
        </table:table-row>
        <table:table-row table:style-name="ro1">
          <table:table-cell table:style-name="ce4" office:value-type="string" calcext:value-type="string">
            <text:p>04:10</text:p>
          </table:table-cell>
          <table:table-cell office:value-type="float" office:value="388452" calcext:value-type="float">
            <text:p>388452</text:p>
          </table:table-cell>
          <table:table-cell office:value-type="float" office:value="388752.3846" calcext:value-type="float">
            <text:p>388752.3846</text:p>
          </table:table-cell>
          <table:table-cell office:value-type="float" office:value="554304.5353" calcext:value-type="float">
            <text:p>554304.5353</text:p>
          </table:table-cell>
          <table:table-cell office:value-type="float" office:value="223200.2339" calcext:value-type="float">
            <text:p>223200.2339</text:p>
          </table:table-cell>
          <table:table-cell office:value-type="float" office:value="719856.686" calcext:value-type="float">
            <text:p>719856.686</text:p>
          </table:table-cell>
          <table:table-cell office:value-type="float" office:value="57648.0833" calcext:value-type="float">
            <text:p>57648.0833</text:p>
          </table:table-cell>
          <table:table-cell office:value-type="float" office:value="885408.8366" calcext:value-type="float">
            <text:p>885408.8366</text:p>
          </table:table-cell>
          <table:table-cell office:value-type="float" office:value="-107904.0674" calcext:value-type="float">
            <text:p>-107904.0674</text:p>
          </table:table-cell>
          <table:table-cell/>
        </table:table-row>
        <table:table-row table:style-name="ro1">
          <table:table-cell table:style-name="ce4" office:value-type="string" calcext:value-type="string">
            <text:p>04:20</text:p>
          </table:table-cell>
          <table:table-cell office:value-type="float" office:value="230010" calcext:value-type="float">
            <text:p>230010</text:p>
          </table:table-cell>
          <table:table-cell office:value-type="float" office:value="388628.1538" calcext:value-type="float">
            <text:p>388628.1538</text:p>
          </table:table-cell>
          <table:table-cell office:value-type="float" office:value="554179.8418" calcext:value-type="float">
            <text:p>554179.8418</text:p>
          </table:table-cell>
          <table:table-cell office:value-type="float" office:value="223076.4659" calcext:value-type="float">
            <text:p>223076.4659</text:p>
          </table:table-cell>
          <table:table-cell office:value-type="float" office:value="719731.5297" calcext:value-type="float">
            <text:p>719731.5297</text:p>
          </table:table-cell>
          <table:table-cell office:value-type="float" office:value="57524.778" calcext:value-type="float">
            <text:p>57524.778</text:p>
          </table:table-cell>
          <table:table-cell office:value-type="float" office:value="885283.2176" calcext:value-type="float">
            <text:p>885283.2176</text:p>
          </table:table-cell>
          <table:table-cell office:value-type="float" office:value="-108026.9099" calcext:value-type="float">
            <text:p>-108026.9099</text:p>
          </table:table-cell>
          <table:table-cell/>
        </table:table-row>
        <table:table-row table:style-name="ro1">
          <table:table-cell table:style-name="ce4" office:value-type="string" calcext:value-type="string">
            <text:p>04:30</text:p>
          </table:table-cell>
          <table:table-cell office:value-type="float" office:value="228315" calcext:value-type="float">
            <text:p>228315</text:p>
          </table:table-cell>
          <table:table-cell office:value-type="float" office:value="379285.8462" calcext:value-type="float">
            <text:p>379285.8462</text:p>
          </table:table-cell>
          <table:table-cell office:value-type="float" office:value="550441.7109" calcext:value-type="float">
            <text:p>550441.7109</text:p>
          </table:table-cell>
          <table:table-cell office:value-type="float" office:value="208129.9814" calcext:value-type="float">
            <text:p>208129.9814</text:p>
          </table:table-cell>
          <table:table-cell office:value-type="float" office:value="721597.5756" calcext:value-type="float">
            <text:p>721597.5756</text:p>
          </table:table-cell>
          <table:table-cell office:value-type="float" office:value="36974.1167" calcext:value-type="float">
            <text:p>36974.1167</text:p>
          </table:table-cell>
          <table:table-cell office:value-type="float" office:value="892753.4403" calcext:value-type="float">
            <text:p>892753.4403</text:p>
          </table:table-cell>
          <table:table-cell office:value-type="float" office:value="-134181.748" calcext:value-type="float">
            <text:p>-134181.748</text:p>
          </table:table-cell>
          <table:table-cell/>
        </table:table-row>
        <table:table-row table:style-name="ro1">
          <table:table-cell table:style-name="ce4" office:value-type="string" calcext:value-type="string">
            <text:p>04:40</text:p>
          </table:table-cell>
          <table:table-cell office:value-type="float" office:value="232344" calcext:value-type="float">
            <text:p>232344</text:p>
          </table:table-cell>
          <table:table-cell office:value-type="float" office:value="348222.4615" calcext:value-type="float">
            <text:p>348222.4615</text:p>
          </table:table-cell>
          <table:table-cell office:value-type="float" office:value="505767.5078" calcext:value-type="float">
            <text:p>505767.5078</text:p>
          </table:table-cell>
          <table:table-cell office:value-type="float" office:value="190677.4153" calcext:value-type="float">
            <text:p>190677.4153</text:p>
          </table:table-cell>
          <table:table-cell office:value-type="float" office:value="663312.554" calcext:value-type="float">
            <text:p>663312.554</text:p>
          </table:table-cell>
          <table:table-cell office:value-type="float" office:value="33132.3691" calcext:value-type="float">
            <text:p>33132.3691</text:p>
          </table:table-cell>
          <table:table-cell office:value-type="float" office:value="820857.6002" calcext:value-type="float">
            <text:p>820857.6002</text:p>
          </table:table-cell>
          <table:table-cell office:value-type="float" office:value="-124412.6771" calcext:value-type="float">
            <text:p>-124412.6771</text:p>
          </table:table-cell>
          <table:table-cell/>
        </table:table-row>
        <table:table-row table:style-name="ro1">
          <table:table-cell table:style-name="ce4" office:value-type="string" calcext:value-type="string">
            <text:p>04:50</text:p>
          </table:table-cell>
          <table:table-cell office:value-type="float" office:value="227081" calcext:value-type="float">
            <text:p>227081</text:p>
          </table:table-cell>
          <table:table-cell office:value-type="float" office:value="351293.6154" calcext:value-type="float">
            <text:p>351293.6154</text:p>
          </table:table-cell>
          <table:table-cell office:value-type="float" office:value="505910.2872" calcext:value-type="float">
            <text:p>505910.2872</text:p>
          </table:table-cell>
          <table:table-cell office:value-type="float" office:value="196676.9436" calcext:value-type="float">
            <text:p>196676.9436</text:p>
          </table:table-cell>
          <table:table-cell office:value-type="float" office:value="660526.959" calcext:value-type="float">
            <text:p>660526.959</text:p>
          </table:table-cell>
          <table:table-cell office:value-type="float" office:value="42060.2717" calcext:value-type="float">
            <text:p>42060.2717</text:p>
          </table:table-cell>
          <table:table-cell office:value-type="float" office:value="815143.6308" calcext:value-type="float">
            <text:p>815143.6308</text:p>
          </table:table-cell>
          <table:table-cell office:value-type="float" office:value="-112556.4001" calcext:value-type="float">
            <text:p>-112556.4001</text:p>
          </table:table-cell>
          <table:table-cell/>
        </table:table-row>
        <table:table-row table:style-name="ro1">
          <table:table-cell table:style-name="ce4" office:value-type="string" calcext:value-type="string">
            <text:p>05:00</text:p>
          </table:table-cell>
          <table:table-cell office:value-type="float" office:value="160856" calcext:value-type="float">
            <text:p>160856</text:p>
          </table:table-cell>
          <table:table-cell office:value-type="float" office:value="340511.9231" calcext:value-type="float">
            <text:p>340511.9231</text:p>
          </table:table-cell>
          <table:table-cell office:value-type="float" office:value="498767.7786" calcext:value-type="float">
            <text:p>498767.7786</text:p>
          </table:table-cell>
          <table:table-cell office:value-type="float" office:value="182256.0675" calcext:value-type="float">
            <text:p>182256.0675</text:p>
          </table:table-cell>
          <table:table-cell office:value-type="float" office:value="657023.6342" calcext:value-type="float">
            <text:p>657023.6342</text:p>
          </table:table-cell>
          <table:table-cell office:value-type="float" office:value="24000.2119" calcext:value-type="float">
            <text:p>24000.2119</text:p>
          </table:table-cell>
          <table:table-cell office:value-type="float" office:value="815279.4898" calcext:value-type="float">
            <text:p>815279.4898</text:p>
          </table:table-cell>
          <table:table-cell office:value-type="float" office:value="-134255.6436" calcext:value-type="float">
            <text:p>-134255.6436</text:p>
          </table:table-cell>
          <table:table-cell/>
        </table:table-row>
        <table:table-row table:style-name="ro1">
          <table:table-cell table:style-name="ce4" office:value-type="string" calcext:value-type="string">
            <text:p>05:10</text:p>
          </table:table-cell>
          <table:table-cell office:value-type="float" office:value="294695" calcext:value-type="float">
            <text:p>294695</text:p>
          </table:table-cell>
          <table:table-cell office:value-type="float" office:value="317432.5385" calcext:value-type="float">
            <text:p>317432.5385</text:p>
          </table:table-cell>
          <table:table-cell office:value-type="float" office:value="478522.6496" calcext:value-type="float">
            <text:p>478522.6496</text:p>
          </table:table-cell>
          <table:table-cell office:value-type="float" office:value="156342.4274" calcext:value-type="float">
            <text:p>156342.4274</text:p>
          </table:table-cell>
          <table:table-cell office:value-type="float" office:value="639612.7607" calcext:value-type="float">
            <text:p>639612.7607</text:p>
          </table:table-cell>
          <table:table-cell office:value-type="float" office:value="-4747.6837" calcext:value-type="float">
            <text:p>-4747.6837</text:p>
          </table:table-cell>
          <table:table-cell office:value-type="float" office:value="800702.8718" calcext:value-type="float">
            <text:p>800702.8718</text:p>
          </table:table-cell>
          <table:table-cell office:value-type="float" office:value="-165837.7948" calcext:value-type="float">
            <text:p>-165837.7948</text:p>
          </table:table-cell>
          <table:table-cell/>
        </table:table-row>
        <table:table-row table:style-name="ro1">
          <table:table-cell table:style-name="ce4" office:value-type="string" calcext:value-type="string">
            <text:p>05:20</text:p>
          </table:table-cell>
          <table:table-cell office:value-type="float" office:value="146065" calcext:value-type="float">
            <text:p>146065</text:p>
          </table:table-cell>
          <table:table-cell office:value-type="float" office:value="299648.6923" calcext:value-type="float">
            <text:p>299648.6923</text:p>
          </table:table-cell>
          <table:table-cell office:value-type="float" office:value="448071.9065" calcext:value-type="float">
            <text:p>448071.9065</text:p>
          </table:table-cell>
          <table:table-cell office:value-type="float" office:value="151225.4781" calcext:value-type="float">
            <text:p>151225.4781</text:p>
          </table:table-cell>
          <table:table-cell office:value-type="float" office:value="596495.1208" calcext:value-type="float">
            <text:p>596495.1208</text:p>
          </table:table-cell>
          <table:table-cell office:value-type="float" office:value="2802.2638" calcext:value-type="float">
            <text:p>2802.2638</text:p>
          </table:table-cell>
          <table:table-cell office:value-type="float" office:value="744918.335" calcext:value-type="float">
            <text:p>744918.335</text:p>
          </table:table-cell>
          <table:table-cell office:value-type="float" office:value="-145620.9504" calcext:value-type="float">
            <text:p>-145620.9504</text:p>
          </table:table-cell>
          <table:table-cell/>
        </table:table-row>
        <table:table-row table:style-name="ro1">
          <table:table-cell table:style-name="ce4" office:value-type="string" calcext:value-type="string">
            <text:p>05:30</text:p>
          </table:table-cell>
          <table:table-cell office:value-type="float" office:value="78114" calcext:value-type="float">
            <text:p>78114</text:p>
          </table:table-cell>
          <table:table-cell office:value-type="float" office:value="292916.6923" calcext:value-type="float">
            <text:p>292916.6923</text:p>
          </table:table-cell>
          <table:table-cell office:value-type="float" office:value="446481.8954" calcext:value-type="float">
            <text:p>446481.8954</text:p>
          </table:table-cell>
          <table:table-cell office:value-type="float" office:value="139351.4892" calcext:value-type="float">
            <text:p>139351.4892</text:p>
          </table:table-cell>
          <table:table-cell office:value-type="float" office:value="600047.0985" calcext:value-type="float">
            <text:p>600047.0985</text:p>
          </table:table-cell>
          <table:table-cell office:value-type="float" office:value="-14213.7138" calcext:value-type="float">
            <text:p>-14213.7138</text:p>
          </table:table-cell>
          <table:table-cell office:value-type="float" office:value="753612.3015" calcext:value-type="float">
            <text:p>753612.3015</text:p>
          </table:table-cell>
          <table:table-cell office:value-type="float" office:value="-167778.9169" calcext:value-type="float">
            <text:p>-167778.9169</text:p>
          </table:table-cell>
          <table:table-cell/>
        </table:table-row>
        <table:table-row table:style-name="ro1">
          <table:table-cell table:style-name="ce4" office:value-type="string" calcext:value-type="string">
            <text:p>05:40</text:p>
          </table:table-cell>
          <table:table-cell office:value-type="float" office:value="290552" calcext:value-type="float">
            <text:p>290552</text:p>
          </table:table-cell>
          <table:table-cell office:value-type="float" office:value="263358.7692" calcext:value-type="float">
            <text:p>263358.7692</text:p>
          </table:table-cell>
          <table:table-cell office:value-type="float" office:value="418561.9501" calcext:value-type="float">
            <text:p>418561.9501</text:p>
          </table:table-cell>
          <table:table-cell office:value-type="float" office:value="108155.5883" calcext:value-type="float">
            <text:p>108155.5883</text:p>
          </table:table-cell>
          <table:table-cell office:value-type="float" office:value="573765.131" calcext:value-type="float">
            <text:p>573765.131</text:p>
          </table:table-cell>
          <table:table-cell office:value-type="float" office:value="-47047.5926" calcext:value-type="float">
            <text:p>-47047.5926</text:p>
          </table:table-cell>
          <table:table-cell office:value-type="float" office:value="728968.312" calcext:value-type="float">
            <text:p>728968.312</text:p>
          </table:table-cell>
          <table:table-cell office:value-type="float" office:value="-202250.7735" calcext:value-type="float">
            <text:p>-202250.7735</text:p>
          </table:table-cell>
          <table:table-cell/>
        </table:table-row>
        <table:table-row table:style-name="ro1">
          <table:table-cell table:style-name="ce4" office:value-type="string" calcext:value-type="string">
            <text:p>05:50</text:p>
          </table:table-cell>
          <table:table-cell office:value-type="float" office:value="478654" calcext:value-type="float">
            <text:p>478654</text:p>
          </table:table-cell>
          <table:table-cell office:value-type="float" office:value="236129" calcext:value-type="float">
            <text:p>236129</text:p>
          </table:table-cell>
          <table:table-cell office:value-type="float" office:value="342139.3955" calcext:value-type="float">
            <text:p>342139.3955</text:p>
          </table:table-cell>
          <table:table-cell office:value-type="float" office:value="130118.6045" calcext:value-type="float">
            <text:p>130118.6045</text:p>
          </table:table-cell>
          <table:table-cell office:value-type="float" office:value="448149.791" calcext:value-type="float">
            <text:p>448149.791</text:p>
          </table:table-cell>
          <table:table-cell office:value-type="float" office:value="24108.209" calcext:value-type="float">
            <text:p>24108.209</text:p>
          </table:table-cell>
          <table:table-cell office:value-type="float" office:value="554160.1866" calcext:value-type="float">
            <text:p>554160.1866</text:p>
          </table:table-cell>
          <table:table-cell office:value-type="float" office:value="-81902.1866" calcext:value-type="float">
            <text:p>-81902.1866</text:p>
          </table:table-cell>
          <table:table-cell/>
        </table:table-row>
        <table:table-row table:style-name="ro1">
          <table:table-cell table:style-name="ce4" office:value-type="string" calcext:value-type="string">
            <text:p>06:00</text:p>
          </table:table-cell>
          <table:table-cell office:value-type="float" office:value="77923" calcext:value-type="float">
            <text:p>77923</text:p>
          </table:table-cell>
          <table:table-cell office:value-type="float" office:value="260173.4615" calcext:value-type="float">
            <text:p>260173.4615</text:p>
          </table:table-cell>
          <table:table-cell office:value-type="float" office:value="383073.7025" calcext:value-type="float">
            <text:p>383073.7025</text:p>
          </table:table-cell>
          <table:table-cell office:value-type="float" office:value="137273.2206" calcext:value-type="float">
            <text:p>137273.2206</text:p>
          </table:table-cell>
          <table:table-cell office:value-type="float" office:value="505973.9434" calcext:value-type="float">
            <text:p>505973.9434</text:p>
          </table:table-cell>
          <table:table-cell office:value-type="float" office:value="14372.9797" calcext:value-type="float">
            <text:p>14372.9797</text:p>
          </table:table-cell>
          <table:table-cell office:value-type="float" office:value="628874.1843" calcext:value-type="float">
            <text:p>628874.1843</text:p>
          </table:table-cell>
          <table:table-cell office:value-type="float" office:value="-108527.2612" calcext:value-type="float">
            <text:p>-108527.2612</text:p>
          </table:table-cell>
          <table:table-cell/>
        </table:table-row>
        <table:table-row table:style-name="ro1">
          <table:table-cell table:style-name="ce4" office:value-type="string" calcext:value-type="string">
            <text:p>06:10</text:p>
          </table:table-cell>
          <table:table-cell office:value-type="float" office:value="309861" calcext:value-type="float">
            <text:p>309861</text:p>
          </table:table-cell>
          <table:table-cell office:value-type="float" office:value="229955.1538" calcext:value-type="float">
            <text:p>229955.1538</text:p>
          </table:table-cell>
          <table:table-cell office:value-type="float" office:value="344792.3032" calcext:value-type="float">
            <text:p>344792.3032</text:p>
          </table:table-cell>
          <table:table-cell office:value-type="float" office:value="115118.0045" calcext:value-type="float">
            <text:p>115118.0045</text:p>
          </table:table-cell>
          <table:table-cell office:value-type="float" office:value="459629.4525" calcext:value-type="float">
            <text:p>459629.4525</text:p>
          </table:table-cell>
          <table:table-cell office:value-type="float" office:value="280.8551" calcext:value-type="float">
            <text:p>280.8551</text:p>
          </table:table-cell>
          <table:table-cell office:value-type="float" office:value="574466.6019" calcext:value-type="float">
            <text:p>574466.6019</text:p>
          </table:table-cell>
          <table:table-cell office:value-type="float" office:value="-114556.2942" calcext:value-type="float">
            <text:p>-114556.2942</text:p>
          </table:table-cell>
          <table:table-cell/>
        </table:table-row>
        <table:table-row table:style-name="ro1">
          <table:table-cell table:style-name="ce4" office:value-type="string" calcext:value-type="string">
            <text:p>06:20</text:p>
          </table:table-cell>
          <table:table-cell office:value-type="float" office:value="287437" calcext:value-type="float">
            <text:p>287437</text:p>
          </table:table-cell>
          <table:table-cell office:value-type="float" office:value="241763.2308" calcext:value-type="float">
            <text:p>241763.2308</text:p>
          </table:table-cell>
          <table:table-cell office:value-type="float" office:value="356293.5617" calcext:value-type="float">
            <text:p>356293.5617</text:p>
          </table:table-cell>
          <table:table-cell office:value-type="float" office:value="127232.8999" calcext:value-type="float">
            <text:p>127232.8999</text:p>
          </table:table-cell>
          <table:table-cell office:value-type="float" office:value="470823.8926" calcext:value-type="float">
            <text:p>470823.8926</text:p>
          </table:table-cell>
          <table:table-cell office:value-type="float" office:value="12702.5689" calcext:value-type="float">
            <text:p>12702.5689</text:p>
          </table:table-cell>
          <table:table-cell office:value-type="float" office:value="585354.2235" calcext:value-type="float">
            <text:p>585354.2235</text:p>
          </table:table-cell>
          <table:table-cell office:value-type="float" office:value="-101827.762" calcext:value-type="float">
            <text:p>-101827.762</text:p>
          </table:table-cell>
          <table:table-cell/>
        </table:table-row>
        <table:table-row table:style-name="ro1">
          <table:table-cell table:style-name="ce4" office:value-type="string" calcext:value-type="string">
            <text:p>06:30</text:p>
          </table:table-cell>
          <table:table-cell office:value-type="float" office:value="215976" calcext:value-type="float">
            <text:p>215976</text:p>
          </table:table-cell>
          <table:table-cell office:value-type="float" office:value="233992.8462" calcext:value-type="float">
            <text:p>233992.8462</text:p>
          </table:table-cell>
          <table:table-cell office:value-type="float" office:value="340915.6895" calcext:value-type="float">
            <text:p>340915.6895</text:p>
          </table:table-cell>
          <table:table-cell office:value-type="float" office:value="127070.0028" calcext:value-type="float">
            <text:p>127070.0028</text:p>
          </table:table-cell>
          <table:table-cell office:value-type="float" office:value="447838.5329" calcext:value-type="float">
            <text:p>447838.5329</text:p>
          </table:table-cell>
          <table:table-cell office:value-type="float" office:value="20147.1594" calcext:value-type="float">
            <text:p>20147.1594</text:p>
          </table:table-cell>
          <table:table-cell office:value-type="float" office:value="554761.3762" calcext:value-type="float">
            <text:p>554761.3762</text:p>
          </table:table-cell>
          <table:table-cell office:value-type="float" office:value="-86775.6839" calcext:value-type="float">
            <text:p>-86775.6839</text:p>
          </table:table-cell>
          <table:table-cell/>
        </table:table-row>
        <table:table-row table:style-name="ro1">
          <table:table-cell table:style-name="ce4" office:value-type="string" calcext:value-type="string">
            <text:p>06:40</text:p>
          </table:table-cell>
          <table:table-cell office:value-type="float" office:value="155707" calcext:value-type="float">
            <text:p>155707</text:p>
          </table:table-cell>
          <table:table-cell office:value-type="float" office:value="232913.3077" calcext:value-type="float">
            <text:p>232913.3077</text:p>
          </table:table-cell>
          <table:table-cell office:value-type="float" office:value="339950.5001" calcext:value-type="float">
            <text:p>339950.5001</text:p>
          </table:table-cell>
          <table:table-cell office:value-type="float" office:value="125876.1153" calcext:value-type="float">
            <text:p>125876.1153</text:p>
          </table:table-cell>
          <table:table-cell office:value-type="float" office:value="446987.6924" calcext:value-type="float">
            <text:p>446987.6924</text:p>
          </table:table-cell>
          <table:table-cell office:value-type="float" office:value="18838.9229" calcext:value-type="float">
            <text:p>18838.9229</text:p>
          </table:table-cell>
          <table:table-cell office:value-type="float" office:value="554024.8848" calcext:value-type="float">
            <text:p>554024.8848</text:p>
          </table:table-cell>
          <table:table-cell office:value-type="float" office:value="-88198.2694" calcext:value-type="float">
            <text:p>-88198.2694</text:p>
          </table:table-cell>
          <table:table-cell/>
        </table:table-row>
        <table:table-row table:style-name="ro1">
          <table:table-cell table:style-name="ce4" office:value-type="string" calcext:value-type="string">
            <text:p>06:50</text:p>
          </table:table-cell>
          <table:table-cell office:value-type="float" office:value="208702" calcext:value-type="float">
            <text:p>208702</text:p>
          </table:table-cell>
          <table:table-cell office:value-type="float" office:value="227328.0769" calcext:value-type="float">
            <text:p>227328.0769</text:p>
          </table:table-cell>
          <table:table-cell office:value-type="float" office:value="336498.3047" calcext:value-type="float">
            <text:p>336498.3047</text:p>
          </table:table-cell>
          <table:table-cell office:value-type="float" office:value="118157.8491" calcext:value-type="float">
            <text:p>118157.8491</text:p>
          </table:table-cell>
          <table:table-cell office:value-type="float" office:value="445668.5326" calcext:value-type="float">
            <text:p>445668.5326</text:p>
          </table:table-cell>
          <table:table-cell office:value-type="float" office:value="8987.6213" calcext:value-type="float">
            <text:p>8987.6213</text:p>
          </table:table-cell>
          <table:table-cell office:value-type="float" office:value="554838.7604" calcext:value-type="float">
            <text:p>554838.7604</text:p>
          </table:table-cell>
          <table:table-cell office:value-type="float" office:value="-100182.6065" calcext:value-type="float">
            <text:p>-100182.6065</text:p>
          </table:table-cell>
          <table:table-cell/>
        </table:table-row>
        <table:table-row table:style-name="ro1">
          <table:table-cell table:style-name="ce4" office:value-type="string" calcext:value-type="string">
            <text:p>07:00</text:p>
          </table:table-cell>
          <table:table-cell office:value-type="float" office:value="146819" calcext:value-type="float">
            <text:p>146819</text:p>
          </table:table-cell>
          <table:table-cell office:value-type="float" office:value="225509.4615" calcext:value-type="float">
            <text:p>225509.4615</text:p>
          </table:table-cell>
          <table:table-cell office:value-type="float" office:value="334786.037" calcext:value-type="float">
            <text:p>334786.037</text:p>
          </table:table-cell>
          <table:table-cell office:value-type="float" office:value="116232.8861" calcext:value-type="float">
            <text:p>116232.8861</text:p>
          </table:table-cell>
          <table:table-cell office:value-type="float" office:value="444062.6124" calcext:value-type="float">
            <text:p>444062.6124</text:p>
          </table:table-cell>
          <table:table-cell office:value-type="float" office:value="6956.3107" calcext:value-type="float">
            <text:p>6956.3107</text:p>
          </table:table-cell>
          <table:table-cell office:value-type="float" office:value="553339.1878" calcext:value-type="float">
            <text:p>553339.1878</text:p>
          </table:table-cell>
          <table:table-cell office:value-type="float" office:value="-102320.2647" calcext:value-type="float">
            <text:p>-102320.2647</text:p>
          </table:table-cell>
          <table:table-cell/>
        </table:table-row>
        <table:table-row table:style-name="ro1">
          <table:table-cell table:style-name="ce4" office:value-type="string" calcext:value-type="string">
            <text:p>07:10</text:p>
          </table:table-cell>
          <table:table-cell office:value-type="float" office:value="296226" calcext:value-type="float">
            <text:p>296226</text:p>
          </table:table-cell>
          <table:table-cell office:value-type="float" office:value="219335.4615" calcext:value-type="float">
            <text:p>219335.4615</text:p>
          </table:table-cell>
          <table:table-cell office:value-type="float" office:value="330762.052" calcext:value-type="float">
            <text:p>330762.052</text:p>
          </table:table-cell>
          <table:table-cell office:value-type="float" office:value="107908.8711" calcext:value-type="float">
            <text:p>107908.8711</text:p>
          </table:table-cell>
          <table:table-cell office:value-type="float" office:value="442188.6424" calcext:value-type="float">
            <text:p>442188.6424</text:p>
          </table:table-cell>
          <table:table-cell office:value-type="float" office:value="-3517.7193" calcext:value-type="float">
            <text:p>-3517.7193</text:p>
          </table:table-cell>
          <table:table-cell office:value-type="float" office:value="553615.2328" calcext:value-type="float">
            <text:p>553615.2328</text:p>
          </table:table-cell>
          <table:table-cell office:value-type="float" office:value="-114944.3098" calcext:value-type="float">
            <text:p>-114944.3098</text:p>
          </table:table-cell>
          <table:table-cell/>
        </table:table-row>
        <table:table-row table:style-name="ro1">
          <table:table-cell table:style-name="ce4" office:value-type="string" calcext:value-type="string">
            <text:p>07:20</text:p>
          </table:table-cell>
          <table:table-cell office:value-type="float" office:value="143540" calcext:value-type="float">
            <text:p>143540</text:p>
          </table:table-cell>
          <table:table-cell office:value-type="float" office:value="229748.5385" calcext:value-type="float">
            <text:p>229748.5385</text:p>
          </table:table-cell>
          <table:table-cell office:value-type="float" office:value="341579.255" calcext:value-type="float">
            <text:p>341579.255</text:p>
          </table:table-cell>
          <table:table-cell office:value-type="float" office:value="117917.8219" calcext:value-type="float">
            <text:p>117917.8219</text:p>
          </table:table-cell>
          <table:table-cell office:value-type="float" office:value="453409.9715" calcext:value-type="float">
            <text:p>453409.9715</text:p>
          </table:table-cell>
          <table:table-cell office:value-type="float" office:value="6087.1054" calcext:value-type="float">
            <text:p>6087.1054</text:p>
          </table:table-cell>
          <table:table-cell office:value-type="float" office:value="565240.6881" calcext:value-type="float">
            <text:p>565240.6881</text:p>
          </table:table-cell>
          <table:table-cell office:value-type="float" office:value="-105743.6111" calcext:value-type="float">
            <text:p>-105743.6111</text:p>
          </table:table-cell>
          <table:table-cell/>
        </table:table-row>
        <table:table-row table:style-name="ro1">
          <table:table-cell table:style-name="ce4" office:value-type="string" calcext:value-type="string">
            <text:p>07:30</text:p>
          </table:table-cell>
          <table:table-cell office:value-type="float" office:value="263709" calcext:value-type="float">
            <text:p>263709</text:p>
          </table:table-cell>
          <table:table-cell office:value-type="float" office:value="218121.2308" calcext:value-type="float">
            <text:p>218121.2308</text:p>
          </table:table-cell>
          <table:table-cell office:value-type="float" office:value="330493.2519" calcext:value-type="float">
            <text:p>330493.2519</text:p>
          </table:table-cell>
          <table:table-cell office:value-type="float" office:value="105749.2097" calcext:value-type="float">
            <text:p>105749.2097</text:p>
          </table:table-cell>
          <table:table-cell office:value-type="float" office:value="442865.2729" calcext:value-type="float">
            <text:p>442865.2729</text:p>
          </table:table-cell>
          <table:table-cell office:value-type="float" office:value="-6622.8114" calcext:value-type="float">
            <text:p>-6622.8114</text:p>
          </table:table-cell>
          <table:table-cell office:value-type="float" office:value="555237.294" calcext:value-type="float">
            <text:p>555237.294</text:p>
          </table:table-cell>
          <table:table-cell office:value-type="float" office:value="-118994.8325" calcext:value-type="float">
            <text:p>-118994.8325</text:p>
          </table:table-cell>
          <table:table-cell/>
        </table:table-row>
        <table:table-row table:style-name="ro1">
          <table:table-cell table:style-name="ce4" office:value-type="string" calcext:value-type="string">
            <text:p>07:40</text:p>
          </table:table-cell>
          <table:table-cell office:value-type="float" office:value="205857" calcext:value-type="float">
            <text:p>205857</text:p>
          </table:table-cell>
          <table:table-cell office:value-type="float" office:value="227170.7692" calcext:value-type="float">
            <text:p>227170.7692</text:p>
          </table:table-cell>
          <table:table-cell office:value-type="float" office:value="337982.612" calcext:value-type="float">
            <text:p>337982.612</text:p>
          </table:table-cell>
          <table:table-cell office:value-type="float" office:value="116358.9265" calcext:value-type="float">
            <text:p>116358.9265</text:p>
          </table:table-cell>
          <table:table-cell office:value-type="float" office:value="448794.4547" calcext:value-type="float">
            <text:p>448794.4547</text:p>
          </table:table-cell>
          <table:table-cell office:value-type="float" office:value="5547.0838" calcext:value-type="float">
            <text:p>5547.0838</text:p>
          </table:table-cell>
          <table:table-cell office:value-type="float" office:value="559606.2974" calcext:value-type="float">
            <text:p>559606.2974</text:p>
          </table:table-cell>
          <table:table-cell office:value-type="float" office:value="-105264.759" calcext:value-type="float">
            <text:p>-105264.759</text:p>
          </table:table-cell>
          <table:table-cell/>
        </table:table-row>
        <table:table-row table:style-name="ro1">
          <table:table-cell table:style-name="ce4" office:value-type="string" calcext:value-type="string">
            <text:p>07:50</text:p>
          </table:table-cell>
          <table:table-cell office:value-type="float" office:value="213849" calcext:value-type="float">
            <text:p>213849</text:p>
          </table:table-cell>
          <table:table-cell office:value-type="float" office:value="236997.1538" calcext:value-type="float">
            <text:p>236997.1538</text:p>
          </table:table-cell>
          <table:table-cell office:value-type="float" office:value="338786.2652" calcext:value-type="float">
            <text:p>338786.2652</text:p>
          </table:table-cell>
          <table:table-cell office:value-type="float" office:value="135208.0425" calcext:value-type="float">
            <text:p>135208.0425</text:p>
          </table:table-cell>
          <table:table-cell office:value-type="float" office:value="440575.3766" calcext:value-type="float">
            <text:p>440575.3766</text:p>
          </table:table-cell>
          <table:table-cell office:value-type="float" office:value="33418.9311" calcext:value-type="float">
            <text:p>33418.9311</text:p>
          </table:table-cell>
          <table:table-cell office:value-type="float" office:value="542364.488" calcext:value-type="float">
            <text:p>542364.488</text:p>
          </table:table-cell>
          <table:table-cell office:value-type="float" office:value="-68370.1803" calcext:value-type="float">
            <text:p>-68370.1803</text:p>
          </table:table-cell>
          <table:table-cell/>
        </table:table-row>
        <table:table-row table:style-name="ro1">
          <table:table-cell table:style-name="ce4" office:value-type="string" calcext:value-type="string">
            <text:p>08:00</text:p>
          </table:table-cell>
          <table:table-cell office:value-type="float" office:value="394990" calcext:value-type="float">
            <text:p>394990</text:p>
          </table:table-cell>
          <table:table-cell office:value-type="float" office:value="231096.9231" calcext:value-type="float">
            <text:p>231096.9231</text:p>
          </table:table-cell>
          <table:table-cell office:value-type="float" office:value="331739.6196" calcext:value-type="float">
            <text:p>331739.6196</text:p>
          </table:table-cell>
          <table:table-cell office:value-type="float" office:value="130454.2265" calcext:value-type="float">
            <text:p>130454.2265</text:p>
          </table:table-cell>
          <table:table-cell office:value-type="float" office:value="432382.3162" calcext:value-type="float">
            <text:p>432382.3162</text:p>
          </table:table-cell>
          <table:table-cell office:value-type="float" office:value="29811.53" calcext:value-type="float">
            <text:p>29811.53</text:p>
          </table:table-cell>
          <table:table-cell office:value-type="float" office:value="533025.0127" calcext:value-type="float">
            <text:p>533025.0127</text:p>
          </table:table-cell>
          <table:table-cell office:value-type="float" office:value="-70831.1666" calcext:value-type="float">
            <text:p>-70831.1666</text:p>
          </table:table-cell>
          <table:table-cell/>
        </table:table-row>
        <table:table-row table:style-name="ro1">
          <table:table-cell table:style-name="ce4" office:value-type="string" calcext:value-type="string">
            <text:p>08:10</text:p>
          </table:table-cell>
          <table:table-cell office:value-type="float" office:value="201028" calcext:value-type="float">
            <text:p>201028</text:p>
          </table:table-cell>
          <table:table-cell office:value-type="float" office:value="224661.2308" calcext:value-type="float">
            <text:p>224661.2308</text:p>
          </table:table-cell>
          <table:table-cell office:value-type="float" office:value="309605.049" calcext:value-type="float">
            <text:p>309605.049</text:p>
          </table:table-cell>
          <table:table-cell office:value-type="float" office:value="139717.4126" calcext:value-type="float">
            <text:p>139717.4126</text:p>
          </table:table-cell>
          <table:table-cell office:value-type="float" office:value="394548.8671" calcext:value-type="float">
            <text:p>394548.8671</text:p>
          </table:table-cell>
          <table:table-cell office:value-type="float" office:value="54773.5944" calcext:value-type="float">
            <text:p>54773.5944</text:p>
          </table:table-cell>
          <table:table-cell office:value-type="float" office:value="479492.6853" calcext:value-type="float">
            <text:p>479492.6853</text:p>
          </table:table-cell>
          <table:table-cell office:value-type="float" office:value="-30170.2238" calcext:value-type="float">
            <text:p>-30170.2238</text:p>
          </table:table-cell>
          <table:table-cell/>
        </table:table-row>
        <table:table-row table:style-name="ro1">
          <table:table-cell table:style-name="ce4" office:value-type="string" calcext:value-type="string">
            <text:p>08:20</text:p>
          </table:table-cell>
          <table:table-cell office:value-type="float" office:value="272683" calcext:value-type="float">
            <text:p>272683</text:p>
          </table:table-cell>
          <table:table-cell office:value-type="float" office:value="234130.8462" calcext:value-type="float">
            <text:p>234130.8462</text:p>
          </table:table-cell>
          <table:table-cell office:value-type="float" office:value="307414.5933" calcext:value-type="float">
            <text:p>307414.5933</text:p>
          </table:table-cell>
          <table:table-cell office:value-type="float" office:value="160847.099" calcext:value-type="float">
            <text:p>160847.099</text:p>
          </table:table-cell>
          <table:table-cell office:value-type="float" office:value="380698.3405" calcext:value-type="float">
            <text:p>380698.3405</text:p>
          </table:table-cell>
          <table:table-cell office:value-type="float" office:value="87563.3518" calcext:value-type="float">
            <text:p>87563.3518</text:p>
          </table:table-cell>
          <table:table-cell office:value-type="float" office:value="453982.0877" calcext:value-type="float">
            <text:p>453982.0877</text:p>
          </table:table-cell>
          <table:table-cell office:value-type="float" office:value="14279.6046" calcext:value-type="float">
            <text:p>14279.6046</text:p>
          </table:table-cell>
          <table:table-cell/>
        </table:table-row>
        <table:table-row table:style-name="ro1">
          <table:table-cell table:style-name="ce4" office:value-type="string" calcext:value-type="string">
            <text:p>08:30</text:p>
          </table:table-cell>
          <table:table-cell office:value-type="float" office:value="454788" calcext:value-type="float">
            <text:p>454788</text:p>
          </table:table-cell>
          <table:table-cell office:value-type="float" office:value="231271" calcext:value-type="float">
            <text:p>231271</text:p>
          </table:table-cell>
          <table:table-cell office:value-type="float" office:value="302035.2684" calcext:value-type="float">
            <text:p>302035.2684</text:p>
          </table:table-cell>
          <table:table-cell office:value-type="float" office:value="160506.7316" calcext:value-type="float">
            <text:p>160506.7316</text:p>
          </table:table-cell>
          <table:table-cell office:value-type="float" office:value="372799.5368" calcext:value-type="float">
            <text:p>372799.5368</text:p>
          </table:table-cell>
          <table:table-cell office:value-type="float" office:value="89742.4632" calcext:value-type="float">
            <text:p>89742.4632</text:p>
          </table:table-cell>
          <table:table-cell office:value-type="float" office:value="443563.8052" calcext:value-type="float">
            <text:p>443563.8052</text:p>
          </table:table-cell>
          <table:table-cell office:value-type="float" office:value="18978.1948" calcext:value-type="float">
            <text:p>18978.19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08:40</text:p>
          </table:table-cell>
          <table:table-cell office:value-type="float" office:value="260064" calcext:value-type="float">
            <text:p>260064</text:p>
          </table:table-cell>
          <table:table-cell office:value-type="float" office:value="244144.1538" calcext:value-type="float">
            <text:p>244144.1538</text:p>
          </table:table-cell>
          <table:table-cell office:value-type="float" office:value="337570.5396" calcext:value-type="float">
            <text:p>337570.5396</text:p>
          </table:table-cell>
          <table:table-cell office:value-type="float" office:value="150717.768" calcext:value-type="float">
            <text:p>150717.768</text:p>
          </table:table-cell>
          <table:table-cell office:value-type="float" office:value="430996.9255" calcext:value-type="float">
            <text:p>430996.9255</text:p>
          </table:table-cell>
          <table:table-cell office:value-type="float" office:value="57291.3822" calcext:value-type="float">
            <text:p>57291.3822</text:p>
          </table:table-cell>
          <table:table-cell office:value-type="float" office:value="524423.3113" calcext:value-type="float">
            <text:p>524423.3113</text:p>
          </table:table-cell>
          <table:table-cell office:value-type="float" office:value="-36135.0036" calcext:value-type="float">
            <text:p>-36135.0036</text:p>
          </table:table-cell>
          <table:table-cell/>
        </table:table-row>
        <table:table-row table:style-name="ro1">
          <table:table-cell table:style-name="ce4" office:value-type="string" calcext:value-type="string">
            <text:p>08:50</text:p>
          </table:table-cell>
          <table:table-cell office:value-type="float" office:value="130809" calcext:value-type="float">
            <text:p>130809</text:p>
          </table:table-cell>
          <table:table-cell office:value-type="float" office:value="247535.5385" calcext:value-type="float">
            <text:p>247535.5385</text:p>
          </table:table-cell>
          <table:table-cell office:value-type="float" office:value="340653.9004" calcext:value-type="float">
            <text:p>340653.9004</text:p>
          </table:table-cell>
          <table:table-cell office:value-type="float" office:value="154417.1765" calcext:value-type="float">
            <text:p>154417.1765</text:p>
          </table:table-cell>
          <table:table-cell office:value-type="float" office:value="433772.2624" calcext:value-type="float">
            <text:p>433772.2624</text:p>
          </table:table-cell>
          <table:table-cell office:value-type="float" office:value="61298.8145" calcext:value-type="float">
            <text:p>61298.8145</text:p>
          </table:table-cell>
          <table:table-cell office:value-type="float" office:value="526890.6243" calcext:value-type="float">
            <text:p>526890.6243</text:p>
          </table:table-cell>
          <table:table-cell office:value-type="float" office:value="-31819.5474" calcext:value-type="float">
            <text:p>-31819.5474</text:p>
          </table:table-cell>
          <table:table-cell/>
        </table:table-row>
        <table:table-row table:style-name="ro1">
          <table:table-cell table:style-name="ce4" office:value-type="string" calcext:value-type="string">
            <text:p>09:00</text:p>
          </table:table-cell>
          <table:table-cell office:value-type="float" office:value="254354" calcext:value-type="float">
            <text:p>254354</text:p>
          </table:table-cell>
          <table:table-cell office:value-type="float" office:value="245620.3077" calcext:value-type="float">
            <text:p>245620.3077</text:p>
          </table:table-cell>
          <table:table-cell office:value-type="float" office:value="341013.0358" calcext:value-type="float">
            <text:p>341013.0358</text:p>
          </table:table-cell>
          <table:table-cell office:value-type="float" office:value="150227.5796" calcext:value-type="float">
            <text:p>150227.5796</text:p>
          </table:table-cell>
          <table:table-cell office:value-type="float" office:value="436405.7639" calcext:value-type="float">
            <text:p>436405.7639</text:p>
          </table:table-cell>
          <table:table-cell office:value-type="float" office:value="54834.8515" calcext:value-type="float">
            <text:p>54834.8515</text:p>
          </table:table-cell>
          <table:table-cell office:value-type="float" office:value="531798.492" calcext:value-type="float">
            <text:p>531798.492</text:p>
          </table:table-cell>
          <table:table-cell office:value-type="float" office:value="-40557.8766" calcext:value-type="float">
            <text:p>-40557.8766</text:p>
          </table:table-cell>
          <table:table-cell/>
        </table:table-row>
        <table:table-row table:style-name="ro1">
          <table:table-cell table:style-name="ce4" office:value-type="string" calcext:value-type="string">
            <text:p>09:10</text:p>
          </table:table-cell>
          <table:table-cell office:value-type="float" office:value="323454" calcext:value-type="float">
            <text:p>323454</text:p>
          </table:table-cell>
          <table:table-cell office:value-type="float" office:value="249132" calcext:value-type="float">
            <text:p>249132</text:p>
          </table:table-cell>
          <table:table-cell office:value-type="float" office:value="343890.5841" calcext:value-type="float">
            <text:p>343890.5841</text:p>
          </table:table-cell>
          <table:table-cell office:value-type="float" office:value="154373.4159" calcext:value-type="float">
            <text:p>154373.4159</text:p>
          </table:table-cell>
          <table:table-cell office:value-type="float" office:value="438649.1681" calcext:value-type="float">
            <text:p>438649.1681</text:p>
          </table:table-cell>
          <table:table-cell office:value-type="float" office:value="59614.8319" calcext:value-type="float">
            <text:p>59614.8319</text:p>
          </table:table-cell>
          <table:table-cell office:value-type="float" office:value="533407.7522" calcext:value-type="float">
            <text:p>533407.7522</text:p>
          </table:table-cell>
          <table:table-cell office:value-type="float" office:value="-35143.7522" calcext:value-type="float">
            <text:p>-35143.7522</text:p>
          </table:table-cell>
          <table:table-cell/>
        </table:table-row>
        <table:table-row table:style-name="ro1">
          <table:table-cell table:style-name="ce4" office:value-type="string" calcext:value-type="string">
            <text:p>09:20</text:p>
          </table:table-cell>
          <table:table-cell office:value-type="float" office:value="318751" calcext:value-type="float">
            <text:p>318751</text:p>
          </table:table-cell>
          <table:table-cell office:value-type="float" office:value="262719.3077" calcext:value-type="float">
            <text:p>262719.3077</text:p>
          </table:table-cell>
          <table:table-cell office:value-type="float" office:value="354191.5652" calcext:value-type="float">
            <text:p>354191.5652</text:p>
          </table:table-cell>
          <table:table-cell office:value-type="float" office:value="171247.0502" calcext:value-type="float">
            <text:p>171247.0502</text:p>
          </table:table-cell>
          <table:table-cell office:value-type="float" office:value="445663.8227" calcext:value-type="float">
            <text:p>445663.8227</text:p>
          </table:table-cell>
          <table:table-cell office:value-type="float" office:value="79774.7927" calcext:value-type="float">
            <text:p>79774.7927</text:p>
          </table:table-cell>
          <table:table-cell office:value-type="float" office:value="537136.0802" calcext:value-type="float">
            <text:p>537136.0802</text:p>
          </table:table-cell>
          <table:table-cell office:value-type="float" office:value="-11697.4648" calcext:value-type="float">
            <text:p>-11697.4648</text:p>
          </table:table-cell>
          <table:table-cell/>
        </table:table-row>
        <table:table-row table:style-name="ro1">
          <table:table-cell table:style-name="ce4" office:value-type="string" calcext:value-type="string">
            <text:p>09:30</text:p>
          </table:table-cell>
          <table:table-cell office:value-type="float" office:value="241479" calcext:value-type="float">
            <text:p>241479</text:p>
          </table:table-cell>
          <table:table-cell office:value-type="float" office:value="264452" calcext:value-type="float">
            <text:p>264452</text:p>
          </table:table-cell>
          <table:table-cell office:value-type="float" office:value="356820.7853" calcext:value-type="float">
            <text:p>356820.7853</text:p>
          </table:table-cell>
          <table:table-cell office:value-type="float" office:value="172083.2147" calcext:value-type="float">
            <text:p>172083.2147</text:p>
          </table:table-cell>
          <table:table-cell office:value-type="float" office:value="449189.5705" calcext:value-type="float">
            <text:p>449189.5705</text:p>
          </table:table-cell>
          <table:table-cell office:value-type="float" office:value="79714.4295" calcext:value-type="float">
            <text:p>79714.4295</text:p>
          </table:table-cell>
          <table:table-cell office:value-type="float" office:value="541558.3558" calcext:value-type="float">
            <text:p>541558.3558</text:p>
          </table:table-cell>
          <table:table-cell office:value-type="float" office:value="-12654.3558" calcext:value-type="float">
            <text:p>-12654.3558</text:p>
          </table:table-cell>
          <table:table-cell/>
        </table:table-row>
        <table:table-row table:style-name="ro1">
          <table:table-cell table:style-name="ce4" office:value-type="string" calcext:value-type="string">
            <text:p>09:40</text:p>
          </table:table-cell>
          <table:table-cell office:value-type="float" office:value="234994" calcext:value-type="float">
            <text:p>234994</text:p>
          </table:table-cell>
          <table:table-cell office:value-type="float" office:value="271985.7692" calcext:value-type="float">
            <text:p>271985.7692</text:p>
          </table:table-cell>
          <table:table-cell office:value-type="float" office:value="357403.4231" calcext:value-type="float">
            <text:p>357403.4231</text:p>
          </table:table-cell>
          <table:table-cell office:value-type="float" office:value="186568.1154" calcext:value-type="float">
            <text:p>186568.1154</text:p>
          </table:table-cell>
          <table:table-cell office:value-type="float" office:value="442821.0769" calcext:value-type="float">
            <text:p>442821.0769</text:p>
          </table:table-cell>
          <table:table-cell office:value-type="float" office:value="101150.4615" calcext:value-type="float">
            <text:p>101150.4615</text:p>
          </table:table-cell>
          <table:table-cell office:value-type="float" office:value="528238.7308" calcext:value-type="float">
            <text:p>528238.7308</text:p>
          </table:table-cell>
          <table:table-cell office:value-type="float" office:value="15732.8077" calcext:value-type="float">
            <text:p>15732.8077</text:p>
          </table:table-cell>
          <table:table-cell/>
        </table:table-row>
        <table:table-row table:style-name="ro1">
          <table:table-cell table:style-name="ce4" office:value-type="string" calcext:value-type="string">
            <text:p>09:50</text:p>
          </table:table-cell>
          <table:table-cell office:value-type="float" office:value="283496" calcext:value-type="float">
            <text:p>283496</text:p>
          </table:table-cell>
          <table:table-cell office:value-type="float" office:value="269776.9231" calcext:value-type="float">
            <text:p>269776.9231</text:p>
          </table:table-cell>
          <table:table-cell office:value-type="float" office:value="355795.6062" calcext:value-type="float">
            <text:p>355795.6062</text:p>
          </table:table-cell>
          <table:table-cell office:value-type="float" office:value="183758.24" calcext:value-type="float">
            <text:p>183758.24</text:p>
          </table:table-cell>
          <table:table-cell office:value-type="float" office:value="441814.2893" calcext:value-type="float">
            <text:p>441814.2893</text:p>
          </table:table-cell>
          <table:table-cell office:value-type="float" office:value="97739.5569" calcext:value-type="float">
            <text:p>97739.5569</text:p>
          </table:table-cell>
          <table:table-cell office:value-type="float" office:value="527832.9724" calcext:value-type="float">
            <text:p>527832.9724</text:p>
          </table:table-cell>
          <table:table-cell office:value-type="float" office:value="11720.8737" calcext:value-type="float">
            <text:p>11720.8737</text:p>
          </table:table-cell>
          <table:table-cell/>
        </table:table-row>
        <table:table-row table:style-name="ro1">
          <table:table-cell table:style-name="ce4" office:value-type="string" calcext:value-type="string">
            <text:p>10:00</text:p>
          </table:table-cell>
          <table:table-cell office:value-type="float" office:value="227855" calcext:value-type="float">
            <text:p>227855</text:p>
          </table:table-cell>
          <table:table-cell office:value-type="float" office:value="275749.1538" calcext:value-type="float">
            <text:p>275749.1538</text:p>
          </table:table-cell>
          <table:table-cell office:value-type="float" office:value="359628.7027" calcext:value-type="float">
            <text:p>359628.7027</text:p>
          </table:table-cell>
          <table:table-cell office:value-type="float" office:value="191869.605" calcext:value-type="float">
            <text:p>191869.605</text:p>
          </table:table-cell>
          <table:table-cell office:value-type="float" office:value="443508.2516" calcext:value-type="float">
            <text:p>443508.2516</text:p>
          </table:table-cell>
          <table:table-cell office:value-type="float" office:value="107990.0561" calcext:value-type="float">
            <text:p>107990.0561</text:p>
          </table:table-cell>
          <table:table-cell office:value-type="float" office:value="527387.8004" calcext:value-type="float">
            <text:p>527387.8004</text:p>
          </table:table-cell>
          <table:table-cell office:value-type="float" office:value="24110.5073" calcext:value-type="float">
            <text:p>24110.5073</text:p>
          </table:table-cell>
          <table:table-cell/>
        </table:table-row>
        <table:table-row table:style-name="ro1">
          <table:table-cell table:style-name="ce4" office:value-type="string" calcext:value-type="string">
            <text:p>10:10</text:p>
          </table:table-cell>
          <table:table-cell office:value-type="float" office:value="171482" calcext:value-type="float">
            <text:p>171482</text:p>
          </table:table-cell>
          <table:table-cell office:value-type="float" office:value="276826.5385" calcext:value-type="float">
            <text:p>276826.5385</text:p>
          </table:table-cell>
          <table:table-cell office:value-type="float" office:value="359931.129" calcext:value-type="float">
            <text:p>359931.129</text:p>
          </table:table-cell>
          <table:table-cell office:value-type="float" office:value="193721.9479" calcext:value-type="float">
            <text:p>193721.9479</text:p>
          </table:table-cell>
          <table:table-cell office:value-type="float" office:value="443035.7196" calcext:value-type="float">
            <text:p>443035.7196</text:p>
          </table:table-cell>
          <table:table-cell office:value-type="float" office:value="110617.3573" calcext:value-type="float">
            <text:p>110617.3573</text:p>
          </table:table-cell>
          <table:table-cell office:value-type="float" office:value="526140.3102" calcext:value-type="float">
            <text:p>526140.3102</text:p>
          </table:table-cell>
          <table:table-cell office:value-type="float" office:value="27512.7667" calcext:value-type="float">
            <text:p>27512.7667</text:p>
          </table:table-cell>
          <table:table-cell/>
        </table:table-row>
        <table:table-row table:style-name="ro1">
          <table:table-cell table:style-name="ce4" office:value-type="string" calcext:value-type="string">
            <text:p>10:20</text:p>
          </table:table-cell>
          <table:table-cell office:value-type="float" office:value="57128" calcext:value-type="float">
            <text:p>57128</text:p>
          </table:table-cell>
          <table:table-cell office:value-type="float" office:value="259633.6154" calcext:value-type="float">
            <text:p>259633.6154</text:p>
          </table:table-cell>
          <table:table-cell office:value-type="float" office:value="339304.0762" calcext:value-type="float">
            <text:p>339304.0762</text:p>
          </table:table-cell>
          <table:table-cell office:value-type="float" office:value="179963.1545" calcext:value-type="float">
            <text:p>179963.1545</text:p>
          </table:table-cell>
          <table:table-cell office:value-type="float" office:value="418974.5371" calcext:value-type="float">
            <text:p>418974.5371</text:p>
          </table:table-cell>
          <table:table-cell office:value-type="float" office:value="100292.6937" calcext:value-type="float">
            <text:p>100292.6937</text:p>
          </table:table-cell>
          <table:table-cell office:value-type="float" office:value="498644.9979" calcext:value-type="float">
            <text:p>498644.9979</text:p>
          </table:table-cell>
          <table:table-cell office:value-type="float" office:value="20622.2328" calcext:value-type="float">
            <text:p>20622.2328</text:p>
          </table:table-cell>
          <table:table-cell/>
        </table:table-row>
        <table:table-row table:style-name="ro1" table:number-rows-repeated="3">
          <table:table-cell table:style-name="ce4"/>
          <table:table-cell table:number-columns-repeated="9"/>
        </table:table-row>
        <table:table-row table:style-name="ro1" table:number-rows-repeated="104844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xample C" table:style-name="ta1">
        <office:forms form:automatic-focus="false" form:apply-design-mode="false"/>
        <table:shapes>
          <draw:frame draw:z-index="0" draw:style-name="gr1" draw:text-style-name="P1" svg:width="6.2988in" svg:height="3.5429in" svg:x="2.3425in" svg:y="0.0496in">
            <draw:object draw:notify-on-update-of-ranges="'example C'.A2:'example C'.A146 'example C'.B1:'example C'.B1 'example C'.B2:'example C'.B1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12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#Time</text:p>
          </table:table-cell>
          <table:table-cell office:value-type="string" calcext:value-type="string">
            <text:p>Sample</text:p>
          </table:table-cell>
          <table:table-cell table:number-columns-repeated="3"/>
        </table:table-row>
        <table:table-row table:style-name="ro1">
          <table:table-cell office:value-type="time" office:time-value="PT1060762H20M00.050000288S" calcext:value-type="time">
            <text:p>10:20</text:p>
          </table:table-cell>
          <table:table-cell office:value-type="float" office:value="344970" calcext:value-type="float">
            <text:p>344970</text:p>
          </table:table-cell>
          <table:table-cell table:number-columns-repeated="3"/>
        </table:table-row>
        <table:table-row table:style-name="ro1">
          <table:table-cell office:value-type="time" office:time-value="PT1060762H30M00.049999729S" calcext:value-type="time">
            <text:p>10:30</text:p>
          </table:table-cell>
          <table:table-cell office:value-type="float" office:value="222923" calcext:value-type="float">
            <text:p>222923</text:p>
          </table:table-cell>
          <table:table-cell table:number-columns-repeated="3"/>
        </table:table-row>
        <table:table-row table:style-name="ro1">
          <table:table-cell office:value-type="time" office:time-value="PT1060762H40M00.050000846S" calcext:value-type="time">
            <text:p>10:40</text:p>
          </table:table-cell>
          <table:table-cell office:value-type="float" office:value="448440" calcext:value-type="float">
            <text:p>448440</text:p>
          </table:table-cell>
          <table:table-cell table:number-columns-repeated="3"/>
        </table:table-row>
        <table:table-row table:style-name="ro1">
          <table:table-cell office:value-type="time" office:time-value="PT1060762H50M00.050000288S" calcext:value-type="time">
            <text:p>10:50</text:p>
          </table:table-cell>
          <table:table-cell office:value-type="float" office:value="267913" calcext:value-type="float">
            <text:p>267913</text:p>
          </table:table-cell>
          <table:table-cell table:number-columns-repeated="3"/>
        </table:table-row>
        <table:table-row table:style-name="ro1">
          <table:table-cell office:value-type="time" office:time-value="PT1060763H00M00.049999729S" calcext:value-type="time">
            <text:p>11:00</text:p>
          </table:table-cell>
          <table:table-cell office:value-type="float" office:value="324560" calcext:value-type="float">
            <text:p>324560</text:p>
          </table:table-cell>
          <table:table-cell table:number-columns-repeated="3"/>
        </table:table-row>
        <table:table-row table:style-name="ro1">
          <table:table-cell office:value-type="time" office:time-value="PT1060763H10M00.050000008S" calcext:value-type="time">
            <text:p>11:10</text:p>
          </table:table-cell>
          <table:table-cell office:value-type="float" office:value="342046" calcext:value-type="float">
            <text:p>342046</text:p>
          </table:table-cell>
          <table:table-cell table:number-columns-repeated="3"/>
        </table:table-row>
        <table:table-row table:style-name="ro1">
          <table:table-cell office:value-type="time" office:time-value="PT1060763H20M00.050000288S" calcext:value-type="time">
            <text:p>11:20</text:p>
          </table:table-cell>
          <table:table-cell office:value-type="float" office:value="171507" calcext:value-type="float">
            <text:p>171507</text:p>
          </table:table-cell>
          <table:table-cell table:number-columns-repeated="3"/>
        </table:table-row>
        <table:table-row table:style-name="ro1">
          <table:table-cell office:value-type="time" office:time-value="PT1060763H30M00.049999729S" calcext:value-type="time">
            <text:p>11:30</text:p>
          </table:table-cell>
          <table:table-cell office:value-type="float" office:value="286790" calcext:value-type="float">
            <text:p>286790</text:p>
          </table:table-cell>
          <table:table-cell table:number-columns-repeated="3"/>
        </table:table-row>
        <table:table-row table:style-name="ro1">
          <table:table-cell office:value-type="time" office:time-value="PT1060763H40M00.04999917S" calcext:value-type="time">
            <text:p>11:40</text:p>
          </table:table-cell>
          <table:table-cell office:value-type="float" office:value="346953" calcext:value-type="float">
            <text:p>346953</text:p>
          </table:table-cell>
          <table:table-cell table:number-columns-repeated="3"/>
        </table:table-row>
        <table:table-row table:style-name="ro1">
          <table:table-cell office:value-type="time" office:time-value="PT1060763H50M00.050000288S" calcext:value-type="time">
            <text:p>11:50</text:p>
          </table:table-cell>
          <table:table-cell office:value-type="float" office:value="297582" calcext:value-type="float">
            <text:p>297582</text:p>
          </table:table-cell>
          <table:table-cell table:number-columns-repeated="3"/>
        </table:table-row>
        <table:table-row table:style-name="ro1">
          <table:table-cell office:value-type="time" office:time-value="PT1060764H00M00.049999729S" calcext:value-type="time">
            <text:p>12:00</text:p>
          </table:table-cell>
          <table:table-cell office:value-type="float" office:value="779587" calcext:value-type="float">
            <text:p>779587</text:p>
          </table:table-cell>
          <table:table-cell table:number-columns-repeated="3"/>
        </table:table-row>
        <table:table-row table:style-name="ro1">
          <table:table-cell office:value-type="time" office:time-value="PT1060764H10M00.050000846S" calcext:value-type="time">
            <text:p>12:10</text:p>
          </table:table-cell>
          <table:table-cell office:value-type="float" office:value="416036" calcext:value-type="float">
            <text:p>416036</text:p>
          </table:table-cell>
          <table:table-cell table:number-columns-repeated="3"/>
        </table:table-row>
        <table:table-row table:style-name="ro1">
          <table:table-cell office:value-type="time" office:time-value="PT1060764H20M00.050000288S" calcext:value-type="time">
            <text:p>12:20</text:p>
          </table:table-cell>
          <table:table-cell office:value-type="float" office:value="371955" calcext:value-type="float">
            <text:p>371955</text:p>
          </table:table-cell>
          <table:table-cell table:number-columns-repeated="3"/>
        </table:table-row>
        <table:table-row table:style-name="ro1">
          <table:table-cell office:value-type="time" office:time-value="PT1060764H30M00.049999729S" calcext:value-type="time">
            <text:p>12:30</text:p>
          </table:table-cell>
          <table:table-cell office:value-type="float" office:value="557372" calcext:value-type="float">
            <text:p>557372</text:p>
          </table:table-cell>
          <table:table-cell table:number-columns-repeated="3"/>
        </table:table-row>
        <table:table-row table:style-name="ro1">
          <table:table-cell office:value-type="time" office:time-value="PT1060764H40M00.050000008S" calcext:value-type="time">
            <text:p>12:40</text:p>
          </table:table-cell>
          <table:table-cell office:value-type="float" office:value="476234" calcext:value-type="float">
            <text:p>476234</text:p>
          </table:table-cell>
          <table:table-cell table:number-columns-repeated="3"/>
        </table:table-row>
        <table:table-row table:style-name="ro1">
          <table:table-cell office:value-type="time" office:time-value="PT1060764H50M00.050000288S" calcext:value-type="time">
            <text:p>12:50</text:p>
          </table:table-cell>
          <table:table-cell office:value-type="float" office:value="377048" calcext:value-type="float">
            <text:p>377048</text:p>
          </table:table-cell>
          <table:table-cell table:number-columns-repeated="3"/>
        </table:table-row>
        <table:table-row table:style-name="ro1">
          <table:table-cell office:value-type="time" office:time-value="PT1060765H00M00.049999729S" calcext:value-type="time">
            <text:p>13:00</text:p>
          </table:table-cell>
          <table:table-cell office:value-type="float" office:value="117091" calcext:value-type="float">
            <text:p>117091</text:p>
          </table:table-cell>
          <table:table-cell table:number-columns-repeated="3"/>
        </table:table-row>
        <table:table-row table:style-name="ro1">
          <table:table-cell office:value-type="time" office:time-value="PT1060765H10M00.04999917S" calcext:value-type="time">
            <text:p>13:10</text:p>
          </table:table-cell>
          <table:table-cell office:value-type="float" office:value="444633" calcext:value-type="float">
            <text:p>444633</text:p>
          </table:table-cell>
          <table:table-cell table:number-columns-repeated="3"/>
        </table:table-row>
        <table:table-row table:style-name="ro1">
          <table:table-cell office:value-type="time" office:time-value="PT1060765H20M00.050000288S" calcext:value-type="time">
            <text:p>13:20</text:p>
          </table:table-cell>
          <table:table-cell office:value-type="float" office:value="547507" calcext:value-type="float">
            <text:p>547507</text:p>
          </table:table-cell>
          <table:table-cell table:number-columns-repeated="3"/>
        </table:table-row>
        <table:table-row table:style-name="ro1">
          <table:table-cell office:value-type="time" office:time-value="PT1060765H30M00.049999729S" calcext:value-type="time">
            <text:p>13:30</text:p>
          </table:table-cell>
          <table:table-cell office:value-type="float" office:value="485524" calcext:value-type="float">
            <text:p>485524</text:p>
          </table:table-cell>
          <table:table-cell table:number-columns-repeated="3"/>
        </table:table-row>
        <table:table-row table:style-name="ro1">
          <table:table-cell office:value-type="time" office:time-value="PT1060765H40M00.050000846S" calcext:value-type="time">
            <text:p>13:40</text:p>
          </table:table-cell>
          <table:table-cell office:value-type="float" office:value="547314" calcext:value-type="float">
            <text:p>547314</text:p>
          </table:table-cell>
          <table:table-cell table:number-columns-repeated="3"/>
        </table:table-row>
        <table:table-row table:style-name="ro1">
          <table:table-cell office:value-type="time" office:time-value="PT1060765H50M00.050000288S" calcext:value-type="time">
            <text:p>13:50</text:p>
          </table:table-cell>
          <table:table-cell office:value-type="float" office:value="322924" calcext:value-type="float">
            <text:p>322924</text:p>
          </table:table-cell>
          <table:table-cell table:number-columns-repeated="3"/>
        </table:table-row>
        <table:table-row table:style-name="ro1">
          <table:table-cell office:value-type="time" office:time-value="PT1060766H00M00.049999729S" calcext:value-type="time">
            <text:p>14:00</text:p>
          </table:table-cell>
          <table:table-cell office:value-type="float" office:value="1092019" calcext:value-type="float">
            <text:p>1092019</text:p>
          </table:table-cell>
          <table:table-cell table:number-columns-repeated="3"/>
        </table:table-row>
        <table:table-row table:style-name="ro1">
          <table:table-cell office:value-type="time" office:time-value="PT1060766H10M00.050000008S" calcext:value-type="time">
            <text:p>14:10</text:p>
          </table:table-cell>
          <table:table-cell office:value-type="float" office:value="199903" calcext:value-type="float">
            <text:p>199903</text:p>
          </table:table-cell>
          <table:table-cell table:number-columns-repeated="3"/>
        </table:table-row>
        <table:table-row table:style-name="ro1">
          <table:table-cell office:value-type="time" office:time-value="PT1060766H20M00.050000288S" calcext:value-type="time">
            <text:p>14:20</text:p>
          </table:table-cell>
          <table:table-cell office:value-type="float" office:value="574129" calcext:value-type="float">
            <text:p>574129</text:p>
          </table:table-cell>
          <table:table-cell table:number-columns-repeated="3"/>
        </table:table-row>
        <table:table-row table:style-name="ro1">
          <table:table-cell office:value-type="time" office:time-value="PT1060766H30M00.049999729S" calcext:value-type="time">
            <text:p>14:30</text:p>
          </table:table-cell>
          <table:table-cell office:value-type="float" office:value="721306" calcext:value-type="float">
            <text:p>721306</text:p>
          </table:table-cell>
          <table:table-cell table:number-columns-repeated="3"/>
        </table:table-row>
        <table:table-row table:style-name="ro1">
          <table:table-cell office:value-type="time" office:time-value="PT1060766H40M00.04999917S" calcext:value-type="time">
            <text:p>14:40</text:p>
          </table:table-cell>
          <table:table-cell office:value-type="float" office:value="808404" calcext:value-type="float">
            <text:p>808404</text:p>
          </table:table-cell>
          <table:table-cell table:number-columns-repeated="3"/>
        </table:table-row>
        <table:table-row table:style-name="ro1">
          <table:table-cell office:value-type="time" office:time-value="PT1060766H50M00.050000288S" calcext:value-type="time">
            <text:p>14:50</text:p>
          </table:table-cell>
          <table:table-cell office:value-type="float" office:value="735837" calcext:value-type="float">
            <text:p>735837</text:p>
          </table:table-cell>
          <table:table-cell table:number-columns-repeated="3"/>
        </table:table-row>
        <table:table-row table:style-name="ro1">
          <table:table-cell office:value-type="time" office:time-value="PT1060767H00M00.049999729S" calcext:value-type="time">
            <text:p>15:00</text:p>
          </table:table-cell>
          <table:table-cell office:value-type="float" office:value="426842" calcext:value-type="float">
            <text:p>426842</text:p>
          </table:table-cell>
          <table:table-cell table:number-columns-repeated="3"/>
        </table:table-row>
        <table:table-row table:style-name="ro1">
          <table:table-cell office:value-type="time" office:time-value="PT1060767H10M00.050000846S" calcext:value-type="time">
            <text:p>15:10</text:p>
          </table:table-cell>
          <table:table-cell office:value-type="float" office:value="213035" calcext:value-type="float">
            <text:p>213035</text:p>
          </table:table-cell>
          <table:table-cell table:number-columns-repeated="3"/>
        </table:table-row>
        <table:table-row table:style-name="ro1">
          <table:table-cell office:value-type="time" office:time-value="PT1060767H20M00.050000288S" calcext:value-type="time">
            <text:p>15:20</text:p>
          </table:table-cell>
          <table:table-cell office:value-type="float" office:value="308223" calcext:value-type="float">
            <text:p>308223</text:p>
          </table:table-cell>
          <table:table-cell table:number-columns-repeated="3"/>
        </table:table-row>
        <table:table-row table:style-name="ro1">
          <table:table-cell office:value-type="time" office:time-value="PT1060767H30M00.049999729S" calcext:value-type="time">
            <text:p>15:30</text:p>
          </table:table-cell>
          <table:table-cell office:value-type="float" office:value="473039" calcext:value-type="float">
            <text:p>473039</text:p>
          </table:table-cell>
          <table:table-cell table:number-columns-repeated="3"/>
        </table:table-row>
        <table:table-row table:style-name="ro1">
          <table:table-cell office:value-type="time" office:time-value="PT1060767H40M00.050000008S" calcext:value-type="time">
            <text:p>15:40</text:p>
          </table:table-cell>
          <table:table-cell office:value-type="float" office:value="556375" calcext:value-type="float">
            <text:p>556375</text:p>
          </table:table-cell>
          <table:table-cell table:number-columns-repeated="3"/>
        </table:table-row>
        <table:table-row table:style-name="ro1">
          <table:table-cell office:value-type="time" office:time-value="PT1060767H50M00.050000288S" calcext:value-type="time">
            <text:p>15:50</text:p>
          </table:table-cell>
          <table:table-cell office:value-type="float" office:value="549040" calcext:value-type="float">
            <text:p>549040</text:p>
          </table:table-cell>
          <table:table-cell table:number-columns-repeated="3"/>
        </table:table-row>
        <table:table-row table:style-name="ro1">
          <table:table-cell office:value-type="time" office:time-value="PT1060768H00M00.049999729S" calcext:value-type="time">
            <text:p>16:00</text:p>
          </table:table-cell>
          <table:table-cell office:value-type="float" office:value="780939" calcext:value-type="float">
            <text:p>780939</text:p>
          </table:table-cell>
          <table:table-cell table:number-columns-repeated="3"/>
        </table:table-row>
        <table:table-row table:style-name="ro1">
          <table:table-cell office:value-type="time" office:time-value="PT1060768H10M00.04999917S" calcext:value-type="time">
            <text:p>16:10</text:p>
          </table:table-cell>
          <table:table-cell office:value-type="float" office:value="516135" calcext:value-type="float">
            <text:p>516135</text:p>
          </table:table-cell>
          <table:table-cell table:number-columns-repeated="3"/>
        </table:table-row>
        <table:table-row table:style-name="ro1">
          <table:table-cell office:value-type="time" office:time-value="PT1060768H20M00.050000288S" calcext:value-type="time">
            <text:p>16:20</text:p>
          </table:table-cell>
          <table:table-cell office:value-type="float" office:value="522682" calcext:value-type="float">
            <text:p>522682</text:p>
          </table:table-cell>
          <table:table-cell table:number-columns-repeated="3"/>
        </table:table-row>
        <table:table-row table:style-name="ro1">
          <table:table-cell office:value-type="time" office:time-value="PT1060768H30M00.049999729S" calcext:value-type="time">
            <text:p>16:30</text:p>
          </table:table-cell>
          <table:table-cell office:value-type="float" office:value="255543" calcext:value-type="float">
            <text:p>255543</text:p>
          </table:table-cell>
          <table:table-cell table:number-columns-repeated="3"/>
        </table:table-row>
        <table:table-row table:style-name="ro1">
          <table:table-cell office:value-type="time" office:time-value="PT1060768H40M00.050000846S" calcext:value-type="time">
            <text:p>16:40</text:p>
          </table:table-cell>
          <table:table-cell office:value-type="float" office:value="621437" calcext:value-type="float">
            <text:p>621437</text:p>
          </table:table-cell>
          <table:table-cell table:number-columns-repeated="3"/>
        </table:table-row>
        <table:table-row table:style-name="ro1">
          <table:table-cell office:value-type="time" office:time-value="PT1060768H50M00.050000288S" calcext:value-type="time">
            <text:p>16:50</text:p>
          </table:table-cell>
          <table:table-cell office:value-type="float" office:value="737701" calcext:value-type="float">
            <text:p>737701</text:p>
          </table:table-cell>
          <table:table-cell table:number-columns-repeated="3"/>
        </table:table-row>
        <table:table-row table:style-name="ro1">
          <table:table-cell office:value-type="time" office:time-value="PT1060769H00M00.049999729S" calcext:value-type="time">
            <text:p>17:00</text:p>
          </table:table-cell>
          <table:table-cell office:value-type="float" office:value="167441" calcext:value-type="float">
            <text:p>167441</text:p>
          </table:table-cell>
          <table:table-cell table:number-columns-repeated="3"/>
        </table:table-row>
        <table:table-row table:style-name="ro1">
          <table:table-cell office:value-type="time" office:time-value="PT1060769H10M00.050000008S" calcext:value-type="time">
            <text:p>17:10</text:p>
          </table:table-cell>
          <table:table-cell office:value-type="float" office:value="585977" calcext:value-type="float">
            <text:p>585977</text:p>
          </table:table-cell>
          <table:table-cell table:number-columns-repeated="3"/>
        </table:table-row>
        <table:table-row table:style-name="ro1">
          <table:table-cell office:value-type="time" office:time-value="PT1060769H20M00.050000288S" calcext:value-type="time">
            <text:p>17:20</text:p>
          </table:table-cell>
          <table:table-cell office:value-type="float" office:value="668247" calcext:value-type="float">
            <text:p>668247</text:p>
          </table:table-cell>
          <table:table-cell table:number-columns-repeated="3"/>
        </table:table-row>
        <table:table-row table:style-name="ro1">
          <table:table-cell office:value-type="time" office:time-value="PT1060769H30M00.049999729S" calcext:value-type="time">
            <text:p>17:30</text:p>
          </table:table-cell>
          <table:table-cell office:value-type="float" office:value="415742" calcext:value-type="float">
            <text:p>415742</text:p>
          </table:table-cell>
          <table:table-cell table:number-columns-repeated="3"/>
        </table:table-row>
        <table:table-row table:style-name="ro1">
          <table:table-cell office:value-type="time" office:time-value="PT1060769H40M00.04999917S" calcext:value-type="time">
            <text:p>17:40</text:p>
          </table:table-cell>
          <table:table-cell office:value-type="float" office:value="727229" calcext:value-type="float">
            <text:p>727229</text:p>
          </table:table-cell>
          <table:table-cell table:number-columns-repeated="3"/>
        </table:table-row>
        <table:table-row table:style-name="ro1">
          <table:table-cell office:value-type="time" office:time-value="PT1060769H50M00.050000288S" calcext:value-type="time">
            <text:p>17:50</text:p>
          </table:table-cell>
          <table:table-cell office:value-type="float" office:value="338148" calcext:value-type="float">
            <text:p>338148</text:p>
          </table:table-cell>
          <table:table-cell table:number-columns-repeated="3"/>
        </table:table-row>
        <table:table-row table:style-name="ro1">
          <table:table-cell office:value-type="time" office:time-value="PT1060770H00M00.049999729S" calcext:value-type="time">
            <text:p>18:00</text:p>
          </table:table-cell>
          <table:table-cell office:value-type="float" office:value="398395" calcext:value-type="float">
            <text:p>398395</text:p>
          </table:table-cell>
          <table:table-cell table:number-columns-repeated="3"/>
        </table:table-row>
        <table:table-row table:style-name="ro1">
          <table:table-cell office:value-type="time" office:time-value="PT1060770H10M00.050000846S" calcext:value-type="time">
            <text:p>18:10</text:p>
          </table:table-cell>
          <table:table-cell office:value-type="float" office:value="677948" calcext:value-type="float">
            <text:p>677948</text:p>
          </table:table-cell>
          <table:table-cell table:number-columns-repeated="3"/>
        </table:table-row>
        <table:table-row table:style-name="ro1">
          <table:table-cell office:value-type="time" office:time-value="PT1060770H20M00.050000288S" calcext:value-type="time">
            <text:p>18:20</text:p>
          </table:table-cell>
          <table:table-cell office:value-type="float" office:value="653787" calcext:value-type="float">
            <text:p>653787</text:p>
          </table:table-cell>
          <table:table-cell table:number-columns-repeated="3"/>
        </table:table-row>
        <table:table-row table:style-name="ro1">
          <table:table-cell office:value-type="time" office:time-value="PT1060770H30M00.049999729S" calcext:value-type="time">
            <text:p>18:30</text:p>
          </table:table-cell>
          <table:table-cell office:value-type="float" office:value="650538" calcext:value-type="float">
            <text:p>650538</text:p>
          </table:table-cell>
          <table:table-cell table:number-columns-repeated="3"/>
        </table:table-row>
        <table:table-row table:style-name="ro1">
          <table:table-cell office:value-type="time" office:time-value="PT1060770H40M00.050000008S" calcext:value-type="time">
            <text:p>18:40</text:p>
          </table:table-cell>
          <table:table-cell office:value-type="float" office:value="662722" calcext:value-type="float">
            <text:p>662722</text:p>
          </table:table-cell>
          <table:table-cell table:number-columns-repeated="3"/>
        </table:table-row>
        <table:table-row table:style-name="ro1">
          <table:table-cell office:value-type="time" office:time-value="PT1060770H50M00.050000288S" calcext:value-type="time">
            <text:p>18:50</text:p>
          </table:table-cell>
          <table:table-cell office:value-type="float" office:value="751391" calcext:value-type="float">
            <text:p>751391</text:p>
          </table:table-cell>
          <table:table-cell table:number-columns-repeated="3"/>
        </table:table-row>
        <table:table-row table:style-name="ro1">
          <table:table-cell office:value-type="time" office:time-value="PT1060771H00M00.049999729S" calcext:value-type="time">
            <text:p>19:00</text:p>
          </table:table-cell>
          <table:table-cell office:value-type="float" office:value="684967" calcext:value-type="float">
            <text:p>684967</text:p>
          </table:table-cell>
          <table:table-cell table:number-columns-repeated="3"/>
        </table:table-row>
        <table:table-row table:style-name="ro1">
          <table:table-cell office:value-type="time" office:time-value="PT1060771H10M00.04999917S" calcext:value-type="time">
            <text:p>19:10</text:p>
          </table:table-cell>
          <table:table-cell office:value-type="float" office:value="494758" calcext:value-type="float">
            <text:p>494758</text:p>
          </table:table-cell>
          <table:table-cell table:number-columns-repeated="3"/>
        </table:table-row>
        <table:table-row table:style-name="ro1">
          <table:table-cell office:value-type="time" office:time-value="PT1060771H20M00.050000288S" calcext:value-type="time">
            <text:p>19:20</text:p>
          </table:table-cell>
          <table:table-cell office:value-type="float" office:value="500284" calcext:value-type="float">
            <text:p>500284</text:p>
          </table:table-cell>
          <table:table-cell table:number-columns-repeated="3"/>
        </table:table-row>
        <table:table-row table:style-name="ro1">
          <table:table-cell office:value-type="time" office:time-value="PT1060771H30M00.049999729S" calcext:value-type="time">
            <text:p>19:30</text:p>
          </table:table-cell>
          <table:table-cell office:value-type="float" office:value="775128" calcext:value-type="float">
            <text:p>775128</text:p>
          </table:table-cell>
          <table:table-cell table:number-columns-repeated="3"/>
        </table:table-row>
        <table:table-row table:style-name="ro1">
          <table:table-cell office:value-type="time" office:time-value="PT1060771H40M00.050000846S" calcext:value-type="time">
            <text:p>19:40</text:p>
          </table:table-cell>
          <table:table-cell office:value-type="float" office:value="276588" calcext:value-type="float">
            <text:p>276588</text:p>
          </table:table-cell>
          <table:table-cell table:number-columns-repeated="3"/>
        </table:table-row>
        <table:table-row table:style-name="ro1">
          <table:table-cell office:value-type="time" office:time-value="PT1060771H50M00.050000288S" calcext:value-type="time">
            <text:p>19:50</text:p>
          </table:table-cell>
          <table:table-cell office:value-type="float" office:value="798363" calcext:value-type="float">
            <text:p>798363</text:p>
          </table:table-cell>
          <table:table-cell table:number-columns-repeated="2"/>
          <table:table-cell office:value-type="string" calcext:value-type="string">
            <text:p>original</text:p>
          </table:table-cell>
        </table:table-row>
        <table:table-row table:style-name="ro1">
          <table:table-cell table:style-name="ce5" office:value-type="time" office:time-value="PT1060772H00M00.049999729S" calcext:value-type="time">
            <text:p>20:00</text:p>
          </table:table-cell>
          <table:table-cell table:formula="of:=[.E60]*0.25" office:value-type="float" office:value="203941.75" calcext:value-type="float">
            <text:p>203942</text:p>
          </table:table-cell>
          <table:table-cell table:number-columns-repeated="2"/>
          <table:table-cell office:value-type="float" office:value="815767" calcext:value-type="float">
            <text:p>815767</text:p>
          </table:table-cell>
        </table:table-row>
        <table:table-row table:style-name="ro1">
          <table:table-cell office:value-type="time" office:time-value="PT1060772H10M00.050000008S" calcext:value-type="time">
            <text:p>20:10</text:p>
          </table:table-cell>
          <table:table-cell office:value-type="float" office:value="162342" calcext:value-type="float">
            <text:p>162342</text:p>
          </table:table-cell>
          <table:table-cell table:number-columns-repeated="2"/>
          <table:table-cell office:value-type="float" office:value="873728" calcext:value-type="float">
            <text:p>873728</text:p>
          </table:table-cell>
        </table:table-row>
        <table:table-row table:style-name="ro1">
          <table:table-cell office:value-type="time" office:time-value="PT1060772H20M00.050000288S" calcext:value-type="time">
            <text:p>20:20</text:p>
          </table:table-cell>
          <table:table-cell table:formula="of:=[.E62]*0.25" office:value-type="float" office:value="198186.5" calcext:value-type="float">
            <text:p>198187</text:p>
          </table:table-cell>
          <table:table-cell table:number-columns-repeated="2"/>
          <table:table-cell office:value-type="float" office:value="792746" calcext:value-type="float">
            <text:p>792746</text:p>
          </table:table-cell>
        </table:table-row>
        <table:table-row table:style-name="ro1">
          <table:table-cell office:value-type="time" office:time-value="PT1060772H30M00.049999729S" calcext:value-type="time">
            <text:p>20:30</text:p>
          </table:table-cell>
          <table:table-cell table:formula="of:=[.E63]*0.25" office:value-type="float" office:value="86801.25" calcext:value-type="float">
            <text:p>86801</text:p>
          </table:table-cell>
          <table:table-cell table:number-columns-repeated="2"/>
          <table:table-cell office:value-type="float" office:value="347205" calcext:value-type="float">
            <text:p>347205</text:p>
          </table:table-cell>
        </table:table-row>
        <table:table-row table:style-name="ro1">
          <table:table-cell office:value-type="time" office:time-value="PT1060772H40M00.04999917S" calcext:value-type="time">
            <text:p>20:40</text:p>
          </table:table-cell>
          <table:table-cell table:formula="of:=[.E64]*0.25" office:value-type="float" office:value="177714" calcext:value-type="float">
            <text:p>177714</text:p>
          </table:table-cell>
          <table:table-cell table:number-columns-repeated="2"/>
          <table:table-cell office:value-type="float" office:value="710856" calcext:value-type="float">
            <text:p>710856</text:p>
          </table:table-cell>
        </table:table-row>
        <table:table-row table:style-name="ro1">
          <table:table-cell office:value-type="time" office:time-value="PT1060772H50M00.050000288S" calcext:value-type="time">
            <text:p>20:50</text:p>
          </table:table-cell>
          <table:table-cell table:formula="of:=[.E65]*0.25" office:value-type="float" office:value="216302.25" calcext:value-type="float">
            <text:p>216302</text:p>
          </table:table-cell>
          <table:table-cell table:number-columns-repeated="2"/>
          <table:table-cell office:value-type="float" office:value="865209" calcext:value-type="float">
            <text:p>865209</text:p>
          </table:table-cell>
        </table:table-row>
        <table:table-row table:style-name="ro1">
          <table:table-cell office:value-type="time" office:time-value="PT1060773H00M00.049999729S" calcext:value-type="time">
            <text:p>21:00</text:p>
          </table:table-cell>
          <table:table-cell table:formula="of:=[.E66]*0.25" office:value-type="float" office:value="77526.25" calcext:value-type="float">
            <text:p>77526</text:p>
          </table:table-cell>
          <table:table-cell table:number-columns-repeated="2"/>
          <table:table-cell office:value-type="float" office:value="310105" calcext:value-type="float">
            <text:p>310105</text:p>
          </table:table-cell>
        </table:table-row>
        <table:table-row table:style-name="ro1">
          <table:table-cell office:value-type="time" office:time-value="PT1060773H10M00.050000846S" calcext:value-type="time">
            <text:p>21:10</text:p>
          </table:table-cell>
          <table:table-cell table:formula="of:=[.E67]*0.25" office:value-type="float" office:value="192817.75" calcext:value-type="float">
            <text:p>192818</text:p>
          </table:table-cell>
          <table:table-cell table:number-columns-repeated="2"/>
          <table:table-cell office:value-type="float" office:value="771271" calcext:value-type="float">
            <text:p>771271</text:p>
          </table:table-cell>
        </table:table-row>
        <table:table-row table:style-name="ro1">
          <table:table-cell office:value-type="time" office:time-value="PT1060773H20M00.050000288S" calcext:value-type="time">
            <text:p>21:20</text:p>
          </table:table-cell>
          <table:table-cell table:formula="of:=[.E68]*0.25" office:value-type="float" office:value="95946.75" calcext:value-type="float">
            <text:p>95947</text:p>
          </table:table-cell>
          <table:table-cell table:number-columns-repeated="2"/>
          <table:table-cell office:value-type="float" office:value="383787" calcext:value-type="float">
            <text:p>383787</text:p>
          </table:table-cell>
        </table:table-row>
        <table:table-row table:style-name="ro1">
          <table:table-cell office:value-type="time" office:time-value="PT1060773H30M00.049999729S" calcext:value-type="time">
            <text:p>21:30</text:p>
          </table:table-cell>
          <table:table-cell table:formula="of:=[.E69]*0.25" office:value-type="float" office:value="111320.75" calcext:value-type="float">
            <text:p>111321</text:p>
          </table:table-cell>
          <table:table-cell table:number-columns-repeated="2"/>
          <table:table-cell office:value-type="float" office:value="445283" calcext:value-type="float">
            <text:p>445283</text:p>
          </table:table-cell>
        </table:table-row>
        <table:table-row table:style-name="ro1">
          <table:table-cell office:value-type="time" office:time-value="PT1060773H40M00.050000008S" calcext:value-type="time">
            <text:p>21:40</text:p>
          </table:table-cell>
          <table:table-cell table:formula="of:=[.E70]*0.25" office:value-type="float" office:value="83693.25" calcext:value-type="float">
            <text:p>83693</text:p>
          </table:table-cell>
          <table:table-cell table:number-columns-repeated="2"/>
          <table:table-cell office:value-type="float" office:value="334773" calcext:value-type="float">
            <text:p>334773</text:p>
          </table:table-cell>
        </table:table-row>
        <table:table-row table:style-name="ro1">
          <table:table-cell office:value-type="time" office:time-value="PT1060773H50M00.050000288S" calcext:value-type="time">
            <text:p>21:50</text:p>
          </table:table-cell>
          <table:table-cell table:formula="of:=[.E71]*0.25" office:value-type="float" office:value="171866" calcext:value-type="float">
            <text:p>171866</text:p>
          </table:table-cell>
          <table:table-cell table:number-columns-repeated="2"/>
          <table:table-cell office:value-type="float" office:value="687464" calcext:value-type="float">
            <text:p>687464</text:p>
          </table:table-cell>
        </table:table-row>
        <table:table-row table:style-name="ro1">
          <table:table-cell office:value-type="time" office:time-value="PT1060774H00M00.049999729S" calcext:value-type="time">
            <text:p>22:00</text:p>
          </table:table-cell>
          <table:table-cell table:formula="of:=[.E72]*0.25" office:value-type="float" office:value="115094.5" calcext:value-type="float">
            <text:p>115095</text:p>
          </table:table-cell>
          <table:table-cell table:number-columns-repeated="2"/>
          <table:table-cell office:value-type="float" office:value="460378" calcext:value-type="float">
            <text:p>460378</text:p>
          </table:table-cell>
        </table:table-row>
        <table:table-row table:style-name="ro1">
          <table:table-cell office:value-type="time" office:time-value="PT1060774H10M00.04999917S" calcext:value-type="time">
            <text:p>22:10</text:p>
          </table:table-cell>
          <table:table-cell table:formula="of:=[.E73]*0.25" office:value-type="float" office:value="113879" calcext:value-type="float">
            <text:p>113879</text:p>
          </table:table-cell>
          <table:table-cell table:number-columns-repeated="2"/>
          <table:table-cell office:value-type="float" office:value="455516" calcext:value-type="float">
            <text:p>455516</text:p>
          </table:table-cell>
        </table:table-row>
        <table:table-row table:style-name="ro1">
          <table:table-cell office:value-type="time" office:time-value="PT1060774H20M00.050000288S" calcext:value-type="time">
            <text:p>22:20</text:p>
          </table:table-cell>
          <table:table-cell table:formula="of:=[.E74]*0.25" office:value-type="float" office:value="139953.75" calcext:value-type="float">
            <text:p>139954</text:p>
          </table:table-cell>
          <table:table-cell table:number-columns-repeated="2"/>
          <table:table-cell office:value-type="float" office:value="559815" calcext:value-type="float">
            <text:p>559815</text:p>
          </table:table-cell>
        </table:table-row>
        <table:table-row table:style-name="ro1">
          <table:table-cell office:value-type="time" office:time-value="PT1060774H30M00.049999729S" calcext:value-type="time">
            <text:p>22:30</text:p>
          </table:table-cell>
          <table:table-cell table:formula="of:=[.E75]*0.25" office:value-type="float" office:value="144080.75" calcext:value-type="float">
            <text:p>144081</text:p>
          </table:table-cell>
          <table:table-cell table:number-columns-repeated="2"/>
          <table:table-cell office:value-type="float" office:value="576323" calcext:value-type="float">
            <text:p>576323</text:p>
          </table:table-cell>
        </table:table-row>
        <table:table-row table:style-name="ro1">
          <table:table-cell office:value-type="time" office:time-value="PT1060774H40M00.050000846S" calcext:value-type="time">
            <text:p>22:40</text:p>
          </table:table-cell>
          <table:table-cell table:formula="of:=[.E76]*0.25" office:value-type="float" office:value="117880.25" calcext:value-type="float">
            <text:p>117880</text:p>
          </table:table-cell>
          <table:table-cell table:number-columns-repeated="2"/>
          <table:table-cell office:value-type="float" office:value="471521" calcext:value-type="float">
            <text:p>471521</text:p>
          </table:table-cell>
        </table:table-row>
        <table:table-row table:style-name="ro1">
          <table:table-cell office:value-type="time" office:time-value="PT1060774H50M00.050000288S" calcext:value-type="time">
            <text:p>22:50</text:p>
          </table:table-cell>
          <table:table-cell table:formula="of:=[.E77]*0.25" office:value-type="float" office:value="186137.5" calcext:value-type="float">
            <text:p>186138</text:p>
          </table:table-cell>
          <table:table-cell table:number-columns-repeated="2"/>
          <table:table-cell office:value-type="float" office:value="744550" calcext:value-type="float">
            <text:p>744550</text:p>
          </table:table-cell>
        </table:table-row>
        <table:table-row table:style-name="ro1">
          <table:table-cell office:value-type="time" office:time-value="PT1060775H00M00.049999729S" calcext:value-type="time">
            <text:p>23:00</text:p>
          </table:table-cell>
          <table:table-cell table:formula="of:=[.E78]*0.25" office:value-type="float" office:value="97383.5" calcext:value-type="float">
            <text:p>97384</text:p>
          </table:table-cell>
          <table:table-cell table:number-columns-repeated="2"/>
          <table:table-cell office:value-type="float" office:value="389534" calcext:value-type="float">
            <text:p>389534</text:p>
          </table:table-cell>
        </table:table-row>
        <table:table-row table:style-name="ro1">
          <table:table-cell office:value-type="time" office:time-value="PT1060775H10M00.050000008S" calcext:value-type="time">
            <text:p>23:10</text:p>
          </table:table-cell>
          <table:table-cell table:formula="of:=[.E79]*0.25" office:value-type="float" office:value="154964.5" calcext:value-type="float">
            <text:p>154965</text:p>
          </table:table-cell>
          <table:table-cell table:number-columns-repeated="2"/>
          <table:table-cell office:value-type="float" office:value="619858" calcext:value-type="float">
            <text:p>619858</text:p>
          </table:table-cell>
        </table:table-row>
        <table:table-row table:style-name="ro1">
          <table:table-cell office:value-type="time" office:time-value="PT1060775H20M00.050000288S" calcext:value-type="time">
            <text:p>23:20</text:p>
          </table:table-cell>
          <table:table-cell table:formula="of:=[.E80]*0.25" office:value-type="float" office:value="135260.75" calcext:value-type="float">
            <text:p>135261</text:p>
          </table:table-cell>
          <table:table-cell table:number-columns-repeated="2"/>
          <table:table-cell office:value-type="float" office:value="541043" calcext:value-type="float">
            <text:p>541043</text:p>
          </table:table-cell>
        </table:table-row>
        <table:table-row table:style-name="ro1">
          <table:table-cell office:value-type="time" office:time-value="PT1060775H30M00.049999729S" calcext:value-type="time">
            <text:p>23:30</text:p>
          </table:table-cell>
          <table:table-cell table:formula="of:=[.E81]*0.25" office:value-type="float" office:value="99875.75" calcext:value-type="float">
            <text:p>99876</text:p>
          </table:table-cell>
          <table:table-cell table:number-columns-repeated="2"/>
          <table:table-cell office:value-type="float" office:value="399503" calcext:value-type="float">
            <text:p>399503</text:p>
          </table:table-cell>
        </table:table-row>
        <table:table-row table:style-name="ro1">
          <table:table-cell office:value-type="time" office:time-value="PT1060775H40M00.04999917S" calcext:value-type="time">
            <text:p>23:40</text:p>
          </table:table-cell>
          <table:table-cell table:formula="of:=[.E82]*0.25" office:value-type="float" office:value="73398.5" calcext:value-type="float">
            <text:p>73399</text:p>
          </table:table-cell>
          <table:table-cell table:number-columns-repeated="2"/>
          <table:table-cell office:value-type="float" office:value="293594" calcext:value-type="float">
            <text:p>293594</text:p>
          </table:table-cell>
        </table:table-row>
        <table:table-row table:style-name="ro1">
          <table:table-cell office:value-type="time" office:time-value="PT1060775H50M00.050000288S" calcext:value-type="time">
            <text:p>23:50</text:p>
          </table:table-cell>
          <table:table-cell table:formula="of:=[.E83]*0.25" office:value-type="float" office:value="152541.5" calcext:value-type="float">
            <text:p>152542</text:p>
          </table:table-cell>
          <table:table-cell table:number-columns-repeated="2"/>
          <table:table-cell office:value-type="float" office:value="610166" calcext:value-type="float">
            <text:p>610166</text:p>
          </table:table-cell>
        </table:table-row>
        <table:table-row table:style-name="ro1">
          <table:table-cell office:value-type="time" office:time-value="PT1060776H00M00.049999729S" calcext:value-type="time">
            <text:p>00:00</text:p>
          </table:table-cell>
          <table:table-cell table:formula="of:=[.E84]*0.25" office:value-type="float" office:value="186312" calcext:value-type="float">
            <text:p>186312</text:p>
          </table:table-cell>
          <table:table-cell table:number-columns-repeated="2"/>
          <table:table-cell office:value-type="float" office:value="745248" calcext:value-type="float">
            <text:p>745248</text:p>
          </table:table-cell>
        </table:table-row>
        <table:table-row table:style-name="ro1">
          <table:table-cell office:value-type="time" office:time-value="PT1060776H10M00.050000846S" calcext:value-type="time">
            <text:p>00:10</text:p>
          </table:table-cell>
          <table:table-cell table:formula="of:=[.E85]*0.25" office:value-type="float" office:value="123096" calcext:value-type="float">
            <text:p>123096</text:p>
          </table:table-cell>
          <table:table-cell table:number-columns-repeated="2"/>
          <table:table-cell office:value-type="float" office:value="492384" calcext:value-type="float">
            <text:p>492384</text:p>
          </table:table-cell>
        </table:table-row>
        <table:table-row table:style-name="ro1">
          <table:table-cell office:value-type="time" office:time-value="PT1060776H20M00.050000288S" calcext:value-type="time">
            <text:p>00:20</text:p>
          </table:table-cell>
          <table:table-cell table:formula="of:=[.E86]*0.25" office:value-type="float" office:value="147541.75" calcext:value-type="float">
            <text:p>147542</text:p>
          </table:table-cell>
          <table:table-cell table:number-columns-repeated="2"/>
          <table:table-cell office:value-type="float" office:value="590167" calcext:value-type="float">
            <text:p>590167</text:p>
          </table:table-cell>
        </table:table-row>
        <table:table-row table:style-name="ro1">
          <table:table-cell office:value-type="time" office:time-value="PT1060776H30M00.049999729S" calcext:value-type="time">
            <text:p>00:30</text:p>
          </table:table-cell>
          <table:table-cell table:formula="of:=[.E87]*0.25" office:value-type="float" office:value="101037.25" calcext:value-type="float">
            <text:p>101037</text:p>
          </table:table-cell>
          <table:table-cell table:number-columns-repeated="2"/>
          <table:table-cell office:value-type="float" office:value="404149" calcext:value-type="float">
            <text:p>404149</text:p>
          </table:table-cell>
        </table:table-row>
        <table:table-row table:style-name="ro1">
          <table:table-cell office:value-type="time" office:time-value="PT1060776H40M00.050000008S" calcext:value-type="time">
            <text:p>00:40</text:p>
          </table:table-cell>
          <table:table-cell table:formula="of:=[.E88]*0.25" office:value-type="float" office:value="43854" calcext:value-type="float">
            <text:p>43854</text:p>
          </table:table-cell>
          <table:table-cell table:number-columns-repeated="2"/>
          <table:table-cell office:value-type="float" office:value="175416" calcext:value-type="float">
            <text:p>175416</text:p>
          </table:table-cell>
        </table:table-row>
        <table:table-row table:style-name="ro1">
          <table:table-cell office:value-type="time" office:time-value="PT1060776H50M00.050000288S" calcext:value-type="time">
            <text:p>00:50</text:p>
          </table:table-cell>
          <table:table-cell table:formula="of:=[.E89]*0.25" office:value-type="float" office:value="70499" calcext:value-type="float">
            <text:p>70499</text:p>
          </table:table-cell>
          <table:table-cell table:number-columns-repeated="2"/>
          <table:table-cell office:value-type="float" office:value="281996" calcext:value-type="float">
            <text:p>281996</text:p>
          </table:table-cell>
        </table:table-row>
        <table:table-row table:style-name="ro1">
          <table:table-cell office:value-type="time" office:time-value="PT1060777H00M00.049999729S" calcext:value-type="time">
            <text:p>01:00</text:p>
          </table:table-cell>
          <table:table-cell table:formula="of:=[.E90]*0.25" office:value-type="float" office:value="124995.5" calcext:value-type="float">
            <text:p>124996</text:p>
          </table:table-cell>
          <table:table-cell table:number-columns-repeated="2"/>
          <table:table-cell office:value-type="float" office:value="499982" calcext:value-type="float">
            <text:p>499982</text:p>
          </table:table-cell>
        </table:table-row>
        <table:table-row table:style-name="ro1">
          <table:table-cell office:value-type="time" office:time-value="PT1060777H10M00.04999917S" calcext:value-type="time">
            <text:p>01:10</text:p>
          </table:table-cell>
          <table:table-cell table:formula="of:=[.E91]*0.25" office:value-type="float" office:value="113424.25" calcext:value-type="float">
            <text:p>113424</text:p>
          </table:table-cell>
          <table:table-cell table:number-columns-repeated="2"/>
          <table:table-cell office:value-type="float" office:value="453697" calcext:value-type="float">
            <text:p>453697</text:p>
          </table:table-cell>
        </table:table-row>
        <table:table-row table:style-name="ro1">
          <table:table-cell office:value-type="time" office:time-value="PT1060777H20M00.050000288S" calcext:value-type="time">
            <text:p>01:20</text:p>
          </table:table-cell>
          <table:table-cell table:formula="of:=[.E92]*0.25" office:value-type="float" office:value="135410.5" calcext:value-type="float">
            <text:p>135411</text:p>
          </table:table-cell>
          <table:table-cell table:number-columns-repeated="2"/>
          <table:table-cell office:value-type="float" office:value="541642" calcext:value-type="float">
            <text:p>541642</text:p>
          </table:table-cell>
        </table:table-row>
        <table:table-row table:style-name="ro1">
          <table:table-cell office:value-type="time" office:time-value="PT1060777H30M00.049999729S" calcext:value-type="time">
            <text:p>01:30</text:p>
          </table:table-cell>
          <table:table-cell table:formula="of:=[.E93]*0.25" office:value-type="float" office:value="137034.5" calcext:value-type="float">
            <text:p>137035</text:p>
          </table:table-cell>
          <table:table-cell table:number-columns-repeated="2"/>
          <table:table-cell office:value-type="float" office:value="548138" calcext:value-type="float">
            <text:p>548138</text:p>
          </table:table-cell>
        </table:table-row>
        <table:table-row table:style-name="ro1">
          <table:table-cell office:value-type="time" office:time-value="PT1060777H40M00.050000846S" calcext:value-type="time">
            <text:p>01:40</text:p>
          </table:table-cell>
          <table:table-cell table:formula="of:=[.E94]*0.25" office:value-type="float" office:value="46115" calcext:value-type="float">
            <text:p>46115</text:p>
          </table:table-cell>
          <table:table-cell table:number-columns-repeated="2"/>
          <table:table-cell office:value-type="float" office:value="184460" calcext:value-type="float">
            <text:p>184460</text:p>
          </table:table-cell>
        </table:table-row>
        <table:table-row table:style-name="ro1">
          <table:table-cell office:value-type="time" office:time-value="PT1060777H50M00.050000288S" calcext:value-type="time">
            <text:p>01:50</text:p>
          </table:table-cell>
          <table:table-cell table:formula="of:=[.E95]*0.25" office:value-type="float" office:value="161036" calcext:value-type="float">
            <text:p>161036</text:p>
          </table:table-cell>
          <table:table-cell table:number-columns-repeated="2"/>
          <table:table-cell office:value-type="float" office:value="644144" calcext:value-type="float">
            <text:p>644144</text:p>
          </table:table-cell>
        </table:table-row>
        <table:table-row table:style-name="ro1">
          <table:table-cell office:value-type="time" office:time-value="PT1060778H00M00.049999729S" calcext:value-type="time">
            <text:p>02:00</text:p>
          </table:table-cell>
          <table:table-cell table:formula="of:=[.E96]*0.25" office:value-type="float" office:value="97516.75" calcext:value-type="float">
            <text:p>97517</text:p>
          </table:table-cell>
          <table:table-cell table:number-columns-repeated="2"/>
          <table:table-cell office:value-type="float" office:value="390067" calcext:value-type="float">
            <text:p>390067</text:p>
          </table:table-cell>
        </table:table-row>
        <table:table-row table:style-name="ro1">
          <table:table-cell office:value-type="time" office:time-value="PT1060778H10M00.050000008S" calcext:value-type="time">
            <text:p>02:10</text:p>
          </table:table-cell>
          <table:table-cell table:formula="of:=[.E97]*0.25" office:value-type="float" office:value="87865" calcext:value-type="float">
            <text:p>87865</text:p>
          </table:table-cell>
          <table:table-cell table:number-columns-repeated="2"/>
          <table:table-cell office:value-type="float" office:value="351460" calcext:value-type="float">
            <text:p>351460</text:p>
          </table:table-cell>
        </table:table-row>
        <table:table-row table:style-name="ro1">
          <table:table-cell office:value-type="time" office:time-value="PT1060778H20M00.050000288S" calcext:value-type="time">
            <text:p>02:20</text:p>
          </table:table-cell>
          <table:table-cell table:formula="of:=[.E98]*0.25" office:value-type="float" office:value="158034.75" calcext:value-type="float">
            <text:p>158035</text:p>
          </table:table-cell>
          <table:table-cell table:number-columns-repeated="2"/>
          <table:table-cell office:value-type="float" office:value="632139" calcext:value-type="float">
            <text:p>632139</text:p>
          </table:table-cell>
        </table:table-row>
        <table:table-row table:style-name="ro1">
          <table:table-cell office:value-type="time" office:time-value="PT1060778H30M00.049999729S" calcext:value-type="time">
            <text:p>02:30</text:p>
          </table:table-cell>
          <table:table-cell table:formula="of:=[.E99]*0.25" office:value-type="float" office:value="48104.75" calcext:value-type="float">
            <text:p>48105</text:p>
          </table:table-cell>
          <table:table-cell table:number-columns-repeated="2"/>
          <table:table-cell office:value-type="float" office:value="192419" calcext:value-type="float">
            <text:p>192419</text:p>
          </table:table-cell>
        </table:table-row>
        <table:table-row table:style-name="ro1">
          <table:table-cell office:value-type="time" office:time-value="PT1060778H40M00.04999917S" calcext:value-type="time">
            <text:p>02:40</text:p>
          </table:table-cell>
          <table:table-cell table:formula="of:=[.E100]*0.25" office:value-type="float" office:value="91810.75" calcext:value-type="float">
            <text:p>91811</text:p>
          </table:table-cell>
          <table:table-cell table:number-columns-repeated="2"/>
          <table:table-cell office:value-type="float" office:value="367243" calcext:value-type="float">
            <text:p>367243</text:p>
          </table:table-cell>
        </table:table-row>
        <table:table-row table:style-name="ro1">
          <table:table-cell office:value-type="time" office:time-value="PT1060778H50M00.050000288S" calcext:value-type="time">
            <text:p>02:50</text:p>
          </table:table-cell>
          <table:table-cell table:formula="of:=[.E101]*0.25" office:value-type="float" office:value="115222" calcext:value-type="float">
            <text:p>115222</text:p>
          </table:table-cell>
          <table:table-cell table:number-columns-repeated="2"/>
          <table:table-cell office:value-type="float" office:value="460888" calcext:value-type="float">
            <text:p>460888</text:p>
          </table:table-cell>
        </table:table-row>
        <table:table-row table:style-name="ro1">
          <table:table-cell office:value-type="time" office:time-value="PT1060779H00M00.049999729S" calcext:value-type="time">
            <text:p>03:00</text:p>
          </table:table-cell>
          <table:table-cell table:formula="of:=[.E102]*0.25" office:value-type="float" office:value="131471.25" calcext:value-type="float">
            <text:p>131471</text:p>
          </table:table-cell>
          <table:table-cell table:number-columns-repeated="2"/>
          <table:table-cell office:value-type="float" office:value="525885" calcext:value-type="float">
            <text:p>525885</text:p>
          </table:table-cell>
        </table:table-row>
        <table:table-row table:style-name="ro1">
          <table:table-cell office:value-type="time" office:time-value="PT1060779H10M00.050000846S" calcext:value-type="time">
            <text:p>03:10</text:p>
          </table:table-cell>
          <table:table-cell table:formula="of:=[.E103]*0.25" office:value-type="float" office:value="58395.25" calcext:value-type="float">
            <text:p>58395</text:p>
          </table:table-cell>
          <table:table-cell table:number-columns-repeated="2"/>
          <table:table-cell office:value-type="float" office:value="233581" calcext:value-type="float">
            <text:p>233581</text:p>
          </table:table-cell>
        </table:table-row>
        <table:table-row table:style-name="ro1">
          <table:table-cell office:value-type="time" office:time-value="PT1060779H20M00.050000288S" calcext:value-type="time">
            <text:p>03:20</text:p>
          </table:table-cell>
          <table:table-cell table:formula="of:=[.E104]*0.25" office:value-type="float" office:value="115591.75" calcext:value-type="float">
            <text:p>115592</text:p>
          </table:table-cell>
          <table:table-cell table:number-columns-repeated="2"/>
          <table:table-cell office:value-type="float" office:value="462367" calcext:value-type="float">
            <text:p>462367</text:p>
          </table:table-cell>
        </table:table-row>
        <table:table-row table:style-name="ro1">
          <table:table-cell office:value-type="time" office:time-value="PT1060779H30M00.049999729S" calcext:value-type="time">
            <text:p>03:30</text:p>
          </table:table-cell>
          <table:table-cell table:formula="of:=[.E105]*0.25" office:value-type="float" office:value="161134.75" calcext:value-type="float">
            <text:p>161135</text:p>
          </table:table-cell>
          <table:table-cell table:number-columns-repeated="2"/>
          <table:table-cell office:value-type="float" office:value="644539" calcext:value-type="float">
            <text:p>644539</text:p>
          </table:table-cell>
        </table:table-row>
        <table:table-row table:style-name="ro1">
          <table:table-cell office:value-type="time" office:time-value="PT1060779H40M00.050000008S" calcext:value-type="time">
            <text:p>03:40</text:p>
          </table:table-cell>
          <table:table-cell table:formula="of:=[.E106]*0.25" office:value-type="float" office:value="41519" calcext:value-type="float">
            <text:p>41519</text:p>
          </table:table-cell>
          <table:table-cell table:number-columns-repeated="2"/>
          <table:table-cell office:value-type="float" office:value="166076" calcext:value-type="float">
            <text:p>166076</text:p>
          </table:table-cell>
        </table:table-row>
        <table:table-row table:style-name="ro1">
          <table:table-cell office:value-type="time" office:time-value="PT1060779H50M00.050000288S" calcext:value-type="time">
            <text:p>03:50</text:p>
          </table:table-cell>
          <table:table-cell table:formula="of:=[.E107]*0.25" office:value-type="float" office:value="117690.25" calcext:value-type="float">
            <text:p>117690</text:p>
          </table:table-cell>
          <table:table-cell table:number-columns-repeated="2"/>
          <table:table-cell office:value-type="float" office:value="470761" calcext:value-type="float">
            <text:p>470761</text:p>
          </table:table-cell>
        </table:table-row>
        <table:table-row table:style-name="ro1">
          <table:table-cell office:value-type="time" office:time-value="PT1060780H00M00.049999729S" calcext:value-type="time">
            <text:p>04:00</text:p>
          </table:table-cell>
          <table:table-cell table:formula="of:=[.E108]*0.25" office:value-type="float" office:value="39089" calcext:value-type="float">
            <text:p>39089</text:p>
          </table:table-cell>
          <table:table-cell table:number-columns-repeated="2"/>
          <table:table-cell office:value-type="float" office:value="156356" calcext:value-type="float">
            <text:p>156356</text:p>
          </table:table-cell>
        </table:table-row>
        <table:table-row table:style-name="ro1">
          <table:table-cell office:value-type="time" office:time-value="PT1060780H10M00.04999917S" calcext:value-type="time">
            <text:p>04:10</text:p>
          </table:table-cell>
          <table:table-cell table:formula="of:=[.E109]*0.25" office:value-type="float" office:value="97113" calcext:value-type="float">
            <text:p>97113</text:p>
          </table:table-cell>
          <table:table-cell table:number-columns-repeated="2"/>
          <table:table-cell office:value-type="float" office:value="388452" calcext:value-type="float">
            <text:p>388452</text:p>
          </table:table-cell>
        </table:table-row>
        <table:table-row table:style-name="ro1">
          <table:table-cell office:value-type="time" office:time-value="PT1060780H20M00.050000288S" calcext:value-type="time">
            <text:p>04:20</text:p>
          </table:table-cell>
          <table:table-cell table:formula="of:=[.E110]*0.25" office:value-type="float" office:value="57502.5" calcext:value-type="float">
            <text:p>57503</text:p>
          </table:table-cell>
          <table:table-cell table:number-columns-repeated="2"/>
          <table:table-cell office:value-type="float" office:value="230010" calcext:value-type="float">
            <text:p>230010</text:p>
          </table:table-cell>
        </table:table-row>
        <table:table-row table:style-name="ro1">
          <table:table-cell office:value-type="time" office:time-value="PT1060780H30M00.049999729S" calcext:value-type="time">
            <text:p>04:30</text:p>
          </table:table-cell>
          <table:table-cell table:formula="of:=[.E111]*0.25" office:value-type="float" office:value="57078.75" calcext:value-type="float">
            <text:p>57079</text:p>
          </table:table-cell>
          <table:table-cell table:number-columns-repeated="2"/>
          <table:table-cell office:value-type="float" office:value="228315" calcext:value-type="float">
            <text:p>228315</text:p>
          </table:table-cell>
        </table:table-row>
        <table:table-row table:style-name="ro1">
          <table:table-cell office:value-type="time" office:time-value="PT1060780H40M00.050000846S" calcext:value-type="time">
            <text:p>04:40</text:p>
          </table:table-cell>
          <table:table-cell table:formula="of:=[.E112]*0.25" office:value-type="float" office:value="58086" calcext:value-type="float">
            <text:p>58086</text:p>
          </table:table-cell>
          <table:table-cell table:number-columns-repeated="2"/>
          <table:table-cell office:value-type="float" office:value="232344" calcext:value-type="float">
            <text:p>232344</text:p>
          </table:table-cell>
        </table:table-row>
        <table:table-row table:style-name="ro1">
          <table:table-cell office:value-type="time" office:time-value="PT1060780H50M00.050000288S" calcext:value-type="time">
            <text:p>04:50</text:p>
          </table:table-cell>
          <table:table-cell table:formula="of:=[.E113]*0.25" office:value-type="float" office:value="56770.25" calcext:value-type="float">
            <text:p>56770</text:p>
          </table:table-cell>
          <table:table-cell table:number-columns-repeated="2"/>
          <table:table-cell office:value-type="float" office:value="227081" calcext:value-type="float">
            <text:p>227081</text:p>
          </table:table-cell>
        </table:table-row>
        <table:table-row table:style-name="ro1">
          <table:table-cell office:value-type="time" office:time-value="PT1060781H00M00.049999729S" calcext:value-type="time">
            <text:p>05:00</text:p>
          </table:table-cell>
          <table:table-cell table:formula="of:=[.E114]*0.25" office:value-type="float" office:value="40214" calcext:value-type="float">
            <text:p>40214</text:p>
          </table:table-cell>
          <table:table-cell table:number-columns-repeated="2"/>
          <table:table-cell office:value-type="float" office:value="160856" calcext:value-type="float">
            <text:p>160856</text:p>
          </table:table-cell>
        </table:table-row>
        <table:table-row table:style-name="ro1">
          <table:table-cell office:value-type="time" office:time-value="PT1060781H10M00.050000008S" calcext:value-type="time">
            <text:p>05:10</text:p>
          </table:table-cell>
          <table:table-cell table:formula="of:=[.E115]*0.25" office:value-type="float" office:value="73673.75" calcext:value-type="float">
            <text:p>73674</text:p>
          </table:table-cell>
          <table:table-cell table:number-columns-repeated="2"/>
          <table:table-cell office:value-type="float" office:value="294695" calcext:value-type="float">
            <text:p>294695</text:p>
          </table:table-cell>
        </table:table-row>
        <table:table-row table:style-name="ro1">
          <table:table-cell office:value-type="time" office:time-value="PT1060781H20M00.050000288S" calcext:value-type="time">
            <text:p>05:20</text:p>
          </table:table-cell>
          <table:table-cell table:formula="of:=[.E116]*0.25" office:value-type="float" office:value="36516.25" calcext:value-type="float">
            <text:p>36516</text:p>
          </table:table-cell>
          <table:table-cell table:number-columns-repeated="2"/>
          <table:table-cell office:value-type="float" office:value="146065" calcext:value-type="float">
            <text:p>146065</text:p>
          </table:table-cell>
        </table:table-row>
        <table:table-row table:style-name="ro1">
          <table:table-cell office:value-type="time" office:time-value="PT1060781H30M00.049999729S" calcext:value-type="time">
            <text:p>05:30</text:p>
          </table:table-cell>
          <table:table-cell table:formula="of:=[.E117]*0.25" office:value-type="float" office:value="19528.5" calcext:value-type="float">
            <text:p>19529</text:p>
          </table:table-cell>
          <table:table-cell table:number-columns-repeated="2"/>
          <table:table-cell office:value-type="float" office:value="78114" calcext:value-type="float">
            <text:p>78114</text:p>
          </table:table-cell>
        </table:table-row>
        <table:table-row table:style-name="ro1">
          <table:table-cell office:value-type="time" office:time-value="PT1060781H40M00.04999917S" calcext:value-type="time">
            <text:p>05:40</text:p>
          </table:table-cell>
          <table:table-cell table:formula="of:=[.E118]*0.25" office:value-type="float" office:value="72638" calcext:value-type="float">
            <text:p>72638</text:p>
          </table:table-cell>
          <table:table-cell table:number-columns-repeated="2"/>
          <table:table-cell office:value-type="float" office:value="290552" calcext:value-type="float">
            <text:p>290552</text:p>
          </table:table-cell>
        </table:table-row>
        <table:table-row table:style-name="ro1">
          <table:table-cell office:value-type="time" office:time-value="PT1060781H50M00.050000288S" calcext:value-type="time">
            <text:p>05:50</text:p>
          </table:table-cell>
          <table:table-cell table:formula="of:=[.E119]*0.25" office:value-type="float" office:value="119663.5" calcext:value-type="float">
            <text:p>119664</text:p>
          </table:table-cell>
          <table:table-cell table:number-columns-repeated="2"/>
          <table:table-cell office:value-type="float" office:value="478654" calcext:value-type="float">
            <text:p>478654</text:p>
          </table:table-cell>
        </table:table-row>
        <table:table-row table:style-name="ro1">
          <table:table-cell office:value-type="time" office:time-value="PT1060782H00M00.049999729S" calcext:value-type="time">
            <text:p>06:00</text:p>
          </table:table-cell>
          <table:table-cell table:formula="of:=[.E120]*0.25" office:value-type="float" office:value="19480.75" calcext:value-type="float">
            <text:p>19481</text:p>
          </table:table-cell>
          <table:table-cell table:number-columns-repeated="2"/>
          <table:table-cell office:value-type="float" office:value="77923" calcext:value-type="float">
            <text:p>77923</text:p>
          </table:table-cell>
        </table:table-row>
        <table:table-row table:style-name="ro1">
          <table:table-cell office:value-type="time" office:time-value="PT1060782H10M00.050000846S" calcext:value-type="time">
            <text:p>06:10</text:p>
          </table:table-cell>
          <table:table-cell table:formula="of:=[.E121]*0.25" office:value-type="float" office:value="77465.25" calcext:value-type="float">
            <text:p>77465</text:p>
          </table:table-cell>
          <table:table-cell table:number-columns-repeated="2"/>
          <table:table-cell office:value-type="float" office:value="309861" calcext:value-type="float">
            <text:p>309861</text:p>
          </table:table-cell>
        </table:table-row>
        <table:table-row table:style-name="ro1">
          <table:table-cell office:value-type="time" office:time-value="PT1060782H20M00.050000288S" calcext:value-type="time">
            <text:p>06:20</text:p>
          </table:table-cell>
          <table:table-cell table:formula="of:=[.E122]*0.25" office:value-type="float" office:value="71859.25" calcext:value-type="float">
            <text:p>71859</text:p>
          </table:table-cell>
          <table:table-cell table:number-columns-repeated="2"/>
          <table:table-cell office:value-type="float" office:value="287437" calcext:value-type="float">
            <text:p>287437</text:p>
          </table:table-cell>
        </table:table-row>
        <table:table-row table:style-name="ro1">
          <table:table-cell office:value-type="time" office:time-value="PT1060782H30M00.049999729S" calcext:value-type="time">
            <text:p>06:30</text:p>
          </table:table-cell>
          <table:table-cell table:formula="of:=[.E123]*0.25" office:value-type="float" office:value="53994" calcext:value-type="float">
            <text:p>53994</text:p>
          </table:table-cell>
          <table:table-cell table:number-columns-repeated="2"/>
          <table:table-cell office:value-type="float" office:value="215976" calcext:value-type="float">
            <text:p>215976</text:p>
          </table:table-cell>
        </table:table-row>
        <table:table-row table:style-name="ro1">
          <table:table-cell office:value-type="time" office:time-value="PT1060782H40M00.050000008S" calcext:value-type="time">
            <text:p>06:40</text:p>
          </table:table-cell>
          <table:table-cell table:formula="of:=[.E124]*0.25" office:value-type="float" office:value="38926.75" calcext:value-type="float">
            <text:p>38927</text:p>
          </table:table-cell>
          <table:table-cell table:number-columns-repeated="2"/>
          <table:table-cell office:value-type="float" office:value="155707" calcext:value-type="float">
            <text:p>155707</text:p>
          </table:table-cell>
        </table:table-row>
        <table:table-row table:style-name="ro1">
          <table:table-cell office:value-type="time" office:time-value="PT1060782H50M00.050000288S" calcext:value-type="time">
            <text:p>06:50</text:p>
          </table:table-cell>
          <table:table-cell table:formula="of:=[.E125]*0.25" office:value-type="float" office:value="52175.5" calcext:value-type="float">
            <text:p>52176</text:p>
          </table:table-cell>
          <table:table-cell table:number-columns-repeated="2"/>
          <table:table-cell office:value-type="float" office:value="208702" calcext:value-type="float">
            <text:p>208702</text:p>
          </table:table-cell>
        </table:table-row>
        <table:table-row table:style-name="ro1">
          <table:table-cell office:value-type="time" office:time-value="PT1060783H00M00.049999729S" calcext:value-type="time">
            <text:p>07:00</text:p>
          </table:table-cell>
          <table:table-cell table:formula="of:=[.E126]*0.25" office:value-type="float" office:value="36704.75" calcext:value-type="float">
            <text:p>36705</text:p>
          </table:table-cell>
          <table:table-cell table:number-columns-repeated="2"/>
          <table:table-cell office:value-type="float" office:value="146819" calcext:value-type="float">
            <text:p>146819</text:p>
          </table:table-cell>
        </table:table-row>
        <table:table-row table:style-name="ro1">
          <table:table-cell office:value-type="time" office:time-value="PT1060783H10M00.04999917S" calcext:value-type="time">
            <text:p>07:10</text:p>
          </table:table-cell>
          <table:table-cell table:formula="of:=[.E127]*0.25" office:value-type="float" office:value="74056.5" calcext:value-type="float">
            <text:p>74057</text:p>
          </table:table-cell>
          <table:table-cell table:number-columns-repeated="2"/>
          <table:table-cell office:value-type="float" office:value="296226" calcext:value-type="float">
            <text:p>296226</text:p>
          </table:table-cell>
        </table:table-row>
        <table:table-row table:style-name="ro1">
          <table:table-cell office:value-type="time" office:time-value="PT1060783H20M00.050000288S" calcext:value-type="time">
            <text:p>07:20</text:p>
          </table:table-cell>
          <table:table-cell table:formula="of:=[.E128]*0.25" office:value-type="float" office:value="35885" calcext:value-type="float">
            <text:p>35885</text:p>
          </table:table-cell>
          <table:table-cell table:number-columns-repeated="2"/>
          <table:table-cell office:value-type="float" office:value="143540" calcext:value-type="float">
            <text:p>143540</text:p>
          </table:table-cell>
        </table:table-row>
        <table:table-row table:style-name="ro1">
          <table:table-cell office:value-type="time" office:time-value="PT1060783H30M00.049999729S" calcext:value-type="time">
            <text:p>07:30</text:p>
          </table:table-cell>
          <table:table-cell table:formula="of:=[.E129]*0.25" office:value-type="float" office:value="65927.25" calcext:value-type="float">
            <text:p>65927</text:p>
          </table:table-cell>
          <table:table-cell table:number-columns-repeated="2"/>
          <table:table-cell office:value-type="float" office:value="263709" calcext:value-type="float">
            <text:p>263709</text:p>
          </table:table-cell>
        </table:table-row>
        <table:table-row table:style-name="ro1">
          <table:table-cell office:value-type="time" office:time-value="PT1060783H40M00.050000846S" calcext:value-type="time">
            <text:p>07:40</text:p>
          </table:table-cell>
          <table:table-cell table:formula="of:=[.E130]*0.25" office:value-type="float" office:value="51464.25" calcext:value-type="float">
            <text:p>51464</text:p>
          </table:table-cell>
          <table:table-cell table:number-columns-repeated="2"/>
          <table:table-cell office:value-type="float" office:value="205857" calcext:value-type="float">
            <text:p>205857</text:p>
          </table:table-cell>
        </table:table-row>
        <table:table-row table:style-name="ro1">
          <table:table-cell office:value-type="time" office:time-value="PT1060783H50M00.050000288S" calcext:value-type="time">
            <text:p>07:50</text:p>
          </table:table-cell>
          <table:table-cell table:formula="of:=[.E131]*0.25" office:value-type="float" office:value="53462.25" calcext:value-type="float">
            <text:p>53462</text:p>
          </table:table-cell>
          <table:table-cell table:number-columns-repeated="2"/>
          <table:table-cell office:value-type="float" office:value="213849" calcext:value-type="float">
            <text:p>213849</text:p>
          </table:table-cell>
        </table:table-row>
        <table:table-row table:style-name="ro1">
          <table:table-cell office:value-type="time" office:time-value="PT1060784H00M00.049999729S" calcext:value-type="time">
            <text:p>08:00</text:p>
          </table:table-cell>
          <table:table-cell table:formula="of:=[.E132]*0.25" office:value-type="float" office:value="98747.5" calcext:value-type="float">
            <text:p>98748</text:p>
          </table:table-cell>
          <table:table-cell table:number-columns-repeated="2"/>
          <table:table-cell office:value-type="float" office:value="394990" calcext:value-type="float">
            <text:p>394990</text:p>
          </table:table-cell>
        </table:table-row>
        <table:table-row table:style-name="ro1">
          <table:table-cell office:value-type="time" office:time-value="PT1060784H10M00.050000008S" calcext:value-type="time">
            <text:p>08:10</text:p>
          </table:table-cell>
          <table:table-cell table:formula="of:=[.E133]*0.25" office:value-type="float" office:value="50257" calcext:value-type="float">
            <text:p>50257</text:p>
          </table:table-cell>
          <table:table-cell table:number-columns-repeated="2"/>
          <table:table-cell office:value-type="float" office:value="201028" calcext:value-type="float">
            <text:p>201028</text:p>
          </table:table-cell>
        </table:table-row>
        <table:table-row table:style-name="ro1">
          <table:table-cell office:value-type="time" office:time-value="PT1060784H20M00.050000288S" calcext:value-type="time">
            <text:p>08:20</text:p>
          </table:table-cell>
          <table:table-cell table:formula="of:=[.E134]*0.25" office:value-type="float" office:value="68170.75" calcext:value-type="float">
            <text:p>68171</text:p>
          </table:table-cell>
          <table:table-cell table:number-columns-repeated="2"/>
          <table:table-cell office:value-type="float" office:value="272683" calcext:value-type="float">
            <text:p>272683</text:p>
          </table:table-cell>
        </table:table-row>
        <table:table-row table:style-name="ro1">
          <table:table-cell office:value-type="time" office:time-value="PT1060784H30M00.049999729S" calcext:value-type="time">
            <text:p>08:30</text:p>
          </table:table-cell>
          <table:table-cell table:formula="of:=[.E135]*0.25" office:value-type="float" office:value="113697" calcext:value-type="float">
            <text:p>113697</text:p>
          </table:table-cell>
          <table:table-cell table:number-columns-repeated="2"/>
          <table:table-cell office:value-type="float" office:value="454788" calcext:value-type="float">
            <text:p>454788</text:p>
          </table:table-cell>
        </table:table-row>
        <table:table-row table:style-name="ro1">
          <table:table-cell office:value-type="time" office:time-value="PT1060784H40M00.04999917S" calcext:value-type="time">
            <text:p>08:40</text:p>
          </table:table-cell>
          <table:table-cell table:formula="of:=[.E136]*0.25" office:value-type="float" office:value="65016" calcext:value-type="float">
            <text:p>65016</text:p>
          </table:table-cell>
          <table:table-cell table:number-columns-repeated="2"/>
          <table:table-cell office:value-type="float" office:value="260064" calcext:value-type="float">
            <text:p>260064</text:p>
          </table:table-cell>
        </table:table-row>
        <table:table-row table:style-name="ro1">
          <table:table-cell office:value-type="time" office:time-value="PT1060784H50M00.050000288S" calcext:value-type="time">
            <text:p>08:50</text:p>
          </table:table-cell>
          <table:table-cell table:formula="of:=[.E137]*0.25" office:value-type="float" office:value="32702.25" calcext:value-type="float">
            <text:p>32702</text:p>
          </table:table-cell>
          <table:table-cell table:number-columns-repeated="2"/>
          <table:table-cell office:value-type="float" office:value="130809" calcext:value-type="float">
            <text:p>130809</text:p>
          </table:table-cell>
        </table:table-row>
        <table:table-row table:style-name="ro1">
          <table:table-cell office:value-type="time" office:time-value="PT1060785H00M00.049999729S" calcext:value-type="time">
            <text:p>09:00</text:p>
          </table:table-cell>
          <table:table-cell table:formula="of:=[.E138]*0.25" office:value-type="float" office:value="63588.5" calcext:value-type="float">
            <text:p>63589</text:p>
          </table:table-cell>
          <table:table-cell table:number-columns-repeated="2"/>
          <table:table-cell office:value-type="float" office:value="254354" calcext:value-type="float">
            <text:p>254354</text:p>
          </table:table-cell>
        </table:table-row>
        <table:table-row table:style-name="ro1">
          <table:table-cell office:value-type="time" office:time-value="PT1060785H10M00.050000846S" calcext:value-type="time">
            <text:p>09:10</text:p>
          </table:table-cell>
          <table:table-cell table:formula="of:=[.E139]*0.25" office:value-type="float" office:value="80863.5" calcext:value-type="float">
            <text:p>80864</text:p>
          </table:table-cell>
          <table:table-cell table:number-columns-repeated="2"/>
          <table:table-cell office:value-type="float" office:value="323454" calcext:value-type="float">
            <text:p>323454</text:p>
          </table:table-cell>
        </table:table-row>
        <table:table-row table:style-name="ro1">
          <table:table-cell office:value-type="time" office:time-value="PT1060785H20M00.050000288S" calcext:value-type="time">
            <text:p>09:20</text:p>
          </table:table-cell>
          <table:table-cell table:formula="of:=[.E140]*0.25" office:value-type="float" office:value="79687.75" calcext:value-type="float">
            <text:p>79688</text:p>
          </table:table-cell>
          <table:table-cell table:number-columns-repeated="2"/>
          <table:table-cell office:value-type="float" office:value="318751" calcext:value-type="float">
            <text:p>318751</text:p>
          </table:table-cell>
        </table:table-row>
        <table:table-row table:style-name="ro1">
          <table:table-cell office:value-type="time" office:time-value="PT1060785H30M00.049999729S" calcext:value-type="time">
            <text:p>09:30</text:p>
          </table:table-cell>
          <table:table-cell table:formula="of:=[.E141]*0.25" office:value-type="float" office:value="60369.75" calcext:value-type="float">
            <text:p>60370</text:p>
          </table:table-cell>
          <table:table-cell table:number-columns-repeated="2"/>
          <table:table-cell office:value-type="float" office:value="241479" calcext:value-type="float">
            <text:p>241479</text:p>
          </table:table-cell>
        </table:table-row>
        <table:table-row table:style-name="ro1">
          <table:table-cell office:value-type="time" office:time-value="PT1060785H40M00.050000008S" calcext:value-type="time">
            <text:p>09:40</text:p>
          </table:table-cell>
          <table:table-cell table:formula="of:=[.E142]*0.25" office:value-type="float" office:value="58748.5" calcext:value-type="float">
            <text:p>58749</text:p>
          </table:table-cell>
          <table:table-cell table:number-columns-repeated="2"/>
          <table:table-cell office:value-type="float" office:value="234994" calcext:value-type="float">
            <text:p>234994</text:p>
          </table:table-cell>
        </table:table-row>
        <table:table-row table:style-name="ro1">
          <table:table-cell office:value-type="time" office:time-value="PT1060785H50M00.050000288S" calcext:value-type="time">
            <text:p>09:50</text:p>
          </table:table-cell>
          <table:table-cell table:formula="of:=[.E143]*0.25" office:value-type="float" office:value="70874" calcext:value-type="float">
            <text:p>70874</text:p>
          </table:table-cell>
          <table:table-cell table:number-columns-repeated="2"/>
          <table:table-cell office:value-type="float" office:value="283496" calcext:value-type="float">
            <text:p>283496</text:p>
          </table:table-cell>
        </table:table-row>
        <table:table-row table:style-name="ro1">
          <table:table-cell office:value-type="time" office:time-value="PT1060786H00M00.049999729S" calcext:value-type="time">
            <text:p>10:00</text:p>
          </table:table-cell>
          <table:table-cell table:formula="of:=[.E144]*0.25" office:value-type="float" office:value="56963.75" calcext:value-type="float">
            <text:p>56964</text:p>
          </table:table-cell>
          <table:table-cell table:number-columns-repeated="2"/>
          <table:table-cell office:value-type="float" office:value="227855" calcext:value-type="float">
            <text:p>227855</text:p>
          </table:table-cell>
        </table:table-row>
        <table:table-row table:style-name="ro1">
          <table:table-cell office:value-type="time" office:time-value="PT1060786H10M00.04999917S" calcext:value-type="time">
            <text:p>10:10</text:p>
          </table:table-cell>
          <table:table-cell table:formula="of:=[.E145]*0.25" office:value-type="float" office:value="42870.5" calcext:value-type="float">
            <text:p>42871</text:p>
          </table:table-cell>
          <table:table-cell table:number-columns-repeated="2"/>
          <table:table-cell office:value-type="float" office:value="171482" calcext:value-type="float">
            <text:p>171482</text:p>
          </table:table-cell>
        </table:table-row>
        <table:table-row table:style-name="ro1">
          <table:table-cell office:value-type="time" office:time-value="PT1060786H20M00.050000288S" calcext:value-type="time">
            <text:p>10:20</text:p>
          </table:table-cell>
          <table:table-cell table:formula="of:=[.E146]*0.25" office:value-type="float" office:value="14282" calcext:value-type="float">
            <text:p>14282</text:p>
          </table:table-cell>
          <table:table-cell table:number-columns-repeated="2"/>
          <table:table-cell office:value-type="float" office:value="57128" calcext:value-type="float">
            <text:p>57128</text:p>
          </table:table-cell>
        </table:table-row>
        <table:table-row table:style-name="ro1" table:number-rows-repeated="104842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 after processing, 13" table:style-name="ta1">
        <office:forms form:automatic-focus="false" form:apply-design-mode="false"/>
        <table:shapes>
          <draw:frame draw:z-index="0" draw:style-name="gr1" draw:text-style-name="P1" svg:width="10.2075in" svg:height="5.7413in" svg:x="9.9016in" svg:y="0in">
            <draw:object draw:notify-on-update-of-ranges="'C after processing, 13'.A2:'C after processing, 13'.A132 'C after processing, 13'.B1:'C after processing, 13'.B1 'C after processing, 13'.B2:'C after processing, 13'.B132 'C after processing, 13'.A2:'C after processing, 13'.A132 'C after processing, 13'.C1:'C after processing, 13'.C1 'C after processing, 13'.C2:'C after processing, 13'.C132 'C after processing, 13'.A2:'C after processing, 13'.A132 'C after processing, 13'.D1:'C after processing, 13'.D1 'C after processing, 13'.D2:'C after processing, 13'.D132 'C after processing, 13'.A2:'C after processing, 13'.A132 'C after processing, 13'.E1:'C after processing, 13'.E1 'C after processing, 13'.E2:'C after processing, 13'.E132 'C after processing, 13'.A2:'C after processing, 13'.A132 'C after processing, 13'.F1:'C after processing, 13'.F1 'C after processing, 13'.F2:'C after processing, 13'.F132 'C after processing, 13'.A2:'C after processing, 13'.A132 'C after processing, 13'.G1:'C after processing, 13'.G1 'C after processing, 13'.G2:'C after processing, 13'.G132 'C after processing, 13'.A2:'C after processing, 13'.A132 'C after processing, 13'.H1:'C after processing, 13'.H1 'C after processing, 13'.H2:'C after processing, 13'.H132 'C after processing, 13'.A2:'C after processing, 13'.A132 'C after processing, 13'.I1:'C after processing, 13'.I1 'C after processing, 13'.I2:'C after processing, 13'.I132 'C after processing, 13'.A2:'C after processing, 13'.A132 'C after processing, 13'.J1:'C after processing, 13'.J1 'C after processing, 13'.J2:'C after processing, 13'.J13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4"/>
        <table:table-column table:style-name="co4" table:number-columns-repeated="5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verage+sd</text:p>
          </table:table-cell>
          <table:table-cell office:value-type="string" calcext:value-type="string">
            <text:p>average-sd</text:p>
          </table:table-cell>
          <table:table-cell office:value-type="string" calcext:value-type="string">
            <text:p>average+2*sd</text:p>
          </table:table-cell>
          <table:table-cell office:value-type="string" calcext:value-type="string">
            <text:p>average-2*sd</text:p>
          </table:table-cell>
          <table:table-cell office:value-type="string" calcext:value-type="string">
            <text:p>average+3*sd</text:p>
          </table:table-cell>
          <table:table-cell office:value-type="string" calcext:value-type="string">
            <text:p>average-3*sd</text:p>
          </table:table-cell>
          <table:table-cell office:value-type="string" calcext:value-type="string">
            <text:p>fla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</text:p>
          </table:table-cell>
          <table:table-cell office:value-type="float" office:value="476234" calcext:value-type="float">
            <text:p>476234</text:p>
          </table:table-cell>
          <table:table-cell office:value-type="float" office:value="371820.3077" calcext:value-type="float">
            <text:p>371820.3077</text:p>
          </table:table-cell>
          <table:table-cell office:value-type="float" office:value="529433.0175" calcext:value-type="float">
            <text:p>529433.0175</text:p>
          </table:table-cell>
          <table:table-cell office:value-type="float" office:value="214207.5979" calcext:value-type="float">
            <text:p>214207.5979</text:p>
          </table:table-cell>
          <table:table-cell office:value-type="float" office:value="687045.7273" calcext:value-type="float">
            <text:p>687045.7273</text:p>
          </table:table-cell>
          <table:table-cell office:value-type="float" office:value="56594.8881" calcext:value-type="float">
            <text:p>56594.8881</text:p>
          </table:table-cell>
          <table:table-cell office:value-type="float" office:value="844658.437" calcext:value-type="float">
            <text:p>844658.437</text:p>
          </table:table-cell>
          <table:table-cell office:value-type="float" office:value="-101017.8216" calcext:value-type="float">
            <text:p>-101017.8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:50</text:p>
          </table:table-cell>
          <table:table-cell office:value-type="float" office:value="377048" calcext:value-type="float">
            <text:p>377048</text:p>
          </table:table-cell>
          <table:table-cell office:value-type="float" office:value="391305.7692" calcext:value-type="float">
            <text:p>391305.7692</text:p>
          </table:table-cell>
          <table:table-cell office:value-type="float" office:value="544574.902" calcext:value-type="float">
            <text:p>544574.902</text:p>
          </table:table-cell>
          <table:table-cell office:value-type="float" office:value="238036.6365" calcext:value-type="float">
            <text:p>238036.6365</text:p>
          </table:table-cell>
          <table:table-cell office:value-type="float" office:value="697844.0347" calcext:value-type="float">
            <text:p>697844.0347</text:p>
          </table:table-cell>
          <table:table-cell office:value-type="float" office:value="84767.5038" calcext:value-type="float">
            <text:p>84767.5038</text:p>
          </table:table-cell>
          <table:table-cell office:value-type="float" office:value="851113.1674" calcext:value-type="float">
            <text:p>851113.1674</text:p>
          </table:table-cell>
          <table:table-cell office:value-type="float" office:value="-68501.629" calcext:value-type="float">
            <text:p>-68501.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:00</text:p>
          </table:table-cell>
          <table:table-cell office:value-type="float" office:value="117091" calcext:value-type="float">
            <text:p>117091</text:p>
          </table:table-cell>
          <table:table-cell office:value-type="float" office:value="385814.0769" calcext:value-type="float">
            <text:p>385814.0769</text:p>
          </table:table-cell>
          <table:table-cell office:value-type="float" office:value="538141.5819" calcext:value-type="float">
            <text:p>538141.5819</text:p>
          </table:table-cell>
          <table:table-cell office:value-type="float" office:value="233486.5719" calcext:value-type="float">
            <text:p>233486.5719</text:p>
          </table:table-cell>
          <table:table-cell office:value-type="float" office:value="690469.0869" calcext:value-type="float">
            <text:p>690469.0869</text:p>
          </table:table-cell>
          <table:table-cell office:value-type="float" office:value="81159.0669" calcext:value-type="float">
            <text:p>81159.0669</text:p>
          </table:table-cell>
          <table:table-cell office:value-type="float" office:value="842796.5919" calcext:value-type="float">
            <text:p>842796.5919</text:p>
          </table:table-cell>
          <table:table-cell office:value-type="float" office:value="-71168.4381" calcext:value-type="float">
            <text:p>-71168.4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:10</text:p>
          </table:table-cell>
          <table:table-cell office:value-type="float" office:value="444633" calcext:value-type="float">
            <text:p>444633</text:p>
          </table:table-cell>
          <table:table-cell office:value-type="float" office:value="374212.3846" calcext:value-type="float">
            <text:p>374212.3846</text:p>
          </table:table-cell>
          <table:table-cell office:value-type="float" office:value="541296.6106" calcext:value-type="float">
            <text:p>541296.6106</text:p>
          </table:table-cell>
          <table:table-cell office:value-type="float" office:value="207128.1586" calcext:value-type="float">
            <text:p>207128.1586</text:p>
          </table:table-cell>
          <table:table-cell office:value-type="float" office:value="708380.8367" calcext:value-type="float">
            <text:p>708380.8367</text:p>
          </table:table-cell>
          <table:table-cell office:value-type="float" office:value="40043.9326" calcext:value-type="float">
            <text:p>40043.9326</text:p>
          </table:table-cell>
          <table:table-cell office:value-type="float" office:value="875465.0627" calcext:value-type="float">
            <text:p>875465.0627</text:p>
          </table:table-cell>
          <table:table-cell office:value-type="float" office:value="-127040.2934" calcext:value-type="float">
            <text:p>-127040.29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:20</text:p>
          </table:table-cell>
          <table:table-cell office:value-type="float" office:value="547507" calcext:value-type="float">
            <text:p>547507</text:p>
          </table:table-cell>
          <table:table-cell office:value-type="float" office:value="383448.7692" calcext:value-type="float">
            <text:p>383448.7692</text:p>
          </table:table-cell>
          <table:table-cell office:value-type="float" office:value="550877.9399" calcext:value-type="float">
            <text:p>550877.9399</text:p>
          </table:table-cell>
          <table:table-cell office:value-type="float" office:value="216019.5985" calcext:value-type="float">
            <text:p>216019.5985</text:p>
          </table:table-cell>
          <table:table-cell office:value-type="float" office:value="718307.1106" calcext:value-type="float">
            <text:p>718307.1106</text:p>
          </table:table-cell>
          <table:table-cell office:value-type="float" office:value="48590.4278" calcext:value-type="float">
            <text:p>48590.4278</text:p>
          </table:table-cell>
          <table:table-cell office:value-type="float" office:value="885736.2813" calcext:value-type="float">
            <text:p>885736.2813</text:p>
          </table:table-cell>
          <table:table-cell office:value-type="float" office:value="-118838.7428" calcext:value-type="float">
            <text:p>-118838.7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:30</text:p>
          </table:table-cell>
          <table:table-cell office:value-type="float" office:value="485524" calcext:value-type="float">
            <text:p>485524</text:p>
          </table:table-cell>
          <table:table-cell office:value-type="float" office:value="399253.4615" calcext:value-type="float">
            <text:p>399253.4615</text:p>
          </table:table-cell>
          <table:table-cell office:value-type="float" office:value="572059.7096" calcext:value-type="float">
            <text:p>572059.7096</text:p>
          </table:table-cell>
          <table:table-cell office:value-type="float" office:value="226447.2135" calcext:value-type="float">
            <text:p>226447.2135</text:p>
          </table:table-cell>
          <table:table-cell office:value-type="float" office:value="744865.9576" calcext:value-type="float">
            <text:p>744865.9576</text:p>
          </table:table-cell>
          <table:table-cell office:value-type="float" office:value="53640.9655" calcext:value-type="float">
            <text:p>53640.9655</text:p>
          </table:table-cell>
          <table:table-cell office:value-type="float" office:value="917672.2056" calcext:value-type="float">
            <text:p>917672.2056</text:p>
          </table:table-cell>
          <table:table-cell office:value-type="float" office:value="-119165.2825" calcext:value-type="float">
            <text:p>-119165.2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:40</text:p>
          </table:table-cell>
          <table:table-cell office:value-type="float" office:value="547314" calcext:value-type="float">
            <text:p>547314</text:p>
          </table:table-cell>
          <table:table-cell office:value-type="float" office:value="423408.6154" calcext:value-type="float">
            <text:p>423408.6154</text:p>
          </table:table-cell>
          <table:table-cell office:value-type="float" office:value="583182.6794" calcext:value-type="float">
            <text:p>583182.6794</text:p>
          </table:table-cell>
          <table:table-cell office:value-type="float" office:value="263634.5514" calcext:value-type="float">
            <text:p>263634.5514</text:p>
          </table:table-cell>
          <table:table-cell office:value-type="float" office:value="742956.7434" calcext:value-type="float">
            <text:p>742956.7434</text:p>
          </table:table-cell>
          <table:table-cell office:value-type="float" office:value="103860.4873" calcext:value-type="float">
            <text:p>103860.4873</text:p>
          </table:table-cell>
          <table:table-cell office:value-type="float" office:value="902730.8074" calcext:value-type="float">
            <text:p>902730.8074</text:p>
          </table:table-cell>
          <table:table-cell office:value-type="float" office:value="-55913.5767" calcext:value-type="float">
            <text:p>-55913.5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:50</text:p>
          </table:table-cell>
          <table:table-cell office:value-type="float" office:value="322924" calcext:value-type="float">
            <text:p>322924</text:p>
          </table:table-cell>
          <table:table-cell office:value-type="float" office:value="443448.9231" calcext:value-type="float">
            <text:p>443448.9231</text:p>
          </table:table-cell>
          <table:table-cell office:value-type="float" office:value="600981.9713" calcext:value-type="float">
            <text:p>600981.9713</text:p>
          </table:table-cell>
          <table:table-cell office:value-type="float" office:value="285915.8748" calcext:value-type="float">
            <text:p>285915.8748</text:p>
          </table:table-cell>
          <table:table-cell office:value-type="float" office:value="758515.0196" calcext:value-type="float">
            <text:p>758515.0196</text:p>
          </table:table-cell>
          <table:table-cell office:value-type="float" office:value="128382.8265" calcext:value-type="float">
            <text:p>128382.8265</text:p>
          </table:table-cell>
          <table:table-cell office:value-type="float" office:value="916048.0679" calcext:value-type="float">
            <text:p>916048.0679</text:p>
          </table:table-cell>
          <table:table-cell office:value-type="float" office:value="-29150.2217" calcext:value-type="float">
            <text:p>-29150.2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:00</text:p>
          </table:table-cell>
          <table:table-cell office:value-type="float" office:value="1092019" calcext:value-type="float">
            <text:p>1092019</text:p>
          </table:table-cell>
          <table:table-cell office:value-type="float" office:value="441600.5385" calcext:value-type="float">
            <text:p>441600.5385</text:p>
          </table:table-cell>
          <table:table-cell office:value-type="float" office:value="600495.2401" calcext:value-type="float">
            <text:p>600495.2401</text:p>
          </table:table-cell>
          <table:table-cell office:value-type="float" office:value="282705.8368" calcext:value-type="float">
            <text:p>282705.8368</text:p>
          </table:table-cell>
          <table:table-cell office:value-type="float" office:value="759389.9418" calcext:value-type="float">
            <text:p>759389.9418</text:p>
          </table:table-cell>
          <table:table-cell office:value-type="float" office:value="123811.1351" calcext:value-type="float">
            <text:p>123811.1351</text:p>
          </table:table-cell>
          <table:table-cell office:value-type="float" office:value="918284.6435" calcext:value-type="float">
            <text:p>918284.6435</text:p>
          </table:table-cell>
          <table:table-cell office:value-type="float" office:value="-35083.5665" calcext:value-type="float">
            <text:p>-35083.5665</text:p>
          </table:table-cell>
          <table:table-cell office:value-type="string" calcext:value-type="string">
            <text:p>3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10</text:p>
          </table:table-cell>
          <table:table-cell office:value-type="float" office:value="199903" calcext:value-type="float">
            <text:p>199903</text:p>
          </table:table-cell>
          <table:table-cell office:value-type="float" office:value="502711.0769" calcext:value-type="float">
            <text:p>502711.0769</text:p>
          </table:table-cell>
          <table:table-cell office:value-type="float" office:value="736649.2236" calcext:value-type="float">
            <text:p>736649.2236</text:p>
          </table:table-cell>
          <table:table-cell office:value-type="float" office:value="268772.9303" calcext:value-type="float">
            <text:p>268772.9303</text:p>
          </table:table-cell>
          <table:table-cell office:value-type="float" office:value="970587.3702" calcext:value-type="float">
            <text:p>970587.3702</text:p>
          </table:table-cell>
          <table:table-cell office:value-type="float" office:value="34834.7836" calcext:value-type="float">
            <text:p>34834.7836</text:p>
          </table:table-cell>
          <table:table-cell office:value-type="float" office:value="1204525.5169" calcext:value-type="float">
            <text:p>1204525.5169</text:p>
          </table:table-cell>
          <table:table-cell office:value-type="float" office:value="-199103.363" calcext:value-type="float">
            <text:p>-199103.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:20</text:p>
          </table:table-cell>
          <table:table-cell office:value-type="float" office:value="574129" calcext:value-type="float">
            <text:p>574129</text:p>
          </table:table-cell>
          <table:table-cell office:value-type="float" office:value="458120" calcext:value-type="float">
            <text:p>458120</text:p>
          </table:table-cell>
          <table:table-cell office:value-type="float" office:value="690123.6635" calcext:value-type="float">
            <text:p>690123.6635</text:p>
          </table:table-cell>
          <table:table-cell office:value-type="float" office:value="226116.3365" calcext:value-type="float">
            <text:p>226116.3365</text:p>
          </table:table-cell>
          <table:table-cell office:value-type="float" office:value="922127.3269" calcext:value-type="float">
            <text:p>922127.3269</text:p>
          </table:table-cell>
          <table:table-cell office:value-type="float" office:value="-5887.3269" calcext:value-type="float">
            <text:p>-5887.3269</text:p>
          </table:table-cell>
          <table:table-cell office:value-type="float" office:value="1154130.9904" calcext:value-type="float">
            <text:p>1154130.9904</text:p>
          </table:table-cell>
          <table:table-cell office:value-type="float" office:value="-237890.9904" calcext:value-type="float">
            <text:p>-237890.9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:30</text:p>
          </table:table-cell>
          <table:table-cell office:value-type="float" office:value="721306" calcext:value-type="float">
            <text:p>721306</text:p>
          </table:table-cell>
          <table:table-cell office:value-type="float" office:value="470281" calcext:value-type="float">
            <text:p>470281</text:p>
          </table:table-cell>
          <table:table-cell office:value-type="float" office:value="704031.7316" calcext:value-type="float">
            <text:p>704031.7316</text:p>
          </table:table-cell>
          <table:table-cell office:value-type="float" office:value="236530.2684" calcext:value-type="float">
            <text:p>236530.2684</text:p>
          </table:table-cell>
          <table:table-cell office:value-type="float" office:value="937782.4632" calcext:value-type="float">
            <text:p>937782.4632</text:p>
          </table:table-cell>
          <table:table-cell office:value-type="float" office:value="2779.5368" calcext:value-type="float">
            <text:p>2779.5368</text:p>
          </table:table-cell>
          <table:table-cell office:value-type="float" office:value="1171533.1948" calcext:value-type="float">
            <text:p>1171533.1948</text:p>
          </table:table-cell>
          <table:table-cell office:value-type="float" office:value="-230971.1948" calcext:value-type="float">
            <text:p>-230971.1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:40</text:p>
          </table:table-cell>
          <table:table-cell office:value-type="float" office:value="808404" calcext:value-type="float">
            <text:p>808404</text:p>
          </table:table-cell>
          <table:table-cell office:value-type="float" office:value="497154.1538" calcext:value-type="float">
            <text:p>497154.1538</text:p>
          </table:table-cell>
          <table:table-cell office:value-type="float" office:value="738613.3014" calcext:value-type="float">
            <text:p>738613.3014</text:p>
          </table:table-cell>
          <table:table-cell office:value-type="float" office:value="255695.0062" calcext:value-type="float">
            <text:p>255695.0062</text:p>
          </table:table-cell>
          <table:table-cell office:value-type="float" office:value="980072.4491" calcext:value-type="float">
            <text:p>980072.4491</text:p>
          </table:table-cell>
          <table:table-cell office:value-type="float" office:value="14235.8586" calcext:value-type="float">
            <text:p>14235.8586</text:p>
          </table:table-cell>
          <table:table-cell office:value-type="float" office:value="1221531.5967" calcext:value-type="float">
            <text:p>1221531.5967</text:p>
          </table:table-cell>
          <table:table-cell office:value-type="float" office:value="-227223.289" calcext:value-type="float">
            <text:p>-227223.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:50</text:p>
          </table:table-cell>
          <table:table-cell office:value-type="float" office:value="735837" calcext:value-type="float">
            <text:p>735837</text:p>
          </table:table-cell>
          <table:table-cell office:value-type="float" office:value="516464.3077" calcext:value-type="float">
            <text:p>516464.3077</text:p>
          </table:table-cell>
          <table:table-cell office:value-type="float" office:value="772724.7629" calcext:value-type="float">
            <text:p>772724.7629</text:p>
          </table:table-cell>
          <table:table-cell office:value-type="float" office:value="260203.8525" calcext:value-type="float">
            <text:p>260203.8525</text:p>
          </table:table-cell>
          <table:table-cell office:value-type="float" office:value="1028985.2181" calcext:value-type="float">
            <text:p>1028985.2181</text:p>
          </table:table-cell>
          <table:table-cell office:value-type="float" office:value="3943.3973" calcext:value-type="float">
            <text:p>3943.3973</text:p>
          </table:table-cell>
          <table:table-cell office:value-type="float" office:value="1285245.6733" calcext:value-type="float">
            <text:p>1285245.6733</text:p>
          </table:table-cell>
          <table:table-cell office:value-type="float" office:value="-252317.0579" calcext:value-type="float">
            <text:p>-252317.0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00</text:p>
          </table:table-cell>
          <table:table-cell office:value-type="float" office:value="426842" calcext:value-type="float">
            <text:p>426842</text:p>
          </table:table-cell>
          <table:table-cell office:value-type="float" office:value="536433.7692" calcext:value-type="float">
            <text:p>536433.7692</text:p>
          </table:table-cell>
          <table:table-cell office:value-type="float" office:value="799327.0966" calcext:value-type="float">
            <text:p>799327.0966</text:p>
          </table:table-cell>
          <table:table-cell office:value-type="float" office:value="273540.4418" calcext:value-type="float">
            <text:p>273540.4418</text:p>
          </table:table-cell>
          <table:table-cell office:value-type="float" office:value="1062220.424" calcext:value-type="float">
            <text:p>1062220.424</text:p>
          </table:table-cell>
          <table:table-cell office:value-type="float" office:value="10647.1144" calcext:value-type="float">
            <text:p>10647.1144</text:p>
          </table:table-cell>
          <table:table-cell office:value-type="float" office:value="1325113.7514" calcext:value-type="float">
            <text:p>1325113.7514</text:p>
          </table:table-cell>
          <table:table-cell office:value-type="float" office:value="-252246.213" calcext:value-type="float">
            <text:p>-252246.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10</text:p>
          </table:table-cell>
          <table:table-cell office:value-type="float" office:value="213035" calcext:value-type="float">
            <text:p>213035</text:p>
          </table:table-cell>
          <table:table-cell office:value-type="float" office:value="540264.0769" calcext:value-type="float">
            <text:p>540264.0769</text:p>
          </table:table-cell>
          <table:table-cell office:value-type="float" office:value="800995.52" calcext:value-type="float">
            <text:p>800995.52</text:p>
          </table:table-cell>
          <table:table-cell office:value-type="float" office:value="279532.6338" calcext:value-type="float">
            <text:p>279532.6338</text:p>
          </table:table-cell>
          <table:table-cell office:value-type="float" office:value="1061726.9632" calcext:value-type="float">
            <text:p>1061726.9632</text:p>
          </table:table-cell>
          <table:table-cell office:value-type="float" office:value="18801.1907" calcext:value-type="float">
            <text:p>18801.1907</text:p>
          </table:table-cell>
          <table:table-cell office:value-type="float" office:value="1322458.4063" calcext:value-type="float">
            <text:p>1322458.4063</text:p>
          </table:table-cell>
          <table:table-cell office:value-type="float" office:value="-241930.2524" calcext:value-type="float">
            <text:p>-241930.2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20</text:p>
          </table:table-cell>
          <table:table-cell office:value-type="float" office:value="308223" calcext:value-type="float">
            <text:p>308223</text:p>
          </table:table-cell>
          <table:table-cell office:value-type="float" office:value="547644.3846" calcext:value-type="float">
            <text:p>547644.3846</text:p>
          </table:table-cell>
          <table:table-cell office:value-type="float" office:value="796486.0251" calcext:value-type="float">
            <text:p>796486.0251</text:p>
          </table:table-cell>
          <table:table-cell office:value-type="float" office:value="298802.7441" calcext:value-type="float">
            <text:p>298802.7441</text:p>
          </table:table-cell>
          <table:table-cell office:value-type="float" office:value="1045327.6657" calcext:value-type="float">
            <text:p>1045327.6657</text:p>
          </table:table-cell>
          <table:table-cell office:value-type="float" office:value="49961.1036" calcext:value-type="float">
            <text:p>49961.1036</text:p>
          </table:table-cell>
          <table:table-cell office:value-type="float" office:value="1294169.3062" calcext:value-type="float">
            <text:p>1294169.3062</text:p>
          </table:table-cell>
          <table:table-cell office:value-type="float" office:value="-198880.537" calcext:value-type="float">
            <text:p>-198880.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30</text:p>
          </table:table-cell>
          <table:table-cell office:value-type="float" office:value="473039" calcext:value-type="float">
            <text:p>473039</text:p>
          </table:table-cell>
          <table:table-cell office:value-type="float" office:value="537151.3077" calcext:value-type="float">
            <text:p>537151.3077</text:p>
          </table:table-cell>
          <table:table-cell office:value-type="float" office:value="793462.6155" calcext:value-type="float">
            <text:p>793462.6155</text:p>
          </table:table-cell>
          <table:table-cell office:value-type="float" office:value="280839.9999" calcext:value-type="float">
            <text:p>280839.9999</text:p>
          </table:table-cell>
          <table:table-cell office:value-type="float" office:value="1049773.9233" calcext:value-type="float">
            <text:p>1049773.9233</text:p>
          </table:table-cell>
          <table:table-cell office:value-type="float" office:value="24528.6921" calcext:value-type="float">
            <text:p>24528.6921</text:p>
          </table:table-cell>
          <table:table-cell office:value-type="float" office:value="1306085.2311" calcext:value-type="float">
            <text:p>1306085.2311</text:p>
          </table:table-cell>
          <table:table-cell office:value-type="float" office:value="-231782.6157" calcext:value-type="float">
            <text:p>-231782.6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40</text:p>
          </table:table-cell>
          <table:table-cell office:value-type="float" office:value="556375" calcext:value-type="float">
            <text:p>556375</text:p>
          </table:table-cell>
          <table:table-cell office:value-type="float" office:value="531423" calcext:value-type="float">
            <text:p>531423</text:p>
          </table:table-cell>
          <table:table-cell office:value-type="float" office:value="788315.0672" calcext:value-type="float">
            <text:p>788315.0672</text:p>
          </table:table-cell>
          <table:table-cell office:value-type="float" office:value="274530.9328" calcext:value-type="float">
            <text:p>274530.9328</text:p>
          </table:table-cell>
          <table:table-cell office:value-type="float" office:value="1045207.1344" calcext:value-type="float">
            <text:p>1045207.1344</text:p>
          </table:table-cell>
          <table:table-cell office:value-type="float" office:value="17638.8656" calcext:value-type="float">
            <text:p>17638.8656</text:p>
          </table:table-cell>
          <table:table-cell office:value-type="float" office:value="1302099.2015" calcext:value-type="float">
            <text:p>1302099.2015</text:p>
          </table:table-cell>
          <table:table-cell office:value-type="float" office:value="-239253.2015" calcext:value-type="float">
            <text:p>-239253.2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50</text:p>
          </table:table-cell>
          <table:table-cell office:value-type="float" office:value="549040" calcext:value-type="float">
            <text:p>549040</text:p>
          </table:table-cell>
          <table:table-cell office:value-type="float" office:value="536873.0769" calcext:value-type="float">
            <text:p>536873.0769</text:p>
          </table:table-cell>
          <table:table-cell office:value-type="float" office:value="793461.6177" calcext:value-type="float">
            <text:p>793461.6177</text:p>
          </table:table-cell>
          <table:table-cell office:value-type="float" office:value="280284.5362" calcext:value-type="float">
            <text:p>280284.5362</text:p>
          </table:table-cell>
          <table:table-cell office:value-type="float" office:value="1050050.1584" calcext:value-type="float">
            <text:p>1050050.1584</text:p>
          </table:table-cell>
          <table:table-cell office:value-type="float" office:value="23695.9955" calcext:value-type="float">
            <text:p>23695.9955</text:p>
          </table:table-cell>
          <table:table-cell office:value-type="float" office:value="1306638.6991" calcext:value-type="float">
            <text:p>1306638.6991</text:p>
          </table:table-cell>
          <table:table-cell office:value-type="float" office:value="-232892.5453" calcext:value-type="float">
            <text:p>-232892.5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:00</text:p>
          </table:table-cell>
          <table:table-cell office:value-type="float" office:value="780939" calcext:value-type="float">
            <text:p>780939</text:p>
          </table:table-cell>
          <table:table-cell office:value-type="float" office:value="537005.8462" calcext:value-type="float">
            <text:p>537005.8462</text:p>
          </table:table-cell>
          <table:table-cell office:value-type="float" office:value="793600.6861" calcext:value-type="float">
            <text:p>793600.6861</text:p>
          </table:table-cell>
          <table:table-cell office:value-type="float" office:value="280411.0062" calcext:value-type="float">
            <text:p>280411.0062</text:p>
          </table:table-cell>
          <table:table-cell office:value-type="float" office:value="1050195.5261" calcext:value-type="float">
            <text:p>1050195.5261</text:p>
          </table:table-cell>
          <table:table-cell office:value-type="float" office:value="23816.1662" calcext:value-type="float">
            <text:p>23816.1662</text:p>
          </table:table-cell>
          <table:table-cell office:value-type="float" office:value="1306790.3661" calcext:value-type="float">
            <text:p>1306790.3661</text:p>
          </table:table-cell>
          <table:table-cell office:value-type="float" office:value="-232778.6738" calcext:value-type="float">
            <text:p>-232778.6738</text:p>
          </table:table-cell>
          <table:table-cell table:number-columns-repeated="2"/>
          <table:table-cell office:value-type="string" calcext:value-type="string">
            <text:p>Not doing what I wanted</text:p>
          </table:table-cell>
        </table:table-row>
        <table:table-row table:style-name="ro1">
          <table:table-cell office:value-type="string" calcext:value-type="string">
            <text:p>16:10</text:p>
          </table:table-cell>
          <table:table-cell office:value-type="float" office:value="516135" calcext:value-type="float">
            <text:p>516135</text:p>
          </table:table-cell>
          <table:table-cell office:value-type="float" office:value="572237.7692" calcext:value-type="float">
            <text:p>572237.7692</text:p>
          </table:table-cell>
          <table:table-cell office:value-type="float" office:value="828432.1193" calcext:value-type="float">
            <text:p>828432.1193</text:p>
          </table:table-cell>
          <table:table-cell office:value-type="float" office:value="316043.4191" calcext:value-type="float">
            <text:p>316043.4191</text:p>
          </table:table-cell>
          <table:table-cell office:value-type="float" office:value="1084626.4694" calcext:value-type="float">
            <text:p>1084626.4694</text:p>
          </table:table-cell>
          <table:table-cell office:value-type="float" office:value="59849.069" calcext:value-type="float">
            <text:p>59849.069</text:p>
          </table:table-cell>
          <table:table-cell office:value-type="float" office:value="1340820.8195" calcext:value-type="float">
            <text:p>1340820.8195</text:p>
          </table:table-cell>
          <table:table-cell office:value-type="float" office:value="-196345.2811" calcext:value-type="float">
            <text:p>-196345.2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:20</text:p>
          </table:table-cell>
          <table:table-cell office:value-type="float" office:value="522682" calcext:value-type="float">
            <text:p>522682</text:p>
          </table:table-cell>
          <table:table-cell office:value-type="float" office:value="527939" calcext:value-type="float">
            <text:p>527939</text:p>
          </table:table-cell>
          <table:table-cell office:value-type="float" office:value="731058.5421" calcext:value-type="float">
            <text:p>731058.5421</text:p>
          </table:table-cell>
          <table:table-cell office:value-type="float" office:value="324819.4579" calcext:value-type="float">
            <text:p>324819.4579</text:p>
          </table:table-cell>
          <table:table-cell office:value-type="float" office:value="934178.0842" calcext:value-type="float">
            <text:p>934178.0842</text:p>
          </table:table-cell>
          <table:table-cell office:value-type="float" office:value="121699.9158" calcext:value-type="float">
            <text:p>121699.9158</text:p>
          </table:table-cell>
          <table:table-cell office:value-type="float" office:value="1137297.6264" calcext:value-type="float">
            <text:p>1137297.6264</text:p>
          </table:table-cell>
          <table:table-cell office:value-type="float" office:value="-81419.6264" calcext:value-type="float">
            <text:p>-81419.6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:30</text:p>
          </table:table-cell>
          <table:table-cell office:value-type="float" office:value="255543" calcext:value-type="float">
            <text:p>255543</text:p>
          </table:table-cell>
          <table:table-cell office:value-type="float" office:value="552768.1538" calcext:value-type="float">
            <text:p>552768.1538</text:p>
          </table:table-cell>
          <table:table-cell office:value-type="float" office:value="730601.4723" calcext:value-type="float">
            <text:p>730601.4723</text:p>
          </table:table-cell>
          <table:table-cell office:value-type="float" office:value="374934.8353" calcext:value-type="float">
            <text:p>374934.8353</text:p>
          </table:table-cell>
          <table:table-cell office:value-type="float" office:value="908434.7908" calcext:value-type="float">
            <text:p>908434.7908</text:p>
          </table:table-cell>
          <table:table-cell office:value-type="float" office:value="197101.5169" calcext:value-type="float">
            <text:p>197101.5169</text:p>
          </table:table-cell>
          <table:table-cell office:value-type="float" office:value="1086268.1093" calcext:value-type="float">
            <text:p>1086268.1093</text:p>
          </table:table-cell>
          <table:table-cell office:value-type="float" office:value="19268.1984" calcext:value-type="float">
            <text:p>19268.1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:40</text:p>
          </table:table-cell>
          <table:table-cell office:value-type="float" office:value="621437" calcext:value-type="float">
            <text:p>621437</text:p>
          </table:table-cell>
          <table:table-cell office:value-type="float" office:value="528261.5385" calcext:value-type="float">
            <text:p>528261.5385</text:p>
          </table:table-cell>
          <table:table-cell office:value-type="float" office:value="723960.14" calcext:value-type="float">
            <text:p>723960.14</text:p>
          </table:table-cell>
          <table:table-cell office:value-type="float" office:value="332562.9369" calcext:value-type="float">
            <text:p>332562.9369</text:p>
          </table:table-cell>
          <table:table-cell office:value-type="float" office:value="919658.7416" calcext:value-type="float">
            <text:p>919658.7416</text:p>
          </table:table-cell>
          <table:table-cell office:value-type="float" office:value="136864.3354" calcext:value-type="float">
            <text:p>136864.3354</text:p>
          </table:table-cell>
          <table:table-cell office:value-type="float" office:value="1115357.3431" calcext:value-type="float">
            <text:p>1115357.3431</text:p>
          </table:table-cell>
          <table:table-cell office:value-type="float" office:value="-58834.2662" calcext:value-type="float">
            <text:p>-58834.2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:50</text:p>
          </table:table-cell>
          <table:table-cell office:value-type="float" office:value="737701" calcext:value-type="float">
            <text:p>737701</text:p>
          </table:table-cell>
          <table:table-cell office:value-type="float" office:value="520579.3077" calcext:value-type="float">
            <text:p>520579.3077</text:p>
          </table:table-cell>
          <table:table-cell office:value-type="float" office:value="709925.4628" calcext:value-type="float">
            <text:p>709925.4628</text:p>
          </table:table-cell>
          <table:table-cell office:value-type="float" office:value="331233.1526" calcext:value-type="float">
            <text:p>331233.1526</text:p>
          </table:table-cell>
          <table:table-cell office:value-type="float" office:value="899271.618" calcext:value-type="float">
            <text:p>899271.618</text:p>
          </table:table-cell>
          <table:table-cell office:value-type="float" office:value="141886.9974" calcext:value-type="float">
            <text:p>141886.9974</text:p>
          </table:table-cell>
          <table:table-cell office:value-type="float" office:value="1088617.7731" calcext:value-type="float">
            <text:p>1088617.7731</text:p>
          </table:table-cell>
          <table:table-cell office:value-type="float" office:value="-47459.1577" calcext:value-type="float">
            <text:p>-47459.1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:00</text:p>
          </table:table-cell>
          <table:table-cell office:value-type="float" office:value="167441" calcext:value-type="float">
            <text:p>167441</text:p>
          </table:table-cell>
          <table:table-cell office:value-type="float" office:value="515140.6154" calcext:value-type="float">
            <text:p>515140.6154</text:p>
          </table:table-cell>
          <table:table-cell office:value-type="float" office:value="696372.0148" calcext:value-type="float">
            <text:p>696372.0148</text:p>
          </table:table-cell>
          <table:table-cell office:value-type="float" office:value="333909.216" calcext:value-type="float">
            <text:p>333909.216</text:p>
          </table:table-cell>
          <table:table-cell office:value-type="float" office:value="877603.4142" calcext:value-type="float">
            <text:p>877603.4142</text:p>
          </table:table-cell>
          <table:table-cell office:value-type="float" office:value="152677.8166" calcext:value-type="float">
            <text:p>152677.8166</text:p>
          </table:table-cell>
          <table:table-cell office:value-type="float" office:value="1058834.8135" calcext:value-type="float">
            <text:p>1058834.8135</text:p>
          </table:table-cell>
          <table:table-cell office:value-type="float" office:value="-28553.5828" calcext:value-type="float">
            <text:p>-28553.5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:10</text:p>
          </table:table-cell>
          <table:table-cell office:value-type="float" office:value="585977" calcext:value-type="float">
            <text:p>585977</text:p>
          </table:table-cell>
          <table:table-cell office:value-type="float" office:value="471417.8462" calcext:value-type="float">
            <text:p>471417.8462</text:p>
          </table:table-cell>
          <table:table-cell office:value-type="float" office:value="663223.7643" calcext:value-type="float">
            <text:p>663223.7643</text:p>
          </table:table-cell>
          <table:table-cell office:value-type="float" office:value="279611.928" calcext:value-type="float">
            <text:p>279611.928</text:p>
          </table:table-cell>
          <table:table-cell office:value-type="float" office:value="855029.6824" calcext:value-type="float">
            <text:p>855029.6824</text:p>
          </table:table-cell>
          <table:table-cell office:value-type="float" office:value="87806.0099" calcext:value-type="float">
            <text:p>87806.0099</text:p>
          </table:table-cell>
          <table:table-cell office:value-type="float" office:value="1046835.6005" calcext:value-type="float">
            <text:p>1046835.6005</text:p>
          </table:table-cell>
          <table:table-cell office:value-type="float" office:value="-103999.9082" calcext:value-type="float">
            <text:p>-103999.9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:20</text:p>
          </table:table-cell>
          <table:table-cell office:value-type="float" office:value="668247" calcext:value-type="float">
            <text:p>668247</text:p>
          </table:table-cell>
          <table:table-cell office:value-type="float" office:value="483659" calcext:value-type="float">
            <text:p>483659</text:p>
          </table:table-cell>
          <table:table-cell office:value-type="float" office:value="677450.7526" calcext:value-type="float">
            <text:p>677450.7526</text:p>
          </table:table-cell>
          <table:table-cell office:value-type="float" office:value="289867.2474" calcext:value-type="float">
            <text:p>289867.2474</text:p>
          </table:table-cell>
          <table:table-cell office:value-type="float" office:value="871242.5051" calcext:value-type="float">
            <text:p>871242.5051</text:p>
          </table:table-cell>
          <table:table-cell office:value-type="float" office:value="96075.4949" calcext:value-type="float">
            <text:p>96075.4949</text:p>
          </table:table-cell>
          <table:table-cell office:value-type="float" office:value="1065034.2577" calcext:value-type="float">
            <text:p>1065034.2577</text:p>
          </table:table-cell>
          <table:table-cell office:value-type="float" office:value="-97716.2577" calcext:value-type="float">
            <text:p>-97716.2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:30</text:p>
          </table:table-cell>
          <table:table-cell office:value-type="float" office:value="415742" calcext:value-type="float">
            <text:p>415742</text:p>
          </table:table-cell>
          <table:table-cell office:value-type="float" office:value="518675.3077" calcext:value-type="float">
            <text:p>518675.3077</text:p>
          </table:table-cell>
          <table:table-cell office:value-type="float" office:value="700233.0252" calcext:value-type="float">
            <text:p>700233.0252</text:p>
          </table:table-cell>
          <table:table-cell office:value-type="float" office:value="337117.5902" calcext:value-type="float">
            <text:p>337117.5902</text:p>
          </table:table-cell>
          <table:table-cell office:value-type="float" office:value="881790.7426" calcext:value-type="float">
            <text:p>881790.7426</text:p>
          </table:table-cell>
          <table:table-cell office:value-type="float" office:value="155559.8728" calcext:value-type="float">
            <text:p>155559.8728</text:p>
          </table:table-cell>
          <table:table-cell office:value-type="float" office:value="1063348.4601" calcext:value-type="float">
            <text:p>1063348.4601</text:p>
          </table:table-cell>
          <table:table-cell office:value-type="float" office:value="-25997.8447" calcext:value-type="float">
            <text:p>-25997.8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:40</text:p>
          </table:table-cell>
          <table:table-cell office:value-type="float" office:value="727229" calcext:value-type="float">
            <text:p>727229</text:p>
          </table:table-cell>
          <table:table-cell office:value-type="float" office:value="526946" calcext:value-type="float">
            <text:p>526946</text:p>
          </table:table-cell>
          <table:table-cell office:value-type="float" office:value="700385.3008" calcext:value-type="float">
            <text:p>700385.3008</text:p>
          </table:table-cell>
          <table:table-cell office:value-type="float" office:value="353506.6992" calcext:value-type="float">
            <text:p>353506.6992</text:p>
          </table:table-cell>
          <table:table-cell office:value-type="float" office:value="873824.6016" calcext:value-type="float">
            <text:p>873824.6016</text:p>
          </table:table-cell>
          <table:table-cell office:value-type="float" office:value="180067.3984" calcext:value-type="float">
            <text:p>180067.3984</text:p>
          </table:table-cell>
          <table:table-cell office:value-type="float" office:value="1047263.9024" calcext:value-type="float">
            <text:p>1047263.9024</text:p>
          </table:table-cell>
          <table:table-cell office:value-type="float" office:value="6628.0976" calcext:value-type="float">
            <text:p>6628.0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:50</text:p>
          </table:table-cell>
          <table:table-cell office:value-type="float" office:value="338148" calcext:value-type="float">
            <text:p>338148</text:p>
          </table:table-cell>
          <table:table-cell office:value-type="float" office:value="546499.0769" calcext:value-type="float">
            <text:p>546499.0769</text:p>
          </table:table-cell>
          <table:table-cell office:value-type="float" office:value="727517.3567" calcext:value-type="float">
            <text:p>727517.3567</text:p>
          </table:table-cell>
          <table:table-cell office:value-type="float" office:value="365480.7971" calcext:value-type="float">
            <text:p>365480.7971</text:p>
          </table:table-cell>
          <table:table-cell office:value-type="float" office:value="908535.6366" calcext:value-type="float">
            <text:p>908535.6366</text:p>
          </table:table-cell>
          <table:table-cell office:value-type="float" office:value="184462.5173" calcext:value-type="float">
            <text:p>184462.5173</text:p>
          </table:table-cell>
          <table:table-cell office:value-type="float" office:value="1089553.9164" calcext:value-type="float">
            <text:p>1089553.9164</text:p>
          </table:table-cell>
          <table:table-cell office:value-type="float" office:value="3444.2375" calcext:value-type="float">
            <text:p>3444.2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:00</text:p>
          </table:table-cell>
          <table:table-cell office:value-type="float" office:value="398395" calcext:value-type="float">
            <text:p>398395</text:p>
          </table:table-cell>
          <table:table-cell office:value-type="float" office:value="529712.3846" calcext:value-type="float">
            <text:p>529712.3846</text:p>
          </table:table-cell>
          <table:table-cell office:value-type="float" office:value="719637.9708" calcext:value-type="float">
            <text:p>719637.9708</text:p>
          </table:table-cell>
          <table:table-cell office:value-type="float" office:value="339786.7984" calcext:value-type="float">
            <text:p>339786.7984</text:p>
          </table:table-cell>
          <table:table-cell office:value-type="float" office:value="909563.557" calcext:value-type="float">
            <text:p>909563.557</text:p>
          </table:table-cell>
          <table:table-cell office:value-type="float" office:value="149861.2123" calcext:value-type="float">
            <text:p>149861.2123</text:p>
          </table:table-cell>
          <table:table-cell office:value-type="float" office:value="1099489.1432" calcext:value-type="float">
            <text:p>1099489.1432</text:p>
          </table:table-cell>
          <table:table-cell office:value-type="float" office:value="-40064.3739" calcext:value-type="float">
            <text:p>-40064.3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:10</text:p>
          </table:table-cell>
          <table:table-cell office:value-type="float" office:value="677948" calcext:value-type="float">
            <text:p>677948</text:p>
          </table:table-cell>
          <table:table-cell office:value-type="float" office:value="518124.3077" calcext:value-type="float">
            <text:p>518124.3077</text:p>
          </table:table-cell>
          <table:table-cell office:value-type="float" office:value="711339.5918" calcext:value-type="float">
            <text:p>711339.5918</text:p>
          </table:table-cell>
          <table:table-cell office:value-type="float" office:value="324909.0235" calcext:value-type="float">
            <text:p>324909.0235</text:p>
          </table:table-cell>
          <table:table-cell office:value-type="float" office:value="904554.876" calcext:value-type="float">
            <text:p>904554.876</text:p>
          </table:table-cell>
          <table:table-cell office:value-type="float" office:value="131693.7394" calcext:value-type="float">
            <text:p>131693.7394</text:p>
          </table:table-cell>
          <table:table-cell office:value-type="float" office:value="1097770.1601" calcext:value-type="float">
            <text:p>1097770.1601</text:p>
          </table:table-cell>
          <table:table-cell office:value-type="float" office:value="-61521.5448" calcext:value-type="float">
            <text:p>-61521.5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:20</text:p>
          </table:table-cell>
          <table:table-cell office:value-type="float" office:value="653787" calcext:value-type="float">
            <text:p>653787</text:p>
          </table:table-cell>
          <table:table-cell office:value-type="float" office:value="510201.9231" calcext:value-type="float">
            <text:p>510201.9231</text:p>
          </table:table-cell>
          <table:table-cell office:value-type="float" office:value="693605.3646" calcext:value-type="float">
            <text:p>693605.3646</text:p>
          </table:table-cell>
          <table:table-cell office:value-type="float" office:value="326798.4816" calcext:value-type="float">
            <text:p>326798.4816</text:p>
          </table:table-cell>
          <table:table-cell office:value-type="float" office:value="877008.806" calcext:value-type="float">
            <text:p>877008.806</text:p>
          </table:table-cell>
          <table:table-cell office:value-type="float" office:value="143395.0401" calcext:value-type="float">
            <text:p>143395.0401</text:p>
          </table:table-cell>
          <table:table-cell office:value-type="float" office:value="1060412.2475" calcext:value-type="float">
            <text:p>1060412.2475</text:p>
          </table:table-cell>
          <table:table-cell office:value-type="float" office:value="-40008.4014" calcext:value-type="float">
            <text:p>-40008.4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:30</text:p>
          </table:table-cell>
          <table:table-cell office:value-type="float" office:value="650538" calcext:value-type="float">
            <text:p>650538</text:p>
          </table:table-cell>
          <table:table-cell office:value-type="float" office:value="520790.5385" calcext:value-type="float">
            <text:p>520790.5385</text:p>
          </table:table-cell>
          <table:table-cell office:value-type="float" office:value="708488.389" calcext:value-type="float">
            <text:p>708488.389</text:p>
          </table:table-cell>
          <table:table-cell office:value-type="float" office:value="333092.688" calcext:value-type="float">
            <text:p>333092.688</text:p>
          </table:table-cell>
          <table:table-cell office:value-type="float" office:value="896186.2395" calcext:value-type="float">
            <text:p>896186.2395</text:p>
          </table:table-cell>
          <table:table-cell office:value-type="float" office:value="145394.8375" calcext:value-type="float">
            <text:p>145394.8375</text:p>
          </table:table-cell>
          <table:table-cell office:value-type="float" office:value="1083884.09" calcext:value-type="float">
            <text:p>1083884.09</text:p>
          </table:table-cell>
          <table:table-cell office:value-type="float" office:value="-42303.0131" calcext:value-type="float">
            <text:p>-42303.0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:40</text:p>
          </table:table-cell>
          <table:table-cell office:value-type="float" office:value="662722" calcext:value-type="float">
            <text:p>662722</text:p>
          </table:table-cell>
          <table:table-cell office:value-type="float" office:value="530625.6154" calcext:value-type="float">
            <text:p>530625.6154</text:p>
          </table:table-cell>
          <table:table-cell office:value-type="float" office:value="721749.2991" calcext:value-type="float">
            <text:p>721749.2991</text:p>
          </table:table-cell>
          <table:table-cell office:value-type="float" office:value="339501.9317" calcext:value-type="float">
            <text:p>339501.9317</text:p>
          </table:table-cell>
          <table:table-cell office:value-type="float" office:value="912872.9827" calcext:value-type="float">
            <text:p>912872.9827</text:p>
          </table:table-cell>
          <table:table-cell office:value-type="float" office:value="148378.248" calcext:value-type="float">
            <text:p>148378.248</text:p>
          </table:table-cell>
          <table:table-cell office:value-type="float" office:value="1103996.6664" calcext:value-type="float">
            <text:p>1103996.6664</text:p>
          </table:table-cell>
          <table:table-cell office:value-type="float" office:value="-42745.4357" calcext:value-type="float">
            <text:p>-42745.4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:50</text:p>
          </table:table-cell>
          <table:table-cell office:value-type="float" office:value="751391" calcext:value-type="float">
            <text:p>751391</text:p>
          </table:table-cell>
          <table:table-cell office:value-type="float" office:value="561947.0769" calcext:value-type="float">
            <text:p>561947.0769</text:p>
          </table:table-cell>
          <table:table-cell office:value-type="float" office:value="736914.8639" calcext:value-type="float">
            <text:p>736914.8639</text:p>
          </table:table-cell>
          <table:table-cell office:value-type="float" office:value="386979.29" calcext:value-type="float">
            <text:p>386979.29</text:p>
          </table:table-cell>
          <table:table-cell office:value-type="float" office:value="911882.6509" calcext:value-type="float">
            <text:p>911882.6509</text:p>
          </table:table-cell>
          <table:table-cell office:value-type="float" office:value="212011.503" calcext:value-type="float">
            <text:p>212011.503</text:p>
          </table:table-cell>
          <table:table-cell office:value-type="float" office:value="1086850.4378" calcext:value-type="float">
            <text:p>1086850.4378</text:p>
          </table:table-cell>
          <table:table-cell office:value-type="float" office:value="37043.716" calcext:value-type="float">
            <text:p>37043.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:00</text:p>
          </table:table-cell>
          <table:table-cell office:value-type="float" office:value="684967" calcext:value-type="float">
            <text:p>684967</text:p>
          </table:table-cell>
          <table:table-cell office:value-type="float" office:value="571943.5385" calcext:value-type="float">
            <text:p>571943.5385</text:p>
          </table:table-cell>
          <table:table-cell office:value-type="float" office:value="754155.7743" calcext:value-type="float">
            <text:p>754155.7743</text:p>
          </table:table-cell>
          <table:table-cell office:value-type="float" office:value="389731.3026" calcext:value-type="float">
            <text:p>389731.3026</text:p>
          </table:table-cell>
          <table:table-cell office:value-type="float" office:value="936368.0101" calcext:value-type="float">
            <text:p>936368.0101</text:p>
          </table:table-cell>
          <table:table-cell office:value-type="float" office:value="207519.0668" calcext:value-type="float">
            <text:p>207519.0668</text:p>
          </table:table-cell>
          <table:table-cell office:value-type="float" office:value="1118580.2459" calcext:value-type="float">
            <text:p>1118580.2459</text:p>
          </table:table-cell>
          <table:table-cell office:value-type="float" office:value="25306.831" calcext:value-type="float">
            <text:p>25306.8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:10</text:p>
          </table:table-cell>
          <table:table-cell office:value-type="float" office:value="494758" calcext:value-type="float">
            <text:p>494758</text:p>
          </table:table-cell>
          <table:table-cell office:value-type="float" office:value="567887.0769" calcext:value-type="float">
            <text:p>567887.0769</text:p>
          </table:table-cell>
          <table:table-cell office:value-type="float" office:value="746656.1179" calcext:value-type="float">
            <text:p>746656.1179</text:p>
          </table:table-cell>
          <table:table-cell office:value-type="float" office:value="389118.036" calcext:value-type="float">
            <text:p>389118.036</text:p>
          </table:table-cell>
          <table:table-cell office:value-type="float" office:value="925425.1588" calcext:value-type="float">
            <text:p>925425.1588</text:p>
          </table:table-cell>
          <table:table-cell office:value-type="float" office:value="210348.9951" calcext:value-type="float">
            <text:p>210348.9951</text:p>
          </table:table-cell>
          <table:table-cell office:value-type="float" office:value="1104194.1997" calcext:value-type="float">
            <text:p>1104194.1997</text:p>
          </table:table-cell>
          <table:table-cell office:value-type="float" office:value="31579.9541" calcext:value-type="float">
            <text:p>31579.9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:20</text:p>
          </table:table-cell>
          <table:table-cell office:value-type="float" office:value="500284" calcext:value-type="float">
            <text:p>500284</text:p>
          </table:table-cell>
          <table:table-cell office:value-type="float" office:value="593065.3077" calcext:value-type="float">
            <text:p>593065.3077</text:p>
          </table:table-cell>
          <table:table-cell office:value-type="float" office:value="728542.8515" calcext:value-type="float">
            <text:p>728542.8515</text:p>
          </table:table-cell>
          <table:table-cell office:value-type="float" office:value="457587.7639" calcext:value-type="float">
            <text:p>457587.7639</text:p>
          </table:table-cell>
          <table:table-cell office:value-type="float" office:value="864020.3952" calcext:value-type="float">
            <text:p>864020.3952</text:p>
          </table:table-cell>
          <table:table-cell office:value-type="float" office:value="322110.2202" calcext:value-type="float">
            <text:p>322110.2202</text:p>
          </table:table-cell>
          <table:table-cell office:value-type="float" office:value="999497.939" calcext:value-type="float">
            <text:p>999497.939</text:p>
          </table:table-cell>
          <table:table-cell office:value-type="float" office:value="186632.6764" calcext:value-type="float">
            <text:p>186632.6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:30</text:p>
          </table:table-cell>
          <table:table-cell office:value-type="float" office:value="775128" calcext:value-type="float">
            <text:p>775128</text:p>
          </table:table-cell>
          <table:table-cell office:value-type="float" office:value="586473.5385" calcext:value-type="float">
            <text:p>586473.5385</text:p>
          </table:table-cell>
          <table:table-cell office:value-type="float" office:value="724387.5324" calcext:value-type="float">
            <text:p>724387.5324</text:p>
          </table:table-cell>
          <table:table-cell office:value-type="float" office:value="448559.5445" calcext:value-type="float">
            <text:p>448559.5445</text:p>
          </table:table-cell>
          <table:table-cell office:value-type="float" office:value="862301.5264" calcext:value-type="float">
            <text:p>862301.5264</text:p>
          </table:table-cell>
          <table:table-cell office:value-type="float" office:value="310645.5505" calcext:value-type="float">
            <text:p>310645.5505</text:p>
          </table:table-cell>
          <table:table-cell office:value-type="float" office:value="1000215.5204" calcext:value-type="float">
            <text:p>1000215.5204</text:p>
          </table:table-cell>
          <table:table-cell office:value-type="float" office:value="172731.5565" calcext:value-type="float">
            <text:p>172731.5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:40</text:p>
          </table:table-cell>
          <table:table-cell office:value-type="float" office:value="276588" calcext:value-type="float">
            <text:p>276588</text:p>
          </table:table-cell>
          <table:table-cell office:value-type="float" office:value="594695.1538" calcext:value-type="float">
            <text:p>594695.1538</text:p>
          </table:table-cell>
          <table:table-cell office:value-type="float" office:value="740830.9666" calcext:value-type="float">
            <text:p>740830.9666</text:p>
          </table:table-cell>
          <table:table-cell office:value-type="float" office:value="448559.3411" calcext:value-type="float">
            <text:p>448559.3411</text:p>
          </table:table-cell>
          <table:table-cell office:value-type="float" office:value="886966.7793" calcext:value-type="float">
            <text:p>886966.7793</text:p>
          </table:table-cell>
          <table:table-cell office:value-type="float" office:value="302423.5284" calcext:value-type="float">
            <text:p>302423.5284</text:p>
          </table:table-cell>
          <table:table-cell office:value-type="float" office:value="1033102.5921" calcext:value-type="float">
            <text:p>1033102.5921</text:p>
          </table:table-cell>
          <table:table-cell office:value-type="float" office:value="156287.7156" calcext:value-type="float">
            <text:p>156287.7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:50</text:p>
          </table:table-cell>
          <table:table-cell office:value-type="float" office:value="798363" calcext:value-type="float">
            <text:p>798363</text:p>
          </table:table-cell>
          <table:table-cell office:value-type="float" office:value="583991" calcext:value-type="float">
            <text:p>583991</text:p>
          </table:table-cell>
          <table:table-cell office:value-type="float" office:value="748294.2038" calcext:value-type="float">
            <text:p>748294.2038</text:p>
          </table:table-cell>
          <table:table-cell office:value-type="float" office:value="419687.7962" calcext:value-type="float">
            <text:p>419687.7962</text:p>
          </table:table-cell>
          <table:table-cell office:value-type="float" office:value="912597.4076" calcext:value-type="float">
            <text:p>912597.4076</text:p>
          </table:table-cell>
          <table:table-cell office:value-type="float" office:value="255384.5924" calcext:value-type="float">
            <text:p>255384.5924</text:p>
          </table:table-cell>
          <table:table-cell office:value-type="float" office:value="1076900.6115" calcext:value-type="float">
            <text:p>1076900.6115</text:p>
          </table:table-cell>
          <table:table-cell office:value-type="float" office:value="91081.3885" calcext:value-type="float">
            <text:p>91081.3885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20:00</text:p>
          </table:table-cell>
          <table:table-cell table:style-name="ce6" office:value-type="float" office:value="203941.75" calcext:value-type="float">
            <text:p>203941.75</text:p>
          </table:table-cell>
          <table:table-cell table:style-name="ce6" office:value-type="float" office:value="589462.8462" calcext:value-type="float">
            <text:p>589462.8462</text:p>
          </table:table-cell>
          <table:table-cell table:style-name="ce6" office:value-type="float" office:value="760000.1121" calcext:value-type="float">
            <text:p>760000.1121</text:p>
          </table:table-cell>
          <table:table-cell table:style-name="ce6" office:value-type="float" office:value="418925.5802" calcext:value-type="float">
            <text:p>418925.5802</text:p>
          </table:table-cell>
          <table:table-cell table:style-name="ce6" office:value-type="float" office:value="930537.378" calcext:value-type="float">
            <text:p>930537.378</text:p>
          </table:table-cell>
          <table:table-cell table:style-name="ce6" office:value-type="float" office:value="248388.3143" calcext:value-type="float">
            <text:p>248388.3143</text:p>
          </table:table-cell>
          <table:table-cell table:style-name="ce6" office:value-type="float" office:value="1101074.644" calcext:value-type="float">
            <text:p>1101074.644</text:p>
          </table:table-cell>
          <table:table-cell table:style-name="ce6" office:value-type="float" office:value="77851.0483" calcext:value-type="float">
            <text:p>77851.0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:10</text:p>
          </table:table-cell>
          <table:table-cell office:value-type="float" office:value="218432" calcext:value-type="float">
            <text:p>218432</text:p>
          </table:table-cell>
          <table:table-cell office:value-type="float" office:value="579139.2885" calcext:value-type="float">
            <text:p>579139.2885</text:p>
          </table:table-cell>
          <table:table-cell office:value-type="float" office:value="769112.3977" calcext:value-type="float">
            <text:p>769112.3977</text:p>
          </table:table-cell>
          <table:table-cell office:value-type="float" office:value="389166.1793" calcext:value-type="float">
            <text:p>389166.1793</text:p>
          </table:table-cell>
          <table:table-cell office:value-type="float" office:value="959085.5068" calcext:value-type="float">
            <text:p>959085.5068</text:p>
          </table:table-cell>
          <table:table-cell office:value-type="float" office:value="199193.0701" calcext:value-type="float">
            <text:p>199193.0701</text:p>
          </table:table-cell>
          <table:table-cell office:value-type="float" office:value="1149058.616" calcext:value-type="float">
            <text:p>1149058.616</text:p>
          </table:table-cell>
          <table:table-cell office:value-type="float" office:value="9219.9609" calcext:value-type="float">
            <text:p>9219.9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:20</text:p>
          </table:table-cell>
          <table:table-cell office:value-type="float" office:value="198186.5" calcext:value-type="float">
            <text:p>198186.5</text:p>
          </table:table-cell>
          <table:table-cell office:value-type="float" office:value="565295.9808" calcext:value-type="float">
            <text:p>565295.9808</text:p>
          </table:table-cell>
          <table:table-cell office:value-type="float" office:value="775063.1838" calcext:value-type="float">
            <text:p>775063.1838</text:p>
          </table:table-cell>
          <table:table-cell office:value-type="float" office:value="355528.7778" calcext:value-type="float">
            <text:p>355528.7778</text:p>
          </table:table-cell>
          <table:table-cell office:value-type="float" office:value="984830.3868" calcext:value-type="float">
            <text:p>984830.3868</text:p>
          </table:table-cell>
          <table:table-cell office:value-type="float" office:value="145761.5747" calcext:value-type="float">
            <text:p>145761.5747</text:p>
          </table:table-cell>
          <table:table-cell office:value-type="float" office:value="1194597.5898" calcext:value-type="float">
            <text:p>1194597.5898</text:p>
          </table:table-cell>
          <table:table-cell office:value-type="float" office:value="-64005.6283" calcext:value-type="float">
            <text:p>-64005.6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:30</text:p>
          </table:table-cell>
          <table:table-cell office:value-type="float" office:value="86801.25" calcext:value-type="float">
            <text:p>86801.25</text:p>
          </table:table-cell>
          <table:table-cell office:value-type="float" office:value="528391.25" calcext:value-type="float">
            <text:p>528391.25</text:p>
          </table:table-cell>
          <table:table-cell office:value-type="float" office:value="757956.1969" calcext:value-type="float">
            <text:p>757956.1969</text:p>
          </table:table-cell>
          <table:table-cell office:value-type="float" office:value="298826.3031" calcext:value-type="float">
            <text:p>298826.3031</text:p>
          </table:table-cell>
          <table:table-cell office:value-type="float" office:value="987521.1437" calcext:value-type="float">
            <text:p>987521.1437</text:p>
          </table:table-cell>
          <table:table-cell office:value-type="float" office:value="69261.3563" calcext:value-type="float">
            <text:p>69261.3563</text:p>
          </table:table-cell>
          <table:table-cell office:value-type="float" office:value="1217086.0906" calcext:value-type="float">
            <text:p>1217086.0906</text:p>
          </table:table-cell>
          <table:table-cell office:value-type="float" office:value="-160303.5906" calcext:value-type="float">
            <text:p>-160303.5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:40</text:p>
          </table:table-cell>
          <table:table-cell office:value-type="float" office:value="177714" calcext:value-type="float">
            <text:p>177714</text:p>
          </table:table-cell>
          <table:table-cell office:value-type="float" office:value="484776.9615" calcext:value-type="float">
            <text:p>484776.9615</text:p>
          </table:table-cell>
          <table:table-cell office:value-type="float" office:value="740861.2139" calcext:value-type="float">
            <text:p>740861.2139</text:p>
          </table:table-cell>
          <table:table-cell office:value-type="float" office:value="228692.7091" calcext:value-type="float">
            <text:p>228692.7091</text:p>
          </table:table-cell>
          <table:table-cell office:value-type="float" office:value="996945.4663" calcext:value-type="float">
            <text:p>996945.4663</text:p>
          </table:table-cell>
          <table:table-cell office:value-type="float" office:value="-27391.5433" calcext:value-type="float">
            <text:p>-27391.5433</text:p>
          </table:table-cell>
          <table:table-cell office:value-type="float" office:value="1253029.7187" calcext:value-type="float">
            <text:p>1253029.7187</text:p>
          </table:table-cell>
          <table:table-cell office:value-type="float" office:value="-283475.7957" calcext:value-type="float">
            <text:p>-283475.7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:50</text:p>
          </table:table-cell>
          <table:table-cell office:value-type="float" office:value="216302.25" calcext:value-type="float">
            <text:p>216302.25</text:p>
          </table:table-cell>
          <table:table-cell office:value-type="float" office:value="448405.8846" calcext:value-type="float">
            <text:p>448405.8846</text:p>
          </table:table-cell>
          <table:table-cell office:value-type="float" office:value="712439.2718" calcext:value-type="float">
            <text:p>712439.2718</text:p>
          </table:table-cell>
          <table:table-cell office:value-type="float" office:value="184372.4975" calcext:value-type="float">
            <text:p>184372.4975</text:p>
          </table:table-cell>
          <table:table-cell office:value-type="float" office:value="976472.6589" calcext:value-type="float">
            <text:p>976472.6589</text:p>
          </table:table-cell>
          <table:table-cell office:value-type="float" office:value="-79660.8897" calcext:value-type="float">
            <text:p>-79660.8897</text:p>
          </table:table-cell>
          <table:table-cell office:value-type="float" office:value="1240506.046" calcext:value-type="float">
            <text:p>1240506.046</text:p>
          </table:table-cell>
          <table:table-cell office:value-type="float" office:value="-343694.2768" calcext:value-type="float">
            <text:p>-343694.2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:00</text:p>
          </table:table-cell>
          <table:table-cell office:value-type="float" office:value="77526.25" calcext:value-type="float">
            <text:p>77526.25</text:p>
          </table:table-cell>
          <table:table-cell office:value-type="float" office:value="414065.9038" calcext:value-type="float">
            <text:p>414065.9038</text:p>
          </table:table-cell>
          <table:table-cell office:value-type="float" office:value="676930.6042" calcext:value-type="float">
            <text:p>676930.6042</text:p>
          </table:table-cell>
          <table:table-cell office:value-type="float" office:value="151201.2034" calcext:value-type="float">
            <text:p>151201.2034</text:p>
          </table:table-cell>
          <table:table-cell office:value-type="float" office:value="939795.3046" calcext:value-type="float">
            <text:p>939795.3046</text:p>
          </table:table-cell>
          <table:table-cell office:value-type="float" office:value="-111663.4969" calcext:value-type="float">
            <text:p>-111663.4969</text:p>
          </table:table-cell>
          <table:table-cell office:value-type="float" office:value="1202660.005" calcext:value-type="float">
            <text:p>1202660.005</text:p>
          </table:table-cell>
          <table:table-cell office:value-type="float" office:value="-374528.1973" calcext:value-type="float">
            <text:p>-374528.1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:10</text:p>
          </table:table-cell>
          <table:table-cell office:value-type="float" office:value="192817.75" calcext:value-type="float">
            <text:p>192817.75</text:p>
          </table:table-cell>
          <table:table-cell office:value-type="float" office:value="362230.1538" calcext:value-type="float">
            <text:p>362230.1538</text:p>
          </table:table-cell>
          <table:table-cell office:value-type="float" office:value="619412.7482" calcext:value-type="float">
            <text:p>619412.7482</text:p>
          </table:table-cell>
          <table:table-cell office:value-type="float" office:value="105047.5595" calcext:value-type="float">
            <text:p>105047.5595</text:p>
          </table:table-cell>
          <table:table-cell office:value-type="float" office:value="876595.3425" calcext:value-type="float">
            <text:p>876595.3425</text:p>
          </table:table-cell>
          <table:table-cell office:value-type="float" office:value="-152135.0348" calcext:value-type="float">
            <text:p>-152135.0348</text:p>
          </table:table-cell>
          <table:table-cell office:value-type="float" office:value="1133777.9369" calcext:value-type="float">
            <text:p>1133777.9369</text:p>
          </table:table-cell>
          <table:table-cell office:value-type="float" office:value="-409317.6292" calcext:value-type="float">
            <text:p>-409317.6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:20</text:p>
          </table:table-cell>
          <table:table-cell office:value-type="float" office:value="95946.75" calcext:value-type="float">
            <text:p>95946.75</text:p>
          </table:table-cell>
          <table:table-cell office:value-type="float" office:value="324372.5192" calcext:value-type="float">
            <text:p>324372.5192</text:p>
          </table:table-cell>
          <table:table-cell office:value-type="float" office:value="565830.6809" calcext:value-type="float">
            <text:p>565830.6809</text:p>
          </table:table-cell>
          <table:table-cell office:value-type="float" office:value="82914.3575" calcext:value-type="float">
            <text:p>82914.3575</text:p>
          </table:table-cell>
          <table:table-cell office:value-type="float" office:value="807288.8426" calcext:value-type="float">
            <text:p>807288.8426</text:p>
          </table:table-cell>
          <table:table-cell office:value-type="float" office:value="-158543.8042" calcext:value-type="float">
            <text:p>-158543.8042</text:p>
          </table:table-cell>
          <table:table-cell office:value-type="float" office:value="1048747.0043" calcext:value-type="float">
            <text:p>1048747.0043</text:p>
          </table:table-cell>
          <table:table-cell office:value-type="float" office:value="-400001.9659" calcext:value-type="float">
            <text:p>-400001.9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:30</text:p>
          </table:table-cell>
          <table:table-cell office:value-type="float" office:value="111320.75" calcext:value-type="float">
            <text:p>111320.75</text:p>
          </table:table-cell>
          <table:table-cell office:value-type="float" office:value="293694.7308" calcext:value-type="float">
            <text:p>293694.7308</text:p>
          </table:table-cell>
          <table:table-cell office:value-type="float" office:value="537028.6918" calcext:value-type="float">
            <text:p>537028.6918</text:p>
          </table:table-cell>
          <table:table-cell office:value-type="float" office:value="50360.7697" calcext:value-type="float">
            <text:p>50360.7697</text:p>
          </table:table-cell>
          <table:table-cell office:value-type="float" office:value="780362.6528" calcext:value-type="float">
            <text:p>780362.6528</text:p>
          </table:table-cell>
          <table:table-cell office:value-type="float" office:value="-192973.1913" calcext:value-type="float">
            <text:p>-192973.1913</text:p>
          </table:table-cell>
          <table:table-cell office:value-type="float" office:value="1023696.6138" calcext:value-type="float">
            <text:p>1023696.6138</text:p>
          </table:table-cell>
          <table:table-cell office:value-type="float" office:value="-436307.1523" calcext:value-type="float">
            <text:p>-436307.1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:40</text:p>
          </table:table-cell>
          <table:table-cell office:value-type="float" office:value="83693.25" calcext:value-type="float">
            <text:p>83693.25</text:p>
          </table:table-cell>
          <table:table-cell office:value-type="float" office:value="263774.4808" calcext:value-type="float">
            <text:p>263774.4808</text:p>
          </table:table-cell>
          <table:table-cell office:value-type="float" office:value="503475.7296" calcext:value-type="float">
            <text:p>503475.7296</text:p>
          </table:table-cell>
          <table:table-cell office:value-type="float" office:value="24073.232" calcext:value-type="float">
            <text:p>24073.232</text:p>
          </table:table-cell>
          <table:table-cell office:value-type="float" office:value="743176.9783" calcext:value-type="float">
            <text:p>743176.9783</text:p>
          </table:table-cell>
          <table:table-cell office:value-type="float" office:value="-215628.0168" calcext:value-type="float">
            <text:p>-215628.0168</text:p>
          </table:table-cell>
          <table:table-cell office:value-type="float" office:value="982878.2271" calcext:value-type="float">
            <text:p>982878.2271</text:p>
          </table:table-cell>
          <table:table-cell office:value-type="float" office:value="-455329.2656" calcext:value-type="float">
            <text:p>-455329.2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:50</text:p>
          </table:table-cell>
          <table:table-cell office:value-type="float" office:value="171866" calcext:value-type="float">
            <text:p>171866</text:p>
          </table:table-cell>
          <table:table-cell office:value-type="float" office:value="210587.1923" calcext:value-type="float">
            <text:p>210587.1923</text:p>
          </table:table-cell>
          <table:table-cell office:value-type="float" office:value="398481.567" calcext:value-type="float">
            <text:p>398481.567</text:p>
          </table:table-cell>
          <table:table-cell office:value-type="float" office:value="22692.8176" calcext:value-type="float">
            <text:p>22692.8176</text:p>
          </table:table-cell>
          <table:table-cell office:value-type="float" office:value="586375.9417" calcext:value-type="float">
            <text:p>586375.9417</text:p>
          </table:table-cell>
          <table:table-cell office:value-type="float" office:value="-165201.5571" calcext:value-type="float">
            <text:p>-165201.5571</text:p>
          </table:table-cell>
          <table:table-cell office:value-type="float" office:value="774270.3165" calcext:value-type="float">
            <text:p>774270.3165</text:p>
          </table:table-cell>
          <table:table-cell office:value-type="float" office:value="-353095.9318" calcext:value-type="float">
            <text:p>-353095.9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:00</text:p>
          </table:table-cell>
          <table:table-cell office:value-type="float" office:value="115094.5" calcext:value-type="float">
            <text:p>115094.5</text:p>
          </table:table-cell>
          <table:table-cell office:value-type="float" office:value="202531.6538" calcext:value-type="float">
            <text:p>202531.6538</text:p>
          </table:table-cell>
          <table:table-cell office:value-type="float" office:value="389603.6508" calcext:value-type="float">
            <text:p>389603.6508</text:p>
          </table:table-cell>
          <table:table-cell office:value-type="float" office:value="15459.6569" calcext:value-type="float">
            <text:p>15459.6569</text:p>
          </table:table-cell>
          <table:table-cell office:value-type="float" office:value="576675.6478" calcext:value-type="float">
            <text:p>576675.6478</text:p>
          </table:table-cell>
          <table:table-cell office:value-type="float" office:value="-171612.3401" calcext:value-type="float">
            <text:p>-171612.3401</text:p>
          </table:table-cell>
          <table:table-cell office:value-type="float" office:value="763747.6448" calcext:value-type="float">
            <text:p>763747.6448</text:p>
          </table:table-cell>
          <table:table-cell office:value-type="float" office:value="-358684.3371" calcext:value-type="float">
            <text:p>-358684.3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:10</text:p>
          </table:table-cell>
          <table:table-cell office:value-type="float" office:value="113879" calcext:value-type="float">
            <text:p>113879</text:p>
          </table:table-cell>
          <table:table-cell office:value-type="float" office:value="149972.5385" calcext:value-type="float">
            <text:p>149972.5385</text:p>
          </table:table-cell>
          <table:table-cell office:value-type="float" office:value="205251.7234" calcext:value-type="float">
            <text:p>205251.7234</text:p>
          </table:table-cell>
          <table:table-cell office:value-type="float" office:value="94693.3535" calcext:value-type="float">
            <text:p>94693.3535</text:p>
          </table:table-cell>
          <table:table-cell office:value-type="float" office:value="260530.9084" calcext:value-type="float">
            <text:p>260530.9084</text:p>
          </table:table-cell>
          <table:table-cell office:value-type="float" office:value="39414.1685" calcext:value-type="float">
            <text:p>39414.1685</text:p>
          </table:table-cell>
          <table:table-cell office:value-type="float" office:value="315810.0934" calcext:value-type="float">
            <text:p>315810.0934</text:p>
          </table:table-cell>
          <table:table-cell office:value-type="float" office:value="-15865.0165" calcext:value-type="float">
            <text:p>-15865.0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:20</text:p>
          </table:table-cell>
          <table:table-cell office:value-type="float" office:value="139953.75" calcext:value-type="float">
            <text:p>139953.75</text:p>
          </table:table-cell>
          <table:table-cell office:value-type="float" office:value="143044.6346" calcext:value-type="float">
            <text:p>143044.6346</text:p>
          </table:table-cell>
          <table:table-cell office:value-type="float" office:value="196613.5786" calcext:value-type="float">
            <text:p>196613.5786</text:p>
          </table:table-cell>
          <table:table-cell office:value-type="float" office:value="89475.6906" calcext:value-type="float">
            <text:p>89475.6906</text:p>
          </table:table-cell>
          <table:table-cell office:value-type="float" office:value="250182.5226" calcext:value-type="float">
            <text:p>250182.5226</text:p>
          </table:table-cell>
          <table:table-cell office:value-type="float" office:value="35906.7466" calcext:value-type="float">
            <text:p>35906.7466</text:p>
          </table:table-cell>
          <table:table-cell office:value-type="float" office:value="303751.4667" calcext:value-type="float">
            <text:p>303751.4667</text:p>
          </table:table-cell>
          <table:table-cell office:value-type="float" office:value="-17662.1974" calcext:value-type="float">
            <text:p>-17662.1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:30</text:p>
          </table:table-cell>
          <table:table-cell office:value-type="float" office:value="144080.75" calcext:value-type="float">
            <text:p>144080.75</text:p>
          </table:table-cell>
          <table:table-cell office:value-type="float" office:value="137007.8462" calcext:value-type="float">
            <text:p>137007.8462</text:p>
          </table:table-cell>
          <table:table-cell office:value-type="float" office:value="185560.3292" calcext:value-type="float">
            <text:p>185560.3292</text:p>
          </table:table-cell>
          <table:table-cell office:value-type="float" office:value="88455.3632" calcext:value-type="float">
            <text:p>88455.3632</text:p>
          </table:table-cell>
          <table:table-cell office:value-type="float" office:value="234112.8122" calcext:value-type="float">
            <text:p>234112.8122</text:p>
          </table:table-cell>
          <table:table-cell office:value-type="float" office:value="39902.8802" calcext:value-type="float">
            <text:p>39902.8802</text:p>
          </table:table-cell>
          <table:table-cell office:value-type="float" office:value="282665.2952" calcext:value-type="float">
            <text:p>282665.2952</text:p>
          </table:table-cell>
          <table:table-cell office:value-type="float" office:value="-8649.6028" calcext:value-type="float">
            <text:p>-8649.6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:40</text:p>
          </table:table-cell>
          <table:table-cell office:value-type="float" office:value="117880.25" calcext:value-type="float">
            <text:p>117880.25</text:p>
          </table:table-cell>
          <table:table-cell office:value-type="float" office:value="132845.8654" calcext:value-type="float">
            <text:p>132845.8654</text:p>
          </table:table-cell>
          <table:table-cell office:value-type="float" office:value="177910.7579" calcext:value-type="float">
            <text:p>177910.7579</text:p>
          </table:table-cell>
          <table:table-cell office:value-type="float" office:value="87780.9729" calcext:value-type="float">
            <text:p>87780.9729</text:p>
          </table:table-cell>
          <table:table-cell office:value-type="float" office:value="222975.6504" calcext:value-type="float">
            <text:p>222975.6504</text:p>
          </table:table-cell>
          <table:table-cell office:value-type="float" office:value="42716.0803" calcext:value-type="float">
            <text:p>42716.0803</text:p>
          </table:table-cell>
          <table:table-cell office:value-type="float" office:value="268040.543" calcext:value-type="float">
            <text:p>268040.543</text:p>
          </table:table-cell>
          <table:table-cell office:value-type="float" office:value="-2348.8122" calcext:value-type="float">
            <text:p>-2348.8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:50</text:p>
          </table:table-cell>
          <table:table-cell office:value-type="float" office:value="186137.5" calcext:value-type="float">
            <text:p>186137.5</text:p>
          </table:table-cell>
          <table:table-cell office:value-type="float" office:value="135236.5577" calcext:value-type="float">
            <text:p>135236.5577</text:p>
          </table:table-cell>
          <table:table-cell office:value-type="float" office:value="178441.2036" calcext:value-type="float">
            <text:p>178441.2036</text:p>
          </table:table-cell>
          <table:table-cell office:value-type="float" office:value="92031.9118" calcext:value-type="float">
            <text:p>92031.9118</text:p>
          </table:table-cell>
          <table:table-cell office:value-type="float" office:value="221645.8496" calcext:value-type="float">
            <text:p>221645.8496</text:p>
          </table:table-cell>
          <table:table-cell office:value-type="float" office:value="48827.2658" calcext:value-type="float">
            <text:p>48827.2658</text:p>
          </table:table-cell>
          <table:table-cell office:value-type="float" office:value="264850.4955" calcext:value-type="float">
            <text:p>264850.4955</text:p>
          </table:table-cell>
          <table:table-cell office:value-type="float" office:value="5622.6199" calcext:value-type="float">
            <text:p>5622.6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:00</text:p>
          </table:table-cell>
          <table:table-cell office:value-type="float" office:value="97383.5" calcext:value-type="float">
            <text:p>97383.5</text:p>
          </table:table-cell>
          <table:table-cell office:value-type="float" office:value="135884.5192" calcext:value-type="float">
            <text:p>135884.5192</text:p>
          </table:table-cell>
          <table:table-cell office:value-type="float" office:value="179836.0189" calcext:value-type="float">
            <text:p>179836.0189</text:p>
          </table:table-cell>
          <table:table-cell office:value-type="float" office:value="91933.0196" calcext:value-type="float">
            <text:p>91933.0196</text:p>
          </table:table-cell>
          <table:table-cell office:value-type="float" office:value="223787.5186" calcext:value-type="float">
            <text:p>223787.5186</text:p>
          </table:table-cell>
          <table:table-cell office:value-type="float" office:value="47981.5199" calcext:value-type="float">
            <text:p>47981.5199</text:p>
          </table:table-cell>
          <table:table-cell office:value-type="float" office:value="267739.0183" calcext:value-type="float">
            <text:p>267739.0183</text:p>
          </table:table-cell>
          <table:table-cell office:value-type="float" office:value="4030.0202" calcext:value-type="float">
            <text:p>4030.0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:10</text:p>
          </table:table-cell>
          <table:table-cell office:value-type="float" office:value="154964.5" calcext:value-type="float">
            <text:p>154964.5</text:p>
          </table:table-cell>
          <table:table-cell office:value-type="float" office:value="126736.9231" calcext:value-type="float">
            <text:p>126736.9231</text:p>
          </table:table-cell>
          <table:table-cell office:value-type="float" office:value="164495.2646" calcext:value-type="float">
            <text:p>164495.2646</text:p>
          </table:table-cell>
          <table:table-cell office:value-type="float" office:value="88978.5816" calcext:value-type="float">
            <text:p>88978.5816</text:p>
          </table:table-cell>
          <table:table-cell office:value-type="float" office:value="202253.6061" calcext:value-type="float">
            <text:p>202253.6061</text:p>
          </table:table-cell>
          <table:table-cell office:value-type="float" office:value="51220.24" calcext:value-type="float">
            <text:p>51220.24</text:p>
          </table:table-cell>
          <table:table-cell office:value-type="float" office:value="240011.9476" calcext:value-type="float">
            <text:p>240011.9476</text:p>
          </table:table-cell>
          <table:table-cell office:value-type="float" office:value="13461.8985" calcext:value-type="float">
            <text:p>13461.8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:20</text:p>
          </table:table-cell>
          <table:table-cell office:value-type="float" office:value="135260.75" calcext:value-type="float">
            <text:p>135260.75</text:p>
          </table:table-cell>
          <table:table-cell office:value-type="float" office:value="132693.7115" calcext:value-type="float">
            <text:p>132693.7115</text:p>
          </table:table-cell>
          <table:table-cell office:value-type="float" office:value="168075.1223" calcext:value-type="float">
            <text:p>168075.1223</text:p>
          </table:table-cell>
          <table:table-cell office:value-type="float" office:value="97312.3008" calcext:value-type="float">
            <text:p>97312.3008</text:p>
          </table:table-cell>
          <table:table-cell office:value-type="float" office:value="203456.5331" calcext:value-type="float">
            <text:p>203456.5331</text:p>
          </table:table-cell>
          <table:table-cell office:value-type="float" office:value="61930.89" calcext:value-type="float">
            <text:p>61930.89</text:p>
          </table:table-cell>
          <table:table-cell office:value-type="float" office:value="238837.9438" calcext:value-type="float">
            <text:p>238837.9438</text:p>
          </table:table-cell>
          <table:table-cell office:value-type="float" office:value="26549.4793" calcext:value-type="float">
            <text:p>26549.4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:30</text:p>
          </table:table-cell>
          <table:table-cell office:value-type="float" office:value="99875.75" calcext:value-type="float">
            <text:p>99875.75</text:p>
          </table:table-cell>
          <table:table-cell office:value-type="float" office:value="128266.25" calcext:value-type="float">
            <text:p>128266.25</text:p>
          </table:table-cell>
          <table:table-cell office:value-type="float" office:value="158760.77" calcext:value-type="float">
            <text:p>158760.77</text:p>
          </table:table-cell>
          <table:table-cell office:value-type="float" office:value="97771.73" calcext:value-type="float">
            <text:p>97771.73</text:p>
          </table:table-cell>
          <table:table-cell office:value-type="float" office:value="189255.29" calcext:value-type="float">
            <text:p>189255.29</text:p>
          </table:table-cell>
          <table:table-cell office:value-type="float" office:value="67277.21" calcext:value-type="float">
            <text:p>67277.21</text:p>
          </table:table-cell>
          <table:table-cell office:value-type="float" office:value="219749.81" calcext:value-type="float">
            <text:p>219749.81</text:p>
          </table:table-cell>
          <table:table-cell office:value-type="float" office:value="36782.69" calcext:value-type="float">
            <text:p>36782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:40</text:p>
          </table:table-cell>
          <table:table-cell office:value-type="float" office:value="73398.5" calcext:value-type="float">
            <text:p>73398.5</text:p>
          </table:table-cell>
          <table:table-cell office:value-type="float" office:value="128568.4808" calcext:value-type="float">
            <text:p>128568.4808</text:p>
          </table:table-cell>
          <table:table-cell office:value-type="float" office:value="158733.6814" calcext:value-type="float">
            <text:p>158733.6814</text:p>
          </table:table-cell>
          <table:table-cell office:value-type="float" office:value="98403.2801" calcext:value-type="float">
            <text:p>98403.2801</text:p>
          </table:table-cell>
          <table:table-cell office:value-type="float" office:value="188898.882" calcext:value-type="float">
            <text:p>188898.882</text:p>
          </table:table-cell>
          <table:table-cell office:value-type="float" office:value="68238.0795" calcext:value-type="float">
            <text:p>68238.0795</text:p>
          </table:table-cell>
          <table:table-cell office:value-type="float" office:value="219064.0827" calcext:value-type="float">
            <text:p>219064.0827</text:p>
          </table:table-cell>
          <table:table-cell office:value-type="float" office:value="38072.8789" calcext:value-type="float">
            <text:p>38072.8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:50</text:p>
          </table:table-cell>
          <table:table-cell office:value-type="float" office:value="152541.5" calcext:value-type="float">
            <text:p>152541.5</text:p>
          </table:table-cell>
          <table:table-cell office:value-type="float" office:value="125651.3846" calcext:value-type="float">
            <text:p>125651.3846</text:p>
          </table:table-cell>
          <table:table-cell office:value-type="float" office:value="159260.5248" calcext:value-type="float">
            <text:p>159260.5248</text:p>
          </table:table-cell>
          <table:table-cell office:value-type="float" office:value="92042.2444" calcext:value-type="float">
            <text:p>92042.2444</text:p>
          </table:table-cell>
          <table:table-cell office:value-type="float" office:value="192869.665" calcext:value-type="float">
            <text:p>192869.665</text:p>
          </table:table-cell>
          <table:table-cell office:value-type="float" office:value="58433.1042" calcext:value-type="float">
            <text:p>58433.1042</text:p>
          </table:table-cell>
          <table:table-cell office:value-type="float" office:value="226478.8052" calcext:value-type="float">
            <text:p>226478.8052</text:p>
          </table:table-cell>
          <table:table-cell office:value-type="float" office:value="24823.964" calcext:value-type="float">
            <text:p>24823.9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00</text:p>
          </table:table-cell>
          <table:table-cell office:value-type="float" office:value="186312" calcext:value-type="float">
            <text:p>186312</text:p>
          </table:table-cell>
          <table:table-cell office:value-type="float" office:value="130947.4038" calcext:value-type="float">
            <text:p>130947.4038</text:p>
          </table:table-cell>
          <table:table-cell office:value-type="float" office:value="162770.9581" calcext:value-type="float">
            <text:p>162770.9581</text:p>
          </table:table-cell>
          <table:table-cell office:value-type="float" office:value="99123.8496" calcext:value-type="float">
            <text:p>99123.8496</text:p>
          </table:table-cell>
          <table:table-cell office:value-type="float" office:value="194594.5123" calcext:value-type="float">
            <text:p>194594.5123</text:p>
          </table:table-cell>
          <table:table-cell office:value-type="float" office:value="67300.2954" calcext:value-type="float">
            <text:p>67300.2954</text:p>
          </table:table-cell>
          <table:table-cell office:value-type="float" office:value="226418.0666" calcext:value-type="float">
            <text:p>226418.0666</text:p>
          </table:table-cell>
          <table:table-cell office:value-type="float" office:value="35476.7411" calcext:value-type="float">
            <text:p>35476.7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10</text:p>
          </table:table-cell>
          <table:table-cell office:value-type="float" office:value="123096" calcext:value-type="float">
            <text:p>123096</text:p>
          </table:table-cell>
          <table:table-cell office:value-type="float" office:value="132058.6346" calcext:value-type="float">
            <text:p>132058.6346</text:p>
          </table:table-cell>
          <table:table-cell office:value-type="float" office:value="165634.0689" calcext:value-type="float">
            <text:p>165634.0689</text:p>
          </table:table-cell>
          <table:table-cell office:value-type="float" office:value="98483.2004" calcext:value-type="float">
            <text:p>98483.2004</text:p>
          </table:table-cell>
          <table:table-cell office:value-type="float" office:value="199209.5031" calcext:value-type="float">
            <text:p>199209.5031</text:p>
          </table:table-cell>
          <table:table-cell office:value-type="float" office:value="64907.7661" calcext:value-type="float">
            <text:p>64907.7661</text:p>
          </table:table-cell>
          <table:table-cell office:value-type="float" office:value="232784.9373" calcext:value-type="float">
            <text:p>232784.9373</text:p>
          </table:table-cell>
          <table:table-cell office:value-type="float" office:value="31332.3319" calcext:value-type="float">
            <text:p>31332.3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20</text:p>
          </table:table-cell>
          <table:table-cell office:value-type="float" office:value="147541.75" calcext:value-type="float">
            <text:p>147541.75</text:p>
          </table:table-cell>
          <table:table-cell office:value-type="float" office:value="132674.1346" calcext:value-type="float">
            <text:p>132674.1346</text:p>
          </table:table-cell>
          <table:table-cell office:value-type="float" office:value="165984.968" calcext:value-type="float">
            <text:p>165984.968</text:p>
          </table:table-cell>
          <table:table-cell office:value-type="float" office:value="99363.3012" calcext:value-type="float">
            <text:p>99363.3012</text:p>
          </table:table-cell>
          <table:table-cell office:value-type="float" office:value="199295.8014" calcext:value-type="float">
            <text:p>199295.8014</text:p>
          </table:table-cell>
          <table:table-cell office:value-type="float" office:value="66052.4679" calcext:value-type="float">
            <text:p>66052.4679</text:p>
          </table:table-cell>
          <table:table-cell office:value-type="float" office:value="232606.6348" calcext:value-type="float">
            <text:p>232606.6348</text:p>
          </table:table-cell>
          <table:table-cell office:value-type="float" office:value="32741.6345" calcext:value-type="float">
            <text:p>32741.6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30</text:p>
          </table:table-cell>
          <table:table-cell office:value-type="float" office:value="101037.25" calcext:value-type="float">
            <text:p>101037.25</text:p>
          </table:table-cell>
          <table:table-cell office:value-type="float" office:value="135263.5769" calcext:value-type="float">
            <text:p>135263.5769</text:p>
          </table:table-cell>
          <table:table-cell office:value-type="float" office:value="168298.8618" calcext:value-type="float">
            <text:p>168298.8618</text:p>
          </table:table-cell>
          <table:table-cell office:value-type="float" office:value="102228.292" calcext:value-type="float">
            <text:p>102228.292</text:p>
          </table:table-cell>
          <table:table-cell office:value-type="float" office:value="201334.1468" calcext:value-type="float">
            <text:p>201334.1468</text:p>
          </table:table-cell>
          <table:table-cell office:value-type="float" office:value="69193.0071" calcext:value-type="float">
            <text:p>69193.0071</text:p>
          </table:table-cell>
          <table:table-cell office:value-type="float" office:value="234369.4317" calcext:value-type="float">
            <text:p>234369.4317</text:p>
          </table:table-cell>
          <table:table-cell office:value-type="float" office:value="36157.7222" calcext:value-type="float">
            <text:p>36157.7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40</text:p>
          </table:table-cell>
          <table:table-cell office:value-type="float" office:value="43854" calcext:value-type="float">
            <text:p>43854</text:p>
          </table:table-cell>
          <table:table-cell office:value-type="float" office:value="132270" calcext:value-type="float">
            <text:p>132270</text:p>
          </table:table-cell>
          <table:table-cell office:value-type="float" office:value="166583.39" calcext:value-type="float">
            <text:p>166583.39</text:p>
          </table:table-cell>
          <table:table-cell office:value-type="float" office:value="97956.61" calcext:value-type="float">
            <text:p>97956.61</text:p>
          </table:table-cell>
          <table:table-cell office:value-type="float" office:value="200896.78" calcext:value-type="float">
            <text:p>200896.78</text:p>
          </table:table-cell>
          <table:table-cell office:value-type="float" office:value="63643.22" calcext:value-type="float">
            <text:p>63643.22</text:p>
          </table:table-cell>
          <table:table-cell office:value-type="float" office:value="235210.17" calcext:value-type="float">
            <text:p>235210.17</text:p>
          </table:table-cell>
          <table:table-cell office:value-type="float" office:value="29329.83" calcext:value-type="float">
            <text:p>29329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50</text:p>
          </table:table-cell>
          <table:table-cell office:value-type="float" office:value="70499" calcext:value-type="float">
            <text:p>70499</text:p>
          </table:table-cell>
          <table:table-cell office:value-type="float" office:value="124560.25" calcext:value-type="float">
            <text:p>124560.25</text:p>
          </table:table-cell>
          <table:table-cell office:value-type="float" office:value="166427.1789" calcext:value-type="float">
            <text:p>166427.1789</text:p>
          </table:table-cell>
          <table:table-cell office:value-type="float" office:value="82693.3211" calcext:value-type="float">
            <text:p>82693.3211</text:p>
          </table:table-cell>
          <table:table-cell office:value-type="float" office:value="208294.1078" calcext:value-type="float">
            <text:p>208294.1078</text:p>
          </table:table-cell>
          <table:table-cell office:value-type="float" office:value="40826.3922" calcext:value-type="float">
            <text:p>40826.3922</text:p>
          </table:table-cell>
          <table:table-cell office:value-type="float" office:value="250161.0368" calcext:value-type="float">
            <text:p>250161.0368</text:p>
          </table:table-cell>
          <table:table-cell office:value-type="float" office:value="-1040.5368" calcext:value-type="float">
            <text:p>-1040.5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00</text:p>
          </table:table-cell>
          <table:table-cell office:value-type="float" office:value="124995.5" calcext:value-type="float">
            <text:p>124995.5</text:p>
          </table:table-cell>
          <table:table-cell office:value-type="float" office:value="120915.5385" calcext:value-type="float">
            <text:p>120915.5385</text:p>
          </table:table-cell>
          <table:table-cell office:value-type="float" office:value="165393.4189" calcext:value-type="float">
            <text:p>165393.4189</text:p>
          </table:table-cell>
          <table:table-cell office:value-type="float" office:value="76437.658" calcext:value-type="float">
            <text:p>76437.658</text:p>
          </table:table-cell>
          <table:table-cell office:value-type="float" office:value="209871.2994" calcext:value-type="float">
            <text:p>209871.2994</text:p>
          </table:table-cell>
          <table:table-cell office:value-type="float" office:value="31959.7775" calcext:value-type="float">
            <text:p>31959.7775</text:p>
          </table:table-cell>
          <table:table-cell office:value-type="float" office:value="254349.1799" calcext:value-type="float">
            <text:p>254349.1799</text:p>
          </table:table-cell>
          <table:table-cell office:value-type="float" office:value="-12518.1029" calcext:value-type="float">
            <text:p>-12518.1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10</text:p>
          </table:table-cell>
          <table:table-cell office:value-type="float" office:value="113424.25" calcext:value-type="float">
            <text:p>113424.25</text:p>
          </table:table-cell>
          <table:table-cell office:value-type="float" office:value="116212.3077" calcext:value-type="float">
            <text:p>116212.3077</text:p>
          </table:table-cell>
          <table:table-cell office:value-type="float" office:value="156227.4705" calcext:value-type="float">
            <text:p>156227.4705</text:p>
          </table:table-cell>
          <table:table-cell office:value-type="float" office:value="76197.1448" calcext:value-type="float">
            <text:p>76197.1448</text:p>
          </table:table-cell>
          <table:table-cell office:value-type="float" office:value="196242.6334" calcext:value-type="float">
            <text:p>196242.6334</text:p>
          </table:table-cell>
          <table:table-cell office:value-type="float" office:value="36181.982" calcext:value-type="float">
            <text:p>36181.982</text:p>
          </table:table-cell>
          <table:table-cell office:value-type="float" office:value="236257.7962" calcext:value-type="float">
            <text:p>236257.7962</text:p>
          </table:table-cell>
          <table:table-cell office:value-type="float" office:value="-3833.1809" calcext:value-type="float">
            <text:p>-3833.1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20</text:p>
          </table:table-cell>
          <table:table-cell office:value-type="float" office:value="135410.5" calcext:value-type="float">
            <text:p>135410.5</text:p>
          </table:table-cell>
          <table:table-cell office:value-type="float" office:value="117446.2115" calcext:value-type="float">
            <text:p>117446.2115</text:p>
          </table:table-cell>
          <table:table-cell office:value-type="float" office:value="157077.8652" calcext:value-type="float">
            <text:p>157077.8652</text:p>
          </table:table-cell>
          <table:table-cell office:value-type="float" office:value="77814.5579" calcext:value-type="float">
            <text:p>77814.5579</text:p>
          </table:table-cell>
          <table:table-cell office:value-type="float" office:value="196709.5188" calcext:value-type="float">
            <text:p>196709.5188</text:p>
          </table:table-cell>
          <table:table-cell office:value-type="float" office:value="38182.9043" calcext:value-type="float">
            <text:p>38182.9043</text:p>
          </table:table-cell>
          <table:table-cell office:value-type="float" office:value="236341.1724" calcext:value-type="float">
            <text:p>236341.1724</text:p>
          </table:table-cell>
          <table:table-cell office:value-type="float" office:value="-1448.7493" calcext:value-type="float">
            <text:p>-1448.7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30</text:p>
          </table:table-cell>
          <table:table-cell office:value-type="float" office:value="137034.5" calcext:value-type="float">
            <text:p>137034.5</text:p>
          </table:table-cell>
          <table:table-cell office:value-type="float" office:value="115942.0577" calcext:value-type="float">
            <text:p>115942.0577</text:p>
          </table:table-cell>
          <table:table-cell office:value-type="float" office:value="154384.3273" calcext:value-type="float">
            <text:p>154384.3273</text:p>
          </table:table-cell>
          <table:table-cell office:value-type="float" office:value="77499.7881" calcext:value-type="float">
            <text:p>77499.7881</text:p>
          </table:table-cell>
          <table:table-cell office:value-type="float" office:value="192826.5968" calcext:value-type="float">
            <text:p>192826.5968</text:p>
          </table:table-cell>
          <table:table-cell office:value-type="float" office:value="39057.5185" calcext:value-type="float">
            <text:p>39057.5185</text:p>
          </table:table-cell>
          <table:table-cell office:value-type="float" office:value="231268.8664" calcext:value-type="float">
            <text:p>231268.8664</text:p>
          </table:table-cell>
          <table:table-cell office:value-type="float" office:value="615.249" calcext:value-type="float">
            <text:p>615.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40</text:p>
          </table:table-cell>
          <table:table-cell office:value-type="float" office:value="46115" calcext:value-type="float">
            <text:p>46115</text:p>
          </table:table-cell>
          <table:table-cell office:value-type="float" office:value="116078.5" calcext:value-type="float">
            <text:p>116078.5</text:p>
          </table:table-cell>
          <table:table-cell office:value-type="float" office:value="154598.1209" calcext:value-type="float">
            <text:p>154598.1209</text:p>
          </table:table-cell>
          <table:table-cell office:value-type="float" office:value="77558.8791" calcext:value-type="float">
            <text:p>77558.8791</text:p>
          </table:table-cell>
          <table:table-cell office:value-type="float" office:value="193117.7418" calcext:value-type="float">
            <text:p>193117.7418</text:p>
          </table:table-cell>
          <table:table-cell office:value-type="float" office:value="39039.2582" calcext:value-type="float">
            <text:p>39039.2582</text:p>
          </table:table-cell>
          <table:table-cell office:value-type="float" office:value="231637.3627" calcext:value-type="float">
            <text:p>231637.3627</text:p>
          </table:table-cell>
          <table:table-cell office:value-type="float" office:value="519.6373" calcext:value-type="float">
            <text:p>519.6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50</text:p>
          </table:table-cell>
          <table:table-cell office:value-type="float" office:value="161036" calcext:value-type="float">
            <text:p>161036</text:p>
          </table:table-cell>
          <table:table-cell office:value-type="float" office:value="111943.0577" calcext:value-type="float">
            <text:p>111943.0577</text:p>
          </table:table-cell>
          <table:table-cell office:value-type="float" office:value="154969.3792" calcext:value-type="float">
            <text:p>154969.3792</text:p>
          </table:table-cell>
          <table:table-cell office:value-type="float" office:value="68916.7362" calcext:value-type="float">
            <text:p>68916.7362</text:p>
          </table:table-cell>
          <table:table-cell office:value-type="float" office:value="197995.7006" calcext:value-type="float">
            <text:p>197995.7006</text:p>
          </table:table-cell>
          <table:table-cell office:value-type="float" office:value="25890.4148" calcext:value-type="float">
            <text:p>25890.4148</text:p>
          </table:table-cell>
          <table:table-cell office:value-type="float" office:value="241022.0221" calcext:value-type="float">
            <text:p>241022.0221</text:p>
          </table:table-cell>
          <table:table-cell office:value-type="float" office:value="-17135.9067" calcext:value-type="float">
            <text:p>-17135.9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:00</text:p>
          </table:table-cell>
          <table:table-cell office:value-type="float" office:value="97516.75" calcext:value-type="float">
            <text:p>97516.75</text:p>
          </table:table-cell>
          <table:table-cell office:value-type="float" office:value="118684.4038" calcext:value-type="float">
            <text:p>118684.4038</text:p>
          </table:table-cell>
          <table:table-cell office:value-type="float" office:value="162032.6174" calcext:value-type="float">
            <text:p>162032.6174</text:p>
          </table:table-cell>
          <table:table-cell office:value-type="float" office:value="75336.1903" calcext:value-type="float">
            <text:p>75336.1903</text:p>
          </table:table-cell>
          <table:table-cell office:value-type="float" office:value="205380.8309" calcext:value-type="float">
            <text:p>205380.8309</text:p>
          </table:table-cell>
          <table:table-cell office:value-type="float" office:value="31987.9768" calcext:value-type="float">
            <text:p>31987.9768</text:p>
          </table:table-cell>
          <table:table-cell office:value-type="float" office:value="248729.0444" calcext:value-type="float">
            <text:p>248729.0444</text:p>
          </table:table-cell>
          <table:table-cell office:value-type="float" office:value="-11360.2368" calcext:value-type="float">
            <text:p>-11360.2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:10</text:p>
          </table:table-cell>
          <table:table-cell office:value-type="float" office:value="87865" calcext:value-type="float">
            <text:p>87865</text:p>
          </table:table-cell>
          <table:table-cell office:value-type="float" office:value="114451.7308" calcext:value-type="float">
            <text:p>114451.7308</text:p>
          </table:table-cell>
          <table:table-cell office:value-type="float" office:value="156895.4938" calcext:value-type="float">
            <text:p>156895.4938</text:p>
          </table:table-cell>
          <table:table-cell office:value-type="float" office:value="72007.9678" calcext:value-type="float">
            <text:p>72007.9678</text:p>
          </table:table-cell>
          <table:table-cell office:value-type="float" office:value="199339.2568" calcext:value-type="float">
            <text:p>199339.2568</text:p>
          </table:table-cell>
          <table:table-cell office:value-type="float" office:value="29564.2047" calcext:value-type="float">
            <text:p>29564.2047</text:p>
          </table:table-cell>
          <table:table-cell office:value-type="float" office:value="241783.0198" calcext:value-type="float">
            <text:p>241783.0198</text:p>
          </table:table-cell>
          <table:table-cell office:value-type="float" office:value="-12879.5583" calcext:value-type="float">
            <text:p>-12879.5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:20</text:p>
          </table:table-cell>
          <table:table-cell office:value-type="float" office:value="158034.75" calcext:value-type="float">
            <text:p>158034.75</text:p>
          </table:table-cell>
          <table:table-cell office:value-type="float" office:value="106878.8846" calcext:value-type="float">
            <text:p>106878.8846</text:p>
          </table:table-cell>
          <table:table-cell office:value-type="float" office:value="143864.364" calcext:value-type="float">
            <text:p>143864.364</text:p>
          </table:table-cell>
          <table:table-cell office:value-type="float" office:value="69893.4053" calcext:value-type="float">
            <text:p>69893.4053</text:p>
          </table:table-cell>
          <table:table-cell office:value-type="float" office:value="180849.8433" calcext:value-type="float">
            <text:p>180849.8433</text:p>
          </table:table-cell>
          <table:table-cell office:value-type="float" office:value="32907.9259" calcext:value-type="float">
            <text:p>32907.9259</text:p>
          </table:table-cell>
          <table:table-cell office:value-type="float" office:value="217835.3227" calcext:value-type="float">
            <text:p>217835.3227</text:p>
          </table:table-cell>
          <table:table-cell office:value-type="float" office:value="-4077.5535" calcext:value-type="float">
            <text:p>-4077.5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:30</text:p>
          </table:table-cell>
          <table:table-cell office:value-type="float" office:value="48104.75" calcext:value-type="float">
            <text:p>48104.75</text:p>
          </table:table-cell>
          <table:table-cell office:value-type="float" office:value="109566.4808" calcext:value-type="float">
            <text:p>109566.4808</text:p>
          </table:table-cell>
          <table:table-cell office:value-type="float" office:value="149015.9576" calcext:value-type="float">
            <text:p>149015.9576</text:p>
          </table:table-cell>
          <table:table-cell office:value-type="float" office:value="70117.0039" calcext:value-type="float">
            <text:p>70117.0039</text:p>
          </table:table-cell>
          <table:table-cell office:value-type="float" office:value="188465.4345" calcext:value-type="float">
            <text:p>188465.4345</text:p>
          </table:table-cell>
          <table:table-cell office:value-type="float" office:value="30667.5271" calcext:value-type="float">
            <text:p>30667.5271</text:p>
          </table:table-cell>
          <table:table-cell office:value-type="float" office:value="227914.9113" calcext:value-type="float">
            <text:p>227914.9113</text:p>
          </table:table-cell>
          <table:table-cell office:value-type="float" office:value="-8781.9498" calcext:value-type="float">
            <text:p>-8781.9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:40</text:p>
          </table:table-cell>
          <table:table-cell office:value-type="float" office:value="91810.75" calcext:value-type="float">
            <text:p>91810.75</text:p>
          </table:table-cell>
          <table:table-cell office:value-type="float" office:value="101917.4808" calcext:value-type="float">
            <text:p>101917.4808</text:p>
          </table:table-cell>
          <table:table-cell office:value-type="float" office:value="142996.6364" calcext:value-type="float">
            <text:p>142996.6364</text:p>
          </table:table-cell>
          <table:table-cell office:value-type="float" office:value="60838.3251" calcext:value-type="float">
            <text:p>60838.3251</text:p>
          </table:table-cell>
          <table:table-cell office:value-type="float" office:value="184075.7921" calcext:value-type="float">
            <text:p>184075.7921</text:p>
          </table:table-cell>
          <table:table-cell office:value-type="float" office:value="19759.1695" calcext:value-type="float">
            <text:p>19759.1695</text:p>
          </table:table-cell>
          <table:table-cell office:value-type="float" office:value="225154.9477" calcext:value-type="float">
            <text:p>225154.9477</text:p>
          </table:table-cell>
          <table:table-cell office:value-type="float" office:value="-21319.9862" calcext:value-type="float">
            <text:p>-21319.9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:50</text:p>
          </table:table-cell>
          <table:table-cell office:value-type="float" office:value="115222" calcext:value-type="float">
            <text:p>115222</text:p>
          </table:table-cell>
          <table:table-cell office:value-type="float" office:value="101207.75" calcext:value-type="float">
            <text:p>101207.75</text:p>
          </table:table-cell>
          <table:table-cell office:value-type="float" office:value="142382.9723" calcext:value-type="float">
            <text:p>142382.9723</text:p>
          </table:table-cell>
          <table:table-cell office:value-type="float" office:value="60032.5277" calcext:value-type="float">
            <text:p>60032.5277</text:p>
          </table:table-cell>
          <table:table-cell office:value-type="float" office:value="183558.1947" calcext:value-type="float">
            <text:p>183558.1947</text:p>
          </table:table-cell>
          <table:table-cell office:value-type="float" office:value="18857.3053" calcext:value-type="float">
            <text:p>18857.3053</text:p>
          </table:table-cell>
          <table:table-cell office:value-type="float" office:value="224733.417" calcext:value-type="float">
            <text:p>224733.417</text:p>
          </table:table-cell>
          <table:table-cell office:value-type="float" office:value="-22317.917" calcext:value-type="float">
            <text:p>-22317.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:00</text:p>
          </table:table-cell>
          <table:table-cell office:value-type="float" office:value="131471.25" calcext:value-type="float">
            <text:p>131471.25</text:p>
          </table:table-cell>
          <table:table-cell office:value-type="float" office:value="106697.5962" calcext:value-type="float">
            <text:p>106697.5962</text:p>
          </table:table-cell>
          <table:table-cell office:value-type="float" office:value="144180.8529" calcext:value-type="float">
            <text:p>144180.8529</text:p>
          </table:table-cell>
          <table:table-cell office:value-type="float" office:value="69214.3394" calcext:value-type="float">
            <text:p>69214.3394</text:p>
          </table:table-cell>
          <table:table-cell office:value-type="float" office:value="181664.1097" calcext:value-type="float">
            <text:p>181664.1097</text:p>
          </table:table-cell>
          <table:table-cell office:value-type="float" office:value="31731.0826" calcext:value-type="float">
            <text:p>31731.0826</text:p>
          </table:table-cell>
          <table:table-cell office:value-type="float" office:value="219147.3664" calcext:value-type="float">
            <text:p>219147.3664</text:p>
          </table:table-cell>
          <table:table-cell office:value-type="float" office:value="-5752.1741" calcext:value-type="float">
            <text:p>-5752.1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:10</text:p>
          </table:table-cell>
          <table:table-cell office:value-type="float" office:value="58395.25" calcext:value-type="float">
            <text:p>58395.25</text:p>
          </table:table-cell>
          <table:table-cell office:value-type="float" office:value="111387.7692" calcext:value-type="float">
            <text:p>111387.7692</text:p>
          </table:table-cell>
          <table:table-cell office:value-type="float" office:value="147762.3936" calcext:value-type="float">
            <text:p>147762.3936</text:p>
          </table:table-cell>
          <table:table-cell office:value-type="float" office:value="75013.1448" calcext:value-type="float">
            <text:p>75013.1448</text:p>
          </table:table-cell>
          <table:table-cell office:value-type="float" office:value="184137.018" calcext:value-type="float">
            <text:p>184137.018</text:p>
          </table:table-cell>
          <table:table-cell office:value-type="float" office:value="38638.5204" calcext:value-type="float">
            <text:p>38638.5204</text:p>
          </table:table-cell>
          <table:table-cell office:value-type="float" office:value="220511.6424" calcext:value-type="float">
            <text:p>220511.6424</text:p>
          </table:table-cell>
          <table:table-cell office:value-type="float" office:value="2263.8961" calcext:value-type="float">
            <text:p>2263.8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:20</text:p>
          </table:table-cell>
          <table:table-cell office:value-type="float" office:value="115591.75" calcext:value-type="float">
            <text:p>115591.75</text:p>
          </table:table-cell>
          <table:table-cell office:value-type="float" office:value="106264.6731" calcext:value-type="float">
            <text:p>106264.6731</text:p>
          </table:table-cell>
          <table:table-cell office:value-type="float" office:value="145165.3981" calcext:value-type="float">
            <text:p>145165.3981</text:p>
          </table:table-cell>
          <table:table-cell office:value-type="float" office:value="67363.9481" calcext:value-type="float">
            <text:p>67363.9481</text:p>
          </table:table-cell>
          <table:table-cell office:value-type="float" office:value="184066.1231" calcext:value-type="float">
            <text:p>184066.1231</text:p>
          </table:table-cell>
          <table:table-cell office:value-type="float" office:value="28463.2231" calcext:value-type="float">
            <text:p>28463.2231</text:p>
          </table:table-cell>
          <table:table-cell office:value-type="float" office:value="222966.8481" calcext:value-type="float">
            <text:p>222966.8481</text:p>
          </table:table-cell>
          <table:table-cell office:value-type="float" office:value="-10437.5019" calcext:value-type="float">
            <text:p>-10437.5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:30</text:p>
          </table:table-cell>
          <table:table-cell office:value-type="float" office:value="161134.75" calcext:value-type="float">
            <text:p>161134.75</text:p>
          </table:table-cell>
          <table:table-cell office:value-type="float" office:value="106431.4038" calcext:value-type="float">
            <text:p>106431.4038</text:p>
          </table:table-cell>
          <table:table-cell office:value-type="float" office:value="145369.999" calcext:value-type="float">
            <text:p>145369.999</text:p>
          </table:table-cell>
          <table:table-cell office:value-type="float" office:value="67492.8087" calcext:value-type="float">
            <text:p>67492.8087</text:p>
          </table:table-cell>
          <table:table-cell office:value-type="float" office:value="184308.5941" calcext:value-type="float">
            <text:p>184308.5941</text:p>
          </table:table-cell>
          <table:table-cell office:value-type="float" office:value="28554.2136" calcext:value-type="float">
            <text:p>28554.2136</text:p>
          </table:table-cell>
          <table:table-cell office:value-type="float" office:value="223247.1893" calcext:value-type="float">
            <text:p>223247.1893</text:p>
          </table:table-cell>
          <table:table-cell office:value-type="float" office:value="-10384.3816" calcext:value-type="float">
            <text:p>-10384.3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:40</text:p>
          </table:table-cell>
          <table:table-cell office:value-type="float" office:value="41519" calcext:value-type="float">
            <text:p>41519</text:p>
          </table:table-cell>
          <table:table-cell office:value-type="float" office:value="108410.1923" calcext:value-type="float">
            <text:p>108410.1923</text:p>
          </table:table-cell>
          <table:table-cell office:value-type="float" office:value="149536.3554" calcext:value-type="float">
            <text:p>149536.3554</text:p>
          </table:table-cell>
          <table:table-cell office:value-type="float" office:value="67284.0292" calcext:value-type="float">
            <text:p>67284.0292</text:p>
          </table:table-cell>
          <table:table-cell office:value-type="float" office:value="190662.5186" calcext:value-type="float">
            <text:p>190662.5186</text:p>
          </table:table-cell>
          <table:table-cell office:value-type="float" office:value="26157.8661" calcext:value-type="float">
            <text:p>26157.8661</text:p>
          </table:table-cell>
          <table:table-cell office:value-type="float" office:value="231788.6817" calcext:value-type="float">
            <text:p>231788.6817</text:p>
          </table:table-cell>
          <table:table-cell office:value-type="float" office:value="-14968.2971" calcext:value-type="float">
            <text:p>-14968.29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:50</text:p>
          </table:table-cell>
          <table:table-cell office:value-type="float" office:value="117690.25" calcext:value-type="float">
            <text:p>117690.25</text:p>
          </table:table-cell>
          <table:table-cell office:value-type="float" office:value="101062.8462" calcext:value-type="float">
            <text:p>101062.8462</text:p>
          </table:table-cell>
          <table:table-cell office:value-type="float" office:value="145079.5387" calcext:value-type="float">
            <text:p>145079.5387</text:p>
          </table:table-cell>
          <table:table-cell office:value-type="float" office:value="57046.1536" calcext:value-type="float">
            <text:p>57046.1536</text:p>
          </table:table-cell>
          <table:table-cell office:value-type="float" office:value="189096.2313" calcext:value-type="float">
            <text:p>189096.2313</text:p>
          </table:table-cell>
          <table:table-cell office:value-type="float" office:value="13029.461" calcext:value-type="float">
            <text:p>13029.461</text:p>
          </table:table-cell>
          <table:table-cell office:value-type="float" office:value="233112.9239" calcext:value-type="float">
            <text:p>233112.9239</text:p>
          </table:table-cell>
          <table:table-cell office:value-type="float" office:value="-30987.2316" calcext:value-type="float">
            <text:p>-30987.2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:00</text:p>
          </table:table-cell>
          <table:table-cell office:value-type="float" office:value="39089" calcext:value-type="float">
            <text:p>39089</text:p>
          </table:table-cell>
          <table:table-cell office:value-type="float" office:value="106568.6346" calcext:value-type="float">
            <text:p>106568.6346</text:p>
          </table:table-cell>
          <table:table-cell office:value-type="float" office:value="147508.3843" calcext:value-type="float">
            <text:p>147508.3843</text:p>
          </table:table-cell>
          <table:table-cell office:value-type="float" office:value="65628.8849" calcext:value-type="float">
            <text:p>65628.8849</text:p>
          </table:table-cell>
          <table:table-cell office:value-type="float" office:value="188448.134" calcext:value-type="float">
            <text:p>188448.134</text:p>
          </table:table-cell>
          <table:table-cell office:value-type="float" office:value="24689.1352" calcext:value-type="float">
            <text:p>24689.1352</text:p>
          </table:table-cell>
          <table:table-cell office:value-type="float" office:value="229387.8837" calcext:value-type="float">
            <text:p>229387.8837</text:p>
          </table:table-cell>
          <table:table-cell office:value-type="float" office:value="-16250.6145" calcext:value-type="float">
            <text:p>-16250.6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:10</text:p>
          </table:table-cell>
          <table:table-cell office:value-type="float" office:value="97113" calcext:value-type="float">
            <text:p>97113</text:p>
          </table:table-cell>
          <table:table-cell office:value-type="float" office:value="97188.0962" calcext:value-type="float">
            <text:p>97188.0962</text:p>
          </table:table-cell>
          <table:table-cell office:value-type="float" office:value="138576.1338" calcext:value-type="float">
            <text:p>138576.1338</text:p>
          </table:table-cell>
          <table:table-cell office:value-type="float" office:value="55800.0585" calcext:value-type="float">
            <text:p>55800.0585</text:p>
          </table:table-cell>
          <table:table-cell office:value-type="float" office:value="179964.1715" calcext:value-type="float">
            <text:p>179964.1715</text:p>
          </table:table-cell>
          <table:table-cell office:value-type="float" office:value="14412.0208" calcext:value-type="float">
            <text:p>14412.0208</text:p>
          </table:table-cell>
          <table:table-cell office:value-type="float" office:value="221352.2092" calcext:value-type="float">
            <text:p>221352.2092</text:p>
          </table:table-cell>
          <table:table-cell office:value-type="float" office:value="-26976.0169" calcext:value-type="float">
            <text:p>-26976.0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:20</text:p>
          </table:table-cell>
          <table:table-cell office:value-type="float" office:value="57502.5" calcext:value-type="float">
            <text:p>57502.5</text:p>
          </table:table-cell>
          <table:table-cell office:value-type="float" office:value="97157.0385" calcext:value-type="float">
            <text:p>97157.0385</text:p>
          </table:table-cell>
          <table:table-cell office:value-type="float" office:value="138544.9604" calcext:value-type="float">
            <text:p>138544.9604</text:p>
          </table:table-cell>
          <table:table-cell office:value-type="float" office:value="55769.1165" calcext:value-type="float">
            <text:p>55769.1165</text:p>
          </table:table-cell>
          <table:table-cell office:value-type="float" office:value="179932.8824" calcext:value-type="float">
            <text:p>179932.8824</text:p>
          </table:table-cell>
          <table:table-cell office:value-type="float" office:value="14381.1945" calcext:value-type="float">
            <text:p>14381.1945</text:p>
          </table:table-cell>
          <table:table-cell office:value-type="float" office:value="221320.8044" calcext:value-type="float">
            <text:p>221320.8044</text:p>
          </table:table-cell>
          <table:table-cell office:value-type="float" office:value="-27006.7275" calcext:value-type="float">
            <text:p>-27006.7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:30</text:p>
          </table:table-cell>
          <table:table-cell office:value-type="float" office:value="57078.75" calcext:value-type="float">
            <text:p>57078.75</text:p>
          </table:table-cell>
          <table:table-cell office:value-type="float" office:value="94821.4615" calcext:value-type="float">
            <text:p>94821.4615</text:p>
          </table:table-cell>
          <table:table-cell office:value-type="float" office:value="137610.4277" calcext:value-type="float">
            <text:p>137610.4277</text:p>
          </table:table-cell>
          <table:table-cell office:value-type="float" office:value="52032.4954" calcext:value-type="float">
            <text:p>52032.4954</text:p>
          </table:table-cell>
          <table:table-cell office:value-type="float" office:value="180399.3939" calcext:value-type="float">
            <text:p>180399.3939</text:p>
          </table:table-cell>
          <table:table-cell office:value-type="float" office:value="9243.5292" calcext:value-type="float">
            <text:p>9243.5292</text:p>
          </table:table-cell>
          <table:table-cell office:value-type="float" office:value="223188.3601" calcext:value-type="float">
            <text:p>223188.3601</text:p>
          </table:table-cell>
          <table:table-cell office:value-type="float" office:value="-33545.437" calcext:value-type="float">
            <text:p>-33545.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:40</text:p>
          </table:table-cell>
          <table:table-cell office:value-type="float" office:value="58086" calcext:value-type="float">
            <text:p>58086</text:p>
          </table:table-cell>
          <table:table-cell office:value-type="float" office:value="87055.6154" calcext:value-type="float">
            <text:p>87055.6154</text:p>
          </table:table-cell>
          <table:table-cell office:value-type="float" office:value="126441.8769" calcext:value-type="float">
            <text:p>126441.8769</text:p>
          </table:table-cell>
          <table:table-cell office:value-type="float" office:value="47669.3538" calcext:value-type="float">
            <text:p>47669.3538</text:p>
          </table:table-cell>
          <table:table-cell office:value-type="float" office:value="165828.1385" calcext:value-type="float">
            <text:p>165828.1385</text:p>
          </table:table-cell>
          <table:table-cell office:value-type="float" office:value="8283.0923" calcext:value-type="float">
            <text:p>8283.0923</text:p>
          </table:table-cell>
          <table:table-cell office:value-type="float" office:value="205214.4" calcext:value-type="float">
            <text:p>205214.4</text:p>
          </table:table-cell>
          <table:table-cell office:value-type="float" office:value="-31103.1693" calcext:value-type="float">
            <text:p>-31103.1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:50</text:p>
          </table:table-cell>
          <table:table-cell office:value-type="float" office:value="56770.25" calcext:value-type="float">
            <text:p>56770.25</text:p>
          </table:table-cell>
          <table:table-cell office:value-type="float" office:value="87823.4038" calcext:value-type="float">
            <text:p>87823.4038</text:p>
          </table:table-cell>
          <table:table-cell office:value-type="float" office:value="126477.5718" calcext:value-type="float">
            <text:p>126477.5718</text:p>
          </table:table-cell>
          <table:table-cell office:value-type="float" office:value="49169.2359" calcext:value-type="float">
            <text:p>49169.2359</text:p>
          </table:table-cell>
          <table:table-cell office:value-type="float" office:value="165131.7398" calcext:value-type="float">
            <text:p>165131.7398</text:p>
          </table:table-cell>
          <table:table-cell office:value-type="float" office:value="10515.0679" calcext:value-type="float">
            <text:p>10515.0679</text:p>
          </table:table-cell>
          <table:table-cell office:value-type="float" office:value="203785.9077" calcext:value-type="float">
            <text:p>203785.9077</text:p>
          </table:table-cell>
          <table:table-cell office:value-type="float" office:value="-28139.1" calcext:value-type="float">
            <text:p>-28139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:00</text:p>
          </table:table-cell>
          <table:table-cell office:value-type="float" office:value="40214" calcext:value-type="float">
            <text:p>40214</text:p>
          </table:table-cell>
          <table:table-cell office:value-type="float" office:value="85127.9808" calcext:value-type="float">
            <text:p>85127.9808</text:p>
          </table:table-cell>
          <table:table-cell office:value-type="float" office:value="124691.9447" calcext:value-type="float">
            <text:p>124691.9447</text:p>
          </table:table-cell>
          <table:table-cell office:value-type="float" office:value="45564.0169" calcext:value-type="float">
            <text:p>45564.0169</text:p>
          </table:table-cell>
          <table:table-cell office:value-type="float" office:value="164255.9086" calcext:value-type="float">
            <text:p>164255.9086</text:p>
          </table:table-cell>
          <table:table-cell office:value-type="float" office:value="6000.053" calcext:value-type="float">
            <text:p>6000.053</text:p>
          </table:table-cell>
          <table:table-cell office:value-type="float" office:value="203819.8724" calcext:value-type="float">
            <text:p>203819.8724</text:p>
          </table:table-cell>
          <table:table-cell office:value-type="float" office:value="-33563.9109" calcext:value-type="float">
            <text:p>-33563.9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:10</text:p>
          </table:table-cell>
          <table:table-cell office:value-type="float" office:value="73673.75" calcext:value-type="float">
            <text:p>73673.75</text:p>
          </table:table-cell>
          <table:table-cell office:value-type="float" office:value="79358.1346" calcext:value-type="float">
            <text:p>79358.1346</text:p>
          </table:table-cell>
          <table:table-cell office:value-type="float" office:value="119630.6624" calcext:value-type="float">
            <text:p>119630.6624</text:p>
          </table:table-cell>
          <table:table-cell office:value-type="float" office:value="39085.6068" calcext:value-type="float">
            <text:p>39085.6068</text:p>
          </table:table-cell>
          <table:table-cell office:value-type="float" office:value="159903.1902" calcext:value-type="float">
            <text:p>159903.1902</text:p>
          </table:table-cell>
          <table:table-cell office:value-type="float" office:value="-1186.9209" calcext:value-type="float">
            <text:p>-1186.9209</text:p>
          </table:table-cell>
          <table:table-cell office:value-type="float" office:value="200175.7179" calcext:value-type="float">
            <text:p>200175.7179</text:p>
          </table:table-cell>
          <table:table-cell office:value-type="float" office:value="-41459.4487" calcext:value-type="float">
            <text:p>-41459.4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:20</text:p>
          </table:table-cell>
          <table:table-cell office:value-type="float" office:value="36516.25" calcext:value-type="float">
            <text:p>36516.25</text:p>
          </table:table-cell>
          <table:table-cell office:value-type="float" office:value="74912.1731" calcext:value-type="float">
            <text:p>74912.1731</text:p>
          </table:table-cell>
          <table:table-cell office:value-type="float" office:value="112017.9766" calcext:value-type="float">
            <text:p>112017.9766</text:p>
          </table:table-cell>
          <table:table-cell office:value-type="float" office:value="37806.3695" calcext:value-type="float">
            <text:p>37806.3695</text:p>
          </table:table-cell>
          <table:table-cell office:value-type="float" office:value="149123.7802" calcext:value-type="float">
            <text:p>149123.7802</text:p>
          </table:table-cell>
          <table:table-cell office:value-type="float" office:value="700.566" calcext:value-type="float">
            <text:p>700.566</text:p>
          </table:table-cell>
          <table:table-cell office:value-type="float" office:value="186229.5837" calcext:value-type="float">
            <text:p>186229.5837</text:p>
          </table:table-cell>
          <table:table-cell office:value-type="float" office:value="-36405.2376" calcext:value-type="float">
            <text:p>-36405.2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:30</text:p>
          </table:table-cell>
          <table:table-cell office:value-type="float" office:value="19528.5" calcext:value-type="float">
            <text:p>19528.5</text:p>
          </table:table-cell>
          <table:table-cell office:value-type="float" office:value="73229.1731" calcext:value-type="float">
            <text:p>73229.1731</text:p>
          </table:table-cell>
          <table:table-cell office:value-type="float" office:value="111620.4738" calcext:value-type="float">
            <text:p>111620.4738</text:p>
          </table:table-cell>
          <table:table-cell office:value-type="float" office:value="34837.8723" calcext:value-type="float">
            <text:p>34837.8723</text:p>
          </table:table-cell>
          <table:table-cell office:value-type="float" office:value="150011.7746" calcext:value-type="float">
            <text:p>150011.7746</text:p>
          </table:table-cell>
          <table:table-cell office:value-type="float" office:value="-3553.4285" calcext:value-type="float">
            <text:p>-3553.4285</text:p>
          </table:table-cell>
          <table:table-cell office:value-type="float" office:value="188403.0754" calcext:value-type="float">
            <text:p>188403.0754</text:p>
          </table:table-cell>
          <table:table-cell office:value-type="float" office:value="-41944.7292" calcext:value-type="float">
            <text:p>-41944.7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:40</text:p>
          </table:table-cell>
          <table:table-cell office:value-type="float" office:value="72638" calcext:value-type="float">
            <text:p>72638</text:p>
          </table:table-cell>
          <table:table-cell office:value-type="float" office:value="65839.6923" calcext:value-type="float">
            <text:p>65839.6923</text:p>
          </table:table-cell>
          <table:table-cell office:value-type="float" office:value="104640.4875" calcext:value-type="float">
            <text:p>104640.4875</text:p>
          </table:table-cell>
          <table:table-cell office:value-type="float" office:value="27038.8971" calcext:value-type="float">
            <text:p>27038.8971</text:p>
          </table:table-cell>
          <table:table-cell office:value-type="float" office:value="143441.2828" calcext:value-type="float">
            <text:p>143441.2828</text:p>
          </table:table-cell>
          <table:table-cell office:value-type="float" office:value="-11761.8981" calcext:value-type="float">
            <text:p>-11761.8981</text:p>
          </table:table-cell>
          <table:table-cell office:value-type="float" office:value="182242.078" calcext:value-type="float">
            <text:p>182242.078</text:p>
          </table:table-cell>
          <table:table-cell office:value-type="float" office:value="-50562.6934" calcext:value-type="float">
            <text:p>-50562.69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:50</text:p>
          </table:table-cell>
          <table:table-cell office:value-type="float" office:value="119663.5" calcext:value-type="float">
            <text:p>119663.5</text:p>
          </table:table-cell>
          <table:table-cell office:value-type="float" office:value="59032.25" calcext:value-type="float">
            <text:p>59032.25</text:p>
          </table:table-cell>
          <table:table-cell office:value-type="float" office:value="85534.8489" calcext:value-type="float">
            <text:p>85534.8489</text:p>
          </table:table-cell>
          <table:table-cell office:value-type="float" office:value="32529.6511" calcext:value-type="float">
            <text:p>32529.6511</text:p>
          </table:table-cell>
          <table:table-cell office:value-type="float" office:value="112037.4478" calcext:value-type="float">
            <text:p>112037.4478</text:p>
          </table:table-cell>
          <table:table-cell office:value-type="float" office:value="6027.0522" calcext:value-type="float">
            <text:p>6027.0522</text:p>
          </table:table-cell>
          <table:table-cell office:value-type="float" office:value="138540.0466" calcext:value-type="float">
            <text:p>138540.0466</text:p>
          </table:table-cell>
          <table:table-cell office:value-type="float" office:value="-20475.5466" calcext:value-type="float">
            <text:p>-20475.5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:00</text:p>
          </table:table-cell>
          <table:table-cell office:value-type="float" office:value="19480.75" calcext:value-type="float">
            <text:p>19480.75</text:p>
          </table:table-cell>
          <table:table-cell office:value-type="float" office:value="65043.3654" calcext:value-type="float">
            <text:p>65043.3654</text:p>
          </table:table-cell>
          <table:table-cell office:value-type="float" office:value="95768.4256" calcext:value-type="float">
            <text:p>95768.4256</text:p>
          </table:table-cell>
          <table:table-cell office:value-type="float" office:value="34318.3052" calcext:value-type="float">
            <text:p>34318.3052</text:p>
          </table:table-cell>
          <table:table-cell office:value-type="float" office:value="126493.4858" calcext:value-type="float">
            <text:p>126493.4858</text:p>
          </table:table-cell>
          <table:table-cell office:value-type="float" office:value="3593.2449" calcext:value-type="float">
            <text:p>3593.2449</text:p>
          </table:table-cell>
          <table:table-cell office:value-type="float" office:value="157218.5461" calcext:value-type="float">
            <text:p>157218.5461</text:p>
          </table:table-cell>
          <table:table-cell office:value-type="float" office:value="-27131.8153" calcext:value-type="float">
            <text:p>-27131.815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:10</text:p>
          </table:table-cell>
          <table:table-cell office:value-type="float" office:value="77465.25" calcext:value-type="float">
            <text:p>77465.25</text:p>
          </table:table-cell>
          <table:table-cell office:value-type="float" office:value="57488.7885" calcext:value-type="float">
            <text:p>57488.7885</text:p>
          </table:table-cell>
          <table:table-cell office:value-type="float" office:value="86198.0758" calcext:value-type="float">
            <text:p>86198.0758</text:p>
          </table:table-cell>
          <table:table-cell office:value-type="float" office:value="28779.5011" calcext:value-type="float">
            <text:p>28779.5011</text:p>
          </table:table-cell>
          <table:table-cell office:value-type="float" office:value="114907.3631" calcext:value-type="float">
            <text:p>114907.3631</text:p>
          </table:table-cell>
          <table:table-cell office:value-type="float" office:value="70.2138" calcext:value-type="float">
            <text:p>70.2138</text:p>
          </table:table-cell>
          <table:table-cell office:value-type="float" office:value="143616.6505" calcext:value-type="float">
            <text:p>143616.6505</text:p>
          </table:table-cell>
          <table:table-cell office:value-type="float" office:value="-28639.0736" calcext:value-type="float">
            <text:p>-28639.0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:20</text:p>
          </table:table-cell>
          <table:table-cell office:value-type="float" office:value="71859.25" calcext:value-type="float">
            <text:p>71859.25</text:p>
          </table:table-cell>
          <table:table-cell office:value-type="float" office:value="60440.8077" calcext:value-type="float">
            <text:p>60440.8077</text:p>
          </table:table-cell>
          <table:table-cell office:value-type="float" office:value="89073.3904" calcext:value-type="float">
            <text:p>89073.3904</text:p>
          </table:table-cell>
          <table:table-cell office:value-type="float" office:value="31808.225" calcext:value-type="float">
            <text:p>31808.225</text:p>
          </table:table-cell>
          <table:table-cell office:value-type="float" office:value="117705.9732" calcext:value-type="float">
            <text:p>117705.9732</text:p>
          </table:table-cell>
          <table:table-cell office:value-type="float" office:value="3175.6422" calcext:value-type="float">
            <text:p>3175.6422</text:p>
          </table:table-cell>
          <table:table-cell office:value-type="float" office:value="146338.5559" calcext:value-type="float">
            <text:p>146338.5559</text:p>
          </table:table-cell>
          <table:table-cell office:value-type="float" office:value="-25456.9405" calcext:value-type="float">
            <text:p>-25456.9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:30</text:p>
          </table:table-cell>
          <table:table-cell office:value-type="float" office:value="53994" calcext:value-type="float">
            <text:p>53994</text:p>
          </table:table-cell>
          <table:table-cell office:value-type="float" office:value="58498.2115" calcext:value-type="float">
            <text:p>58498.2115</text:p>
          </table:table-cell>
          <table:table-cell office:value-type="float" office:value="85228.9224" calcext:value-type="float">
            <text:p>85228.9224</text:p>
          </table:table-cell>
          <table:table-cell office:value-type="float" office:value="31767.5007" calcext:value-type="float">
            <text:p>31767.5007</text:p>
          </table:table-cell>
          <table:table-cell office:value-type="float" office:value="111959.6332" calcext:value-type="float">
            <text:p>111959.6332</text:p>
          </table:table-cell>
          <table:table-cell office:value-type="float" office:value="5036.7899" calcext:value-type="float">
            <text:p>5036.7899</text:p>
          </table:table-cell>
          <table:table-cell office:value-type="float" office:value="138690.3441" calcext:value-type="float">
            <text:p>138690.3441</text:p>
          </table:table-cell>
          <table:table-cell office:value-type="float" office:value="-21693.921" calcext:value-type="float">
            <text:p>-21693.921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:40</text:p>
          </table:table-cell>
          <table:table-cell office:value-type="float" office:value="38926.75" calcext:value-type="float">
            <text:p>38926.75</text:p>
          </table:table-cell>
          <table:table-cell office:value-type="float" office:value="58228.3269" calcext:value-type="float">
            <text:p>58228.3269</text:p>
          </table:table-cell>
          <table:table-cell office:value-type="float" office:value="84987.625" calcext:value-type="float">
            <text:p>84987.625</text:p>
          </table:table-cell>
          <table:table-cell office:value-type="float" office:value="31469.0288" calcext:value-type="float">
            <text:p>31469.0288</text:p>
          </table:table-cell>
          <table:table-cell office:value-type="float" office:value="111746.9231" calcext:value-type="float">
            <text:p>111746.9231</text:p>
          </table:table-cell>
          <table:table-cell office:value-type="float" office:value="4709.7307" calcext:value-type="float">
            <text:p>4709.7307</text:p>
          </table:table-cell>
          <table:table-cell office:value-type="float" office:value="138506.2212" calcext:value-type="float">
            <text:p>138506.2212</text:p>
          </table:table-cell>
          <table:table-cell office:value-type="float" office:value="-22049.5674" calcext:value-type="float">
            <text:p>-22049.5674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:50</text:p>
          </table:table-cell>
          <table:table-cell office:value-type="float" office:value="52175.5" calcext:value-type="float">
            <text:p>52175.5</text:p>
          </table:table-cell>
          <table:table-cell office:value-type="float" office:value="56832.0192" calcext:value-type="float">
            <text:p>56832.0192</text:p>
          </table:table-cell>
          <table:table-cell office:value-type="float" office:value="84124.5762" calcext:value-type="float">
            <text:p>84124.5762</text:p>
          </table:table-cell>
          <table:table-cell office:value-type="float" office:value="29539.4623" calcext:value-type="float">
            <text:p>29539.4623</text:p>
          </table:table-cell>
          <table:table-cell office:value-type="float" office:value="111417.1331" calcext:value-type="float">
            <text:p>111417.1331</text:p>
          </table:table-cell>
          <table:table-cell office:value-type="float" office:value="2246.9053" calcext:value-type="float">
            <text:p>2246.9053</text:p>
          </table:table-cell>
          <table:table-cell office:value-type="float" office:value="138709.6901" calcext:value-type="float">
            <text:p>138709.6901</text:p>
          </table:table-cell>
          <table:table-cell office:value-type="float" office:value="-25045.6516" calcext:value-type="float">
            <text:p>-25045.6516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:00</text:p>
          </table:table-cell>
          <table:table-cell office:value-type="float" office:value="36704.75" calcext:value-type="float">
            <text:p>36704.75</text:p>
          </table:table-cell>
          <table:table-cell office:value-type="float" office:value="56377.3654" calcext:value-type="float">
            <text:p>56377.3654</text:p>
          </table:table-cell>
          <table:table-cell office:value-type="float" office:value="83696.5092" calcext:value-type="float">
            <text:p>83696.5092</text:p>
          </table:table-cell>
          <table:table-cell office:value-type="float" office:value="29058.2215" calcext:value-type="float">
            <text:p>29058.2215</text:p>
          </table:table-cell>
          <table:table-cell office:value-type="float" office:value="111015.6531" calcext:value-type="float">
            <text:p>111015.6531</text:p>
          </table:table-cell>
          <table:table-cell office:value-type="float" office:value="1739.0777" calcext:value-type="float">
            <text:p>1739.0777</text:p>
          </table:table-cell>
          <table:table-cell office:value-type="float" office:value="138334.797" calcext:value-type="float">
            <text:p>138334.797</text:p>
          </table:table-cell>
          <table:table-cell office:value-type="float" office:value="-25580.0662" calcext:value-type="float">
            <text:p>-25580.0662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:10</text:p>
          </table:table-cell>
          <table:table-cell office:value-type="float" office:value="74056.5" calcext:value-type="float">
            <text:p>74056.5</text:p>
          </table:table-cell>
          <table:table-cell office:value-type="float" office:value="54833.8654" calcext:value-type="float">
            <text:p>54833.8654</text:p>
          </table:table-cell>
          <table:table-cell office:value-type="float" office:value="82690.513" calcext:value-type="float">
            <text:p>82690.513</text:p>
          </table:table-cell>
          <table:table-cell office:value-type="float" office:value="26977.2178" calcext:value-type="float">
            <text:p>26977.2178</text:p>
          </table:table-cell>
          <table:table-cell office:value-type="float" office:value="110547.1606" calcext:value-type="float">
            <text:p>110547.1606</text:p>
          </table:table-cell>
          <table:table-cell office:value-type="float" office:value="-879.4298" calcext:value-type="float">
            <text:p>-879.4298</text:p>
          </table:table-cell>
          <table:table-cell office:value-type="float" office:value="138403.8082" calcext:value-type="float">
            <text:p>138403.8082</text:p>
          </table:table-cell>
          <table:table-cell office:value-type="float" office:value="-28736.0774" calcext:value-type="float">
            <text:p>-28736.0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:20</text:p>
          </table:table-cell>
          <table:table-cell office:value-type="float" office:value="35885" calcext:value-type="float">
            <text:p>35885</text:p>
          </table:table-cell>
          <table:table-cell office:value-type="float" office:value="57437.1346" calcext:value-type="float">
            <text:p>57437.1346</text:p>
          </table:table-cell>
          <table:table-cell office:value-type="float" office:value="85394.8137" calcext:value-type="float">
            <text:p>85394.8137</text:p>
          </table:table-cell>
          <table:table-cell office:value-type="float" office:value="29479.4555" calcext:value-type="float">
            <text:p>29479.4555</text:p>
          </table:table-cell>
          <table:table-cell office:value-type="float" office:value="113352.4929" calcext:value-type="float">
            <text:p>113352.4929</text:p>
          </table:table-cell>
          <table:table-cell office:value-type="float" office:value="1521.7763" calcext:value-type="float">
            <text:p>1521.7763</text:p>
          </table:table-cell>
          <table:table-cell office:value-type="float" office:value="141310.172" calcext:value-type="float">
            <text:p>141310.172</text:p>
          </table:table-cell>
          <table:table-cell office:value-type="float" office:value="-26435.9028" calcext:value-type="float">
            <text:p>-26435.9028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:30</text:p>
          </table:table-cell>
          <table:table-cell office:value-type="float" office:value="65927.25" calcext:value-type="float">
            <text:p>65927.25</text:p>
          </table:table-cell>
          <table:table-cell office:value-type="float" office:value="54530.3077" calcext:value-type="float">
            <text:p>54530.3077</text:p>
          </table:table-cell>
          <table:table-cell office:value-type="float" office:value="82623.313" calcext:value-type="float">
            <text:p>82623.313</text:p>
          </table:table-cell>
          <table:table-cell office:value-type="float" office:value="26437.3024" calcext:value-type="float">
            <text:p>26437.3024</text:p>
          </table:table-cell>
          <table:table-cell office:value-type="float" office:value="110716.3182" calcext:value-type="float">
            <text:p>110716.3182</text:p>
          </table:table-cell>
          <table:table-cell office:value-type="float" office:value="-1655.7028" calcext:value-type="float">
            <text:p>-1655.7028</text:p>
          </table:table-cell>
          <table:table-cell office:value-type="float" office:value="138809.3235" calcext:value-type="float">
            <text:p>138809.3235</text:p>
          </table:table-cell>
          <table:table-cell office:value-type="float" office:value="-29748.7081" calcext:value-type="float">
            <text:p>-29748.7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:40</text:p>
          </table:table-cell>
          <table:table-cell office:value-type="float" office:value="51464.25" calcext:value-type="float">
            <text:p>51464.25</text:p>
          </table:table-cell>
          <table:table-cell office:value-type="float" office:value="56792.6923" calcext:value-type="float">
            <text:p>56792.6923</text:p>
          </table:table-cell>
          <table:table-cell office:value-type="float" office:value="84495.653" calcext:value-type="float">
            <text:p>84495.653</text:p>
          </table:table-cell>
          <table:table-cell office:value-type="float" office:value="29089.7316" calcext:value-type="float">
            <text:p>29089.7316</text:p>
          </table:table-cell>
          <table:table-cell office:value-type="float" office:value="112198.6137" calcext:value-type="float">
            <text:p>112198.6137</text:p>
          </table:table-cell>
          <table:table-cell office:value-type="float" office:value="1386.7709" calcext:value-type="float">
            <text:p>1386.7709</text:p>
          </table:table-cell>
          <table:table-cell office:value-type="float" office:value="139901.5744" calcext:value-type="float">
            <text:p>139901.5744</text:p>
          </table:table-cell>
          <table:table-cell office:value-type="float" office:value="-26316.1897" calcext:value-type="float">
            <text:p>-26316.1897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:50</text:p>
          </table:table-cell>
          <table:table-cell office:value-type="float" office:value="53462.25" calcext:value-type="float">
            <text:p>53462.25</text:p>
          </table:table-cell>
          <table:table-cell office:value-type="float" office:value="59249.2885" calcext:value-type="float">
            <text:p>59249.2885</text:p>
          </table:table-cell>
          <table:table-cell office:value-type="float" office:value="84696.5663" calcext:value-type="float">
            <text:p>84696.5663</text:p>
          </table:table-cell>
          <table:table-cell office:value-type="float" office:value="33802.0106" calcext:value-type="float">
            <text:p>33802.0106</text:p>
          </table:table-cell>
          <table:table-cell office:value-type="float" office:value="110143.8441" calcext:value-type="float">
            <text:p>110143.8441</text:p>
          </table:table-cell>
          <table:table-cell office:value-type="float" office:value="8354.7328" calcext:value-type="float">
            <text:p>8354.7328</text:p>
          </table:table-cell>
          <table:table-cell office:value-type="float" office:value="135591.122" calcext:value-type="float">
            <text:p>135591.122</text:p>
          </table:table-cell>
          <table:table-cell office:value-type="float" office:value="-17092.5451" calcext:value-type="float">
            <text:p>-17092.5451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00</text:p>
          </table:table-cell>
          <table:table-cell office:value-type="float" office:value="98747.5" calcext:value-type="float">
            <text:p>98747.5</text:p>
          </table:table-cell>
          <table:table-cell office:value-type="float" office:value="57774.2308" calcext:value-type="float">
            <text:p>57774.2308</text:p>
          </table:table-cell>
          <table:table-cell office:value-type="float" office:value="82934.9049" calcext:value-type="float">
            <text:p>82934.9049</text:p>
          </table:table-cell>
          <table:table-cell office:value-type="float" office:value="32613.5566" calcext:value-type="float">
            <text:p>32613.5566</text:p>
          </table:table-cell>
          <table:table-cell office:value-type="float" office:value="108095.579" calcext:value-type="float">
            <text:p>108095.579</text:p>
          </table:table-cell>
          <table:table-cell office:value-type="float" office:value="7452.8825" calcext:value-type="float">
            <text:p>7452.8825</text:p>
          </table:table-cell>
          <table:table-cell office:value-type="float" office:value="133256.2532" calcext:value-type="float">
            <text:p>133256.2532</text:p>
          </table:table-cell>
          <table:table-cell office:value-type="float" office:value="-17707.7916" calcext:value-type="float">
            <text:p>-17707.7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:10</text:p>
          </table:table-cell>
          <table:table-cell office:value-type="float" office:value="50257" calcext:value-type="float">
            <text:p>50257</text:p>
          </table:table-cell>
          <table:table-cell office:value-type="float" office:value="56165.3077" calcext:value-type="float">
            <text:p>56165.3077</text:p>
          </table:table-cell>
          <table:table-cell office:value-type="float" office:value="77401.2622" calcext:value-type="float">
            <text:p>77401.2622</text:p>
          </table:table-cell>
          <table:table-cell office:value-type="float" office:value="34929.3531" calcext:value-type="float">
            <text:p>34929.3531</text:p>
          </table:table-cell>
          <table:table-cell office:value-type="float" office:value="98637.2168" calcext:value-type="float">
            <text:p>98637.2168</text:p>
          </table:table-cell>
          <table:table-cell office:value-type="float" office:value="13693.3986" calcext:value-type="float">
            <text:p>13693.3986</text:p>
          </table:table-cell>
          <table:table-cell office:value-type="float" office:value="119873.1713" calcext:value-type="float">
            <text:p>119873.1713</text:p>
          </table:table-cell>
          <table:table-cell office:value-type="float" office:value="-7542.5559" calcext:value-type="float">
            <text:p>-7542.5559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20</text:p>
          </table:table-cell>
          <table:table-cell office:value-type="float" office:value="68170.75" calcext:value-type="float">
            <text:p>68170.75</text:p>
          </table:table-cell>
          <table:table-cell office:value-type="float" office:value="58532.7115" calcext:value-type="float">
            <text:p>58532.7115</text:p>
          </table:table-cell>
          <table:table-cell office:value-type="float" office:value="76853.6483" calcext:value-type="float">
            <text:p>76853.6483</text:p>
          </table:table-cell>
          <table:table-cell office:value-type="float" office:value="40211.7747" calcext:value-type="float">
            <text:p>40211.7747</text:p>
          </table:table-cell>
          <table:table-cell office:value-type="float" office:value="95174.5851" calcext:value-type="float">
            <text:p>95174.5851</text:p>
          </table:table-cell>
          <table:table-cell office:value-type="float" office:value="21890.838" calcext:value-type="float">
            <text:p>21890.838</text:p>
          </table:table-cell>
          <table:table-cell office:value-type="float" office:value="113495.5219" calcext:value-type="float">
            <text:p>113495.5219</text:p>
          </table:table-cell>
          <table:table-cell office:value-type="float" office:value="3569.9012" calcext:value-type="float">
            <text:p>3569.9012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30</text:p>
          </table:table-cell>
          <table:table-cell office:value-type="float" office:value="113697" calcext:value-type="float">
            <text:p>113697</text:p>
          </table:table-cell>
          <table:table-cell office:value-type="float" office:value="57817.75" calcext:value-type="float">
            <text:p>57817.75</text:p>
          </table:table-cell>
          <table:table-cell office:value-type="float" office:value="75508.8171" calcext:value-type="float">
            <text:p>75508.8171</text:p>
          </table:table-cell>
          <table:table-cell office:value-type="float" office:value="40126.6829" calcext:value-type="float">
            <text:p>40126.6829</text:p>
          </table:table-cell>
          <table:table-cell office:value-type="float" office:value="93199.8842" calcext:value-type="float">
            <text:p>93199.8842</text:p>
          </table:table-cell>
          <table:table-cell office:value-type="float" office:value="22435.6158" calcext:value-type="float">
            <text:p>22435.6158</text:p>
          </table:table-cell>
          <table:table-cell office:value-type="float" office:value="110890.9513" calcext:value-type="float">
            <text:p>110890.9513</text:p>
          </table:table-cell>
          <table:table-cell office:value-type="float" office:value="4744.5487" calcext:value-type="float">
            <text:p>4744.5487</text:p>
          </table:table-cell>
          <table:table-cell office:value-type="string" calcext:value-type="string">
            <text:p>3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40</text:p>
          </table:table-cell>
          <table:table-cell office:value-type="float" office:value="65016" calcext:value-type="float">
            <text:p>65016</text:p>
          </table:table-cell>
          <table:table-cell office:value-type="float" office:value="61036.0385" calcext:value-type="float">
            <text:p>61036.0385</text:p>
          </table:table-cell>
          <table:table-cell office:value-type="float" office:value="84392.6349" calcext:value-type="float">
            <text:p>84392.6349</text:p>
          </table:table-cell>
          <table:table-cell office:value-type="float" office:value="37679.442" calcext:value-type="float">
            <text:p>37679.442</text:p>
          </table:table-cell>
          <table:table-cell office:value-type="float" office:value="107749.2314" calcext:value-type="float">
            <text:p>107749.2314</text:p>
          </table:table-cell>
          <table:table-cell office:value-type="float" office:value="14322.8456" calcext:value-type="float">
            <text:p>14322.8456</text:p>
          </table:table-cell>
          <table:table-cell office:value-type="float" office:value="131105.8278" calcext:value-type="float">
            <text:p>131105.8278</text:p>
          </table:table-cell>
          <table:table-cell office:value-type="float" office:value="-9033.7509" calcext:value-type="float">
            <text:p>-9033.7509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50</text:p>
          </table:table-cell>
          <table:table-cell office:value-type="float" office:value="32702.25" calcext:value-type="float">
            <text:p>32702.25</text:p>
          </table:table-cell>
          <table:table-cell office:value-type="float" office:value="61883.8846" calcext:value-type="float">
            <text:p>61883.8846</text:p>
          </table:table-cell>
          <table:table-cell office:value-type="float" office:value="85163.4751" calcext:value-type="float">
            <text:p>85163.4751</text:p>
          </table:table-cell>
          <table:table-cell office:value-type="float" office:value="38604.2941" calcext:value-type="float">
            <text:p>38604.2941</text:p>
          </table:table-cell>
          <table:table-cell office:value-type="float" office:value="108443.0656" calcext:value-type="float">
            <text:p>108443.0656</text:p>
          </table:table-cell>
          <table:table-cell office:value-type="float" office:value="15324.7036" calcext:value-type="float">
            <text:p>15324.7036</text:p>
          </table:table-cell>
          <table:table-cell office:value-type="float" office:value="131722.6561" calcext:value-type="float">
            <text:p>131722.6561</text:p>
          </table:table-cell>
          <table:table-cell office:value-type="float" office:value="-7954.8869" calcext:value-type="float">
            <text:p>-7954.8869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00</text:p>
          </table:table-cell>
          <table:table-cell office:value-type="float" office:value="63588.5" calcext:value-type="float">
            <text:p>63588.5</text:p>
          </table:table-cell>
          <table:table-cell office:value-type="float" office:value="61405.0769" calcext:value-type="float">
            <text:p>61405.0769</text:p>
          </table:table-cell>
          <table:table-cell office:value-type="float" office:value="85253.2589" calcext:value-type="float">
            <text:p>85253.2589</text:p>
          </table:table-cell>
          <table:table-cell office:value-type="float" office:value="37556.8949" calcext:value-type="float">
            <text:p>37556.8949</text:p>
          </table:table-cell>
          <table:table-cell office:value-type="float" office:value="109101.441" calcext:value-type="float">
            <text:p>109101.441</text:p>
          </table:table-cell>
          <table:table-cell office:value-type="float" office:value="13708.7129" calcext:value-type="float">
            <text:p>13708.7129</text:p>
          </table:table-cell>
          <table:table-cell office:value-type="float" office:value="132949.623" calcext:value-type="float">
            <text:p>132949.623</text:p>
          </table:table-cell>
          <table:table-cell office:value-type="float" office:value="-10139.4692" calcext:value-type="float">
            <text:p>-10139.4692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10</text:p>
          </table:table-cell>
          <table:table-cell office:value-type="float" office:value="80863.5" calcext:value-type="float">
            <text:p>80863.5</text:p>
          </table:table-cell>
          <table:table-cell office:value-type="float" office:value="62283" calcext:value-type="float">
            <text:p>62283</text:p>
          </table:table-cell>
          <table:table-cell office:value-type="float" office:value="85972.646" calcext:value-type="float">
            <text:p>85972.646</text:p>
          </table:table-cell>
          <table:table-cell office:value-type="float" office:value="38593.354" calcext:value-type="float">
            <text:p>38593.354</text:p>
          </table:table-cell>
          <table:table-cell office:value-type="float" office:value="109662.292" calcext:value-type="float">
            <text:p>109662.292</text:p>
          </table:table-cell>
          <table:table-cell office:value-type="float" office:value="14903.708" calcext:value-type="float">
            <text:p>14903.708</text:p>
          </table:table-cell>
          <table:table-cell office:value-type="float" office:value="133351.9381" calcext:value-type="float">
            <text:p>133351.9381</text:p>
          </table:table-cell>
          <table:table-cell office:value-type="float" office:value="-8785.9381" calcext:value-type="float">
            <text:p>-8785.9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:20</text:p>
          </table:table-cell>
          <table:table-cell office:value-type="float" office:value="79687.75" calcext:value-type="float">
            <text:p>79687.75</text:p>
          </table:table-cell>
          <table:table-cell office:value-type="float" office:value="65679.8269" calcext:value-type="float">
            <text:p>65679.8269</text:p>
          </table:table-cell>
          <table:table-cell office:value-type="float" office:value="88547.8913" calcext:value-type="float">
            <text:p>88547.8913</text:p>
          </table:table-cell>
          <table:table-cell office:value-type="float" office:value="42811.7626" calcext:value-type="float">
            <text:p>42811.7626</text:p>
          </table:table-cell>
          <table:table-cell office:value-type="float" office:value="111415.9557" calcext:value-type="float">
            <text:p>111415.9557</text:p>
          </table:table-cell>
          <table:table-cell office:value-type="float" office:value="19943.6982" calcext:value-type="float">
            <text:p>19943.6982</text:p>
          </table:table-cell>
          <table:table-cell office:value-type="float" office:value="134284.02" calcext:value-type="float">
            <text:p>134284.02</text:p>
          </table:table-cell>
          <table:table-cell office:value-type="float" office:value="-2924.3662" calcext:value-type="float">
            <text:p>-2924.3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:30</text:p>
          </table:table-cell>
          <table:table-cell office:value-type="float" office:value="60369.75" calcext:value-type="float">
            <text:p>60369.75</text:p>
          </table:table-cell>
          <table:table-cell office:value-type="float" office:value="66113" calcext:value-type="float">
            <text:p>66113</text:p>
          </table:table-cell>
          <table:table-cell office:value-type="float" office:value="89205.1963" calcext:value-type="float">
            <text:p>89205.1963</text:p>
          </table:table-cell>
          <table:table-cell office:value-type="float" office:value="43020.8037" calcext:value-type="float">
            <text:p>43020.8037</text:p>
          </table:table-cell>
          <table:table-cell office:value-type="float" office:value="112297.3926" calcext:value-type="float">
            <text:p>112297.3926</text:p>
          </table:table-cell>
          <table:table-cell office:value-type="float" office:value="19928.6074" calcext:value-type="float">
            <text:p>19928.6074</text:p>
          </table:table-cell>
          <table:table-cell office:value-type="float" office:value="135389.589" calcext:value-type="float">
            <text:p>135389.589</text:p>
          </table:table-cell>
          <table:table-cell office:value-type="float" office:value="-3163.589" calcext:value-type="float">
            <text:p>-3163.589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40</text:p>
          </table:table-cell>
          <table:table-cell office:value-type="float" office:value="58748.5" calcext:value-type="float">
            <text:p>58748.5</text:p>
          </table:table-cell>
          <table:table-cell office:value-type="float" office:value="67996.4423" calcext:value-type="float">
            <text:p>67996.4423</text:p>
          </table:table-cell>
          <table:table-cell office:value-type="float" office:value="89350.8558" calcext:value-type="float">
            <text:p>89350.8558</text:p>
          </table:table-cell>
          <table:table-cell office:value-type="float" office:value="46642.0288" calcext:value-type="float">
            <text:p>46642.0288</text:p>
          </table:table-cell>
          <table:table-cell office:value-type="float" office:value="110705.2692" calcext:value-type="float">
            <text:p>110705.2692</text:p>
          </table:table-cell>
          <table:table-cell office:value-type="float" office:value="25287.6154" calcext:value-type="float">
            <text:p>25287.6154</text:p>
          </table:table-cell>
          <table:table-cell office:value-type="float" office:value="132059.6827" calcext:value-type="float">
            <text:p>132059.6827</text:p>
          </table:table-cell>
          <table:table-cell office:value-type="float" office:value="3933.2019" calcext:value-type="float">
            <text:p>3933.2019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50</text:p>
          </table:table-cell>
          <table:table-cell office:value-type="float" office:value="70874" calcext:value-type="float">
            <text:p>70874</text:p>
          </table:table-cell>
          <table:table-cell office:value-type="float" office:value="67444.2308" calcext:value-type="float">
            <text:p>67444.2308</text:p>
          </table:table-cell>
          <table:table-cell office:value-type="float" office:value="88948.9015" calcext:value-type="float">
            <text:p>88948.9015</text:p>
          </table:table-cell>
          <table:table-cell office:value-type="float" office:value="45939.56" calcext:value-type="float">
            <text:p>45939.56</text:p>
          </table:table-cell>
          <table:table-cell office:value-type="float" office:value="110453.5723" calcext:value-type="float">
            <text:p>110453.5723</text:p>
          </table:table-cell>
          <table:table-cell office:value-type="float" office:value="24434.8892" calcext:value-type="float">
            <text:p>24434.8892</text:p>
          </table:table-cell>
          <table:table-cell office:value-type="float" office:value="131958.2431" calcext:value-type="float">
            <text:p>131958.2431</text:p>
          </table:table-cell>
          <table:table-cell office:value-type="float" office:value="2930.2184" calcext:value-type="float">
            <text:p>2930.2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:00</text:p>
          </table:table-cell>
          <table:table-cell office:value-type="float" office:value="56963.75" calcext:value-type="float">
            <text:p>56963.75</text:p>
          </table:table-cell>
          <table:table-cell office:value-type="float" office:value="68937.2885" calcext:value-type="float">
            <text:p>68937.2885</text:p>
          </table:table-cell>
          <table:table-cell office:value-type="float" office:value="89907.1757" calcext:value-type="float">
            <text:p>89907.1757</text:p>
          </table:table-cell>
          <table:table-cell office:value-type="float" office:value="47967.4012" calcext:value-type="float">
            <text:p>47967.4012</text:p>
          </table:table-cell>
          <table:table-cell office:value-type="float" office:value="110877.0629" calcext:value-type="float">
            <text:p>110877.0629</text:p>
          </table:table-cell>
          <table:table-cell office:value-type="float" office:value="26997.514" calcext:value-type="float">
            <text:p>26997.514</text:p>
          </table:table-cell>
          <table:table-cell office:value-type="float" office:value="131846.9501" calcext:value-type="float">
            <text:p>131846.9501</text:p>
          </table:table-cell>
          <table:table-cell office:value-type="float" office:value="6027.6268" calcext:value-type="float">
            <text:p>6027.6268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10</text:p>
          </table:table-cell>
          <table:table-cell office:value-type="float" office:value="42870.5" calcext:value-type="float">
            <text:p>42870.5</text:p>
          </table:table-cell>
          <table:table-cell office:value-type="float" office:value="69206.6346" calcext:value-type="float">
            <text:p>69206.6346</text:p>
          </table:table-cell>
          <table:table-cell office:value-type="float" office:value="89982.7823" calcext:value-type="float">
            <text:p>89982.7823</text:p>
          </table:table-cell>
          <table:table-cell office:value-type="float" office:value="48430.487" calcext:value-type="float">
            <text:p>48430.487</text:p>
          </table:table-cell>
          <table:table-cell office:value-type="float" office:value="110758.9299" calcext:value-type="float">
            <text:p>110758.9299</text:p>
          </table:table-cell>
          <table:table-cell office:value-type="float" office:value="27654.3393" calcext:value-type="float">
            <text:p>27654.3393</text:p>
          </table:table-cell>
          <table:table-cell office:value-type="float" office:value="131535.0775" calcext:value-type="float">
            <text:p>131535.0775</text:p>
          </table:table-cell>
          <table:table-cell office:value-type="float" office:value="6878.1917" calcext:value-type="float">
            <text:p>6878.1917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20</text:p>
          </table:table-cell>
          <table:table-cell office:value-type="float" office:value="14282" calcext:value-type="float">
            <text:p>14282</text:p>
          </table:table-cell>
          <table:table-cell office:value-type="float" office:value="64908.4038" calcext:value-type="float">
            <text:p>64908.4038</text:p>
          </table:table-cell>
          <table:table-cell office:value-type="float" office:value="84826.0191" calcext:value-type="float">
            <text:p>84826.0191</text:p>
          </table:table-cell>
          <table:table-cell office:value-type="float" office:value="44990.7886" calcext:value-type="float">
            <text:p>44990.7886</text:p>
          </table:table-cell>
          <table:table-cell office:value-type="float" office:value="104743.6343" calcext:value-type="float">
            <text:p>104743.6343</text:p>
          </table:table-cell>
          <table:table-cell office:value-type="float" office:value="25073.1734" calcext:value-type="float">
            <text:p>25073.1734</text:p>
          </table:table-cell>
          <table:table-cell office:value-type="float" office:value="124661.2495" calcext:value-type="float">
            <text:p>124661.2495</text:p>
          </table:table-cell>
          <table:table-cell office:value-type="float" office:value="5155.5582" calcext:value-type="float">
            <text:p>5155.5582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distribution.A1:distribution.B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/00/0000</text:date>, <text:time style:data-style-name="N2" text:time-value="10:15:03.922873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18T10:18:22.184395271</dc:date>
    <dc:creator>David Collier-Brown</dc:creator>
    <meta:editing-duration>PT1H20M16S</meta:editing-duration>
    <meta:editing-cycles>13</meta:editing-cycles>
    <meta:generator>LibreOffice/6.4.7.2$Linux_X86_64 LibreOffice_project/40$Build-2</meta:generator>
    <meta:document-statistic meta:table-count="7" meta:cell-count="4942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distribution.D2:distribution.D7" svg:x="0.32cm" svg:y="0.18cm" svg:width="15.36cm" svg:height="8.64cm">
          <chartooo:coordinate-region svg:x="0.941cm" svg:y="0.379cm" svg:width="14.739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istribution.D2:distribution.D7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stribution.D2:distribution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example B'.A1:'example B'.B146" chart:data-source-has-labels="both" svg:x="0.32cm" svg:y="0.18cm" svg:width="15.36cm" svg:height="8.64cm">
          <chartooo:coordinate-region svg:x="1.682cm" svg:y="0.379cm" svg:width="13.388cm" svg:height="7.794cm"/>
          <chart:axis chart:dimension="x" chart:name="primary-x" chart:style-name="ch3" chartooo:axis-type="auto">
            <chart:categories table:cell-range-address="'example B'.A2:'example B'.A1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xample B'.B2:'example B'.B146" chart:label-cell-address="'example B'.B1:'example B'.B1" chart:class="chart:scatter">
            <chart:domain table:cell-range-address="'example B'.A2:'example B'.A146"/>
            <chart:data-point chart:repeated="1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ample</text:p>
                <draw:g>
                  <svg:desc>'example B'.B1:'example B'.B1</svg:desc>
                </draw:g>
              </table:table-cell>
            </table:table-row>
          </table:table-header-rows>
          <table:table-rows>
            <table:table-row>
              <table:table-cell office:value-type="float" office:value="44198.4305561343">
                <text:p>44198.4305561343</text:p>
                <draw:g>
                  <svg:desc>'example B'.A2:'example B'.A146</svg:desc>
                </draw:g>
              </table:table-cell>
              <table:table-cell office:value-type="float" office:value="44198.4305561343">
                <text:p>44198.4305561343</text:p>
                <draw:g>
                  <svg:desc>'example B'.A2:'example B'.A146</svg:desc>
                </draw:g>
              </table:table-cell>
              <table:table-cell office:value-type="float" office:value="344970">
                <text:p>344970</text:p>
                <draw:g>
                  <svg:desc>'example B'.B2:'example B'.B146</svg:desc>
                </draw:g>
              </table:table-cell>
            </table:table-row>
            <table:table-row>
              <table:table-cell office:value-type="float" office:value="44198.4375005787">
                <text:p>44198.4375005787</text:p>
              </table:table-cell>
              <table:table-cell office:value-type="float" office:value="44198.4375005787">
                <text:p>44198.4375005787</text:p>
              </table:table-cell>
              <table:table-cell office:value-type="float" office:value="222923">
                <text:p>222923</text:p>
              </table:table-cell>
            </table:table-row>
            <table:table-row>
              <table:table-cell office:value-type="float" office:value="44198.4444450232">
                <text:p>44198.4444450232</text:p>
              </table:table-cell>
              <table:table-cell office:value-type="float" office:value="44198.4444450232">
                <text:p>44198.4444450232</text:p>
              </table:table-cell>
              <table:table-cell office:value-type="float" office:value="448440">
                <text:p>448440</text:p>
              </table:table-cell>
            </table:table-row>
            <table:table-row>
              <table:table-cell office:value-type="float" office:value="44198.4513894676">
                <text:p>44198.4513894676</text:p>
              </table:table-cell>
              <table:table-cell office:value-type="float" office:value="44198.4513894676">
                <text:p>44198.4513894676</text:p>
              </table:table-cell>
              <table:table-cell office:value-type="float" office:value="267913">
                <text:p>267913</text:p>
              </table:table-cell>
            </table:table-row>
            <table:table-row>
              <table:table-cell office:value-type="float" office:value="44198.458333912">
                <text:p>44198.458333912</text:p>
              </table:table-cell>
              <table:table-cell office:value-type="float" office:value="44198.458333912">
                <text:p>44198.458333912</text:p>
              </table:table-cell>
              <table:table-cell office:value-type="float" office:value="324560">
                <text:p>324560</text:p>
              </table:table-cell>
            </table:table-row>
            <table:table-row>
              <table:table-cell office:value-type="float" office:value="44198.4652783565">
                <text:p>44198.4652783565</text:p>
              </table:table-cell>
              <table:table-cell office:value-type="float" office:value="44198.4652783565">
                <text:p>44198.4652783565</text:p>
              </table:table-cell>
              <table:table-cell office:value-type="float" office:value="342046">
                <text:p>342046</text:p>
              </table:table-cell>
            </table:table-row>
            <table:table-row>
              <table:table-cell office:value-type="float" office:value="44198.4722228009">
                <text:p>44198.4722228009</text:p>
              </table:table-cell>
              <table:table-cell office:value-type="float" office:value="44198.4722228009">
                <text:p>44198.4722228009</text:p>
              </table:table-cell>
              <table:table-cell office:value-type="float" office:value="171507">
                <text:p>171507</text:p>
              </table:table-cell>
            </table:table-row>
            <table:table-row>
              <table:table-cell office:value-type="float" office:value="44198.4791672454">
                <text:p>44198.4791672454</text:p>
              </table:table-cell>
              <table:table-cell office:value-type="float" office:value="44198.4791672454">
                <text:p>44198.4791672454</text:p>
              </table:table-cell>
              <table:table-cell office:value-type="float" office:value="286790">
                <text:p>286790</text:p>
              </table:table-cell>
            </table:table-row>
            <table:table-row>
              <table:table-cell office:value-type="float" office:value="44198.4861116898">
                <text:p>44198.4861116898</text:p>
              </table:table-cell>
              <table:table-cell office:value-type="float" office:value="44198.4861116898">
                <text:p>44198.4861116898</text:p>
              </table:table-cell>
              <table:table-cell office:value-type="float" office:value="346953">
                <text:p>346953</text:p>
              </table:table-cell>
            </table:table-row>
            <table:table-row>
              <table:table-cell office:value-type="float" office:value="44198.4930561343">
                <text:p>44198.4930561343</text:p>
              </table:table-cell>
              <table:table-cell office:value-type="float" office:value="44198.4930561343">
                <text:p>44198.4930561343</text:p>
              </table:table-cell>
              <table:table-cell office:value-type="float" office:value="297582">
                <text:p>297582</text:p>
              </table:table-cell>
            </table:table-row>
            <table:table-row>
              <table:table-cell office:value-type="float" office:value="44198.5000005787">
                <text:p>44198.5000005787</text:p>
              </table:table-cell>
              <table:table-cell office:value-type="float" office:value="44198.5000005787">
                <text:p>44198.5000005787</text:p>
              </table:table-cell>
              <table:table-cell office:value-type="float" office:value="779587">
                <text:p>779587</text:p>
              </table:table-cell>
            </table:table-row>
            <table:table-row>
              <table:table-cell office:value-type="float" office:value="44198.5069450232">
                <text:p>44198.5069450232</text:p>
              </table:table-cell>
              <table:table-cell office:value-type="float" office:value="44198.5069450232">
                <text:p>44198.5069450232</text:p>
              </table:table-cell>
              <table:table-cell office:value-type="float" office:value="416036">
                <text:p>416036</text:p>
              </table:table-cell>
            </table:table-row>
            <table:table-row>
              <table:table-cell office:value-type="float" office:value="44198.5138894676">
                <text:p>44198.5138894676</text:p>
              </table:table-cell>
              <table:table-cell office:value-type="float" office:value="44198.5138894676">
                <text:p>44198.5138894676</text:p>
              </table:table-cell>
              <table:table-cell office:value-type="float" office:value="371955">
                <text:p>371955</text:p>
              </table:table-cell>
            </table:table-row>
            <table:table-row>
              <table:table-cell office:value-type="float" office:value="44198.520833912">
                <text:p>44198.520833912</text:p>
              </table:table-cell>
              <table:table-cell office:value-type="float" office:value="44198.520833912">
                <text:p>44198.520833912</text:p>
              </table:table-cell>
              <table:table-cell office:value-type="float" office:value="557372">
                <text:p>557372</text:p>
              </table:table-cell>
            </table:table-row>
            <table:table-row>
              <table:table-cell office:value-type="float" office:value="44198.5277783565">
                <text:p>44198.5277783565</text:p>
              </table:table-cell>
              <table:table-cell office:value-type="float" office:value="44198.5277783565">
                <text:p>44198.5277783565</text:p>
              </table:table-cell>
              <table:table-cell office:value-type="float" office:value="476234">
                <text:p>476234</text:p>
              </table:table-cell>
            </table:table-row>
            <table:table-row>
              <table:table-cell office:value-type="float" office:value="44198.5347228009">
                <text:p>44198.5347228009</text:p>
              </table:table-cell>
              <table:table-cell office:value-type="float" office:value="44198.5347228009">
                <text:p>44198.5347228009</text:p>
              </table:table-cell>
              <table:table-cell office:value-type="float" office:value="377048">
                <text:p>377048</text:p>
              </table:table-cell>
            </table:table-row>
            <table:table-row>
              <table:table-cell office:value-type="float" office:value="44198.5416672454">
                <text:p>44198.5416672454</text:p>
              </table:table-cell>
              <table:table-cell office:value-type="float" office:value="44198.5416672454">
                <text:p>44198.5416672454</text:p>
              </table:table-cell>
              <table:table-cell office:value-type="float" office:value="117091">
                <text:p>117091</text:p>
              </table:table-cell>
            </table:table-row>
            <table:table-row>
              <table:table-cell office:value-type="float" office:value="44198.5486116898">
                <text:p>44198.5486116898</text:p>
              </table:table-cell>
              <table:table-cell office:value-type="float" office:value="44198.5486116898">
                <text:p>44198.5486116898</text:p>
              </table:table-cell>
              <table:table-cell office:value-type="float" office:value="444633">
                <text:p>444633</text:p>
              </table:table-cell>
            </table:table-row>
            <table:table-row>
              <table:table-cell office:value-type="float" office:value="44198.5555561343">
                <text:p>44198.5555561343</text:p>
              </table:table-cell>
              <table:table-cell office:value-type="float" office:value="44198.5555561343">
                <text:p>44198.5555561343</text:p>
              </table:table-cell>
              <table:table-cell office:value-type="float" office:value="547507">
                <text:p>547507</text:p>
              </table:table-cell>
            </table:table-row>
            <table:table-row>
              <table:table-cell office:value-type="float" office:value="44198.5625005787">
                <text:p>44198.5625005787</text:p>
              </table:table-cell>
              <table:table-cell office:value-type="float" office:value="44198.5625005787">
                <text:p>44198.5625005787</text:p>
              </table:table-cell>
              <table:table-cell office:value-type="float" office:value="485524">
                <text:p>485524</text:p>
              </table:table-cell>
            </table:table-row>
            <table:table-row>
              <table:table-cell office:value-type="float" office:value="44198.5694450232">
                <text:p>44198.5694450232</text:p>
              </table:table-cell>
              <table:table-cell office:value-type="float" office:value="44198.5694450232">
                <text:p>44198.5694450232</text:p>
              </table:table-cell>
              <table:table-cell office:value-type="float" office:value="547314">
                <text:p>547314</text:p>
              </table:table-cell>
            </table:table-row>
            <table:table-row>
              <table:table-cell office:value-type="float" office:value="44198.5763894676">
                <text:p>44198.5763894676</text:p>
              </table:table-cell>
              <table:table-cell office:value-type="float" office:value="44198.5763894676">
                <text:p>44198.5763894676</text:p>
              </table:table-cell>
              <table:table-cell office:value-type="float" office:value="322924">
                <text:p>322924</text:p>
              </table:table-cell>
            </table:table-row>
            <table:table-row>
              <table:table-cell office:value-type="float" office:value="44198.583333912">
                <text:p>44198.583333912</text:p>
              </table:table-cell>
              <table:table-cell office:value-type="float" office:value="44198.583333912">
                <text:p>44198.583333912</text:p>
              </table:table-cell>
              <table:table-cell office:value-type="float" office:value="1092019">
                <text:p>1092019</text:p>
              </table:table-cell>
            </table:table-row>
            <table:table-row>
              <table:table-cell office:value-type="float" office:value="44198.5902783565">
                <text:p>44198.5902783565</text:p>
              </table:table-cell>
              <table:table-cell office:value-type="float" office:value="44198.5902783565">
                <text:p>44198.5902783565</text:p>
              </table:table-cell>
              <table:table-cell office:value-type="float" office:value="199903">
                <text:p>199903</text:p>
              </table:table-cell>
            </table:table-row>
            <table:table-row>
              <table:table-cell office:value-type="float" office:value="44198.5972228009">
                <text:p>44198.5972228009</text:p>
              </table:table-cell>
              <table:table-cell office:value-type="float" office:value="44198.5972228009">
                <text:p>44198.5972228009</text:p>
              </table:table-cell>
              <table:table-cell office:value-type="float" office:value="574129">
                <text:p>574129</text:p>
              </table:table-cell>
            </table:table-row>
            <table:table-row>
              <table:table-cell office:value-type="float" office:value="44198.6041672454">
                <text:p>44198.6041672454</text:p>
              </table:table-cell>
              <table:table-cell office:value-type="float" office:value="44198.6041672454">
                <text:p>44198.6041672454</text:p>
              </table:table-cell>
              <table:table-cell office:value-type="float" office:value="721306">
                <text:p>721306</text:p>
              </table:table-cell>
            </table:table-row>
            <table:table-row>
              <table:table-cell office:value-type="float" office:value="44198.6111116898">
                <text:p>44198.6111116898</text:p>
              </table:table-cell>
              <table:table-cell office:value-type="float" office:value="44198.6111116898">
                <text:p>44198.6111116898</text:p>
              </table:table-cell>
              <table:table-cell office:value-type="float" office:value="808404">
                <text:p>808404</text:p>
              </table:table-cell>
            </table:table-row>
            <table:table-row>
              <table:table-cell office:value-type="float" office:value="44198.6180561343">
                <text:p>44198.6180561343</text:p>
              </table:table-cell>
              <table:table-cell office:value-type="float" office:value="44198.6180561343">
                <text:p>44198.6180561343</text:p>
              </table:table-cell>
              <table:table-cell office:value-type="float" office:value="735837">
                <text:p>735837</text:p>
              </table:table-cell>
            </table:table-row>
            <table:table-row>
              <table:table-cell office:value-type="float" office:value="44198.6250005787">
                <text:p>44198.6250005787</text:p>
              </table:table-cell>
              <table:table-cell office:value-type="float" office:value="44198.6250005787">
                <text:p>44198.6250005787</text:p>
              </table:table-cell>
              <table:table-cell office:value-type="float" office:value="426842">
                <text:p>426842</text:p>
              </table:table-cell>
            </table:table-row>
            <table:table-row>
              <table:table-cell office:value-type="float" office:value="44198.6319450232">
                <text:p>44198.6319450232</text:p>
              </table:table-cell>
              <table:table-cell office:value-type="float" office:value="44198.6319450232">
                <text:p>44198.6319450232</text:p>
              </table:table-cell>
              <table:table-cell office:value-type="float" office:value="213035">
                <text:p>213035</text:p>
              </table:table-cell>
            </table:table-row>
            <table:table-row>
              <table:table-cell office:value-type="float" office:value="44198.6388894676">
                <text:p>44198.6388894676</text:p>
              </table:table-cell>
              <table:table-cell office:value-type="float" office:value="44198.6388894676">
                <text:p>44198.6388894676</text:p>
              </table:table-cell>
              <table:table-cell office:value-type="float" office:value="308223">
                <text:p>308223</text:p>
              </table:table-cell>
            </table:table-row>
            <table:table-row>
              <table:table-cell office:value-type="float" office:value="44198.645833912">
                <text:p>44198.645833912</text:p>
              </table:table-cell>
              <table:table-cell office:value-type="float" office:value="44198.645833912">
                <text:p>44198.645833912</text:p>
              </table:table-cell>
              <table:table-cell office:value-type="float" office:value="473039">
                <text:p>473039</text:p>
              </table:table-cell>
            </table:table-row>
            <table:table-row>
              <table:table-cell office:value-type="float" office:value="44198.6527783565">
                <text:p>44198.6527783565</text:p>
              </table:table-cell>
              <table:table-cell office:value-type="float" office:value="44198.6527783565">
                <text:p>44198.6527783565</text:p>
              </table:table-cell>
              <table:table-cell office:value-type="float" office:value="556375">
                <text:p>556375</text:p>
              </table:table-cell>
            </table:table-row>
            <table:table-row>
              <table:table-cell office:value-type="float" office:value="44198.6597228009">
                <text:p>44198.6597228009</text:p>
              </table:table-cell>
              <table:table-cell office:value-type="float" office:value="44198.6597228009">
                <text:p>44198.6597228009</text:p>
              </table:table-cell>
              <table:table-cell office:value-type="float" office:value="549040">
                <text:p>549040</text:p>
              </table:table-cell>
            </table:table-row>
            <table:table-row>
              <table:table-cell office:value-type="float" office:value="44198.6666672454">
                <text:p>44198.6666672454</text:p>
              </table:table-cell>
              <table:table-cell office:value-type="float" office:value="44198.6666672454">
                <text:p>44198.6666672454</text:p>
              </table:table-cell>
              <table:table-cell office:value-type="float" office:value="780939">
                <text:p>780939</text:p>
              </table:table-cell>
            </table:table-row>
            <table:table-row>
              <table:table-cell office:value-type="float" office:value="44198.6736116898">
                <text:p>44198.6736116898</text:p>
              </table:table-cell>
              <table:table-cell office:value-type="float" office:value="44198.6736116898">
                <text:p>44198.6736116898</text:p>
              </table:table-cell>
              <table:table-cell office:value-type="float" office:value="516135">
                <text:p>516135</text:p>
              </table:table-cell>
            </table:table-row>
            <table:table-row>
              <table:table-cell office:value-type="float" office:value="44198.6805561343">
                <text:p>44198.6805561343</text:p>
              </table:table-cell>
              <table:table-cell office:value-type="float" office:value="44198.6805561343">
                <text:p>44198.6805561343</text:p>
              </table:table-cell>
              <table:table-cell office:value-type="float" office:value="522682">
                <text:p>522682</text:p>
              </table:table-cell>
            </table:table-row>
            <table:table-row>
              <table:table-cell office:value-type="float" office:value="44198.6875005787">
                <text:p>44198.6875005787</text:p>
              </table:table-cell>
              <table:table-cell office:value-type="float" office:value="44198.6875005787">
                <text:p>44198.6875005787</text:p>
              </table:table-cell>
              <table:table-cell office:value-type="float" office:value="255543">
                <text:p>255543</text:p>
              </table:table-cell>
            </table:table-row>
            <table:table-row>
              <table:table-cell office:value-type="float" office:value="44198.6944450232">
                <text:p>44198.6944450232</text:p>
              </table:table-cell>
              <table:table-cell office:value-type="float" office:value="44198.6944450232">
                <text:p>44198.6944450232</text:p>
              </table:table-cell>
              <table:table-cell office:value-type="float" office:value="621437">
                <text:p>621437</text:p>
              </table:table-cell>
            </table:table-row>
            <table:table-row>
              <table:table-cell office:value-type="float" office:value="44198.7013894676">
                <text:p>44198.7013894676</text:p>
              </table:table-cell>
              <table:table-cell office:value-type="float" office:value="44198.7013894676">
                <text:p>44198.7013894676</text:p>
              </table:table-cell>
              <table:table-cell office:value-type="float" office:value="737701">
                <text:p>737701</text:p>
              </table:table-cell>
            </table:table-row>
            <table:table-row>
              <table:table-cell office:value-type="float" office:value="44198.708333912">
                <text:p>44198.708333912</text:p>
              </table:table-cell>
              <table:table-cell office:value-type="float" office:value="44198.708333912">
                <text:p>44198.708333912</text:p>
              </table:table-cell>
              <table:table-cell office:value-type="float" office:value="167441">
                <text:p>167441</text:p>
              </table:table-cell>
            </table:table-row>
            <table:table-row>
              <table:table-cell office:value-type="float" office:value="44198.7152783565">
                <text:p>44198.7152783565</text:p>
              </table:table-cell>
              <table:table-cell office:value-type="float" office:value="44198.7152783565">
                <text:p>44198.7152783565</text:p>
              </table:table-cell>
              <table:table-cell office:value-type="float" office:value="585977">
                <text:p>585977</text:p>
              </table:table-cell>
            </table:table-row>
            <table:table-row>
              <table:table-cell office:value-type="float" office:value="44198.7222228009">
                <text:p>44198.7222228009</text:p>
              </table:table-cell>
              <table:table-cell office:value-type="float" office:value="44198.7222228009">
                <text:p>44198.7222228009</text:p>
              </table:table-cell>
              <table:table-cell office:value-type="float" office:value="668247">
                <text:p>668247</text:p>
              </table:table-cell>
            </table:table-row>
            <table:table-row>
              <table:table-cell office:value-type="float" office:value="44198.7291672454">
                <text:p>44198.7291672454</text:p>
              </table:table-cell>
              <table:table-cell office:value-type="float" office:value="44198.7291672454">
                <text:p>44198.7291672454</text:p>
              </table:table-cell>
              <table:table-cell office:value-type="float" office:value="415742">
                <text:p>415742</text:p>
              </table:table-cell>
            </table:table-row>
            <table:table-row>
              <table:table-cell office:value-type="float" office:value="44198.7361116898">
                <text:p>44198.7361116898</text:p>
              </table:table-cell>
              <table:table-cell office:value-type="float" office:value="44198.7361116898">
                <text:p>44198.7361116898</text:p>
              </table:table-cell>
              <table:table-cell office:value-type="float" office:value="727229">
                <text:p>727229</text:p>
              </table:table-cell>
            </table:table-row>
            <table:table-row>
              <table:table-cell office:value-type="float" office:value="44198.7430561343">
                <text:p>44198.7430561343</text:p>
              </table:table-cell>
              <table:table-cell office:value-type="float" office:value="44198.7430561343">
                <text:p>44198.7430561343</text:p>
              </table:table-cell>
              <table:table-cell office:value-type="float" office:value="338148">
                <text:p>338148</text:p>
              </table:table-cell>
            </table:table-row>
            <table:table-row>
              <table:table-cell office:value-type="float" office:value="44198.7500005787">
                <text:p>44198.7500005787</text:p>
              </table:table-cell>
              <table:table-cell office:value-type="float" office:value="44198.7500005787">
                <text:p>44198.7500005787</text:p>
              </table:table-cell>
              <table:table-cell office:value-type="float" office:value="398395">
                <text:p>398395</text:p>
              </table:table-cell>
            </table:table-row>
            <table:table-row>
              <table:table-cell office:value-type="float" office:value="44198.7569450232">
                <text:p>44198.7569450232</text:p>
              </table:table-cell>
              <table:table-cell office:value-type="float" office:value="44198.7569450232">
                <text:p>44198.7569450232</text:p>
              </table:table-cell>
              <table:table-cell office:value-type="float" office:value="677948">
                <text:p>677948</text:p>
              </table:table-cell>
            </table:table-row>
            <table:table-row>
              <table:table-cell office:value-type="float" office:value="44198.7638894676">
                <text:p>44198.7638894676</text:p>
              </table:table-cell>
              <table:table-cell office:value-type="float" office:value="44198.7638894676">
                <text:p>44198.7638894676</text:p>
              </table:table-cell>
              <table:table-cell office:value-type="float" office:value="653787">
                <text:p>653787</text:p>
              </table:table-cell>
            </table:table-row>
            <table:table-row>
              <table:table-cell office:value-type="float" office:value="44198.770833912">
                <text:p>44198.770833912</text:p>
              </table:table-cell>
              <table:table-cell office:value-type="float" office:value="44198.770833912">
                <text:p>44198.770833912</text:p>
              </table:table-cell>
              <table:table-cell office:value-type="float" office:value="650538">
                <text:p>650538</text:p>
              </table:table-cell>
            </table:table-row>
            <table:table-row>
              <table:table-cell office:value-type="float" office:value="44198.7777783565">
                <text:p>44198.7777783565</text:p>
              </table:table-cell>
              <table:table-cell office:value-type="float" office:value="44198.7777783565">
                <text:p>44198.7777783565</text:p>
              </table:table-cell>
              <table:table-cell office:value-type="float" office:value="662722">
                <text:p>662722</text:p>
              </table:table-cell>
            </table:table-row>
            <table:table-row>
              <table:table-cell office:value-type="float" office:value="44198.7847228009">
                <text:p>44198.7847228009</text:p>
              </table:table-cell>
              <table:table-cell office:value-type="float" office:value="44198.7847228009">
                <text:p>44198.7847228009</text:p>
              </table:table-cell>
              <table:table-cell office:value-type="float" office:value="751391">
                <text:p>751391</text:p>
              </table:table-cell>
            </table:table-row>
            <table:table-row>
              <table:table-cell office:value-type="float" office:value="44198.7916672454">
                <text:p>44198.7916672454</text:p>
              </table:table-cell>
              <table:table-cell office:value-type="float" office:value="44198.7916672454">
                <text:p>44198.7916672454</text:p>
              </table:table-cell>
              <table:table-cell office:value-type="float" office:value="684967">
                <text:p>684967</text:p>
              </table:table-cell>
            </table:table-row>
            <table:table-row>
              <table:table-cell office:value-type="float" office:value="44198.7986116898">
                <text:p>44198.7986116898</text:p>
              </table:table-cell>
              <table:table-cell office:value-type="float" office:value="44198.7986116898">
                <text:p>44198.7986116898</text:p>
              </table:table-cell>
              <table:table-cell office:value-type="float" office:value="494758">
                <text:p>494758</text:p>
              </table:table-cell>
            </table:table-row>
            <table:table-row>
              <table:table-cell office:value-type="float" office:value="44198.8055561343">
                <text:p>44198.8055561343</text:p>
              </table:table-cell>
              <table:table-cell office:value-type="float" office:value="44198.8055561343">
                <text:p>44198.8055561343</text:p>
              </table:table-cell>
              <table:table-cell office:value-type="float" office:value="500284">
                <text:p>500284</text:p>
              </table:table-cell>
            </table:table-row>
            <table:table-row>
              <table:table-cell office:value-type="float" office:value="44198.8125005787">
                <text:p>44198.8125005787</text:p>
              </table:table-cell>
              <table:table-cell office:value-type="float" office:value="44198.8125005787">
                <text:p>44198.8125005787</text:p>
              </table:table-cell>
              <table:table-cell office:value-type="float" office:value="775128">
                <text:p>775128</text:p>
              </table:table-cell>
            </table:table-row>
            <table:table-row>
              <table:table-cell office:value-type="float" office:value="44198.8194450232">
                <text:p>44198.8194450232</text:p>
              </table:table-cell>
              <table:table-cell office:value-type="float" office:value="44198.8194450232">
                <text:p>44198.8194450232</text:p>
              </table:table-cell>
              <table:table-cell office:value-type="float" office:value="276588">
                <text:p>276588</text:p>
              </table:table-cell>
            </table:table-row>
            <table:table-row>
              <table:table-cell office:value-type="float" office:value="44198.8263894676">
                <text:p>44198.8263894676</text:p>
              </table:table-cell>
              <table:table-cell office:value-type="float" office:value="44198.8263894676">
                <text:p>44198.8263894676</text:p>
              </table:table-cell>
              <table:table-cell office:value-type="float" office:value="798363">
                <text:p>798363</text:p>
              </table:table-cell>
            </table:table-row>
            <table:table-row>
              <table:table-cell office:value-type="float" office:value="44198.833333912">
                <text:p>44198.833333912</text:p>
              </table:table-cell>
              <table:table-cell office:value-type="float" office:value="44198.833333912">
                <text:p>44198.833333912</text:p>
              </table:table-cell>
              <table:table-cell office:value-type="float" office:value="815767">
                <text:p>815767</text:p>
              </table:table-cell>
            </table:table-row>
            <table:table-row>
              <table:table-cell office:value-type="float" office:value="44198.8402783565">
                <text:p>44198.8402783565</text:p>
              </table:table-cell>
              <table:table-cell office:value-type="float" office:value="44198.8402783565">
                <text:p>44198.8402783565</text:p>
              </table:table-cell>
              <table:table-cell office:value-type="float" office:value="873728">
                <text:p>873728</text:p>
              </table:table-cell>
            </table:table-row>
            <table:table-row>
              <table:table-cell office:value-type="float" office:value="44198.8472228009">
                <text:p>44198.8472228009</text:p>
              </table:table-cell>
              <table:table-cell office:value-type="float" office:value="44198.8472228009">
                <text:p>44198.8472228009</text:p>
              </table:table-cell>
              <table:table-cell office:value-type="float" office:value="792746">
                <text:p>792746</text:p>
              </table:table-cell>
            </table:table-row>
            <table:table-row>
              <table:table-cell office:value-type="float" office:value="44198.8541672454">
                <text:p>44198.8541672454</text:p>
              </table:table-cell>
              <table:table-cell office:value-type="float" office:value="44198.8541672454">
                <text:p>44198.8541672454</text:p>
              </table:table-cell>
              <table:table-cell office:value-type="float" office:value="347205">
                <text:p>347205</text:p>
              </table:table-cell>
            </table:table-row>
            <table:table-row>
              <table:table-cell office:value-type="float" office:value="44198.8611116898">
                <text:p>44198.8611116898</text:p>
              </table:table-cell>
              <table:table-cell office:value-type="float" office:value="44198.8611116898">
                <text:p>44198.8611116898</text:p>
              </table:table-cell>
              <table:table-cell office:value-type="float" office:value="710856">
                <text:p>710856</text:p>
              </table:table-cell>
            </table:table-row>
            <table:table-row>
              <table:table-cell office:value-type="float" office:value="44198.8680561343">
                <text:p>44198.8680561343</text:p>
              </table:table-cell>
              <table:table-cell office:value-type="float" office:value="44198.8680561343">
                <text:p>44198.8680561343</text:p>
              </table:table-cell>
              <table:table-cell office:value-type="float" office:value="865209">
                <text:p>865209</text:p>
              </table:table-cell>
            </table:table-row>
            <table:table-row>
              <table:table-cell office:value-type="float" office:value="44198.8750005787">
                <text:p>44198.8750005787</text:p>
              </table:table-cell>
              <table:table-cell office:value-type="float" office:value="44198.8750005787">
                <text:p>44198.8750005787</text:p>
              </table:table-cell>
              <table:table-cell office:value-type="float" office:value="310105">
                <text:p>310105</text:p>
              </table:table-cell>
            </table:table-row>
            <table:table-row>
              <table:table-cell office:value-type="float" office:value="44198.8819450232">
                <text:p>44198.8819450232</text:p>
              </table:table-cell>
              <table:table-cell office:value-type="float" office:value="44198.8819450232">
                <text:p>44198.8819450232</text:p>
              </table:table-cell>
              <table:table-cell office:value-type="float" office:value="771271">
                <text:p>771271</text:p>
              </table:table-cell>
            </table:table-row>
            <table:table-row>
              <table:table-cell office:value-type="float" office:value="44198.8888894676">
                <text:p>44198.8888894676</text:p>
              </table:table-cell>
              <table:table-cell office:value-type="float" office:value="44198.8888894676">
                <text:p>44198.8888894676</text:p>
              </table:table-cell>
              <table:table-cell office:value-type="float" office:value="383787">
                <text:p>383787</text:p>
              </table:table-cell>
            </table:table-row>
            <table:table-row>
              <table:table-cell office:value-type="float" office:value="44198.895833912">
                <text:p>44198.895833912</text:p>
              </table:table-cell>
              <table:table-cell office:value-type="float" office:value="44198.895833912">
                <text:p>44198.895833912</text:p>
              </table:table-cell>
              <table:table-cell office:value-type="float" office:value="445283">
                <text:p>445283</text:p>
              </table:table-cell>
            </table:table-row>
            <table:table-row>
              <table:table-cell office:value-type="float" office:value="44198.9027783565">
                <text:p>44198.9027783565</text:p>
              </table:table-cell>
              <table:table-cell office:value-type="float" office:value="44198.9027783565">
                <text:p>44198.9027783565</text:p>
              </table:table-cell>
              <table:table-cell office:value-type="float" office:value="334773">
                <text:p>334773</text:p>
              </table:table-cell>
            </table:table-row>
            <table:table-row>
              <table:table-cell office:value-type="float" office:value="44198.9097228009">
                <text:p>44198.9097228009</text:p>
              </table:table-cell>
              <table:table-cell office:value-type="float" office:value="44198.9097228009">
                <text:p>44198.9097228009</text:p>
              </table:table-cell>
              <table:table-cell office:value-type="float" office:value="687464">
                <text:p>687464</text:p>
              </table:table-cell>
            </table:table-row>
            <table:table-row>
              <table:table-cell office:value-type="float" office:value="44198.9166672454">
                <text:p>44198.9166672454</text:p>
              </table:table-cell>
              <table:table-cell office:value-type="float" office:value="44198.9166672454">
                <text:p>44198.9166672454</text:p>
              </table:table-cell>
              <table:table-cell office:value-type="float" office:value="460378">
                <text:p>460378</text:p>
              </table:table-cell>
            </table:table-row>
            <table:table-row>
              <table:table-cell office:value-type="float" office:value="44198.9236116898">
                <text:p>44198.9236116898</text:p>
              </table:table-cell>
              <table:table-cell office:value-type="float" office:value="44198.9236116898">
                <text:p>44198.9236116898</text:p>
              </table:table-cell>
              <table:table-cell office:value-type="float" office:value="455516">
                <text:p>455516</text:p>
              </table:table-cell>
            </table:table-row>
            <table:table-row>
              <table:table-cell office:value-type="float" office:value="44198.9305561343">
                <text:p>44198.9305561343</text:p>
              </table:table-cell>
              <table:table-cell office:value-type="float" office:value="44198.9305561343">
                <text:p>44198.9305561343</text:p>
              </table:table-cell>
              <table:table-cell office:value-type="float" office:value="559815">
                <text:p>559815</text:p>
              </table:table-cell>
            </table:table-row>
            <table:table-row>
              <table:table-cell office:value-type="float" office:value="44198.9375005787">
                <text:p>44198.9375005787</text:p>
              </table:table-cell>
              <table:table-cell office:value-type="float" office:value="44198.9375005787">
                <text:p>44198.9375005787</text:p>
              </table:table-cell>
              <table:table-cell office:value-type="float" office:value="576323">
                <text:p>576323</text:p>
              </table:table-cell>
            </table:table-row>
            <table:table-row>
              <table:table-cell office:value-type="float" office:value="44198.9444450232">
                <text:p>44198.9444450232</text:p>
              </table:table-cell>
              <table:table-cell office:value-type="float" office:value="44198.9444450232">
                <text:p>44198.9444450232</text:p>
              </table:table-cell>
              <table:table-cell office:value-type="float" office:value="471521">
                <text:p>471521</text:p>
              </table:table-cell>
            </table:table-row>
            <table:table-row>
              <table:table-cell office:value-type="float" office:value="44198.9513894676">
                <text:p>44198.9513894676</text:p>
              </table:table-cell>
              <table:table-cell office:value-type="float" office:value="44198.9513894676">
                <text:p>44198.9513894676</text:p>
              </table:table-cell>
              <table:table-cell office:value-type="float" office:value="744550">
                <text:p>744550</text:p>
              </table:table-cell>
            </table:table-row>
            <table:table-row>
              <table:table-cell office:value-type="float" office:value="44198.958333912">
                <text:p>44198.958333912</text:p>
              </table:table-cell>
              <table:table-cell office:value-type="float" office:value="44198.958333912">
                <text:p>44198.958333912</text:p>
              </table:table-cell>
              <table:table-cell office:value-type="float" office:value="389534">
                <text:p>389534</text:p>
              </table:table-cell>
            </table:table-row>
            <table:table-row>
              <table:table-cell office:value-type="float" office:value="44198.9652783565">
                <text:p>44198.9652783565</text:p>
              </table:table-cell>
              <table:table-cell office:value-type="float" office:value="44198.9652783565">
                <text:p>44198.9652783565</text:p>
              </table:table-cell>
              <table:table-cell office:value-type="float" office:value="619858">
                <text:p>619858</text:p>
              </table:table-cell>
            </table:table-row>
            <table:table-row>
              <table:table-cell office:value-type="float" office:value="44198.9722228009">
                <text:p>44198.9722228009</text:p>
              </table:table-cell>
              <table:table-cell office:value-type="float" office:value="44198.9722228009">
                <text:p>44198.9722228009</text:p>
              </table:table-cell>
              <table:table-cell office:value-type="float" office:value="541043">
                <text:p>541043</text:p>
              </table:table-cell>
            </table:table-row>
            <table:table-row>
              <table:table-cell office:value-type="float" office:value="44198.9791672454">
                <text:p>44198.9791672454</text:p>
              </table:table-cell>
              <table:table-cell office:value-type="float" office:value="44198.9791672454">
                <text:p>44198.9791672454</text:p>
              </table:table-cell>
              <table:table-cell office:value-type="float" office:value="399503">
                <text:p>399503</text:p>
              </table:table-cell>
            </table:table-row>
            <table:table-row>
              <table:table-cell office:value-type="float" office:value="44198.9861116898">
                <text:p>44198.9861116898</text:p>
              </table:table-cell>
              <table:table-cell office:value-type="float" office:value="44198.9861116898">
                <text:p>44198.9861116898</text:p>
              </table:table-cell>
              <table:table-cell office:value-type="float" office:value="293594">
                <text:p>293594</text:p>
              </table:table-cell>
            </table:table-row>
            <table:table-row>
              <table:table-cell office:value-type="float" office:value="44198.9930561343">
                <text:p>44198.9930561343</text:p>
              </table:table-cell>
              <table:table-cell office:value-type="float" office:value="44198.9930561343">
                <text:p>44198.9930561343</text:p>
              </table:table-cell>
              <table:table-cell office:value-type="float" office:value="610166">
                <text:p>610166</text:p>
              </table:table-cell>
            </table:table-row>
            <table:table-row>
              <table:table-cell office:value-type="float" office:value="44199.0000005787">
                <text:p>44199.0000005787</text:p>
              </table:table-cell>
              <table:table-cell office:value-type="float" office:value="44199.0000005787">
                <text:p>44199.0000005787</text:p>
              </table:table-cell>
              <table:table-cell office:value-type="float" office:value="745248">
                <text:p>745248</text:p>
              </table:table-cell>
            </table:table-row>
            <table:table-row>
              <table:table-cell office:value-type="float" office:value="44199.0069450232">
                <text:p>44199.0069450232</text:p>
              </table:table-cell>
              <table:table-cell office:value-type="float" office:value="44199.0069450232">
                <text:p>44199.0069450232</text:p>
              </table:table-cell>
              <table:table-cell office:value-type="float" office:value="492384">
                <text:p>492384</text:p>
              </table:table-cell>
            </table:table-row>
            <table:table-row>
              <table:table-cell office:value-type="float" office:value="44199.0138894676">
                <text:p>44199.0138894676</text:p>
              </table:table-cell>
              <table:table-cell office:value-type="float" office:value="44199.0138894676">
                <text:p>44199.0138894676</text:p>
              </table:table-cell>
              <table:table-cell office:value-type="float" office:value="590167">
                <text:p>590167</text:p>
              </table:table-cell>
            </table:table-row>
            <table:table-row>
              <table:table-cell office:value-type="float" office:value="44199.020833912">
                <text:p>44199.020833912</text:p>
              </table:table-cell>
              <table:table-cell office:value-type="float" office:value="44199.020833912">
                <text:p>44199.020833912</text:p>
              </table:table-cell>
              <table:table-cell office:value-type="float" office:value="404149">
                <text:p>404149</text:p>
              </table:table-cell>
            </table:table-row>
            <table:table-row>
              <table:table-cell office:value-type="float" office:value="44199.0277783565">
                <text:p>44199.0277783565</text:p>
              </table:table-cell>
              <table:table-cell office:value-type="float" office:value="44199.0277783565">
                <text:p>44199.0277783565</text:p>
              </table:table-cell>
              <table:table-cell office:value-type="float" office:value="175416">
                <text:p>175416</text:p>
              </table:table-cell>
            </table:table-row>
            <table:table-row>
              <table:table-cell office:value-type="float" office:value="44199.0347228009">
                <text:p>44199.0347228009</text:p>
              </table:table-cell>
              <table:table-cell office:value-type="float" office:value="44199.0347228009">
                <text:p>44199.0347228009</text:p>
              </table:table-cell>
              <table:table-cell office:value-type="float" office:value="281996">
                <text:p>281996</text:p>
              </table:table-cell>
            </table:table-row>
            <table:table-row>
              <table:table-cell office:value-type="float" office:value="44199.0416672454">
                <text:p>44199.0416672454</text:p>
              </table:table-cell>
              <table:table-cell office:value-type="float" office:value="44199.0416672454">
                <text:p>44199.0416672454</text:p>
              </table:table-cell>
              <table:table-cell office:value-type="float" office:value="499982">
                <text:p>499982</text:p>
              </table:table-cell>
            </table:table-row>
            <table:table-row>
              <table:table-cell office:value-type="float" office:value="44199.0486116898">
                <text:p>44199.0486116898</text:p>
              </table:table-cell>
              <table:table-cell office:value-type="float" office:value="44199.0486116898">
                <text:p>44199.0486116898</text:p>
              </table:table-cell>
              <table:table-cell office:value-type="float" office:value="453697">
                <text:p>453697</text:p>
              </table:table-cell>
            </table:table-row>
            <table:table-row>
              <table:table-cell office:value-type="float" office:value="44199.0555561343">
                <text:p>44199.0555561343</text:p>
              </table:table-cell>
              <table:table-cell office:value-type="float" office:value="44199.0555561343">
                <text:p>44199.0555561343</text:p>
              </table:table-cell>
              <table:table-cell office:value-type="float" office:value="541642">
                <text:p>541642</text:p>
              </table:table-cell>
            </table:table-row>
            <table:table-row>
              <table:table-cell office:value-type="float" office:value="44199.0625005787">
                <text:p>44199.0625005787</text:p>
              </table:table-cell>
              <table:table-cell office:value-type="float" office:value="44199.0625005787">
                <text:p>44199.0625005787</text:p>
              </table:table-cell>
              <table:table-cell office:value-type="float" office:value="548138">
                <text:p>548138</text:p>
              </table:table-cell>
            </table:table-row>
            <table:table-row>
              <table:table-cell office:value-type="float" office:value="44199.0694450232">
                <text:p>44199.0694450232</text:p>
              </table:table-cell>
              <table:table-cell office:value-type="float" office:value="44199.0694450232">
                <text:p>44199.0694450232</text:p>
              </table:table-cell>
              <table:table-cell office:value-type="float" office:value="184460">
                <text:p>184460</text:p>
              </table:table-cell>
            </table:table-row>
            <table:table-row>
              <table:table-cell office:value-type="float" office:value="44199.0763894676">
                <text:p>44199.0763894676</text:p>
              </table:table-cell>
              <table:table-cell office:value-type="float" office:value="44199.0763894676">
                <text:p>44199.0763894676</text:p>
              </table:table-cell>
              <table:table-cell office:value-type="float" office:value="644144">
                <text:p>644144</text:p>
              </table:table-cell>
            </table:table-row>
            <table:table-row>
              <table:table-cell office:value-type="float" office:value="44199.083333912">
                <text:p>44199.083333912</text:p>
              </table:table-cell>
              <table:table-cell office:value-type="float" office:value="44199.083333912">
                <text:p>44199.083333912</text:p>
              </table:table-cell>
              <table:table-cell office:value-type="float" office:value="390067">
                <text:p>390067</text:p>
              </table:table-cell>
            </table:table-row>
            <table:table-row>
              <table:table-cell office:value-type="float" office:value="44199.0902783565">
                <text:p>44199.0902783565</text:p>
              </table:table-cell>
              <table:table-cell office:value-type="float" office:value="44199.0902783565">
                <text:p>44199.0902783565</text:p>
              </table:table-cell>
              <table:table-cell office:value-type="float" office:value="351460">
                <text:p>351460</text:p>
              </table:table-cell>
            </table:table-row>
            <table:table-row>
              <table:table-cell office:value-type="float" office:value="44199.0972228009">
                <text:p>44199.0972228009</text:p>
              </table:table-cell>
              <table:table-cell office:value-type="float" office:value="44199.0972228009">
                <text:p>44199.0972228009</text:p>
              </table:table-cell>
              <table:table-cell office:value-type="float" office:value="632139">
                <text:p>632139</text:p>
              </table:table-cell>
            </table:table-row>
            <table:table-row>
              <table:table-cell office:value-type="float" office:value="44199.1041672454">
                <text:p>44199.1041672454</text:p>
              </table:table-cell>
              <table:table-cell office:value-type="float" office:value="44199.1041672454">
                <text:p>44199.1041672454</text:p>
              </table:table-cell>
              <table:table-cell office:value-type="float" office:value="192419">
                <text:p>192419</text:p>
              </table:table-cell>
            </table:table-row>
            <table:table-row>
              <table:table-cell office:value-type="float" office:value="44199.1111116898">
                <text:p>44199.1111116898</text:p>
              </table:table-cell>
              <table:table-cell office:value-type="float" office:value="44199.1111116898">
                <text:p>44199.1111116898</text:p>
              </table:table-cell>
              <table:table-cell office:value-type="float" office:value="367243">
                <text:p>367243</text:p>
              </table:table-cell>
            </table:table-row>
            <table:table-row>
              <table:table-cell office:value-type="float" office:value="44199.1180561343">
                <text:p>44199.1180561343</text:p>
              </table:table-cell>
              <table:table-cell office:value-type="float" office:value="44199.1180561343">
                <text:p>44199.1180561343</text:p>
              </table:table-cell>
              <table:table-cell office:value-type="float" office:value="460888">
                <text:p>460888</text:p>
              </table:table-cell>
            </table:table-row>
            <table:table-row>
              <table:table-cell office:value-type="float" office:value="44199.1250005787">
                <text:p>44199.1250005787</text:p>
              </table:table-cell>
              <table:table-cell office:value-type="float" office:value="44199.1250005787">
                <text:p>44199.1250005787</text:p>
              </table:table-cell>
              <table:table-cell office:value-type="float" office:value="525885">
                <text:p>525885</text:p>
              </table:table-cell>
            </table:table-row>
            <table:table-row>
              <table:table-cell office:value-type="float" office:value="44199.1319450232">
                <text:p>44199.1319450232</text:p>
              </table:table-cell>
              <table:table-cell office:value-type="float" office:value="44199.1319450232">
                <text:p>44199.1319450232</text:p>
              </table:table-cell>
              <table:table-cell office:value-type="float" office:value="233581">
                <text:p>233581</text:p>
              </table:table-cell>
            </table:table-row>
            <table:table-row>
              <table:table-cell office:value-type="float" office:value="44199.1388894676">
                <text:p>44199.1388894676</text:p>
              </table:table-cell>
              <table:table-cell office:value-type="float" office:value="44199.1388894676">
                <text:p>44199.1388894676</text:p>
              </table:table-cell>
              <table:table-cell office:value-type="float" office:value="462367">
                <text:p>462367</text:p>
              </table:table-cell>
            </table:table-row>
            <table:table-row>
              <table:table-cell office:value-type="float" office:value="44199.145833912">
                <text:p>44199.145833912</text:p>
              </table:table-cell>
              <table:table-cell office:value-type="float" office:value="44199.145833912">
                <text:p>44199.145833912</text:p>
              </table:table-cell>
              <table:table-cell office:value-type="float" office:value="644539">
                <text:p>644539</text:p>
              </table:table-cell>
            </table:table-row>
            <table:table-row>
              <table:table-cell office:value-type="float" office:value="44199.1527783565">
                <text:p>44199.1527783565</text:p>
              </table:table-cell>
              <table:table-cell office:value-type="float" office:value="44199.1527783565">
                <text:p>44199.1527783565</text:p>
              </table:table-cell>
              <table:table-cell office:value-type="float" office:value="166076">
                <text:p>166076</text:p>
              </table:table-cell>
            </table:table-row>
            <table:table-row>
              <table:table-cell office:value-type="float" office:value="44199.1597228009">
                <text:p>44199.1597228009</text:p>
              </table:table-cell>
              <table:table-cell office:value-type="float" office:value="44199.1597228009">
                <text:p>44199.1597228009</text:p>
              </table:table-cell>
              <table:table-cell office:value-type="float" office:value="470761">
                <text:p>470761</text:p>
              </table:table-cell>
            </table:table-row>
            <table:table-row>
              <table:table-cell office:value-type="float" office:value="44199.1666672454">
                <text:p>44199.1666672454</text:p>
              </table:table-cell>
              <table:table-cell office:value-type="float" office:value="44199.1666672454">
                <text:p>44199.1666672454</text:p>
              </table:table-cell>
              <table:table-cell office:value-type="float" office:value="156356">
                <text:p>156356</text:p>
              </table:table-cell>
            </table:table-row>
            <table:table-row>
              <table:table-cell office:value-type="float" office:value="44199.1736116898">
                <text:p>44199.1736116898</text:p>
              </table:table-cell>
              <table:table-cell office:value-type="float" office:value="44199.1736116898">
                <text:p>44199.1736116898</text:p>
              </table:table-cell>
              <table:table-cell office:value-type="float" office:value="388452">
                <text:p>388452</text:p>
              </table:table-cell>
            </table:table-row>
            <table:table-row>
              <table:table-cell office:value-type="float" office:value="44199.1805561343">
                <text:p>44199.1805561343</text:p>
              </table:table-cell>
              <table:table-cell office:value-type="float" office:value="44199.1805561343">
                <text:p>44199.1805561343</text:p>
              </table:table-cell>
              <table:table-cell office:value-type="float" office:value="230010">
                <text:p>230010</text:p>
              </table:table-cell>
            </table:table-row>
            <table:table-row>
              <table:table-cell office:value-type="float" office:value="44199.1875005787">
                <text:p>44199.1875005787</text:p>
              </table:table-cell>
              <table:table-cell office:value-type="float" office:value="44199.1875005787">
                <text:p>44199.1875005787</text:p>
              </table:table-cell>
              <table:table-cell office:value-type="float" office:value="228315">
                <text:p>228315</text:p>
              </table:table-cell>
            </table:table-row>
            <table:table-row>
              <table:table-cell office:value-type="float" office:value="44199.1944450232">
                <text:p>44199.1944450232</text:p>
              </table:table-cell>
              <table:table-cell office:value-type="float" office:value="44199.1944450232">
                <text:p>44199.1944450232</text:p>
              </table:table-cell>
              <table:table-cell office:value-type="float" office:value="232344">
                <text:p>232344</text:p>
              </table:table-cell>
            </table:table-row>
            <table:table-row>
              <table:table-cell office:value-type="float" office:value="44199.2013894676">
                <text:p>44199.2013894676</text:p>
              </table:table-cell>
              <table:table-cell office:value-type="float" office:value="44199.2013894676">
                <text:p>44199.2013894676</text:p>
              </table:table-cell>
              <table:table-cell office:value-type="float" office:value="227081">
                <text:p>227081</text:p>
              </table:table-cell>
            </table:table-row>
            <table:table-row>
              <table:table-cell office:value-type="float" office:value="44199.208333912">
                <text:p>44199.208333912</text:p>
              </table:table-cell>
              <table:table-cell office:value-type="float" office:value="44199.208333912">
                <text:p>44199.208333912</text:p>
              </table:table-cell>
              <table:table-cell office:value-type="float" office:value="160856">
                <text:p>160856</text:p>
              </table:table-cell>
            </table:table-row>
            <table:table-row>
              <table:table-cell office:value-type="float" office:value="44199.2152783565">
                <text:p>44199.2152783565</text:p>
              </table:table-cell>
              <table:table-cell office:value-type="float" office:value="44199.2152783565">
                <text:p>44199.2152783565</text:p>
              </table:table-cell>
              <table:table-cell office:value-type="float" office:value="294695">
                <text:p>294695</text:p>
              </table:table-cell>
            </table:table-row>
            <table:table-row>
              <table:table-cell office:value-type="float" office:value="44199.2222228009">
                <text:p>44199.2222228009</text:p>
              </table:table-cell>
              <table:table-cell office:value-type="float" office:value="44199.2222228009">
                <text:p>44199.2222228009</text:p>
              </table:table-cell>
              <table:table-cell office:value-type="float" office:value="146065">
                <text:p>146065</text:p>
              </table:table-cell>
            </table:table-row>
            <table:table-row>
              <table:table-cell office:value-type="float" office:value="44199.2291672454">
                <text:p>44199.2291672454</text:p>
              </table:table-cell>
              <table:table-cell office:value-type="float" office:value="44199.2291672454">
                <text:p>44199.2291672454</text:p>
              </table:table-cell>
              <table:table-cell office:value-type="float" office:value="78114">
                <text:p>78114</text:p>
              </table:table-cell>
            </table:table-row>
            <table:table-row>
              <table:table-cell office:value-type="float" office:value="44199.2361116898">
                <text:p>44199.2361116898</text:p>
              </table:table-cell>
              <table:table-cell office:value-type="float" office:value="44199.2361116898">
                <text:p>44199.2361116898</text:p>
              </table:table-cell>
              <table:table-cell office:value-type="float" office:value="290552">
                <text:p>290552</text:p>
              </table:table-cell>
            </table:table-row>
            <table:table-row>
              <table:table-cell office:value-type="float" office:value="44199.2430561343">
                <text:p>44199.2430561343</text:p>
              </table:table-cell>
              <table:table-cell office:value-type="float" office:value="44199.2430561343">
                <text:p>44199.2430561343</text:p>
              </table:table-cell>
              <table:table-cell office:value-type="float" office:value="478654">
                <text:p>478654</text:p>
              </table:table-cell>
            </table:table-row>
            <table:table-row>
              <table:table-cell office:value-type="float" office:value="44199.2500005787">
                <text:p>44199.2500005787</text:p>
              </table:table-cell>
              <table:table-cell office:value-type="float" office:value="44199.2500005787">
                <text:p>44199.2500005787</text:p>
              </table:table-cell>
              <table:table-cell office:value-type="float" office:value="77923">
                <text:p>77923</text:p>
              </table:table-cell>
            </table:table-row>
            <table:table-row>
              <table:table-cell office:value-type="float" office:value="44199.2569450232">
                <text:p>44199.2569450232</text:p>
              </table:table-cell>
              <table:table-cell office:value-type="float" office:value="44199.2569450232">
                <text:p>44199.2569450232</text:p>
              </table:table-cell>
              <table:table-cell office:value-type="float" office:value="309861">
                <text:p>309861</text:p>
              </table:table-cell>
            </table:table-row>
            <table:table-row>
              <table:table-cell office:value-type="float" office:value="44199.2638894676">
                <text:p>44199.2638894676</text:p>
              </table:table-cell>
              <table:table-cell office:value-type="float" office:value="44199.2638894676">
                <text:p>44199.2638894676</text:p>
              </table:table-cell>
              <table:table-cell office:value-type="float" office:value="287437">
                <text:p>287437</text:p>
              </table:table-cell>
            </table:table-row>
            <table:table-row>
              <table:table-cell office:value-type="float" office:value="44199.270833912">
                <text:p>44199.270833912</text:p>
              </table:table-cell>
              <table:table-cell office:value-type="float" office:value="44199.270833912">
                <text:p>44199.270833912</text:p>
              </table:table-cell>
              <table:table-cell office:value-type="float" office:value="215976">
                <text:p>215976</text:p>
              </table:table-cell>
            </table:table-row>
            <table:table-row>
              <table:table-cell office:value-type="float" office:value="44199.2777783565">
                <text:p>44199.2777783565</text:p>
              </table:table-cell>
              <table:table-cell office:value-type="float" office:value="44199.2777783565">
                <text:p>44199.2777783565</text:p>
              </table:table-cell>
              <table:table-cell office:value-type="float" office:value="155707">
                <text:p>155707</text:p>
              </table:table-cell>
            </table:table-row>
            <table:table-row>
              <table:table-cell office:value-type="float" office:value="44199.2847228009">
                <text:p>44199.2847228009</text:p>
              </table:table-cell>
              <table:table-cell office:value-type="float" office:value="44199.2847228009">
                <text:p>44199.2847228009</text:p>
              </table:table-cell>
              <table:table-cell office:value-type="float" office:value="208702">
                <text:p>208702</text:p>
              </table:table-cell>
            </table:table-row>
            <table:table-row>
              <table:table-cell office:value-type="float" office:value="44199.2916672454">
                <text:p>44199.2916672454</text:p>
              </table:table-cell>
              <table:table-cell office:value-type="float" office:value="44199.2916672454">
                <text:p>44199.2916672454</text:p>
              </table:table-cell>
              <table:table-cell office:value-type="float" office:value="146819">
                <text:p>146819</text:p>
              </table:table-cell>
            </table:table-row>
            <table:table-row>
              <table:table-cell office:value-type="float" office:value="44199.2986116898">
                <text:p>44199.2986116898</text:p>
              </table:table-cell>
              <table:table-cell office:value-type="float" office:value="44199.2986116898">
                <text:p>44199.2986116898</text:p>
              </table:table-cell>
              <table:table-cell office:value-type="float" office:value="296226">
                <text:p>296226</text:p>
              </table:table-cell>
            </table:table-row>
            <table:table-row>
              <table:table-cell office:value-type="float" office:value="44199.3055561343">
                <text:p>44199.3055561343</text:p>
              </table:table-cell>
              <table:table-cell office:value-type="float" office:value="44199.3055561343">
                <text:p>44199.3055561343</text:p>
              </table:table-cell>
              <table:table-cell office:value-type="float" office:value="143540">
                <text:p>143540</text:p>
              </table:table-cell>
            </table:table-row>
            <table:table-row>
              <table:table-cell office:value-type="float" office:value="44199.3125005787">
                <text:p>44199.3125005787</text:p>
              </table:table-cell>
              <table:table-cell office:value-type="float" office:value="44199.3125005787">
                <text:p>44199.3125005787</text:p>
              </table:table-cell>
              <table:table-cell office:value-type="float" office:value="263709">
                <text:p>263709</text:p>
              </table:table-cell>
            </table:table-row>
            <table:table-row>
              <table:table-cell office:value-type="float" office:value="44199.3194450232">
                <text:p>44199.3194450232</text:p>
              </table:table-cell>
              <table:table-cell office:value-type="float" office:value="44199.3194450232">
                <text:p>44199.3194450232</text:p>
              </table:table-cell>
              <table:table-cell office:value-type="float" office:value="205857">
                <text:p>205857</text:p>
              </table:table-cell>
            </table:table-row>
            <table:table-row>
              <table:table-cell office:value-type="float" office:value="44199.3263894676">
                <text:p>44199.3263894676</text:p>
              </table:table-cell>
              <table:table-cell office:value-type="float" office:value="44199.3263894676">
                <text:p>44199.3263894676</text:p>
              </table:table-cell>
              <table:table-cell office:value-type="float" office:value="213849">
                <text:p>213849</text:p>
              </table:table-cell>
            </table:table-row>
            <table:table-row>
              <table:table-cell office:value-type="float" office:value="44199.333333912">
                <text:p>44199.333333912</text:p>
              </table:table-cell>
              <table:table-cell office:value-type="float" office:value="44199.333333912">
                <text:p>44199.333333912</text:p>
              </table:table-cell>
              <table:table-cell office:value-type="float" office:value="394990">
                <text:p>394990</text:p>
              </table:table-cell>
            </table:table-row>
            <table:table-row>
              <table:table-cell office:value-type="float" office:value="44199.3402783565">
                <text:p>44199.3402783565</text:p>
              </table:table-cell>
              <table:table-cell office:value-type="float" office:value="44199.3402783565">
                <text:p>44199.3402783565</text:p>
              </table:table-cell>
              <table:table-cell office:value-type="float" office:value="201028">
                <text:p>201028</text:p>
              </table:table-cell>
            </table:table-row>
            <table:table-row>
              <table:table-cell office:value-type="float" office:value="44199.3472228009">
                <text:p>44199.3472228009</text:p>
              </table:table-cell>
              <table:table-cell office:value-type="float" office:value="44199.3472228009">
                <text:p>44199.3472228009</text:p>
              </table:table-cell>
              <table:table-cell office:value-type="float" office:value="272683">
                <text:p>272683</text:p>
              </table:table-cell>
            </table:table-row>
            <table:table-row>
              <table:table-cell office:value-type="float" office:value="44199.3541672454">
                <text:p>44199.3541672454</text:p>
              </table:table-cell>
              <table:table-cell office:value-type="float" office:value="44199.3541672454">
                <text:p>44199.3541672454</text:p>
              </table:table-cell>
              <table:table-cell office:value-type="float" office:value="454788">
                <text:p>454788</text:p>
              </table:table-cell>
            </table:table-row>
            <table:table-row>
              <table:table-cell office:value-type="float" office:value="44199.3611116898">
                <text:p>44199.3611116898</text:p>
              </table:table-cell>
              <table:table-cell office:value-type="float" office:value="44199.3611116898">
                <text:p>44199.3611116898</text:p>
              </table:table-cell>
              <table:table-cell office:value-type="float" office:value="260064">
                <text:p>260064</text:p>
              </table:table-cell>
            </table:table-row>
            <table:table-row>
              <table:table-cell office:value-type="float" office:value="44199.3680561343">
                <text:p>44199.3680561343</text:p>
              </table:table-cell>
              <table:table-cell office:value-type="float" office:value="44199.3680561343">
                <text:p>44199.3680561343</text:p>
              </table:table-cell>
              <table:table-cell office:value-type="float" office:value="130809">
                <text:p>130809</text:p>
              </table:table-cell>
            </table:table-row>
            <table:table-row>
              <table:table-cell office:value-type="float" office:value="44199.3750005787">
                <text:p>44199.3750005787</text:p>
              </table:table-cell>
              <table:table-cell office:value-type="float" office:value="44199.3750005787">
                <text:p>44199.3750005787</text:p>
              </table:table-cell>
              <table:table-cell office:value-type="float" office:value="254354">
                <text:p>254354</text:p>
              </table:table-cell>
            </table:table-row>
            <table:table-row>
              <table:table-cell office:value-type="float" office:value="44199.3819450232">
                <text:p>44199.3819450232</text:p>
              </table:table-cell>
              <table:table-cell office:value-type="float" office:value="44199.3819450232">
                <text:p>44199.3819450232</text:p>
              </table:table-cell>
              <table:table-cell office:value-type="float" office:value="323454">
                <text:p>323454</text:p>
              </table:table-cell>
            </table:table-row>
            <table:table-row>
              <table:table-cell office:value-type="float" office:value="44199.3888894676">
                <text:p>44199.3888894676</text:p>
              </table:table-cell>
              <table:table-cell office:value-type="float" office:value="44199.3888894676">
                <text:p>44199.3888894676</text:p>
              </table:table-cell>
              <table:table-cell office:value-type="float" office:value="318751">
                <text:p>318751</text:p>
              </table:table-cell>
            </table:table-row>
            <table:table-row>
              <table:table-cell office:value-type="float" office:value="44199.395833912">
                <text:p>44199.395833912</text:p>
              </table:table-cell>
              <table:table-cell office:value-type="float" office:value="44199.395833912">
                <text:p>44199.395833912</text:p>
              </table:table-cell>
              <table:table-cell office:value-type="float" office:value="241479">
                <text:p>241479</text:p>
              </table:table-cell>
            </table:table-row>
            <table:table-row>
              <table:table-cell office:value-type="float" office:value="44199.4027783565">
                <text:p>44199.4027783565</text:p>
              </table:table-cell>
              <table:table-cell office:value-type="float" office:value="44199.4027783565">
                <text:p>44199.4027783565</text:p>
              </table:table-cell>
              <table:table-cell office:value-type="float" office:value="234994">
                <text:p>234994</text:p>
              </table:table-cell>
            </table:table-row>
            <table:table-row>
              <table:table-cell office:value-type="float" office:value="44199.4097228009">
                <text:p>44199.4097228009</text:p>
              </table:table-cell>
              <table:table-cell office:value-type="float" office:value="44199.4097228009">
                <text:p>44199.4097228009</text:p>
              </table:table-cell>
              <table:table-cell office:value-type="float" office:value="283496">
                <text:p>283496</text:p>
              </table:table-cell>
            </table:table-row>
            <table:table-row>
              <table:table-cell office:value-type="float" office:value="44199.4166672454">
                <text:p>44199.4166672454</text:p>
              </table:table-cell>
              <table:table-cell office:value-type="float" office:value="44199.4166672454">
                <text:p>44199.4166672454</text:p>
              </table:table-cell>
              <table:table-cell office:value-type="float" office:value="227855">
                <text:p>227855</text:p>
              </table:table-cell>
            </table:table-row>
            <table:table-row>
              <table:table-cell office:value-type="float" office:value="44199.4236116898">
                <text:p>44199.4236116898</text:p>
              </table:table-cell>
              <table:table-cell office:value-type="float" office:value="44199.4236116898">
                <text:p>44199.4236116898</text:p>
              </table:table-cell>
              <table:table-cell office:value-type="float" office:value="171482">
                <text:p>171482</text:p>
              </table:table-cell>
            </table:table-row>
            <table:table-row>
              <table:table-cell office:value-type="float" office:value="44199.4305561343">
                <text:p>44199.4305561343</text:p>
              </table:table-cell>
              <table:table-cell office:value-type="float" office:value="44199.4305561343">
                <text:p>44199.4305561343</text:p>
              </table:table-cell>
              <table:table-cell office:value-type="float" office:value="57128">
                <text:p>571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example C'.A2:'example C'.B146 'example C'.B1:'example C'.B1" chart:data-source-has-labels="row" svg:x="0.32cm" svg:y="0.18cm" svg:width="15.36cm" svg:height="8.64cm">
          <chartooo:coordinate-region svg:x="1.682cm" svg:y="0.379cm" svg:width="13.388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xample C'.B2:'example C'.B146" chart:label-cell-address="'example C'.B1:'example C'.B1" chart:class="chart:scatter">
            <chart:domain table:cell-range-address="'example C'.A2:'example C'.A146"/>
            <chart:data-point chart:repeated="1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ample</text:p>
                <draw:g>
                  <svg:desc>'example C'.B1:'example C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198.4305561343">
                <text:p>44198.4305561343</text:p>
                <draw:g>
                  <svg:desc>'example C'.A2:'example C'.A146</svg:desc>
                </draw:g>
              </table:table-cell>
              <table:table-cell office:value-type="float" office:value="344970">
                <text:p>344970</text:p>
                <draw:g>
                  <svg:desc>'example C'.B2:'example C'.B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198.4375005787">
                <text:p>44198.4375005787</text:p>
              </table:table-cell>
              <table:table-cell office:value-type="float" office:value="222923">
                <text:p>222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198.4444450232">
                <text:p>44198.4444450232</text:p>
              </table:table-cell>
              <table:table-cell office:value-type="float" office:value="448440">
                <text:p>4484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198.4513894676">
                <text:p>44198.4513894676</text:p>
              </table:table-cell>
              <table:table-cell office:value-type="float" office:value="267913">
                <text:p>267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198.458333912">
                <text:p>44198.458333912</text:p>
              </table:table-cell>
              <table:table-cell office:value-type="float" office:value="324560">
                <text:p>3245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198.4652783565">
                <text:p>44198.4652783565</text:p>
              </table:table-cell>
              <table:table-cell office:value-type="float" office:value="342046">
                <text:p>342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98.4722228009">
                <text:p>44198.4722228009</text:p>
              </table:table-cell>
              <table:table-cell office:value-type="float" office:value="171507">
                <text:p>1715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198.4791672454">
                <text:p>44198.4791672454</text:p>
              </table:table-cell>
              <table:table-cell office:value-type="float" office:value="286790">
                <text:p>2867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198.4861116898">
                <text:p>44198.4861116898</text:p>
              </table:table-cell>
              <table:table-cell office:value-type="float" office:value="346953">
                <text:p>346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198.4930561343">
                <text:p>44198.4930561343</text:p>
              </table:table-cell>
              <table:table-cell office:value-type="float" office:value="297582">
                <text:p>2975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198.5000005787">
                <text:p>44198.5000005787</text:p>
              </table:table-cell>
              <table:table-cell office:value-type="float" office:value="779587">
                <text:p>779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198.5069450232">
                <text:p>44198.5069450232</text:p>
              </table:table-cell>
              <table:table-cell office:value-type="float" office:value="416036">
                <text:p>416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198.5138894676">
                <text:p>44198.5138894676</text:p>
              </table:table-cell>
              <table:table-cell office:value-type="float" office:value="371955">
                <text:p>3719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98.520833912">
                <text:p>44198.520833912</text:p>
              </table:table-cell>
              <table:table-cell office:value-type="float" office:value="557372">
                <text:p>5573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198.5277783565">
                <text:p>44198.5277783565</text:p>
              </table:table-cell>
              <table:table-cell office:value-type="float" office:value="476234">
                <text:p>4762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198.5347228009">
                <text:p>44198.5347228009</text:p>
              </table:table-cell>
              <table:table-cell office:value-type="float" office:value="377048">
                <text:p>3770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198.5416672454">
                <text:p>44198.5416672454</text:p>
              </table:table-cell>
              <table:table-cell office:value-type="float" office:value="117091">
                <text:p>1170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98.5486116898">
                <text:p>44198.5486116898</text:p>
              </table:table-cell>
              <table:table-cell office:value-type="float" office:value="444633">
                <text:p>4446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198.5555561343">
                <text:p>44198.5555561343</text:p>
              </table:table-cell>
              <table:table-cell office:value-type="float" office:value="547507">
                <text:p>547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98.5625005787">
                <text:p>44198.5625005787</text:p>
              </table:table-cell>
              <table:table-cell office:value-type="float" office:value="485524">
                <text:p>485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98.5694450232">
                <text:p>44198.5694450232</text:p>
              </table:table-cell>
              <table:table-cell office:value-type="float" office:value="547314">
                <text:p>5473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198.5763894676">
                <text:p>44198.5763894676</text:p>
              </table:table-cell>
              <table:table-cell office:value-type="float" office:value="322924">
                <text:p>322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98.583333912">
                <text:p>44198.583333912</text:p>
              </table:table-cell>
              <table:table-cell office:value-type="float" office:value="1092019">
                <text:p>1092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198.5902783565">
                <text:p>44198.5902783565</text:p>
              </table:table-cell>
              <table:table-cell office:value-type="float" office:value="199903">
                <text:p>199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198.5972228009">
                <text:p>44198.5972228009</text:p>
              </table:table-cell>
              <table:table-cell office:value-type="float" office:value="574129">
                <text:p>574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198.6041672454">
                <text:p>44198.6041672454</text:p>
              </table:table-cell>
              <table:table-cell office:value-type="float" office:value="721306">
                <text:p>721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198.6111116898">
                <text:p>44198.6111116898</text:p>
              </table:table-cell>
              <table:table-cell office:value-type="float" office:value="808404">
                <text:p>808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198.6180561343">
                <text:p>44198.6180561343</text:p>
              </table:table-cell>
              <table:table-cell office:value-type="float" office:value="735837">
                <text:p>7358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198.6250005787">
                <text:p>44198.6250005787</text:p>
              </table:table-cell>
              <table:table-cell office:value-type="float" office:value="426842">
                <text:p>4268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198.6319450232">
                <text:p>44198.6319450232</text:p>
              </table:table-cell>
              <table:table-cell office:value-type="float" office:value="213035">
                <text:p>2130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98.6388894676">
                <text:p>44198.6388894676</text:p>
              </table:table-cell>
              <table:table-cell office:value-type="float" office:value="308223">
                <text:p>3082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198.645833912">
                <text:p>44198.645833912</text:p>
              </table:table-cell>
              <table:table-cell office:value-type="float" office:value="473039">
                <text:p>4730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198.6527783565">
                <text:p>44198.6527783565</text:p>
              </table:table-cell>
              <table:table-cell office:value-type="float" office:value="556375">
                <text:p>556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198.6597228009">
                <text:p>44198.6597228009</text:p>
              </table:table-cell>
              <table:table-cell office:value-type="float" office:value="549040">
                <text:p>5490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198.6666672454">
                <text:p>44198.6666672454</text:p>
              </table:table-cell>
              <table:table-cell office:value-type="float" office:value="780939">
                <text:p>7809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198.6736116898">
                <text:p>44198.6736116898</text:p>
              </table:table-cell>
              <table:table-cell office:value-type="float" office:value="516135">
                <text:p>5161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198.6805561343">
                <text:p>44198.6805561343</text:p>
              </table:table-cell>
              <table:table-cell office:value-type="float" office:value="522682">
                <text:p>5226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198.6875005787">
                <text:p>44198.6875005787</text:p>
              </table:table-cell>
              <table:table-cell office:value-type="float" office:value="255543">
                <text:p>2555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198.6944450232">
                <text:p>44198.6944450232</text:p>
              </table:table-cell>
              <table:table-cell office:value-type="float" office:value="621437">
                <text:p>6214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198.7013894676">
                <text:p>44198.7013894676</text:p>
              </table:table-cell>
              <table:table-cell office:value-type="float" office:value="737701">
                <text:p>7377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198.708333912">
                <text:p>44198.708333912</text:p>
              </table:table-cell>
              <table:table-cell office:value-type="float" office:value="167441">
                <text:p>1674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198.7152783565">
                <text:p>44198.7152783565</text:p>
              </table:table-cell>
              <table:table-cell office:value-type="float" office:value="585977">
                <text:p>5859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98.7222228009">
                <text:p>44198.7222228009</text:p>
              </table:table-cell>
              <table:table-cell office:value-type="float" office:value="668247">
                <text:p>6682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198.7291672454">
                <text:p>44198.7291672454</text:p>
              </table:table-cell>
              <table:table-cell office:value-type="float" office:value="415742">
                <text:p>4157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98.7361116898">
                <text:p>44198.7361116898</text:p>
              </table:table-cell>
              <table:table-cell office:value-type="float" office:value="727229">
                <text:p>727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198.7430561343">
                <text:p>44198.7430561343</text:p>
              </table:table-cell>
              <table:table-cell office:value-type="float" office:value="338148">
                <text:p>3381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198.7500005787">
                <text:p>44198.7500005787</text:p>
              </table:table-cell>
              <table:table-cell office:value-type="float" office:value="398395">
                <text:p>3983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198.7569450232">
                <text:p>44198.7569450232</text:p>
              </table:table-cell>
              <table:table-cell office:value-type="float" office:value="677948">
                <text:p>6779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198.7638894676">
                <text:p>44198.7638894676</text:p>
              </table:table-cell>
              <table:table-cell office:value-type="float" office:value="653787">
                <text:p>6537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198.770833912">
                <text:p>44198.770833912</text:p>
              </table:table-cell>
              <table:table-cell office:value-type="float" office:value="650538">
                <text:p>6505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198.7777783565">
                <text:p>44198.7777783565</text:p>
              </table:table-cell>
              <table:table-cell office:value-type="float" office:value="662722">
                <text:p>6627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198.7847228009">
                <text:p>44198.7847228009</text:p>
              </table:table-cell>
              <table:table-cell office:value-type="float" office:value="751391">
                <text:p>7513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198.7916672454">
                <text:p>44198.7916672454</text:p>
              </table:table-cell>
              <table:table-cell office:value-type="float" office:value="684967">
                <text:p>6849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198.7986116898">
                <text:p>44198.7986116898</text:p>
              </table:table-cell>
              <table:table-cell office:value-type="float" office:value="494758">
                <text:p>4947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198.8055561343">
                <text:p>44198.8055561343</text:p>
              </table:table-cell>
              <table:table-cell office:value-type="float" office:value="500284">
                <text:p>5002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198.8125005787">
                <text:p>44198.8125005787</text:p>
              </table:table-cell>
              <table:table-cell office:value-type="float" office:value="775128">
                <text:p>775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198.8194450232">
                <text:p>44198.8194450232</text:p>
              </table:table-cell>
              <table:table-cell office:value-type="float" office:value="276588">
                <text:p>2765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198.8263894676">
                <text:p>44198.8263894676</text:p>
              </table:table-cell>
              <table:table-cell office:value-type="float" office:value="798363">
                <text:p>7983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198.833333912">
                <text:p>44198.833333912</text:p>
              </table:table-cell>
              <table:table-cell office:value-type="float" office:value="203941.75">
                <text:p>203941.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198.8402783565">
                <text:p>44198.8402783565</text:p>
              </table:table-cell>
              <table:table-cell office:value-type="float" office:value="162342">
                <text:p>1623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198.8472228009">
                <text:p>44198.8472228009</text:p>
              </table:table-cell>
              <table:table-cell office:value-type="float" office:value="198186.5">
                <text:p>198186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198.8541672454">
                <text:p>44198.8541672454</text:p>
              </table:table-cell>
              <table:table-cell office:value-type="float" office:value="86801.25">
                <text:p>86801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198.8611116898">
                <text:p>44198.8611116898</text:p>
              </table:table-cell>
              <table:table-cell office:value-type="float" office:value="177714">
                <text:p>1777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198.8680561343">
                <text:p>44198.8680561343</text:p>
              </table:table-cell>
              <table:table-cell office:value-type="float" office:value="216302.25">
                <text:p>216302.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198.8750005787">
                <text:p>44198.8750005787</text:p>
              </table:table-cell>
              <table:table-cell office:value-type="float" office:value="77526.25">
                <text:p>77526.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198.8819450232">
                <text:p>44198.8819450232</text:p>
              </table:table-cell>
              <table:table-cell office:value-type="float" office:value="192817.75">
                <text:p>192817.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198.8888894676">
                <text:p>44198.8888894676</text:p>
              </table:table-cell>
              <table:table-cell office:value-type="float" office:value="95946.75">
                <text:p>95946.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198.895833912">
                <text:p>44198.895833912</text:p>
              </table:table-cell>
              <table:table-cell office:value-type="float" office:value="111320.75">
                <text:p>111320.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198.9027783565">
                <text:p>44198.9027783565</text:p>
              </table:table-cell>
              <table:table-cell office:value-type="float" office:value="83693.25">
                <text:p>83693.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198.9097228009">
                <text:p>44198.9097228009</text:p>
              </table:table-cell>
              <table:table-cell office:value-type="float" office:value="171866">
                <text:p>1718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198.9166672454">
                <text:p>44198.9166672454</text:p>
              </table:table-cell>
              <table:table-cell office:value-type="float" office:value="115094.5">
                <text:p>115094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198.9236116898">
                <text:p>44198.9236116898</text:p>
              </table:table-cell>
              <table:table-cell office:value-type="float" office:value="113879">
                <text:p>1138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198.9305561343">
                <text:p>44198.9305561343</text:p>
              </table:table-cell>
              <table:table-cell office:value-type="float" office:value="139953.75">
                <text:p>139953.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198.9375005787">
                <text:p>44198.9375005787</text:p>
              </table:table-cell>
              <table:table-cell office:value-type="float" office:value="144080.75">
                <text:p>144080.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198.9444450232">
                <text:p>44198.9444450232</text:p>
              </table:table-cell>
              <table:table-cell office:value-type="float" office:value="117880.25">
                <text:p>117880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198.9513894676">
                <text:p>44198.9513894676</text:p>
              </table:table-cell>
              <table:table-cell office:value-type="float" office:value="186137.5">
                <text:p>186137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198.958333912">
                <text:p>44198.958333912</text:p>
              </table:table-cell>
              <table:table-cell office:value-type="float" office:value="97383.5">
                <text:p>97383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198.9652783565">
                <text:p>44198.9652783565</text:p>
              </table:table-cell>
              <table:table-cell office:value-type="float" office:value="154964.5">
                <text:p>154964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98.9722228009">
                <text:p>44198.9722228009</text:p>
              </table:table-cell>
              <table:table-cell office:value-type="float" office:value="135260.75">
                <text:p>135260.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198.9791672454">
                <text:p>44198.9791672454</text:p>
              </table:table-cell>
              <table:table-cell office:value-type="float" office:value="99875.75">
                <text:p>99875.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198.9861116898">
                <text:p>44198.9861116898</text:p>
              </table:table-cell>
              <table:table-cell office:value-type="float" office:value="73398.5">
                <text:p>73398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198.9930561343">
                <text:p>44198.9930561343</text:p>
              </table:table-cell>
              <table:table-cell office:value-type="float" office:value="152541.5">
                <text:p>152541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199.0000005787">
                <text:p>44199.0000005787</text:p>
              </table:table-cell>
              <table:table-cell office:value-type="float" office:value="186312">
                <text:p>1863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199.0069450232">
                <text:p>44199.0069450232</text:p>
              </table:table-cell>
              <table:table-cell office:value-type="float" office:value="123096">
                <text:p>1230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199.0138894676">
                <text:p>44199.0138894676</text:p>
              </table:table-cell>
              <table:table-cell office:value-type="float" office:value="147541.75">
                <text:p>147541.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199.020833912">
                <text:p>44199.020833912</text:p>
              </table:table-cell>
              <table:table-cell office:value-type="float" office:value="101037.25">
                <text:p>101037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199.0277783565">
                <text:p>44199.0277783565</text:p>
              </table:table-cell>
              <table:table-cell office:value-type="float" office:value="43854">
                <text:p>438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199.0347228009">
                <text:p>44199.0347228009</text:p>
              </table:table-cell>
              <table:table-cell office:value-type="float" office:value="70499">
                <text:p>704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199.0416672454">
                <text:p>44199.0416672454</text:p>
              </table:table-cell>
              <table:table-cell office:value-type="float" office:value="124995.5">
                <text:p>124995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199.0486116898">
                <text:p>44199.0486116898</text:p>
              </table:table-cell>
              <table:table-cell office:value-type="float" office:value="113424.25">
                <text:p>113424.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199.0555561343">
                <text:p>44199.0555561343</text:p>
              </table:table-cell>
              <table:table-cell office:value-type="float" office:value="135410.5">
                <text:p>13541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199.0625005787">
                <text:p>44199.0625005787</text:p>
              </table:table-cell>
              <table:table-cell office:value-type="float" office:value="137034.5">
                <text:p>137034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199.0694450232">
                <text:p>44199.0694450232</text:p>
              </table:table-cell>
              <table:table-cell office:value-type="float" office:value="46115">
                <text:p>461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199.0763894676">
                <text:p>44199.0763894676</text:p>
              </table:table-cell>
              <table:table-cell office:value-type="float" office:value="161036">
                <text:p>1610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199.083333912">
                <text:p>44199.083333912</text:p>
              </table:table-cell>
              <table:table-cell office:value-type="float" office:value="97516.75">
                <text:p>97516.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199.0902783565">
                <text:p>44199.0902783565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199.0972228009">
                <text:p>44199.0972228009</text:p>
              </table:table-cell>
              <table:table-cell office:value-type="float" office:value="158034.75">
                <text:p>158034.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199.1041672454">
                <text:p>44199.1041672454</text:p>
              </table:table-cell>
              <table:table-cell office:value-type="float" office:value="48104.75">
                <text:p>48104.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199.1111116898">
                <text:p>44199.1111116898</text:p>
              </table:table-cell>
              <table:table-cell office:value-type="float" office:value="91810.75">
                <text:p>91810.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199.1180561343">
                <text:p>44199.1180561343</text:p>
              </table:table-cell>
              <table:table-cell office:value-type="float" office:value="115222">
                <text:p>1152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199.1250005787">
                <text:p>44199.1250005787</text:p>
              </table:table-cell>
              <table:table-cell office:value-type="float" office:value="131471.25">
                <text:p>131471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199.1319450232">
                <text:p>44199.1319450232</text:p>
              </table:table-cell>
              <table:table-cell office:value-type="float" office:value="58395.25">
                <text:p>58395.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199.1388894676">
                <text:p>44199.1388894676</text:p>
              </table:table-cell>
              <table:table-cell office:value-type="float" office:value="115591.75">
                <text:p>115591.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199.145833912">
                <text:p>44199.145833912</text:p>
              </table:table-cell>
              <table:table-cell office:value-type="float" office:value="161134.75">
                <text:p>161134.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199.1527783565">
                <text:p>44199.1527783565</text:p>
              </table:table-cell>
              <table:table-cell office:value-type="float" office:value="41519">
                <text:p>415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199.1597228009">
                <text:p>44199.1597228009</text:p>
              </table:table-cell>
              <table:table-cell office:value-type="float" office:value="117690.25">
                <text:p>117690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199.1666672454">
                <text:p>44199.1666672454</text:p>
              </table:table-cell>
              <table:table-cell office:value-type="float" office:value="39089">
                <text:p>390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199.1736116898">
                <text:p>44199.1736116898</text:p>
              </table:table-cell>
              <table:table-cell office:value-type="float" office:value="97113">
                <text:p>971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199.1805561343">
                <text:p>44199.1805561343</text:p>
              </table:table-cell>
              <table:table-cell office:value-type="float" office:value="57502.5">
                <text:p>57502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199.1875005787">
                <text:p>44199.1875005787</text:p>
              </table:table-cell>
              <table:table-cell office:value-type="float" office:value="57078.75">
                <text:p>57078.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199.1944450232">
                <text:p>44199.1944450232</text:p>
              </table:table-cell>
              <table:table-cell office:value-type="float" office:value="58086">
                <text:p>580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199.2013894676">
                <text:p>44199.2013894676</text:p>
              </table:table-cell>
              <table:table-cell office:value-type="float" office:value="56770.25">
                <text:p>56770.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199.208333912">
                <text:p>44199.208333912</text:p>
              </table:table-cell>
              <table:table-cell office:value-type="float" office:value="40214">
                <text:p>402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199.2152783565">
                <text:p>44199.2152783565</text:p>
              </table:table-cell>
              <table:table-cell office:value-type="float" office:value="73673.75">
                <text:p>73673.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199.2222228009">
                <text:p>44199.2222228009</text:p>
              </table:table-cell>
              <table:table-cell office:value-type="float" office:value="36516.25">
                <text:p>36516.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199.2291672454">
                <text:p>44199.2291672454</text:p>
              </table:table-cell>
              <table:table-cell office:value-type="float" office:value="19528.5">
                <text:p>19528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199.2361116898">
                <text:p>44199.2361116898</text:p>
              </table:table-cell>
              <table:table-cell office:value-type="float" office:value="72638">
                <text:p>726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199.2430561343">
                <text:p>44199.2430561343</text:p>
              </table:table-cell>
              <table:table-cell office:value-type="float" office:value="119663.5">
                <text:p>119663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199.2500005787">
                <text:p>44199.2500005787</text:p>
              </table:table-cell>
              <table:table-cell office:value-type="float" office:value="19480.75">
                <text:p>19480.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199.2569450232">
                <text:p>44199.2569450232</text:p>
              </table:table-cell>
              <table:table-cell office:value-type="float" office:value="77465.25">
                <text:p>77465.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199.2638894676">
                <text:p>44199.2638894676</text:p>
              </table:table-cell>
              <table:table-cell office:value-type="float" office:value="71859.25">
                <text:p>71859.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199.270833912">
                <text:p>44199.270833912</text:p>
              </table:table-cell>
              <table:table-cell office:value-type="float" office:value="53994">
                <text:p>539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199.2777783565">
                <text:p>44199.2777783565</text:p>
              </table:table-cell>
              <table:table-cell office:value-type="float" office:value="38926.75">
                <text:p>38926.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199.2847228009">
                <text:p>44199.2847228009</text:p>
              </table:table-cell>
              <table:table-cell office:value-type="float" office:value="52175.5">
                <text:p>52175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199.2916672454">
                <text:p>44199.2916672454</text:p>
              </table:table-cell>
              <table:table-cell office:value-type="float" office:value="36704.75">
                <text:p>36704.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199.2986116898">
                <text:p>44199.2986116898</text:p>
              </table:table-cell>
              <table:table-cell office:value-type="float" office:value="74056.5">
                <text:p>74056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199.3055561343">
                <text:p>44199.3055561343</text:p>
              </table:table-cell>
              <table:table-cell office:value-type="float" office:value="35885">
                <text:p>358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199.3125005787">
                <text:p>44199.3125005787</text:p>
              </table:table-cell>
              <table:table-cell office:value-type="float" office:value="65927.25">
                <text:p>65927.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199.3194450232">
                <text:p>44199.3194450232</text:p>
              </table:table-cell>
              <table:table-cell office:value-type="float" office:value="51464.25">
                <text:p>51464.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199.3263894676">
                <text:p>44199.3263894676</text:p>
              </table:table-cell>
              <table:table-cell office:value-type="float" office:value="53462.25">
                <text:p>53462.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199.333333912">
                <text:p>44199.333333912</text:p>
              </table:table-cell>
              <table:table-cell office:value-type="float" office:value="98747.5">
                <text:p>98747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199.3402783565">
                <text:p>44199.3402783565</text:p>
              </table:table-cell>
              <table:table-cell office:value-type="float" office:value="50257">
                <text:p>502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199.3472228009">
                <text:p>44199.3472228009</text:p>
              </table:table-cell>
              <table:table-cell office:value-type="float" office:value="68170.75">
                <text:p>68170.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199.3541672454">
                <text:p>44199.3541672454</text:p>
              </table:table-cell>
              <table:table-cell office:value-type="float" office:value="113697">
                <text:p>1136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199.3611116898">
                <text:p>44199.3611116898</text:p>
              </table:table-cell>
              <table:table-cell office:value-type="float" office:value="65016">
                <text:p>650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199.3680561343">
                <text:p>44199.3680561343</text:p>
              </table:table-cell>
              <table:table-cell office:value-type="float" office:value="32702.25">
                <text:p>32702.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199.3750005787">
                <text:p>44199.3750005787</text:p>
              </table:table-cell>
              <table:table-cell office:value-type="float" office:value="63588.5">
                <text:p>63588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199.3819450232">
                <text:p>44199.3819450232</text:p>
              </table:table-cell>
              <table:table-cell office:value-type="float" office:value="80863.5">
                <text:p>80863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199.3888894676">
                <text:p>44199.3888894676</text:p>
              </table:table-cell>
              <table:table-cell office:value-type="float" office:value="79687.75">
                <text:p>79687.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199.395833912">
                <text:p>44199.395833912</text:p>
              </table:table-cell>
              <table:table-cell office:value-type="float" office:value="60369.75">
                <text:p>60369.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199.4027783565">
                <text:p>44199.4027783565</text:p>
              </table:table-cell>
              <table:table-cell office:value-type="float" office:value="58748.5">
                <text:p>58748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199.4097228009">
                <text:p>44199.4097228009</text:p>
              </table:table-cell>
              <table:table-cell office:value-type="float" office:value="70874">
                <text:p>708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199.4166672454">
                <text:p>44199.4166672454</text:p>
              </table:table-cell>
              <table:table-cell office:value-type="float" office:value="56963.75">
                <text:p>56963.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199.4236116898">
                <text:p>44199.4236116898</text:p>
              </table:table-cell>
              <table:table-cell office:value-type="float" office:value="42870.5">
                <text:p>42870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199.4305561343">
                <text:p>44199.4305561343</text:p>
              </table:table-cell>
              <table:table-cell office:value-type="float" office:value="14282">
                <text:p>142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76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Ultrafine_20_Dashed" svg:stroke-width="0.051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39cm" svg:y="2.209cm" style:legend-expansion="high" chart:style-name="ch2"/>
        <chart:plot-area chart:style-name="ch3" table:cell-range-address="'B after processing'.A1:'B after processing'.J140" chart:data-source-has-labels="both" svg:x="0.32cm" svg:y="0.18cm" svg:width="11.099cm" svg:height="8.64cm">
          <chartooo:coordinate-region svg:x="1.973cm" svg:y="0.379cm" svg:width="9.166cm" svg:height="8.242cm"/>
          <chart:axis chart:dimension="x" chart:name="primary-x" chart:style-name="ch4" chartooo:axis-type="auto">
            <chart:categories table:cell-range-address="'B after processing'.A2:'B after processing'.A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 after processing'.B2:'B after processing'.B140" chart:label-cell-address="'B after processing'.B1:'B after processing'.B1" chart:class="chart:scatter">
            <chart:data-point chart:repeated="139"/>
          </chart:series>
          <chart:series chart:style-name="ch7" chart:values-cell-range-address="'B after processing'.C2:'B after processing'.C140" chart:label-cell-address="'B after processing'.C1:'B after processing'.C1" chart:class="chart:scatter">
            <chart:data-point chart:repeated="139"/>
          </chart:series>
          <chart:series chart:style-name="ch8" chart:values-cell-range-address="'B after processing'.D2:'B after processing'.D140" chart:label-cell-address="'B after processing'.D1:'B after processing'.D1" chart:class="chart:scatter">
            <chart:data-point chart:repeated="139"/>
          </chart:series>
          <chart:series chart:style-name="ch9" chart:values-cell-range-address="'B after processing'.E2:'B after processing'.E140" chart:label-cell-address="'B after processing'.E1:'B after processing'.E1" chart:class="chart:scatter">
            <chart:data-point chart:repeated="139"/>
          </chart:series>
          <chart:series chart:style-name="ch10" chart:values-cell-range-address="'B after processing'.F2:'B after processing'.F140" chart:label-cell-address="'B after processing'.F1:'B after processing'.F1" chart:class="chart:scatter">
            <chart:data-point chart:repeated="139"/>
          </chart:series>
          <chart:series chart:style-name="ch11" chart:values-cell-range-address="'B after processing'.G2:'B after processing'.G140" chart:label-cell-address="'B after processing'.G1:'B after processing'.G1" chart:class="chart:scatter">
            <chart:data-point chart:repeated="139"/>
          </chart:series>
          <chart:series chart:style-name="ch12" chart:values-cell-range-address="'B after processing'.H2:'B after processing'.H140" chart:label-cell-address="'B after processing'.H1:'B after processing'.H1" chart:class="chart:scatter">
            <chart:data-point chart:repeated="139"/>
          </chart:series>
          <chart:series chart:style-name="ch13" chart:values-cell-range-address="'B after processing'.I2:'B after processing'.I140" chart:label-cell-address="'B after processing'.I1:'B after processing'.I1" chart:class="chart:scatter">
            <chart:data-point chart:repeated="139"/>
          </chart:series>
          <chart:series chart:style-name="ch14" chart:values-cell-range-address="'B after processing'.J2:'B after processing'.J140" chart:label-cell-address="'B after processing'.J1:'B after processing'.J1" chart:class="chart:scatter">
            <chart:data-point chart:repeated="13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um</text:p>
                <draw:g>
                  <svg:desc>'B after processing'.B1:'B after processing'.B1</svg:desc>
                </draw:g>
              </table:table-cell>
              <table:table-cell office:value-type="string">
                <text:p>average</text:p>
                <draw:g>
                  <svg:desc>'B after processing'.C1:'B after processing'.C1</svg:desc>
                </draw:g>
              </table:table-cell>
              <table:table-cell office:value-type="string">
                <text:p>average+sd</text:p>
                <draw:g>
                  <svg:desc>'B after processing'.D1:'B after processing'.D1</svg:desc>
                </draw:g>
              </table:table-cell>
              <table:table-cell office:value-type="string">
                <text:p>average-sd</text:p>
                <draw:g>
                  <svg:desc>'B after processing'.E1:'B after processing'.E1</svg:desc>
                </draw:g>
              </table:table-cell>
              <table:table-cell office:value-type="string">
                <text:p>average+2*sd</text:p>
                <draw:g>
                  <svg:desc>'B after processing'.F1:'B after processing'.F1</svg:desc>
                </draw:g>
              </table:table-cell>
              <table:table-cell office:value-type="string">
                <text:p>average-2*sd</text:p>
                <draw:g>
                  <svg:desc>'B after processing'.G1:'B after processing'.G1</svg:desc>
                </draw:g>
              </table:table-cell>
              <table:table-cell office:value-type="string">
                <text:p>average+3*sd</text:p>
                <draw:g>
                  <svg:desc>'B after processing'.H1:'B after processing'.H1</svg:desc>
                </draw:g>
              </table:table-cell>
              <table:table-cell office:value-type="string">
                <text:p>average-3*sd</text:p>
                <draw:g>
                  <svg:desc>'B after processing'.I1:'B after processing'.I1</svg:desc>
                </draw:g>
              </table:table-cell>
              <table:table-cell office:value-type="string">
                <text:p>flags</text:p>
                <draw:g>
                  <svg:desc>'B after processing'.J1:'B after processing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20</text:p>
                <draw:g>
                  <svg:desc>'B after processing'.A2:'B after processing'.A140</svg:desc>
                </draw:g>
              </table:table-cell>
              <table:table-cell office:value-type="float" office:value="171507">
                <text:p>171507</text:p>
                <draw:g>
                  <svg:desc>'B after processing'.B2:'B after processing'.B140</svg:desc>
                </draw:g>
              </table:table-cell>
              <table:table-cell office:value-type="float" office:value="321176.4">
                <text:p>321176.4</text:p>
                <draw:g>
                  <svg:desc>'B after processing'.C2:'B after processing'.C140</svg:desc>
                </draw:g>
              </table:table-cell>
              <table:table-cell office:value-type="float" office:value="406519.4332">
                <text:p>406519.4332</text:p>
                <draw:g>
                  <svg:desc>'B after processing'.D2:'B after processing'.D140</svg:desc>
                </draw:g>
              </table:table-cell>
              <table:table-cell office:value-type="float" office:value="235833.3668">
                <text:p>235833.3668</text:p>
                <draw:g>
                  <svg:desc>'B after processing'.E2:'B after processing'.E140</svg:desc>
                </draw:g>
              </table:table-cell>
              <table:table-cell office:value-type="float" office:value="491862.4663">
                <text:p>491862.4663</text:p>
                <draw:g>
                  <svg:desc>'B after processing'.F2:'B after processing'.F140</svg:desc>
                </draw:g>
              </table:table-cell>
              <table:table-cell office:value-type="float" office:value="150490.3337">
                <text:p>150490.3337</text:p>
                <draw:g>
                  <svg:desc>'B after processing'.G2:'B after processing'.G140</svg:desc>
                </draw:g>
              </table:table-cell>
              <table:table-cell office:value-type="float" office:value="577205.4995">
                <text:p>577205.4995</text:p>
                <draw:g>
                  <svg:desc>'B after processing'.H2:'B after processing'.H140</svg:desc>
                </draw:g>
              </table:table-cell>
              <table:table-cell office:value-type="float" office:value="65147.3005">
                <text:p>65147.3005</text:p>
                <draw:g>
                  <svg:desc>'B after processing'.I2:'B after processing'.I140</svg:desc>
                </draw:g>
              </table:table-cell>
              <table:table-cell office:value-type="float" office:value="NaN">
                <text:p>NaN</text:p>
                <draw:g>
                  <svg:desc>'B after processing'.J2:'B after processing'.J140</svg:desc>
                </draw:g>
              </table:table-cell>
            </table:table-row>
            <table:table-row>
              <table:table-cell office:value-type="string">
                <text:p>11:30</text:p>
              </table:table-cell>
              <table:table-cell office:value-type="float" office:value="286790">
                <text:p>286790</text:p>
              </table:table-cell>
              <table:table-cell office:value-type="float" office:value="310893.2">
                <text:p>310893.2</text:p>
              </table:table-cell>
              <table:table-cell office:value-type="float" office:value="412569.4151">
                <text:p>412569.4151</text:p>
              </table:table-cell>
              <table:table-cell office:value-type="float" office:value="209216.9849">
                <text:p>209216.9849</text:p>
              </table:table-cell>
              <table:table-cell office:value-type="float" office:value="514245.6303">
                <text:p>514245.6303</text:p>
              </table:table-cell>
              <table:table-cell office:value-type="float" office:value="107540.7697">
                <text:p>107540.7697</text:p>
              </table:table-cell>
              <table:table-cell office:value-type="float" office:value="615921.8454">
                <text:p>615921.8454</text:p>
              </table:table-cell>
              <table:table-cell office:value-type="float" office:value="5864.5546">
                <text:p>5864.5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:40</text:p>
              </table:table-cell>
              <table:table-cell office:value-type="float" office:value="346953">
                <text:p>346953</text:p>
              </table:table-cell>
              <table:table-cell office:value-type="float" office:value="278563.2">
                <text:p>278563.2</text:p>
              </table:table-cell>
              <table:table-cell office:value-type="float" office:value="345248.859">
                <text:p>345248.859</text:p>
              </table:table-cell>
              <table:table-cell office:value-type="float" office:value="211877.541">
                <text:p>211877.541</text:p>
              </table:table-cell>
              <table:table-cell office:value-type="float" office:value="411934.518">
                <text:p>411934.518</text:p>
              </table:table-cell>
              <table:table-cell office:value-type="float" office:value="145191.882">
                <text:p>145191.882</text:p>
              </table:table-cell>
              <table:table-cell office:value-type="float" office:value="478620.177">
                <text:p>478620.177</text:p>
              </table:table-cell>
              <table:table-cell office:value-type="float" office:value="78506.223">
                <text:p>78506.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:50</text:p>
              </table:table-cell>
              <table:table-cell office:value-type="float" office:value="297582">
                <text:p>297582</text:p>
              </table:table-cell>
              <table:table-cell office:value-type="float" office:value="294371.2">
                <text:p>294371.2</text:p>
              </table:table-cell>
              <table:table-cell office:value-type="float" office:value="367004.1507">
                <text:p>367004.1507</text:p>
              </table:table-cell>
              <table:table-cell office:value-type="float" office:value="221738.2493">
                <text:p>221738.2493</text:p>
              </table:table-cell>
              <table:table-cell office:value-type="float" office:value="439637.1015">
                <text:p>439637.1015</text:p>
              </table:table-cell>
              <table:table-cell office:value-type="float" office:value="149105.2985">
                <text:p>149105.2985</text:p>
              </table:table-cell>
              <table:table-cell office:value-type="float" office:value="512270.0522">
                <text:p>512270.0522</text:p>
              </table:table-cell>
              <table:table-cell office:value-type="float" office:value="76472.3478">
                <text:p>76472.3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779587">
                <text:p>779587</text:p>
              </table:table-cell>
              <table:table-cell office:value-type="float" office:value="288975.6">
                <text:p>288975.6</text:p>
              </table:table-cell>
              <table:table-cell office:value-type="float" office:value="359784.4364">
                <text:p>359784.4364</text:p>
              </table:table-cell>
              <table:table-cell office:value-type="float" office:value="218166.7636">
                <text:p>218166.7636</text:p>
              </table:table-cell>
              <table:table-cell office:value-type="float" office:value="430593.2727">
                <text:p>430593.2727</text:p>
              </table:table-cell>
              <table:table-cell office:value-type="float" office:value="147357.9273">
                <text:p>147357.9273</text:p>
              </table:table-cell>
              <table:table-cell office:value-type="float" office:value="501402.1091">
                <text:p>501402.1091</text:p>
              </table:table-cell>
              <table:table-cell office:value-type="float" office:value="76549.0909">
                <text:p>76549.09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:10</text:p>
              </table:table-cell>
              <table:table-cell office:value-type="float" office:value="416036">
                <text:p>416036</text:p>
              </table:table-cell>
              <table:table-cell office:value-type="float" office:value="376483.8">
                <text:p>376483.8</text:p>
              </table:table-cell>
              <table:table-cell office:value-type="float" office:value="610818.0796">
                <text:p>610818.0796</text:p>
              </table:table-cell>
              <table:table-cell office:value-type="float" office:value="142149.5204">
                <text:p>142149.5204</text:p>
              </table:table-cell>
              <table:table-cell office:value-type="float" office:value="845152.3592">
                <text:p>845152.3592</text:p>
              </table:table-cell>
              <table:table-cell office:value-type="float" office:value="-92184.7592">
                <text:p>-92184.7592</text:p>
              </table:table-cell>
              <table:table-cell office:value-type="float" office:value="1079486.6387">
                <text:p>1079486.6387</text:p>
              </table:table-cell>
              <table:table-cell office:value-type="float" office:value="-326519.0387">
                <text:p>-326519.0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:20</text:p>
              </table:table-cell>
              <table:table-cell office:value-type="float" office:value="371955">
                <text:p>371955</text:p>
              </table:table-cell>
              <table:table-cell office:value-type="float" office:value="425389.6">
                <text:p>425389.6</text:p>
              </table:table-cell>
              <table:table-cell office:value-type="float" office:value="629864.6718">
                <text:p>629864.6718</text:p>
              </table:table-cell>
              <table:table-cell office:value-type="float" office:value="220914.5282">
                <text:p>220914.5282</text:p>
              </table:table-cell>
              <table:table-cell office:value-type="float" office:value="834339.7436">
                <text:p>834339.7436</text:p>
              </table:table-cell>
              <table:table-cell office:value-type="float" office:value="16439.4564">
                <text:p>16439.4564</text:p>
              </table:table-cell>
              <table:table-cell office:value-type="float" office:value="1038814.8154">
                <text:p>1038814.8154</text:p>
              </table:table-cell>
              <table:table-cell office:value-type="float" office:value="-188035.6154">
                <text:p>-188035.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:30</text:p>
              </table:table-cell>
              <table:table-cell office:value-type="float" office:value="557372">
                <text:p>557372</text:p>
              </table:table-cell>
              <table:table-cell office:value-type="float" office:value="442422.6">
                <text:p>442422.6</text:p>
              </table:table-cell>
              <table:table-cell office:value-type="float" office:value="635706.725">
                <text:p>635706.725</text:p>
              </table:table-cell>
              <table:table-cell office:value-type="float" office:value="249138.475">
                <text:p>249138.475</text:p>
              </table:table-cell>
              <table:table-cell office:value-type="float" office:value="828990.8499">
                <text:p>828990.8499</text:p>
              </table:table-cell>
              <table:table-cell office:value-type="float" office:value="55854.3501">
                <text:p>55854.3501</text:p>
              </table:table-cell>
              <table:table-cell office:value-type="float" office:value="1022274.9749">
                <text:p>1022274.9749</text:p>
              </table:table-cell>
              <table:table-cell office:value-type="float" office:value="-137429.7749">
                <text:p>-137429.7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:40</text:p>
              </table:table-cell>
              <table:table-cell office:value-type="float" office:value="476234">
                <text:p>476234</text:p>
              </table:table-cell>
              <table:table-cell office:value-type="float" office:value="484506.4">
                <text:p>484506.4</text:p>
              </table:table-cell>
              <table:table-cell office:value-type="float" office:value="674689.6674">
                <text:p>674689.6674</text:p>
              </table:table-cell>
              <table:table-cell office:value-type="float" office:value="294323.1326">
                <text:p>294323.1326</text:p>
              </table:table-cell>
              <table:table-cell office:value-type="float" office:value="864872.9348">
                <text:p>864872.9348</text:p>
              </table:table-cell>
              <table:table-cell office:value-type="float" office:value="104139.8652">
                <text:p>104139.8652</text:p>
              </table:table-cell>
              <table:table-cell office:value-type="float" office:value="1055056.2022">
                <text:p>1055056.2022</text:p>
              </table:table-cell>
              <table:table-cell office:value-type="float" office:value="-86043.4022">
                <text:p>-86043.4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:50</text:p>
              </table:table-cell>
              <table:table-cell office:value-type="float" office:value="377048">
                <text:p>377048</text:p>
              </table:table-cell>
              <table:table-cell office:value-type="float" office:value="520236.8">
                <text:p>520236.8</text:p>
              </table:table-cell>
              <table:table-cell office:value-type="float" office:value="681034.1061">
                <text:p>681034.1061</text:p>
              </table:table-cell>
              <table:table-cell office:value-type="float" office:value="359439.4939">
                <text:p>359439.4939</text:p>
              </table:table-cell>
              <table:table-cell office:value-type="float" office:value="841831.4123">
                <text:p>841831.4123</text:p>
              </table:table-cell>
              <table:table-cell office:value-type="float" office:value="198642.1877">
                <text:p>198642.1877</text:p>
              </table:table-cell>
              <table:table-cell office:value-type="float" office:value="1002628.7184">
                <text:p>1002628.7184</text:p>
              </table:table-cell>
              <table:table-cell office:value-type="float" office:value="37844.8816">
                <text:p>37844.8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117091">
                <text:p>117091</text:p>
              </table:table-cell>
              <table:table-cell office:value-type="float" office:value="439729">
                <text:p>439729</text:p>
              </table:table-cell>
              <table:table-cell office:value-type="float" office:value="517600.8042">
                <text:p>517600.8042</text:p>
              </table:table-cell>
              <table:table-cell office:value-type="float" office:value="361857.1958">
                <text:p>361857.1958</text:p>
              </table:table-cell>
              <table:table-cell office:value-type="float" office:value="595472.6084">
                <text:p>595472.6084</text:p>
              </table:table-cell>
              <table:table-cell office:value-type="float" office:value="283985.3916">
                <text:p>283985.3916</text:p>
              </table:table-cell>
              <table:table-cell office:value-type="float" office:value="673344.4126">
                <text:p>673344.4126</text:p>
              </table:table-cell>
              <table:table-cell office:value-type="float" office:value="206113.5874">
                <text:p>206113.5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:10</text:p>
              </table:table-cell>
              <table:table-cell office:value-type="float" office:value="444633">
                <text:p>444633</text:p>
              </table:table-cell>
              <table:table-cell office:value-type="float" office:value="379940">
                <text:p>379940</text:p>
              </table:table-cell>
              <table:table-cell office:value-type="float" office:value="545708.1889">
                <text:p>545708.1889</text:p>
              </table:table-cell>
              <table:table-cell office:value-type="float" office:value="214171.8111">
                <text:p>214171.8111</text:p>
              </table:table-cell>
              <table:table-cell office:value-type="float" office:value="711476.3777">
                <text:p>711476.3777</text:p>
              </table:table-cell>
              <table:table-cell office:value-type="float" office:value="48403.6223">
                <text:p>48403.6223</text:p>
              </table:table-cell>
              <table:table-cell office:value-type="float" office:value="877244.5666">
                <text:p>877244.5666</text:p>
              </table:table-cell>
              <table:table-cell office:value-type="float" office:value="-117364.5666">
                <text:p>-117364.5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:20</text:p>
              </table:table-cell>
              <table:table-cell office:value-type="float" office:value="547507">
                <text:p>547507</text:p>
              </table:table-cell>
              <table:table-cell office:value-type="float" office:value="394475.6">
                <text:p>394475.6</text:p>
              </table:table-cell>
              <table:table-cell office:value-type="float" office:value="562539.1114">
                <text:p>562539.1114</text:p>
              </table:table-cell>
              <table:table-cell office:value-type="float" office:value="226412.0886">
                <text:p>226412.0886</text:p>
              </table:table-cell>
              <table:table-cell office:value-type="float" office:value="730602.6228">
                <text:p>730602.6228</text:p>
              </table:table-cell>
              <table:table-cell office:value-type="float" office:value="58348.5772">
                <text:p>58348.5772</text:p>
              </table:table-cell>
              <table:table-cell office:value-type="float" office:value="898666.1342">
                <text:p>898666.1342</text:p>
              </table:table-cell>
              <table:table-cell office:value-type="float" office:value="-109714.9342">
                <text:p>-109714.9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:30</text:p>
              </table:table-cell>
              <table:table-cell office:value-type="float" office:value="485524">
                <text:p>485524</text:p>
              </table:table-cell>
              <table:table-cell office:value-type="float" office:value="392502.6">
                <text:p>392502.6</text:p>
              </table:table-cell>
              <table:table-cell office:value-type="float" office:value="558217.1769">
                <text:p>558217.1769</text:p>
              </table:table-cell>
              <table:table-cell office:value-type="float" office:value="226788.0231">
                <text:p>226788.0231</text:p>
              </table:table-cell>
              <table:table-cell office:value-type="float" office:value="723931.7539">
                <text:p>723931.7539</text:p>
              </table:table-cell>
              <table:table-cell office:value-type="float" office:value="61073.4461">
                <text:p>61073.4461</text:p>
              </table:table-cell>
              <table:table-cell office:value-type="float" office:value="889646.3308">
                <text:p>889646.3308</text:p>
              </table:table-cell>
              <table:table-cell office:value-type="float" office:value="-104641.1308">
                <text:p>-104641.1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:40</text:p>
              </table:table-cell>
              <table:table-cell office:value-type="float" office:value="547314">
                <text:p>547314</text:p>
              </table:table-cell>
              <table:table-cell office:value-type="float" office:value="394360.6">
                <text:p>394360.6</text:p>
              </table:table-cell>
              <table:table-cell office:value-type="float" office:value="561296.2588">
                <text:p>561296.2588</text:p>
              </table:table-cell>
              <table:table-cell office:value-type="float" office:value="227424.9412">
                <text:p>227424.9412</text:p>
              </table:table-cell>
              <table:table-cell office:value-type="float" office:value="728231.9176">
                <text:p>728231.9176</text:p>
              </table:table-cell>
              <table:table-cell office:value-type="float" office:value="60489.2824">
                <text:p>60489.2824</text:p>
              </table:table-cell>
              <table:table-cell office:value-type="float" office:value="895167.5764">
                <text:p>895167.5764</text:p>
              </table:table-cell>
              <table:table-cell office:value-type="float" office:value="-106446.3764">
                <text:p>-106446.3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:50</text:p>
              </table:table-cell>
              <table:table-cell office:value-type="float" office:value="322924">
                <text:p>322924</text:p>
              </table:table-cell>
              <table:table-cell office:value-type="float" office:value="428413.8">
                <text:p>428413.8</text:p>
              </table:table-cell>
              <table:table-cell office:value-type="float" office:value="607834.3751">
                <text:p>607834.3751</text:p>
              </table:table-cell>
              <table:table-cell office:value-type="float" office:value="248993.2249">
                <text:p>248993.2249</text:p>
              </table:table-cell>
              <table:table-cell office:value-type="float" office:value="787254.9501">
                <text:p>787254.9501</text:p>
              </table:table-cell>
              <table:table-cell office:value-type="float" office:value="69572.6499">
                <text:p>69572.6499</text:p>
              </table:table-cell>
              <table:table-cell office:value-type="float" office:value="966675.5252">
                <text:p>966675.5252</text:p>
              </table:table-cell>
              <table:table-cell office:value-type="float" office:value="-109847.9252">
                <text:p>-109847.9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1092019">
                <text:p>1092019</text:p>
              </table:table-cell>
              <table:table-cell office:value-type="float" office:value="469580.4">
                <text:p>469580.4</text:p>
              </table:table-cell>
              <table:table-cell office:value-type="float" office:value="562450.926">
                <text:p>562450.926</text:p>
              </table:table-cell>
              <table:table-cell office:value-type="float" office:value="376709.874">
                <text:p>376709.874</text:p>
              </table:table-cell>
              <table:table-cell office:value-type="float" office:value="655321.4519">
                <text:p>655321.4519</text:p>
              </table:table-cell>
              <table:table-cell office:value-type="float" office:value="283839.3481">
                <text:p>283839.3481</text:p>
              </table:table-cell>
              <table:table-cell office:value-type="float" office:value="748191.9779">
                <text:p>748191.9779</text:p>
              </table:table-cell>
              <table:table-cell office:value-type="float" office:value="190968.8221">
                <text:p>190968.8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:10</text:p>
              </table:table-cell>
              <table:table-cell office:value-type="float" office:value="199903">
                <text:p>199903</text:p>
              </table:table-cell>
              <table:table-cell office:value-type="float" office:value="599057.6">
                <text:p>599057.6</text:p>
              </table:table-cell>
              <table:table-cell office:value-type="float" office:value="889525.0895">
                <text:p>889525.0895</text:p>
              </table:table-cell>
              <table:table-cell office:value-type="float" office:value="308590.1105">
                <text:p>308590.1105</text:p>
              </table:table-cell>
              <table:table-cell office:value-type="float" office:value="1179992.579">
                <text:p>1179992.579</text:p>
              </table:table-cell>
              <table:table-cell office:value-type="float" office:value="18122.621">
                <text:p>18122.621</text:p>
              </table:table-cell>
              <table:table-cell office:value-type="float" office:value="1470460.0684">
                <text:p>1470460.0684</text:p>
              </table:table-cell>
              <table:table-cell office:value-type="float" office:value="-272344.8684">
                <text:p>-272344.8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:20</text:p>
              </table:table-cell>
              <table:table-cell office:value-type="float" office:value="574129">
                <text:p>574129</text:p>
              </table:table-cell>
              <table:table-cell office:value-type="float" office:value="529536.8">
                <text:p>529536.8</text:p>
              </table:table-cell>
              <table:table-cell office:value-type="float" office:value="872314.6697">
                <text:p>872314.6697</text:p>
              </table:table-cell>
              <table:table-cell office:value-type="float" office:value="186758.9303">
                <text:p>186758.9303</text:p>
              </table:table-cell>
              <table:table-cell office:value-type="float" office:value="1215092.5395">
                <text:p>1215092.5395</text:p>
              </table:table-cell>
              <table:table-cell office:value-type="float" office:value="-156018.9395">
                <text:p>-156018.9395</text:p>
              </table:table-cell>
              <table:table-cell office:value-type="float" office:value="1557870.4092">
                <text:p>1557870.4092</text:p>
              </table:table-cell>
              <table:table-cell office:value-type="float" office:value="-498796.8092">
                <text:p>-498796.8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:30</text:p>
              </table:table-cell>
              <table:table-cell office:value-type="float" office:value="721306">
                <text:p>721306</text:p>
              </table:table-cell>
              <table:table-cell office:value-type="float" office:value="547257.8">
                <text:p>547257.8</text:p>
              </table:table-cell>
              <table:table-cell office:value-type="float" office:value="889481.3528">
                <text:p>889481.3528</text:p>
              </table:table-cell>
              <table:table-cell office:value-type="float" office:value="205034.2472">
                <text:p>205034.2472</text:p>
              </table:table-cell>
              <table:table-cell office:value-type="float" office:value="1231704.9057">
                <text:p>1231704.9057</text:p>
              </table:table-cell>
              <table:table-cell office:value-type="float" office:value="-137189.3057">
                <text:p>-137189.3057</text:p>
              </table:table-cell>
              <table:table-cell office:value-type="float" office:value="1573928.4585">
                <text:p>1573928.4585</text:p>
              </table:table-cell>
              <table:table-cell office:value-type="float" office:value="-479412.8585">
                <text:p>-479412.8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:40</text:p>
              </table:table-cell>
              <table:table-cell office:value-type="float" office:value="808404">
                <text:p>808404</text:p>
              </table:table-cell>
              <table:table-cell office:value-type="float" office:value="582056.2">
                <text:p>582056.2</text:p>
              </table:table-cell>
              <table:table-cell office:value-type="float" office:value="933021.2873">
                <text:p>933021.2873</text:p>
              </table:table-cell>
              <table:table-cell office:value-type="float" office:value="231091.1127">
                <text:p>231091.1127</text:p>
              </table:table-cell>
              <table:table-cell office:value-type="float" office:value="1283986.3746">
                <text:p>1283986.3746</text:p>
              </table:table-cell>
              <table:table-cell office:value-type="float" office:value="-119873.9746">
                <text:p>-119873.9746</text:p>
              </table:table-cell>
              <table:table-cell office:value-type="float" office:value="1634951.4619">
                <text:p>1634951.4619</text:p>
              </table:table-cell>
              <table:table-cell office:value-type="float" office:value="-470839.0619">
                <text:p>-470839.0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:50</text:p>
              </table:table-cell>
              <table:table-cell office:value-type="float" office:value="735837">
                <text:p>735837</text:p>
              </table:table-cell>
              <table:table-cell office:value-type="float" office:value="679152.2">
                <text:p>679152.2</text:p>
              </table:table-cell>
              <table:table-cell office:value-type="float" office:value="1006891.2858">
                <text:p>1006891.2858</text:p>
              </table:table-cell>
              <table:table-cell office:value-type="float" office:value="351413.1142">
                <text:p>351413.1142</text:p>
              </table:table-cell>
              <table:table-cell office:value-type="float" office:value="1334630.3716">
                <text:p>1334630.3716</text:p>
              </table:table-cell>
              <table:table-cell office:value-type="float" office:value="23674.0284">
                <text:p>23674.0284</text:p>
              </table:table-cell>
              <table:table-cell office:value-type="float" office:value="1662369.4574">
                <text:p>1662369.4574</text:p>
              </table:table-cell>
              <table:table-cell office:value-type="float" office:value="-304065.0574">
                <text:p>-304065.0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426842">
                <text:p>426842</text:p>
              </table:table-cell>
              <table:table-cell office:value-type="float" office:value="607915.8">
                <text:p>607915.8</text:p>
              </table:table-cell>
              <table:table-cell office:value-type="float" office:value="851345.8115">
                <text:p>851345.8115</text:p>
              </table:table-cell>
              <table:table-cell office:value-type="float" office:value="364485.7885">
                <text:p>364485.7885</text:p>
              </table:table-cell>
              <table:table-cell office:value-type="float" office:value="1094775.823">
                <text:p>1094775.823</text:p>
              </table:table-cell>
              <table:table-cell office:value-type="float" office:value="121055.777">
                <text:p>121055.777</text:p>
              </table:table-cell>
              <table:table-cell office:value-type="float" office:value="1338205.8345">
                <text:p>1338205.8345</text:p>
              </table:table-cell>
              <table:table-cell office:value-type="float" office:value="-122374.2345">
                <text:p>-122374.2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:10</text:p>
              </table:table-cell>
              <table:table-cell office:value-type="float" office:value="213035">
                <text:p>213035</text:p>
              </table:table-cell>
              <table:table-cell office:value-type="float" office:value="653303.6">
                <text:p>653303.6</text:p>
              </table:table-cell>
              <table:table-cell office:value-type="float" office:value="805820.5631">
                <text:p>805820.5631</text:p>
              </table:table-cell>
              <table:table-cell office:value-type="float" office:value="500786.6369">
                <text:p>500786.6369</text:p>
              </table:table-cell>
              <table:table-cell office:value-type="float" office:value="958337.5262">
                <text:p>958337.5262</text:p>
              </table:table-cell>
              <table:table-cell office:value-type="float" office:value="348269.6738">
                <text:p>348269.6738</text:p>
              </table:table-cell>
              <table:table-cell office:value-type="float" office:value="1110854.4894">
                <text:p>1110854.4894</text:p>
              </table:table-cell>
              <table:table-cell office:value-type="float" office:value="195752.7106">
                <text:p>195752.7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:20</text:p>
              </table:table-cell>
              <table:table-cell office:value-type="float" office:value="308223">
                <text:p>308223</text:p>
              </table:table-cell>
              <table:table-cell office:value-type="float" office:value="581084.8">
                <text:p>581084.8</text:p>
              </table:table-cell>
              <table:table-cell office:value-type="float" office:value="833342.4776">
                <text:p>833342.4776</text:p>
              </table:table-cell>
              <table:table-cell office:value-type="float" office:value="328827.1224">
                <text:p>328827.1224</text:p>
              </table:table-cell>
              <table:table-cell office:value-type="float" office:value="1085600.1552">
                <text:p>1085600.1552</text:p>
              </table:table-cell>
              <table:table-cell office:value-type="float" office:value="76569.4448">
                <text:p>76569.4448</text:p>
              </table:table-cell>
              <table:table-cell office:value-type="float" office:value="1337857.8328">
                <text:p>1337857.8328</text:p>
              </table:table-cell>
              <table:table-cell office:value-type="float" office:value="-175688.2328">
                <text:p>-175688.2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:30</text:p>
              </table:table-cell>
              <table:table-cell office:value-type="float" office:value="473039">
                <text:p>473039</text:p>
              </table:table-cell>
              <table:table-cell office:value-type="float" office:value="498468.2">
                <text:p>498468.2</text:p>
              </table:table-cell>
              <table:table-cell office:value-type="float" office:value="760765.6493">
                <text:p>760765.6493</text:p>
              </table:table-cell>
              <table:table-cell office:value-type="float" office:value="236170.7507">
                <text:p>236170.7507</text:p>
              </table:table-cell>
              <table:table-cell office:value-type="float" office:value="1023063.0986">
                <text:p>1023063.0986</text:p>
              </table:table-cell>
              <table:table-cell office:value-type="float" office:value="-26126.6986">
                <text:p>-26126.6986</text:p>
              </table:table-cell>
              <table:table-cell office:value-type="float" office:value="1285360.5479">
                <text:p>1285360.5479</text:p>
              </table:table-cell>
              <table:table-cell office:value-type="float" office:value="-288424.1479">
                <text:p>-288424.1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:40</text:p>
              </table:table-cell>
              <table:table-cell office:value-type="float" office:value="556375">
                <text:p>556375</text:p>
              </table:table-cell>
              <table:table-cell office:value-type="float" office:value="431395.2">
                <text:p>431395.2</text:p>
              </table:table-cell>
              <table:table-cell office:value-type="float" office:value="629695.676">
                <text:p>629695.676</text:p>
              </table:table-cell>
              <table:table-cell office:value-type="float" office:value="233094.724">
                <text:p>233094.724</text:p>
              </table:table-cell>
              <table:table-cell office:value-type="float" office:value="827996.152">
                <text:p>827996.152</text:p>
              </table:table-cell>
              <table:table-cell office:value-type="float" office:value="34794.248">
                <text:p>34794.248</text:p>
              </table:table-cell>
              <table:table-cell office:value-type="float" office:value="1026296.6279">
                <text:p>1026296.6279</text:p>
              </table:table-cell>
              <table:table-cell office:value-type="float" office:value="-163506.2279">
                <text:p>-163506.2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:50</text:p>
              </table:table-cell>
              <table:table-cell office:value-type="float" office:value="549040">
                <text:p>549040</text:p>
              </table:table-cell>
              <table:table-cell office:value-type="float" office:value="395502.8">
                <text:p>395502.8</text:p>
              </table:table-cell>
              <table:table-cell office:value-type="float" office:value="531320.8161">
                <text:p>531320.8161</text:p>
              </table:table-cell>
              <table:table-cell office:value-type="float" office:value="259684.7839">
                <text:p>259684.7839</text:p>
              </table:table-cell>
              <table:table-cell office:value-type="float" office:value="667138.8323">
                <text:p>667138.8323</text:p>
              </table:table-cell>
              <table:table-cell office:value-type="float" office:value="123866.7677">
                <text:p>123866.7677</text:p>
              </table:table-cell>
              <table:table-cell office:value-type="float" office:value="802956.8484">
                <text:p>802956.8484</text:p>
              </table:table-cell>
              <table:table-cell office:value-type="float" office:value="-11951.2484">
                <text:p>-11951.2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780939">
                <text:p>780939</text:p>
              </table:table-cell>
              <table:table-cell office:value-type="float" office:value="419942.4">
                <text:p>419942.4</text:p>
              </table:table-cell>
              <table:table-cell office:value-type="float" office:value="572742.261">
                <text:p>572742.261</text:p>
              </table:table-cell>
              <table:table-cell office:value-type="float" office:value="267142.539">
                <text:p>267142.539</text:p>
              </table:table-cell>
              <table:table-cell office:value-type="float" office:value="725542.122">
                <text:p>725542.122</text:p>
              </table:table-cell>
              <table:table-cell office:value-type="float" office:value="114342.678">
                <text:p>114342.678</text:p>
              </table:table-cell>
              <table:table-cell office:value-type="float" office:value="878341.9831">
                <text:p>878341.9831</text:p>
              </table:table-cell>
              <table:table-cell office:value-type="float" office:value="-38457.1831">
                <text:p>-38457.1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:10</text:p>
              </table:table-cell>
              <table:table-cell office:value-type="float" office:value="516135">
                <text:p>516135</text:p>
              </table:table-cell>
              <table:table-cell office:value-type="float" office:value="533523.2">
                <text:p>533523.2</text:p>
              </table:table-cell>
              <table:table-cell office:value-type="float" office:value="704107.5431">
                <text:p>704107.5431</text:p>
              </table:table-cell>
              <table:table-cell office:value-type="float" office:value="362938.8569">
                <text:p>362938.8569</text:p>
              </table:table-cell>
              <table:table-cell office:value-type="float" office:value="874691.8863">
                <text:p>874691.8863</text:p>
              </table:table-cell>
              <table:table-cell office:value-type="float" office:value="192354.5137">
                <text:p>192354.5137</text:p>
              </table:table-cell>
              <table:table-cell office:value-type="float" office:value="1045276.2294">
                <text:p>1045276.2294</text:p>
              </table:table-cell>
              <table:table-cell office:value-type="float" office:value="21770.1706">
                <text:p>21770.1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:20</text:p>
              </table:table-cell>
              <table:table-cell office:value-type="float" office:value="522682">
                <text:p>522682</text:p>
              </table:table-cell>
              <table:table-cell office:value-type="float" office:value="575105.6">
                <text:p>575105.6</text:p>
              </table:table-cell>
              <table:table-cell office:value-type="float" office:value="694785.1324">
                <text:p>694785.1324</text:p>
              </table:table-cell>
              <table:table-cell office:value-type="float" office:value="455426.0676">
                <text:p>455426.0676</text:p>
              </table:table-cell>
              <table:table-cell office:value-type="float" office:value="814464.6649">
                <text:p>814464.6649</text:p>
              </table:table-cell>
              <table:table-cell office:value-type="float" office:value="335746.5351">
                <text:p>335746.5351</text:p>
              </table:table-cell>
              <table:table-cell office:value-type="float" office:value="934144.1973">
                <text:p>934144.1973</text:p>
              </table:table-cell>
              <table:table-cell office:value-type="float" office:value="216067.0027">
                <text:p>216067.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:30</text:p>
              </table:table-cell>
              <table:table-cell office:value-type="float" office:value="255543">
                <text:p>255543</text:p>
              </table:table-cell>
              <table:table-cell office:value-type="float" office:value="585034.2">
                <text:p>585034.2</text:p>
              </table:table-cell>
              <table:table-cell office:value-type="float" office:value="695861.2268">
                <text:p>695861.2268</text:p>
              </table:table-cell>
              <table:table-cell office:value-type="float" office:value="474207.1732">
                <text:p>474207.1732</text:p>
              </table:table-cell>
              <table:table-cell office:value-type="float" office:value="806688.2535">
                <text:p>806688.2535</text:p>
              </table:table-cell>
              <table:table-cell office:value-type="float" office:value="363380.1465">
                <text:p>363380.1465</text:p>
              </table:table-cell>
              <table:table-cell office:value-type="float" office:value="917515.2803">
                <text:p>917515.2803</text:p>
              </table:table-cell>
              <table:table-cell office:value-type="float" office:value="252553.1197">
                <text:p>252553.1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:40</text:p>
              </table:table-cell>
              <table:table-cell office:value-type="float" office:value="621437">
                <text:p>621437</text:p>
              </table:table-cell>
              <table:table-cell office:value-type="float" office:value="524867.8">
                <text:p>524867.8</text:p>
              </table:table-cell>
              <table:table-cell office:value-type="float" office:value="711129.4722">
                <text:p>711129.4722</text:p>
              </table:table-cell>
              <table:table-cell office:value-type="float" office:value="338606.1278">
                <text:p>338606.1278</text:p>
              </table:table-cell>
              <table:table-cell office:value-type="float" office:value="897391.1444">
                <text:p>897391.1444</text:p>
              </table:table-cell>
              <table:table-cell office:value-type="float" office:value="152344.4556">
                <text:p>152344.4556</text:p>
              </table:table-cell>
              <table:table-cell office:value-type="float" office:value="1083652.8166">
                <text:p>1083652.8166</text:p>
              </table:table-cell>
              <table:table-cell office:value-type="float" office:value="-33917.2166">
                <text:p>-33917.2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:50</text:p>
              </table:table-cell>
              <table:table-cell office:value-type="float" office:value="737701">
                <text:p>737701</text:p>
              </table:table-cell>
              <table:table-cell office:value-type="float" office:value="539347.2">
                <text:p>539347.2</text:p>
              </table:table-cell>
              <table:table-cell office:value-type="float" office:value="730702.0354">
                <text:p>730702.0354</text:p>
              </table:table-cell>
              <table:table-cell office:value-type="float" office:value="347992.3646">
                <text:p>347992.3646</text:p>
              </table:table-cell>
              <table:table-cell office:value-type="float" office:value="922056.8708">
                <text:p>922056.8708</text:p>
              </table:table-cell>
              <table:table-cell office:value-type="float" office:value="156637.5292">
                <text:p>156637.5292</text:p>
              </table:table-cell>
              <table:table-cell office:value-type="float" office:value="1113411.7062">
                <text:p>1113411.7062</text:p>
              </table:table-cell>
              <table:table-cell office:value-type="float" office:value="-34717.3062">
                <text:p>-34717.3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167441">
                <text:p>167441</text:p>
              </table:table-cell>
              <table:table-cell office:value-type="float" office:value="530699.6">
                <text:p>530699.6</text:p>
              </table:table-cell>
              <table:table-cell office:value-type="float" office:value="708934.2903">
                <text:p>708934.2903</text:p>
              </table:table-cell>
              <table:table-cell office:value-type="float" office:value="352464.9097">
                <text:p>352464.9097</text:p>
              </table:table-cell>
              <table:table-cell office:value-type="float" office:value="887168.9807">
                <text:p>887168.9807</text:p>
              </table:table-cell>
              <table:table-cell office:value-type="float" office:value="174230.2193">
                <text:p>174230.2193</text:p>
              </table:table-cell>
              <table:table-cell office:value-type="float" office:value="1065403.671">
                <text:p>1065403.671</text:p>
              </table:table-cell>
              <table:table-cell office:value-type="float" office:value="-4004.471">
                <text:p>-4004.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:10</text:p>
              </table:table-cell>
              <table:table-cell office:value-type="float" office:value="585977">
                <text:p>585977</text:p>
              </table:table-cell>
              <table:table-cell office:value-type="float" office:value="460960.8">
                <text:p>460960.8</text:p>
              </table:table-cell>
              <table:table-cell office:value-type="float" office:value="703085.5618">
                <text:p>703085.5618</text:p>
              </table:table-cell>
              <table:table-cell office:value-type="float" office:value="218836.0382">
                <text:p>218836.0382</text:p>
              </table:table-cell>
              <table:table-cell office:value-type="float" office:value="945210.3236">
                <text:p>945210.3236</text:p>
              </table:table-cell>
              <table:table-cell office:value-type="float" office:value="-23288.7236">
                <text:p>-23288.7236</text:p>
              </table:table-cell>
              <table:table-cell office:value-type="float" office:value="1187335.0855">
                <text:p>1187335.0855</text:p>
              </table:table-cell>
              <table:table-cell office:value-type="float" office:value="-265413.4855">
                <text:p>-265413.4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:20</text:p>
              </table:table-cell>
              <table:table-cell office:value-type="float" office:value="668247">
                <text:p>668247</text:p>
              </table:table-cell>
              <table:table-cell office:value-type="float" office:value="473619.8">
                <text:p>473619.8</text:p>
              </table:table-cell>
              <table:table-cell office:value-type="float" office:value="721367.6019">
                <text:p>721367.6019</text:p>
              </table:table-cell>
              <table:table-cell office:value-type="float" office:value="225871.9981">
                <text:p>225871.9981</text:p>
              </table:table-cell>
              <table:table-cell office:value-type="float" office:value="969115.4039">
                <text:p>969115.4039</text:p>
              </table:table-cell>
              <table:table-cell office:value-type="float" office:value="-21875.8039">
                <text:p>-21875.8039</text:p>
              </table:table-cell>
              <table:table-cell office:value-type="float" office:value="1216863.2058">
                <text:p>1216863.2058</text:p>
              </table:table-cell>
              <table:table-cell office:value-type="float" office:value="-269623.6058">
                <text:p>-269623.6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:30</text:p>
              </table:table-cell>
              <table:table-cell office:value-type="float" office:value="415742">
                <text:p>415742</text:p>
              </table:table-cell>
              <table:table-cell office:value-type="float" office:value="556160.6">
                <text:p>556160.6</text:p>
              </table:table-cell>
              <table:table-cell office:value-type="float" office:value="780756.4768">
                <text:p>780756.4768</text:p>
              </table:table-cell>
              <table:table-cell office:value-type="float" office:value="331564.7232">
                <text:p>331564.7232</text:p>
              </table:table-cell>
              <table:table-cell office:value-type="float" office:value="1005352.3535">
                <text:p>1005352.3535</text:p>
              </table:table-cell>
              <table:table-cell office:value-type="float" office:value="106968.8465">
                <text:p>106968.8465</text:p>
              </table:table-cell>
              <table:table-cell office:value-type="float" office:value="1229948.2303">
                <text:p>1229948.2303</text:p>
              </table:table-cell>
              <table:table-cell office:value-type="float" office:value="-117627.0303">
                <text:p>-117627.0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:40</text:p>
              </table:table-cell>
              <table:table-cell office:value-type="float" office:value="727229">
                <text:p>727229</text:p>
              </table:table-cell>
              <table:table-cell office:value-type="float" office:value="515021.6">
                <text:p>515021.6</text:p>
              </table:table-cell>
              <table:table-cell office:value-type="float" office:value="743477.0222">
                <text:p>743477.0222</text:p>
              </table:table-cell>
              <table:table-cell office:value-type="float" office:value="286566.1778">
                <text:p>286566.1778</text:p>
              </table:table-cell>
              <table:table-cell office:value-type="float" office:value="971932.4443">
                <text:p>971932.4443</text:p>
              </table:table-cell>
              <table:table-cell office:value-type="float" office:value="58110.7557">
                <text:p>58110.7557</text:p>
              </table:table-cell>
              <table:table-cell office:value-type="float" office:value="1200387.8665">
                <text:p>1200387.8665</text:p>
              </table:table-cell>
              <table:table-cell office:value-type="float" office:value="-170344.6665">
                <text:p>-170344.6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:50</text:p>
              </table:table-cell>
              <table:table-cell office:value-type="float" office:value="338148">
                <text:p>338148</text:p>
              </table:table-cell>
              <table:table-cell office:value-type="float" office:value="512927.2">
                <text:p>512927.2</text:p>
              </table:table-cell>
              <table:table-cell office:value-type="float" office:value="738864.9417">
                <text:p>738864.9417</text:p>
              </table:table-cell>
              <table:table-cell office:value-type="float" office:value="286989.4583">
                <text:p>286989.4583</text:p>
              </table:table-cell>
              <table:table-cell office:value-type="float" office:value="964802.6834">
                <text:p>964802.6834</text:p>
              </table:table-cell>
              <table:table-cell office:value-type="float" office:value="61051.7166">
                <text:p>61051.7166</text:p>
              </table:table-cell>
              <table:table-cell office:value-type="float" office:value="1190740.4251">
                <text:p>1190740.4251</text:p>
              </table:table-cell>
              <table:table-cell office:value-type="float" office:value="-164886.0251">
                <text:p>-164886.0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398395">
                <text:p>398395</text:p>
              </table:table-cell>
              <table:table-cell office:value-type="float" office:value="547068.6">
                <text:p>547068.6</text:p>
              </table:table-cell>
              <table:table-cell office:value-type="float" office:value="712560.5416">
                <text:p>712560.5416</text:p>
              </table:table-cell>
              <table:table-cell office:value-type="float" office:value="381576.6584">
                <text:p>381576.6584</text:p>
              </table:table-cell>
              <table:table-cell office:value-type="float" office:value="878052.4832">
                <text:p>878052.4832</text:p>
              </table:table-cell>
              <table:table-cell office:value-type="float" office:value="216084.7168">
                <text:p>216084.7168</text:p>
              </table:table-cell>
              <table:table-cell office:value-type="float" office:value="1043544.4248">
                <text:p>1043544.4248</text:p>
              </table:table-cell>
              <table:table-cell office:value-type="float" office:value="50592.7752">
                <text:p>50592.7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:10</text:p>
              </table:table-cell>
              <table:table-cell office:value-type="float" office:value="677948">
                <text:p>677948</text:p>
              </table:table-cell>
              <table:table-cell office:value-type="float" office:value="509552.2">
                <text:p>509552.2</text:p>
              </table:table-cell>
              <table:table-cell office:value-type="float" office:value="684982.3181">
                <text:p>684982.3181</text:p>
              </table:table-cell>
              <table:table-cell office:value-type="float" office:value="334122.0819">
                <text:p>334122.0819</text:p>
              </table:table-cell>
              <table:table-cell office:value-type="float" office:value="860412.4362">
                <text:p>860412.4362</text:p>
              </table:table-cell>
              <table:table-cell office:value-type="float" office:value="158691.9638">
                <text:p>158691.9638</text:p>
              </table:table-cell>
              <table:table-cell office:value-type="float" office:value="1035842.5542">
                <text:p>1035842.5542</text:p>
              </table:table-cell>
              <table:table-cell office:value-type="float" office:value="-16738.1542">
                <text:p>-16738.1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:20</text:p>
              </table:table-cell>
              <table:table-cell office:value-type="float" office:value="653787">
                <text:p>653787</text:p>
              </table:table-cell>
              <table:table-cell office:value-type="float" office:value="511492.4">
                <text:p>511492.4</text:p>
              </table:table-cell>
              <table:table-cell office:value-type="float" office:value="689155.8384">
                <text:p>689155.8384</text:p>
              </table:table-cell>
              <table:table-cell office:value-type="float" office:value="333828.9616">
                <text:p>333828.9616</text:p>
              </table:table-cell>
              <table:table-cell office:value-type="float" office:value="866819.2768">
                <text:p>866819.2768</text:p>
              </table:table-cell>
              <table:table-cell office:value-type="float" office:value="156165.5232">
                <text:p>156165.5232</text:p>
              </table:table-cell>
              <table:table-cell office:value-type="float" office:value="1044482.7151">
                <text:p>1044482.7151</text:p>
              </table:table-cell>
              <table:table-cell office:value-type="float" office:value="-21497.9151">
                <text:p>-21497.9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:30</text:p>
              </table:table-cell>
              <table:table-cell office:value-type="float" office:value="650538">
                <text:p>650538</text:p>
              </table:table-cell>
              <table:table-cell office:value-type="float" office:value="559101.4">
                <text:p>559101.4</text:p>
              </table:table-cell>
              <table:table-cell office:value-type="float" office:value="736586.4128">
                <text:p>736586.4128</text:p>
              </table:table-cell>
              <table:table-cell office:value-type="float" office:value="381616.3872">
                <text:p>381616.3872</text:p>
              </table:table-cell>
              <table:table-cell office:value-type="float" office:value="914071.4255">
                <text:p>914071.4255</text:p>
              </table:table-cell>
              <table:table-cell office:value-type="float" office:value="204131.3745">
                <text:p>204131.3745</text:p>
              </table:table-cell>
              <table:table-cell office:value-type="float" office:value="1091556.4383">
                <text:p>1091556.4383</text:p>
              </table:table-cell>
              <table:table-cell office:value-type="float" office:value="26646.3617">
                <text:p>26646.3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:40</text:p>
              </table:table-cell>
              <table:table-cell office:value-type="float" office:value="662722">
                <text:p>662722</text:p>
              </table:table-cell>
              <table:table-cell office:value-type="float" office:value="543763.2">
                <text:p>543763.2</text:p>
              </table:table-cell>
              <table:table-cell office:value-type="float" office:value="705720.8944">
                <text:p>705720.8944</text:p>
              </table:table-cell>
              <table:table-cell office:value-type="float" office:value="381805.5056">
                <text:p>381805.5056</text:p>
              </table:table-cell>
              <table:table-cell office:value-type="float" office:value="867678.5888">
                <text:p>867678.5888</text:p>
              </table:table-cell>
              <table:table-cell office:value-type="float" office:value="219847.8112">
                <text:p>219847.8112</text:p>
              </table:table-cell>
              <table:table-cell office:value-type="float" office:value="1029636.2831">
                <text:p>1029636.2831</text:p>
              </table:table-cell>
              <table:table-cell office:value-type="float" office:value="57890.1169">
                <text:p>57890.1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:50</text:p>
              </table:table-cell>
              <table:table-cell office:value-type="float" office:value="751391">
                <text:p>751391</text:p>
              </table:table-cell>
              <table:table-cell office:value-type="float" office:value="608678">
                <text:p>608678</text:p>
              </table:table-cell>
              <table:table-cell office:value-type="float" office:value="726708.8311">
                <text:p>726708.8311</text:p>
              </table:table-cell>
              <table:table-cell office:value-type="float" office:value="490647.1689">
                <text:p>490647.1689</text:p>
              </table:table-cell>
              <table:table-cell office:value-type="float" office:value="844739.6623">
                <text:p>844739.6623</text:p>
              </table:table-cell>
              <table:table-cell office:value-type="float" office:value="372616.3377">
                <text:p>372616.3377</text:p>
              </table:table-cell>
              <table:table-cell office:value-type="float" office:value="962770.4934">
                <text:p>962770.4934</text:p>
              </table:table-cell>
              <table:table-cell office:value-type="float" office:value="254585.5066">
                <text:p>254585.5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684967">
                <text:p>684967</text:p>
              </table:table-cell>
              <table:table-cell office:value-type="float" office:value="679277.2">
                <text:p>679277.2</text:p>
              </table:table-cell>
              <table:table-cell office:value-type="float" office:value="720966.3277">
                <text:p>720966.3277</text:p>
              </table:table-cell>
              <table:table-cell office:value-type="float" office:value="637588.0723">
                <text:p>637588.0723</text:p>
              </table:table-cell>
              <table:table-cell office:value-type="float" office:value="762655.4555">
                <text:p>762655.4555</text:p>
              </table:table-cell>
              <table:table-cell office:value-type="float" office:value="595898.9445">
                <text:p>595898.9445</text:p>
              </table:table-cell>
              <table:table-cell office:value-type="float" office:value="804344.5832">
                <text:p>804344.5832</text:p>
              </table:table-cell>
              <table:table-cell office:value-type="float" office:value="554209.8168">
                <text:p>554209.8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10</text:p>
              </table:table-cell>
              <table:table-cell office:value-type="float" office:value="494758">
                <text:p>494758</text:p>
              </table:table-cell>
              <table:table-cell office:value-type="float" office:value="680681">
                <text:p>680681</text:p>
              </table:table-cell>
              <table:table-cell office:value-type="float" office:value="722432.3091">
                <text:p>722432.3091</text:p>
              </table:table-cell>
              <table:table-cell office:value-type="float" office:value="638929.6909">
                <text:p>638929.6909</text:p>
              </table:table-cell>
              <table:table-cell office:value-type="float" office:value="764183.6183">
                <text:p>764183.6183</text:p>
              </table:table-cell>
              <table:table-cell office:value-type="float" office:value="597178.3817">
                <text:p>597178.3817</text:p>
              </table:table-cell>
              <table:table-cell office:value-type="float" office:value="805934.9274">
                <text:p>805934.9274</text:p>
              </table:table-cell>
              <table:table-cell office:value-type="float" office:value="555427.0726">
                <text:p>555427.0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20</text:p>
              </table:table-cell>
              <table:table-cell office:value-type="float" office:value="500284">
                <text:p>500284</text:p>
              </table:table-cell>
              <table:table-cell office:value-type="float" office:value="648875.2">
                <text:p>648875.2</text:p>
              </table:table-cell>
              <table:table-cell office:value-type="float" office:value="743425.0776">
                <text:p>743425.0776</text:p>
              </table:table-cell>
              <table:table-cell office:value-type="float" office:value="554325.3224">
                <text:p>554325.3224</text:p>
              </table:table-cell>
              <table:table-cell office:value-type="float" office:value="837974.9551">
                <text:p>837974.9551</text:p>
              </table:table-cell>
              <table:table-cell office:value-type="float" office:value="459775.4449">
                <text:p>459775.4449</text:p>
              </table:table-cell>
              <table:table-cell office:value-type="float" office:value="932524.8327">
                <text:p>932524.8327</text:p>
              </table:table-cell>
              <table:table-cell office:value-type="float" office:value="365225.5673">
                <text:p>365225.5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30</text:p>
              </table:table-cell>
              <table:table-cell office:value-type="float" office:value="775128">
                <text:p>775128</text:p>
              </table:table-cell>
              <table:table-cell office:value-type="float" office:value="618824.4">
                <text:p>618824.4</text:p>
              </table:table-cell>
              <table:table-cell office:value-type="float" office:value="734280.0671">
                <text:p>734280.0671</text:p>
              </table:table-cell>
              <table:table-cell office:value-type="float" office:value="503368.7329">
                <text:p>503368.7329</text:p>
              </table:table-cell>
              <table:table-cell office:value-type="float" office:value="849735.7343">
                <text:p>849735.7343</text:p>
              </table:table-cell>
              <table:table-cell office:value-type="float" office:value="387913.0657">
                <text:p>387913.0657</text:p>
              </table:table-cell>
              <table:table-cell office:value-type="float" office:value="965191.4014">
                <text:p>965191.4014</text:p>
              </table:table-cell>
              <table:table-cell office:value-type="float" office:value="272457.3986">
                <text:p>272457.3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40</text:p>
              </table:table-cell>
              <table:table-cell office:value-type="float" office:value="276588">
                <text:p>276588</text:p>
              </table:table-cell>
              <table:table-cell office:value-type="float" office:value="641305.6">
                <text:p>641305.6</text:p>
              </table:table-cell>
              <table:table-cell office:value-type="float" office:value="776672.5445">
                <text:p>776672.5445</text:p>
              </table:table-cell>
              <table:table-cell office:value-type="float" office:value="505938.6555">
                <text:p>505938.6555</text:p>
              </table:table-cell>
              <table:table-cell office:value-type="float" office:value="912039.4889">
                <text:p>912039.4889</text:p>
              </table:table-cell>
              <table:table-cell office:value-type="float" office:value="370571.7111">
                <text:p>370571.7111</text:p>
              </table:table-cell>
              <table:table-cell office:value-type="float" office:value="1047406.4334">
                <text:p>1047406.4334</text:p>
              </table:table-cell>
              <table:table-cell office:value-type="float" office:value="235204.7666">
                <text:p>235204.7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50</text:p>
              </table:table-cell>
              <table:table-cell office:value-type="float" office:value="798363">
                <text:p>798363</text:p>
              </table:table-cell>
              <table:table-cell office:value-type="float" office:value="546345">
                <text:p>546345</text:p>
              </table:table-cell>
              <table:table-cell office:value-type="float" office:value="739418.4273">
                <text:p>739418.4273</text:p>
              </table:table-cell>
              <table:table-cell office:value-type="float" office:value="353271.5727">
                <text:p>353271.5727</text:p>
              </table:table-cell>
              <table:table-cell office:value-type="float" office:value="932491.8546">
                <text:p>932491.8546</text:p>
              </table:table-cell>
              <table:table-cell office:value-type="float" office:value="160198.1454">
                <text:p>160198.1454</text:p>
              </table:table-cell>
              <table:table-cell office:value-type="float" office:value="1125565.2819">
                <text:p>1125565.2819</text:p>
              </table:table-cell>
              <table:table-cell office:value-type="float" office:value="-32875.2819">
                <text:p>-32875.2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815767">
                <text:p>815767</text:p>
              </table:table-cell>
              <table:table-cell office:value-type="float" office:value="569024.2">
                <text:p>569024.2</text:p>
              </table:table-cell>
              <table:table-cell office:value-type="float" office:value="787447.3422">
                <text:p>787447.3422</text:p>
              </table:table-cell>
              <table:table-cell office:value-type="float" office:value="350601.0578">
                <text:p>350601.0578</text:p>
              </table:table-cell>
              <table:table-cell office:value-type="float" office:value="1005870.4844">
                <text:p>1005870.4844</text:p>
              </table:table-cell>
              <table:table-cell office:value-type="float" office:value="132177.9156">
                <text:p>132177.9156</text:p>
              </table:table-cell>
              <table:table-cell office:value-type="float" office:value="1224293.6266">
                <text:p>1224293.6266</text:p>
              </table:table-cell>
              <table:table-cell office:value-type="float" office:value="-86245.2266">
                <text:p>-86245.2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10</text:p>
              </table:table-cell>
              <table:table-cell office:value-type="float" office:value="873728">
                <text:p>873728</text:p>
              </table:table-cell>
              <table:table-cell office:value-type="float" office:value="633226">
                <text:p>633226</text:p>
              </table:table-cell>
              <table:table-cell office:value-type="float" office:value="870708.558">
                <text:p>870708.558</text:p>
              </table:table-cell>
              <table:table-cell office:value-type="float" office:value="395743.442">
                <text:p>395743.442</text:p>
              </table:table-cell>
              <table:table-cell office:value-type="float" office:value="1108191.116">
                <text:p>1108191.116</text:p>
              </table:table-cell>
              <table:table-cell office:value-type="float" office:value="158260.884">
                <text:p>158260.884</text:p>
              </table:table-cell>
              <table:table-cell office:value-type="float" office:value="1345673.6741">
                <text:p>1345673.6741</text:p>
              </table:table-cell>
              <table:table-cell office:value-type="float" office:value="-79221.6741">
                <text:p>-79221.6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20</text:p>
              </table:table-cell>
              <table:table-cell office:value-type="float" office:value="792746">
                <text:p>792746</text:p>
              </table:table-cell>
              <table:table-cell office:value-type="float" office:value="707914.8">
                <text:p>707914.8</text:p>
              </table:table-cell>
              <table:table-cell office:value-type="float" office:value="951773.0651">
                <text:p>951773.0651</text:p>
              </table:table-cell>
              <table:table-cell office:value-type="float" office:value="464056.5349">
                <text:p>464056.5349</text:p>
              </table:table-cell>
              <table:table-cell office:value-type="float" office:value="1195631.3302">
                <text:p>1195631.3302</text:p>
              </table:table-cell>
              <table:table-cell office:value-type="float" office:value="220198.2698">
                <text:p>220198.2698</text:p>
              </table:table-cell>
              <table:table-cell office:value-type="float" office:value="1439489.5954">
                <text:p>1439489.5954</text:p>
              </table:table-cell>
              <table:table-cell office:value-type="float" office:value="-23659.9954">
                <text:p>-23659.9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30</text:p>
              </table:table-cell>
              <table:table-cell office:value-type="float" office:value="347205">
                <text:p>347205</text:p>
              </table:table-cell>
              <table:table-cell office:value-type="float" office:value="711438.4">
                <text:p>711438.4</text:p>
              </table:table-cell>
              <table:table-cell office:value-type="float" office:value="956634.2673">
                <text:p>956634.2673</text:p>
              </table:table-cell>
              <table:table-cell office:value-type="float" office:value="466242.5327">
                <text:p>466242.5327</text:p>
              </table:table-cell>
              <table:table-cell office:value-type="float" office:value="1201830.1346">
                <text:p>1201830.1346</text:p>
              </table:table-cell>
              <table:table-cell office:value-type="float" office:value="221046.6654">
                <text:p>221046.6654</text:p>
              </table:table-cell>
              <table:table-cell office:value-type="float" office:value="1447026.0018">
                <text:p>1447026.0018</text:p>
              </table:table-cell>
              <table:table-cell office:value-type="float" office:value="-24149.2018">
                <text:p>-24149.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40</text:p>
              </table:table-cell>
              <table:table-cell office:value-type="float" office:value="710856">
                <text:p>710856</text:p>
              </table:table-cell>
              <table:table-cell office:value-type="float" office:value="725561.8">
                <text:p>725561.8</text:p>
              </table:table-cell>
              <table:table-cell office:value-type="float" office:value="939488.0726">
                <text:p>939488.0726</text:p>
              </table:table-cell>
              <table:table-cell office:value-type="float" office:value="511635.5274">
                <text:p>511635.5274</text:p>
              </table:table-cell>
              <table:table-cell office:value-type="float" office:value="1153414.3453">
                <text:p>1153414.3453</text:p>
              </table:table-cell>
              <table:table-cell office:value-type="float" office:value="297709.2547">
                <text:p>297709.2547</text:p>
              </table:table-cell>
              <table:table-cell office:value-type="float" office:value="1367340.6179">
                <text:p>1367340.6179</text:p>
              </table:table-cell>
              <table:table-cell office:value-type="float" office:value="83782.9821">
                <text:p>83782.9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50</text:p>
              </table:table-cell>
              <table:table-cell office:value-type="float" office:value="865209">
                <text:p>865209</text:p>
              </table:table-cell>
              <table:table-cell office:value-type="float" office:value="708060.4">
                <text:p>708060.4</text:p>
              </table:table-cell>
              <table:table-cell office:value-type="float" office:value="918085.7266">
                <text:p>918085.7266</text:p>
              </table:table-cell>
              <table:table-cell office:value-type="float" office:value="498035.0734">
                <text:p>498035.0734</text:p>
              </table:table-cell>
              <table:table-cell office:value-type="float" office:value="1128111.0533">
                <text:p>1128111.0533</text:p>
              </table:table-cell>
              <table:table-cell office:value-type="float" office:value="288009.7467">
                <text:p>288009.7467</text:p>
              </table:table-cell>
              <table:table-cell office:value-type="float" office:value="1338136.3799">
                <text:p>1338136.3799</text:p>
              </table:table-cell>
              <table:table-cell office:value-type="float" office:value="77984.4201">
                <text:p>77984.4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310105">
                <text:p>310105</text:p>
              </table:table-cell>
              <table:table-cell office:value-type="float" office:value="717948.8">
                <text:p>717948.8</text:p>
              </table:table-cell>
              <table:table-cell office:value-type="float" office:value="935347.4085">
                <text:p>935347.4085</text:p>
              </table:table-cell>
              <table:table-cell office:value-type="float" office:value="500550.1915">
                <text:p>500550.1915</text:p>
              </table:table-cell>
              <table:table-cell office:value-type="float" office:value="1152746.0169">
                <text:p>1152746.0169</text:p>
              </table:table-cell>
              <table:table-cell office:value-type="float" office:value="283151.5831">
                <text:p>283151.5831</text:p>
              </table:table-cell>
              <table:table-cell office:value-type="float" office:value="1370144.6254">
                <text:p>1370144.6254</text:p>
              </table:table-cell>
              <table:table-cell office:value-type="float" office:value="65752.9746">
                <text:p>65752.9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:10</text:p>
              </table:table-cell>
              <table:table-cell office:value-type="float" office:value="771271">
                <text:p>771271</text:p>
              </table:table-cell>
              <table:table-cell office:value-type="float" office:value="605224.2">
                <text:p>605224.2</text:p>
              </table:table-cell>
              <table:table-cell office:value-type="float" office:value="863866.7374">
                <text:p>863866.7374</text:p>
              </table:table-cell>
              <table:table-cell office:value-type="float" office:value="346581.6626">
                <text:p>346581.6626</text:p>
              </table:table-cell>
              <table:table-cell office:value-type="float" office:value="1122509.2748">
                <text:p>1122509.2748</text:p>
              </table:table-cell>
              <table:table-cell office:value-type="float" office:value="87939.1252">
                <text:p>87939.1252</text:p>
              </table:table-cell>
              <table:table-cell office:value-type="float" office:value="1381151.8123">
                <text:p>1381151.8123</text:p>
              </table:table-cell>
              <table:table-cell office:value-type="float" office:value="-170703.4123">
                <text:p>-170703.4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:20</text:p>
              </table:table-cell>
              <table:table-cell office:value-type="float" office:value="383787">
                <text:p>383787</text:p>
              </table:table-cell>
              <table:table-cell office:value-type="float" office:value="600929.2">
                <text:p>600929.2</text:p>
              </table:table-cell>
              <table:table-cell office:value-type="float" office:value="855830.5181">
                <text:p>855830.5181</text:p>
              </table:table-cell>
              <table:table-cell office:value-type="float" office:value="346027.8819">
                <text:p>346027.8819</text:p>
              </table:table-cell>
              <table:table-cell office:value-type="float" office:value="1110731.8362">
                <text:p>1110731.8362</text:p>
              </table:table-cell>
              <table:table-cell office:value-type="float" office:value="91126.5638">
                <text:p>91126.5638</text:p>
              </table:table-cell>
              <table:table-cell office:value-type="float" office:value="1365633.1543">
                <text:p>1365633.1543</text:p>
              </table:table-cell>
              <table:table-cell office:value-type="float" office:value="-163774.7543">
                <text:p>-163774.7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:30</text:p>
              </table:table-cell>
              <table:table-cell office:value-type="float" office:value="445283">
                <text:p>445283</text:p>
              </table:table-cell>
              <table:table-cell office:value-type="float" office:value="608245.6">
                <text:p>608245.6</text:p>
              </table:table-cell>
              <table:table-cell office:value-type="float" office:value="854419.2403">
                <text:p>854419.2403</text:p>
              </table:table-cell>
              <table:table-cell office:value-type="float" office:value="362071.9597">
                <text:p>362071.9597</text:p>
              </table:table-cell>
              <table:table-cell office:value-type="float" office:value="1100592.8805">
                <text:p>1100592.8805</text:p>
              </table:table-cell>
              <table:table-cell office:value-type="float" office:value="115898.3195">
                <text:p>115898.3195</text:p>
              </table:table-cell>
              <table:table-cell office:value-type="float" office:value="1346766.5208">
                <text:p>1346766.5208</text:p>
              </table:table-cell>
              <table:table-cell office:value-type="float" office:value="-130275.3208">
                <text:p>-130275.3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:40</text:p>
              </table:table-cell>
              <table:table-cell office:value-type="float" office:value="334773">
                <text:p>334773</text:p>
              </table:table-cell>
              <table:table-cell office:value-type="float" office:value="555131">
                <text:p>555131</text:p>
              </table:table-cell>
              <table:table-cell office:value-type="float" office:value="802278.7067">
                <text:p>802278.7067</text:p>
              </table:table-cell>
              <table:table-cell office:value-type="float" office:value="307983.2933">
                <text:p>307983.2933</text:p>
              </table:table-cell>
              <table:table-cell office:value-type="float" office:value="1049426.4135">
                <text:p>1049426.4135</text:p>
              </table:table-cell>
              <table:table-cell office:value-type="float" office:value="60835.5865">
                <text:p>60835.5865</text:p>
              </table:table-cell>
              <table:table-cell office:value-type="float" office:value="1296574.1202">
                <text:p>1296574.1202</text:p>
              </table:table-cell>
              <table:table-cell office:value-type="float" office:value="-186312.1202">
                <text:p>-186312.1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:50</text:p>
              </table:table-cell>
              <table:table-cell office:value-type="float" office:value="687464">
                <text:p>687464</text:p>
              </table:table-cell>
              <table:table-cell office:value-type="float" office:value="449043.8">
                <text:p>449043.8</text:p>
              </table:table-cell>
              <table:table-cell office:value-type="float" office:value="636436.9481">
                <text:p>636436.9481</text:p>
              </table:table-cell>
              <table:table-cell office:value-type="float" office:value="261650.6519">
                <text:p>261650.6519</text:p>
              </table:table-cell>
              <table:table-cell office:value-type="float" office:value="823830.0963">
                <text:p>823830.0963</text:p>
              </table:table-cell>
              <table:table-cell office:value-type="float" office:value="74257.5037">
                <text:p>74257.5037</text:p>
              </table:table-cell>
              <table:table-cell office:value-type="float" office:value="1011223.2444">
                <text:p>1011223.2444</text:p>
              </table:table-cell>
              <table:table-cell office:value-type="float" office:value="-113135.6444">
                <text:p>-113135.6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460378">
                <text:p>460378</text:p>
              </table:table-cell>
              <table:table-cell office:value-type="float" office:value="524515.6">
                <text:p>524515.6</text:p>
              </table:table-cell>
              <table:table-cell office:value-type="float" office:value="717857.9172">
                <text:p>717857.9172</text:p>
              </table:table-cell>
              <table:table-cell office:value-type="float" office:value="331173.2828">
                <text:p>331173.2828</text:p>
              </table:table-cell>
              <table:table-cell office:value-type="float" office:value="911200.2344">
                <text:p>911200.2344</text:p>
              </table:table-cell>
              <table:table-cell office:value-type="float" office:value="137830.9656">
                <text:p>137830.9656</text:p>
              </table:table-cell>
              <table:table-cell office:value-type="float" office:value="1104542.5517">
                <text:p>1104542.5517</text:p>
              </table:table-cell>
              <table:table-cell office:value-type="float" office:value="-55511.3517">
                <text:p>-55511.3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:10</text:p>
              </table:table-cell>
              <table:table-cell office:value-type="float" office:value="455516">
                <text:p>455516</text:p>
              </table:table-cell>
              <table:table-cell office:value-type="float" office:value="462337">
                <text:p>462337</text:p>
              </table:table-cell>
              <table:table-cell office:value-type="float" office:value="597817.1824">
                <text:p>597817.1824</text:p>
              </table:table-cell>
              <table:table-cell office:value-type="float" office:value="326856.8176">
                <text:p>326856.8176</text:p>
              </table:table-cell>
              <table:table-cell office:value-type="float" office:value="733297.3649">
                <text:p>733297.3649</text:p>
              </table:table-cell>
              <table:table-cell office:value-type="float" office:value="191376.6351">
                <text:p>191376.6351</text:p>
              </table:table-cell>
              <table:table-cell office:value-type="float" office:value="868777.5473">
                <text:p>868777.5473</text:p>
              </table:table-cell>
              <table:table-cell office:value-type="float" office:value="55896.4527">
                <text:p>55896.4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:20</text:p>
              </table:table-cell>
              <table:table-cell office:value-type="float" office:value="559815">
                <text:p>559815</text:p>
              </table:table-cell>
              <table:table-cell office:value-type="float" office:value="476682.8">
                <text:p>476682.8</text:p>
              </table:table-cell>
              <table:table-cell office:value-type="float" office:value="605394.6225">
                <text:p>605394.6225</text:p>
              </table:table-cell>
              <table:table-cell office:value-type="float" office:value="347970.9775">
                <text:p>347970.9775</text:p>
              </table:table-cell>
              <table:table-cell office:value-type="float" office:value="734106.4449">
                <text:p>734106.4449</text:p>
              </table:table-cell>
              <table:table-cell office:value-type="float" office:value="219259.1551">
                <text:p>219259.1551</text:p>
              </table:table-cell>
              <table:table-cell office:value-type="float" office:value="862818.2674">
                <text:p>862818.2674</text:p>
              </table:table-cell>
              <table:table-cell office:value-type="float" office:value="90547.3326">
                <text:p>90547.3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:30</text:p>
              </table:table-cell>
              <table:table-cell office:value-type="float" office:value="576323">
                <text:p>576323</text:p>
              </table:table-cell>
              <table:table-cell office:value-type="float" office:value="499589.2">
                <text:p>499589.2</text:p>
              </table:table-cell>
              <table:table-cell office:value-type="float" office:value="631468.342">
                <text:p>631468.342</text:p>
              </table:table-cell>
              <table:table-cell office:value-type="float" office:value="367710.058">
                <text:p>367710.058</text:p>
              </table:table-cell>
              <table:table-cell office:value-type="float" office:value="763347.4841">
                <text:p>763347.4841</text:p>
              </table:table-cell>
              <table:table-cell office:value-type="float" office:value="235830.9159">
                <text:p>235830.9159</text:p>
              </table:table-cell>
              <table:table-cell office:value-type="float" office:value="895226.6261">
                <text:p>895226.6261</text:p>
              </table:table-cell>
              <table:table-cell office:value-type="float" office:value="103951.7739">
                <text:p>103951.7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:40</text:p>
              </table:table-cell>
              <table:table-cell office:value-type="float" office:value="471521">
                <text:p>471521</text:p>
              </table:table-cell>
              <table:table-cell office:value-type="float" office:value="547899.2">
                <text:p>547899.2</text:p>
              </table:table-cell>
              <table:table-cell office:value-type="float" office:value="643584.685">
                <text:p>643584.685</text:p>
              </table:table-cell>
              <table:table-cell office:value-type="float" office:value="452213.715">
                <text:p>452213.715</text:p>
              </table:table-cell>
              <table:table-cell office:value-type="float" office:value="739270.1701">
                <text:p>739270.1701</text:p>
              </table:table-cell>
              <table:table-cell office:value-type="float" office:value="356528.2299">
                <text:p>356528.2299</text:p>
              </table:table-cell>
              <table:table-cell office:value-type="float" office:value="834955.6551">
                <text:p>834955.6551</text:p>
              </table:table-cell>
              <table:table-cell office:value-type="float" office:value="260842.7449">
                <text:p>260842.7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:50</text:p>
              </table:table-cell>
              <table:table-cell office:value-type="float" office:value="744550">
                <text:p>744550</text:p>
              </table:table-cell>
              <table:table-cell office:value-type="float" office:value="504710.6">
                <text:p>504710.6</text:p>
              </table:table-cell>
              <table:table-cell office:value-type="float" office:value="563131.205">
                <text:p>563131.205</text:p>
              </table:table-cell>
              <table:table-cell office:value-type="float" office:value="446289.995">
                <text:p>446289.995</text:p>
              </table:table-cell>
              <table:table-cell office:value-type="float" office:value="621551.8101">
                <text:p>621551.8101</text:p>
              </table:table-cell>
              <table:table-cell office:value-type="float" office:value="387869.3899">
                <text:p>387869.3899</text:p>
              </table:table-cell>
              <table:table-cell office:value-type="float" office:value="679972.4151">
                <text:p>679972.4151</text:p>
              </table:table-cell>
              <table:table-cell office:value-type="float" office:value="329448.7849">
                <text:p>329448.78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389534">
                <text:p>389534</text:p>
              </table:table-cell>
              <table:table-cell office:value-type="float" office:value="561545">
                <text:p>561545</text:p>
              </table:table-cell>
              <table:table-cell office:value-type="float" office:value="676717.3509">
                <text:p>676717.3509</text:p>
              </table:table-cell>
              <table:table-cell office:value-type="float" office:value="446372.6491">
                <text:p>446372.6491</text:p>
              </table:table-cell>
              <table:table-cell office:value-type="float" office:value="791889.7018">
                <text:p>791889.7018</text:p>
              </table:table-cell>
              <table:table-cell office:value-type="float" office:value="331200.2982">
                <text:p>331200.2982</text:p>
              </table:table-cell>
              <table:table-cell office:value-type="float" office:value="907062.0526">
                <text:p>907062.0526</text:p>
              </table:table-cell>
              <table:table-cell office:value-type="float" office:value="216027.9474">
                <text:p>216027.9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:10</text:p>
              </table:table-cell>
              <table:table-cell office:value-type="float" office:value="619858">
                <text:p>619858</text:p>
              </table:table-cell>
              <table:table-cell office:value-type="float" office:value="548348.6">
                <text:p>548348.6</text:p>
              </table:table-cell>
              <table:table-cell office:value-type="float" office:value="681139.4054">
                <text:p>681139.4054</text:p>
              </table:table-cell>
              <table:table-cell office:value-type="float" office:value="415557.7946">
                <text:p>415557.7946</text:p>
              </table:table-cell>
              <table:table-cell office:value-type="float" office:value="813930.2109">
                <text:p>813930.2109</text:p>
              </table:table-cell>
              <table:table-cell office:value-type="float" office:value="282766.9891">
                <text:p>282766.9891</text:p>
              </table:table-cell>
              <table:table-cell office:value-type="float" office:value="946721.0163">
                <text:p>946721.0163</text:p>
              </table:table-cell>
              <table:table-cell office:value-type="float" office:value="149976.1837">
                <text:p>149976.1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:20</text:p>
              </table:table-cell>
              <table:table-cell office:value-type="float" office:value="541043">
                <text:p>541043</text:p>
              </table:table-cell>
              <table:table-cell office:value-type="float" office:value="560357.2">
                <text:p>560357.2</text:p>
              </table:table-cell>
              <table:table-cell office:value-type="float" office:value="697100.2763">
                <text:p>697100.2763</text:p>
              </table:table-cell>
              <table:table-cell office:value-type="float" office:value="423614.1237">
                <text:p>423614.1237</text:p>
              </table:table-cell>
              <table:table-cell office:value-type="float" office:value="833843.3525">
                <text:p>833843.3525</text:p>
              </table:table-cell>
              <table:table-cell office:value-type="float" office:value="286871.0475">
                <text:p>286871.0475</text:p>
              </table:table-cell>
              <table:table-cell office:value-type="float" office:value="970586.4288">
                <text:p>970586.4288</text:p>
              </table:table-cell>
              <table:table-cell office:value-type="float" office:value="150127.9712">
                <text:p>150127.9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:30</text:p>
              </table:table-cell>
              <table:table-cell office:value-type="float" office:value="399503">
                <text:p>399503</text:p>
              </table:table-cell>
              <table:table-cell office:value-type="float" office:value="553301.2">
                <text:p>553301.2</text:p>
              </table:table-cell>
              <table:table-cell office:value-type="float" office:value="689924.6529">
                <text:p>689924.6529</text:p>
              </table:table-cell>
              <table:table-cell office:value-type="float" office:value="416677.7471">
                <text:p>416677.7471</text:p>
              </table:table-cell>
              <table:table-cell office:value-type="float" office:value="826548.1058">
                <text:p>826548.1058</text:p>
              </table:table-cell>
              <table:table-cell office:value-type="float" office:value="280054.2942">
                <text:p>280054.2942</text:p>
              </table:table-cell>
              <table:table-cell office:value-type="float" office:value="963171.5586">
                <text:p>963171.5586</text:p>
              </table:table-cell>
              <table:table-cell office:value-type="float" office:value="143430.8414">
                <text:p>143430.8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:40</text:p>
              </table:table-cell>
              <table:table-cell office:value-type="float" office:value="293594">
                <text:p>293594</text:p>
              </table:table-cell>
              <table:table-cell office:value-type="float" office:value="538897.6">
                <text:p>538897.6</text:p>
              </table:table-cell>
              <table:table-cell office:value-type="float" office:value="689390.4887">
                <text:p>689390.4887</text:p>
              </table:table-cell>
              <table:table-cell office:value-type="float" office:value="388404.7113">
                <text:p>388404.7113</text:p>
              </table:table-cell>
              <table:table-cell office:value-type="float" office:value="839883.3775">
                <text:p>839883.3775</text:p>
              </table:table-cell>
              <table:table-cell office:value-type="float" office:value="237911.8225">
                <text:p>237911.8225</text:p>
              </table:table-cell>
              <table:table-cell office:value-type="float" office:value="990376.2662">
                <text:p>990376.2662</text:p>
              </table:table-cell>
              <table:table-cell office:value-type="float" office:value="87418.9338">
                <text:p>87418.9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:50</text:p>
              </table:table-cell>
              <table:table-cell office:value-type="float" office:value="610166">
                <text:p>610166</text:p>
              </table:table-cell>
              <table:table-cell office:value-type="float" office:value="448706.4">
                <text:p>448706.4</text:p>
              </table:table-cell>
              <table:table-cell office:value-type="float" office:value="578899.6429">
                <text:p>578899.6429</text:p>
              </table:table-cell>
              <table:table-cell office:value-type="float" office:value="318513.1571">
                <text:p>318513.1571</text:p>
              </table:table-cell>
              <table:table-cell office:value-type="float" office:value="709092.8858">
                <text:p>709092.8858</text:p>
              </table:table-cell>
              <table:table-cell office:value-type="float" office:value="188319.9142">
                <text:p>188319.9142</text:p>
              </table:table-cell>
              <table:table-cell office:value-type="float" office:value="839286.1288">
                <text:p>839286.1288</text:p>
              </table:table-cell>
              <table:table-cell office:value-type="float" office:value="58126.6712">
                <text:p>58126.6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0:00</text:p>
              </table:table-cell>
              <table:table-cell office:value-type="float" office:value="745248">
                <text:p>745248</text:p>
              </table:table-cell>
              <table:table-cell office:value-type="float" office:value="492832.8">
                <text:p>492832.8</text:p>
              </table:table-cell>
              <table:table-cell office:value-type="float" office:value="634812.7771">
                <text:p>634812.7771</text:p>
              </table:table-cell>
              <table:table-cell office:value-type="float" office:value="350852.8229">
                <text:p>350852.8229</text:p>
              </table:table-cell>
              <table:table-cell office:value-type="float" office:value="776792.7543">
                <text:p>776792.7543</text:p>
              </table:table-cell>
              <table:table-cell office:value-type="float" office:value="208872.8457">
                <text:p>208872.8457</text:p>
              </table:table-cell>
              <table:table-cell office:value-type="float" office:value="918772.7314">
                <text:p>918772.7314</text:p>
              </table:table-cell>
              <table:table-cell office:value-type="float" office:value="66892.8686">
                <text:p>66892.8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0:10</text:p>
              </table:table-cell>
              <table:table-cell office:value-type="float" office:value="492384">
                <text:p>492384</text:p>
              </table:table-cell>
              <table:table-cell office:value-type="float" office:value="517910.8">
                <text:p>517910.8</text:p>
              </table:table-cell>
              <table:table-cell office:value-type="float" office:value="694734.6933">
                <text:p>694734.6933</text:p>
              </table:table-cell>
              <table:table-cell office:value-type="float" office:value="341086.9067">
                <text:p>341086.9067</text:p>
              </table:table-cell>
              <table:table-cell office:value-type="float" office:value="871558.5866">
                <text:p>871558.5866</text:p>
              </table:table-cell>
              <table:table-cell office:value-type="float" office:value="164263.0134">
                <text:p>164263.0134</text:p>
              </table:table-cell>
              <table:table-cell office:value-type="float" office:value="1048382.4799">
                <text:p>1048382.4799</text:p>
              </table:table-cell>
              <table:table-cell office:value-type="float" office:value="-12560.8799">
                <text:p>-12560.8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0:20</text:p>
              </table:table-cell>
              <table:table-cell office:value-type="float" office:value="590167">
                <text:p>590167</text:p>
              </table:table-cell>
              <table:table-cell office:value-type="float" office:value="508179">
                <text:p>508179</text:p>
              </table:table-cell>
              <table:table-cell office:value-type="float" office:value="684750.3285">
                <text:p>684750.3285</text:p>
              </table:table-cell>
              <table:table-cell office:value-type="float" office:value="331607.6715">
                <text:p>331607.6715</text:p>
              </table:table-cell>
              <table:table-cell office:value-type="float" office:value="861321.6569">
                <text:p>861321.6569</text:p>
              </table:table-cell>
              <table:table-cell office:value-type="float" office:value="155036.3431">
                <text:p>155036.3431</text:p>
              </table:table-cell>
              <table:table-cell office:value-type="float" office:value="1037892.9854">
                <text:p>1037892.9854</text:p>
              </table:table-cell>
              <table:table-cell office:value-type="float" office:value="-21534.9854">
                <text:p>-21534.9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0:30</text:p>
              </table:table-cell>
              <table:table-cell office:value-type="float" office:value="404149">
                <text:p>404149</text:p>
              </table:table-cell>
              <table:table-cell office:value-type="float" office:value="546311.8">
                <text:p>546311.8</text:p>
              </table:table-cell>
              <table:table-cell office:value-type="float" office:value="713905.6119">
                <text:p>713905.6119</text:p>
              </table:table-cell>
              <table:table-cell office:value-type="float" office:value="378717.9881">
                <text:p>378717.9881</text:p>
              </table:table-cell>
              <table:table-cell office:value-type="float" office:value="881499.4238">
                <text:p>881499.4238</text:p>
              </table:table-cell>
              <table:table-cell office:value-type="float" office:value="211124.1762">
                <text:p>211124.1762</text:p>
              </table:table-cell>
              <table:table-cell office:value-type="float" office:value="1049093.2357">
                <text:p>1049093.2357</text:p>
              </table:table-cell>
              <table:table-cell office:value-type="float" office:value="43530.3643">
                <text:p>43530.3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0:40</text:p>
              </table:table-cell>
              <table:table-cell office:value-type="float" office:value="175416">
                <text:p>175416</text:p>
              </table:table-cell>
              <table:table-cell office:value-type="float" office:value="568422.8">
                <text:p>568422.8</text:p>
              </table:table-cell>
              <table:table-cell office:value-type="float" office:value="697118.4068">
                <text:p>697118.4068</text:p>
              </table:table-cell>
              <table:table-cell office:value-type="float" office:value="439727.1932">
                <text:p>439727.1932</text:p>
              </table:table-cell>
              <table:table-cell office:value-type="float" office:value="825814.0135">
                <text:p>825814.0135</text:p>
              </table:table-cell>
              <table:table-cell office:value-type="float" office:value="311031.5865">
                <text:p>311031.5865</text:p>
              </table:table-cell>
              <table:table-cell office:value-type="float" office:value="954509.6203">
                <text:p>954509.6203</text:p>
              </table:table-cell>
              <table:table-cell office:value-type="float" office:value="182335.9797">
                <text:p>182335.9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0:50</text:p>
              </table:table-cell>
              <table:table-cell office:value-type="float" office:value="281996">
                <text:p>281996</text:p>
              </table:table-cell>
              <table:table-cell office:value-type="float" office:value="481472.8">
                <text:p>481472.8</text:p>
              </table:table-cell>
              <table:table-cell office:value-type="float" office:value="694287.6106">
                <text:p>694287.6106</text:p>
              </table:table-cell>
              <table:table-cell office:value-type="float" office:value="268657.9894">
                <text:p>268657.9894</text:p>
              </table:table-cell>
              <table:table-cell office:value-type="float" office:value="907102.4212">
                <text:p>907102.4212</text:p>
              </table:table-cell>
              <table:table-cell office:value-type="float" office:value="55843.1788">
                <text:p>55843.1788</text:p>
              </table:table-cell>
              <table:table-cell office:value-type="float" office:value="1119917.2317">
                <text:p>1119917.2317</text:p>
              </table:table-cell>
              <table:table-cell office:value-type="float" office:value="-156971.6317">
                <text:p>-156971.6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:00</text:p>
              </table:table-cell>
              <table:table-cell office:value-type="float" office:value="499982">
                <text:p>499982</text:p>
              </table:table-cell>
              <table:table-cell office:value-type="float" office:value="388822.4">
                <text:p>388822.4</text:p>
              </table:table-cell>
              <table:table-cell office:value-type="float" office:value="553483.9688">
                <text:p>553483.9688</text:p>
              </table:table-cell>
              <table:table-cell office:value-type="float" office:value="224160.8312">
                <text:p>224160.8312</text:p>
              </table:table-cell>
              <table:table-cell office:value-type="float" office:value="718145.5375">
                <text:p>718145.5375</text:p>
              </table:table-cell>
              <table:table-cell office:value-type="float" office:value="59499.2625">
                <text:p>59499.2625</text:p>
              </table:table-cell>
              <table:table-cell office:value-type="float" office:value="882807.1063">
                <text:p>882807.1063</text:p>
              </table:table-cell>
              <table:table-cell office:value-type="float" office:value="-105162.3063">
                <text:p>-105162.3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:10</text:p>
              </table:table-cell>
              <table:table-cell office:value-type="float" office:value="453697">
                <text:p>453697</text:p>
              </table:table-cell>
              <table:table-cell office:value-type="float" office:value="390342">
                <text:p>390342</text:p>
              </table:table-cell>
              <table:table-cell office:value-type="float" office:value="556228.7345">
                <text:p>556228.7345</text:p>
              </table:table-cell>
              <table:table-cell office:value-type="float" office:value="224455.2655">
                <text:p>224455.2655</text:p>
              </table:table-cell>
              <table:table-cell office:value-type="float" office:value="722115.4689">
                <text:p>722115.4689</text:p>
              </table:table-cell>
              <table:table-cell office:value-type="float" office:value="58568.5311">
                <text:p>58568.5311</text:p>
              </table:table-cell>
              <table:table-cell office:value-type="float" office:value="888002.2034">
                <text:p>888002.2034</text:p>
              </table:table-cell>
              <table:table-cell office:value-type="float" office:value="-107318.2034">
                <text:p>-107318.2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:20</text:p>
              </table:table-cell>
              <table:table-cell office:value-type="float" office:value="541642">
                <text:p>541642</text:p>
              </table:table-cell>
              <table:table-cell office:value-type="float" office:value="363048">
                <text:p>363048</text:p>
              </table:table-cell>
              <table:table-cell office:value-type="float" office:value="495743.7496">
                <text:p>495743.7496</text:p>
              </table:table-cell>
              <table:table-cell office:value-type="float" office:value="230352.2504">
                <text:p>230352.2504</text:p>
              </table:table-cell>
              <table:table-cell office:value-type="float" office:value="628439.4993">
                <text:p>628439.4993</text:p>
              </table:table-cell>
              <table:table-cell office:value-type="float" office:value="97656.5007">
                <text:p>97656.5007</text:p>
              </table:table-cell>
              <table:table-cell office:value-type="float" office:value="761135.2489">
                <text:p>761135.2489</text:p>
              </table:table-cell>
              <table:table-cell office:value-type="float" office:value="-35039.2489">
                <text:p>-35039.2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:30</text:p>
              </table:table-cell>
              <table:table-cell office:value-type="float" office:value="548138">
                <text:p>548138</text:p>
              </table:table-cell>
              <table:table-cell office:value-type="float" office:value="390546.6">
                <text:p>390546.6</text:p>
              </table:table-cell>
              <table:table-cell office:value-type="float" office:value="546156.9367">
                <text:p>546156.9367</text:p>
              </table:table-cell>
              <table:table-cell office:value-type="float" office:value="234936.2633">
                <text:p>234936.2633</text:p>
              </table:table-cell>
              <table:table-cell office:value-type="float" office:value="701767.2733">
                <text:p>701767.2733</text:p>
              </table:table-cell>
              <table:table-cell office:value-type="float" office:value="79325.9267">
                <text:p>79325.9267</text:p>
              </table:table-cell>
              <table:table-cell office:value-type="float" office:value="857377.61">
                <text:p>857377.61</text:p>
              </table:table-cell>
              <table:table-cell office:value-type="float" office:value="-76284.41">
                <text:p>-76284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:40</text:p>
              </table:table-cell>
              <table:table-cell office:value-type="float" office:value="184460">
                <text:p>184460</text:p>
              </table:table-cell>
              <table:table-cell office:value-type="float" office:value="465091">
                <text:p>465091</text:p>
              </table:table-cell>
              <table:table-cell office:value-type="float" office:value="574210.0221">
                <text:p>574210.0221</text:p>
              </table:table-cell>
              <table:table-cell office:value-type="float" office:value="355971.9779">
                <text:p>355971.9779</text:p>
              </table:table-cell>
              <table:table-cell office:value-type="float" office:value="683329.0442">
                <text:p>683329.0442</text:p>
              </table:table-cell>
              <table:table-cell office:value-type="float" office:value="246852.9558">
                <text:p>246852.9558</text:p>
              </table:table-cell>
              <table:table-cell office:value-type="float" office:value="792448.0664">
                <text:p>792448.0664</text:p>
              </table:table-cell>
              <table:table-cell office:value-type="float" office:value="137733.9336">
                <text:p>137733.9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:50</text:p>
              </table:table-cell>
              <table:table-cell office:value-type="float" office:value="644144">
                <text:p>644144</text:p>
              </table:table-cell>
              <table:table-cell office:value-type="float" office:value="445583.8">
                <text:p>445583.8</text:p>
              </table:table-cell>
              <table:table-cell office:value-type="float" office:value="596377.6732">
                <text:p>596377.6732</text:p>
              </table:table-cell>
              <table:table-cell office:value-type="float" office:value="294789.9268">
                <text:p>294789.9268</text:p>
              </table:table-cell>
              <table:table-cell office:value-type="float" office:value="747171.5465">
                <text:p>747171.5465</text:p>
              </table:table-cell>
              <table:table-cell office:value-type="float" office:value="143996.0535">
                <text:p>143996.0535</text:p>
              </table:table-cell>
              <table:table-cell office:value-type="float" office:value="897965.4197">
                <text:p>897965.4197</text:p>
              </table:table-cell>
              <table:table-cell office:value-type="float" office:value="-6797.8197">
                <text:p>-6797.8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:00</text:p>
              </table:table-cell>
              <table:table-cell office:value-type="float" office:value="390067">
                <text:p>390067</text:p>
              </table:table-cell>
              <table:table-cell office:value-type="float" office:value="474416.2">
                <text:p>474416.2</text:p>
              </table:table-cell>
              <table:table-cell office:value-type="float" office:value="649962.2205">
                <text:p>649962.2205</text:p>
              </table:table-cell>
              <table:table-cell office:value-type="float" office:value="298870.1795">
                <text:p>298870.1795</text:p>
              </table:table-cell>
              <table:table-cell office:value-type="float" office:value="825508.241">
                <text:p>825508.241</text:p>
              </table:table-cell>
              <table:table-cell office:value-type="float" office:value="123324.159">
                <text:p>123324.159</text:p>
              </table:table-cell>
              <table:table-cell office:value-type="float" office:value="1001054.2615">
                <text:p>1001054.2615</text:p>
              </table:table-cell>
              <table:table-cell office:value-type="float" office:value="-52221.8615">
                <text:p>-52221.8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:10</text:p>
              </table:table-cell>
              <table:table-cell office:value-type="float" office:value="351460">
                <text:p>351460</text:p>
              </table:table-cell>
              <table:table-cell office:value-type="float" office:value="461690.2">
                <text:p>461690.2</text:p>
              </table:table-cell>
              <table:table-cell office:value-type="float" office:value="641371.4234">
                <text:p>641371.4234</text:p>
              </table:table-cell>
              <table:table-cell office:value-type="float" office:value="282008.9766">
                <text:p>282008.9766</text:p>
              </table:table-cell>
              <table:table-cell office:value-type="float" office:value="821052.6468">
                <text:p>821052.6468</text:p>
              </table:table-cell>
              <table:table-cell office:value-type="float" office:value="102327.7532">
                <text:p>102327.7532</text:p>
              </table:table-cell>
              <table:table-cell office:value-type="float" office:value="1000733.8702">
                <text:p>1000733.8702</text:p>
              </table:table-cell>
              <table:table-cell office:value-type="float" office:value="-77353.4702">
                <text:p>-77353.4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:20</text:p>
              </table:table-cell>
              <table:table-cell office:value-type="float" office:value="632139">
                <text:p>632139</text:p>
              </table:table-cell>
              <table:table-cell office:value-type="float" office:value="423653.8">
                <text:p>423653.8</text:p>
              </table:table-cell>
              <table:table-cell office:value-type="float" office:value="602305.6515">
                <text:p>602305.6515</text:p>
              </table:table-cell>
              <table:table-cell office:value-type="float" office:value="245001.9485">
                <text:p>245001.9485</text:p>
              </table:table-cell>
              <table:table-cell office:value-type="float" office:value="780957.503">
                <text:p>780957.503</text:p>
              </table:table-cell>
              <table:table-cell office:value-type="float" office:value="66350.097">
                <text:p>66350.097</text:p>
              </table:table-cell>
              <table:table-cell office:value-type="float" office:value="959609.3545">
                <text:p>959609.3545</text:p>
              </table:table-cell>
              <table:table-cell office:value-type="float" office:value="-112301.7545">
                <text:p>-112301.7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:30</text:p>
              </table:table-cell>
              <table:table-cell office:value-type="float" office:value="192419">
                <text:p>192419</text:p>
              </table:table-cell>
              <table:table-cell office:value-type="float" office:value="440454">
                <text:p>440454</text:p>
              </table:table-cell>
              <table:table-cell office:value-type="float" office:value="636811.1142">
                <text:p>636811.1142</text:p>
              </table:table-cell>
              <table:table-cell office:value-type="float" office:value="244096.8858">
                <text:p>244096.8858</text:p>
              </table:table-cell>
              <table:table-cell office:value-type="float" office:value="833168.2284">
                <text:p>833168.2284</text:p>
              </table:table-cell>
              <table:table-cell office:value-type="float" office:value="47739.7716">
                <text:p>47739.7716</text:p>
              </table:table-cell>
              <table:table-cell office:value-type="float" office:value="1029525.3426">
                <text:p>1029525.3426</text:p>
              </table:table-cell>
              <table:table-cell office:value-type="float" office:value="-148617.3426">
                <text:p>-148617.3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:40</text:p>
              </table:table-cell>
              <table:table-cell office:value-type="float" office:value="367243">
                <text:p>367243</text:p>
              </table:table-cell>
              <table:table-cell office:value-type="float" office:value="442045.8">
                <text:p>442045.8</text:p>
              </table:table-cell>
              <table:table-cell office:value-type="float" office:value="635824.1716">
                <text:p>635824.1716</text:p>
              </table:table-cell>
              <table:table-cell office:value-type="float" office:value="248267.4284">
                <text:p>248267.4284</text:p>
              </table:table-cell>
              <table:table-cell office:value-type="float" office:value="829602.5432">
                <text:p>829602.5432</text:p>
              </table:table-cell>
              <table:table-cell office:value-type="float" office:value="54489.0568">
                <text:p>54489.0568</text:p>
              </table:table-cell>
              <table:table-cell office:value-type="float" office:value="1023380.9148">
                <text:p>1023380.9148</text:p>
              </table:table-cell>
              <table:table-cell office:value-type="float" office:value="-139289.3148">
                <text:p>-139289.3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:50</text:p>
              </table:table-cell>
              <table:table-cell office:value-type="float" office:value="460888">
                <text:p>460888</text:p>
              </table:table-cell>
              <table:table-cell office:value-type="float" office:value="386665.6">
                <text:p>386665.6</text:p>
              </table:table-cell>
              <table:table-cell office:value-type="float" office:value="544476.5414">
                <text:p>544476.5414</text:p>
              </table:table-cell>
              <table:table-cell office:value-type="float" office:value="228854.6586">
                <text:p>228854.6586</text:p>
              </table:table-cell>
              <table:table-cell office:value-type="float" office:value="702287.4828">
                <text:p>702287.4828</text:p>
              </table:table-cell>
              <table:table-cell office:value-type="float" office:value="71043.7172">
                <text:p>71043.7172</text:p>
              </table:table-cell>
              <table:table-cell office:value-type="float" office:value="860098.4242">
                <text:p>860098.4242</text:p>
              </table:table-cell>
              <table:table-cell office:value-type="float" office:value="-86767.2242">
                <text:p>-86767.2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:00</text:p>
              </table:table-cell>
              <table:table-cell office:value-type="float" office:value="525885">
                <text:p>525885</text:p>
              </table:table-cell>
              <table:table-cell office:value-type="float" office:value="400829.8">
                <text:p>400829.8</text:p>
              </table:table-cell>
              <table:table-cell office:value-type="float" office:value="562161.3261">
                <text:p>562161.3261</text:p>
              </table:table-cell>
              <table:table-cell office:value-type="float" office:value="239498.2739">
                <text:p>239498.2739</text:p>
              </table:table-cell>
              <table:table-cell office:value-type="float" office:value="723492.8522">
                <text:p>723492.8522</text:p>
              </table:table-cell>
              <table:table-cell office:value-type="float" office:value="78166.7478">
                <text:p>78166.7478</text:p>
              </table:table-cell>
              <table:table-cell office:value-type="float" office:value="884824.3783">
                <text:p>884824.3783</text:p>
              </table:table-cell>
              <table:table-cell office:value-type="float" office:value="-83164.7783">
                <text:p>-83164.7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:10</text:p>
              </table:table-cell>
              <table:table-cell office:value-type="float" office:value="233581">
                <text:p>233581</text:p>
              </table:table-cell>
              <table:table-cell office:value-type="float" office:value="435714.8">
                <text:p>435714.8</text:p>
              </table:table-cell>
              <table:table-cell office:value-type="float" office:value="602469.1515">
                <text:p>602469.1515</text:p>
              </table:table-cell>
              <table:table-cell office:value-type="float" office:value="268960.4485">
                <text:p>268960.4485</text:p>
              </table:table-cell>
              <table:table-cell office:value-type="float" office:value="769223.503">
                <text:p>769223.503</text:p>
              </table:table-cell>
              <table:table-cell office:value-type="float" office:value="102206.097">
                <text:p>102206.097</text:p>
              </table:table-cell>
              <table:table-cell office:value-type="float" office:value="935977.8546">
                <text:p>935977.8546</text:p>
              </table:table-cell>
              <table:table-cell office:value-type="float" office:value="-64548.2546">
                <text:p>-64548.2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:20</text:p>
              </table:table-cell>
              <table:table-cell office:value-type="float" office:value="462367">
                <text:p>462367</text:p>
              </table:table-cell>
              <table:table-cell office:value-type="float" office:value="356003.2">
                <text:p>356003.2</text:p>
              </table:table-cell>
              <table:table-cell office:value-type="float" office:value="498948.9641">
                <text:p>498948.9641</text:p>
              </table:table-cell>
              <table:table-cell office:value-type="float" office:value="213057.4359">
                <text:p>213057.4359</text:p>
              </table:table-cell>
              <table:table-cell office:value-type="float" office:value="641894.7282">
                <text:p>641894.7282</text:p>
              </table:table-cell>
              <table:table-cell office:value-type="float" office:value="70111.6718">
                <text:p>70111.6718</text:p>
              </table:table-cell>
              <table:table-cell office:value-type="float" office:value="784840.4923">
                <text:p>784840.4923</text:p>
              </table:table-cell>
              <table:table-cell office:value-type="float" office:value="-72834.0923">
                <text:p>-72834.0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:30</text:p>
              </table:table-cell>
              <table:table-cell office:value-type="float" office:value="644539">
                <text:p>644539</text:p>
              </table:table-cell>
              <table:table-cell office:value-type="float" office:value="409992.8">
                <text:p>409992.8</text:p>
              </table:table-cell>
              <table:table-cell office:value-type="float" office:value="523695.3163">
                <text:p>523695.3163</text:p>
              </table:table-cell>
              <table:table-cell office:value-type="float" office:value="296290.2837">
                <text:p>296290.2837</text:p>
              </table:table-cell>
              <table:table-cell office:value-type="float" office:value="637397.8325">
                <text:p>637397.8325</text:p>
              </table:table-cell>
              <table:table-cell office:value-type="float" office:value="182587.7675">
                <text:p>182587.7675</text:p>
              </table:table-cell>
              <table:table-cell office:value-type="float" office:value="751100.3488">
                <text:p>751100.3488</text:p>
              </table:table-cell>
              <table:table-cell office:value-type="float" office:value="68885.2512">
                <text:p>68885.2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:40</text:p>
              </table:table-cell>
              <table:table-cell office:value-type="float" office:value="166076">
                <text:p>166076</text:p>
              </table:table-cell>
              <table:table-cell office:value-type="float" office:value="465452">
                <text:p>465452</text:p>
              </table:table-cell>
              <table:table-cell office:value-type="float" office:value="615050.4701">
                <text:p>615050.4701</text:p>
              </table:table-cell>
              <table:table-cell office:value-type="float" office:value="315853.5299">
                <text:p>315853.5299</text:p>
              </table:table-cell>
              <table:table-cell office:value-type="float" office:value="764648.9402">
                <text:p>764648.9402</text:p>
              </table:table-cell>
              <table:table-cell office:value-type="float" office:value="166255.0598">
                <text:p>166255.0598</text:p>
              </table:table-cell>
              <table:table-cell office:value-type="float" office:value="914247.4103">
                <text:p>914247.4103</text:p>
              </table:table-cell>
              <table:table-cell office:value-type="float" office:value="16656.5897">
                <text:p>16656.5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:50</text:p>
              </table:table-cell>
              <table:table-cell office:value-type="float" office:value="470761">
                <text:p>470761</text:p>
              </table:table-cell>
              <table:table-cell office:value-type="float" office:value="406489.6">
                <text:p>406489.6</text:p>
              </table:table-cell>
              <table:table-cell office:value-type="float" office:value="607574.8712">
                <text:p>607574.8712</text:p>
              </table:table-cell>
              <table:table-cell office:value-type="float" office:value="205404.3288">
                <text:p>205404.3288</text:p>
              </table:table-cell>
              <table:table-cell office:value-type="float" office:value="808660.1425">
                <text:p>808660.1425</text:p>
              </table:table-cell>
              <table:table-cell office:value-type="float" office:value="4319.0575">
                <text:p>4319.0575</text:p>
              </table:table-cell>
              <table:table-cell office:value-type="float" office:value="1009745.4137">
                <text:p>1009745.4137</text:p>
              </table:table-cell>
              <table:table-cell office:value-type="float" office:value="-196766.2137">
                <text:p>-196766.2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:00</text:p>
              </table:table-cell>
              <table:table-cell office:value-type="float" office:value="156356">
                <text:p>156356</text:p>
              </table:table-cell>
              <table:table-cell office:value-type="float" office:value="395464.8">
                <text:p>395464.8</text:p>
              </table:table-cell>
              <table:table-cell office:value-type="float" office:value="589764.1602">
                <text:p>589764.1602</text:p>
              </table:table-cell>
              <table:table-cell office:value-type="float" office:value="201165.4398">
                <text:p>201165.4398</text:p>
              </table:table-cell>
              <table:table-cell office:value-type="float" office:value="784063.5204">
                <text:p>784063.5204</text:p>
              </table:table-cell>
              <table:table-cell office:value-type="float" office:value="6866.0796">
                <text:p>6866.0796</text:p>
              </table:table-cell>
              <table:table-cell office:value-type="float" office:value="978362.8806">
                <text:p>978362.8806</text:p>
              </table:table-cell>
              <table:table-cell office:value-type="float" office:value="-187433.2806">
                <text:p>-187433.2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:10</text:p>
              </table:table-cell>
              <table:table-cell office:value-type="float" office:value="388452">
                <text:p>388452</text:p>
              </table:table-cell>
              <table:table-cell office:value-type="float" office:value="380019.8">
                <text:p>380019.8</text:p>
              </table:table-cell>
              <table:table-cell office:value-type="float" office:value="592612.6496">
                <text:p>592612.6496</text:p>
              </table:table-cell>
              <table:table-cell office:value-type="float" office:value="167426.9504">
                <text:p>167426.9504</text:p>
              </table:table-cell>
              <table:table-cell office:value-type="float" office:value="805205.4993">
                <text:p>805205.4993</text:p>
              </table:table-cell>
              <table:table-cell office:value-type="float" office:value="-45165.8993">
                <text:p>-45165.8993</text:p>
              </table:table-cell>
              <table:table-cell office:value-type="float" office:value="1017798.3489">
                <text:p>1017798.3489</text:p>
              </table:table-cell>
              <table:table-cell office:value-type="float" office:value="-257758.7489">
                <text:p>-257758.7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:20</text:p>
              </table:table-cell>
              <table:table-cell office:value-type="float" office:value="230010">
                <text:p>230010</text:p>
              </table:table-cell>
              <table:table-cell office:value-type="float" office:value="365236.8">
                <text:p>365236.8</text:p>
              </table:table-cell>
              <table:table-cell office:value-type="float" office:value="573191.2626">
                <text:p>573191.2626</text:p>
              </table:table-cell>
              <table:table-cell office:value-type="float" office:value="157282.3374">
                <text:p>157282.3374</text:p>
              </table:table-cell>
              <table:table-cell office:value-type="float" office:value="781145.7252">
                <text:p>781145.7252</text:p>
              </table:table-cell>
              <table:table-cell office:value-type="float" office:value="-50672.1252">
                <text:p>-50672.1252</text:p>
              </table:table-cell>
              <table:table-cell office:value-type="float" office:value="989100.1878">
                <text:p>989100.1878</text:p>
              </table:table-cell>
              <table:table-cell office:value-type="float" office:value="-258626.5878">
                <text:p>-258626.5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:30</text:p>
              </table:table-cell>
              <table:table-cell office:value-type="float" office:value="228315">
                <text:p>228315</text:p>
              </table:table-cell>
              <table:table-cell office:value-type="float" office:value="282331">
                <text:p>282331</text:p>
              </table:table-cell>
              <table:table-cell office:value-type="float" office:value="422767.7689">
                <text:p>422767.7689</text:p>
              </table:table-cell>
              <table:table-cell office:value-type="float" office:value="141894.2311">
                <text:p>141894.2311</text:p>
              </table:table-cell>
              <table:table-cell office:value-type="float" office:value="563204.5378">
                <text:p>563204.5378</text:p>
              </table:table-cell>
              <table:table-cell office:value-type="float" office:value="1457.4622">
                <text:p>1457.4622</text:p>
              </table:table-cell>
              <table:table-cell office:value-type="float" office:value="703641.3067">
                <text:p>703641.3067</text:p>
              </table:table-cell>
              <table:table-cell office:value-type="float" office:value="-138979.3067">
                <text:p>-138979.3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:40</text:p>
              </table:table-cell>
              <table:table-cell office:value-type="float" office:value="232344">
                <text:p>232344</text:p>
              </table:table-cell>
              <table:table-cell office:value-type="float" office:value="294778.8">
                <text:p>294778.8</text:p>
              </table:table-cell>
              <table:table-cell office:value-type="float" office:value="424699.6498">
                <text:p>424699.6498</text:p>
              </table:table-cell>
              <table:table-cell office:value-type="float" office:value="164857.9502">
                <text:p>164857.9502</text:p>
              </table:table-cell>
              <table:table-cell office:value-type="float" office:value="554620.4996">
                <text:p>554620.4996</text:p>
              </table:table-cell>
              <table:table-cell office:value-type="float" office:value="34937.1004">
                <text:p>34937.1004</text:p>
              </table:table-cell>
              <table:table-cell office:value-type="float" office:value="684541.3494">
                <text:p>684541.3494</text:p>
              </table:table-cell>
              <table:table-cell office:value-type="float" office:value="-94983.7494">
                <text:p>-94983.7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:50</text:p>
              </table:table-cell>
              <table:table-cell office:value-type="float" office:value="227081">
                <text:p>227081</text:p>
              </table:table-cell>
              <table:table-cell office:value-type="float" office:value="247095.4">
                <text:p>247095.4</text:p>
              </table:table-cell>
              <table:table-cell office:value-type="float" office:value="332356.0961">
                <text:p>332356.0961</text:p>
              </table:table-cell>
              <table:table-cell office:value-type="float" office:value="161834.7039">
                <text:p>161834.7039</text:p>
              </table:table-cell>
              <table:table-cell office:value-type="float" office:value="417616.7922">
                <text:p>417616.7922</text:p>
              </table:table-cell>
              <table:table-cell office:value-type="float" office:value="76574.0078">
                <text:p>76574.0078</text:p>
              </table:table-cell>
              <table:table-cell office:value-type="float" office:value="502877.4883">
                <text:p>502877.4883</text:p>
              </table:table-cell>
              <table:table-cell office:value-type="float" office:value="-8686.6883">
                <text:p>-8686.6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:00</text:p>
              </table:table-cell>
              <table:table-cell office:value-type="float" office:value="160856">
                <text:p>160856</text:p>
              </table:table-cell>
              <table:table-cell office:value-type="float" office:value="261240.4">
                <text:p>261240.4</text:p>
              </table:table-cell>
              <table:table-cell office:value-type="float" office:value="332381.2419">
                <text:p>332381.2419</text:p>
              </table:table-cell>
              <table:table-cell office:value-type="float" office:value="190099.5581">
                <text:p>190099.5581</text:p>
              </table:table-cell>
              <table:table-cell office:value-type="float" office:value="403522.0839">
                <text:p>403522.0839</text:p>
              </table:table-cell>
              <table:table-cell office:value-type="float" office:value="118958.7161">
                <text:p>118958.7161</text:p>
              </table:table-cell>
              <table:table-cell office:value-type="float" office:value="474662.9258">
                <text:p>474662.9258</text:p>
              </table:table-cell>
              <table:table-cell office:value-type="float" office:value="47817.8742">
                <text:p>47817.8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:10</text:p>
              </table:table-cell>
              <table:table-cell office:value-type="float" office:value="294695">
                <text:p>294695</text:p>
              </table:table-cell>
              <table:table-cell office:value-type="float" office:value="215721.2">
                <text:p>215721.2</text:p>
              </table:table-cell>
              <table:table-cell office:value-type="float" office:value="246455.2459">
                <text:p>246455.2459</text:p>
              </table:table-cell>
              <table:table-cell office:value-type="float" office:value="184987.1541">
                <text:p>184987.1541</text:p>
              </table:table-cell>
              <table:table-cell office:value-type="float" office:value="277189.2918">
                <text:p>277189.2918</text:p>
              </table:table-cell>
              <table:table-cell office:value-type="float" office:value="154253.1082">
                <text:p>154253.1082</text:p>
              </table:table-cell>
              <table:table-cell office:value-type="float" office:value="307923.3377">
                <text:p>307923.3377</text:p>
              </table:table-cell>
              <table:table-cell office:value-type="float" office:value="123519.0623">
                <text:p>123519.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:20</text:p>
              </table:table-cell>
              <table:table-cell office:value-type="float" office:value="146065">
                <text:p>146065</text:p>
              </table:table-cell>
              <table:table-cell office:value-type="float" office:value="228658.2">
                <text:p>228658.2</text:p>
              </table:table-cell>
              <table:table-cell office:value-type="float" office:value="276024.2948">
                <text:p>276024.2948</text:p>
              </table:table-cell>
              <table:table-cell office:value-type="float" office:value="181292.1052">
                <text:p>181292.1052</text:p>
              </table:table-cell>
              <table:table-cell office:value-type="float" office:value="323390.3896">
                <text:p>323390.3896</text:p>
              </table:table-cell>
              <table:table-cell office:value-type="float" office:value="133926.0104">
                <text:p>133926.0104</text:p>
              </table:table-cell>
              <table:table-cell office:value-type="float" office:value="370756.4844">
                <text:p>370756.4844</text:p>
              </table:table-cell>
              <table:table-cell office:value-type="float" office:value="86559.9156">
                <text:p>86559.9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:30</text:p>
              </table:table-cell>
              <table:table-cell office:value-type="float" office:value="78114">
                <text:p>78114</text:p>
              </table:table-cell>
              <table:table-cell office:value-type="float" office:value="212208.2">
                <text:p>212208.2</text:p>
              </table:table-cell>
              <table:table-cell office:value-type="float" office:value="272297.0803">
                <text:p>272297.0803</text:p>
              </table:table-cell>
              <table:table-cell office:value-type="float" office:value="152119.3197">
                <text:p>152119.3197</text:p>
              </table:table-cell>
              <table:table-cell office:value-type="float" office:value="332385.9606">
                <text:p>332385.9606</text:p>
              </table:table-cell>
              <table:table-cell office:value-type="float" office:value="92030.4394">
                <text:p>92030.4394</text:p>
              </table:table-cell>
              <table:table-cell office:value-type="float" office:value="392474.8409">
                <text:p>392474.8409</text:p>
              </table:table-cell>
              <table:table-cell office:value-type="float" office:value="31941.5591">
                <text:p>31941.5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:40</text:p>
              </table:table-cell>
              <table:table-cell office:value-type="float" office:value="290552">
                <text:p>290552</text:p>
              </table:table-cell>
              <table:table-cell office:value-type="float" office:value="181362.2">
                <text:p>181362.2</text:p>
              </table:table-cell>
              <table:table-cell office:value-type="float" office:value="263916.9085">
                <text:p>263916.9085</text:p>
              </table:table-cell>
              <table:table-cell office:value-type="float" office:value="98807.4915">
                <text:p>98807.4915</text:p>
              </table:table-cell>
              <table:table-cell office:value-type="float" office:value="346471.6171">
                <text:p>346471.6171</text:p>
              </table:table-cell>
              <table:table-cell office:value-type="float" office:value="16252.7829">
                <text:p>16252.7829</text:p>
              </table:table-cell>
              <table:table-cell office:value-type="float" office:value="429026.3256">
                <text:p>429026.3256</text:p>
              </table:table-cell>
              <table:table-cell office:value-type="float" office:value="-66301.9256">
                <text:p>-66301.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:50</text:p>
              </table:table-cell>
              <table:table-cell office:value-type="float" office:value="478654">
                <text:p>478654</text:p>
              </table:table-cell>
              <table:table-cell office:value-type="float" office:value="194056.4">
                <text:p>194056.4</text:p>
              </table:table-cell>
              <table:table-cell office:value-type="float" office:value="289302.9351">
                <text:p>289302.9351</text:p>
              </table:table-cell>
              <table:table-cell office:value-type="float" office:value="98809.8649">
                <text:p>98809.8649</text:p>
              </table:table-cell>
              <table:table-cell office:value-type="float" office:value="384549.4702">
                <text:p>384549.4702</text:p>
              </table:table-cell>
              <table:table-cell office:value-type="float" office:value="3563.3298">
                <text:p>3563.3298</text:p>
              </table:table-cell>
              <table:table-cell office:value-type="float" office:value="479796.0052">
                <text:p>479796.0052</text:p>
              </table:table-cell>
              <table:table-cell office:value-type="float" office:value="-91683.2052">
                <text:p>-91683.2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:00</text:p>
              </table:table-cell>
              <table:table-cell office:value-type="float" office:value="77923">
                <text:p>77923</text:p>
              </table:table-cell>
              <table:table-cell office:value-type="float" office:value="257616">
                <text:p>257616</text:p>
              </table:table-cell>
              <table:table-cell office:value-type="float" office:value="412520.8284">
                <text:p>412520.8284</text:p>
              </table:table-cell>
              <table:table-cell office:value-type="float" office:value="102711.1716">
                <text:p>102711.1716</text:p>
              </table:table-cell>
              <table:table-cell office:value-type="float" office:value="567425.6567">
                <text:p>567425.6567</text:p>
              </table:table-cell>
              <table:table-cell office:value-type="float" office:value="-52193.6567">
                <text:p>-52193.6567</text:p>
              </table:table-cell>
              <table:table-cell office:value-type="float" office:value="722330.4851">
                <text:p>722330.4851</text:p>
              </table:table-cell>
              <table:table-cell office:value-type="float" office:value="-207098.4851">
                <text:p>-207098.4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:10</text:p>
              </table:table-cell>
              <table:table-cell office:value-type="float" office:value="309861">
                <text:p>309861</text:p>
              </table:table-cell>
              <table:table-cell office:value-type="float" office:value="214261.6">
                <text:p>214261.6</text:p>
              </table:table-cell>
              <table:table-cell office:value-type="float" office:value="385652.0354">
                <text:p>385652.0354</text:p>
              </table:table-cell>
              <table:table-cell office:value-type="float" office:value="42871.1646">
                <text:p>42871.1646</text:p>
              </table:table-cell>
              <table:table-cell office:value-type="float" office:value="557042.4708">
                <text:p>557042.4708</text:p>
              </table:table-cell>
              <table:table-cell office:value-type="float" office:value="-128519.2708">
                <text:p>-128519.2708</text:p>
              </table:table-cell>
              <table:table-cell office:value-type="float" office:value="728432.9062">
                <text:p>728432.9062</text:p>
              </table:table-cell>
              <table:table-cell office:value-type="float" office:value="-299909.7062">
                <text:p>-299909.7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:20</text:p>
              </table:table-cell>
              <table:table-cell office:value-type="float" office:value="287437">
                <text:p>287437</text:p>
              </table:table-cell>
              <table:table-cell office:value-type="float" office:value="247020.8">
                <text:p>247020.8</text:p>
              </table:table-cell>
              <table:table-cell office:value-type="float" office:value="417770.1547">
                <text:p>417770.1547</text:p>
              </table:table-cell>
              <table:table-cell office:value-type="float" office:value="76271.4453">
                <text:p>76271.4453</text:p>
              </table:table-cell>
              <table:table-cell office:value-type="float" office:value="588519.5094">
                <text:p>588519.5094</text:p>
              </table:table-cell>
              <table:table-cell office:value-type="float" office:value="-94477.9094">
                <text:p>-94477.9094</text:p>
              </table:table-cell>
              <table:table-cell office:value-type="float" office:value="759268.8641">
                <text:p>759268.8641</text:p>
              </table:table-cell>
              <table:table-cell office:value-type="float" office:value="-265227.2641">
                <text:p>-265227.2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:30</text:p>
              </table:table-cell>
              <table:table-cell office:value-type="float" office:value="215976">
                <text:p>215976</text:p>
              </table:table-cell>
              <table:table-cell office:value-type="float" office:value="288885.4">
                <text:p>288885.4</text:p>
              </table:table-cell>
              <table:table-cell office:value-type="float" office:value="431154.6052">
                <text:p>431154.6052</text:p>
              </table:table-cell>
              <table:table-cell office:value-type="float" office:value="146616.1948">
                <text:p>146616.1948</text:p>
              </table:table-cell>
              <table:table-cell office:value-type="float" office:value="573423.8104">
                <text:p>573423.8104</text:p>
              </table:table-cell>
              <table:table-cell office:value-type="float" office:value="4346.9896">
                <text:p>4346.9896</text:p>
              </table:table-cell>
              <table:table-cell office:value-type="float" office:value="715693.0155">
                <text:p>715693.0155</text:p>
              </table:table-cell>
              <table:table-cell office:value-type="float" office:value="-137922.2155">
                <text:p>-137922.2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:40</text:p>
              </table:table-cell>
              <table:table-cell office:value-type="float" office:value="155707">
                <text:p>155707</text:p>
              </table:table-cell>
              <table:table-cell office:value-type="float" office:value="273970.2">
                <text:p>273970.2</text:p>
              </table:table-cell>
              <table:table-cell office:value-type="float" office:value="419883.5254">
                <text:p>419883.5254</text:p>
              </table:table-cell>
              <table:table-cell office:value-type="float" office:value="128056.8746">
                <text:p>128056.8746</text:p>
              </table:table-cell>
              <table:table-cell office:value-type="float" office:value="565796.8507">
                <text:p>565796.8507</text:p>
              </table:table-cell>
              <table:table-cell office:value-type="float" office:value="-17856.4507">
                <text:p>-17856.4507</text:p>
              </table:table-cell>
              <table:table-cell office:value-type="float" office:value="711710.1761">
                <text:p>711710.1761</text:p>
              </table:table-cell>
              <table:table-cell office:value-type="float" office:value="-163769.7761">
                <text:p>-163769.7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:50</text:p>
              </table:table-cell>
              <table:table-cell office:value-type="float" office:value="208702">
                <text:p>208702</text:p>
              </table:table-cell>
              <table:table-cell office:value-type="float" office:value="209380.8">
                <text:p>209380.8</text:p>
              </table:table-cell>
              <table:table-cell office:value-type="float" office:value="304767.6015">
                <text:p>304767.6015</text:p>
              </table:table-cell>
              <table:table-cell office:value-type="float" office:value="113993.9985">
                <text:p>113993.9985</text:p>
              </table:table-cell>
              <table:table-cell office:value-type="float" office:value="400154.403">
                <text:p>400154.403</text:p>
              </table:table-cell>
              <table:table-cell office:value-type="float" office:value="18607.197">
                <text:p>18607.197</text:p>
              </table:table-cell>
              <table:table-cell office:value-type="float" office:value="495541.2045">
                <text:p>495541.2045</text:p>
              </table:table-cell>
              <table:table-cell office:value-type="float" office:value="-76779.6045">
                <text:p>-76779.6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:00</text:p>
              </table:table-cell>
              <table:table-cell office:value-type="float" office:value="146819">
                <text:p>146819</text:p>
              </table:table-cell>
              <table:table-cell office:value-type="float" office:value="235536.6">
                <text:p>235536.6</text:p>
              </table:table-cell>
              <table:table-cell office:value-type="float" office:value="298172.9429">
                <text:p>298172.9429</text:p>
              </table:table-cell>
              <table:table-cell office:value-type="float" office:value="172900.2571">
                <text:p>172900.2571</text:p>
              </table:table-cell>
              <table:table-cell office:value-type="float" office:value="360809.2859">
                <text:p>360809.2859</text:p>
              </table:table-cell>
              <table:table-cell office:value-type="float" office:value="110263.9141">
                <text:p>110263.9141</text:p>
              </table:table-cell>
              <table:table-cell office:value-type="float" office:value="423445.6288">
                <text:p>423445.6288</text:p>
              </table:table-cell>
              <table:table-cell office:value-type="float" office:value="47627.5712">
                <text:p>47627.5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:10</text:p>
              </table:table-cell>
              <table:table-cell office:value-type="float" office:value="296226">
                <text:p>296226</text:p>
              </table:table-cell>
              <table:table-cell office:value-type="float" office:value="202928.2">
                <text:p>202928.2</text:p>
              </table:table-cell>
              <table:table-cell office:value-type="float" office:value="259327.2319">
                <text:p>259327.2319</text:p>
              </table:table-cell>
              <table:table-cell office:value-type="float" office:value="146529.1681">
                <text:p>146529.1681</text:p>
              </table:table-cell>
              <table:table-cell office:value-type="float" office:value="315726.2637">
                <text:p>315726.2637</text:p>
              </table:table-cell>
              <table:table-cell office:value-type="float" office:value="90130.1363">
                <text:p>90130.1363</text:p>
              </table:table-cell>
              <table:table-cell office:value-type="float" office:value="372125.2956">
                <text:p>372125.2956</text:p>
              </table:table-cell>
              <table:table-cell office:value-type="float" office:value="33731.1044">
                <text:p>33731.1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:20</text:p>
              </table:table-cell>
              <table:table-cell office:value-type="float" office:value="143540">
                <text:p>143540</text:p>
              </table:table-cell>
              <table:table-cell office:value-type="float" office:value="204686">
                <text:p>204686</text:p>
              </table:table-cell>
              <table:table-cell office:value-type="float" office:value="264416.0094">
                <text:p>264416.0094</text:p>
              </table:table-cell>
              <table:table-cell office:value-type="float" office:value="144955.9906">
                <text:p>144955.9906</text:p>
              </table:table-cell>
              <table:table-cell office:value-type="float" office:value="324146.0188">
                <text:p>324146.0188</text:p>
              </table:table-cell>
              <table:table-cell office:value-type="float" office:value="85225.9812">
                <text:p>85225.9812</text:p>
              </table:table-cell>
              <table:table-cell office:value-type="float" office:value="383876.0282">
                <text:p>383876.0282</text:p>
              </table:table-cell>
              <table:table-cell office:value-type="float" office:value="25495.9718">
                <text:p>25495.9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:30</text:p>
              </table:table-cell>
              <table:table-cell office:value-type="float" office:value="263709">
                <text:p>263709</text:p>
              </table:table-cell>
              <table:table-cell office:value-type="float" office:value="190198.8">
                <text:p>190198.8</text:p>
              </table:table-cell>
              <table:table-cell office:value-type="float" office:value="255069.1909">
                <text:p>255069.1909</text:p>
              </table:table-cell>
              <table:table-cell office:value-type="float" office:value="125328.4091">
                <text:p>125328.4091</text:p>
              </table:table-cell>
              <table:table-cell office:value-type="float" office:value="319939.5819">
                <text:p>319939.5819</text:p>
              </table:table-cell>
              <table:table-cell office:value-type="float" office:value="60458.0181">
                <text:p>60458.0181</text:p>
              </table:table-cell>
              <table:table-cell office:value-type="float" office:value="384809.9728">
                <text:p>384809.9728</text:p>
              </table:table-cell>
              <table:table-cell office:value-type="float" office:value="-4412.3728">
                <text:p>-4412.3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:40</text:p>
              </table:table-cell>
              <table:table-cell office:value-type="float" office:value="205857">
                <text:p>205857</text:p>
              </table:table-cell>
              <table:table-cell office:value-type="float" office:value="211799.2">
                <text:p>211799.2</text:p>
              </table:table-cell>
              <table:table-cell office:value-type="float" office:value="280198.486">
                <text:p>280198.486</text:p>
              </table:table-cell>
              <table:table-cell office:value-type="float" office:value="143399.914">
                <text:p>143399.914</text:p>
              </table:table-cell>
              <table:table-cell office:value-type="float" office:value="348597.7721">
                <text:p>348597.7721</text:p>
              </table:table-cell>
              <table:table-cell office:value-type="float" office:value="75000.6279">
                <text:p>75000.6279</text:p>
              </table:table-cell>
              <table:table-cell office:value-type="float" office:value="416997.0581">
                <text:p>416997.0581</text:p>
              </table:table-cell>
              <table:table-cell office:value-type="float" office:value="6601.3419">
                <text:p>6601.3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:50</text:p>
              </table:table-cell>
              <table:table-cell office:value-type="float" office:value="213849">
                <text:p>213849</text:p>
              </table:table-cell>
              <table:table-cell office:value-type="float" office:value="211230.2">
                <text:p>211230.2</text:p>
              </table:table-cell>
              <table:table-cell office:value-type="float" office:value="279673.5116">
                <text:p>279673.5116</text:p>
              </table:table-cell>
              <table:table-cell office:value-type="float" office:value="142786.8884">
                <text:p>142786.8884</text:p>
              </table:table-cell>
              <table:table-cell office:value-type="float" office:value="348116.8232">
                <text:p>348116.8232</text:p>
              </table:table-cell>
              <table:table-cell office:value-type="float" office:value="74343.5768">
                <text:p>74343.5768</text:p>
              </table:table-cell>
              <table:table-cell office:value-type="float" office:value="416560.1348">
                <text:p>416560.1348</text:p>
              </table:table-cell>
              <table:table-cell office:value-type="float" office:value="5900.2652">
                <text:p>5900.2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8:00</text:p>
              </table:table-cell>
              <table:table-cell office:value-type="float" office:value="394990">
                <text:p>394990</text:p>
              </table:table-cell>
              <table:table-cell office:value-type="float" office:value="224636.2">
                <text:p>224636.2</text:p>
              </table:table-cell>
              <table:table-cell office:value-type="float" office:value="283154.1435">
                <text:p>283154.1435</text:p>
              </table:table-cell>
              <table:table-cell office:value-type="float" office:value="166118.2565">
                <text:p>166118.2565</text:p>
              </table:table-cell>
              <table:table-cell office:value-type="float" office:value="341672.087">
                <text:p>341672.087</text:p>
              </table:table-cell>
              <table:table-cell office:value-type="float" office:value="107600.313">
                <text:p>107600.313</text:p>
              </table:table-cell>
              <table:table-cell office:value-type="float" office:value="400190.0306">
                <text:p>400190.0306</text:p>
              </table:table-cell>
              <table:table-cell office:value-type="float" office:value="49082.3694">
                <text:p>49082.3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8:10</text:p>
              </table:table-cell>
              <table:table-cell office:value-type="float" office:value="201028">
                <text:p>201028</text:p>
              </table:table-cell>
              <table:table-cell office:value-type="float" office:value="244389">
                <text:p>244389</text:p>
              </table:table-cell>
              <table:table-cell office:value-type="float" office:value="338784.2475">
                <text:p>338784.2475</text:p>
              </table:table-cell>
              <table:table-cell office:value-type="float" office:value="149993.7525">
                <text:p>149993.7525</text:p>
              </table:table-cell>
              <table:table-cell office:value-type="float" office:value="433179.4951">
                <text:p>433179.4951</text:p>
              </table:table-cell>
              <table:table-cell office:value-type="float" office:value="55598.5049">
                <text:p>55598.5049</text:p>
              </table:table-cell>
              <table:table-cell office:value-type="float" office:value="527574.7426">
                <text:p>527574.7426</text:p>
              </table:table-cell>
              <table:table-cell office:value-type="float" office:value="-38796.7426">
                <text:p>-38796.7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8:20</text:p>
              </table:table-cell>
              <table:table-cell office:value-type="float" office:value="272683">
                <text:p>272683</text:p>
              </table:table-cell>
              <table:table-cell office:value-type="float" office:value="255886.6">
                <text:p>255886.6</text:p>
              </table:table-cell>
              <table:table-cell office:value-type="float" office:value="337572.7869">
                <text:p>337572.7869</text:p>
              </table:table-cell>
              <table:table-cell office:value-type="float" office:value="174200.4131">
                <text:p>174200.4131</text:p>
              </table:table-cell>
              <table:table-cell office:value-type="float" office:value="419258.9738">
                <text:p>419258.9738</text:p>
              </table:table-cell>
              <table:table-cell office:value-type="float" office:value="92514.2262">
                <text:p>92514.2262</text:p>
              </table:table-cell>
              <table:table-cell office:value-type="float" office:value="500945.1607">
                <text:p>500945.1607</text:p>
              </table:table-cell>
              <table:table-cell office:value-type="float" office:value="10828.0393">
                <text:p>10828.0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8:30</text:p>
              </table:table-cell>
              <table:table-cell office:value-type="float" office:value="454788">
                <text:p>454788</text:p>
              </table:table-cell>
              <table:table-cell office:value-type="float" office:value="257681.4">
                <text:p>257681.4</text:p>
              </table:table-cell>
              <table:table-cell office:value-type="float" office:value="339680.4169">
                <text:p>339680.4169</text:p>
              </table:table-cell>
              <table:table-cell office:value-type="float" office:value="175682.3831">
                <text:p>175682.3831</text:p>
              </table:table-cell>
              <table:table-cell office:value-type="float" office:value="421679.4338">
                <text:p>421679.4338</text:p>
              </table:table-cell>
              <table:table-cell office:value-type="float" office:value="93683.3662">
                <text:p>93683.3662</text:p>
              </table:table-cell>
              <table:table-cell office:value-type="float" office:value="503678.4507">
                <text:p>503678.4507</text:p>
              </table:table-cell>
              <table:table-cell office:value-type="float" office:value="11684.3493">
                <text:p>11684.3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8:40</text:p>
              </table:table-cell>
              <table:table-cell office:value-type="float" office:value="260064">
                <text:p>260064</text:p>
              </table:table-cell>
              <table:table-cell office:value-type="float" office:value="307467.6">
                <text:p>307467.6</text:p>
              </table:table-cell>
              <table:table-cell office:value-type="float" office:value="420014.5567">
                <text:p>420014.5567</text:p>
              </table:table-cell>
              <table:table-cell office:value-type="float" office:value="194920.6433">
                <text:p>194920.6433</text:p>
              </table:table-cell>
              <table:table-cell office:value-type="float" office:value="532561.5134">
                <text:p>532561.5134</text:p>
              </table:table-cell>
              <table:table-cell office:value-type="float" office:value="82373.6866">
                <text:p>82373.6866</text:p>
              </table:table-cell>
              <table:table-cell office:value-type="float" office:value="645108.4702">
                <text:p>645108.4702</text:p>
              </table:table-cell>
              <table:table-cell office:value-type="float" office:value="-30173.2702">
                <text:p>-30173.2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8:50</text:p>
              </table:table-cell>
              <table:table-cell office:value-type="float" office:value="130809">
                <text:p>130809</text:p>
              </table:table-cell>
              <table:table-cell office:value-type="float" office:value="316710.6">
                <text:p>316710.6</text:p>
              </table:table-cell>
              <table:table-cell office:value-type="float" office:value="421260.5446">
                <text:p>421260.5446</text:p>
              </table:table-cell>
              <table:table-cell office:value-type="float" office:value="212160.6554">
                <text:p>212160.6554</text:p>
              </table:table-cell>
              <table:table-cell office:value-type="float" office:value="525810.4892">
                <text:p>525810.4892</text:p>
              </table:table-cell>
              <table:table-cell office:value-type="float" office:value="107610.7108">
                <text:p>107610.7108</text:p>
              </table:table-cell>
              <table:table-cell office:value-type="float" office:value="630360.4338">
                <text:p>630360.4338</text:p>
              </table:table-cell>
              <table:table-cell office:value-type="float" office:value="3060.7662">
                <text:p>3060.7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:00</text:p>
              </table:table-cell>
              <table:table-cell office:value-type="float" office:value="254354">
                <text:p>254354</text:p>
              </table:table-cell>
              <table:table-cell office:value-type="float" office:value="263874.4">
                <text:p>263874.4</text:p>
              </table:table-cell>
              <table:table-cell office:value-type="float" office:value="384493.8262">
                <text:p>384493.8262</text:p>
              </table:table-cell>
              <table:table-cell office:value-type="float" office:value="143254.9738">
                <text:p>143254.9738</text:p>
              </table:table-cell>
              <table:table-cell office:value-type="float" office:value="505113.2524">
                <text:p>505113.2524</text:p>
              </table:table-cell>
              <table:table-cell office:value-type="float" office:value="22635.5476">
                <text:p>22635.5476</text:p>
              </table:table-cell>
              <table:table-cell office:value-type="float" office:value="625732.6786">
                <text:p>625732.6786</text:p>
              </table:table-cell>
              <table:table-cell office:value-type="float" office:value="-97983.8786">
                <text:p>-97983.8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:10</text:p>
              </table:table-cell>
              <table:table-cell office:value-type="float" office:value="323454">
                <text:p>323454</text:p>
              </table:table-cell>
              <table:table-cell office:value-type="float" office:value="274539.6">
                <text:p>274539.6</text:p>
              </table:table-cell>
              <table:table-cell office:value-type="float" office:value="390479.6917">
                <text:p>390479.6917</text:p>
              </table:table-cell>
              <table:table-cell office:value-type="float" office:value="158599.5083">
                <text:p>158599.5083</text:p>
              </table:table-cell>
              <table:table-cell office:value-type="float" office:value="506419.7835">
                <text:p>506419.7835</text:p>
              </table:table-cell>
              <table:table-cell office:value-type="float" office:value="42659.4165">
                <text:p>42659.4165</text:p>
              </table:table-cell>
              <table:table-cell office:value-type="float" office:value="622359.8752">
                <text:p>622359.8752</text:p>
              </table:table-cell>
              <table:table-cell office:value-type="float" office:value="-73280.6752">
                <text:p>-73280.6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:20</text:p>
              </table:table-cell>
              <table:table-cell office:value-type="float" office:value="318751">
                <text:p>318751</text:p>
              </table:table-cell>
              <table:table-cell office:value-type="float" office:value="284693.8">
                <text:p>284693.8</text:p>
              </table:table-cell>
              <table:table-cell office:value-type="float" office:value="402636.638">
                <text:p>402636.638</text:p>
              </table:table-cell>
              <table:table-cell office:value-type="float" office:value="166750.962">
                <text:p>166750.962</text:p>
              </table:table-cell>
              <table:table-cell office:value-type="float" office:value="520579.476">
                <text:p>520579.476</text:p>
              </table:table-cell>
              <table:table-cell office:value-type="float" office:value="48808.124">
                <text:p>48808.124</text:p>
              </table:table-cell>
              <table:table-cell office:value-type="float" office:value="638522.3141">
                <text:p>638522.3141</text:p>
              </table:table-cell>
              <table:table-cell office:value-type="float" office:value="-69134.7141">
                <text:p>-69134.7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:30</text:p>
              </table:table-cell>
              <table:table-cell office:value-type="float" office:value="241479">
                <text:p>241479</text:p>
              </table:table-cell>
              <table:table-cell office:value-type="float" office:value="257486.4">
                <text:p>257486.4</text:p>
              </table:table-cell>
              <table:table-cell office:value-type="float" office:value="335217.8207">
                <text:p>335217.8207</text:p>
              </table:table-cell>
              <table:table-cell office:value-type="float" office:value="179754.9793">
                <text:p>179754.9793</text:p>
              </table:table-cell>
              <table:table-cell office:value-type="float" office:value="412949.2415">
                <text:p>412949.2415</text:p>
              </table:table-cell>
              <table:table-cell office:value-type="float" office:value="102023.5585">
                <text:p>102023.5585</text:p>
              </table:table-cell>
              <table:table-cell office:value-type="float" office:value="490680.6622">
                <text:p>490680.6622</text:p>
              </table:table-cell>
              <table:table-cell office:value-type="float" office:value="24292.1378">
                <text:p>24292.1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:40</text:p>
              </table:table-cell>
              <table:table-cell office:value-type="float" office:value="234994">
                <text:p>234994</text:p>
              </table:table-cell>
              <table:table-cell office:value-type="float" office:value="253769.4">
                <text:p>253769.4</text:p>
              </table:table-cell>
              <table:table-cell office:value-type="float" office:value="331790.563">
                <text:p>331790.563</text:p>
              </table:table-cell>
              <table:table-cell office:value-type="float" office:value="175748.237">
                <text:p>175748.237</text:p>
              </table:table-cell>
              <table:table-cell office:value-type="float" office:value="409811.7259">
                <text:p>409811.7259</text:p>
              </table:table-cell>
              <table:table-cell office:value-type="float" office:value="97727.0741">
                <text:p>97727.0741</text:p>
              </table:table-cell>
              <table:table-cell office:value-type="float" office:value="487832.8889">
                <text:p>487832.8889</text:p>
              </table:table-cell>
              <table:table-cell office:value-type="float" office:value="19705.9111">
                <text:p>19705.9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:50</text:p>
              </table:table-cell>
              <table:table-cell office:value-type="float" office:value="283496">
                <text:p>283496</text:p>
              </table:table-cell>
              <table:table-cell office:value-type="float" office:value="274606.4">
                <text:p>274606.4</text:p>
              </table:table-cell>
              <table:table-cell office:value-type="float" office:value="317651.6097">
                <text:p>317651.6097</text:p>
              </table:table-cell>
              <table:table-cell office:value-type="float" office:value="231561.1903">
                <text:p>231561.1903</text:p>
              </table:table-cell>
              <table:table-cell office:value-type="float" office:value="360696.8194">
                <text:p>360696.8194</text:p>
              </table:table-cell>
              <table:table-cell office:value-type="float" office:value="188515.9806">
                <text:p>188515.9806</text:p>
              </table:table-cell>
              <table:table-cell office:value-type="float" office:value="403742.029">
                <text:p>403742.029</text:p>
              </table:table-cell>
              <table:table-cell office:value-type="float" office:value="145470.771">
                <text:p>145470.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227855">
                <text:p>227855</text:p>
              </table:table-cell>
              <table:table-cell office:value-type="float" office:value="280434.8">
                <text:p>280434.8</text:p>
              </table:table-cell>
              <table:table-cell office:value-type="float" office:value="321999.7322">
                <text:p>321999.7322</text:p>
              </table:table-cell>
              <table:table-cell office:value-type="float" office:value="238869.8678">
                <text:p>238869.8678</text:p>
              </table:table-cell>
              <table:table-cell office:value-type="float" office:value="363564.6644">
                <text:p>363564.6644</text:p>
              </table:table-cell>
              <table:table-cell office:value-type="float" office:value="197304.9356">
                <text:p>197304.9356</text:p>
              </table:table-cell>
              <table:table-cell office:value-type="float" office:value="405129.5966">
                <text:p>405129.5966</text:p>
              </table:table-cell>
              <table:table-cell office:value-type="float" office:value="155740.0034">
                <text:p>155740.0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:10</text:p>
              </table:table-cell>
              <table:table-cell office:value-type="float" office:value="171482">
                <text:p>171482</text:p>
              </table:table-cell>
              <table:table-cell office:value-type="float" office:value="261315">
                <text:p>261315</text:p>
              </table:table-cell>
              <table:table-cell office:value-type="float" office:value="300034.26">
                <text:p>300034.26</text:p>
              </table:table-cell>
              <table:table-cell office:value-type="float" office:value="222595.74">
                <text:p>222595.74</text:p>
              </table:table-cell>
              <table:table-cell office:value-type="float" office:value="338753.5201">
                <text:p>338753.5201</text:p>
              </table:table-cell>
              <table:table-cell office:value-type="float" office:value="183876.4799">
                <text:p>183876.4799</text:p>
              </table:table-cell>
              <table:table-cell office:value-type="float" office:value="377472.7801">
                <text:p>377472.7801</text:p>
              </table:table-cell>
              <table:table-cell office:value-type="float" office:value="145157.2199">
                <text:p>145157.2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:20</text:p>
              </table:table-cell>
              <table:table-cell office:value-type="float" office:value="57128">
                <text:p>57128</text:p>
              </table:table-cell>
              <table:table-cell office:value-type="float" office:value="231861.2">
                <text:p>231861.2</text:p>
              </table:table-cell>
              <table:table-cell office:value-type="float" office:value="271955.3595">
                <text:p>271955.3595</text:p>
              </table:table-cell>
              <table:table-cell office:value-type="float" office:value="191767.0405">
                <text:p>191767.0405</text:p>
              </table:table-cell>
              <table:table-cell office:value-type="float" office:value="312049.5191">
                <text:p>312049.5191</text:p>
              </table:table-cell>
              <table:table-cell office:value-type="float" office:value="151672.8809">
                <text:p>151672.8809</text:p>
              </table:table-cell>
              <table:table-cell office:value-type="float" office:value="352143.6786">
                <text:p>352143.6786</text:p>
              </table:table-cell>
              <table:table-cell office:value-type="float" office:value="111578.7214">
                <text:p>111578.72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76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Ultrafine_20_Dashed" svg:stroke-width="0.051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39cm" svg:y="2.209cm" style:legend-expansion="high" chart:style-name="ch2"/>
        <chart:plot-area chart:style-name="ch3" table:cell-range-address="'B after processing, 13'.A1:'B after processing, 13'.J140" chart:data-source-has-labels="both" svg:x="0.32cm" svg:y="0.18cm" svg:width="11.099cm" svg:height="8.64cm">
          <chartooo:coordinate-region svg:x="1.788cm" svg:y="0.38cm" svg:width="9.272cm" svg:height="8.241cm"/>
          <chart:axis chart:dimension="x" chart:name="primary-x" chart:style-name="ch4" chartooo:axis-type="auto">
            <chart:categories table:cell-range-address="'B after processing, 13'.A2:'B after processing, 13'.A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 after processing, 13'.B2:'B after processing, 13'.B140" chart:label-cell-address="'B after processing, 13'.B1:'B after processing, 13'.B1" chart:class="chart:scatter">
            <chart:data-point chart:repeated="139"/>
          </chart:series>
          <chart:series chart:style-name="ch7" chart:values-cell-range-address="'B after processing, 13'.C2:'B after processing, 13'.C140" chart:label-cell-address="'B after processing, 13'.C1:'B after processing, 13'.C1" chart:class="chart:scatter">
            <chart:data-point chart:repeated="139"/>
          </chart:series>
          <chart:series chart:style-name="ch8" chart:values-cell-range-address="'B after processing, 13'.D2:'B after processing, 13'.D140" chart:label-cell-address="'B after processing, 13'.D1:'B after processing, 13'.D1" chart:class="chart:scatter">
            <chart:data-point chart:repeated="139"/>
          </chart:series>
          <chart:series chart:style-name="ch9" chart:values-cell-range-address="'B after processing, 13'.E2:'B after processing, 13'.E140" chart:label-cell-address="'B after processing, 13'.E1:'B after processing, 13'.E1" chart:class="chart:scatter">
            <chart:data-point chart:repeated="139"/>
          </chart:series>
          <chart:series chart:style-name="ch10" chart:values-cell-range-address="'B after processing, 13'.F2:'B after processing, 13'.F140" chart:label-cell-address="'B after processing, 13'.F1:'B after processing, 13'.F1" chart:class="chart:scatter">
            <chart:data-point chart:repeated="139"/>
          </chart:series>
          <chart:series chart:style-name="ch11" chart:values-cell-range-address="'B after processing, 13'.G2:'B after processing, 13'.G140" chart:label-cell-address="'B after processing, 13'.G1:'B after processing, 13'.G1" chart:class="chart:scatter">
            <chart:data-point chart:repeated="139"/>
          </chart:series>
          <chart:series chart:style-name="ch12" chart:values-cell-range-address="'B after processing, 13'.H2:'B after processing, 13'.H140" chart:label-cell-address="'B after processing, 13'.H1:'B after processing, 13'.H1" chart:class="chart:scatter">
            <chart:data-point chart:repeated="139"/>
          </chart:series>
          <chart:series chart:style-name="ch13" chart:values-cell-range-address="'B after processing, 13'.I2:'B after processing, 13'.I140" chart:label-cell-address="'B after processing, 13'.I1:'B after processing, 13'.I1" chart:class="chart:scatter">
            <chart:data-point chart:repeated="139"/>
          </chart:series>
          <chart:series chart:style-name="ch14" chart:values-cell-range-address="'B after processing, 13'.J2:'B after processing, 13'.J140" chart:label-cell-address="'B after processing, 13'.J1:'B after processing, 13'.J1" chart:class="chart:scatter">
            <chart:data-point chart:repeated="13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um</text:p>
                <draw:g>
                  <svg:desc>'B after processing, 13'.B1:'B after processing, 13'.B1</svg:desc>
                </draw:g>
              </table:table-cell>
              <table:table-cell office:value-type="string">
                <text:p>average</text:p>
                <draw:g>
                  <svg:desc>'B after processing, 13'.C1:'B after processing, 13'.C1</svg:desc>
                </draw:g>
              </table:table-cell>
              <table:table-cell office:value-type="string">
                <text:p>average+sd</text:p>
                <draw:g>
                  <svg:desc>'B after processing, 13'.D1:'B after processing, 13'.D1</svg:desc>
                </draw:g>
              </table:table-cell>
              <table:table-cell office:value-type="string">
                <text:p>average-sd</text:p>
                <draw:g>
                  <svg:desc>'B after processing, 13'.E1:'B after processing, 13'.E1</svg:desc>
                </draw:g>
              </table:table-cell>
              <table:table-cell office:value-type="string">
                <text:p>average+2*sd</text:p>
                <draw:g>
                  <svg:desc>'B after processing, 13'.F1:'B after processing, 13'.F1</svg:desc>
                </draw:g>
              </table:table-cell>
              <table:table-cell office:value-type="string">
                <text:p>average-2*sd</text:p>
                <draw:g>
                  <svg:desc>'B after processing, 13'.G1:'B after processing, 13'.G1</svg:desc>
                </draw:g>
              </table:table-cell>
              <table:table-cell office:value-type="string">
                <text:p>average+3*sd</text:p>
                <draw:g>
                  <svg:desc>'B after processing, 13'.H1:'B after processing, 13'.H1</svg:desc>
                </draw:g>
              </table:table-cell>
              <table:table-cell office:value-type="string">
                <text:p>average-3*sd</text:p>
                <draw:g>
                  <svg:desc>'B after processing, 13'.I1:'B after processing, 13'.I1</svg:desc>
                </draw:g>
              </table:table-cell>
              <table:table-cell office:value-type="string">
                <text:p>flags</text:p>
                <draw:g>
                  <svg:desc>'B after processing, 13'.J1:'B after processing, 13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40</text:p>
                <draw:g>
                  <svg:desc>'B after processing, 13'.A2:'B after processing, 13'.A140</svg:desc>
                </draw:g>
              </table:table-cell>
              <table:table-cell office:value-type="float" office:value="476234">
                <text:p>476234</text:p>
                <draw:g>
                  <svg:desc>'B after processing, 13'.B2:'B after processing, 13'.B140</svg:desc>
                </draw:g>
              </table:table-cell>
              <table:table-cell office:value-type="float" office:value="371820.3077">
                <text:p>371820.3077</text:p>
                <draw:g>
                  <svg:desc>'B after processing, 13'.C2:'B after processing, 13'.C140</svg:desc>
                </draw:g>
              </table:table-cell>
              <table:table-cell office:value-type="float" office:value="529433.0175">
                <text:p>529433.0175</text:p>
                <draw:g>
                  <svg:desc>'B after processing, 13'.D2:'B after processing, 13'.D140</svg:desc>
                </draw:g>
              </table:table-cell>
              <table:table-cell office:value-type="float" office:value="214207.5979">
                <text:p>214207.5979</text:p>
                <draw:g>
                  <svg:desc>'B after processing, 13'.E2:'B after processing, 13'.E140</svg:desc>
                </draw:g>
              </table:table-cell>
              <table:table-cell office:value-type="float" office:value="687045.7273">
                <text:p>687045.7273</text:p>
                <draw:g>
                  <svg:desc>'B after processing, 13'.F2:'B after processing, 13'.F140</svg:desc>
                </draw:g>
              </table:table-cell>
              <table:table-cell office:value-type="float" office:value="56594.8881">
                <text:p>56594.8881</text:p>
                <draw:g>
                  <svg:desc>'B after processing, 13'.G2:'B after processing, 13'.G140</svg:desc>
                </draw:g>
              </table:table-cell>
              <table:table-cell office:value-type="float" office:value="844658.437">
                <text:p>844658.437</text:p>
                <draw:g>
                  <svg:desc>'B after processing, 13'.H2:'B after processing, 13'.H140</svg:desc>
                </draw:g>
              </table:table-cell>
              <table:table-cell office:value-type="float" office:value="-101017.8216">
                <text:p>-101017.8216</text:p>
                <draw:g>
                  <svg:desc>'B after processing, 13'.I2:'B after processing, 13'.I140</svg:desc>
                </draw:g>
              </table:table-cell>
              <table:table-cell office:value-type="float" office:value="NaN">
                <text:p>NaN</text:p>
                <draw:g>
                  <svg:desc>'B after processing, 13'.J2:'B after processing, 13'.J140</svg:desc>
                </draw:g>
              </table:table-cell>
            </table:table-row>
            <table:table-row>
              <table:table-cell office:value-type="string">
                <text:p>12:50</text:p>
              </table:table-cell>
              <table:table-cell office:value-type="float" office:value="377048">
                <text:p>377048</text:p>
              </table:table-cell>
              <table:table-cell office:value-type="float" office:value="391305.7692">
                <text:p>391305.7692</text:p>
              </table:table-cell>
              <table:table-cell office:value-type="float" office:value="544574.902">
                <text:p>544574.902</text:p>
              </table:table-cell>
              <table:table-cell office:value-type="float" office:value="238036.6365">
                <text:p>238036.6365</text:p>
              </table:table-cell>
              <table:table-cell office:value-type="float" office:value="697844.0347">
                <text:p>697844.0347</text:p>
              </table:table-cell>
              <table:table-cell office:value-type="float" office:value="84767.5038">
                <text:p>84767.5038</text:p>
              </table:table-cell>
              <table:table-cell office:value-type="float" office:value="851113.1674">
                <text:p>851113.1674</text:p>
              </table:table-cell>
              <table:table-cell office:value-type="float" office:value="-68501.629">
                <text:p>-68501.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117091">
                <text:p>117091</text:p>
              </table:table-cell>
              <table:table-cell office:value-type="float" office:value="385814.0769">
                <text:p>385814.0769</text:p>
              </table:table-cell>
              <table:table-cell office:value-type="float" office:value="538141.5819">
                <text:p>538141.5819</text:p>
              </table:table-cell>
              <table:table-cell office:value-type="float" office:value="233486.5719">
                <text:p>233486.5719</text:p>
              </table:table-cell>
              <table:table-cell office:value-type="float" office:value="690469.0869">
                <text:p>690469.0869</text:p>
              </table:table-cell>
              <table:table-cell office:value-type="float" office:value="81159.0669">
                <text:p>81159.0669</text:p>
              </table:table-cell>
              <table:table-cell office:value-type="float" office:value="842796.5919">
                <text:p>842796.5919</text:p>
              </table:table-cell>
              <table:table-cell office:value-type="float" office:value="-71168.4381">
                <text:p>-71168.4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:10</text:p>
              </table:table-cell>
              <table:table-cell office:value-type="float" office:value="444633">
                <text:p>444633</text:p>
              </table:table-cell>
              <table:table-cell office:value-type="float" office:value="374212.3846">
                <text:p>374212.3846</text:p>
              </table:table-cell>
              <table:table-cell office:value-type="float" office:value="541296.6106">
                <text:p>541296.6106</text:p>
              </table:table-cell>
              <table:table-cell office:value-type="float" office:value="207128.1586">
                <text:p>207128.1586</text:p>
              </table:table-cell>
              <table:table-cell office:value-type="float" office:value="708380.8367">
                <text:p>708380.8367</text:p>
              </table:table-cell>
              <table:table-cell office:value-type="float" office:value="40043.9326">
                <text:p>40043.9326</text:p>
              </table:table-cell>
              <table:table-cell office:value-type="float" office:value="875465.0627">
                <text:p>875465.0627</text:p>
              </table:table-cell>
              <table:table-cell office:value-type="float" office:value="-127040.2934">
                <text:p>-127040.2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:20</text:p>
              </table:table-cell>
              <table:table-cell office:value-type="float" office:value="547507">
                <text:p>547507</text:p>
              </table:table-cell>
              <table:table-cell office:value-type="float" office:value="383448.7692">
                <text:p>383448.7692</text:p>
              </table:table-cell>
              <table:table-cell office:value-type="float" office:value="550877.9399">
                <text:p>550877.9399</text:p>
              </table:table-cell>
              <table:table-cell office:value-type="float" office:value="216019.5985">
                <text:p>216019.5985</text:p>
              </table:table-cell>
              <table:table-cell office:value-type="float" office:value="718307.1106">
                <text:p>718307.1106</text:p>
              </table:table-cell>
              <table:table-cell office:value-type="float" office:value="48590.4278">
                <text:p>48590.4278</text:p>
              </table:table-cell>
              <table:table-cell office:value-type="float" office:value="885736.2813">
                <text:p>885736.2813</text:p>
              </table:table-cell>
              <table:table-cell office:value-type="float" office:value="-118838.7428">
                <text:p>-118838.7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:30</text:p>
              </table:table-cell>
              <table:table-cell office:value-type="float" office:value="485524">
                <text:p>485524</text:p>
              </table:table-cell>
              <table:table-cell office:value-type="float" office:value="399253.4615">
                <text:p>399253.4615</text:p>
              </table:table-cell>
              <table:table-cell office:value-type="float" office:value="572059.7096">
                <text:p>572059.7096</text:p>
              </table:table-cell>
              <table:table-cell office:value-type="float" office:value="226447.2135">
                <text:p>226447.2135</text:p>
              </table:table-cell>
              <table:table-cell office:value-type="float" office:value="744865.9576">
                <text:p>744865.9576</text:p>
              </table:table-cell>
              <table:table-cell office:value-type="float" office:value="53640.9655">
                <text:p>53640.9655</text:p>
              </table:table-cell>
              <table:table-cell office:value-type="float" office:value="917672.2056">
                <text:p>917672.2056</text:p>
              </table:table-cell>
              <table:table-cell office:value-type="float" office:value="-119165.2825">
                <text:p>-119165.2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:40</text:p>
              </table:table-cell>
              <table:table-cell office:value-type="float" office:value="547314">
                <text:p>547314</text:p>
              </table:table-cell>
              <table:table-cell office:value-type="float" office:value="423408.6154">
                <text:p>423408.6154</text:p>
              </table:table-cell>
              <table:table-cell office:value-type="float" office:value="583182.6794">
                <text:p>583182.6794</text:p>
              </table:table-cell>
              <table:table-cell office:value-type="float" office:value="263634.5514">
                <text:p>263634.5514</text:p>
              </table:table-cell>
              <table:table-cell office:value-type="float" office:value="742956.7434">
                <text:p>742956.7434</text:p>
              </table:table-cell>
              <table:table-cell office:value-type="float" office:value="103860.4873">
                <text:p>103860.4873</text:p>
              </table:table-cell>
              <table:table-cell office:value-type="float" office:value="902730.8074">
                <text:p>902730.8074</text:p>
              </table:table-cell>
              <table:table-cell office:value-type="float" office:value="-55913.5767">
                <text:p>-55913.5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:50</text:p>
              </table:table-cell>
              <table:table-cell office:value-type="float" office:value="322924">
                <text:p>322924</text:p>
              </table:table-cell>
              <table:table-cell office:value-type="float" office:value="443448.9231">
                <text:p>443448.9231</text:p>
              </table:table-cell>
              <table:table-cell office:value-type="float" office:value="600981.9713">
                <text:p>600981.9713</text:p>
              </table:table-cell>
              <table:table-cell office:value-type="float" office:value="285915.8748">
                <text:p>285915.8748</text:p>
              </table:table-cell>
              <table:table-cell office:value-type="float" office:value="758515.0196">
                <text:p>758515.0196</text:p>
              </table:table-cell>
              <table:table-cell office:value-type="float" office:value="128382.8265">
                <text:p>128382.8265</text:p>
              </table:table-cell>
              <table:table-cell office:value-type="float" office:value="916048.0679">
                <text:p>916048.0679</text:p>
              </table:table-cell>
              <table:table-cell office:value-type="float" office:value="-29150.2217">
                <text:p>-29150.2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1092019">
                <text:p>1092019</text:p>
              </table:table-cell>
              <table:table-cell office:value-type="float" office:value="441600.5385">
                <text:p>441600.5385</text:p>
              </table:table-cell>
              <table:table-cell office:value-type="float" office:value="600495.2401">
                <text:p>600495.2401</text:p>
              </table:table-cell>
              <table:table-cell office:value-type="float" office:value="282705.8368">
                <text:p>282705.8368</text:p>
              </table:table-cell>
              <table:table-cell office:value-type="float" office:value="759389.9418">
                <text:p>759389.9418</text:p>
              </table:table-cell>
              <table:table-cell office:value-type="float" office:value="123811.1351">
                <text:p>123811.1351</text:p>
              </table:table-cell>
              <table:table-cell office:value-type="float" office:value="918284.6435">
                <text:p>918284.6435</text:p>
              </table:table-cell>
              <table:table-cell office:value-type="float" office:value="-35083.5665">
                <text:p>-35083.56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:10</text:p>
              </table:table-cell>
              <table:table-cell office:value-type="float" office:value="199903">
                <text:p>199903</text:p>
              </table:table-cell>
              <table:table-cell office:value-type="float" office:value="502711.0769">
                <text:p>502711.0769</text:p>
              </table:table-cell>
              <table:table-cell office:value-type="float" office:value="736649.2236">
                <text:p>736649.2236</text:p>
              </table:table-cell>
              <table:table-cell office:value-type="float" office:value="268772.9303">
                <text:p>268772.9303</text:p>
              </table:table-cell>
              <table:table-cell office:value-type="float" office:value="970587.3702">
                <text:p>970587.3702</text:p>
              </table:table-cell>
              <table:table-cell office:value-type="float" office:value="34834.7836">
                <text:p>34834.7836</text:p>
              </table:table-cell>
              <table:table-cell office:value-type="float" office:value="1204525.5169">
                <text:p>1204525.5169</text:p>
              </table:table-cell>
              <table:table-cell office:value-type="float" office:value="-199103.363">
                <text:p>-199103.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:20</text:p>
              </table:table-cell>
              <table:table-cell office:value-type="float" office:value="574129">
                <text:p>574129</text:p>
              </table:table-cell>
              <table:table-cell office:value-type="float" office:value="458120">
                <text:p>458120</text:p>
              </table:table-cell>
              <table:table-cell office:value-type="float" office:value="690123.6635">
                <text:p>690123.6635</text:p>
              </table:table-cell>
              <table:table-cell office:value-type="float" office:value="226116.3365">
                <text:p>226116.3365</text:p>
              </table:table-cell>
              <table:table-cell office:value-type="float" office:value="922127.3269">
                <text:p>922127.3269</text:p>
              </table:table-cell>
              <table:table-cell office:value-type="float" office:value="-5887.3269">
                <text:p>-5887.3269</text:p>
              </table:table-cell>
              <table:table-cell office:value-type="float" office:value="1154130.9904">
                <text:p>1154130.9904</text:p>
              </table:table-cell>
              <table:table-cell office:value-type="float" office:value="-237890.9904">
                <text:p>-237890.9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:30</text:p>
              </table:table-cell>
              <table:table-cell office:value-type="float" office:value="721306">
                <text:p>721306</text:p>
              </table:table-cell>
              <table:table-cell office:value-type="float" office:value="470281">
                <text:p>470281</text:p>
              </table:table-cell>
              <table:table-cell office:value-type="float" office:value="704031.7316">
                <text:p>704031.7316</text:p>
              </table:table-cell>
              <table:table-cell office:value-type="float" office:value="236530.2684">
                <text:p>236530.2684</text:p>
              </table:table-cell>
              <table:table-cell office:value-type="float" office:value="937782.4632">
                <text:p>937782.4632</text:p>
              </table:table-cell>
              <table:table-cell office:value-type="float" office:value="2779.5368">
                <text:p>2779.5368</text:p>
              </table:table-cell>
              <table:table-cell office:value-type="float" office:value="1171533.1948">
                <text:p>1171533.1948</text:p>
              </table:table-cell>
              <table:table-cell office:value-type="float" office:value="-230971.1948">
                <text:p>-230971.1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:40</text:p>
              </table:table-cell>
              <table:table-cell office:value-type="float" office:value="808404">
                <text:p>808404</text:p>
              </table:table-cell>
              <table:table-cell office:value-type="float" office:value="497154.1538">
                <text:p>497154.1538</text:p>
              </table:table-cell>
              <table:table-cell office:value-type="float" office:value="738613.3014">
                <text:p>738613.3014</text:p>
              </table:table-cell>
              <table:table-cell office:value-type="float" office:value="255695.0062">
                <text:p>255695.0062</text:p>
              </table:table-cell>
              <table:table-cell office:value-type="float" office:value="980072.4491">
                <text:p>980072.4491</text:p>
              </table:table-cell>
              <table:table-cell office:value-type="float" office:value="14235.8586">
                <text:p>14235.8586</text:p>
              </table:table-cell>
              <table:table-cell office:value-type="float" office:value="1221531.5967">
                <text:p>1221531.5967</text:p>
              </table:table-cell>
              <table:table-cell office:value-type="float" office:value="-227223.289">
                <text:p>-227223.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:50</text:p>
              </table:table-cell>
              <table:table-cell office:value-type="float" office:value="735837">
                <text:p>735837</text:p>
              </table:table-cell>
              <table:table-cell office:value-type="float" office:value="516464.3077">
                <text:p>516464.3077</text:p>
              </table:table-cell>
              <table:table-cell office:value-type="float" office:value="772724.7629">
                <text:p>772724.7629</text:p>
              </table:table-cell>
              <table:table-cell office:value-type="float" office:value="260203.8525">
                <text:p>260203.8525</text:p>
              </table:table-cell>
              <table:table-cell office:value-type="float" office:value="1028985.2181">
                <text:p>1028985.2181</text:p>
              </table:table-cell>
              <table:table-cell office:value-type="float" office:value="3943.3973">
                <text:p>3943.3973</text:p>
              </table:table-cell>
              <table:table-cell office:value-type="float" office:value="1285245.6733">
                <text:p>1285245.6733</text:p>
              </table:table-cell>
              <table:table-cell office:value-type="float" office:value="-252317.0579">
                <text:p>-252317.0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426842">
                <text:p>426842</text:p>
              </table:table-cell>
              <table:table-cell office:value-type="float" office:value="536433.7692">
                <text:p>536433.7692</text:p>
              </table:table-cell>
              <table:table-cell office:value-type="float" office:value="799327.0966">
                <text:p>799327.0966</text:p>
              </table:table-cell>
              <table:table-cell office:value-type="float" office:value="273540.4418">
                <text:p>273540.4418</text:p>
              </table:table-cell>
              <table:table-cell office:value-type="float" office:value="1062220.424">
                <text:p>1062220.424</text:p>
              </table:table-cell>
              <table:table-cell office:value-type="float" office:value="10647.1144">
                <text:p>10647.1144</text:p>
              </table:table-cell>
              <table:table-cell office:value-type="float" office:value="1325113.7514">
                <text:p>1325113.7514</text:p>
              </table:table-cell>
              <table:table-cell office:value-type="float" office:value="-252246.213">
                <text:p>-252246.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:10</text:p>
              </table:table-cell>
              <table:table-cell office:value-type="float" office:value="213035">
                <text:p>213035</text:p>
              </table:table-cell>
              <table:table-cell office:value-type="float" office:value="540264.0769">
                <text:p>540264.0769</text:p>
              </table:table-cell>
              <table:table-cell office:value-type="float" office:value="800995.52">
                <text:p>800995.52</text:p>
              </table:table-cell>
              <table:table-cell office:value-type="float" office:value="279532.6338">
                <text:p>279532.6338</text:p>
              </table:table-cell>
              <table:table-cell office:value-type="float" office:value="1061726.9632">
                <text:p>1061726.9632</text:p>
              </table:table-cell>
              <table:table-cell office:value-type="float" office:value="18801.1907">
                <text:p>18801.1907</text:p>
              </table:table-cell>
              <table:table-cell office:value-type="float" office:value="1322458.4063">
                <text:p>1322458.4063</text:p>
              </table:table-cell>
              <table:table-cell office:value-type="float" office:value="-241930.2524">
                <text:p>-241930.2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:20</text:p>
              </table:table-cell>
              <table:table-cell office:value-type="float" office:value="308223">
                <text:p>308223</text:p>
              </table:table-cell>
              <table:table-cell office:value-type="float" office:value="547644.3846">
                <text:p>547644.3846</text:p>
              </table:table-cell>
              <table:table-cell office:value-type="float" office:value="796486.0251">
                <text:p>796486.0251</text:p>
              </table:table-cell>
              <table:table-cell office:value-type="float" office:value="298802.7441">
                <text:p>298802.7441</text:p>
              </table:table-cell>
              <table:table-cell office:value-type="float" office:value="1045327.6657">
                <text:p>1045327.6657</text:p>
              </table:table-cell>
              <table:table-cell office:value-type="float" office:value="49961.1036">
                <text:p>49961.1036</text:p>
              </table:table-cell>
              <table:table-cell office:value-type="float" office:value="1294169.3062">
                <text:p>1294169.3062</text:p>
              </table:table-cell>
              <table:table-cell office:value-type="float" office:value="-198880.537">
                <text:p>-198880.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:30</text:p>
              </table:table-cell>
              <table:table-cell office:value-type="float" office:value="473039">
                <text:p>473039</text:p>
              </table:table-cell>
              <table:table-cell office:value-type="float" office:value="537151.3077">
                <text:p>537151.3077</text:p>
              </table:table-cell>
              <table:table-cell office:value-type="float" office:value="793462.6155">
                <text:p>793462.6155</text:p>
              </table:table-cell>
              <table:table-cell office:value-type="float" office:value="280839.9999">
                <text:p>280839.9999</text:p>
              </table:table-cell>
              <table:table-cell office:value-type="float" office:value="1049773.9233">
                <text:p>1049773.9233</text:p>
              </table:table-cell>
              <table:table-cell office:value-type="float" office:value="24528.6921">
                <text:p>24528.6921</text:p>
              </table:table-cell>
              <table:table-cell office:value-type="float" office:value="1306085.2311">
                <text:p>1306085.2311</text:p>
              </table:table-cell>
              <table:table-cell office:value-type="float" office:value="-231782.6157">
                <text:p>-231782.6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:40</text:p>
              </table:table-cell>
              <table:table-cell office:value-type="float" office:value="556375">
                <text:p>556375</text:p>
              </table:table-cell>
              <table:table-cell office:value-type="float" office:value="531423">
                <text:p>531423</text:p>
              </table:table-cell>
              <table:table-cell office:value-type="float" office:value="788315.0672">
                <text:p>788315.0672</text:p>
              </table:table-cell>
              <table:table-cell office:value-type="float" office:value="274530.9328">
                <text:p>274530.9328</text:p>
              </table:table-cell>
              <table:table-cell office:value-type="float" office:value="1045207.1344">
                <text:p>1045207.1344</text:p>
              </table:table-cell>
              <table:table-cell office:value-type="float" office:value="17638.8656">
                <text:p>17638.8656</text:p>
              </table:table-cell>
              <table:table-cell office:value-type="float" office:value="1302099.2015">
                <text:p>1302099.2015</text:p>
              </table:table-cell>
              <table:table-cell office:value-type="float" office:value="-239253.2015">
                <text:p>-239253.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:50</text:p>
              </table:table-cell>
              <table:table-cell office:value-type="float" office:value="549040">
                <text:p>549040</text:p>
              </table:table-cell>
              <table:table-cell office:value-type="float" office:value="536873.0769">
                <text:p>536873.0769</text:p>
              </table:table-cell>
              <table:table-cell office:value-type="float" office:value="793461.6177">
                <text:p>793461.6177</text:p>
              </table:table-cell>
              <table:table-cell office:value-type="float" office:value="280284.5362">
                <text:p>280284.5362</text:p>
              </table:table-cell>
              <table:table-cell office:value-type="float" office:value="1050050.1584">
                <text:p>1050050.1584</text:p>
              </table:table-cell>
              <table:table-cell office:value-type="float" office:value="23695.9955">
                <text:p>23695.9955</text:p>
              </table:table-cell>
              <table:table-cell office:value-type="float" office:value="1306638.6991">
                <text:p>1306638.6991</text:p>
              </table:table-cell>
              <table:table-cell office:value-type="float" office:value="-232892.5453">
                <text:p>-232892.5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780939">
                <text:p>780939</text:p>
              </table:table-cell>
              <table:table-cell office:value-type="float" office:value="537005.8462">
                <text:p>537005.8462</text:p>
              </table:table-cell>
              <table:table-cell office:value-type="float" office:value="793600.6861">
                <text:p>793600.6861</text:p>
              </table:table-cell>
              <table:table-cell office:value-type="float" office:value="280411.0062">
                <text:p>280411.0062</text:p>
              </table:table-cell>
              <table:table-cell office:value-type="float" office:value="1050195.5261">
                <text:p>1050195.5261</text:p>
              </table:table-cell>
              <table:table-cell office:value-type="float" office:value="23816.1662">
                <text:p>23816.1662</text:p>
              </table:table-cell>
              <table:table-cell office:value-type="float" office:value="1306790.3661">
                <text:p>1306790.3661</text:p>
              </table:table-cell>
              <table:table-cell office:value-type="float" office:value="-232778.6738">
                <text:p>-232778.6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:10</text:p>
              </table:table-cell>
              <table:table-cell office:value-type="float" office:value="516135">
                <text:p>516135</text:p>
              </table:table-cell>
              <table:table-cell office:value-type="float" office:value="572237.7692">
                <text:p>572237.7692</text:p>
              </table:table-cell>
              <table:table-cell office:value-type="float" office:value="828432.1193">
                <text:p>828432.1193</text:p>
              </table:table-cell>
              <table:table-cell office:value-type="float" office:value="316043.4191">
                <text:p>316043.4191</text:p>
              </table:table-cell>
              <table:table-cell office:value-type="float" office:value="1084626.4694">
                <text:p>1084626.4694</text:p>
              </table:table-cell>
              <table:table-cell office:value-type="float" office:value="59849.069">
                <text:p>59849.069</text:p>
              </table:table-cell>
              <table:table-cell office:value-type="float" office:value="1340820.8195">
                <text:p>1340820.8195</text:p>
              </table:table-cell>
              <table:table-cell office:value-type="float" office:value="-196345.2811">
                <text:p>-196345.2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:20</text:p>
              </table:table-cell>
              <table:table-cell office:value-type="float" office:value="522682">
                <text:p>522682</text:p>
              </table:table-cell>
              <table:table-cell office:value-type="float" office:value="527939">
                <text:p>527939</text:p>
              </table:table-cell>
              <table:table-cell office:value-type="float" office:value="731058.5421">
                <text:p>731058.5421</text:p>
              </table:table-cell>
              <table:table-cell office:value-type="float" office:value="324819.4579">
                <text:p>324819.4579</text:p>
              </table:table-cell>
              <table:table-cell office:value-type="float" office:value="934178.0842">
                <text:p>934178.0842</text:p>
              </table:table-cell>
              <table:table-cell office:value-type="float" office:value="121699.9158">
                <text:p>121699.9158</text:p>
              </table:table-cell>
              <table:table-cell office:value-type="float" office:value="1137297.6264">
                <text:p>1137297.6264</text:p>
              </table:table-cell>
              <table:table-cell office:value-type="float" office:value="-81419.6264">
                <text:p>-81419.6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:30</text:p>
              </table:table-cell>
              <table:table-cell office:value-type="float" office:value="255543">
                <text:p>255543</text:p>
              </table:table-cell>
              <table:table-cell office:value-type="float" office:value="552768.1538">
                <text:p>552768.1538</text:p>
              </table:table-cell>
              <table:table-cell office:value-type="float" office:value="730601.4723">
                <text:p>730601.4723</text:p>
              </table:table-cell>
              <table:table-cell office:value-type="float" office:value="374934.8353">
                <text:p>374934.8353</text:p>
              </table:table-cell>
              <table:table-cell office:value-type="float" office:value="908434.7908">
                <text:p>908434.7908</text:p>
              </table:table-cell>
              <table:table-cell office:value-type="float" office:value="197101.5169">
                <text:p>197101.5169</text:p>
              </table:table-cell>
              <table:table-cell office:value-type="float" office:value="1086268.1093">
                <text:p>1086268.1093</text:p>
              </table:table-cell>
              <table:table-cell office:value-type="float" office:value="19268.1984">
                <text:p>19268.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:40</text:p>
              </table:table-cell>
              <table:table-cell office:value-type="float" office:value="621437">
                <text:p>621437</text:p>
              </table:table-cell>
              <table:table-cell office:value-type="float" office:value="528261.5385">
                <text:p>528261.5385</text:p>
              </table:table-cell>
              <table:table-cell office:value-type="float" office:value="723960.14">
                <text:p>723960.14</text:p>
              </table:table-cell>
              <table:table-cell office:value-type="float" office:value="332562.9369">
                <text:p>332562.9369</text:p>
              </table:table-cell>
              <table:table-cell office:value-type="float" office:value="919658.7416">
                <text:p>919658.7416</text:p>
              </table:table-cell>
              <table:table-cell office:value-type="float" office:value="136864.3354">
                <text:p>136864.3354</text:p>
              </table:table-cell>
              <table:table-cell office:value-type="float" office:value="1115357.3431">
                <text:p>1115357.3431</text:p>
              </table:table-cell>
              <table:table-cell office:value-type="float" office:value="-58834.2662">
                <text:p>-58834.2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:50</text:p>
              </table:table-cell>
              <table:table-cell office:value-type="float" office:value="737701">
                <text:p>737701</text:p>
              </table:table-cell>
              <table:table-cell office:value-type="float" office:value="520579.3077">
                <text:p>520579.3077</text:p>
              </table:table-cell>
              <table:table-cell office:value-type="float" office:value="709925.4628">
                <text:p>709925.4628</text:p>
              </table:table-cell>
              <table:table-cell office:value-type="float" office:value="331233.1526">
                <text:p>331233.1526</text:p>
              </table:table-cell>
              <table:table-cell office:value-type="float" office:value="899271.618">
                <text:p>899271.618</text:p>
              </table:table-cell>
              <table:table-cell office:value-type="float" office:value="141886.9974">
                <text:p>141886.9974</text:p>
              </table:table-cell>
              <table:table-cell office:value-type="float" office:value="1088617.7731">
                <text:p>1088617.7731</text:p>
              </table:table-cell>
              <table:table-cell office:value-type="float" office:value="-47459.1577">
                <text:p>-47459.1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167441">
                <text:p>167441</text:p>
              </table:table-cell>
              <table:table-cell office:value-type="float" office:value="515140.6154">
                <text:p>515140.6154</text:p>
              </table:table-cell>
              <table:table-cell office:value-type="float" office:value="696372.0148">
                <text:p>696372.0148</text:p>
              </table:table-cell>
              <table:table-cell office:value-type="float" office:value="333909.216">
                <text:p>333909.216</text:p>
              </table:table-cell>
              <table:table-cell office:value-type="float" office:value="877603.4142">
                <text:p>877603.4142</text:p>
              </table:table-cell>
              <table:table-cell office:value-type="float" office:value="152677.8166">
                <text:p>152677.8166</text:p>
              </table:table-cell>
              <table:table-cell office:value-type="float" office:value="1058834.8135">
                <text:p>1058834.8135</text:p>
              </table:table-cell>
              <table:table-cell office:value-type="float" office:value="-28553.5828">
                <text:p>-28553.5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:10</text:p>
              </table:table-cell>
              <table:table-cell office:value-type="float" office:value="585977">
                <text:p>585977</text:p>
              </table:table-cell>
              <table:table-cell office:value-type="float" office:value="471417.8462">
                <text:p>471417.8462</text:p>
              </table:table-cell>
              <table:table-cell office:value-type="float" office:value="663223.7643">
                <text:p>663223.7643</text:p>
              </table:table-cell>
              <table:table-cell office:value-type="float" office:value="279611.928">
                <text:p>279611.928</text:p>
              </table:table-cell>
              <table:table-cell office:value-type="float" office:value="855029.6824">
                <text:p>855029.6824</text:p>
              </table:table-cell>
              <table:table-cell office:value-type="float" office:value="87806.0099">
                <text:p>87806.0099</text:p>
              </table:table-cell>
              <table:table-cell office:value-type="float" office:value="1046835.6005">
                <text:p>1046835.6005</text:p>
              </table:table-cell>
              <table:table-cell office:value-type="float" office:value="-103999.9082">
                <text:p>-103999.9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:20</text:p>
              </table:table-cell>
              <table:table-cell office:value-type="float" office:value="668247">
                <text:p>668247</text:p>
              </table:table-cell>
              <table:table-cell office:value-type="float" office:value="483659">
                <text:p>483659</text:p>
              </table:table-cell>
              <table:table-cell office:value-type="float" office:value="677450.7526">
                <text:p>677450.7526</text:p>
              </table:table-cell>
              <table:table-cell office:value-type="float" office:value="289867.2474">
                <text:p>289867.2474</text:p>
              </table:table-cell>
              <table:table-cell office:value-type="float" office:value="871242.5051">
                <text:p>871242.5051</text:p>
              </table:table-cell>
              <table:table-cell office:value-type="float" office:value="96075.4949">
                <text:p>96075.4949</text:p>
              </table:table-cell>
              <table:table-cell office:value-type="float" office:value="1065034.2577">
                <text:p>1065034.2577</text:p>
              </table:table-cell>
              <table:table-cell office:value-type="float" office:value="-97716.2577">
                <text:p>-97716.2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:30</text:p>
              </table:table-cell>
              <table:table-cell office:value-type="float" office:value="415742">
                <text:p>415742</text:p>
              </table:table-cell>
              <table:table-cell office:value-type="float" office:value="518675.3077">
                <text:p>518675.3077</text:p>
              </table:table-cell>
              <table:table-cell office:value-type="float" office:value="700233.0252">
                <text:p>700233.0252</text:p>
              </table:table-cell>
              <table:table-cell office:value-type="float" office:value="337117.5902">
                <text:p>337117.5902</text:p>
              </table:table-cell>
              <table:table-cell office:value-type="float" office:value="881790.7426">
                <text:p>881790.7426</text:p>
              </table:table-cell>
              <table:table-cell office:value-type="float" office:value="155559.8728">
                <text:p>155559.8728</text:p>
              </table:table-cell>
              <table:table-cell office:value-type="float" office:value="1063348.4601">
                <text:p>1063348.4601</text:p>
              </table:table-cell>
              <table:table-cell office:value-type="float" office:value="-25997.8447">
                <text:p>-25997.8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:40</text:p>
              </table:table-cell>
              <table:table-cell office:value-type="float" office:value="727229">
                <text:p>727229</text:p>
              </table:table-cell>
              <table:table-cell office:value-type="float" office:value="526946">
                <text:p>526946</text:p>
              </table:table-cell>
              <table:table-cell office:value-type="float" office:value="700385.3008">
                <text:p>700385.3008</text:p>
              </table:table-cell>
              <table:table-cell office:value-type="float" office:value="353506.6992">
                <text:p>353506.6992</text:p>
              </table:table-cell>
              <table:table-cell office:value-type="float" office:value="873824.6016">
                <text:p>873824.6016</text:p>
              </table:table-cell>
              <table:table-cell office:value-type="float" office:value="180067.3984">
                <text:p>180067.3984</text:p>
              </table:table-cell>
              <table:table-cell office:value-type="float" office:value="1047263.9024">
                <text:p>1047263.9024</text:p>
              </table:table-cell>
              <table:table-cell office:value-type="float" office:value="6628.0976">
                <text:p>6628.0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:50</text:p>
              </table:table-cell>
              <table:table-cell office:value-type="float" office:value="338148">
                <text:p>338148</text:p>
              </table:table-cell>
              <table:table-cell office:value-type="float" office:value="546499.0769">
                <text:p>546499.0769</text:p>
              </table:table-cell>
              <table:table-cell office:value-type="float" office:value="727517.3567">
                <text:p>727517.3567</text:p>
              </table:table-cell>
              <table:table-cell office:value-type="float" office:value="365480.7971">
                <text:p>365480.7971</text:p>
              </table:table-cell>
              <table:table-cell office:value-type="float" office:value="908535.6366">
                <text:p>908535.6366</text:p>
              </table:table-cell>
              <table:table-cell office:value-type="float" office:value="184462.5173">
                <text:p>184462.5173</text:p>
              </table:table-cell>
              <table:table-cell office:value-type="float" office:value="1089553.9164">
                <text:p>1089553.9164</text:p>
              </table:table-cell>
              <table:table-cell office:value-type="float" office:value="3444.2375">
                <text:p>3444.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398395">
                <text:p>398395</text:p>
              </table:table-cell>
              <table:table-cell office:value-type="float" office:value="529712.3846">
                <text:p>529712.3846</text:p>
              </table:table-cell>
              <table:table-cell office:value-type="float" office:value="719637.9708">
                <text:p>719637.9708</text:p>
              </table:table-cell>
              <table:table-cell office:value-type="float" office:value="339786.7984">
                <text:p>339786.7984</text:p>
              </table:table-cell>
              <table:table-cell office:value-type="float" office:value="909563.557">
                <text:p>909563.557</text:p>
              </table:table-cell>
              <table:table-cell office:value-type="float" office:value="149861.2123">
                <text:p>149861.2123</text:p>
              </table:table-cell>
              <table:table-cell office:value-type="float" office:value="1099489.1432">
                <text:p>1099489.1432</text:p>
              </table:table-cell>
              <table:table-cell office:value-type="float" office:value="-40064.3739">
                <text:p>-40064.3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:10</text:p>
              </table:table-cell>
              <table:table-cell office:value-type="float" office:value="677948">
                <text:p>677948</text:p>
              </table:table-cell>
              <table:table-cell office:value-type="float" office:value="518124.3077">
                <text:p>518124.3077</text:p>
              </table:table-cell>
              <table:table-cell office:value-type="float" office:value="711339.5918">
                <text:p>711339.5918</text:p>
              </table:table-cell>
              <table:table-cell office:value-type="float" office:value="324909.0235">
                <text:p>324909.0235</text:p>
              </table:table-cell>
              <table:table-cell office:value-type="float" office:value="904554.876">
                <text:p>904554.876</text:p>
              </table:table-cell>
              <table:table-cell office:value-type="float" office:value="131693.7394">
                <text:p>131693.7394</text:p>
              </table:table-cell>
              <table:table-cell office:value-type="float" office:value="1097770.1601">
                <text:p>1097770.1601</text:p>
              </table:table-cell>
              <table:table-cell office:value-type="float" office:value="-61521.5448">
                <text:p>-61521.5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:20</text:p>
              </table:table-cell>
              <table:table-cell office:value-type="float" office:value="653787">
                <text:p>653787</text:p>
              </table:table-cell>
              <table:table-cell office:value-type="float" office:value="510201.9231">
                <text:p>510201.9231</text:p>
              </table:table-cell>
              <table:table-cell office:value-type="float" office:value="693605.3646">
                <text:p>693605.3646</text:p>
              </table:table-cell>
              <table:table-cell office:value-type="float" office:value="326798.4816">
                <text:p>326798.4816</text:p>
              </table:table-cell>
              <table:table-cell office:value-type="float" office:value="877008.806">
                <text:p>877008.806</text:p>
              </table:table-cell>
              <table:table-cell office:value-type="float" office:value="143395.0401">
                <text:p>143395.0401</text:p>
              </table:table-cell>
              <table:table-cell office:value-type="float" office:value="1060412.2475">
                <text:p>1060412.2475</text:p>
              </table:table-cell>
              <table:table-cell office:value-type="float" office:value="-40008.4014">
                <text:p>-40008.4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:30</text:p>
              </table:table-cell>
              <table:table-cell office:value-type="float" office:value="650538">
                <text:p>650538</text:p>
              </table:table-cell>
              <table:table-cell office:value-type="float" office:value="520790.5385">
                <text:p>520790.5385</text:p>
              </table:table-cell>
              <table:table-cell office:value-type="float" office:value="708488.389">
                <text:p>708488.389</text:p>
              </table:table-cell>
              <table:table-cell office:value-type="float" office:value="333092.688">
                <text:p>333092.688</text:p>
              </table:table-cell>
              <table:table-cell office:value-type="float" office:value="896186.2395">
                <text:p>896186.2395</text:p>
              </table:table-cell>
              <table:table-cell office:value-type="float" office:value="145394.8375">
                <text:p>145394.8375</text:p>
              </table:table-cell>
              <table:table-cell office:value-type="float" office:value="1083884.09">
                <text:p>1083884.09</text:p>
              </table:table-cell>
              <table:table-cell office:value-type="float" office:value="-42303.0131">
                <text:p>-42303.0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:40</text:p>
              </table:table-cell>
              <table:table-cell office:value-type="float" office:value="662722">
                <text:p>662722</text:p>
              </table:table-cell>
              <table:table-cell office:value-type="float" office:value="530625.6154">
                <text:p>530625.6154</text:p>
              </table:table-cell>
              <table:table-cell office:value-type="float" office:value="721749.2991">
                <text:p>721749.2991</text:p>
              </table:table-cell>
              <table:table-cell office:value-type="float" office:value="339501.9317">
                <text:p>339501.9317</text:p>
              </table:table-cell>
              <table:table-cell office:value-type="float" office:value="912872.9827">
                <text:p>912872.9827</text:p>
              </table:table-cell>
              <table:table-cell office:value-type="float" office:value="148378.248">
                <text:p>148378.248</text:p>
              </table:table-cell>
              <table:table-cell office:value-type="float" office:value="1103996.6664">
                <text:p>1103996.6664</text:p>
              </table:table-cell>
              <table:table-cell office:value-type="float" office:value="-42745.4357">
                <text:p>-42745.4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:50</text:p>
              </table:table-cell>
              <table:table-cell office:value-type="float" office:value="751391">
                <text:p>751391</text:p>
              </table:table-cell>
              <table:table-cell office:value-type="float" office:value="561947.0769">
                <text:p>561947.0769</text:p>
              </table:table-cell>
              <table:table-cell office:value-type="float" office:value="736914.8639">
                <text:p>736914.8639</text:p>
              </table:table-cell>
              <table:table-cell office:value-type="float" office:value="386979.29">
                <text:p>386979.29</text:p>
              </table:table-cell>
              <table:table-cell office:value-type="float" office:value="911882.6509">
                <text:p>911882.6509</text:p>
              </table:table-cell>
              <table:table-cell office:value-type="float" office:value="212011.503">
                <text:p>212011.503</text:p>
              </table:table-cell>
              <table:table-cell office:value-type="float" office:value="1086850.4378">
                <text:p>1086850.4378</text:p>
              </table:table-cell>
              <table:table-cell office:value-type="float" office:value="37043.716">
                <text:p>37043.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684967">
                <text:p>684967</text:p>
              </table:table-cell>
              <table:table-cell office:value-type="float" office:value="571943.5385">
                <text:p>571943.5385</text:p>
              </table:table-cell>
              <table:table-cell office:value-type="float" office:value="754155.7743">
                <text:p>754155.7743</text:p>
              </table:table-cell>
              <table:table-cell office:value-type="float" office:value="389731.3026">
                <text:p>389731.3026</text:p>
              </table:table-cell>
              <table:table-cell office:value-type="float" office:value="936368.0101">
                <text:p>936368.0101</text:p>
              </table:table-cell>
              <table:table-cell office:value-type="float" office:value="207519.0668">
                <text:p>207519.0668</text:p>
              </table:table-cell>
              <table:table-cell office:value-type="float" office:value="1118580.2459">
                <text:p>1118580.2459</text:p>
              </table:table-cell>
              <table:table-cell office:value-type="float" office:value="25306.831">
                <text:p>25306.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10</text:p>
              </table:table-cell>
              <table:table-cell office:value-type="float" office:value="494758">
                <text:p>494758</text:p>
              </table:table-cell>
              <table:table-cell office:value-type="float" office:value="567887.0769">
                <text:p>567887.0769</text:p>
              </table:table-cell>
              <table:table-cell office:value-type="float" office:value="746656.1179">
                <text:p>746656.1179</text:p>
              </table:table-cell>
              <table:table-cell office:value-type="float" office:value="389118.036">
                <text:p>389118.036</text:p>
              </table:table-cell>
              <table:table-cell office:value-type="float" office:value="925425.1588">
                <text:p>925425.1588</text:p>
              </table:table-cell>
              <table:table-cell office:value-type="float" office:value="210348.9951">
                <text:p>210348.9951</text:p>
              </table:table-cell>
              <table:table-cell office:value-type="float" office:value="1104194.1997">
                <text:p>1104194.1997</text:p>
              </table:table-cell>
              <table:table-cell office:value-type="float" office:value="31579.9541">
                <text:p>31579.9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20</text:p>
              </table:table-cell>
              <table:table-cell office:value-type="float" office:value="500284">
                <text:p>500284</text:p>
              </table:table-cell>
              <table:table-cell office:value-type="float" office:value="593065.3077">
                <text:p>593065.3077</text:p>
              </table:table-cell>
              <table:table-cell office:value-type="float" office:value="728542.8515">
                <text:p>728542.8515</text:p>
              </table:table-cell>
              <table:table-cell office:value-type="float" office:value="457587.7639">
                <text:p>457587.7639</text:p>
              </table:table-cell>
              <table:table-cell office:value-type="float" office:value="864020.3952">
                <text:p>864020.3952</text:p>
              </table:table-cell>
              <table:table-cell office:value-type="float" office:value="322110.2202">
                <text:p>322110.2202</text:p>
              </table:table-cell>
              <table:table-cell office:value-type="float" office:value="999497.939">
                <text:p>999497.939</text:p>
              </table:table-cell>
              <table:table-cell office:value-type="float" office:value="186632.6764">
                <text:p>186632.6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30</text:p>
              </table:table-cell>
              <table:table-cell office:value-type="float" office:value="775128">
                <text:p>775128</text:p>
              </table:table-cell>
              <table:table-cell office:value-type="float" office:value="586473.5385">
                <text:p>586473.5385</text:p>
              </table:table-cell>
              <table:table-cell office:value-type="float" office:value="724387.5324">
                <text:p>724387.5324</text:p>
              </table:table-cell>
              <table:table-cell office:value-type="float" office:value="448559.5445">
                <text:p>448559.5445</text:p>
              </table:table-cell>
              <table:table-cell office:value-type="float" office:value="862301.5264">
                <text:p>862301.5264</text:p>
              </table:table-cell>
              <table:table-cell office:value-type="float" office:value="310645.5505">
                <text:p>310645.5505</text:p>
              </table:table-cell>
              <table:table-cell office:value-type="float" office:value="1000215.5204">
                <text:p>1000215.5204</text:p>
              </table:table-cell>
              <table:table-cell office:value-type="float" office:value="172731.5565">
                <text:p>172731.5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40</text:p>
              </table:table-cell>
              <table:table-cell office:value-type="float" office:value="276588">
                <text:p>276588</text:p>
              </table:table-cell>
              <table:table-cell office:value-type="float" office:value="594695.1538">
                <text:p>594695.1538</text:p>
              </table:table-cell>
              <table:table-cell office:value-type="float" office:value="740830.9666">
                <text:p>740830.9666</text:p>
              </table:table-cell>
              <table:table-cell office:value-type="float" office:value="448559.3411">
                <text:p>448559.3411</text:p>
              </table:table-cell>
              <table:table-cell office:value-type="float" office:value="886966.7793">
                <text:p>886966.7793</text:p>
              </table:table-cell>
              <table:table-cell office:value-type="float" office:value="302423.5284">
                <text:p>302423.5284</text:p>
              </table:table-cell>
              <table:table-cell office:value-type="float" office:value="1033102.5921">
                <text:p>1033102.5921</text:p>
              </table:table-cell>
              <table:table-cell office:value-type="float" office:value="156287.7156">
                <text:p>156287.7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50</text:p>
              </table:table-cell>
              <table:table-cell office:value-type="float" office:value="798363">
                <text:p>798363</text:p>
              </table:table-cell>
              <table:table-cell office:value-type="float" office:value="583991">
                <text:p>583991</text:p>
              </table:table-cell>
              <table:table-cell office:value-type="float" office:value="748294.2038">
                <text:p>748294.2038</text:p>
              </table:table-cell>
              <table:table-cell office:value-type="float" office:value="419687.7962">
                <text:p>419687.7962</text:p>
              </table:table-cell>
              <table:table-cell office:value-type="float" office:value="912597.4076">
                <text:p>912597.4076</text:p>
              </table:table-cell>
              <table:table-cell office:value-type="float" office:value="255384.5924">
                <text:p>255384.5924</text:p>
              </table:table-cell>
              <table:table-cell office:value-type="float" office:value="1076900.6115">
                <text:p>1076900.6115</text:p>
              </table:table-cell>
              <table:table-cell office:value-type="float" office:value="91081.3885">
                <text:p>91081.3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815767">
                <text:p>815767</text:p>
              </table:table-cell>
              <table:table-cell office:value-type="float" office:value="589462.8462">
                <text:p>589462.8462</text:p>
              </table:table-cell>
              <table:table-cell office:value-type="float" office:value="760000.1121">
                <text:p>760000.1121</text:p>
              </table:table-cell>
              <table:table-cell office:value-type="float" office:value="418925.5802">
                <text:p>418925.5802</text:p>
              </table:table-cell>
              <table:table-cell office:value-type="float" office:value="930537.378">
                <text:p>930537.378</text:p>
              </table:table-cell>
              <table:table-cell office:value-type="float" office:value="248388.3143">
                <text:p>248388.3143</text:p>
              </table:table-cell>
              <table:table-cell office:value-type="float" office:value="1101074.644">
                <text:p>1101074.644</text:p>
              </table:table-cell>
              <table:table-cell office:value-type="float" office:value="77851.0483">
                <text:p>77851.0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10</text:p>
              </table:table-cell>
              <table:table-cell office:value-type="float" office:value="873728">
                <text:p>873728</text:p>
              </table:table-cell>
              <table:table-cell office:value-type="float" office:value="626202.7692">
                <text:p>626202.7692</text:p>
              </table:table-cell>
              <table:table-cell office:value-type="float" office:value="789375.0304">
                <text:p>789375.0304</text:p>
              </table:table-cell>
              <table:table-cell office:value-type="float" office:value="463030.5081">
                <text:p>463030.5081</text:p>
              </table:table-cell>
              <table:table-cell office:value-type="float" office:value="952547.2915">
                <text:p>952547.2915</text:p>
              </table:table-cell>
              <table:table-cell office:value-type="float" office:value="299858.2469">
                <text:p>299858.2469</text:p>
              </table:table-cell>
              <table:table-cell office:value-type="float" office:value="1115719.5527">
                <text:p>1115719.5527</text:p>
              </table:table-cell>
              <table:table-cell office:value-type="float" office:value="136685.9858">
                <text:p>136685.9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20</text:p>
              </table:table-cell>
              <table:table-cell office:value-type="float" office:value="792746">
                <text:p>792746</text:p>
              </table:table-cell>
              <table:table-cell office:value-type="float" office:value="662766.8462">
                <text:p>662766.8462</text:p>
              </table:table-cell>
              <table:table-cell office:value-type="float" office:value="823881.3214">
                <text:p>823881.3214</text:p>
              </table:table-cell>
              <table:table-cell office:value-type="float" office:value="501652.3709">
                <text:p>501652.3709</text:p>
              </table:table-cell>
              <table:table-cell office:value-type="float" office:value="984995.7966">
                <text:p>984995.7966</text:p>
              </table:table-cell>
              <table:table-cell office:value-type="float" office:value="340537.8957">
                <text:p>340537.8957</text:p>
              </table:table-cell>
              <table:table-cell office:value-type="float" office:value="1146110.2718">
                <text:p>1146110.2718</text:p>
              </table:table-cell>
              <table:table-cell office:value-type="float" office:value="179423.4205">
                <text:p>179423.4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30</text:p>
              </table:table-cell>
              <table:table-cell office:value-type="float" office:value="347205">
                <text:p>347205</text:p>
              </table:table-cell>
              <table:table-cell office:value-type="float" office:value="671597.4615">
                <text:p>671597.4615</text:p>
              </table:table-cell>
              <table:table-cell office:value-type="float" office:value="836709.7631">
                <text:p>836709.7631</text:p>
              </table:table-cell>
              <table:table-cell office:value-type="float" office:value="506485.16">
                <text:p>506485.16</text:p>
              </table:table-cell>
              <table:table-cell office:value-type="float" office:value="1001822.0646">
                <text:p>1001822.0646</text:p>
              </table:table-cell>
              <table:table-cell office:value-type="float" office:value="341372.8584">
                <text:p>341372.8584</text:p>
              </table:table-cell>
              <table:table-cell office:value-type="float" office:value="1166934.3662">
                <text:p>1166934.3662</text:p>
              </table:table-cell>
              <table:table-cell office:value-type="float" office:value="176260.5569">
                <text:p>176260.5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40</text:p>
              </table:table-cell>
              <table:table-cell office:value-type="float" office:value="710856">
                <text:p>710856</text:p>
              </table:table-cell>
              <table:table-cell office:value-type="float" office:value="648014.2308">
                <text:p>648014.2308</text:p>
              </table:table-cell>
              <table:table-cell office:value-type="float" office:value="836169.2927">
                <text:p>836169.2927</text:p>
              </table:table-cell>
              <table:table-cell office:value-type="float" office:value="459859.1688">
                <text:p>459859.1688</text:p>
              </table:table-cell>
              <table:table-cell office:value-type="float" office:value="1024324.3546">
                <text:p>1024324.3546</text:p>
              </table:table-cell>
              <table:table-cell office:value-type="float" office:value="271704.1069">
                <text:p>271704.1069</text:p>
              </table:table-cell>
              <table:table-cell office:value-type="float" office:value="1212479.4166">
                <text:p>1212479.4166</text:p>
              </table:table-cell>
              <table:table-cell office:value-type="float" office:value="83549.045">
                <text:p>83549.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50</text:p>
              </table:table-cell>
              <table:table-cell office:value-type="float" office:value="865209">
                <text:p>865209</text:p>
              </table:table-cell>
              <table:table-cell office:value-type="float" office:value="652654.0769">
                <text:p>652654.0769</text:p>
              </table:table-cell>
              <table:table-cell office:value-type="float" office:value="841618.5313">
                <text:p>841618.5313</text:p>
              </table:table-cell>
              <table:table-cell office:value-type="float" office:value="463689.6225">
                <text:p>463689.6225</text:p>
              </table:table-cell>
              <table:table-cell office:value-type="float" office:value="1030582.9857">
                <text:p>1030582.9857</text:p>
              </table:table-cell>
              <table:table-cell office:value-type="float" office:value="274725.1681">
                <text:p>274725.1681</text:p>
              </table:table-cell>
              <table:table-cell office:value-type="float" office:value="1219547.4401">
                <text:p>1219547.4401</text:p>
              </table:table-cell>
              <table:table-cell office:value-type="float" office:value="85760.7137">
                <text:p>85760.7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310105">
                <text:p>310105</text:p>
              </table:table-cell>
              <table:table-cell office:value-type="float" office:value="668230">
                <text:p>668230</text:p>
              </table:table-cell>
              <table:table-cell office:value-type="float" office:value="866223.0745">
                <text:p>866223.0745</text:p>
              </table:table-cell>
              <table:table-cell office:value-type="float" office:value="470236.9255">
                <text:p>470236.9255</text:p>
              </table:table-cell>
              <table:table-cell office:value-type="float" office:value="1064216.149">
                <text:p>1064216.149</text:p>
              </table:table-cell>
              <table:table-cell office:value-type="float" office:value="272243.851">
                <text:p>272243.851</text:p>
              </table:table-cell>
              <table:table-cell office:value-type="float" office:value="1262209.2235">
                <text:p>1262209.2235</text:p>
              </table:table-cell>
              <table:table-cell office:value-type="float" office:value="74250.7765">
                <text:p>74250.7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:10</text:p>
              </table:table-cell>
              <table:table-cell office:value-type="float" office:value="771271">
                <text:p>771271</text:p>
              </table:table-cell>
              <table:table-cell office:value-type="float" office:value="634284.9231">
                <text:p>634284.9231</text:p>
              </table:table-cell>
              <table:table-cell office:value-type="float" office:value="853520.9768">
                <text:p>853520.9768</text:p>
              </table:table-cell>
              <table:table-cell office:value-type="float" office:value="415048.8693">
                <text:p>415048.8693</text:p>
              </table:table-cell>
              <table:table-cell office:value-type="float" office:value="1072757.0306">
                <text:p>1072757.0306</text:p>
              </table:table-cell>
              <table:table-cell office:value-type="float" office:value="195812.8156">
                <text:p>195812.8156</text:p>
              </table:table-cell>
              <table:table-cell office:value-type="float" office:value="1291993.0843">
                <text:p>1291993.0843</text:p>
              </table:table-cell>
              <table:table-cell office:value-type="float" office:value="-23423.2381">
                <text:p>-23423.2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:20</text:p>
              </table:table-cell>
              <table:table-cell office:value-type="float" office:value="383787">
                <text:p>383787</text:p>
              </table:table-cell>
              <table:table-cell office:value-type="float" office:value="640923.6923">
                <text:p>640923.6923</text:p>
              </table:table-cell>
              <table:table-cell office:value-type="float" office:value="863109.2242">
                <text:p>863109.2242</text:p>
              </table:table-cell>
              <table:table-cell office:value-type="float" office:value="418738.1604">
                <text:p>418738.1604</text:p>
              </table:table-cell>
              <table:table-cell office:value-type="float" office:value="1085294.7561">
                <text:p>1085294.7561</text:p>
              </table:table-cell>
              <table:table-cell office:value-type="float" office:value="196552.6285">
                <text:p>196552.6285</text:p>
              </table:table-cell>
              <table:table-cell office:value-type="float" office:value="1307480.2881">
                <text:p>1307480.2881</text:p>
              </table:table-cell>
              <table:table-cell office:value-type="float" office:value="-25632.9034">
                <text:p>-25632.9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:30</text:p>
              </table:table-cell>
              <table:table-cell office:value-type="float" office:value="445283">
                <text:p>445283</text:p>
              </table:table-cell>
              <table:table-cell office:value-type="float" office:value="632387.4615">
                <text:p>632387.4615</text:p>
              </table:table-cell>
              <table:table-cell office:value-type="float" office:value="862641.7633">
                <text:p>862641.7633</text:p>
              </table:table-cell>
              <table:table-cell office:value-type="float" office:value="402133.1597">
                <text:p>402133.1597</text:p>
              </table:table-cell>
              <table:table-cell office:value-type="float" office:value="1092896.0651">
                <text:p>1092896.0651</text:p>
              </table:table-cell>
              <table:table-cell office:value-type="float" office:value="171878.8579">
                <text:p>171878.8579</text:p>
              </table:table-cell>
              <table:table-cell office:value-type="float" office:value="1323150.3669">
                <text:p>1323150.3669</text:p>
              </table:table-cell>
              <table:table-cell office:value-type="float" office:value="-58375.4439">
                <text:p>-58375.4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:40</text:p>
              </table:table-cell>
              <table:table-cell office:value-type="float" office:value="334773">
                <text:p>334773</text:p>
              </table:table-cell>
              <table:table-cell office:value-type="float" office:value="628156.6154">
                <text:p>628156.6154</text:p>
              </table:table-cell>
              <table:table-cell office:value-type="float" office:value="861524.8109">
                <text:p>861524.8109</text:p>
              </table:table-cell>
              <table:table-cell office:value-type="float" office:value="394788.4199">
                <text:p>394788.4199</text:p>
              </table:table-cell>
              <table:table-cell office:value-type="float" office:value="1094893.0064">
                <text:p>1094893.0064</text:p>
              </table:table-cell>
              <table:table-cell office:value-type="float" office:value="161420.2243">
                <text:p>161420.2243</text:p>
              </table:table-cell>
              <table:table-cell office:value-type="float" office:value="1328261.202">
                <text:p>1328261.202</text:p>
              </table:table-cell>
              <table:table-cell office:value-type="float" office:value="-71947.9712">
                <text:p>-71947.9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:50</text:p>
              </table:table-cell>
              <table:table-cell office:value-type="float" office:value="687464">
                <text:p>687464</text:p>
              </table:table-cell>
              <table:table-cell office:value-type="float" office:value="594283.1538">
                <text:p>594283.1538</text:p>
              </table:table-cell>
              <table:table-cell office:value-type="float" office:value="836337.8284">
                <text:p>836337.8284</text:p>
              </table:table-cell>
              <table:table-cell office:value-type="float" office:value="352228.4793">
                <text:p>352228.4793</text:p>
              </table:table-cell>
              <table:table-cell office:value-type="float" office:value="1078392.503">
                <text:p>1078392.503</text:p>
              </table:table-cell>
              <table:table-cell office:value-type="float" office:value="110173.8047">
                <text:p>110173.8047</text:p>
              </table:table-cell>
              <table:table-cell office:value-type="float" office:value="1320447.1776">
                <text:p>1320447.1776</text:p>
              </table:table-cell>
              <table:table-cell office:value-type="float" office:value="-131880.8699">
                <text:p>-131880.8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460378">
                <text:p>460378</text:p>
              </table:table-cell>
              <table:table-cell office:value-type="float" office:value="625889">
                <text:p>625889</text:p>
              </table:table-cell>
              <table:table-cell office:value-type="float" office:value="849095.1755">
                <text:p>849095.1755</text:p>
              </table:table-cell>
              <table:table-cell office:value-type="float" office:value="402682.8245">
                <text:p>402682.8245</text:p>
              </table:table-cell>
              <table:table-cell office:value-type="float" office:value="1072301.3511">
                <text:p>1072301.3511</text:p>
              </table:table-cell>
              <table:table-cell office:value-type="float" office:value="179476.6489">
                <text:p>179476.6489</text:p>
              </table:table-cell>
              <table:table-cell office:value-type="float" office:value="1295507.5266">
                <text:p>1295507.5266</text:p>
              </table:table-cell>
              <table:table-cell office:value-type="float" office:value="-43729.5266">
                <text:p>-43729.5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:10</text:p>
              </table:table-cell>
              <table:table-cell office:value-type="float" office:value="455516">
                <text:p>455516</text:p>
              </table:table-cell>
              <table:table-cell office:value-type="float" office:value="599890.1538">
                <text:p>599890.1538</text:p>
              </table:table-cell>
              <table:table-cell office:value-type="float" office:value="821006.8938">
                <text:p>821006.8938</text:p>
              </table:table-cell>
              <table:table-cell office:value-type="float" office:value="378773.4139">
                <text:p>378773.4139</text:p>
              </table:table-cell>
              <table:table-cell office:value-type="float" office:value="1042123.6337">
                <text:p>1042123.6337</text:p>
              </table:table-cell>
              <table:table-cell office:value-type="float" office:value="157656.674">
                <text:p>157656.674</text:p>
              </table:table-cell>
              <table:table-cell office:value-type="float" office:value="1263240.3736">
                <text:p>1263240.3736</text:p>
              </table:table-cell>
              <table:table-cell office:value-type="float" office:value="-63460.0659">
                <text:p>-63460.0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:20</text:p>
              </table:table-cell>
              <table:table-cell office:value-type="float" office:value="559815">
                <text:p>559815</text:p>
              </table:table-cell>
              <table:table-cell office:value-type="float" office:value="572178.5385">
                <text:p>572178.5385</text:p>
              </table:table-cell>
              <table:table-cell office:value-type="float" office:value="786454.3145">
                <text:p>786454.3145</text:p>
              </table:table-cell>
              <table:table-cell office:value-type="float" office:value="357902.7624">
                <text:p>357902.7624</text:p>
              </table:table-cell>
              <table:table-cell office:value-type="float" office:value="1000730.0906">
                <text:p>1000730.0906</text:p>
              </table:table-cell>
              <table:table-cell office:value-type="float" office:value="143626.9864">
                <text:p>143626.9864</text:p>
              </table:table-cell>
              <table:table-cell office:value-type="float" office:value="1215005.8666">
                <text:p>1215005.8666</text:p>
              </table:table-cell>
              <table:table-cell office:value-type="float" office:value="-70648.7897">
                <text:p>-70648.7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:30</text:p>
              </table:table-cell>
              <table:table-cell office:value-type="float" office:value="576323">
                <text:p>576323</text:p>
              </table:table-cell>
              <table:table-cell office:value-type="float" office:value="548031.3846">
                <text:p>548031.3846</text:p>
              </table:table-cell>
              <table:table-cell office:value-type="float" office:value="742241.3166">
                <text:p>742241.3166</text:p>
              </table:table-cell>
              <table:table-cell office:value-type="float" office:value="353821.4526">
                <text:p>353821.4526</text:p>
              </table:table-cell>
              <table:table-cell office:value-type="float" office:value="936451.2486">
                <text:p>936451.2486</text:p>
              </table:table-cell>
              <table:table-cell office:value-type="float" office:value="159611.5206">
                <text:p>159611.5206</text:p>
              </table:table-cell>
              <table:table-cell office:value-type="float" office:value="1130661.1806">
                <text:p>1130661.1806</text:p>
              </table:table-cell>
              <table:table-cell office:value-type="float" office:value="-34598.4114">
                <text:p>-34598.4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:40</text:p>
              </table:table-cell>
              <table:table-cell office:value-type="float" office:value="471521">
                <text:p>471521</text:p>
              </table:table-cell>
              <table:table-cell office:value-type="float" office:value="531383.4615">
                <text:p>531383.4615</text:p>
              </table:table-cell>
              <table:table-cell office:value-type="float" office:value="711643.0316">
                <text:p>711643.0316</text:p>
              </table:table-cell>
              <table:table-cell office:value-type="float" office:value="351123.8914">
                <text:p>351123.8914</text:p>
              </table:table-cell>
              <table:table-cell office:value-type="float" office:value="891902.6017">
                <text:p>891902.6017</text:p>
              </table:table-cell>
              <table:table-cell office:value-type="float" office:value="170864.3213">
                <text:p>170864.3213</text:p>
              </table:table-cell>
              <table:table-cell office:value-type="float" office:value="1072162.1718">
                <text:p>1072162.1718</text:p>
              </table:table-cell>
              <table:table-cell office:value-type="float" office:value="-9395.2487">
                <text:p>-9395.2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:50</text:p>
              </table:table-cell>
              <table:table-cell office:value-type="float" office:value="744550">
                <text:p>744550</text:p>
              </table:table-cell>
              <table:table-cell office:value-type="float" office:value="540946.2308">
                <text:p>540946.2308</text:p>
              </table:table-cell>
              <table:table-cell office:value-type="float" office:value="713764.8145">
                <text:p>713764.8145</text:p>
              </table:table-cell>
              <table:table-cell office:value-type="float" office:value="368127.647">
                <text:p>368127.647</text:p>
              </table:table-cell>
              <table:table-cell office:value-type="float" office:value="886583.3983">
                <text:p>886583.3983</text:p>
              </table:table-cell>
              <table:table-cell office:value-type="float" office:value="195309.0632">
                <text:p>195309.0632</text:p>
              </table:table-cell>
              <table:table-cell office:value-type="float" office:value="1059401.9821">
                <text:p>1059401.9821</text:p>
              </table:table-cell>
              <table:table-cell office:value-type="float" office:value="22490.4795">
                <text:p>22490.4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389534">
                <text:p>389534</text:p>
              </table:table-cell>
              <table:table-cell office:value-type="float" office:value="543538.0769">
                <text:p>543538.0769</text:p>
              </table:table-cell>
              <table:table-cell office:value-type="float" office:value="719344.0756">
                <text:p>719344.0756</text:p>
              </table:table-cell>
              <table:table-cell office:value-type="float" office:value="367732.0782">
                <text:p>367732.0782</text:p>
              </table:table-cell>
              <table:table-cell office:value-type="float" office:value="895150.0744">
                <text:p>895150.0744</text:p>
              </table:table-cell>
              <table:table-cell office:value-type="float" office:value="191926.0795">
                <text:p>191926.0795</text:p>
              </table:table-cell>
              <table:table-cell office:value-type="float" office:value="1070956.0731">
                <text:p>1070956.0731</text:p>
              </table:table-cell>
              <table:table-cell office:value-type="float" office:value="16120.0808">
                <text:p>16120.0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:10</text:p>
              </table:table-cell>
              <table:table-cell office:value-type="float" office:value="619858">
                <text:p>619858</text:p>
              </table:table-cell>
              <table:table-cell office:value-type="float" office:value="506947.6923">
                <text:p>506947.6923</text:p>
              </table:table-cell>
              <table:table-cell office:value-type="float" office:value="657981.0584">
                <text:p>657981.0584</text:p>
              </table:table-cell>
              <table:table-cell office:value-type="float" office:value="355914.3262">
                <text:p>355914.3262</text:p>
              </table:table-cell>
              <table:table-cell office:value-type="float" office:value="809014.4244">
                <text:p>809014.4244</text:p>
              </table:table-cell>
              <table:table-cell office:value-type="float" office:value="204880.9602">
                <text:p>204880.9602</text:p>
              </table:table-cell>
              <table:table-cell office:value-type="float" office:value="960047.7905">
                <text:p>960047.7905</text:p>
              </table:table-cell>
              <table:table-cell office:value-type="float" office:value="53847.5941">
                <text:p>53847.5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:20</text:p>
              </table:table-cell>
              <table:table-cell office:value-type="float" office:value="541043">
                <text:p>541043</text:p>
              </table:table-cell>
              <table:table-cell office:value-type="float" office:value="530774.8462">
                <text:p>530774.8462</text:p>
              </table:table-cell>
              <table:table-cell office:value-type="float" office:value="672300.4892">
                <text:p>672300.4892</text:p>
              </table:table-cell>
              <table:table-cell office:value-type="float" office:value="389249.2031">
                <text:p>389249.2031</text:p>
              </table:table-cell>
              <table:table-cell office:value-type="float" office:value="813826.1322">
                <text:p>813826.1322</text:p>
              </table:table-cell>
              <table:table-cell office:value-type="float" office:value="247723.5601">
                <text:p>247723.5601</text:p>
              </table:table-cell>
              <table:table-cell office:value-type="float" office:value="955351.7753">
                <text:p>955351.7753</text:p>
              </table:table-cell>
              <table:table-cell office:value-type="float" office:value="106197.917">
                <text:p>106197.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:30</text:p>
              </table:table-cell>
              <table:table-cell office:value-type="float" office:value="399503">
                <text:p>399503</text:p>
              </table:table-cell>
              <table:table-cell office:value-type="float" office:value="513065">
                <text:p>513065</text:p>
              </table:table-cell>
              <table:table-cell office:value-type="float" office:value="635043.0801">
                <text:p>635043.0801</text:p>
              </table:table-cell>
              <table:table-cell office:value-type="float" office:value="391086.9199">
                <text:p>391086.9199</text:p>
              </table:table-cell>
              <table:table-cell office:value-type="float" office:value="757021.1601">
                <text:p>757021.1601</text:p>
              </table:table-cell>
              <table:table-cell office:value-type="float" office:value="269108.8399">
                <text:p>269108.8399</text:p>
              </table:table-cell>
              <table:table-cell office:value-type="float" office:value="878999.2402">
                <text:p>878999.2402</text:p>
              </table:table-cell>
              <table:table-cell office:value-type="float" office:value="147130.7598">
                <text:p>147130.7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:40</text:p>
              </table:table-cell>
              <table:table-cell office:value-type="float" office:value="293594">
                <text:p>293594</text:p>
              </table:table-cell>
              <table:table-cell office:value-type="float" office:value="514273.9231">
                <text:p>514273.9231</text:p>
              </table:table-cell>
              <table:table-cell office:value-type="float" office:value="634934.7256">
                <text:p>634934.7256</text:p>
              </table:table-cell>
              <table:table-cell office:value-type="float" office:value="393613.1205">
                <text:p>393613.1205</text:p>
              </table:table-cell>
              <table:table-cell office:value-type="float" office:value="755595.5282">
                <text:p>755595.5282</text:p>
              </table:table-cell>
              <table:table-cell office:value-type="float" office:value="272952.318">
                <text:p>272952.318</text:p>
              </table:table-cell>
              <table:table-cell office:value-type="float" office:value="876256.3308">
                <text:p>876256.3308</text:p>
              </table:table-cell>
              <table:table-cell office:value-type="float" office:value="152291.5154">
                <text:p>152291.5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:50</text:p>
              </table:table-cell>
              <table:table-cell office:value-type="float" office:value="610166">
                <text:p>610166</text:p>
              </table:table-cell>
              <table:table-cell office:value-type="float" office:value="502605.5385">
                <text:p>502605.5385</text:p>
              </table:table-cell>
              <table:table-cell office:value-type="float" office:value="637042.0993">
                <text:p>637042.0993</text:p>
              </table:table-cell>
              <table:table-cell office:value-type="float" office:value="368168.9776">
                <text:p>368168.9776</text:p>
              </table:table-cell>
              <table:table-cell office:value-type="float" office:value="771478.6601">
                <text:p>771478.6601</text:p>
              </table:table-cell>
              <table:table-cell office:value-type="float" office:value="233732.4168">
                <text:p>233732.4168</text:p>
              </table:table-cell>
              <table:table-cell office:value-type="float" office:value="905915.221">
                <text:p>905915.221</text:p>
              </table:table-cell>
              <table:table-cell office:value-type="float" office:value="99295.856">
                <text:p>99295.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0:00</text:p>
              </table:table-cell>
              <table:table-cell office:value-type="float" office:value="745248">
                <text:p>745248</text:p>
              </table:table-cell>
              <table:table-cell office:value-type="float" office:value="523789.6154">
                <text:p>523789.6154</text:p>
              </table:table-cell>
              <table:table-cell office:value-type="float" office:value="651083.8324">
                <text:p>651083.8324</text:p>
              </table:table-cell>
              <table:table-cell office:value-type="float" office:value="396495.3984">
                <text:p>396495.3984</text:p>
              </table:table-cell>
              <table:table-cell office:value-type="float" office:value="778378.0493">
                <text:p>778378.0493</text:p>
              </table:table-cell>
              <table:table-cell office:value-type="float" office:value="269201.1814">
                <text:p>269201.1814</text:p>
              </table:table-cell>
              <table:table-cell office:value-type="float" office:value="905672.2663">
                <text:p>905672.2663</text:p>
              </table:table-cell>
              <table:table-cell office:value-type="float" office:value="141906.9645">
                <text:p>141906.9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0:10</text:p>
              </table:table-cell>
              <table:table-cell office:value-type="float" office:value="492384">
                <text:p>492384</text:p>
              </table:table-cell>
              <table:table-cell office:value-type="float" office:value="528234.5385">
                <text:p>528234.5385</text:p>
              </table:table-cell>
              <table:table-cell office:value-type="float" office:value="662536.2754">
                <text:p>662536.2754</text:p>
              </table:table-cell>
              <table:table-cell office:value-type="float" office:value="393932.8015">
                <text:p>393932.8015</text:p>
              </table:table-cell>
              <table:table-cell office:value-type="float" office:value="796838.0124">
                <text:p>796838.0124</text:p>
              </table:table-cell>
              <table:table-cell office:value-type="float" office:value="259631.0645">
                <text:p>259631.0645</text:p>
              </table:table-cell>
              <table:table-cell office:value-type="float" office:value="931139.7493">
                <text:p>931139.7493</text:p>
              </table:table-cell>
              <table:table-cell office:value-type="float" office:value="125329.3276">
                <text:p>125329.3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0:20</text:p>
              </table:table-cell>
              <table:table-cell office:value-type="float" office:value="590167">
                <text:p>590167</text:p>
              </table:table-cell>
              <table:table-cell office:value-type="float" office:value="530696.5385">
                <text:p>530696.5385</text:p>
              </table:table-cell>
              <table:table-cell office:value-type="float" office:value="663939.872">
                <text:p>663939.872</text:p>
              </table:table-cell>
              <table:table-cell office:value-type="float" office:value="397453.2049">
                <text:p>397453.2049</text:p>
              </table:table-cell>
              <table:table-cell office:value-type="float" office:value="797183.2055">
                <text:p>797183.2055</text:p>
              </table:table-cell>
              <table:table-cell office:value-type="float" office:value="264209.8714">
                <text:p>264209.8714</text:p>
              </table:table-cell>
              <table:table-cell office:value-type="float" office:value="930426.539">
                <text:p>930426.539</text:p>
              </table:table-cell>
              <table:table-cell office:value-type="float" office:value="130966.5379">
                <text:p>130966.5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0:30</text:p>
              </table:table-cell>
              <table:table-cell office:value-type="float" office:value="404149">
                <text:p>404149</text:p>
              </table:table-cell>
              <table:table-cell office:value-type="float" office:value="541054.3077">
                <text:p>541054.3077</text:p>
              </table:table-cell>
              <table:table-cell office:value-type="float" office:value="673195.4474">
                <text:p>673195.4474</text:p>
              </table:table-cell>
              <table:table-cell office:value-type="float" office:value="408913.168">
                <text:p>408913.168</text:p>
              </table:table-cell>
              <table:table-cell office:value-type="float" office:value="805336.5871">
                <text:p>805336.5871</text:p>
              </table:table-cell>
              <table:table-cell office:value-type="float" office:value="276772.0283">
                <text:p>276772.0283</text:p>
              </table:table-cell>
              <table:table-cell office:value-type="float" office:value="937477.7268">
                <text:p>937477.7268</text:p>
              </table:table-cell>
              <table:table-cell office:value-type="float" office:value="144630.8886">
                <text:p>144630.8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0:40</text:p>
              </table:table-cell>
              <table:table-cell office:value-type="float" office:value="175416">
                <text:p>175416</text:p>
              </table:table-cell>
              <table:table-cell office:value-type="float" office:value="529080">
                <text:p>529080</text:p>
              </table:table-cell>
              <table:table-cell office:value-type="float" office:value="666333.56">
                <text:p>666333.56</text:p>
              </table:table-cell>
              <table:table-cell office:value-type="float" office:value="391826.44">
                <text:p>391826.44</text:p>
              </table:table-cell>
              <table:table-cell office:value-type="float" office:value="803587.1199">
                <text:p>803587.1199</text:p>
              </table:table-cell>
              <table:table-cell office:value-type="float" office:value="254572.8801">
                <text:p>254572.8801</text:p>
              </table:table-cell>
              <table:table-cell office:value-type="float" office:value="940840.6799">
                <text:p>940840.6799</text:p>
              </table:table-cell>
              <table:table-cell office:value-type="float" office:value="117319.3201">
                <text:p>117319.3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0:50</text:p>
              </table:table-cell>
              <table:table-cell office:value-type="float" office:value="281996">
                <text:p>281996</text:p>
              </table:table-cell>
              <table:table-cell office:value-type="float" office:value="498241">
                <text:p>498241</text:p>
              </table:table-cell>
              <table:table-cell office:value-type="float" office:value="665708.7157">
                <text:p>665708.7157</text:p>
              </table:table-cell>
              <table:table-cell office:value-type="float" office:value="330773.2843">
                <text:p>330773.2843</text:p>
              </table:table-cell>
              <table:table-cell office:value-type="float" office:value="833176.4314">
                <text:p>833176.4314</text:p>
              </table:table-cell>
              <table:table-cell office:value-type="float" office:value="163305.5686">
                <text:p>163305.5686</text:p>
              </table:table-cell>
              <table:table-cell office:value-type="float" office:value="1000644.1471">
                <text:p>1000644.1471</text:p>
              </table:table-cell>
              <table:table-cell office:value-type="float" office:value="-4162.1471">
                <text:p>-4162.1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:00</text:p>
              </table:table-cell>
              <table:table-cell office:value-type="float" office:value="499982">
                <text:p>499982</text:p>
              </table:table-cell>
              <table:table-cell office:value-type="float" office:value="483662.1538">
                <text:p>483662.1538</text:p>
              </table:table-cell>
              <table:table-cell office:value-type="float" office:value="661573.6757">
                <text:p>661573.6757</text:p>
              </table:table-cell>
              <table:table-cell office:value-type="float" office:value="305750.632">
                <text:p>305750.632</text:p>
              </table:table-cell>
              <table:table-cell office:value-type="float" office:value="839485.1976">
                <text:p>839485.1976</text:p>
              </table:table-cell>
              <table:table-cell office:value-type="float" office:value="127839.1101">
                <text:p>127839.1101</text:p>
              </table:table-cell>
              <table:table-cell office:value-type="float" office:value="1017396.7195">
                <text:p>1017396.7195</text:p>
              </table:table-cell>
              <table:table-cell office:value-type="float" office:value="-50072.4118">
                <text:p>-50072.4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:10</text:p>
              </table:table-cell>
              <table:table-cell office:value-type="float" office:value="453697">
                <text:p>453697</text:p>
              </table:table-cell>
              <table:table-cell office:value-type="float" office:value="464849.2308">
                <text:p>464849.2308</text:p>
              </table:table-cell>
              <table:table-cell office:value-type="float" office:value="624909.8822">
                <text:p>624909.8822</text:p>
              </table:table-cell>
              <table:table-cell office:value-type="float" office:value="304788.5794">
                <text:p>304788.5794</text:p>
              </table:table-cell>
              <table:table-cell office:value-type="float" office:value="784970.5336">
                <text:p>784970.5336</text:p>
              </table:table-cell>
              <table:table-cell office:value-type="float" office:value="144727.928">
                <text:p>144727.928</text:p>
              </table:table-cell>
              <table:table-cell office:value-type="float" office:value="945031.185">
                <text:p>945031.185</text:p>
              </table:table-cell>
              <table:table-cell office:value-type="float" office:value="-15332.7234">
                <text:p>-15332.7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:20</text:p>
              </table:table-cell>
              <table:table-cell office:value-type="float" office:value="541642">
                <text:p>541642</text:p>
              </table:table-cell>
              <table:table-cell office:value-type="float" office:value="469784.8462">
                <text:p>469784.8462</text:p>
              </table:table-cell>
              <table:table-cell office:value-type="float" office:value="628311.4606">
                <text:p>628311.4606</text:p>
              </table:table-cell>
              <table:table-cell office:value-type="float" office:value="311258.2317">
                <text:p>311258.2317</text:p>
              </table:table-cell>
              <table:table-cell office:value-type="float" office:value="786838.0751">
                <text:p>786838.0751</text:p>
              </table:table-cell>
              <table:table-cell office:value-type="float" office:value="152731.6172">
                <text:p>152731.6172</text:p>
              </table:table-cell>
              <table:table-cell office:value-type="float" office:value="945364.6895">
                <text:p>945364.6895</text:p>
              </table:table-cell>
              <table:table-cell office:value-type="float" office:value="-5794.9972">
                <text:p>-5794.9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:30</text:p>
              </table:table-cell>
              <table:table-cell office:value-type="float" office:value="548138">
                <text:p>548138</text:p>
              </table:table-cell>
              <table:table-cell office:value-type="float" office:value="463768.2308">
                <text:p>463768.2308</text:p>
              </table:table-cell>
              <table:table-cell office:value-type="float" office:value="617537.3091">
                <text:p>617537.3091</text:p>
              </table:table-cell>
              <table:table-cell office:value-type="float" office:value="309999.1525">
                <text:p>309999.1525</text:p>
              </table:table-cell>
              <table:table-cell office:value-type="float" office:value="771306.3874">
                <text:p>771306.3874</text:p>
              </table:table-cell>
              <table:table-cell office:value-type="float" office:value="156230.0741">
                <text:p>156230.0741</text:p>
              </table:table-cell>
              <table:table-cell office:value-type="float" office:value="925075.4657">
                <text:p>925075.4657</text:p>
              </table:table-cell>
              <table:table-cell office:value-type="float" office:value="2460.9958">
                <text:p>2460.9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:40</text:p>
              </table:table-cell>
              <table:table-cell office:value-type="float" office:value="184460">
                <text:p>184460</text:p>
              </table:table-cell>
              <table:table-cell office:value-type="float" office:value="464314">
                <text:p>464314</text:p>
              </table:table-cell>
              <table:table-cell office:value-type="float" office:value="618392.4835">
                <text:p>618392.4835</text:p>
              </table:table-cell>
              <table:table-cell office:value-type="float" office:value="310235.5165">
                <text:p>310235.5165</text:p>
              </table:table-cell>
              <table:table-cell office:value-type="float" office:value="772470.9671">
                <text:p>772470.9671</text:p>
              </table:table-cell>
              <table:table-cell office:value-type="float" office:value="156157.0329">
                <text:p>156157.0329</text:p>
              </table:table-cell>
              <table:table-cell office:value-type="float" office:value="926549.4506">
                <text:p>926549.4506</text:p>
              </table:table-cell>
              <table:table-cell office:value-type="float" office:value="2078.5494">
                <text:p>2078.5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:50</text:p>
              </table:table-cell>
              <table:table-cell office:value-type="float" office:value="644144">
                <text:p>644144</text:p>
              </table:table-cell>
              <table:table-cell office:value-type="float" office:value="447772.2308">
                <text:p>447772.2308</text:p>
              </table:table-cell>
              <table:table-cell office:value-type="float" office:value="619877.5166">
                <text:p>619877.5166</text:p>
              </table:table-cell>
              <table:table-cell office:value-type="float" office:value="275666.9449">
                <text:p>275666.9449</text:p>
              </table:table-cell>
              <table:table-cell office:value-type="float" office:value="791982.8025">
                <text:p>791982.8025</text:p>
              </table:table-cell>
              <table:table-cell office:value-type="float" office:value="103561.6591">
                <text:p>103561.6591</text:p>
              </table:table-cell>
              <table:table-cell office:value-type="float" office:value="964088.0883">
                <text:p>964088.0883</text:p>
              </table:table-cell>
              <table:table-cell office:value-type="float" office:value="-68543.6268">
                <text:p>-68543.6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:00</text:p>
              </table:table-cell>
              <table:table-cell office:value-type="float" office:value="390067">
                <text:p>390067</text:p>
              </table:table-cell>
              <table:table-cell office:value-type="float" office:value="474737.6154">
                <text:p>474737.6154</text:p>
              </table:table-cell>
              <table:table-cell office:value-type="float" office:value="648130.4695">
                <text:p>648130.4695</text:p>
              </table:table-cell>
              <table:table-cell office:value-type="float" office:value="301344.7613">
                <text:p>301344.7613</text:p>
              </table:table-cell>
              <table:table-cell office:value-type="float" office:value="821523.3236">
                <text:p>821523.3236</text:p>
              </table:table-cell>
              <table:table-cell office:value-type="float" office:value="127951.9071">
                <text:p>127951.9071</text:p>
              </table:table-cell>
              <table:table-cell office:value-type="float" office:value="994916.1778">
                <text:p>994916.1778</text:p>
              </table:table-cell>
              <table:table-cell office:value-type="float" office:value="-45440.947">
                <text:p>-45440.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:10</text:p>
              </table:table-cell>
              <table:table-cell office:value-type="float" office:value="351460">
                <text:p>351460</text:p>
              </table:table-cell>
              <table:table-cell office:value-type="float" office:value="457806.9231">
                <text:p>457806.9231</text:p>
              </table:table-cell>
              <table:table-cell office:value-type="float" office:value="627581.9751">
                <text:p>627581.9751</text:p>
              </table:table-cell>
              <table:table-cell office:value-type="float" office:value="288031.871">
                <text:p>288031.871</text:p>
              </table:table-cell>
              <table:table-cell office:value-type="float" office:value="797357.0272">
                <text:p>797357.0272</text:p>
              </table:table-cell>
              <table:table-cell office:value-type="float" office:value="118256.8189">
                <text:p>118256.8189</text:p>
              </table:table-cell>
              <table:table-cell office:value-type="float" office:value="967132.0793">
                <text:p>967132.0793</text:p>
              </table:table-cell>
              <table:table-cell office:value-type="float" office:value="-51518.2331">
                <text:p>-51518.2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:20</text:p>
              </table:table-cell>
              <table:table-cell office:value-type="float" office:value="632139">
                <text:p>632139</text:p>
              </table:table-cell>
              <table:table-cell office:value-type="float" office:value="427515.5385">
                <text:p>427515.5385</text:p>
              </table:table-cell>
              <table:table-cell office:value-type="float" office:value="575457.4559">
                <text:p>575457.4559</text:p>
              </table:table-cell>
              <table:table-cell office:value-type="float" office:value="279573.621">
                <text:p>279573.621</text:p>
              </table:table-cell>
              <table:table-cell office:value-type="float" office:value="723399.3734">
                <text:p>723399.3734</text:p>
              </table:table-cell>
              <table:table-cell office:value-type="float" office:value="131631.7036">
                <text:p>131631.7036</text:p>
              </table:table-cell>
              <table:table-cell office:value-type="float" office:value="871341.2908">
                <text:p>871341.2908</text:p>
              </table:table-cell>
              <table:table-cell office:value-type="float" office:value="-16310.2139">
                <text:p>-16310.2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:30</text:p>
              </table:table-cell>
              <table:table-cell office:value-type="float" office:value="192419">
                <text:p>192419</text:p>
              </table:table-cell>
              <table:table-cell office:value-type="float" office:value="438265.9231">
                <text:p>438265.9231</text:p>
              </table:table-cell>
              <table:table-cell office:value-type="float" office:value="596063.8305">
                <text:p>596063.8305</text:p>
              </table:table-cell>
              <table:table-cell office:value-type="float" office:value="280468.0157">
                <text:p>280468.0157</text:p>
              </table:table-cell>
              <table:table-cell office:value-type="float" office:value="753861.7379">
                <text:p>753861.7379</text:p>
              </table:table-cell>
              <table:table-cell office:value-type="float" office:value="122670.1083">
                <text:p>122670.1083</text:p>
              </table:table-cell>
              <table:table-cell office:value-type="float" office:value="911659.6453">
                <text:p>911659.6453</text:p>
              </table:table-cell>
              <table:table-cell office:value-type="float" office:value="-35127.7991">
                <text:p>-35127.7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:40</text:p>
              </table:table-cell>
              <table:table-cell office:value-type="float" office:value="367243">
                <text:p>367243</text:p>
              </table:table-cell>
              <table:table-cell office:value-type="float" office:value="407669.9231">
                <text:p>407669.9231</text:p>
              </table:table-cell>
              <table:table-cell office:value-type="float" office:value="571986.5457">
                <text:p>571986.5457</text:p>
              </table:table-cell>
              <table:table-cell office:value-type="float" office:value="243353.3005">
                <text:p>243353.3005</text:p>
              </table:table-cell>
              <table:table-cell office:value-type="float" office:value="736303.1683">
                <text:p>736303.1683</text:p>
              </table:table-cell>
              <table:table-cell office:value-type="float" office:value="79036.6779">
                <text:p>79036.6779</text:p>
              </table:table-cell>
              <table:table-cell office:value-type="float" office:value="900619.7909">
                <text:p>900619.7909</text:p>
              </table:table-cell>
              <table:table-cell office:value-type="float" office:value="-85279.9447">
                <text:p>-85279.9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:50</text:p>
              </table:table-cell>
              <table:table-cell office:value-type="float" office:value="460888">
                <text:p>460888</text:p>
              </table:table-cell>
              <table:table-cell office:value-type="float" office:value="404831">
                <text:p>404831</text:p>
              </table:table-cell>
              <table:table-cell office:value-type="float" office:value="569531.8894">
                <text:p>569531.8894</text:p>
              </table:table-cell>
              <table:table-cell office:value-type="float" office:value="240130.1106">
                <text:p>240130.1106</text:p>
              </table:table-cell>
              <table:table-cell office:value-type="float" office:value="734232.7787">
                <text:p>734232.7787</text:p>
              </table:table-cell>
              <table:table-cell office:value-type="float" office:value="75429.2213">
                <text:p>75429.2213</text:p>
              </table:table-cell>
              <table:table-cell office:value-type="float" office:value="898933.6681">
                <text:p>898933.6681</text:p>
              </table:table-cell>
              <table:table-cell office:value-type="float" office:value="-89271.6681">
                <text:p>-89271.6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:00</text:p>
              </table:table-cell>
              <table:table-cell office:value-type="float" office:value="525885">
                <text:p>525885</text:p>
              </table:table-cell>
              <table:table-cell office:value-type="float" office:value="426790.3846">
                <text:p>426790.3846</text:p>
              </table:table-cell>
              <table:table-cell office:value-type="float" office:value="576723.4116">
                <text:p>576723.4116</text:p>
              </table:table-cell>
              <table:table-cell office:value-type="float" office:value="276857.3576">
                <text:p>276857.3576</text:p>
              </table:table-cell>
              <table:table-cell office:value-type="float" office:value="726656.4386">
                <text:p>726656.4386</text:p>
              </table:table-cell>
              <table:table-cell office:value-type="float" office:value="126924.3306">
                <text:p>126924.3306</text:p>
              </table:table-cell>
              <table:table-cell office:value-type="float" office:value="876589.4656">
                <text:p>876589.4656</text:p>
              </table:table-cell>
              <table:table-cell office:value-type="float" office:value="-23008.6964">
                <text:p>-23008.6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:10</text:p>
              </table:table-cell>
              <table:table-cell office:value-type="float" office:value="233581">
                <text:p>233581</text:p>
              </table:table-cell>
              <table:table-cell office:value-type="float" office:value="445551.0769">
                <text:p>445551.0769</text:p>
              </table:table-cell>
              <table:table-cell office:value-type="float" office:value="591049.5745">
                <text:p>591049.5745</text:p>
              </table:table-cell>
              <table:table-cell office:value-type="float" office:value="300052.5794">
                <text:p>300052.5794</text:p>
              </table:table-cell>
              <table:table-cell office:value-type="float" office:value="736548.0721">
                <text:p>736548.0721</text:p>
              </table:table-cell>
              <table:table-cell office:value-type="float" office:value="154554.0818">
                <text:p>154554.0818</text:p>
              </table:table-cell>
              <table:table-cell office:value-type="float" office:value="882046.5696">
                <text:p>882046.5696</text:p>
              </table:table-cell>
              <table:table-cell office:value-type="float" office:value="9055.5842">
                <text:p>9055.5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:20</text:p>
              </table:table-cell>
              <table:table-cell office:value-type="float" office:value="462367">
                <text:p>462367</text:p>
              </table:table-cell>
              <table:table-cell office:value-type="float" office:value="425058.6923">
                <text:p>425058.6923</text:p>
              </table:table-cell>
              <table:table-cell office:value-type="float" office:value="580661.5923">
                <text:p>580661.5923</text:p>
              </table:table-cell>
              <table:table-cell office:value-type="float" office:value="269455.7923">
                <text:p>269455.7923</text:p>
              </table:table-cell>
              <table:table-cell office:value-type="float" office:value="736264.4923">
                <text:p>736264.4923</text:p>
              </table:table-cell>
              <table:table-cell office:value-type="float" office:value="113852.8923">
                <text:p>113852.8923</text:p>
              </table:table-cell>
              <table:table-cell office:value-type="float" office:value="891867.3924">
                <text:p>891867.3924</text:p>
              </table:table-cell>
              <table:table-cell office:value-type="float" office:value="-41750.0077">
                <text:p>-41750.0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:30</text:p>
              </table:table-cell>
              <table:table-cell office:value-type="float" office:value="644539">
                <text:p>644539</text:p>
              </table:table-cell>
              <table:table-cell office:value-type="float" office:value="425725.6154">
                <text:p>425725.6154</text:p>
              </table:table-cell>
              <table:table-cell office:value-type="float" office:value="581479.996">
                <text:p>581479.996</text:p>
              </table:table-cell>
              <table:table-cell office:value-type="float" office:value="269971.2348">
                <text:p>269971.2348</text:p>
              </table:table-cell>
              <table:table-cell office:value-type="float" office:value="737234.3766">
                <text:p>737234.3766</text:p>
              </table:table-cell>
              <table:table-cell office:value-type="float" office:value="114216.8542">
                <text:p>114216.8542</text:p>
              </table:table-cell>
              <table:table-cell office:value-type="float" office:value="892988.7571">
                <text:p>892988.7571</text:p>
              </table:table-cell>
              <table:table-cell office:value-type="float" office:value="-41537.5264">
                <text:p>-41537.5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:40</text:p>
              </table:table-cell>
              <table:table-cell office:value-type="float" office:value="166076">
                <text:p>166076</text:p>
              </table:table-cell>
              <table:table-cell office:value-type="float" office:value="433640.7692">
                <text:p>433640.7692</text:p>
              </table:table-cell>
              <table:table-cell office:value-type="float" office:value="598145.4217">
                <text:p>598145.4217</text:p>
              </table:table-cell>
              <table:table-cell office:value-type="float" office:value="269136.1167">
                <text:p>269136.1167</text:p>
              </table:table-cell>
              <table:table-cell office:value-type="float" office:value="762650.0742">
                <text:p>762650.0742</text:p>
              </table:table-cell>
              <table:table-cell office:value-type="float" office:value="104631.4642">
                <text:p>104631.4642</text:p>
              </table:table-cell>
              <table:table-cell office:value-type="float" office:value="927154.7267">
                <text:p>927154.7267</text:p>
              </table:table-cell>
              <table:table-cell office:value-type="float" office:value="-59873.1883">
                <text:p>-59873.1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:50</text:p>
              </table:table-cell>
              <table:table-cell office:value-type="float" office:value="470761">
                <text:p>470761</text:p>
              </table:table-cell>
              <table:table-cell office:value-type="float" office:value="404251.3846">
                <text:p>404251.3846</text:p>
              </table:table-cell>
              <table:table-cell office:value-type="float" office:value="580318.1549">
                <text:p>580318.1549</text:p>
              </table:table-cell>
              <table:table-cell office:value-type="float" office:value="228184.6143">
                <text:p>228184.6143</text:p>
              </table:table-cell>
              <table:table-cell office:value-type="float" office:value="756384.9252">
                <text:p>756384.9252</text:p>
              </table:table-cell>
              <table:table-cell office:value-type="float" office:value="52117.8441">
                <text:p>52117.8441</text:p>
              </table:table-cell>
              <table:table-cell office:value-type="float" office:value="932451.6954">
                <text:p>932451.6954</text:p>
              </table:table-cell>
              <table:table-cell office:value-type="float" office:value="-123948.9262">
                <text:p>-123948.9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:00</text:p>
              </table:table-cell>
              <table:table-cell office:value-type="float" office:value="156356">
                <text:p>156356</text:p>
              </table:table-cell>
              <table:table-cell office:value-type="float" office:value="426274.5385">
                <text:p>426274.5385</text:p>
              </table:table-cell>
              <table:table-cell office:value-type="float" office:value="590033.5373">
                <text:p>590033.5373</text:p>
              </table:table-cell>
              <table:table-cell office:value-type="float" office:value="262515.5396">
                <text:p>262515.5396</text:p>
              </table:table-cell>
              <table:table-cell office:value-type="float" office:value="753792.5361">
                <text:p>753792.5361</text:p>
              </table:table-cell>
              <table:table-cell office:value-type="float" office:value="98756.5408">
                <text:p>98756.5408</text:p>
              </table:table-cell>
              <table:table-cell office:value-type="float" office:value="917551.5349">
                <text:p>917551.5349</text:p>
              </table:table-cell>
              <table:table-cell office:value-type="float" office:value="-65002.458">
                <text:p>-65002.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:10</text:p>
              </table:table-cell>
              <table:table-cell office:value-type="float" office:value="388452">
                <text:p>388452</text:p>
              </table:table-cell>
              <table:table-cell office:value-type="float" office:value="388752.3846">
                <text:p>388752.3846</text:p>
              </table:table-cell>
              <table:table-cell office:value-type="float" office:value="554304.5353">
                <text:p>554304.5353</text:p>
              </table:table-cell>
              <table:table-cell office:value-type="float" office:value="223200.2339">
                <text:p>223200.2339</text:p>
              </table:table-cell>
              <table:table-cell office:value-type="float" office:value="719856.686">
                <text:p>719856.686</text:p>
              </table:table-cell>
              <table:table-cell office:value-type="float" office:value="57648.0833">
                <text:p>57648.0833</text:p>
              </table:table-cell>
              <table:table-cell office:value-type="float" office:value="885408.8366">
                <text:p>885408.8366</text:p>
              </table:table-cell>
              <table:table-cell office:value-type="float" office:value="-107904.0674">
                <text:p>-107904.0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:20</text:p>
              </table:table-cell>
              <table:table-cell office:value-type="float" office:value="230010">
                <text:p>230010</text:p>
              </table:table-cell>
              <table:table-cell office:value-type="float" office:value="388628.1538">
                <text:p>388628.1538</text:p>
              </table:table-cell>
              <table:table-cell office:value-type="float" office:value="554179.8418">
                <text:p>554179.8418</text:p>
              </table:table-cell>
              <table:table-cell office:value-type="float" office:value="223076.4659">
                <text:p>223076.4659</text:p>
              </table:table-cell>
              <table:table-cell office:value-type="float" office:value="719731.5297">
                <text:p>719731.5297</text:p>
              </table:table-cell>
              <table:table-cell office:value-type="float" office:value="57524.778">
                <text:p>57524.778</text:p>
              </table:table-cell>
              <table:table-cell office:value-type="float" office:value="885283.2176">
                <text:p>885283.2176</text:p>
              </table:table-cell>
              <table:table-cell office:value-type="float" office:value="-108026.9099">
                <text:p>-108026.9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:30</text:p>
              </table:table-cell>
              <table:table-cell office:value-type="float" office:value="228315">
                <text:p>228315</text:p>
              </table:table-cell>
              <table:table-cell office:value-type="float" office:value="379285.8462">
                <text:p>379285.8462</text:p>
              </table:table-cell>
              <table:table-cell office:value-type="float" office:value="550441.7109">
                <text:p>550441.7109</text:p>
              </table:table-cell>
              <table:table-cell office:value-type="float" office:value="208129.9814">
                <text:p>208129.9814</text:p>
              </table:table-cell>
              <table:table-cell office:value-type="float" office:value="721597.5756">
                <text:p>721597.5756</text:p>
              </table:table-cell>
              <table:table-cell office:value-type="float" office:value="36974.1167">
                <text:p>36974.1167</text:p>
              </table:table-cell>
              <table:table-cell office:value-type="float" office:value="892753.4403">
                <text:p>892753.4403</text:p>
              </table:table-cell>
              <table:table-cell office:value-type="float" office:value="-134181.748">
                <text:p>-134181.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:40</text:p>
              </table:table-cell>
              <table:table-cell office:value-type="float" office:value="232344">
                <text:p>232344</text:p>
              </table:table-cell>
              <table:table-cell office:value-type="float" office:value="348222.4615">
                <text:p>348222.4615</text:p>
              </table:table-cell>
              <table:table-cell office:value-type="float" office:value="505767.5078">
                <text:p>505767.5078</text:p>
              </table:table-cell>
              <table:table-cell office:value-type="float" office:value="190677.4153">
                <text:p>190677.4153</text:p>
              </table:table-cell>
              <table:table-cell office:value-type="float" office:value="663312.554">
                <text:p>663312.554</text:p>
              </table:table-cell>
              <table:table-cell office:value-type="float" office:value="33132.3691">
                <text:p>33132.3691</text:p>
              </table:table-cell>
              <table:table-cell office:value-type="float" office:value="820857.6002">
                <text:p>820857.6002</text:p>
              </table:table-cell>
              <table:table-cell office:value-type="float" office:value="-124412.6771">
                <text:p>-124412.6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:50</text:p>
              </table:table-cell>
              <table:table-cell office:value-type="float" office:value="227081">
                <text:p>227081</text:p>
              </table:table-cell>
              <table:table-cell office:value-type="float" office:value="351293.6154">
                <text:p>351293.6154</text:p>
              </table:table-cell>
              <table:table-cell office:value-type="float" office:value="505910.2872">
                <text:p>505910.2872</text:p>
              </table:table-cell>
              <table:table-cell office:value-type="float" office:value="196676.9436">
                <text:p>196676.9436</text:p>
              </table:table-cell>
              <table:table-cell office:value-type="float" office:value="660526.959">
                <text:p>660526.959</text:p>
              </table:table-cell>
              <table:table-cell office:value-type="float" office:value="42060.2717">
                <text:p>42060.2717</text:p>
              </table:table-cell>
              <table:table-cell office:value-type="float" office:value="815143.6308">
                <text:p>815143.6308</text:p>
              </table:table-cell>
              <table:table-cell office:value-type="float" office:value="-112556.4001">
                <text:p>-112556.4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:00</text:p>
              </table:table-cell>
              <table:table-cell office:value-type="float" office:value="160856">
                <text:p>160856</text:p>
              </table:table-cell>
              <table:table-cell office:value-type="float" office:value="340511.9231">
                <text:p>340511.9231</text:p>
              </table:table-cell>
              <table:table-cell office:value-type="float" office:value="498767.7786">
                <text:p>498767.7786</text:p>
              </table:table-cell>
              <table:table-cell office:value-type="float" office:value="182256.0675">
                <text:p>182256.0675</text:p>
              </table:table-cell>
              <table:table-cell office:value-type="float" office:value="657023.6342">
                <text:p>657023.6342</text:p>
              </table:table-cell>
              <table:table-cell office:value-type="float" office:value="24000.2119">
                <text:p>24000.2119</text:p>
              </table:table-cell>
              <table:table-cell office:value-type="float" office:value="815279.4898">
                <text:p>815279.4898</text:p>
              </table:table-cell>
              <table:table-cell office:value-type="float" office:value="-134255.6436">
                <text:p>-134255.6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:10</text:p>
              </table:table-cell>
              <table:table-cell office:value-type="float" office:value="294695">
                <text:p>294695</text:p>
              </table:table-cell>
              <table:table-cell office:value-type="float" office:value="317432.5385">
                <text:p>317432.5385</text:p>
              </table:table-cell>
              <table:table-cell office:value-type="float" office:value="478522.6496">
                <text:p>478522.6496</text:p>
              </table:table-cell>
              <table:table-cell office:value-type="float" office:value="156342.4274">
                <text:p>156342.4274</text:p>
              </table:table-cell>
              <table:table-cell office:value-type="float" office:value="639612.7607">
                <text:p>639612.7607</text:p>
              </table:table-cell>
              <table:table-cell office:value-type="float" office:value="-4747.6837">
                <text:p>-4747.6837</text:p>
              </table:table-cell>
              <table:table-cell office:value-type="float" office:value="800702.8718">
                <text:p>800702.8718</text:p>
              </table:table-cell>
              <table:table-cell office:value-type="float" office:value="-165837.7948">
                <text:p>-165837.7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:20</text:p>
              </table:table-cell>
              <table:table-cell office:value-type="float" office:value="146065">
                <text:p>146065</text:p>
              </table:table-cell>
              <table:table-cell office:value-type="float" office:value="299648.6923">
                <text:p>299648.6923</text:p>
              </table:table-cell>
              <table:table-cell office:value-type="float" office:value="448071.9065">
                <text:p>448071.9065</text:p>
              </table:table-cell>
              <table:table-cell office:value-type="float" office:value="151225.4781">
                <text:p>151225.4781</text:p>
              </table:table-cell>
              <table:table-cell office:value-type="float" office:value="596495.1208">
                <text:p>596495.1208</text:p>
              </table:table-cell>
              <table:table-cell office:value-type="float" office:value="2802.2638">
                <text:p>2802.2638</text:p>
              </table:table-cell>
              <table:table-cell office:value-type="float" office:value="744918.335">
                <text:p>744918.335</text:p>
              </table:table-cell>
              <table:table-cell office:value-type="float" office:value="-145620.9504">
                <text:p>-145620.9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:30</text:p>
              </table:table-cell>
              <table:table-cell office:value-type="float" office:value="78114">
                <text:p>78114</text:p>
              </table:table-cell>
              <table:table-cell office:value-type="float" office:value="292916.6923">
                <text:p>292916.6923</text:p>
              </table:table-cell>
              <table:table-cell office:value-type="float" office:value="446481.8954">
                <text:p>446481.8954</text:p>
              </table:table-cell>
              <table:table-cell office:value-type="float" office:value="139351.4892">
                <text:p>139351.4892</text:p>
              </table:table-cell>
              <table:table-cell office:value-type="float" office:value="600047.0985">
                <text:p>600047.0985</text:p>
              </table:table-cell>
              <table:table-cell office:value-type="float" office:value="-14213.7138">
                <text:p>-14213.7138</text:p>
              </table:table-cell>
              <table:table-cell office:value-type="float" office:value="753612.3015">
                <text:p>753612.3015</text:p>
              </table:table-cell>
              <table:table-cell office:value-type="float" office:value="-167778.9169">
                <text:p>-167778.9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:40</text:p>
              </table:table-cell>
              <table:table-cell office:value-type="float" office:value="290552">
                <text:p>290552</text:p>
              </table:table-cell>
              <table:table-cell office:value-type="float" office:value="263358.7692">
                <text:p>263358.7692</text:p>
              </table:table-cell>
              <table:table-cell office:value-type="float" office:value="418561.9501">
                <text:p>418561.9501</text:p>
              </table:table-cell>
              <table:table-cell office:value-type="float" office:value="108155.5883">
                <text:p>108155.5883</text:p>
              </table:table-cell>
              <table:table-cell office:value-type="float" office:value="573765.131">
                <text:p>573765.131</text:p>
              </table:table-cell>
              <table:table-cell office:value-type="float" office:value="-47047.5926">
                <text:p>-47047.5926</text:p>
              </table:table-cell>
              <table:table-cell office:value-type="float" office:value="728968.312">
                <text:p>728968.312</text:p>
              </table:table-cell>
              <table:table-cell office:value-type="float" office:value="-202250.7735">
                <text:p>-202250.7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:50</text:p>
              </table:table-cell>
              <table:table-cell office:value-type="float" office:value="478654">
                <text:p>478654</text:p>
              </table:table-cell>
              <table:table-cell office:value-type="float" office:value="236129">
                <text:p>236129</text:p>
              </table:table-cell>
              <table:table-cell office:value-type="float" office:value="342139.3955">
                <text:p>342139.3955</text:p>
              </table:table-cell>
              <table:table-cell office:value-type="float" office:value="130118.6045">
                <text:p>130118.6045</text:p>
              </table:table-cell>
              <table:table-cell office:value-type="float" office:value="448149.791">
                <text:p>448149.791</text:p>
              </table:table-cell>
              <table:table-cell office:value-type="float" office:value="24108.209">
                <text:p>24108.209</text:p>
              </table:table-cell>
              <table:table-cell office:value-type="float" office:value="554160.1866">
                <text:p>554160.1866</text:p>
              </table:table-cell>
              <table:table-cell office:value-type="float" office:value="-81902.1866">
                <text:p>-81902.1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:00</text:p>
              </table:table-cell>
              <table:table-cell office:value-type="float" office:value="77923">
                <text:p>77923</text:p>
              </table:table-cell>
              <table:table-cell office:value-type="float" office:value="260173.4615">
                <text:p>260173.4615</text:p>
              </table:table-cell>
              <table:table-cell office:value-type="float" office:value="383073.7025">
                <text:p>383073.7025</text:p>
              </table:table-cell>
              <table:table-cell office:value-type="float" office:value="137273.2206">
                <text:p>137273.2206</text:p>
              </table:table-cell>
              <table:table-cell office:value-type="float" office:value="505973.9434">
                <text:p>505973.9434</text:p>
              </table:table-cell>
              <table:table-cell office:value-type="float" office:value="14372.9797">
                <text:p>14372.9797</text:p>
              </table:table-cell>
              <table:table-cell office:value-type="float" office:value="628874.1843">
                <text:p>628874.1843</text:p>
              </table:table-cell>
              <table:table-cell office:value-type="float" office:value="-108527.2612">
                <text:p>-108527.2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:10</text:p>
              </table:table-cell>
              <table:table-cell office:value-type="float" office:value="309861">
                <text:p>309861</text:p>
              </table:table-cell>
              <table:table-cell office:value-type="float" office:value="229955.1538">
                <text:p>229955.1538</text:p>
              </table:table-cell>
              <table:table-cell office:value-type="float" office:value="344792.3032">
                <text:p>344792.3032</text:p>
              </table:table-cell>
              <table:table-cell office:value-type="float" office:value="115118.0045">
                <text:p>115118.0045</text:p>
              </table:table-cell>
              <table:table-cell office:value-type="float" office:value="459629.4525">
                <text:p>459629.4525</text:p>
              </table:table-cell>
              <table:table-cell office:value-type="float" office:value="280.8551">
                <text:p>280.8551</text:p>
              </table:table-cell>
              <table:table-cell office:value-type="float" office:value="574466.6019">
                <text:p>574466.6019</text:p>
              </table:table-cell>
              <table:table-cell office:value-type="float" office:value="-114556.2942">
                <text:p>-114556.2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:20</text:p>
              </table:table-cell>
              <table:table-cell office:value-type="float" office:value="287437">
                <text:p>287437</text:p>
              </table:table-cell>
              <table:table-cell office:value-type="float" office:value="241763.2308">
                <text:p>241763.2308</text:p>
              </table:table-cell>
              <table:table-cell office:value-type="float" office:value="356293.5617">
                <text:p>356293.5617</text:p>
              </table:table-cell>
              <table:table-cell office:value-type="float" office:value="127232.8999">
                <text:p>127232.8999</text:p>
              </table:table-cell>
              <table:table-cell office:value-type="float" office:value="470823.8926">
                <text:p>470823.8926</text:p>
              </table:table-cell>
              <table:table-cell office:value-type="float" office:value="12702.5689">
                <text:p>12702.5689</text:p>
              </table:table-cell>
              <table:table-cell office:value-type="float" office:value="585354.2235">
                <text:p>585354.2235</text:p>
              </table:table-cell>
              <table:table-cell office:value-type="float" office:value="-101827.762">
                <text:p>-101827.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:30</text:p>
              </table:table-cell>
              <table:table-cell office:value-type="float" office:value="215976">
                <text:p>215976</text:p>
              </table:table-cell>
              <table:table-cell office:value-type="float" office:value="233992.8462">
                <text:p>233992.8462</text:p>
              </table:table-cell>
              <table:table-cell office:value-type="float" office:value="340915.6895">
                <text:p>340915.6895</text:p>
              </table:table-cell>
              <table:table-cell office:value-type="float" office:value="127070.0028">
                <text:p>127070.0028</text:p>
              </table:table-cell>
              <table:table-cell office:value-type="float" office:value="447838.5329">
                <text:p>447838.5329</text:p>
              </table:table-cell>
              <table:table-cell office:value-type="float" office:value="20147.1594">
                <text:p>20147.1594</text:p>
              </table:table-cell>
              <table:table-cell office:value-type="float" office:value="554761.3762">
                <text:p>554761.3762</text:p>
              </table:table-cell>
              <table:table-cell office:value-type="float" office:value="-86775.6839">
                <text:p>-86775.6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:40</text:p>
              </table:table-cell>
              <table:table-cell office:value-type="float" office:value="155707">
                <text:p>155707</text:p>
              </table:table-cell>
              <table:table-cell office:value-type="float" office:value="232913.3077">
                <text:p>232913.3077</text:p>
              </table:table-cell>
              <table:table-cell office:value-type="float" office:value="339950.5001">
                <text:p>339950.5001</text:p>
              </table:table-cell>
              <table:table-cell office:value-type="float" office:value="125876.1153">
                <text:p>125876.1153</text:p>
              </table:table-cell>
              <table:table-cell office:value-type="float" office:value="446987.6924">
                <text:p>446987.6924</text:p>
              </table:table-cell>
              <table:table-cell office:value-type="float" office:value="18838.9229">
                <text:p>18838.9229</text:p>
              </table:table-cell>
              <table:table-cell office:value-type="float" office:value="554024.8848">
                <text:p>554024.8848</text:p>
              </table:table-cell>
              <table:table-cell office:value-type="float" office:value="-88198.2694">
                <text:p>-88198.2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:50</text:p>
              </table:table-cell>
              <table:table-cell office:value-type="float" office:value="208702">
                <text:p>208702</text:p>
              </table:table-cell>
              <table:table-cell office:value-type="float" office:value="227328.0769">
                <text:p>227328.0769</text:p>
              </table:table-cell>
              <table:table-cell office:value-type="float" office:value="336498.3047">
                <text:p>336498.3047</text:p>
              </table:table-cell>
              <table:table-cell office:value-type="float" office:value="118157.8491">
                <text:p>118157.8491</text:p>
              </table:table-cell>
              <table:table-cell office:value-type="float" office:value="445668.5326">
                <text:p>445668.5326</text:p>
              </table:table-cell>
              <table:table-cell office:value-type="float" office:value="8987.6213">
                <text:p>8987.6213</text:p>
              </table:table-cell>
              <table:table-cell office:value-type="float" office:value="554838.7604">
                <text:p>554838.7604</text:p>
              </table:table-cell>
              <table:table-cell office:value-type="float" office:value="-100182.6065">
                <text:p>-100182.6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:00</text:p>
              </table:table-cell>
              <table:table-cell office:value-type="float" office:value="146819">
                <text:p>146819</text:p>
              </table:table-cell>
              <table:table-cell office:value-type="float" office:value="225509.4615">
                <text:p>225509.4615</text:p>
              </table:table-cell>
              <table:table-cell office:value-type="float" office:value="334786.037">
                <text:p>334786.037</text:p>
              </table:table-cell>
              <table:table-cell office:value-type="float" office:value="116232.8861">
                <text:p>116232.8861</text:p>
              </table:table-cell>
              <table:table-cell office:value-type="float" office:value="444062.6124">
                <text:p>444062.6124</text:p>
              </table:table-cell>
              <table:table-cell office:value-type="float" office:value="6956.3107">
                <text:p>6956.3107</text:p>
              </table:table-cell>
              <table:table-cell office:value-type="float" office:value="553339.1878">
                <text:p>553339.1878</text:p>
              </table:table-cell>
              <table:table-cell office:value-type="float" office:value="-102320.2647">
                <text:p>-102320.2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:10</text:p>
              </table:table-cell>
              <table:table-cell office:value-type="float" office:value="296226">
                <text:p>296226</text:p>
              </table:table-cell>
              <table:table-cell office:value-type="float" office:value="219335.4615">
                <text:p>219335.4615</text:p>
              </table:table-cell>
              <table:table-cell office:value-type="float" office:value="330762.052">
                <text:p>330762.052</text:p>
              </table:table-cell>
              <table:table-cell office:value-type="float" office:value="107908.8711">
                <text:p>107908.8711</text:p>
              </table:table-cell>
              <table:table-cell office:value-type="float" office:value="442188.6424">
                <text:p>442188.6424</text:p>
              </table:table-cell>
              <table:table-cell office:value-type="float" office:value="-3517.7193">
                <text:p>-3517.7193</text:p>
              </table:table-cell>
              <table:table-cell office:value-type="float" office:value="553615.2328">
                <text:p>553615.2328</text:p>
              </table:table-cell>
              <table:table-cell office:value-type="float" office:value="-114944.3098">
                <text:p>-114944.3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:20</text:p>
              </table:table-cell>
              <table:table-cell office:value-type="float" office:value="143540">
                <text:p>143540</text:p>
              </table:table-cell>
              <table:table-cell office:value-type="float" office:value="229748.5385">
                <text:p>229748.5385</text:p>
              </table:table-cell>
              <table:table-cell office:value-type="float" office:value="341579.255">
                <text:p>341579.255</text:p>
              </table:table-cell>
              <table:table-cell office:value-type="float" office:value="117917.8219">
                <text:p>117917.8219</text:p>
              </table:table-cell>
              <table:table-cell office:value-type="float" office:value="453409.9715">
                <text:p>453409.9715</text:p>
              </table:table-cell>
              <table:table-cell office:value-type="float" office:value="6087.1054">
                <text:p>6087.1054</text:p>
              </table:table-cell>
              <table:table-cell office:value-type="float" office:value="565240.6881">
                <text:p>565240.6881</text:p>
              </table:table-cell>
              <table:table-cell office:value-type="float" office:value="-105743.6111">
                <text:p>-105743.6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:30</text:p>
              </table:table-cell>
              <table:table-cell office:value-type="float" office:value="263709">
                <text:p>263709</text:p>
              </table:table-cell>
              <table:table-cell office:value-type="float" office:value="218121.2308">
                <text:p>218121.2308</text:p>
              </table:table-cell>
              <table:table-cell office:value-type="float" office:value="330493.2519">
                <text:p>330493.2519</text:p>
              </table:table-cell>
              <table:table-cell office:value-type="float" office:value="105749.2097">
                <text:p>105749.2097</text:p>
              </table:table-cell>
              <table:table-cell office:value-type="float" office:value="442865.2729">
                <text:p>442865.2729</text:p>
              </table:table-cell>
              <table:table-cell office:value-type="float" office:value="-6622.8114">
                <text:p>-6622.8114</text:p>
              </table:table-cell>
              <table:table-cell office:value-type="float" office:value="555237.294">
                <text:p>555237.294</text:p>
              </table:table-cell>
              <table:table-cell office:value-type="float" office:value="-118994.8325">
                <text:p>-118994.8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:40</text:p>
              </table:table-cell>
              <table:table-cell office:value-type="float" office:value="205857">
                <text:p>205857</text:p>
              </table:table-cell>
              <table:table-cell office:value-type="float" office:value="227170.7692">
                <text:p>227170.7692</text:p>
              </table:table-cell>
              <table:table-cell office:value-type="float" office:value="337982.612">
                <text:p>337982.612</text:p>
              </table:table-cell>
              <table:table-cell office:value-type="float" office:value="116358.9265">
                <text:p>116358.9265</text:p>
              </table:table-cell>
              <table:table-cell office:value-type="float" office:value="448794.4547">
                <text:p>448794.4547</text:p>
              </table:table-cell>
              <table:table-cell office:value-type="float" office:value="5547.0838">
                <text:p>5547.0838</text:p>
              </table:table-cell>
              <table:table-cell office:value-type="float" office:value="559606.2974">
                <text:p>559606.2974</text:p>
              </table:table-cell>
              <table:table-cell office:value-type="float" office:value="-105264.759">
                <text:p>-105264.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:50</text:p>
              </table:table-cell>
              <table:table-cell office:value-type="float" office:value="213849">
                <text:p>213849</text:p>
              </table:table-cell>
              <table:table-cell office:value-type="float" office:value="236997.1538">
                <text:p>236997.1538</text:p>
              </table:table-cell>
              <table:table-cell office:value-type="float" office:value="338786.2652">
                <text:p>338786.2652</text:p>
              </table:table-cell>
              <table:table-cell office:value-type="float" office:value="135208.0425">
                <text:p>135208.0425</text:p>
              </table:table-cell>
              <table:table-cell office:value-type="float" office:value="440575.3766">
                <text:p>440575.3766</text:p>
              </table:table-cell>
              <table:table-cell office:value-type="float" office:value="33418.9311">
                <text:p>33418.9311</text:p>
              </table:table-cell>
              <table:table-cell office:value-type="float" office:value="542364.488">
                <text:p>542364.488</text:p>
              </table:table-cell>
              <table:table-cell office:value-type="float" office:value="-68370.1803">
                <text:p>-68370.1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8:00</text:p>
              </table:table-cell>
              <table:table-cell office:value-type="float" office:value="394990">
                <text:p>394990</text:p>
              </table:table-cell>
              <table:table-cell office:value-type="float" office:value="231096.9231">
                <text:p>231096.9231</text:p>
              </table:table-cell>
              <table:table-cell office:value-type="float" office:value="331739.6196">
                <text:p>331739.6196</text:p>
              </table:table-cell>
              <table:table-cell office:value-type="float" office:value="130454.2265">
                <text:p>130454.2265</text:p>
              </table:table-cell>
              <table:table-cell office:value-type="float" office:value="432382.3162">
                <text:p>432382.3162</text:p>
              </table:table-cell>
              <table:table-cell office:value-type="float" office:value="29811.53">
                <text:p>29811.53</text:p>
              </table:table-cell>
              <table:table-cell office:value-type="float" office:value="533025.0127">
                <text:p>533025.0127</text:p>
              </table:table-cell>
              <table:table-cell office:value-type="float" office:value="-70831.1666">
                <text:p>-70831.1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8:10</text:p>
              </table:table-cell>
              <table:table-cell office:value-type="float" office:value="201028">
                <text:p>201028</text:p>
              </table:table-cell>
              <table:table-cell office:value-type="float" office:value="224661.2308">
                <text:p>224661.2308</text:p>
              </table:table-cell>
              <table:table-cell office:value-type="float" office:value="309605.049">
                <text:p>309605.049</text:p>
              </table:table-cell>
              <table:table-cell office:value-type="float" office:value="139717.4126">
                <text:p>139717.4126</text:p>
              </table:table-cell>
              <table:table-cell office:value-type="float" office:value="394548.8671">
                <text:p>394548.8671</text:p>
              </table:table-cell>
              <table:table-cell office:value-type="float" office:value="54773.5944">
                <text:p>54773.5944</text:p>
              </table:table-cell>
              <table:table-cell office:value-type="float" office:value="479492.6853">
                <text:p>479492.6853</text:p>
              </table:table-cell>
              <table:table-cell office:value-type="float" office:value="-30170.2238">
                <text:p>-30170.2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8:20</text:p>
              </table:table-cell>
              <table:table-cell office:value-type="float" office:value="272683">
                <text:p>272683</text:p>
              </table:table-cell>
              <table:table-cell office:value-type="float" office:value="234130.8462">
                <text:p>234130.8462</text:p>
              </table:table-cell>
              <table:table-cell office:value-type="float" office:value="307414.5933">
                <text:p>307414.5933</text:p>
              </table:table-cell>
              <table:table-cell office:value-type="float" office:value="160847.099">
                <text:p>160847.099</text:p>
              </table:table-cell>
              <table:table-cell office:value-type="float" office:value="380698.3405">
                <text:p>380698.3405</text:p>
              </table:table-cell>
              <table:table-cell office:value-type="float" office:value="87563.3518">
                <text:p>87563.3518</text:p>
              </table:table-cell>
              <table:table-cell office:value-type="float" office:value="453982.0877">
                <text:p>453982.0877</text:p>
              </table:table-cell>
              <table:table-cell office:value-type="float" office:value="14279.6046">
                <text:p>14279.6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8:30</text:p>
              </table:table-cell>
              <table:table-cell office:value-type="float" office:value="454788">
                <text:p>454788</text:p>
              </table:table-cell>
              <table:table-cell office:value-type="float" office:value="231271">
                <text:p>231271</text:p>
              </table:table-cell>
              <table:table-cell office:value-type="float" office:value="302035.2684">
                <text:p>302035.2684</text:p>
              </table:table-cell>
              <table:table-cell office:value-type="float" office:value="160506.7316">
                <text:p>160506.7316</text:p>
              </table:table-cell>
              <table:table-cell office:value-type="float" office:value="372799.5368">
                <text:p>372799.5368</text:p>
              </table:table-cell>
              <table:table-cell office:value-type="float" office:value="89742.4632">
                <text:p>89742.4632</text:p>
              </table:table-cell>
              <table:table-cell office:value-type="float" office:value="443563.8052">
                <text:p>443563.8052</text:p>
              </table:table-cell>
              <table:table-cell office:value-type="float" office:value="18978.1948">
                <text:p>18978.19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:40</text:p>
              </table:table-cell>
              <table:table-cell office:value-type="float" office:value="260064">
                <text:p>260064</text:p>
              </table:table-cell>
              <table:table-cell office:value-type="float" office:value="244144.1538">
                <text:p>244144.1538</text:p>
              </table:table-cell>
              <table:table-cell office:value-type="float" office:value="337570.5396">
                <text:p>337570.5396</text:p>
              </table:table-cell>
              <table:table-cell office:value-type="float" office:value="150717.768">
                <text:p>150717.768</text:p>
              </table:table-cell>
              <table:table-cell office:value-type="float" office:value="430996.9255">
                <text:p>430996.9255</text:p>
              </table:table-cell>
              <table:table-cell office:value-type="float" office:value="57291.3822">
                <text:p>57291.3822</text:p>
              </table:table-cell>
              <table:table-cell office:value-type="float" office:value="524423.3113">
                <text:p>524423.3113</text:p>
              </table:table-cell>
              <table:table-cell office:value-type="float" office:value="-36135.0036">
                <text:p>-36135.0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8:50</text:p>
              </table:table-cell>
              <table:table-cell office:value-type="float" office:value="130809">
                <text:p>130809</text:p>
              </table:table-cell>
              <table:table-cell office:value-type="float" office:value="247535.5385">
                <text:p>247535.5385</text:p>
              </table:table-cell>
              <table:table-cell office:value-type="float" office:value="340653.9004">
                <text:p>340653.9004</text:p>
              </table:table-cell>
              <table:table-cell office:value-type="float" office:value="154417.1765">
                <text:p>154417.1765</text:p>
              </table:table-cell>
              <table:table-cell office:value-type="float" office:value="433772.2624">
                <text:p>433772.2624</text:p>
              </table:table-cell>
              <table:table-cell office:value-type="float" office:value="61298.8145">
                <text:p>61298.8145</text:p>
              </table:table-cell>
              <table:table-cell office:value-type="float" office:value="526890.6243">
                <text:p>526890.6243</text:p>
              </table:table-cell>
              <table:table-cell office:value-type="float" office:value="-31819.5474">
                <text:p>-31819.5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:00</text:p>
              </table:table-cell>
              <table:table-cell office:value-type="float" office:value="254354">
                <text:p>254354</text:p>
              </table:table-cell>
              <table:table-cell office:value-type="float" office:value="245620.3077">
                <text:p>245620.3077</text:p>
              </table:table-cell>
              <table:table-cell office:value-type="float" office:value="341013.0358">
                <text:p>341013.0358</text:p>
              </table:table-cell>
              <table:table-cell office:value-type="float" office:value="150227.5796">
                <text:p>150227.5796</text:p>
              </table:table-cell>
              <table:table-cell office:value-type="float" office:value="436405.7639">
                <text:p>436405.7639</text:p>
              </table:table-cell>
              <table:table-cell office:value-type="float" office:value="54834.8515">
                <text:p>54834.8515</text:p>
              </table:table-cell>
              <table:table-cell office:value-type="float" office:value="531798.492">
                <text:p>531798.492</text:p>
              </table:table-cell>
              <table:table-cell office:value-type="float" office:value="-40557.8766">
                <text:p>-40557.8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:10</text:p>
              </table:table-cell>
              <table:table-cell office:value-type="float" office:value="323454">
                <text:p>323454</text:p>
              </table:table-cell>
              <table:table-cell office:value-type="float" office:value="249132">
                <text:p>249132</text:p>
              </table:table-cell>
              <table:table-cell office:value-type="float" office:value="343890.5841">
                <text:p>343890.5841</text:p>
              </table:table-cell>
              <table:table-cell office:value-type="float" office:value="154373.4159">
                <text:p>154373.4159</text:p>
              </table:table-cell>
              <table:table-cell office:value-type="float" office:value="438649.1681">
                <text:p>438649.1681</text:p>
              </table:table-cell>
              <table:table-cell office:value-type="float" office:value="59614.8319">
                <text:p>59614.8319</text:p>
              </table:table-cell>
              <table:table-cell office:value-type="float" office:value="533407.7522">
                <text:p>533407.7522</text:p>
              </table:table-cell>
              <table:table-cell office:value-type="float" office:value="-35143.7522">
                <text:p>-35143.7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:20</text:p>
              </table:table-cell>
              <table:table-cell office:value-type="float" office:value="318751">
                <text:p>318751</text:p>
              </table:table-cell>
              <table:table-cell office:value-type="float" office:value="262719.3077">
                <text:p>262719.3077</text:p>
              </table:table-cell>
              <table:table-cell office:value-type="float" office:value="354191.5652">
                <text:p>354191.5652</text:p>
              </table:table-cell>
              <table:table-cell office:value-type="float" office:value="171247.0502">
                <text:p>171247.0502</text:p>
              </table:table-cell>
              <table:table-cell office:value-type="float" office:value="445663.8227">
                <text:p>445663.8227</text:p>
              </table:table-cell>
              <table:table-cell office:value-type="float" office:value="79774.7927">
                <text:p>79774.7927</text:p>
              </table:table-cell>
              <table:table-cell office:value-type="float" office:value="537136.0802">
                <text:p>537136.0802</text:p>
              </table:table-cell>
              <table:table-cell office:value-type="float" office:value="-11697.4648">
                <text:p>-11697.4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:30</text:p>
              </table:table-cell>
              <table:table-cell office:value-type="float" office:value="241479">
                <text:p>241479</text:p>
              </table:table-cell>
              <table:table-cell office:value-type="float" office:value="264452">
                <text:p>264452</text:p>
              </table:table-cell>
              <table:table-cell office:value-type="float" office:value="356820.7853">
                <text:p>356820.7853</text:p>
              </table:table-cell>
              <table:table-cell office:value-type="float" office:value="172083.2147">
                <text:p>172083.2147</text:p>
              </table:table-cell>
              <table:table-cell office:value-type="float" office:value="449189.5705">
                <text:p>449189.5705</text:p>
              </table:table-cell>
              <table:table-cell office:value-type="float" office:value="79714.4295">
                <text:p>79714.4295</text:p>
              </table:table-cell>
              <table:table-cell office:value-type="float" office:value="541558.3558">
                <text:p>541558.3558</text:p>
              </table:table-cell>
              <table:table-cell office:value-type="float" office:value="-12654.3558">
                <text:p>-12654.3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:40</text:p>
              </table:table-cell>
              <table:table-cell office:value-type="float" office:value="234994">
                <text:p>234994</text:p>
              </table:table-cell>
              <table:table-cell office:value-type="float" office:value="271985.7692">
                <text:p>271985.7692</text:p>
              </table:table-cell>
              <table:table-cell office:value-type="float" office:value="357403.4231">
                <text:p>357403.4231</text:p>
              </table:table-cell>
              <table:table-cell office:value-type="float" office:value="186568.1154">
                <text:p>186568.1154</text:p>
              </table:table-cell>
              <table:table-cell office:value-type="float" office:value="442821.0769">
                <text:p>442821.0769</text:p>
              </table:table-cell>
              <table:table-cell office:value-type="float" office:value="101150.4615">
                <text:p>101150.4615</text:p>
              </table:table-cell>
              <table:table-cell office:value-type="float" office:value="528238.7308">
                <text:p>528238.7308</text:p>
              </table:table-cell>
              <table:table-cell office:value-type="float" office:value="15732.8077">
                <text:p>15732.8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:50</text:p>
              </table:table-cell>
              <table:table-cell office:value-type="float" office:value="283496">
                <text:p>283496</text:p>
              </table:table-cell>
              <table:table-cell office:value-type="float" office:value="269776.9231">
                <text:p>269776.9231</text:p>
              </table:table-cell>
              <table:table-cell office:value-type="float" office:value="355795.6062">
                <text:p>355795.6062</text:p>
              </table:table-cell>
              <table:table-cell office:value-type="float" office:value="183758.24">
                <text:p>183758.24</text:p>
              </table:table-cell>
              <table:table-cell office:value-type="float" office:value="441814.2893">
                <text:p>441814.2893</text:p>
              </table:table-cell>
              <table:table-cell office:value-type="float" office:value="97739.5569">
                <text:p>97739.5569</text:p>
              </table:table-cell>
              <table:table-cell office:value-type="float" office:value="527832.9724">
                <text:p>527832.9724</text:p>
              </table:table-cell>
              <table:table-cell office:value-type="float" office:value="11720.8737">
                <text:p>11720.8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227855">
                <text:p>227855</text:p>
              </table:table-cell>
              <table:table-cell office:value-type="float" office:value="275749.1538">
                <text:p>275749.1538</text:p>
              </table:table-cell>
              <table:table-cell office:value-type="float" office:value="359628.7027">
                <text:p>359628.7027</text:p>
              </table:table-cell>
              <table:table-cell office:value-type="float" office:value="191869.605">
                <text:p>191869.605</text:p>
              </table:table-cell>
              <table:table-cell office:value-type="float" office:value="443508.2516">
                <text:p>443508.2516</text:p>
              </table:table-cell>
              <table:table-cell office:value-type="float" office:value="107990.0561">
                <text:p>107990.0561</text:p>
              </table:table-cell>
              <table:table-cell office:value-type="float" office:value="527387.8004">
                <text:p>527387.8004</text:p>
              </table:table-cell>
              <table:table-cell office:value-type="float" office:value="24110.5073">
                <text:p>24110.5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:10</text:p>
              </table:table-cell>
              <table:table-cell office:value-type="float" office:value="171482">
                <text:p>171482</text:p>
              </table:table-cell>
              <table:table-cell office:value-type="float" office:value="276826.5385">
                <text:p>276826.5385</text:p>
              </table:table-cell>
              <table:table-cell office:value-type="float" office:value="359931.129">
                <text:p>359931.129</text:p>
              </table:table-cell>
              <table:table-cell office:value-type="float" office:value="193721.9479">
                <text:p>193721.9479</text:p>
              </table:table-cell>
              <table:table-cell office:value-type="float" office:value="443035.7196">
                <text:p>443035.7196</text:p>
              </table:table-cell>
              <table:table-cell office:value-type="float" office:value="110617.3573">
                <text:p>110617.3573</text:p>
              </table:table-cell>
              <table:table-cell office:value-type="float" office:value="526140.3102">
                <text:p>526140.3102</text:p>
              </table:table-cell>
              <table:table-cell office:value-type="float" office:value="27512.7667">
                <text:p>27512.7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:20</text:p>
              </table:table-cell>
              <table:table-cell office:value-type="float" office:value="57128">
                <text:p>57128</text:p>
              </table:table-cell>
              <table:table-cell office:value-type="float" office:value="259633.6154">
                <text:p>259633.6154</text:p>
              </table:table-cell>
              <table:table-cell office:value-type="float" office:value="339304.0762">
                <text:p>339304.0762</text:p>
              </table:table-cell>
              <table:table-cell office:value-type="float" office:value="179963.1545">
                <text:p>179963.1545</text:p>
              </table:table-cell>
              <table:table-cell office:value-type="float" office:value="418974.5371">
                <text:p>418974.5371</text:p>
              </table:table-cell>
              <table:table-cell office:value-type="float" office:value="100292.6937">
                <text:p>100292.6937</text:p>
              </table:table-cell>
              <table:table-cell office:value-type="float" office:value="498644.9979">
                <text:p>498644.9979</text:p>
              </table:table-cell>
              <table:table-cell office:value-type="float" office:value="20622.2328">
                <text:p>20622.2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928cm" svg:height="14.584cm" xlink:href=".." xlink:type="simple" chart:class="chart:scatter" chart:style-name="ch1">
        <chart:legend chart:legend-position="end" svg:x="21.667cm" svg:y="5.001cm" style:legend-expansion="high" chart:style-name="ch2"/>
        <chart:plot-area chart:style-name="ch3" table:cell-range-address="'C after processing, 13'.A2:'C after processing, 13'.J132 'C after processing, 13'.B1:'C after processing, 13'.J1" chart:data-source-has-labels="row" svg:x="0.518cm" svg:y="0.291cm" svg:width="20.631cm" svg:height="14.002cm">
          <chartooo:coordinate-region svg:x="2.171cm" svg:y="0.491cm" svg:width="18.698cm" svg:height="13.6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 after processing, 13'.B2:'C after processing, 13'.B132" chart:label-cell-address="'C after processing, 13'.B1:'C after processing, 13'.B1" chart:class="chart:scatter">
            <chart:domain table:cell-range-address="'C after processing, 13'.A2:'C after processing, 13'.A132"/>
            <chart:data-point chart:repeated="131"/>
          </chart:series>
          <chart:series chart:style-name="ch7" chart:values-cell-range-address="'C after processing, 13'.C2:'C after processing, 13'.C132" chart:label-cell-address="'C after processing, 13'.C1:'C after processing, 13'.C1" chart:class="chart:scatter">
            <chart:data-point chart:repeated="131"/>
          </chart:series>
          <chart:series chart:style-name="ch8" chart:values-cell-range-address="'C after processing, 13'.D2:'C after processing, 13'.D132" chart:label-cell-address="'C after processing, 13'.D1:'C after processing, 13'.D1" chart:class="chart:scatter">
            <chart:data-point chart:repeated="131"/>
          </chart:series>
          <chart:series chart:style-name="ch9" chart:values-cell-range-address="'C after processing, 13'.E2:'C after processing, 13'.E132" chart:label-cell-address="'C after processing, 13'.E1:'C after processing, 13'.E1" chart:class="chart:scatter">
            <chart:data-point chart:repeated="131"/>
          </chart:series>
          <chart:series chart:style-name="ch10" chart:values-cell-range-address="'C after processing, 13'.F2:'C after processing, 13'.F132" chart:label-cell-address="'C after processing, 13'.F1:'C after processing, 13'.F1" chart:class="chart:scatter">
            <chart:data-point chart:repeated="131"/>
          </chart:series>
          <chart:series chart:style-name="ch11" chart:values-cell-range-address="'C after processing, 13'.G2:'C after processing, 13'.G132" chart:label-cell-address="'C after processing, 13'.G1:'C after processing, 13'.G1" chart:class="chart:scatter">
            <chart:data-point chart:repeated="131"/>
          </chart:series>
          <chart:series chart:style-name="ch12" chart:values-cell-range-address="'C after processing, 13'.H2:'C after processing, 13'.H132" chart:label-cell-address="'C after processing, 13'.H1:'C after processing, 13'.H1" chart:class="chart:scatter">
            <chart:data-point chart:repeated="131"/>
          </chart:series>
          <chart:series chart:style-name="ch13" chart:values-cell-range-address="'C after processing, 13'.I2:'C after processing, 13'.I132" chart:label-cell-address="'C after processing, 13'.I1:'C after processing, 13'.I1" chart:class="chart:scatter">
            <chart:data-point chart:repeated="131"/>
          </chart:series>
          <chart:series chart:style-name="ch14" chart:values-cell-range-address="'C after processing, 13'.J2:'C after processing, 13'.J132" chart:label-cell-address="'C after processing, 13'.J1:'C after processing, 13'.J1" chart:class="chart:scatter">
            <chart:data-point chart:repeated="1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tum</text:p>
                <draw:g>
                  <svg:desc>'C after processing, 13'.B1:'C after processing, 13'.B1</svg:desc>
                </draw:g>
              </table:table-cell>
              <table:table-cell office:value-type="string">
                <text:p>average</text:p>
                <draw:g>
                  <svg:desc>'C after processing, 13'.C1:'C after processing, 13'.C1</svg:desc>
                </draw:g>
              </table:table-cell>
              <table:table-cell office:value-type="string">
                <text:p>average+sd</text:p>
                <draw:g>
                  <svg:desc>'C after processing, 13'.D1:'C after processing, 13'.D1</svg:desc>
                </draw:g>
              </table:table-cell>
              <table:table-cell office:value-type="string">
                <text:p>average-sd</text:p>
                <draw:g>
                  <svg:desc>'C after processing, 13'.E1:'C after processing, 13'.E1</svg:desc>
                </draw:g>
              </table:table-cell>
              <table:table-cell office:value-type="string">
                <text:p>average+2*sd</text:p>
                <draw:g>
                  <svg:desc>'C after processing, 13'.F1:'C after processing, 13'.F1</svg:desc>
                </draw:g>
              </table:table-cell>
              <table:table-cell office:value-type="string">
                <text:p>average-2*sd</text:p>
                <draw:g>
                  <svg:desc>'C after processing, 13'.G1:'C after processing, 13'.G1</svg:desc>
                </draw:g>
              </table:table-cell>
              <table:table-cell office:value-type="string">
                <text:p>average+3*sd</text:p>
                <draw:g>
                  <svg:desc>'C after processing, 13'.H1:'C after processing, 13'.H1</svg:desc>
                </draw:g>
              </table:table-cell>
              <table:table-cell office:value-type="string">
                <text:p>average-3*sd</text:p>
                <draw:g>
                  <svg:desc>'C after processing, 13'.I1:'C after processing, 13'.I1</svg:desc>
                </draw:g>
              </table:table-cell>
              <table:table-cell office:value-type="string">
                <text:p>flags</text:p>
                <draw:g>
                  <svg:desc>'C after processing, 13'.J1:'C after processing, 13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 after processing, 13'.A2:'C after processing, 13'.A132</svg:desc>
                </draw:g>
              </table:table-cell>
              <table:table-cell office:value-type="float" office:value="476234">
                <text:p>476234</text:p>
                <draw:g>
                  <svg:desc>'C after processing, 13'.B2:'C after processing, 13'.B132</svg:desc>
                </draw:g>
              </table:table-cell>
              <table:table-cell office:value-type="float" office:value="371820.3077">
                <text:p>371820.3077</text:p>
                <draw:g>
                  <svg:desc>'C after processing, 13'.C2:'C after processing, 13'.C132</svg:desc>
                </draw:g>
              </table:table-cell>
              <table:table-cell office:value-type="float" office:value="529433.0175">
                <text:p>529433.0175</text:p>
                <draw:g>
                  <svg:desc>'C after processing, 13'.D2:'C after processing, 13'.D132</svg:desc>
                </draw:g>
              </table:table-cell>
              <table:table-cell office:value-type="float" office:value="214207.5979">
                <text:p>214207.5979</text:p>
                <draw:g>
                  <svg:desc>'C after processing, 13'.E2:'C after processing, 13'.E132</svg:desc>
                </draw:g>
              </table:table-cell>
              <table:table-cell office:value-type="float" office:value="687045.7273">
                <text:p>687045.7273</text:p>
                <draw:g>
                  <svg:desc>'C after processing, 13'.F2:'C after processing, 13'.F132</svg:desc>
                </draw:g>
              </table:table-cell>
              <table:table-cell office:value-type="float" office:value="56594.8881">
                <text:p>56594.8881</text:p>
                <draw:g>
                  <svg:desc>'C after processing, 13'.G2:'C after processing, 13'.G132</svg:desc>
                </draw:g>
              </table:table-cell>
              <table:table-cell office:value-type="float" office:value="844658.437">
                <text:p>844658.437</text:p>
                <draw:g>
                  <svg:desc>'C after processing, 13'.H2:'C after processing, 13'.H132</svg:desc>
                </draw:g>
              </table:table-cell>
              <table:table-cell office:value-type="float" office:value="-101017.8216">
                <text:p>-101017.8216</text:p>
                <draw:g>
                  <svg:desc>'C after processing, 13'.I2:'C after processing, 13'.I132</svg:desc>
                </draw:g>
              </table:table-cell>
              <table:table-cell office:value-type="float" office:value="NaN">
                <text:p>NaN</text:p>
                <draw:g>
                  <svg:desc>'C after processing, 13'.J2:'C after processing, 13'.J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7048">
                <text:p>377048</text:p>
              </table:table-cell>
              <table:table-cell office:value-type="float" office:value="391305.7692">
                <text:p>391305.7692</text:p>
              </table:table-cell>
              <table:table-cell office:value-type="float" office:value="544574.902">
                <text:p>544574.902</text:p>
              </table:table-cell>
              <table:table-cell office:value-type="float" office:value="238036.6365">
                <text:p>238036.6365</text:p>
              </table:table-cell>
              <table:table-cell office:value-type="float" office:value="697844.0347">
                <text:p>697844.0347</text:p>
              </table:table-cell>
              <table:table-cell office:value-type="float" office:value="84767.5038">
                <text:p>84767.5038</text:p>
              </table:table-cell>
              <table:table-cell office:value-type="float" office:value="851113.1674">
                <text:p>851113.1674</text:p>
              </table:table-cell>
              <table:table-cell office:value-type="float" office:value="-68501.629">
                <text:p>-68501.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7091">
                <text:p>117091</text:p>
              </table:table-cell>
              <table:table-cell office:value-type="float" office:value="385814.0769">
                <text:p>385814.0769</text:p>
              </table:table-cell>
              <table:table-cell office:value-type="float" office:value="538141.5819">
                <text:p>538141.5819</text:p>
              </table:table-cell>
              <table:table-cell office:value-type="float" office:value="233486.5719">
                <text:p>233486.5719</text:p>
              </table:table-cell>
              <table:table-cell office:value-type="float" office:value="690469.0869">
                <text:p>690469.0869</text:p>
              </table:table-cell>
              <table:table-cell office:value-type="float" office:value="81159.0669">
                <text:p>81159.0669</text:p>
              </table:table-cell>
              <table:table-cell office:value-type="float" office:value="842796.5919">
                <text:p>842796.5919</text:p>
              </table:table-cell>
              <table:table-cell office:value-type="float" office:value="-71168.4381">
                <text:p>-71168.4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44633">
                <text:p>444633</text:p>
              </table:table-cell>
              <table:table-cell office:value-type="float" office:value="374212.3846">
                <text:p>374212.3846</text:p>
              </table:table-cell>
              <table:table-cell office:value-type="float" office:value="541296.6106">
                <text:p>541296.6106</text:p>
              </table:table-cell>
              <table:table-cell office:value-type="float" office:value="207128.1586">
                <text:p>207128.1586</text:p>
              </table:table-cell>
              <table:table-cell office:value-type="float" office:value="708380.8367">
                <text:p>708380.8367</text:p>
              </table:table-cell>
              <table:table-cell office:value-type="float" office:value="40043.9326">
                <text:p>40043.9326</text:p>
              </table:table-cell>
              <table:table-cell office:value-type="float" office:value="875465.0627">
                <text:p>875465.0627</text:p>
              </table:table-cell>
              <table:table-cell office:value-type="float" office:value="-127040.2934">
                <text:p>-127040.2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47507">
                <text:p>547507</text:p>
              </table:table-cell>
              <table:table-cell office:value-type="float" office:value="383448.7692">
                <text:p>383448.7692</text:p>
              </table:table-cell>
              <table:table-cell office:value-type="float" office:value="550877.9399">
                <text:p>550877.9399</text:p>
              </table:table-cell>
              <table:table-cell office:value-type="float" office:value="216019.5985">
                <text:p>216019.5985</text:p>
              </table:table-cell>
              <table:table-cell office:value-type="float" office:value="718307.1106">
                <text:p>718307.1106</text:p>
              </table:table-cell>
              <table:table-cell office:value-type="float" office:value="48590.4278">
                <text:p>48590.4278</text:p>
              </table:table-cell>
              <table:table-cell office:value-type="float" office:value="885736.2813">
                <text:p>885736.2813</text:p>
              </table:table-cell>
              <table:table-cell office:value-type="float" office:value="-118838.7428">
                <text:p>-118838.7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85524">
                <text:p>485524</text:p>
              </table:table-cell>
              <table:table-cell office:value-type="float" office:value="399253.4615">
                <text:p>399253.4615</text:p>
              </table:table-cell>
              <table:table-cell office:value-type="float" office:value="572059.7096">
                <text:p>572059.7096</text:p>
              </table:table-cell>
              <table:table-cell office:value-type="float" office:value="226447.2135">
                <text:p>226447.2135</text:p>
              </table:table-cell>
              <table:table-cell office:value-type="float" office:value="744865.9576">
                <text:p>744865.9576</text:p>
              </table:table-cell>
              <table:table-cell office:value-type="float" office:value="53640.9655">
                <text:p>53640.9655</text:p>
              </table:table-cell>
              <table:table-cell office:value-type="float" office:value="917672.2056">
                <text:p>917672.2056</text:p>
              </table:table-cell>
              <table:table-cell office:value-type="float" office:value="-119165.2825">
                <text:p>-119165.2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47314">
                <text:p>547314</text:p>
              </table:table-cell>
              <table:table-cell office:value-type="float" office:value="423408.6154">
                <text:p>423408.6154</text:p>
              </table:table-cell>
              <table:table-cell office:value-type="float" office:value="583182.6794">
                <text:p>583182.6794</text:p>
              </table:table-cell>
              <table:table-cell office:value-type="float" office:value="263634.5514">
                <text:p>263634.5514</text:p>
              </table:table-cell>
              <table:table-cell office:value-type="float" office:value="742956.7434">
                <text:p>742956.7434</text:p>
              </table:table-cell>
              <table:table-cell office:value-type="float" office:value="103860.4873">
                <text:p>103860.4873</text:p>
              </table:table-cell>
              <table:table-cell office:value-type="float" office:value="902730.8074">
                <text:p>902730.8074</text:p>
              </table:table-cell>
              <table:table-cell office:value-type="float" office:value="-55913.5767">
                <text:p>-55913.5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22924">
                <text:p>322924</text:p>
              </table:table-cell>
              <table:table-cell office:value-type="float" office:value="443448.9231">
                <text:p>443448.9231</text:p>
              </table:table-cell>
              <table:table-cell office:value-type="float" office:value="600981.9713">
                <text:p>600981.9713</text:p>
              </table:table-cell>
              <table:table-cell office:value-type="float" office:value="285915.8748">
                <text:p>285915.8748</text:p>
              </table:table-cell>
              <table:table-cell office:value-type="float" office:value="758515.0196">
                <text:p>758515.0196</text:p>
              </table:table-cell>
              <table:table-cell office:value-type="float" office:value="128382.8265">
                <text:p>128382.8265</text:p>
              </table:table-cell>
              <table:table-cell office:value-type="float" office:value="916048.0679">
                <text:p>916048.0679</text:p>
              </table:table-cell>
              <table:table-cell office:value-type="float" office:value="-29150.2217">
                <text:p>-29150.2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92019">
                <text:p>1092019</text:p>
              </table:table-cell>
              <table:table-cell office:value-type="float" office:value="441600.5385">
                <text:p>441600.5385</text:p>
              </table:table-cell>
              <table:table-cell office:value-type="float" office:value="600495.2401">
                <text:p>600495.2401</text:p>
              </table:table-cell>
              <table:table-cell office:value-type="float" office:value="282705.8368">
                <text:p>282705.8368</text:p>
              </table:table-cell>
              <table:table-cell office:value-type="float" office:value="759389.9418">
                <text:p>759389.9418</text:p>
              </table:table-cell>
              <table:table-cell office:value-type="float" office:value="123811.1351">
                <text:p>123811.1351</text:p>
              </table:table-cell>
              <table:table-cell office:value-type="float" office:value="918284.6435">
                <text:p>918284.6435</text:p>
              </table:table-cell>
              <table:table-cell office:value-type="float" office:value="-35083.5665">
                <text:p>-35083.5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9903">
                <text:p>199903</text:p>
              </table:table-cell>
              <table:table-cell office:value-type="float" office:value="502711.0769">
                <text:p>502711.0769</text:p>
              </table:table-cell>
              <table:table-cell office:value-type="float" office:value="736649.2236">
                <text:p>736649.2236</text:p>
              </table:table-cell>
              <table:table-cell office:value-type="float" office:value="268772.9303">
                <text:p>268772.9303</text:p>
              </table:table-cell>
              <table:table-cell office:value-type="float" office:value="970587.3702">
                <text:p>970587.3702</text:p>
              </table:table-cell>
              <table:table-cell office:value-type="float" office:value="34834.7836">
                <text:p>34834.7836</text:p>
              </table:table-cell>
              <table:table-cell office:value-type="float" office:value="1204525.5169">
                <text:p>1204525.5169</text:p>
              </table:table-cell>
              <table:table-cell office:value-type="float" office:value="-199103.363">
                <text:p>-199103.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74129">
                <text:p>574129</text:p>
              </table:table-cell>
              <table:table-cell office:value-type="float" office:value="458120">
                <text:p>458120</text:p>
              </table:table-cell>
              <table:table-cell office:value-type="float" office:value="690123.6635">
                <text:p>690123.6635</text:p>
              </table:table-cell>
              <table:table-cell office:value-type="float" office:value="226116.3365">
                <text:p>226116.3365</text:p>
              </table:table-cell>
              <table:table-cell office:value-type="float" office:value="922127.3269">
                <text:p>922127.3269</text:p>
              </table:table-cell>
              <table:table-cell office:value-type="float" office:value="-5887.3269">
                <text:p>-5887.3269</text:p>
              </table:table-cell>
              <table:table-cell office:value-type="float" office:value="1154130.9904">
                <text:p>1154130.9904</text:p>
              </table:table-cell>
              <table:table-cell office:value-type="float" office:value="-237890.9904">
                <text:p>-237890.9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21306">
                <text:p>721306</text:p>
              </table:table-cell>
              <table:table-cell office:value-type="float" office:value="470281">
                <text:p>470281</text:p>
              </table:table-cell>
              <table:table-cell office:value-type="float" office:value="704031.7316">
                <text:p>704031.7316</text:p>
              </table:table-cell>
              <table:table-cell office:value-type="float" office:value="236530.2684">
                <text:p>236530.2684</text:p>
              </table:table-cell>
              <table:table-cell office:value-type="float" office:value="937782.4632">
                <text:p>937782.4632</text:p>
              </table:table-cell>
              <table:table-cell office:value-type="float" office:value="2779.5368">
                <text:p>2779.5368</text:p>
              </table:table-cell>
              <table:table-cell office:value-type="float" office:value="1171533.1948">
                <text:p>1171533.1948</text:p>
              </table:table-cell>
              <table:table-cell office:value-type="float" office:value="-230971.1948">
                <text:p>-230971.1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08404">
                <text:p>808404</text:p>
              </table:table-cell>
              <table:table-cell office:value-type="float" office:value="497154.1538">
                <text:p>497154.1538</text:p>
              </table:table-cell>
              <table:table-cell office:value-type="float" office:value="738613.3014">
                <text:p>738613.3014</text:p>
              </table:table-cell>
              <table:table-cell office:value-type="float" office:value="255695.0062">
                <text:p>255695.0062</text:p>
              </table:table-cell>
              <table:table-cell office:value-type="float" office:value="980072.4491">
                <text:p>980072.4491</text:p>
              </table:table-cell>
              <table:table-cell office:value-type="float" office:value="14235.8586">
                <text:p>14235.8586</text:p>
              </table:table-cell>
              <table:table-cell office:value-type="float" office:value="1221531.5967">
                <text:p>1221531.5967</text:p>
              </table:table-cell>
              <table:table-cell office:value-type="float" office:value="-227223.289">
                <text:p>-227223.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35837">
                <text:p>735837</text:p>
              </table:table-cell>
              <table:table-cell office:value-type="float" office:value="516464.3077">
                <text:p>516464.3077</text:p>
              </table:table-cell>
              <table:table-cell office:value-type="float" office:value="772724.7629">
                <text:p>772724.7629</text:p>
              </table:table-cell>
              <table:table-cell office:value-type="float" office:value="260203.8525">
                <text:p>260203.8525</text:p>
              </table:table-cell>
              <table:table-cell office:value-type="float" office:value="1028985.2181">
                <text:p>1028985.2181</text:p>
              </table:table-cell>
              <table:table-cell office:value-type="float" office:value="3943.3973">
                <text:p>3943.3973</text:p>
              </table:table-cell>
              <table:table-cell office:value-type="float" office:value="1285245.6733">
                <text:p>1285245.6733</text:p>
              </table:table-cell>
              <table:table-cell office:value-type="float" office:value="-252317.0579">
                <text:p>-252317.0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26842">
                <text:p>426842</text:p>
              </table:table-cell>
              <table:table-cell office:value-type="float" office:value="536433.7692">
                <text:p>536433.7692</text:p>
              </table:table-cell>
              <table:table-cell office:value-type="float" office:value="799327.0966">
                <text:p>799327.0966</text:p>
              </table:table-cell>
              <table:table-cell office:value-type="float" office:value="273540.4418">
                <text:p>273540.4418</text:p>
              </table:table-cell>
              <table:table-cell office:value-type="float" office:value="1062220.424">
                <text:p>1062220.424</text:p>
              </table:table-cell>
              <table:table-cell office:value-type="float" office:value="10647.1144">
                <text:p>10647.1144</text:p>
              </table:table-cell>
              <table:table-cell office:value-type="float" office:value="1325113.7514">
                <text:p>1325113.7514</text:p>
              </table:table-cell>
              <table:table-cell office:value-type="float" office:value="-252246.213">
                <text:p>-252246.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3035">
                <text:p>213035</text:p>
              </table:table-cell>
              <table:table-cell office:value-type="float" office:value="540264.0769">
                <text:p>540264.0769</text:p>
              </table:table-cell>
              <table:table-cell office:value-type="float" office:value="800995.52">
                <text:p>800995.52</text:p>
              </table:table-cell>
              <table:table-cell office:value-type="float" office:value="279532.6338">
                <text:p>279532.6338</text:p>
              </table:table-cell>
              <table:table-cell office:value-type="float" office:value="1061726.9632">
                <text:p>1061726.9632</text:p>
              </table:table-cell>
              <table:table-cell office:value-type="float" office:value="18801.1907">
                <text:p>18801.1907</text:p>
              </table:table-cell>
              <table:table-cell office:value-type="float" office:value="1322458.4063">
                <text:p>1322458.4063</text:p>
              </table:table-cell>
              <table:table-cell office:value-type="float" office:value="-241930.2524">
                <text:p>-241930.2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08223">
                <text:p>308223</text:p>
              </table:table-cell>
              <table:table-cell office:value-type="float" office:value="547644.3846">
                <text:p>547644.3846</text:p>
              </table:table-cell>
              <table:table-cell office:value-type="float" office:value="796486.0251">
                <text:p>796486.0251</text:p>
              </table:table-cell>
              <table:table-cell office:value-type="float" office:value="298802.7441">
                <text:p>298802.7441</text:p>
              </table:table-cell>
              <table:table-cell office:value-type="float" office:value="1045327.6657">
                <text:p>1045327.6657</text:p>
              </table:table-cell>
              <table:table-cell office:value-type="float" office:value="49961.1036">
                <text:p>49961.1036</text:p>
              </table:table-cell>
              <table:table-cell office:value-type="float" office:value="1294169.3062">
                <text:p>1294169.3062</text:p>
              </table:table-cell>
              <table:table-cell office:value-type="float" office:value="-198880.537">
                <text:p>-198880.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73039">
                <text:p>473039</text:p>
              </table:table-cell>
              <table:table-cell office:value-type="float" office:value="537151.3077">
                <text:p>537151.3077</text:p>
              </table:table-cell>
              <table:table-cell office:value-type="float" office:value="793462.6155">
                <text:p>793462.6155</text:p>
              </table:table-cell>
              <table:table-cell office:value-type="float" office:value="280839.9999">
                <text:p>280839.9999</text:p>
              </table:table-cell>
              <table:table-cell office:value-type="float" office:value="1049773.9233">
                <text:p>1049773.9233</text:p>
              </table:table-cell>
              <table:table-cell office:value-type="float" office:value="24528.6921">
                <text:p>24528.6921</text:p>
              </table:table-cell>
              <table:table-cell office:value-type="float" office:value="1306085.2311">
                <text:p>1306085.2311</text:p>
              </table:table-cell>
              <table:table-cell office:value-type="float" office:value="-231782.6157">
                <text:p>-231782.6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56375">
                <text:p>556375</text:p>
              </table:table-cell>
              <table:table-cell office:value-type="float" office:value="531423">
                <text:p>531423</text:p>
              </table:table-cell>
              <table:table-cell office:value-type="float" office:value="788315.0672">
                <text:p>788315.0672</text:p>
              </table:table-cell>
              <table:table-cell office:value-type="float" office:value="274530.9328">
                <text:p>274530.9328</text:p>
              </table:table-cell>
              <table:table-cell office:value-type="float" office:value="1045207.1344">
                <text:p>1045207.1344</text:p>
              </table:table-cell>
              <table:table-cell office:value-type="float" office:value="17638.8656">
                <text:p>17638.8656</text:p>
              </table:table-cell>
              <table:table-cell office:value-type="float" office:value="1302099.2015">
                <text:p>1302099.2015</text:p>
              </table:table-cell>
              <table:table-cell office:value-type="float" office:value="-239253.2015">
                <text:p>-239253.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49040">
                <text:p>549040</text:p>
              </table:table-cell>
              <table:table-cell office:value-type="float" office:value="536873.0769">
                <text:p>536873.0769</text:p>
              </table:table-cell>
              <table:table-cell office:value-type="float" office:value="793461.6177">
                <text:p>793461.6177</text:p>
              </table:table-cell>
              <table:table-cell office:value-type="float" office:value="280284.5362">
                <text:p>280284.5362</text:p>
              </table:table-cell>
              <table:table-cell office:value-type="float" office:value="1050050.1584">
                <text:p>1050050.1584</text:p>
              </table:table-cell>
              <table:table-cell office:value-type="float" office:value="23695.9955">
                <text:p>23695.9955</text:p>
              </table:table-cell>
              <table:table-cell office:value-type="float" office:value="1306638.6991">
                <text:p>1306638.6991</text:p>
              </table:table-cell>
              <table:table-cell office:value-type="float" office:value="-232892.5453">
                <text:p>-232892.5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80939">
                <text:p>780939</text:p>
              </table:table-cell>
              <table:table-cell office:value-type="float" office:value="537005.8462">
                <text:p>537005.8462</text:p>
              </table:table-cell>
              <table:table-cell office:value-type="float" office:value="793600.6861">
                <text:p>793600.6861</text:p>
              </table:table-cell>
              <table:table-cell office:value-type="float" office:value="280411.0062">
                <text:p>280411.0062</text:p>
              </table:table-cell>
              <table:table-cell office:value-type="float" office:value="1050195.5261">
                <text:p>1050195.5261</text:p>
              </table:table-cell>
              <table:table-cell office:value-type="float" office:value="23816.1662">
                <text:p>23816.1662</text:p>
              </table:table-cell>
              <table:table-cell office:value-type="float" office:value="1306790.3661">
                <text:p>1306790.3661</text:p>
              </table:table-cell>
              <table:table-cell office:value-type="float" office:value="-232778.6738">
                <text:p>-232778.6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16135">
                <text:p>516135</text:p>
              </table:table-cell>
              <table:table-cell office:value-type="float" office:value="572237.7692">
                <text:p>572237.7692</text:p>
              </table:table-cell>
              <table:table-cell office:value-type="float" office:value="828432.1193">
                <text:p>828432.1193</text:p>
              </table:table-cell>
              <table:table-cell office:value-type="float" office:value="316043.4191">
                <text:p>316043.4191</text:p>
              </table:table-cell>
              <table:table-cell office:value-type="float" office:value="1084626.4694">
                <text:p>1084626.4694</text:p>
              </table:table-cell>
              <table:table-cell office:value-type="float" office:value="59849.069">
                <text:p>59849.069</text:p>
              </table:table-cell>
              <table:table-cell office:value-type="float" office:value="1340820.8195">
                <text:p>1340820.8195</text:p>
              </table:table-cell>
              <table:table-cell office:value-type="float" office:value="-196345.2811">
                <text:p>-196345.2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22682">
                <text:p>522682</text:p>
              </table:table-cell>
              <table:table-cell office:value-type="float" office:value="527939">
                <text:p>527939</text:p>
              </table:table-cell>
              <table:table-cell office:value-type="float" office:value="731058.5421">
                <text:p>731058.5421</text:p>
              </table:table-cell>
              <table:table-cell office:value-type="float" office:value="324819.4579">
                <text:p>324819.4579</text:p>
              </table:table-cell>
              <table:table-cell office:value-type="float" office:value="934178.0842">
                <text:p>934178.0842</text:p>
              </table:table-cell>
              <table:table-cell office:value-type="float" office:value="121699.9158">
                <text:p>121699.9158</text:p>
              </table:table-cell>
              <table:table-cell office:value-type="float" office:value="1137297.6264">
                <text:p>1137297.6264</text:p>
              </table:table-cell>
              <table:table-cell office:value-type="float" office:value="-81419.6264">
                <text:p>-81419.6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5543">
                <text:p>255543</text:p>
              </table:table-cell>
              <table:table-cell office:value-type="float" office:value="552768.1538">
                <text:p>552768.1538</text:p>
              </table:table-cell>
              <table:table-cell office:value-type="float" office:value="730601.4723">
                <text:p>730601.4723</text:p>
              </table:table-cell>
              <table:table-cell office:value-type="float" office:value="374934.8353">
                <text:p>374934.8353</text:p>
              </table:table-cell>
              <table:table-cell office:value-type="float" office:value="908434.7908">
                <text:p>908434.7908</text:p>
              </table:table-cell>
              <table:table-cell office:value-type="float" office:value="197101.5169">
                <text:p>197101.5169</text:p>
              </table:table-cell>
              <table:table-cell office:value-type="float" office:value="1086268.1093">
                <text:p>1086268.1093</text:p>
              </table:table-cell>
              <table:table-cell office:value-type="float" office:value="19268.1984">
                <text:p>19268.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21437">
                <text:p>621437</text:p>
              </table:table-cell>
              <table:table-cell office:value-type="float" office:value="528261.5385">
                <text:p>528261.5385</text:p>
              </table:table-cell>
              <table:table-cell office:value-type="float" office:value="723960.14">
                <text:p>723960.14</text:p>
              </table:table-cell>
              <table:table-cell office:value-type="float" office:value="332562.9369">
                <text:p>332562.9369</text:p>
              </table:table-cell>
              <table:table-cell office:value-type="float" office:value="919658.7416">
                <text:p>919658.7416</text:p>
              </table:table-cell>
              <table:table-cell office:value-type="float" office:value="136864.3354">
                <text:p>136864.3354</text:p>
              </table:table-cell>
              <table:table-cell office:value-type="float" office:value="1115357.3431">
                <text:p>1115357.3431</text:p>
              </table:table-cell>
              <table:table-cell office:value-type="float" office:value="-58834.2662">
                <text:p>-58834.2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37701">
                <text:p>737701</text:p>
              </table:table-cell>
              <table:table-cell office:value-type="float" office:value="520579.3077">
                <text:p>520579.3077</text:p>
              </table:table-cell>
              <table:table-cell office:value-type="float" office:value="709925.4628">
                <text:p>709925.4628</text:p>
              </table:table-cell>
              <table:table-cell office:value-type="float" office:value="331233.1526">
                <text:p>331233.1526</text:p>
              </table:table-cell>
              <table:table-cell office:value-type="float" office:value="899271.618">
                <text:p>899271.618</text:p>
              </table:table-cell>
              <table:table-cell office:value-type="float" office:value="141886.9974">
                <text:p>141886.9974</text:p>
              </table:table-cell>
              <table:table-cell office:value-type="float" office:value="1088617.7731">
                <text:p>1088617.7731</text:p>
              </table:table-cell>
              <table:table-cell office:value-type="float" office:value="-47459.1577">
                <text:p>-47459.1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7441">
                <text:p>167441</text:p>
              </table:table-cell>
              <table:table-cell office:value-type="float" office:value="515140.6154">
                <text:p>515140.6154</text:p>
              </table:table-cell>
              <table:table-cell office:value-type="float" office:value="696372.0148">
                <text:p>696372.0148</text:p>
              </table:table-cell>
              <table:table-cell office:value-type="float" office:value="333909.216">
                <text:p>333909.216</text:p>
              </table:table-cell>
              <table:table-cell office:value-type="float" office:value="877603.4142">
                <text:p>877603.4142</text:p>
              </table:table-cell>
              <table:table-cell office:value-type="float" office:value="152677.8166">
                <text:p>152677.8166</text:p>
              </table:table-cell>
              <table:table-cell office:value-type="float" office:value="1058834.8135">
                <text:p>1058834.8135</text:p>
              </table:table-cell>
              <table:table-cell office:value-type="float" office:value="-28553.5828">
                <text:p>-28553.5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85977">
                <text:p>585977</text:p>
              </table:table-cell>
              <table:table-cell office:value-type="float" office:value="471417.8462">
                <text:p>471417.8462</text:p>
              </table:table-cell>
              <table:table-cell office:value-type="float" office:value="663223.7643">
                <text:p>663223.7643</text:p>
              </table:table-cell>
              <table:table-cell office:value-type="float" office:value="279611.928">
                <text:p>279611.928</text:p>
              </table:table-cell>
              <table:table-cell office:value-type="float" office:value="855029.6824">
                <text:p>855029.6824</text:p>
              </table:table-cell>
              <table:table-cell office:value-type="float" office:value="87806.0099">
                <text:p>87806.0099</text:p>
              </table:table-cell>
              <table:table-cell office:value-type="float" office:value="1046835.6005">
                <text:p>1046835.6005</text:p>
              </table:table-cell>
              <table:table-cell office:value-type="float" office:value="-103999.9082">
                <text:p>-103999.9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68247">
                <text:p>668247</text:p>
              </table:table-cell>
              <table:table-cell office:value-type="float" office:value="483659">
                <text:p>483659</text:p>
              </table:table-cell>
              <table:table-cell office:value-type="float" office:value="677450.7526">
                <text:p>677450.7526</text:p>
              </table:table-cell>
              <table:table-cell office:value-type="float" office:value="289867.2474">
                <text:p>289867.2474</text:p>
              </table:table-cell>
              <table:table-cell office:value-type="float" office:value="871242.5051">
                <text:p>871242.5051</text:p>
              </table:table-cell>
              <table:table-cell office:value-type="float" office:value="96075.4949">
                <text:p>96075.4949</text:p>
              </table:table-cell>
              <table:table-cell office:value-type="float" office:value="1065034.2577">
                <text:p>1065034.2577</text:p>
              </table:table-cell>
              <table:table-cell office:value-type="float" office:value="-97716.2577">
                <text:p>-97716.2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15742">
                <text:p>415742</text:p>
              </table:table-cell>
              <table:table-cell office:value-type="float" office:value="518675.3077">
                <text:p>518675.3077</text:p>
              </table:table-cell>
              <table:table-cell office:value-type="float" office:value="700233.0252">
                <text:p>700233.0252</text:p>
              </table:table-cell>
              <table:table-cell office:value-type="float" office:value="337117.5902">
                <text:p>337117.5902</text:p>
              </table:table-cell>
              <table:table-cell office:value-type="float" office:value="881790.7426">
                <text:p>881790.7426</text:p>
              </table:table-cell>
              <table:table-cell office:value-type="float" office:value="155559.8728">
                <text:p>155559.8728</text:p>
              </table:table-cell>
              <table:table-cell office:value-type="float" office:value="1063348.4601">
                <text:p>1063348.4601</text:p>
              </table:table-cell>
              <table:table-cell office:value-type="float" office:value="-25997.8447">
                <text:p>-25997.8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27229">
                <text:p>727229</text:p>
              </table:table-cell>
              <table:table-cell office:value-type="float" office:value="526946">
                <text:p>526946</text:p>
              </table:table-cell>
              <table:table-cell office:value-type="float" office:value="700385.3008">
                <text:p>700385.3008</text:p>
              </table:table-cell>
              <table:table-cell office:value-type="float" office:value="353506.6992">
                <text:p>353506.6992</text:p>
              </table:table-cell>
              <table:table-cell office:value-type="float" office:value="873824.6016">
                <text:p>873824.6016</text:p>
              </table:table-cell>
              <table:table-cell office:value-type="float" office:value="180067.3984">
                <text:p>180067.3984</text:p>
              </table:table-cell>
              <table:table-cell office:value-type="float" office:value="1047263.9024">
                <text:p>1047263.9024</text:p>
              </table:table-cell>
              <table:table-cell office:value-type="float" office:value="6628.0976">
                <text:p>6628.0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8148">
                <text:p>338148</text:p>
              </table:table-cell>
              <table:table-cell office:value-type="float" office:value="546499.0769">
                <text:p>546499.0769</text:p>
              </table:table-cell>
              <table:table-cell office:value-type="float" office:value="727517.3567">
                <text:p>727517.3567</text:p>
              </table:table-cell>
              <table:table-cell office:value-type="float" office:value="365480.7971">
                <text:p>365480.7971</text:p>
              </table:table-cell>
              <table:table-cell office:value-type="float" office:value="908535.6366">
                <text:p>908535.6366</text:p>
              </table:table-cell>
              <table:table-cell office:value-type="float" office:value="184462.5173">
                <text:p>184462.5173</text:p>
              </table:table-cell>
              <table:table-cell office:value-type="float" office:value="1089553.9164">
                <text:p>1089553.9164</text:p>
              </table:table-cell>
              <table:table-cell office:value-type="float" office:value="3444.2375">
                <text:p>3444.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98395">
                <text:p>398395</text:p>
              </table:table-cell>
              <table:table-cell office:value-type="float" office:value="529712.3846">
                <text:p>529712.3846</text:p>
              </table:table-cell>
              <table:table-cell office:value-type="float" office:value="719637.9708">
                <text:p>719637.9708</text:p>
              </table:table-cell>
              <table:table-cell office:value-type="float" office:value="339786.7984">
                <text:p>339786.7984</text:p>
              </table:table-cell>
              <table:table-cell office:value-type="float" office:value="909563.557">
                <text:p>909563.557</text:p>
              </table:table-cell>
              <table:table-cell office:value-type="float" office:value="149861.2123">
                <text:p>149861.2123</text:p>
              </table:table-cell>
              <table:table-cell office:value-type="float" office:value="1099489.1432">
                <text:p>1099489.1432</text:p>
              </table:table-cell>
              <table:table-cell office:value-type="float" office:value="-40064.3739">
                <text:p>-40064.3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77948">
                <text:p>677948</text:p>
              </table:table-cell>
              <table:table-cell office:value-type="float" office:value="518124.3077">
                <text:p>518124.3077</text:p>
              </table:table-cell>
              <table:table-cell office:value-type="float" office:value="711339.5918">
                <text:p>711339.5918</text:p>
              </table:table-cell>
              <table:table-cell office:value-type="float" office:value="324909.0235">
                <text:p>324909.0235</text:p>
              </table:table-cell>
              <table:table-cell office:value-type="float" office:value="904554.876">
                <text:p>904554.876</text:p>
              </table:table-cell>
              <table:table-cell office:value-type="float" office:value="131693.7394">
                <text:p>131693.7394</text:p>
              </table:table-cell>
              <table:table-cell office:value-type="float" office:value="1097770.1601">
                <text:p>1097770.1601</text:p>
              </table:table-cell>
              <table:table-cell office:value-type="float" office:value="-61521.5448">
                <text:p>-61521.5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53787">
                <text:p>653787</text:p>
              </table:table-cell>
              <table:table-cell office:value-type="float" office:value="510201.9231">
                <text:p>510201.9231</text:p>
              </table:table-cell>
              <table:table-cell office:value-type="float" office:value="693605.3646">
                <text:p>693605.3646</text:p>
              </table:table-cell>
              <table:table-cell office:value-type="float" office:value="326798.4816">
                <text:p>326798.4816</text:p>
              </table:table-cell>
              <table:table-cell office:value-type="float" office:value="877008.806">
                <text:p>877008.806</text:p>
              </table:table-cell>
              <table:table-cell office:value-type="float" office:value="143395.0401">
                <text:p>143395.0401</text:p>
              </table:table-cell>
              <table:table-cell office:value-type="float" office:value="1060412.2475">
                <text:p>1060412.2475</text:p>
              </table:table-cell>
              <table:table-cell office:value-type="float" office:value="-40008.4014">
                <text:p>-40008.4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50538">
                <text:p>650538</text:p>
              </table:table-cell>
              <table:table-cell office:value-type="float" office:value="520790.5385">
                <text:p>520790.5385</text:p>
              </table:table-cell>
              <table:table-cell office:value-type="float" office:value="708488.389">
                <text:p>708488.389</text:p>
              </table:table-cell>
              <table:table-cell office:value-type="float" office:value="333092.688">
                <text:p>333092.688</text:p>
              </table:table-cell>
              <table:table-cell office:value-type="float" office:value="896186.2395">
                <text:p>896186.2395</text:p>
              </table:table-cell>
              <table:table-cell office:value-type="float" office:value="145394.8375">
                <text:p>145394.8375</text:p>
              </table:table-cell>
              <table:table-cell office:value-type="float" office:value="1083884.09">
                <text:p>1083884.09</text:p>
              </table:table-cell>
              <table:table-cell office:value-type="float" office:value="-42303.0131">
                <text:p>-42303.0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62722">
                <text:p>662722</text:p>
              </table:table-cell>
              <table:table-cell office:value-type="float" office:value="530625.6154">
                <text:p>530625.6154</text:p>
              </table:table-cell>
              <table:table-cell office:value-type="float" office:value="721749.2991">
                <text:p>721749.2991</text:p>
              </table:table-cell>
              <table:table-cell office:value-type="float" office:value="339501.9317">
                <text:p>339501.9317</text:p>
              </table:table-cell>
              <table:table-cell office:value-type="float" office:value="912872.9827">
                <text:p>912872.9827</text:p>
              </table:table-cell>
              <table:table-cell office:value-type="float" office:value="148378.248">
                <text:p>148378.248</text:p>
              </table:table-cell>
              <table:table-cell office:value-type="float" office:value="1103996.6664">
                <text:p>1103996.6664</text:p>
              </table:table-cell>
              <table:table-cell office:value-type="float" office:value="-42745.4357">
                <text:p>-42745.4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51391">
                <text:p>751391</text:p>
              </table:table-cell>
              <table:table-cell office:value-type="float" office:value="561947.0769">
                <text:p>561947.0769</text:p>
              </table:table-cell>
              <table:table-cell office:value-type="float" office:value="736914.8639">
                <text:p>736914.8639</text:p>
              </table:table-cell>
              <table:table-cell office:value-type="float" office:value="386979.29">
                <text:p>386979.29</text:p>
              </table:table-cell>
              <table:table-cell office:value-type="float" office:value="911882.6509">
                <text:p>911882.6509</text:p>
              </table:table-cell>
              <table:table-cell office:value-type="float" office:value="212011.503">
                <text:p>212011.503</text:p>
              </table:table-cell>
              <table:table-cell office:value-type="float" office:value="1086850.4378">
                <text:p>1086850.4378</text:p>
              </table:table-cell>
              <table:table-cell office:value-type="float" office:value="37043.716">
                <text:p>37043.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84967">
                <text:p>684967</text:p>
              </table:table-cell>
              <table:table-cell office:value-type="float" office:value="571943.5385">
                <text:p>571943.5385</text:p>
              </table:table-cell>
              <table:table-cell office:value-type="float" office:value="754155.7743">
                <text:p>754155.7743</text:p>
              </table:table-cell>
              <table:table-cell office:value-type="float" office:value="389731.3026">
                <text:p>389731.3026</text:p>
              </table:table-cell>
              <table:table-cell office:value-type="float" office:value="936368.0101">
                <text:p>936368.0101</text:p>
              </table:table-cell>
              <table:table-cell office:value-type="float" office:value="207519.0668">
                <text:p>207519.0668</text:p>
              </table:table-cell>
              <table:table-cell office:value-type="float" office:value="1118580.2459">
                <text:p>1118580.2459</text:p>
              </table:table-cell>
              <table:table-cell office:value-type="float" office:value="25306.831">
                <text:p>25306.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94758">
                <text:p>494758</text:p>
              </table:table-cell>
              <table:table-cell office:value-type="float" office:value="567887.0769">
                <text:p>567887.0769</text:p>
              </table:table-cell>
              <table:table-cell office:value-type="float" office:value="746656.1179">
                <text:p>746656.1179</text:p>
              </table:table-cell>
              <table:table-cell office:value-type="float" office:value="389118.036">
                <text:p>389118.036</text:p>
              </table:table-cell>
              <table:table-cell office:value-type="float" office:value="925425.1588">
                <text:p>925425.1588</text:p>
              </table:table-cell>
              <table:table-cell office:value-type="float" office:value="210348.9951">
                <text:p>210348.9951</text:p>
              </table:table-cell>
              <table:table-cell office:value-type="float" office:value="1104194.1997">
                <text:p>1104194.1997</text:p>
              </table:table-cell>
              <table:table-cell office:value-type="float" office:value="31579.9541">
                <text:p>31579.9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00284">
                <text:p>500284</text:p>
              </table:table-cell>
              <table:table-cell office:value-type="float" office:value="593065.3077">
                <text:p>593065.3077</text:p>
              </table:table-cell>
              <table:table-cell office:value-type="float" office:value="728542.8515">
                <text:p>728542.8515</text:p>
              </table:table-cell>
              <table:table-cell office:value-type="float" office:value="457587.7639">
                <text:p>457587.7639</text:p>
              </table:table-cell>
              <table:table-cell office:value-type="float" office:value="864020.3952">
                <text:p>864020.3952</text:p>
              </table:table-cell>
              <table:table-cell office:value-type="float" office:value="322110.2202">
                <text:p>322110.2202</text:p>
              </table:table-cell>
              <table:table-cell office:value-type="float" office:value="999497.939">
                <text:p>999497.939</text:p>
              </table:table-cell>
              <table:table-cell office:value-type="float" office:value="186632.6764">
                <text:p>186632.6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75128">
                <text:p>775128</text:p>
              </table:table-cell>
              <table:table-cell office:value-type="float" office:value="586473.5385">
                <text:p>586473.5385</text:p>
              </table:table-cell>
              <table:table-cell office:value-type="float" office:value="724387.5324">
                <text:p>724387.5324</text:p>
              </table:table-cell>
              <table:table-cell office:value-type="float" office:value="448559.5445">
                <text:p>448559.5445</text:p>
              </table:table-cell>
              <table:table-cell office:value-type="float" office:value="862301.5264">
                <text:p>862301.5264</text:p>
              </table:table-cell>
              <table:table-cell office:value-type="float" office:value="310645.5505">
                <text:p>310645.5505</text:p>
              </table:table-cell>
              <table:table-cell office:value-type="float" office:value="1000215.5204">
                <text:p>1000215.5204</text:p>
              </table:table-cell>
              <table:table-cell office:value-type="float" office:value="172731.5565">
                <text:p>172731.5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76588">
                <text:p>276588</text:p>
              </table:table-cell>
              <table:table-cell office:value-type="float" office:value="594695.1538">
                <text:p>594695.1538</text:p>
              </table:table-cell>
              <table:table-cell office:value-type="float" office:value="740830.9666">
                <text:p>740830.9666</text:p>
              </table:table-cell>
              <table:table-cell office:value-type="float" office:value="448559.3411">
                <text:p>448559.3411</text:p>
              </table:table-cell>
              <table:table-cell office:value-type="float" office:value="886966.7793">
                <text:p>886966.7793</text:p>
              </table:table-cell>
              <table:table-cell office:value-type="float" office:value="302423.5284">
                <text:p>302423.5284</text:p>
              </table:table-cell>
              <table:table-cell office:value-type="float" office:value="1033102.5921">
                <text:p>1033102.5921</text:p>
              </table:table-cell>
              <table:table-cell office:value-type="float" office:value="156287.7156">
                <text:p>156287.7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98363">
                <text:p>798363</text:p>
              </table:table-cell>
              <table:table-cell office:value-type="float" office:value="583991">
                <text:p>583991</text:p>
              </table:table-cell>
              <table:table-cell office:value-type="float" office:value="748294.2038">
                <text:p>748294.2038</text:p>
              </table:table-cell>
              <table:table-cell office:value-type="float" office:value="419687.7962">
                <text:p>419687.7962</text:p>
              </table:table-cell>
              <table:table-cell office:value-type="float" office:value="912597.4076">
                <text:p>912597.4076</text:p>
              </table:table-cell>
              <table:table-cell office:value-type="float" office:value="255384.5924">
                <text:p>255384.5924</text:p>
              </table:table-cell>
              <table:table-cell office:value-type="float" office:value="1076900.6115">
                <text:p>1076900.6115</text:p>
              </table:table-cell>
              <table:table-cell office:value-type="float" office:value="91081.3885">
                <text:p>91081.3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03941.75">
                <text:p>203941.75</text:p>
              </table:table-cell>
              <table:table-cell office:value-type="float" office:value="589462.8462">
                <text:p>589462.8462</text:p>
              </table:table-cell>
              <table:table-cell office:value-type="float" office:value="760000.1121">
                <text:p>760000.1121</text:p>
              </table:table-cell>
              <table:table-cell office:value-type="float" office:value="418925.5802">
                <text:p>418925.5802</text:p>
              </table:table-cell>
              <table:table-cell office:value-type="float" office:value="930537.378">
                <text:p>930537.378</text:p>
              </table:table-cell>
              <table:table-cell office:value-type="float" office:value="248388.3143">
                <text:p>248388.3143</text:p>
              </table:table-cell>
              <table:table-cell office:value-type="float" office:value="1101074.644">
                <text:p>1101074.644</text:p>
              </table:table-cell>
              <table:table-cell office:value-type="float" office:value="77851.0483">
                <text:p>77851.0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18432">
                <text:p>218432</text:p>
              </table:table-cell>
              <table:table-cell office:value-type="float" office:value="579139.2885">
                <text:p>579139.2885</text:p>
              </table:table-cell>
              <table:table-cell office:value-type="float" office:value="769112.3977">
                <text:p>769112.3977</text:p>
              </table:table-cell>
              <table:table-cell office:value-type="float" office:value="389166.1793">
                <text:p>389166.1793</text:p>
              </table:table-cell>
              <table:table-cell office:value-type="float" office:value="959085.5068">
                <text:p>959085.5068</text:p>
              </table:table-cell>
              <table:table-cell office:value-type="float" office:value="199193.0701">
                <text:p>199193.0701</text:p>
              </table:table-cell>
              <table:table-cell office:value-type="float" office:value="1149058.616">
                <text:p>1149058.616</text:p>
              </table:table-cell>
              <table:table-cell office:value-type="float" office:value="9219.9609">
                <text:p>9219.9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98186.5">
                <text:p>198186.5</text:p>
              </table:table-cell>
              <table:table-cell office:value-type="float" office:value="565295.9808">
                <text:p>565295.9808</text:p>
              </table:table-cell>
              <table:table-cell office:value-type="float" office:value="775063.1838">
                <text:p>775063.1838</text:p>
              </table:table-cell>
              <table:table-cell office:value-type="float" office:value="355528.7778">
                <text:p>355528.7778</text:p>
              </table:table-cell>
              <table:table-cell office:value-type="float" office:value="984830.3868">
                <text:p>984830.3868</text:p>
              </table:table-cell>
              <table:table-cell office:value-type="float" office:value="145761.5747">
                <text:p>145761.5747</text:p>
              </table:table-cell>
              <table:table-cell office:value-type="float" office:value="1194597.5898">
                <text:p>1194597.5898</text:p>
              </table:table-cell>
              <table:table-cell office:value-type="float" office:value="-64005.6283">
                <text:p>-64005.6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6801.25">
                <text:p>86801.25</text:p>
              </table:table-cell>
              <table:table-cell office:value-type="float" office:value="528391.25">
                <text:p>528391.25</text:p>
              </table:table-cell>
              <table:table-cell office:value-type="float" office:value="757956.1969">
                <text:p>757956.1969</text:p>
              </table:table-cell>
              <table:table-cell office:value-type="float" office:value="298826.3031">
                <text:p>298826.3031</text:p>
              </table:table-cell>
              <table:table-cell office:value-type="float" office:value="987521.1437">
                <text:p>987521.1437</text:p>
              </table:table-cell>
              <table:table-cell office:value-type="float" office:value="69261.3563">
                <text:p>69261.3563</text:p>
              </table:table-cell>
              <table:table-cell office:value-type="float" office:value="1217086.0906">
                <text:p>1217086.0906</text:p>
              </table:table-cell>
              <table:table-cell office:value-type="float" office:value="-160303.5906">
                <text:p>-160303.5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77714">
                <text:p>177714</text:p>
              </table:table-cell>
              <table:table-cell office:value-type="float" office:value="484776.9615">
                <text:p>484776.9615</text:p>
              </table:table-cell>
              <table:table-cell office:value-type="float" office:value="740861.2139">
                <text:p>740861.2139</text:p>
              </table:table-cell>
              <table:table-cell office:value-type="float" office:value="228692.7091">
                <text:p>228692.7091</text:p>
              </table:table-cell>
              <table:table-cell office:value-type="float" office:value="996945.4663">
                <text:p>996945.4663</text:p>
              </table:table-cell>
              <table:table-cell office:value-type="float" office:value="-27391.5433">
                <text:p>-27391.5433</text:p>
              </table:table-cell>
              <table:table-cell office:value-type="float" office:value="1253029.7187">
                <text:p>1253029.7187</text:p>
              </table:table-cell>
              <table:table-cell office:value-type="float" office:value="-283475.7957">
                <text:p>-283475.7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16302.25">
                <text:p>216302.25</text:p>
              </table:table-cell>
              <table:table-cell office:value-type="float" office:value="448405.8846">
                <text:p>448405.8846</text:p>
              </table:table-cell>
              <table:table-cell office:value-type="float" office:value="712439.2718">
                <text:p>712439.2718</text:p>
              </table:table-cell>
              <table:table-cell office:value-type="float" office:value="184372.4975">
                <text:p>184372.4975</text:p>
              </table:table-cell>
              <table:table-cell office:value-type="float" office:value="976472.6589">
                <text:p>976472.6589</text:p>
              </table:table-cell>
              <table:table-cell office:value-type="float" office:value="-79660.8897">
                <text:p>-79660.8897</text:p>
              </table:table-cell>
              <table:table-cell office:value-type="float" office:value="1240506.046">
                <text:p>1240506.046</text:p>
              </table:table-cell>
              <table:table-cell office:value-type="float" office:value="-343694.2768">
                <text:p>-343694.2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7526.25">
                <text:p>77526.25</text:p>
              </table:table-cell>
              <table:table-cell office:value-type="float" office:value="414065.9038">
                <text:p>414065.9038</text:p>
              </table:table-cell>
              <table:table-cell office:value-type="float" office:value="676930.6042">
                <text:p>676930.6042</text:p>
              </table:table-cell>
              <table:table-cell office:value-type="float" office:value="151201.2034">
                <text:p>151201.2034</text:p>
              </table:table-cell>
              <table:table-cell office:value-type="float" office:value="939795.3046">
                <text:p>939795.3046</text:p>
              </table:table-cell>
              <table:table-cell office:value-type="float" office:value="-111663.4969">
                <text:p>-111663.4969</text:p>
              </table:table-cell>
              <table:table-cell office:value-type="float" office:value="1202660.005">
                <text:p>1202660.005</text:p>
              </table:table-cell>
              <table:table-cell office:value-type="float" office:value="-374528.1973">
                <text:p>-374528.1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92817.75">
                <text:p>192817.75</text:p>
              </table:table-cell>
              <table:table-cell office:value-type="float" office:value="362230.1538">
                <text:p>362230.1538</text:p>
              </table:table-cell>
              <table:table-cell office:value-type="float" office:value="619412.7482">
                <text:p>619412.7482</text:p>
              </table:table-cell>
              <table:table-cell office:value-type="float" office:value="105047.5595">
                <text:p>105047.5595</text:p>
              </table:table-cell>
              <table:table-cell office:value-type="float" office:value="876595.3425">
                <text:p>876595.3425</text:p>
              </table:table-cell>
              <table:table-cell office:value-type="float" office:value="-152135.0348">
                <text:p>-152135.0348</text:p>
              </table:table-cell>
              <table:table-cell office:value-type="float" office:value="1133777.9369">
                <text:p>1133777.9369</text:p>
              </table:table-cell>
              <table:table-cell office:value-type="float" office:value="-409317.6292">
                <text:p>-409317.6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5946.75">
                <text:p>95946.75</text:p>
              </table:table-cell>
              <table:table-cell office:value-type="float" office:value="324372.5192">
                <text:p>324372.5192</text:p>
              </table:table-cell>
              <table:table-cell office:value-type="float" office:value="565830.6809">
                <text:p>565830.6809</text:p>
              </table:table-cell>
              <table:table-cell office:value-type="float" office:value="82914.3575">
                <text:p>82914.3575</text:p>
              </table:table-cell>
              <table:table-cell office:value-type="float" office:value="807288.8426">
                <text:p>807288.8426</text:p>
              </table:table-cell>
              <table:table-cell office:value-type="float" office:value="-158543.8042">
                <text:p>-158543.8042</text:p>
              </table:table-cell>
              <table:table-cell office:value-type="float" office:value="1048747.0043">
                <text:p>1048747.0043</text:p>
              </table:table-cell>
              <table:table-cell office:value-type="float" office:value="-400001.9659">
                <text:p>-400001.9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1320.75">
                <text:p>111320.75</text:p>
              </table:table-cell>
              <table:table-cell office:value-type="float" office:value="293694.7308">
                <text:p>293694.7308</text:p>
              </table:table-cell>
              <table:table-cell office:value-type="float" office:value="537028.6918">
                <text:p>537028.6918</text:p>
              </table:table-cell>
              <table:table-cell office:value-type="float" office:value="50360.7697">
                <text:p>50360.7697</text:p>
              </table:table-cell>
              <table:table-cell office:value-type="float" office:value="780362.6528">
                <text:p>780362.6528</text:p>
              </table:table-cell>
              <table:table-cell office:value-type="float" office:value="-192973.1913">
                <text:p>-192973.1913</text:p>
              </table:table-cell>
              <table:table-cell office:value-type="float" office:value="1023696.6138">
                <text:p>1023696.6138</text:p>
              </table:table-cell>
              <table:table-cell office:value-type="float" office:value="-436307.1523">
                <text:p>-436307.1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3693.25">
                <text:p>83693.25</text:p>
              </table:table-cell>
              <table:table-cell office:value-type="float" office:value="263774.4808">
                <text:p>263774.4808</text:p>
              </table:table-cell>
              <table:table-cell office:value-type="float" office:value="503475.7296">
                <text:p>503475.7296</text:p>
              </table:table-cell>
              <table:table-cell office:value-type="float" office:value="24073.232">
                <text:p>24073.232</text:p>
              </table:table-cell>
              <table:table-cell office:value-type="float" office:value="743176.9783">
                <text:p>743176.9783</text:p>
              </table:table-cell>
              <table:table-cell office:value-type="float" office:value="-215628.0168">
                <text:p>-215628.0168</text:p>
              </table:table-cell>
              <table:table-cell office:value-type="float" office:value="982878.2271">
                <text:p>982878.2271</text:p>
              </table:table-cell>
              <table:table-cell office:value-type="float" office:value="-455329.2656">
                <text:p>-455329.2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71866">
                <text:p>171866</text:p>
              </table:table-cell>
              <table:table-cell office:value-type="float" office:value="210587.1923">
                <text:p>210587.1923</text:p>
              </table:table-cell>
              <table:table-cell office:value-type="float" office:value="398481.567">
                <text:p>398481.567</text:p>
              </table:table-cell>
              <table:table-cell office:value-type="float" office:value="22692.8176">
                <text:p>22692.8176</text:p>
              </table:table-cell>
              <table:table-cell office:value-type="float" office:value="586375.9417">
                <text:p>586375.9417</text:p>
              </table:table-cell>
              <table:table-cell office:value-type="float" office:value="-165201.5571">
                <text:p>-165201.5571</text:p>
              </table:table-cell>
              <table:table-cell office:value-type="float" office:value="774270.3165">
                <text:p>774270.3165</text:p>
              </table:table-cell>
              <table:table-cell office:value-type="float" office:value="-353095.9318">
                <text:p>-353095.9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15094.5">
                <text:p>115094.5</text:p>
              </table:table-cell>
              <table:table-cell office:value-type="float" office:value="202531.6538">
                <text:p>202531.6538</text:p>
              </table:table-cell>
              <table:table-cell office:value-type="float" office:value="389603.6508">
                <text:p>389603.6508</text:p>
              </table:table-cell>
              <table:table-cell office:value-type="float" office:value="15459.6569">
                <text:p>15459.6569</text:p>
              </table:table-cell>
              <table:table-cell office:value-type="float" office:value="576675.6478">
                <text:p>576675.6478</text:p>
              </table:table-cell>
              <table:table-cell office:value-type="float" office:value="-171612.3401">
                <text:p>-171612.3401</text:p>
              </table:table-cell>
              <table:table-cell office:value-type="float" office:value="763747.6448">
                <text:p>763747.6448</text:p>
              </table:table-cell>
              <table:table-cell office:value-type="float" office:value="-358684.3371">
                <text:p>-358684.3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13879">
                <text:p>113879</text:p>
              </table:table-cell>
              <table:table-cell office:value-type="float" office:value="149972.5385">
                <text:p>149972.5385</text:p>
              </table:table-cell>
              <table:table-cell office:value-type="float" office:value="205251.7234">
                <text:p>205251.7234</text:p>
              </table:table-cell>
              <table:table-cell office:value-type="float" office:value="94693.3535">
                <text:p>94693.3535</text:p>
              </table:table-cell>
              <table:table-cell office:value-type="float" office:value="260530.9084">
                <text:p>260530.9084</text:p>
              </table:table-cell>
              <table:table-cell office:value-type="float" office:value="39414.1685">
                <text:p>39414.1685</text:p>
              </table:table-cell>
              <table:table-cell office:value-type="float" office:value="315810.0934">
                <text:p>315810.0934</text:p>
              </table:table-cell>
              <table:table-cell office:value-type="float" office:value="-15865.0165">
                <text:p>-15865.0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39953.75">
                <text:p>139953.75</text:p>
              </table:table-cell>
              <table:table-cell office:value-type="float" office:value="143044.6346">
                <text:p>143044.6346</text:p>
              </table:table-cell>
              <table:table-cell office:value-type="float" office:value="196613.5786">
                <text:p>196613.5786</text:p>
              </table:table-cell>
              <table:table-cell office:value-type="float" office:value="89475.6906">
                <text:p>89475.6906</text:p>
              </table:table-cell>
              <table:table-cell office:value-type="float" office:value="250182.5226">
                <text:p>250182.5226</text:p>
              </table:table-cell>
              <table:table-cell office:value-type="float" office:value="35906.7466">
                <text:p>35906.7466</text:p>
              </table:table-cell>
              <table:table-cell office:value-type="float" office:value="303751.4667">
                <text:p>303751.4667</text:p>
              </table:table-cell>
              <table:table-cell office:value-type="float" office:value="-17662.1974">
                <text:p>-17662.1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44080.75">
                <text:p>144080.75</text:p>
              </table:table-cell>
              <table:table-cell office:value-type="float" office:value="137007.8462">
                <text:p>137007.8462</text:p>
              </table:table-cell>
              <table:table-cell office:value-type="float" office:value="185560.3292">
                <text:p>185560.3292</text:p>
              </table:table-cell>
              <table:table-cell office:value-type="float" office:value="88455.3632">
                <text:p>88455.3632</text:p>
              </table:table-cell>
              <table:table-cell office:value-type="float" office:value="234112.8122">
                <text:p>234112.8122</text:p>
              </table:table-cell>
              <table:table-cell office:value-type="float" office:value="39902.8802">
                <text:p>39902.8802</text:p>
              </table:table-cell>
              <table:table-cell office:value-type="float" office:value="282665.2952">
                <text:p>282665.2952</text:p>
              </table:table-cell>
              <table:table-cell office:value-type="float" office:value="-8649.6028">
                <text:p>-8649.6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17880.25">
                <text:p>117880.25</text:p>
              </table:table-cell>
              <table:table-cell office:value-type="float" office:value="132845.8654">
                <text:p>132845.8654</text:p>
              </table:table-cell>
              <table:table-cell office:value-type="float" office:value="177910.7579">
                <text:p>177910.7579</text:p>
              </table:table-cell>
              <table:table-cell office:value-type="float" office:value="87780.9729">
                <text:p>87780.9729</text:p>
              </table:table-cell>
              <table:table-cell office:value-type="float" office:value="222975.6504">
                <text:p>222975.6504</text:p>
              </table:table-cell>
              <table:table-cell office:value-type="float" office:value="42716.0803">
                <text:p>42716.0803</text:p>
              </table:table-cell>
              <table:table-cell office:value-type="float" office:value="268040.543">
                <text:p>268040.543</text:p>
              </table:table-cell>
              <table:table-cell office:value-type="float" office:value="-2348.8122">
                <text:p>-2348.8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86137.5">
                <text:p>186137.5</text:p>
              </table:table-cell>
              <table:table-cell office:value-type="float" office:value="135236.5577">
                <text:p>135236.5577</text:p>
              </table:table-cell>
              <table:table-cell office:value-type="float" office:value="178441.2036">
                <text:p>178441.2036</text:p>
              </table:table-cell>
              <table:table-cell office:value-type="float" office:value="92031.9118">
                <text:p>92031.9118</text:p>
              </table:table-cell>
              <table:table-cell office:value-type="float" office:value="221645.8496">
                <text:p>221645.8496</text:p>
              </table:table-cell>
              <table:table-cell office:value-type="float" office:value="48827.2658">
                <text:p>48827.2658</text:p>
              </table:table-cell>
              <table:table-cell office:value-type="float" office:value="264850.4955">
                <text:p>264850.4955</text:p>
              </table:table-cell>
              <table:table-cell office:value-type="float" office:value="5622.6199">
                <text:p>5622.6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7383.5">
                <text:p>97383.5</text:p>
              </table:table-cell>
              <table:table-cell office:value-type="float" office:value="135884.5192">
                <text:p>135884.5192</text:p>
              </table:table-cell>
              <table:table-cell office:value-type="float" office:value="179836.0189">
                <text:p>179836.0189</text:p>
              </table:table-cell>
              <table:table-cell office:value-type="float" office:value="91933.0196">
                <text:p>91933.0196</text:p>
              </table:table-cell>
              <table:table-cell office:value-type="float" office:value="223787.5186">
                <text:p>223787.5186</text:p>
              </table:table-cell>
              <table:table-cell office:value-type="float" office:value="47981.5199">
                <text:p>47981.5199</text:p>
              </table:table-cell>
              <table:table-cell office:value-type="float" office:value="267739.0183">
                <text:p>267739.0183</text:p>
              </table:table-cell>
              <table:table-cell office:value-type="float" office:value="4030.0202">
                <text:p>4030.0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54964.5">
                <text:p>154964.5</text:p>
              </table:table-cell>
              <table:table-cell office:value-type="float" office:value="126736.9231">
                <text:p>126736.9231</text:p>
              </table:table-cell>
              <table:table-cell office:value-type="float" office:value="164495.2646">
                <text:p>164495.2646</text:p>
              </table:table-cell>
              <table:table-cell office:value-type="float" office:value="88978.5816">
                <text:p>88978.5816</text:p>
              </table:table-cell>
              <table:table-cell office:value-type="float" office:value="202253.6061">
                <text:p>202253.6061</text:p>
              </table:table-cell>
              <table:table-cell office:value-type="float" office:value="51220.24">
                <text:p>51220.24</text:p>
              </table:table-cell>
              <table:table-cell office:value-type="float" office:value="240011.9476">
                <text:p>240011.9476</text:p>
              </table:table-cell>
              <table:table-cell office:value-type="float" office:value="13461.8985">
                <text:p>13461.8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35260.75">
                <text:p>135260.75</text:p>
              </table:table-cell>
              <table:table-cell office:value-type="float" office:value="132693.7115">
                <text:p>132693.7115</text:p>
              </table:table-cell>
              <table:table-cell office:value-type="float" office:value="168075.1223">
                <text:p>168075.1223</text:p>
              </table:table-cell>
              <table:table-cell office:value-type="float" office:value="97312.3008">
                <text:p>97312.3008</text:p>
              </table:table-cell>
              <table:table-cell office:value-type="float" office:value="203456.5331">
                <text:p>203456.5331</text:p>
              </table:table-cell>
              <table:table-cell office:value-type="float" office:value="61930.89">
                <text:p>61930.89</text:p>
              </table:table-cell>
              <table:table-cell office:value-type="float" office:value="238837.9438">
                <text:p>238837.9438</text:p>
              </table:table-cell>
              <table:table-cell office:value-type="float" office:value="26549.4793">
                <text:p>26549.4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9875.75">
                <text:p>99875.75</text:p>
              </table:table-cell>
              <table:table-cell office:value-type="float" office:value="128266.25">
                <text:p>128266.25</text:p>
              </table:table-cell>
              <table:table-cell office:value-type="float" office:value="158760.77">
                <text:p>158760.77</text:p>
              </table:table-cell>
              <table:table-cell office:value-type="float" office:value="97771.73">
                <text:p>97771.73</text:p>
              </table:table-cell>
              <table:table-cell office:value-type="float" office:value="189255.29">
                <text:p>189255.29</text:p>
              </table:table-cell>
              <table:table-cell office:value-type="float" office:value="67277.21">
                <text:p>67277.21</text:p>
              </table:table-cell>
              <table:table-cell office:value-type="float" office:value="219749.81">
                <text:p>219749.81</text:p>
              </table:table-cell>
              <table:table-cell office:value-type="float" office:value="36782.69">
                <text:p>36782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3398.5">
                <text:p>73398.5</text:p>
              </table:table-cell>
              <table:table-cell office:value-type="float" office:value="128568.4808">
                <text:p>128568.4808</text:p>
              </table:table-cell>
              <table:table-cell office:value-type="float" office:value="158733.6814">
                <text:p>158733.6814</text:p>
              </table:table-cell>
              <table:table-cell office:value-type="float" office:value="98403.2801">
                <text:p>98403.2801</text:p>
              </table:table-cell>
              <table:table-cell office:value-type="float" office:value="188898.882">
                <text:p>188898.882</text:p>
              </table:table-cell>
              <table:table-cell office:value-type="float" office:value="68238.0795">
                <text:p>68238.0795</text:p>
              </table:table-cell>
              <table:table-cell office:value-type="float" office:value="219064.0827">
                <text:p>219064.0827</text:p>
              </table:table-cell>
              <table:table-cell office:value-type="float" office:value="38072.8789">
                <text:p>38072.8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52541.5">
                <text:p>152541.5</text:p>
              </table:table-cell>
              <table:table-cell office:value-type="float" office:value="125651.3846">
                <text:p>125651.3846</text:p>
              </table:table-cell>
              <table:table-cell office:value-type="float" office:value="159260.5248">
                <text:p>159260.5248</text:p>
              </table:table-cell>
              <table:table-cell office:value-type="float" office:value="92042.2444">
                <text:p>92042.2444</text:p>
              </table:table-cell>
              <table:table-cell office:value-type="float" office:value="192869.665">
                <text:p>192869.665</text:p>
              </table:table-cell>
              <table:table-cell office:value-type="float" office:value="58433.1042">
                <text:p>58433.1042</text:p>
              </table:table-cell>
              <table:table-cell office:value-type="float" office:value="226478.8052">
                <text:p>226478.8052</text:p>
              </table:table-cell>
              <table:table-cell office:value-type="float" office:value="24823.964">
                <text:p>24823.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86312">
                <text:p>186312</text:p>
              </table:table-cell>
              <table:table-cell office:value-type="float" office:value="130947.4038">
                <text:p>130947.4038</text:p>
              </table:table-cell>
              <table:table-cell office:value-type="float" office:value="162770.9581">
                <text:p>162770.9581</text:p>
              </table:table-cell>
              <table:table-cell office:value-type="float" office:value="99123.8496">
                <text:p>99123.8496</text:p>
              </table:table-cell>
              <table:table-cell office:value-type="float" office:value="194594.5123">
                <text:p>194594.5123</text:p>
              </table:table-cell>
              <table:table-cell office:value-type="float" office:value="67300.2954">
                <text:p>67300.2954</text:p>
              </table:table-cell>
              <table:table-cell office:value-type="float" office:value="226418.0666">
                <text:p>226418.0666</text:p>
              </table:table-cell>
              <table:table-cell office:value-type="float" office:value="35476.7411">
                <text:p>35476.7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23096">
                <text:p>123096</text:p>
              </table:table-cell>
              <table:table-cell office:value-type="float" office:value="132058.6346">
                <text:p>132058.6346</text:p>
              </table:table-cell>
              <table:table-cell office:value-type="float" office:value="165634.0689">
                <text:p>165634.0689</text:p>
              </table:table-cell>
              <table:table-cell office:value-type="float" office:value="98483.2004">
                <text:p>98483.2004</text:p>
              </table:table-cell>
              <table:table-cell office:value-type="float" office:value="199209.5031">
                <text:p>199209.5031</text:p>
              </table:table-cell>
              <table:table-cell office:value-type="float" office:value="64907.7661">
                <text:p>64907.7661</text:p>
              </table:table-cell>
              <table:table-cell office:value-type="float" office:value="232784.9373">
                <text:p>232784.9373</text:p>
              </table:table-cell>
              <table:table-cell office:value-type="float" office:value="31332.3319">
                <text:p>31332.3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47541.75">
                <text:p>147541.75</text:p>
              </table:table-cell>
              <table:table-cell office:value-type="float" office:value="132674.1346">
                <text:p>132674.1346</text:p>
              </table:table-cell>
              <table:table-cell office:value-type="float" office:value="165984.968">
                <text:p>165984.968</text:p>
              </table:table-cell>
              <table:table-cell office:value-type="float" office:value="99363.3012">
                <text:p>99363.3012</text:p>
              </table:table-cell>
              <table:table-cell office:value-type="float" office:value="199295.8014">
                <text:p>199295.8014</text:p>
              </table:table-cell>
              <table:table-cell office:value-type="float" office:value="66052.4679">
                <text:p>66052.4679</text:p>
              </table:table-cell>
              <table:table-cell office:value-type="float" office:value="232606.6348">
                <text:p>232606.6348</text:p>
              </table:table-cell>
              <table:table-cell office:value-type="float" office:value="32741.6345">
                <text:p>32741.6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1037.25">
                <text:p>101037.25</text:p>
              </table:table-cell>
              <table:table-cell office:value-type="float" office:value="135263.5769">
                <text:p>135263.5769</text:p>
              </table:table-cell>
              <table:table-cell office:value-type="float" office:value="168298.8618">
                <text:p>168298.8618</text:p>
              </table:table-cell>
              <table:table-cell office:value-type="float" office:value="102228.292">
                <text:p>102228.292</text:p>
              </table:table-cell>
              <table:table-cell office:value-type="float" office:value="201334.1468">
                <text:p>201334.1468</text:p>
              </table:table-cell>
              <table:table-cell office:value-type="float" office:value="69193.0071">
                <text:p>69193.0071</text:p>
              </table:table-cell>
              <table:table-cell office:value-type="float" office:value="234369.4317">
                <text:p>234369.4317</text:p>
              </table:table-cell>
              <table:table-cell office:value-type="float" office:value="36157.7222">
                <text:p>36157.7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3854">
                <text:p>43854</text:p>
              </table:table-cell>
              <table:table-cell office:value-type="float" office:value="132270">
                <text:p>132270</text:p>
              </table:table-cell>
              <table:table-cell office:value-type="float" office:value="166583.39">
                <text:p>166583.39</text:p>
              </table:table-cell>
              <table:table-cell office:value-type="float" office:value="97956.61">
                <text:p>97956.61</text:p>
              </table:table-cell>
              <table:table-cell office:value-type="float" office:value="200896.78">
                <text:p>200896.78</text:p>
              </table:table-cell>
              <table:table-cell office:value-type="float" office:value="63643.22">
                <text:p>63643.22</text:p>
              </table:table-cell>
              <table:table-cell office:value-type="float" office:value="235210.17">
                <text:p>235210.17</text:p>
              </table:table-cell>
              <table:table-cell office:value-type="float" office:value="29329.83">
                <text:p>29329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0499">
                <text:p>70499</text:p>
              </table:table-cell>
              <table:table-cell office:value-type="float" office:value="124560.25">
                <text:p>124560.25</text:p>
              </table:table-cell>
              <table:table-cell office:value-type="float" office:value="166427.1789">
                <text:p>166427.1789</text:p>
              </table:table-cell>
              <table:table-cell office:value-type="float" office:value="82693.3211">
                <text:p>82693.3211</text:p>
              </table:table-cell>
              <table:table-cell office:value-type="float" office:value="208294.1078">
                <text:p>208294.1078</text:p>
              </table:table-cell>
              <table:table-cell office:value-type="float" office:value="40826.3922">
                <text:p>40826.3922</text:p>
              </table:table-cell>
              <table:table-cell office:value-type="float" office:value="250161.0368">
                <text:p>250161.0368</text:p>
              </table:table-cell>
              <table:table-cell office:value-type="float" office:value="-1040.5368">
                <text:p>-1040.5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24995.5">
                <text:p>124995.5</text:p>
              </table:table-cell>
              <table:table-cell office:value-type="float" office:value="120915.5385">
                <text:p>120915.5385</text:p>
              </table:table-cell>
              <table:table-cell office:value-type="float" office:value="165393.4189">
                <text:p>165393.4189</text:p>
              </table:table-cell>
              <table:table-cell office:value-type="float" office:value="76437.658">
                <text:p>76437.658</text:p>
              </table:table-cell>
              <table:table-cell office:value-type="float" office:value="209871.2994">
                <text:p>209871.2994</text:p>
              </table:table-cell>
              <table:table-cell office:value-type="float" office:value="31959.7775">
                <text:p>31959.7775</text:p>
              </table:table-cell>
              <table:table-cell office:value-type="float" office:value="254349.1799">
                <text:p>254349.1799</text:p>
              </table:table-cell>
              <table:table-cell office:value-type="float" office:value="-12518.1029">
                <text:p>-12518.1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13424.25">
                <text:p>113424.25</text:p>
              </table:table-cell>
              <table:table-cell office:value-type="float" office:value="116212.3077">
                <text:p>116212.3077</text:p>
              </table:table-cell>
              <table:table-cell office:value-type="float" office:value="156227.4705">
                <text:p>156227.4705</text:p>
              </table:table-cell>
              <table:table-cell office:value-type="float" office:value="76197.1448">
                <text:p>76197.1448</text:p>
              </table:table-cell>
              <table:table-cell office:value-type="float" office:value="196242.6334">
                <text:p>196242.6334</text:p>
              </table:table-cell>
              <table:table-cell office:value-type="float" office:value="36181.982">
                <text:p>36181.982</text:p>
              </table:table-cell>
              <table:table-cell office:value-type="float" office:value="236257.7962">
                <text:p>236257.7962</text:p>
              </table:table-cell>
              <table:table-cell office:value-type="float" office:value="-3833.1809">
                <text:p>-3833.1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5410.5">
                <text:p>135410.5</text:p>
              </table:table-cell>
              <table:table-cell office:value-type="float" office:value="117446.2115">
                <text:p>117446.2115</text:p>
              </table:table-cell>
              <table:table-cell office:value-type="float" office:value="157077.8652">
                <text:p>157077.8652</text:p>
              </table:table-cell>
              <table:table-cell office:value-type="float" office:value="77814.5579">
                <text:p>77814.5579</text:p>
              </table:table-cell>
              <table:table-cell office:value-type="float" office:value="196709.5188">
                <text:p>196709.5188</text:p>
              </table:table-cell>
              <table:table-cell office:value-type="float" office:value="38182.9043">
                <text:p>38182.9043</text:p>
              </table:table-cell>
              <table:table-cell office:value-type="float" office:value="236341.1724">
                <text:p>236341.1724</text:p>
              </table:table-cell>
              <table:table-cell office:value-type="float" office:value="-1448.7493">
                <text:p>-1448.7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37034.5">
                <text:p>137034.5</text:p>
              </table:table-cell>
              <table:table-cell office:value-type="float" office:value="115942.0577">
                <text:p>115942.0577</text:p>
              </table:table-cell>
              <table:table-cell office:value-type="float" office:value="154384.3273">
                <text:p>154384.3273</text:p>
              </table:table-cell>
              <table:table-cell office:value-type="float" office:value="77499.7881">
                <text:p>77499.7881</text:p>
              </table:table-cell>
              <table:table-cell office:value-type="float" office:value="192826.5968">
                <text:p>192826.5968</text:p>
              </table:table-cell>
              <table:table-cell office:value-type="float" office:value="39057.5185">
                <text:p>39057.5185</text:p>
              </table:table-cell>
              <table:table-cell office:value-type="float" office:value="231268.8664">
                <text:p>231268.8664</text:p>
              </table:table-cell>
              <table:table-cell office:value-type="float" office:value="615.249">
                <text:p>615.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6115">
                <text:p>46115</text:p>
              </table:table-cell>
              <table:table-cell office:value-type="float" office:value="116078.5">
                <text:p>116078.5</text:p>
              </table:table-cell>
              <table:table-cell office:value-type="float" office:value="154598.1209">
                <text:p>154598.1209</text:p>
              </table:table-cell>
              <table:table-cell office:value-type="float" office:value="77558.8791">
                <text:p>77558.8791</text:p>
              </table:table-cell>
              <table:table-cell office:value-type="float" office:value="193117.7418">
                <text:p>193117.7418</text:p>
              </table:table-cell>
              <table:table-cell office:value-type="float" office:value="39039.2582">
                <text:p>39039.2582</text:p>
              </table:table-cell>
              <table:table-cell office:value-type="float" office:value="231637.3627">
                <text:p>231637.3627</text:p>
              </table:table-cell>
              <table:table-cell office:value-type="float" office:value="519.6373">
                <text:p>519.6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61036">
                <text:p>161036</text:p>
              </table:table-cell>
              <table:table-cell office:value-type="float" office:value="111943.0577">
                <text:p>111943.0577</text:p>
              </table:table-cell>
              <table:table-cell office:value-type="float" office:value="154969.3792">
                <text:p>154969.3792</text:p>
              </table:table-cell>
              <table:table-cell office:value-type="float" office:value="68916.7362">
                <text:p>68916.7362</text:p>
              </table:table-cell>
              <table:table-cell office:value-type="float" office:value="197995.7006">
                <text:p>197995.7006</text:p>
              </table:table-cell>
              <table:table-cell office:value-type="float" office:value="25890.4148">
                <text:p>25890.4148</text:p>
              </table:table-cell>
              <table:table-cell office:value-type="float" office:value="241022.0221">
                <text:p>241022.0221</text:p>
              </table:table-cell>
              <table:table-cell office:value-type="float" office:value="-17135.9067">
                <text:p>-17135.9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7516.75">
                <text:p>97516.75</text:p>
              </table:table-cell>
              <table:table-cell office:value-type="float" office:value="118684.4038">
                <text:p>118684.4038</text:p>
              </table:table-cell>
              <table:table-cell office:value-type="float" office:value="162032.6174">
                <text:p>162032.6174</text:p>
              </table:table-cell>
              <table:table-cell office:value-type="float" office:value="75336.1903">
                <text:p>75336.1903</text:p>
              </table:table-cell>
              <table:table-cell office:value-type="float" office:value="205380.8309">
                <text:p>205380.8309</text:p>
              </table:table-cell>
              <table:table-cell office:value-type="float" office:value="31987.9768">
                <text:p>31987.9768</text:p>
              </table:table-cell>
              <table:table-cell office:value-type="float" office:value="248729.0444">
                <text:p>248729.0444</text:p>
              </table:table-cell>
              <table:table-cell office:value-type="float" office:value="-11360.2368">
                <text:p>-11360.2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7865">
                <text:p>87865</text:p>
              </table:table-cell>
              <table:table-cell office:value-type="float" office:value="114451.7308">
                <text:p>114451.7308</text:p>
              </table:table-cell>
              <table:table-cell office:value-type="float" office:value="156895.4938">
                <text:p>156895.4938</text:p>
              </table:table-cell>
              <table:table-cell office:value-type="float" office:value="72007.9678">
                <text:p>72007.9678</text:p>
              </table:table-cell>
              <table:table-cell office:value-type="float" office:value="199339.2568">
                <text:p>199339.2568</text:p>
              </table:table-cell>
              <table:table-cell office:value-type="float" office:value="29564.2047">
                <text:p>29564.2047</text:p>
              </table:table-cell>
              <table:table-cell office:value-type="float" office:value="241783.0198">
                <text:p>241783.0198</text:p>
              </table:table-cell>
              <table:table-cell office:value-type="float" office:value="-12879.5583">
                <text:p>-12879.5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58034.75">
                <text:p>158034.75</text:p>
              </table:table-cell>
              <table:table-cell office:value-type="float" office:value="106878.8846">
                <text:p>106878.8846</text:p>
              </table:table-cell>
              <table:table-cell office:value-type="float" office:value="143864.364">
                <text:p>143864.364</text:p>
              </table:table-cell>
              <table:table-cell office:value-type="float" office:value="69893.4053">
                <text:p>69893.4053</text:p>
              </table:table-cell>
              <table:table-cell office:value-type="float" office:value="180849.8433">
                <text:p>180849.8433</text:p>
              </table:table-cell>
              <table:table-cell office:value-type="float" office:value="32907.9259">
                <text:p>32907.9259</text:p>
              </table:table-cell>
              <table:table-cell office:value-type="float" office:value="217835.3227">
                <text:p>217835.3227</text:p>
              </table:table-cell>
              <table:table-cell office:value-type="float" office:value="-4077.5535">
                <text:p>-4077.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8104.75">
                <text:p>48104.75</text:p>
              </table:table-cell>
              <table:table-cell office:value-type="float" office:value="109566.4808">
                <text:p>109566.4808</text:p>
              </table:table-cell>
              <table:table-cell office:value-type="float" office:value="149015.9576">
                <text:p>149015.9576</text:p>
              </table:table-cell>
              <table:table-cell office:value-type="float" office:value="70117.0039">
                <text:p>70117.0039</text:p>
              </table:table-cell>
              <table:table-cell office:value-type="float" office:value="188465.4345">
                <text:p>188465.4345</text:p>
              </table:table-cell>
              <table:table-cell office:value-type="float" office:value="30667.5271">
                <text:p>30667.5271</text:p>
              </table:table-cell>
              <table:table-cell office:value-type="float" office:value="227914.9113">
                <text:p>227914.9113</text:p>
              </table:table-cell>
              <table:table-cell office:value-type="float" office:value="-8781.9498">
                <text:p>-8781.9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1810.75">
                <text:p>91810.75</text:p>
              </table:table-cell>
              <table:table-cell office:value-type="float" office:value="101917.4808">
                <text:p>101917.4808</text:p>
              </table:table-cell>
              <table:table-cell office:value-type="float" office:value="142996.6364">
                <text:p>142996.6364</text:p>
              </table:table-cell>
              <table:table-cell office:value-type="float" office:value="60838.3251">
                <text:p>60838.3251</text:p>
              </table:table-cell>
              <table:table-cell office:value-type="float" office:value="184075.7921">
                <text:p>184075.7921</text:p>
              </table:table-cell>
              <table:table-cell office:value-type="float" office:value="19759.1695">
                <text:p>19759.1695</text:p>
              </table:table-cell>
              <table:table-cell office:value-type="float" office:value="225154.9477">
                <text:p>225154.9477</text:p>
              </table:table-cell>
              <table:table-cell office:value-type="float" office:value="-21319.9862">
                <text:p>-21319.9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15222">
                <text:p>115222</text:p>
              </table:table-cell>
              <table:table-cell office:value-type="float" office:value="101207.75">
                <text:p>101207.75</text:p>
              </table:table-cell>
              <table:table-cell office:value-type="float" office:value="142382.9723">
                <text:p>142382.9723</text:p>
              </table:table-cell>
              <table:table-cell office:value-type="float" office:value="60032.5277">
                <text:p>60032.5277</text:p>
              </table:table-cell>
              <table:table-cell office:value-type="float" office:value="183558.1947">
                <text:p>183558.1947</text:p>
              </table:table-cell>
              <table:table-cell office:value-type="float" office:value="18857.3053">
                <text:p>18857.3053</text:p>
              </table:table-cell>
              <table:table-cell office:value-type="float" office:value="224733.417">
                <text:p>224733.417</text:p>
              </table:table-cell>
              <table:table-cell office:value-type="float" office:value="-22317.917">
                <text:p>-22317.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31471.25">
                <text:p>131471.25</text:p>
              </table:table-cell>
              <table:table-cell office:value-type="float" office:value="106697.5962">
                <text:p>106697.5962</text:p>
              </table:table-cell>
              <table:table-cell office:value-type="float" office:value="144180.8529">
                <text:p>144180.8529</text:p>
              </table:table-cell>
              <table:table-cell office:value-type="float" office:value="69214.3394">
                <text:p>69214.3394</text:p>
              </table:table-cell>
              <table:table-cell office:value-type="float" office:value="181664.1097">
                <text:p>181664.1097</text:p>
              </table:table-cell>
              <table:table-cell office:value-type="float" office:value="31731.0826">
                <text:p>31731.0826</text:p>
              </table:table-cell>
              <table:table-cell office:value-type="float" office:value="219147.3664">
                <text:p>219147.3664</text:p>
              </table:table-cell>
              <table:table-cell office:value-type="float" office:value="-5752.1741">
                <text:p>-5752.1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8395.25">
                <text:p>58395.25</text:p>
              </table:table-cell>
              <table:table-cell office:value-type="float" office:value="111387.7692">
                <text:p>111387.7692</text:p>
              </table:table-cell>
              <table:table-cell office:value-type="float" office:value="147762.3936">
                <text:p>147762.3936</text:p>
              </table:table-cell>
              <table:table-cell office:value-type="float" office:value="75013.1448">
                <text:p>75013.1448</text:p>
              </table:table-cell>
              <table:table-cell office:value-type="float" office:value="184137.018">
                <text:p>184137.018</text:p>
              </table:table-cell>
              <table:table-cell office:value-type="float" office:value="38638.5204">
                <text:p>38638.5204</text:p>
              </table:table-cell>
              <table:table-cell office:value-type="float" office:value="220511.6424">
                <text:p>220511.6424</text:p>
              </table:table-cell>
              <table:table-cell office:value-type="float" office:value="2263.8961">
                <text:p>2263.8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15591.75">
                <text:p>115591.75</text:p>
              </table:table-cell>
              <table:table-cell office:value-type="float" office:value="106264.6731">
                <text:p>106264.6731</text:p>
              </table:table-cell>
              <table:table-cell office:value-type="float" office:value="145165.3981">
                <text:p>145165.3981</text:p>
              </table:table-cell>
              <table:table-cell office:value-type="float" office:value="67363.9481">
                <text:p>67363.9481</text:p>
              </table:table-cell>
              <table:table-cell office:value-type="float" office:value="184066.1231">
                <text:p>184066.1231</text:p>
              </table:table-cell>
              <table:table-cell office:value-type="float" office:value="28463.2231">
                <text:p>28463.2231</text:p>
              </table:table-cell>
              <table:table-cell office:value-type="float" office:value="222966.8481">
                <text:p>222966.8481</text:p>
              </table:table-cell>
              <table:table-cell office:value-type="float" office:value="-10437.5019">
                <text:p>-10437.5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61134.75">
                <text:p>161134.75</text:p>
              </table:table-cell>
              <table:table-cell office:value-type="float" office:value="106431.4038">
                <text:p>106431.4038</text:p>
              </table:table-cell>
              <table:table-cell office:value-type="float" office:value="145369.999">
                <text:p>145369.999</text:p>
              </table:table-cell>
              <table:table-cell office:value-type="float" office:value="67492.8087">
                <text:p>67492.8087</text:p>
              </table:table-cell>
              <table:table-cell office:value-type="float" office:value="184308.5941">
                <text:p>184308.5941</text:p>
              </table:table-cell>
              <table:table-cell office:value-type="float" office:value="28554.2136">
                <text:p>28554.2136</text:p>
              </table:table-cell>
              <table:table-cell office:value-type="float" office:value="223247.1893">
                <text:p>223247.1893</text:p>
              </table:table-cell>
              <table:table-cell office:value-type="float" office:value="-10384.3816">
                <text:p>-10384.3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41519">
                <text:p>41519</text:p>
              </table:table-cell>
              <table:table-cell office:value-type="float" office:value="108410.1923">
                <text:p>108410.1923</text:p>
              </table:table-cell>
              <table:table-cell office:value-type="float" office:value="149536.3554">
                <text:p>149536.3554</text:p>
              </table:table-cell>
              <table:table-cell office:value-type="float" office:value="67284.0292">
                <text:p>67284.0292</text:p>
              </table:table-cell>
              <table:table-cell office:value-type="float" office:value="190662.5186">
                <text:p>190662.5186</text:p>
              </table:table-cell>
              <table:table-cell office:value-type="float" office:value="26157.8661">
                <text:p>26157.8661</text:p>
              </table:table-cell>
              <table:table-cell office:value-type="float" office:value="231788.6817">
                <text:p>231788.6817</text:p>
              </table:table-cell>
              <table:table-cell office:value-type="float" office:value="-14968.2971">
                <text:p>-14968.2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17690.25">
                <text:p>117690.25</text:p>
              </table:table-cell>
              <table:table-cell office:value-type="float" office:value="101062.8462">
                <text:p>101062.8462</text:p>
              </table:table-cell>
              <table:table-cell office:value-type="float" office:value="145079.5387">
                <text:p>145079.5387</text:p>
              </table:table-cell>
              <table:table-cell office:value-type="float" office:value="57046.1536">
                <text:p>57046.1536</text:p>
              </table:table-cell>
              <table:table-cell office:value-type="float" office:value="189096.2313">
                <text:p>189096.2313</text:p>
              </table:table-cell>
              <table:table-cell office:value-type="float" office:value="13029.461">
                <text:p>13029.461</text:p>
              </table:table-cell>
              <table:table-cell office:value-type="float" office:value="233112.9239">
                <text:p>233112.9239</text:p>
              </table:table-cell>
              <table:table-cell office:value-type="float" office:value="-30987.2316">
                <text:p>-30987.2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9089">
                <text:p>39089</text:p>
              </table:table-cell>
              <table:table-cell office:value-type="float" office:value="106568.6346">
                <text:p>106568.6346</text:p>
              </table:table-cell>
              <table:table-cell office:value-type="float" office:value="147508.3843">
                <text:p>147508.3843</text:p>
              </table:table-cell>
              <table:table-cell office:value-type="float" office:value="65628.8849">
                <text:p>65628.8849</text:p>
              </table:table-cell>
              <table:table-cell office:value-type="float" office:value="188448.134">
                <text:p>188448.134</text:p>
              </table:table-cell>
              <table:table-cell office:value-type="float" office:value="24689.1352">
                <text:p>24689.1352</text:p>
              </table:table-cell>
              <table:table-cell office:value-type="float" office:value="229387.8837">
                <text:p>229387.8837</text:p>
              </table:table-cell>
              <table:table-cell office:value-type="float" office:value="-16250.6145">
                <text:p>-16250.6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7113">
                <text:p>97113</text:p>
              </table:table-cell>
              <table:table-cell office:value-type="float" office:value="97188.0962">
                <text:p>97188.0962</text:p>
              </table:table-cell>
              <table:table-cell office:value-type="float" office:value="138576.1338">
                <text:p>138576.1338</text:p>
              </table:table-cell>
              <table:table-cell office:value-type="float" office:value="55800.0585">
                <text:p>55800.0585</text:p>
              </table:table-cell>
              <table:table-cell office:value-type="float" office:value="179964.1715">
                <text:p>179964.1715</text:p>
              </table:table-cell>
              <table:table-cell office:value-type="float" office:value="14412.0208">
                <text:p>14412.0208</text:p>
              </table:table-cell>
              <table:table-cell office:value-type="float" office:value="221352.2092">
                <text:p>221352.2092</text:p>
              </table:table-cell>
              <table:table-cell office:value-type="float" office:value="-26976.0169">
                <text:p>-26976.0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7502.5">
                <text:p>57502.5</text:p>
              </table:table-cell>
              <table:table-cell office:value-type="float" office:value="97157.0385">
                <text:p>97157.0385</text:p>
              </table:table-cell>
              <table:table-cell office:value-type="float" office:value="138544.9604">
                <text:p>138544.9604</text:p>
              </table:table-cell>
              <table:table-cell office:value-type="float" office:value="55769.1165">
                <text:p>55769.1165</text:p>
              </table:table-cell>
              <table:table-cell office:value-type="float" office:value="179932.8824">
                <text:p>179932.8824</text:p>
              </table:table-cell>
              <table:table-cell office:value-type="float" office:value="14381.1945">
                <text:p>14381.1945</text:p>
              </table:table-cell>
              <table:table-cell office:value-type="float" office:value="221320.8044">
                <text:p>221320.8044</text:p>
              </table:table-cell>
              <table:table-cell office:value-type="float" office:value="-27006.7275">
                <text:p>-27006.7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7078.75">
                <text:p>57078.75</text:p>
              </table:table-cell>
              <table:table-cell office:value-type="float" office:value="94821.4615">
                <text:p>94821.4615</text:p>
              </table:table-cell>
              <table:table-cell office:value-type="float" office:value="137610.4277">
                <text:p>137610.4277</text:p>
              </table:table-cell>
              <table:table-cell office:value-type="float" office:value="52032.4954">
                <text:p>52032.4954</text:p>
              </table:table-cell>
              <table:table-cell office:value-type="float" office:value="180399.3939">
                <text:p>180399.3939</text:p>
              </table:table-cell>
              <table:table-cell office:value-type="float" office:value="9243.5292">
                <text:p>9243.5292</text:p>
              </table:table-cell>
              <table:table-cell office:value-type="float" office:value="223188.3601">
                <text:p>223188.3601</text:p>
              </table:table-cell>
              <table:table-cell office:value-type="float" office:value="-33545.437">
                <text:p>-33545.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8086">
                <text:p>58086</text:p>
              </table:table-cell>
              <table:table-cell office:value-type="float" office:value="87055.6154">
                <text:p>87055.6154</text:p>
              </table:table-cell>
              <table:table-cell office:value-type="float" office:value="126441.8769">
                <text:p>126441.8769</text:p>
              </table:table-cell>
              <table:table-cell office:value-type="float" office:value="47669.3538">
                <text:p>47669.3538</text:p>
              </table:table-cell>
              <table:table-cell office:value-type="float" office:value="165828.1385">
                <text:p>165828.1385</text:p>
              </table:table-cell>
              <table:table-cell office:value-type="float" office:value="8283.0923">
                <text:p>8283.0923</text:p>
              </table:table-cell>
              <table:table-cell office:value-type="float" office:value="205214.4">
                <text:p>205214.4</text:p>
              </table:table-cell>
              <table:table-cell office:value-type="float" office:value="-31103.1693">
                <text:p>-31103.1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6770.25">
                <text:p>56770.25</text:p>
              </table:table-cell>
              <table:table-cell office:value-type="float" office:value="87823.4038">
                <text:p>87823.4038</text:p>
              </table:table-cell>
              <table:table-cell office:value-type="float" office:value="126477.5718">
                <text:p>126477.5718</text:p>
              </table:table-cell>
              <table:table-cell office:value-type="float" office:value="49169.2359">
                <text:p>49169.2359</text:p>
              </table:table-cell>
              <table:table-cell office:value-type="float" office:value="165131.7398">
                <text:p>165131.7398</text:p>
              </table:table-cell>
              <table:table-cell office:value-type="float" office:value="10515.0679">
                <text:p>10515.0679</text:p>
              </table:table-cell>
              <table:table-cell office:value-type="float" office:value="203785.9077">
                <text:p>203785.9077</text:p>
              </table:table-cell>
              <table:table-cell office:value-type="float" office:value="-28139.1">
                <text:p>-2813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0214">
                <text:p>40214</text:p>
              </table:table-cell>
              <table:table-cell office:value-type="float" office:value="85127.9808">
                <text:p>85127.9808</text:p>
              </table:table-cell>
              <table:table-cell office:value-type="float" office:value="124691.9447">
                <text:p>124691.9447</text:p>
              </table:table-cell>
              <table:table-cell office:value-type="float" office:value="45564.0169">
                <text:p>45564.0169</text:p>
              </table:table-cell>
              <table:table-cell office:value-type="float" office:value="164255.9086">
                <text:p>164255.9086</text:p>
              </table:table-cell>
              <table:table-cell office:value-type="float" office:value="6000.053">
                <text:p>6000.053</text:p>
              </table:table-cell>
              <table:table-cell office:value-type="float" office:value="203819.8724">
                <text:p>203819.8724</text:p>
              </table:table-cell>
              <table:table-cell office:value-type="float" office:value="-33563.9109">
                <text:p>-33563.9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3673.75">
                <text:p>73673.75</text:p>
              </table:table-cell>
              <table:table-cell office:value-type="float" office:value="79358.1346">
                <text:p>79358.1346</text:p>
              </table:table-cell>
              <table:table-cell office:value-type="float" office:value="119630.6624">
                <text:p>119630.6624</text:p>
              </table:table-cell>
              <table:table-cell office:value-type="float" office:value="39085.6068">
                <text:p>39085.6068</text:p>
              </table:table-cell>
              <table:table-cell office:value-type="float" office:value="159903.1902">
                <text:p>159903.1902</text:p>
              </table:table-cell>
              <table:table-cell office:value-type="float" office:value="-1186.9209">
                <text:p>-1186.9209</text:p>
              </table:table-cell>
              <table:table-cell office:value-type="float" office:value="200175.7179">
                <text:p>200175.7179</text:p>
              </table:table-cell>
              <table:table-cell office:value-type="float" office:value="-41459.4487">
                <text:p>-41459.4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36516.25">
                <text:p>36516.25</text:p>
              </table:table-cell>
              <table:table-cell office:value-type="float" office:value="74912.1731">
                <text:p>74912.1731</text:p>
              </table:table-cell>
              <table:table-cell office:value-type="float" office:value="112017.9766">
                <text:p>112017.9766</text:p>
              </table:table-cell>
              <table:table-cell office:value-type="float" office:value="37806.3695">
                <text:p>37806.3695</text:p>
              </table:table-cell>
              <table:table-cell office:value-type="float" office:value="149123.7802">
                <text:p>149123.7802</text:p>
              </table:table-cell>
              <table:table-cell office:value-type="float" office:value="700.566">
                <text:p>700.566</text:p>
              </table:table-cell>
              <table:table-cell office:value-type="float" office:value="186229.5837">
                <text:p>186229.5837</text:p>
              </table:table-cell>
              <table:table-cell office:value-type="float" office:value="-36405.2376">
                <text:p>-36405.2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9528.5">
                <text:p>19528.5</text:p>
              </table:table-cell>
              <table:table-cell office:value-type="float" office:value="73229.1731">
                <text:p>73229.1731</text:p>
              </table:table-cell>
              <table:table-cell office:value-type="float" office:value="111620.4738">
                <text:p>111620.4738</text:p>
              </table:table-cell>
              <table:table-cell office:value-type="float" office:value="34837.8723">
                <text:p>34837.8723</text:p>
              </table:table-cell>
              <table:table-cell office:value-type="float" office:value="150011.7746">
                <text:p>150011.7746</text:p>
              </table:table-cell>
              <table:table-cell office:value-type="float" office:value="-3553.4285">
                <text:p>-3553.4285</text:p>
              </table:table-cell>
              <table:table-cell office:value-type="float" office:value="188403.0754">
                <text:p>188403.0754</text:p>
              </table:table-cell>
              <table:table-cell office:value-type="float" office:value="-41944.7292">
                <text:p>-41944.7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2638">
                <text:p>72638</text:p>
              </table:table-cell>
              <table:table-cell office:value-type="float" office:value="65839.6923">
                <text:p>65839.6923</text:p>
              </table:table-cell>
              <table:table-cell office:value-type="float" office:value="104640.4875">
                <text:p>104640.4875</text:p>
              </table:table-cell>
              <table:table-cell office:value-type="float" office:value="27038.8971">
                <text:p>27038.8971</text:p>
              </table:table-cell>
              <table:table-cell office:value-type="float" office:value="143441.2828">
                <text:p>143441.2828</text:p>
              </table:table-cell>
              <table:table-cell office:value-type="float" office:value="-11761.8981">
                <text:p>-11761.8981</text:p>
              </table:table-cell>
              <table:table-cell office:value-type="float" office:value="182242.078">
                <text:p>182242.078</text:p>
              </table:table-cell>
              <table:table-cell office:value-type="float" office:value="-50562.6934">
                <text:p>-50562.6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19663.5">
                <text:p>119663.5</text:p>
              </table:table-cell>
              <table:table-cell office:value-type="float" office:value="59032.25">
                <text:p>59032.25</text:p>
              </table:table-cell>
              <table:table-cell office:value-type="float" office:value="85534.8489">
                <text:p>85534.8489</text:p>
              </table:table-cell>
              <table:table-cell office:value-type="float" office:value="32529.6511">
                <text:p>32529.6511</text:p>
              </table:table-cell>
              <table:table-cell office:value-type="float" office:value="112037.4478">
                <text:p>112037.4478</text:p>
              </table:table-cell>
              <table:table-cell office:value-type="float" office:value="6027.0522">
                <text:p>6027.0522</text:p>
              </table:table-cell>
              <table:table-cell office:value-type="float" office:value="138540.0466">
                <text:p>138540.0466</text:p>
              </table:table-cell>
              <table:table-cell office:value-type="float" office:value="-20475.5466">
                <text:p>-20475.5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9480.75">
                <text:p>19480.75</text:p>
              </table:table-cell>
              <table:table-cell office:value-type="float" office:value="65043.3654">
                <text:p>65043.3654</text:p>
              </table:table-cell>
              <table:table-cell office:value-type="float" office:value="95768.4256">
                <text:p>95768.4256</text:p>
              </table:table-cell>
              <table:table-cell office:value-type="float" office:value="34318.3052">
                <text:p>34318.3052</text:p>
              </table:table-cell>
              <table:table-cell office:value-type="float" office:value="126493.4858">
                <text:p>126493.4858</text:p>
              </table:table-cell>
              <table:table-cell office:value-type="float" office:value="3593.2449">
                <text:p>3593.2449</text:p>
              </table:table-cell>
              <table:table-cell office:value-type="float" office:value="157218.5461">
                <text:p>157218.5461</text:p>
              </table:table-cell>
              <table:table-cell office:value-type="float" office:value="-27131.8153">
                <text:p>-27131.815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7465.25">
                <text:p>77465.25</text:p>
              </table:table-cell>
              <table:table-cell office:value-type="float" office:value="57488.7885">
                <text:p>57488.7885</text:p>
              </table:table-cell>
              <table:table-cell office:value-type="float" office:value="86198.0758">
                <text:p>86198.0758</text:p>
              </table:table-cell>
              <table:table-cell office:value-type="float" office:value="28779.5011">
                <text:p>28779.5011</text:p>
              </table:table-cell>
              <table:table-cell office:value-type="float" office:value="114907.3631">
                <text:p>114907.3631</text:p>
              </table:table-cell>
              <table:table-cell office:value-type="float" office:value="70.2138">
                <text:p>70.2138</text:p>
              </table:table-cell>
              <table:table-cell office:value-type="float" office:value="143616.6505">
                <text:p>143616.6505</text:p>
              </table:table-cell>
              <table:table-cell office:value-type="float" office:value="-28639.0736">
                <text:p>-28639.0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1859.25">
                <text:p>71859.25</text:p>
              </table:table-cell>
              <table:table-cell office:value-type="float" office:value="60440.8077">
                <text:p>60440.8077</text:p>
              </table:table-cell>
              <table:table-cell office:value-type="float" office:value="89073.3904">
                <text:p>89073.3904</text:p>
              </table:table-cell>
              <table:table-cell office:value-type="float" office:value="31808.225">
                <text:p>31808.225</text:p>
              </table:table-cell>
              <table:table-cell office:value-type="float" office:value="117705.9732">
                <text:p>117705.9732</text:p>
              </table:table-cell>
              <table:table-cell office:value-type="float" office:value="3175.6422">
                <text:p>3175.6422</text:p>
              </table:table-cell>
              <table:table-cell office:value-type="float" office:value="146338.5559">
                <text:p>146338.5559</text:p>
              </table:table-cell>
              <table:table-cell office:value-type="float" office:value="-25456.9405">
                <text:p>-25456.9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53994">
                <text:p>53994</text:p>
              </table:table-cell>
              <table:table-cell office:value-type="float" office:value="58498.2115">
                <text:p>58498.2115</text:p>
              </table:table-cell>
              <table:table-cell office:value-type="float" office:value="85228.9224">
                <text:p>85228.9224</text:p>
              </table:table-cell>
              <table:table-cell office:value-type="float" office:value="31767.5007">
                <text:p>31767.5007</text:p>
              </table:table-cell>
              <table:table-cell office:value-type="float" office:value="111959.6332">
                <text:p>111959.6332</text:p>
              </table:table-cell>
              <table:table-cell office:value-type="float" office:value="5036.7899">
                <text:p>5036.7899</text:p>
              </table:table-cell>
              <table:table-cell office:value-type="float" office:value="138690.3441">
                <text:p>138690.3441</text:p>
              </table:table-cell>
              <table:table-cell office:value-type="float" office:value="-21693.921">
                <text:p>-21693.9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38926.75">
                <text:p>38926.75</text:p>
              </table:table-cell>
              <table:table-cell office:value-type="float" office:value="58228.3269">
                <text:p>58228.3269</text:p>
              </table:table-cell>
              <table:table-cell office:value-type="float" office:value="84987.625">
                <text:p>84987.625</text:p>
              </table:table-cell>
              <table:table-cell office:value-type="float" office:value="31469.0288">
                <text:p>31469.0288</text:p>
              </table:table-cell>
              <table:table-cell office:value-type="float" office:value="111746.9231">
                <text:p>111746.9231</text:p>
              </table:table-cell>
              <table:table-cell office:value-type="float" office:value="4709.7307">
                <text:p>4709.7307</text:p>
              </table:table-cell>
              <table:table-cell office:value-type="float" office:value="138506.2212">
                <text:p>138506.2212</text:p>
              </table:table-cell>
              <table:table-cell office:value-type="float" office:value="-22049.5674">
                <text:p>-22049.567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52175.5">
                <text:p>52175.5</text:p>
              </table:table-cell>
              <table:table-cell office:value-type="float" office:value="56832.0192">
                <text:p>56832.0192</text:p>
              </table:table-cell>
              <table:table-cell office:value-type="float" office:value="84124.5762">
                <text:p>84124.5762</text:p>
              </table:table-cell>
              <table:table-cell office:value-type="float" office:value="29539.4623">
                <text:p>29539.4623</text:p>
              </table:table-cell>
              <table:table-cell office:value-type="float" office:value="111417.1331">
                <text:p>111417.1331</text:p>
              </table:table-cell>
              <table:table-cell office:value-type="float" office:value="2246.9053">
                <text:p>2246.9053</text:p>
              </table:table-cell>
              <table:table-cell office:value-type="float" office:value="138709.6901">
                <text:p>138709.6901</text:p>
              </table:table-cell>
              <table:table-cell office:value-type="float" office:value="-25045.6516">
                <text:p>-25045.65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36704.75">
                <text:p>36704.75</text:p>
              </table:table-cell>
              <table:table-cell office:value-type="float" office:value="56377.3654">
                <text:p>56377.3654</text:p>
              </table:table-cell>
              <table:table-cell office:value-type="float" office:value="83696.5092">
                <text:p>83696.5092</text:p>
              </table:table-cell>
              <table:table-cell office:value-type="float" office:value="29058.2215">
                <text:p>29058.2215</text:p>
              </table:table-cell>
              <table:table-cell office:value-type="float" office:value="111015.6531">
                <text:p>111015.6531</text:p>
              </table:table-cell>
              <table:table-cell office:value-type="float" office:value="1739.0777">
                <text:p>1739.0777</text:p>
              </table:table-cell>
              <table:table-cell office:value-type="float" office:value="138334.797">
                <text:p>138334.797</text:p>
              </table:table-cell>
              <table:table-cell office:value-type="float" office:value="-25580.0662">
                <text:p>-25580.066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4056.5">
                <text:p>74056.5</text:p>
              </table:table-cell>
              <table:table-cell office:value-type="float" office:value="54833.8654">
                <text:p>54833.8654</text:p>
              </table:table-cell>
              <table:table-cell office:value-type="float" office:value="82690.513">
                <text:p>82690.513</text:p>
              </table:table-cell>
              <table:table-cell office:value-type="float" office:value="26977.2178">
                <text:p>26977.2178</text:p>
              </table:table-cell>
              <table:table-cell office:value-type="float" office:value="110547.1606">
                <text:p>110547.1606</text:p>
              </table:table-cell>
              <table:table-cell office:value-type="float" office:value="-879.4298">
                <text:p>-879.4298</text:p>
              </table:table-cell>
              <table:table-cell office:value-type="float" office:value="138403.8082">
                <text:p>138403.8082</text:p>
              </table:table-cell>
              <table:table-cell office:value-type="float" office:value="-28736.0774">
                <text:p>-28736.0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35885">
                <text:p>35885</text:p>
              </table:table-cell>
              <table:table-cell office:value-type="float" office:value="57437.1346">
                <text:p>57437.1346</text:p>
              </table:table-cell>
              <table:table-cell office:value-type="float" office:value="85394.8137">
                <text:p>85394.8137</text:p>
              </table:table-cell>
              <table:table-cell office:value-type="float" office:value="29479.4555">
                <text:p>29479.4555</text:p>
              </table:table-cell>
              <table:table-cell office:value-type="float" office:value="113352.4929">
                <text:p>113352.4929</text:p>
              </table:table-cell>
              <table:table-cell office:value-type="float" office:value="1521.7763">
                <text:p>1521.7763</text:p>
              </table:table-cell>
              <table:table-cell office:value-type="float" office:value="141310.172">
                <text:p>141310.172</text:p>
              </table:table-cell>
              <table:table-cell office:value-type="float" office:value="-26435.9028">
                <text:p>-26435.902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65927.25">
                <text:p>65927.25</text:p>
              </table:table-cell>
              <table:table-cell office:value-type="float" office:value="54530.3077">
                <text:p>54530.3077</text:p>
              </table:table-cell>
              <table:table-cell office:value-type="float" office:value="82623.313">
                <text:p>82623.313</text:p>
              </table:table-cell>
              <table:table-cell office:value-type="float" office:value="26437.3024">
                <text:p>26437.3024</text:p>
              </table:table-cell>
              <table:table-cell office:value-type="float" office:value="110716.3182">
                <text:p>110716.3182</text:p>
              </table:table-cell>
              <table:table-cell office:value-type="float" office:value="-1655.7028">
                <text:p>-1655.7028</text:p>
              </table:table-cell>
              <table:table-cell office:value-type="float" office:value="138809.3235">
                <text:p>138809.3235</text:p>
              </table:table-cell>
              <table:table-cell office:value-type="float" office:value="-29748.7081">
                <text:p>-29748.7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51464.25">
                <text:p>51464.25</text:p>
              </table:table-cell>
              <table:table-cell office:value-type="float" office:value="56792.6923">
                <text:p>56792.6923</text:p>
              </table:table-cell>
              <table:table-cell office:value-type="float" office:value="84495.653">
                <text:p>84495.653</text:p>
              </table:table-cell>
              <table:table-cell office:value-type="float" office:value="29089.7316">
                <text:p>29089.7316</text:p>
              </table:table-cell>
              <table:table-cell office:value-type="float" office:value="112198.6137">
                <text:p>112198.6137</text:p>
              </table:table-cell>
              <table:table-cell office:value-type="float" office:value="1386.7709">
                <text:p>1386.7709</text:p>
              </table:table-cell>
              <table:table-cell office:value-type="float" office:value="139901.5744">
                <text:p>139901.5744</text:p>
              </table:table-cell>
              <table:table-cell office:value-type="float" office:value="-26316.1897">
                <text:p>-26316.189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3462.25">
                <text:p>53462.25</text:p>
              </table:table-cell>
              <table:table-cell office:value-type="float" office:value="59249.2885">
                <text:p>59249.2885</text:p>
              </table:table-cell>
              <table:table-cell office:value-type="float" office:value="84696.5663">
                <text:p>84696.5663</text:p>
              </table:table-cell>
              <table:table-cell office:value-type="float" office:value="33802.0106">
                <text:p>33802.0106</text:p>
              </table:table-cell>
              <table:table-cell office:value-type="float" office:value="110143.8441">
                <text:p>110143.8441</text:p>
              </table:table-cell>
              <table:table-cell office:value-type="float" office:value="8354.7328">
                <text:p>8354.7328</text:p>
              </table:table-cell>
              <table:table-cell office:value-type="float" office:value="135591.122">
                <text:p>135591.122</text:p>
              </table:table-cell>
              <table:table-cell office:value-type="float" office:value="-17092.5451">
                <text:p>-17092.545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98747.5">
                <text:p>98747.5</text:p>
              </table:table-cell>
              <table:table-cell office:value-type="float" office:value="57774.2308">
                <text:p>57774.2308</text:p>
              </table:table-cell>
              <table:table-cell office:value-type="float" office:value="82934.9049">
                <text:p>82934.9049</text:p>
              </table:table-cell>
              <table:table-cell office:value-type="float" office:value="32613.5566">
                <text:p>32613.5566</text:p>
              </table:table-cell>
              <table:table-cell office:value-type="float" office:value="108095.579">
                <text:p>108095.579</text:p>
              </table:table-cell>
              <table:table-cell office:value-type="float" office:value="7452.8825">
                <text:p>7452.8825</text:p>
              </table:table-cell>
              <table:table-cell office:value-type="float" office:value="133256.2532">
                <text:p>133256.2532</text:p>
              </table:table-cell>
              <table:table-cell office:value-type="float" office:value="-17707.7916">
                <text:p>-17707.7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50257">
                <text:p>50257</text:p>
              </table:table-cell>
              <table:table-cell office:value-type="float" office:value="56165.3077">
                <text:p>56165.3077</text:p>
              </table:table-cell>
              <table:table-cell office:value-type="float" office:value="77401.2622">
                <text:p>77401.2622</text:p>
              </table:table-cell>
              <table:table-cell office:value-type="float" office:value="34929.3531">
                <text:p>34929.3531</text:p>
              </table:table-cell>
              <table:table-cell office:value-type="float" office:value="98637.2168">
                <text:p>98637.2168</text:p>
              </table:table-cell>
              <table:table-cell office:value-type="float" office:value="13693.3986">
                <text:p>13693.3986</text:p>
              </table:table-cell>
              <table:table-cell office:value-type="float" office:value="119873.1713">
                <text:p>119873.1713</text:p>
              </table:table-cell>
              <table:table-cell office:value-type="float" office:value="-7542.5559">
                <text:p>-7542.555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68170.75">
                <text:p>68170.75</text:p>
              </table:table-cell>
              <table:table-cell office:value-type="float" office:value="58532.7115">
                <text:p>58532.7115</text:p>
              </table:table-cell>
              <table:table-cell office:value-type="float" office:value="76853.6483">
                <text:p>76853.6483</text:p>
              </table:table-cell>
              <table:table-cell office:value-type="float" office:value="40211.7747">
                <text:p>40211.7747</text:p>
              </table:table-cell>
              <table:table-cell office:value-type="float" office:value="95174.5851">
                <text:p>95174.5851</text:p>
              </table:table-cell>
              <table:table-cell office:value-type="float" office:value="21890.838">
                <text:p>21890.838</text:p>
              </table:table-cell>
              <table:table-cell office:value-type="float" office:value="113495.5219">
                <text:p>113495.5219</text:p>
              </table:table-cell>
              <table:table-cell office:value-type="float" office:value="3569.9012">
                <text:p>3569.90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3697">
                <text:p>113697</text:p>
              </table:table-cell>
              <table:table-cell office:value-type="float" office:value="57817.75">
                <text:p>57817.75</text:p>
              </table:table-cell>
              <table:table-cell office:value-type="float" office:value="75508.8171">
                <text:p>75508.8171</text:p>
              </table:table-cell>
              <table:table-cell office:value-type="float" office:value="40126.6829">
                <text:p>40126.6829</text:p>
              </table:table-cell>
              <table:table-cell office:value-type="float" office:value="93199.8842">
                <text:p>93199.8842</text:p>
              </table:table-cell>
              <table:table-cell office:value-type="float" office:value="22435.6158">
                <text:p>22435.6158</text:p>
              </table:table-cell>
              <table:table-cell office:value-type="float" office:value="110890.9513">
                <text:p>110890.9513</text:p>
              </table:table-cell>
              <table:table-cell office:value-type="float" office:value="4744.5487">
                <text:p>4744.5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65016">
                <text:p>65016</text:p>
              </table:table-cell>
              <table:table-cell office:value-type="float" office:value="61036.0385">
                <text:p>61036.0385</text:p>
              </table:table-cell>
              <table:table-cell office:value-type="float" office:value="84392.6349">
                <text:p>84392.6349</text:p>
              </table:table-cell>
              <table:table-cell office:value-type="float" office:value="37679.442">
                <text:p>37679.442</text:p>
              </table:table-cell>
              <table:table-cell office:value-type="float" office:value="107749.2314">
                <text:p>107749.2314</text:p>
              </table:table-cell>
              <table:table-cell office:value-type="float" office:value="14322.8456">
                <text:p>14322.8456</text:p>
              </table:table-cell>
              <table:table-cell office:value-type="float" office:value="131105.8278">
                <text:p>131105.8278</text:p>
              </table:table-cell>
              <table:table-cell office:value-type="float" office:value="-9033.7509">
                <text:p>-9033.750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2702.25">
                <text:p>32702.25</text:p>
              </table:table-cell>
              <table:table-cell office:value-type="float" office:value="61883.8846">
                <text:p>61883.8846</text:p>
              </table:table-cell>
              <table:table-cell office:value-type="float" office:value="85163.4751">
                <text:p>85163.4751</text:p>
              </table:table-cell>
              <table:table-cell office:value-type="float" office:value="38604.2941">
                <text:p>38604.2941</text:p>
              </table:table-cell>
              <table:table-cell office:value-type="float" office:value="108443.0656">
                <text:p>108443.0656</text:p>
              </table:table-cell>
              <table:table-cell office:value-type="float" office:value="15324.7036">
                <text:p>15324.7036</text:p>
              </table:table-cell>
              <table:table-cell office:value-type="float" office:value="131722.6561">
                <text:p>131722.6561</text:p>
              </table:table-cell>
              <table:table-cell office:value-type="float" office:value="-7954.8869">
                <text:p>-7954.886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3588.5">
                <text:p>63588.5</text:p>
              </table:table-cell>
              <table:table-cell office:value-type="float" office:value="61405.0769">
                <text:p>61405.0769</text:p>
              </table:table-cell>
              <table:table-cell office:value-type="float" office:value="85253.2589">
                <text:p>85253.2589</text:p>
              </table:table-cell>
              <table:table-cell office:value-type="float" office:value="37556.8949">
                <text:p>37556.8949</text:p>
              </table:table-cell>
              <table:table-cell office:value-type="float" office:value="109101.441">
                <text:p>109101.441</text:p>
              </table:table-cell>
              <table:table-cell office:value-type="float" office:value="13708.7129">
                <text:p>13708.7129</text:p>
              </table:table-cell>
              <table:table-cell office:value-type="float" office:value="132949.623">
                <text:p>132949.623</text:p>
              </table:table-cell>
              <table:table-cell office:value-type="float" office:value="-10139.4692">
                <text:p>-10139.469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0863.5">
                <text:p>80863.5</text:p>
              </table:table-cell>
              <table:table-cell office:value-type="float" office:value="62283">
                <text:p>62283</text:p>
              </table:table-cell>
              <table:table-cell office:value-type="float" office:value="85972.646">
                <text:p>85972.646</text:p>
              </table:table-cell>
              <table:table-cell office:value-type="float" office:value="38593.354">
                <text:p>38593.354</text:p>
              </table:table-cell>
              <table:table-cell office:value-type="float" office:value="109662.292">
                <text:p>109662.292</text:p>
              </table:table-cell>
              <table:table-cell office:value-type="float" office:value="14903.708">
                <text:p>14903.708</text:p>
              </table:table-cell>
              <table:table-cell office:value-type="float" office:value="133351.9381">
                <text:p>133351.9381</text:p>
              </table:table-cell>
              <table:table-cell office:value-type="float" office:value="-8785.9381">
                <text:p>-8785.9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9687.75">
                <text:p>79687.75</text:p>
              </table:table-cell>
              <table:table-cell office:value-type="float" office:value="65679.8269">
                <text:p>65679.8269</text:p>
              </table:table-cell>
              <table:table-cell office:value-type="float" office:value="88547.8913">
                <text:p>88547.8913</text:p>
              </table:table-cell>
              <table:table-cell office:value-type="float" office:value="42811.7626">
                <text:p>42811.7626</text:p>
              </table:table-cell>
              <table:table-cell office:value-type="float" office:value="111415.9557">
                <text:p>111415.9557</text:p>
              </table:table-cell>
              <table:table-cell office:value-type="float" office:value="19943.6982">
                <text:p>19943.6982</text:p>
              </table:table-cell>
              <table:table-cell office:value-type="float" office:value="134284.02">
                <text:p>134284.02</text:p>
              </table:table-cell>
              <table:table-cell office:value-type="float" office:value="-2924.3662">
                <text:p>-2924.3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60369.75">
                <text:p>60369.75</text:p>
              </table:table-cell>
              <table:table-cell office:value-type="float" office:value="66113">
                <text:p>66113</text:p>
              </table:table-cell>
              <table:table-cell office:value-type="float" office:value="89205.1963">
                <text:p>89205.1963</text:p>
              </table:table-cell>
              <table:table-cell office:value-type="float" office:value="43020.8037">
                <text:p>43020.8037</text:p>
              </table:table-cell>
              <table:table-cell office:value-type="float" office:value="112297.3926">
                <text:p>112297.3926</text:p>
              </table:table-cell>
              <table:table-cell office:value-type="float" office:value="19928.6074">
                <text:p>19928.6074</text:p>
              </table:table-cell>
              <table:table-cell office:value-type="float" office:value="135389.589">
                <text:p>135389.589</text:p>
              </table:table-cell>
              <table:table-cell office:value-type="float" office:value="-3163.589">
                <text:p>-3163.58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58748.5">
                <text:p>58748.5</text:p>
              </table:table-cell>
              <table:table-cell office:value-type="float" office:value="67996.4423">
                <text:p>67996.4423</text:p>
              </table:table-cell>
              <table:table-cell office:value-type="float" office:value="89350.8558">
                <text:p>89350.8558</text:p>
              </table:table-cell>
              <table:table-cell office:value-type="float" office:value="46642.0288">
                <text:p>46642.0288</text:p>
              </table:table-cell>
              <table:table-cell office:value-type="float" office:value="110705.2692">
                <text:p>110705.2692</text:p>
              </table:table-cell>
              <table:table-cell office:value-type="float" office:value="25287.6154">
                <text:p>25287.6154</text:p>
              </table:table-cell>
              <table:table-cell office:value-type="float" office:value="132059.6827">
                <text:p>132059.6827</text:p>
              </table:table-cell>
              <table:table-cell office:value-type="float" office:value="3933.2019">
                <text:p>3933.201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0874">
                <text:p>70874</text:p>
              </table:table-cell>
              <table:table-cell office:value-type="float" office:value="67444.2308">
                <text:p>67444.2308</text:p>
              </table:table-cell>
              <table:table-cell office:value-type="float" office:value="88948.9015">
                <text:p>88948.9015</text:p>
              </table:table-cell>
              <table:table-cell office:value-type="float" office:value="45939.56">
                <text:p>45939.56</text:p>
              </table:table-cell>
              <table:table-cell office:value-type="float" office:value="110453.5723">
                <text:p>110453.5723</text:p>
              </table:table-cell>
              <table:table-cell office:value-type="float" office:value="24434.8892">
                <text:p>24434.8892</text:p>
              </table:table-cell>
              <table:table-cell office:value-type="float" office:value="131958.2431">
                <text:p>131958.2431</text:p>
              </table:table-cell>
              <table:table-cell office:value-type="float" office:value="2930.2184">
                <text:p>2930.2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6963.75">
                <text:p>56963.75</text:p>
              </table:table-cell>
              <table:table-cell office:value-type="float" office:value="68937.2885">
                <text:p>68937.2885</text:p>
              </table:table-cell>
              <table:table-cell office:value-type="float" office:value="89907.1757">
                <text:p>89907.1757</text:p>
              </table:table-cell>
              <table:table-cell office:value-type="float" office:value="47967.4012">
                <text:p>47967.4012</text:p>
              </table:table-cell>
              <table:table-cell office:value-type="float" office:value="110877.0629">
                <text:p>110877.0629</text:p>
              </table:table-cell>
              <table:table-cell office:value-type="float" office:value="26997.514">
                <text:p>26997.514</text:p>
              </table:table-cell>
              <table:table-cell office:value-type="float" office:value="131846.9501">
                <text:p>131846.9501</text:p>
              </table:table-cell>
              <table:table-cell office:value-type="float" office:value="6027.6268">
                <text:p>6027.626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2870.5">
                <text:p>42870.5</text:p>
              </table:table-cell>
              <table:table-cell office:value-type="float" office:value="69206.6346">
                <text:p>69206.6346</text:p>
              </table:table-cell>
              <table:table-cell office:value-type="float" office:value="89982.7823">
                <text:p>89982.7823</text:p>
              </table:table-cell>
              <table:table-cell office:value-type="float" office:value="48430.487">
                <text:p>48430.487</text:p>
              </table:table-cell>
              <table:table-cell office:value-type="float" office:value="110758.9299">
                <text:p>110758.9299</text:p>
              </table:table-cell>
              <table:table-cell office:value-type="float" office:value="27654.3393">
                <text:p>27654.3393</text:p>
              </table:table-cell>
              <table:table-cell office:value-type="float" office:value="131535.0775">
                <text:p>131535.0775</text:p>
              </table:table-cell>
              <table:table-cell office:value-type="float" office:value="6878.1917">
                <text:p>6878.19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4282">
                <text:p>14282</text:p>
              </table:table-cell>
              <table:table-cell office:value-type="float" office:value="64908.4038">
                <text:p>64908.4038</text:p>
              </table:table-cell>
              <table:table-cell office:value-type="float" office:value="84826.0191">
                <text:p>84826.0191</text:p>
              </table:table-cell>
              <table:table-cell office:value-type="float" office:value="44990.7886">
                <text:p>44990.7886</text:p>
              </table:table-cell>
              <table:table-cell office:value-type="float" office:value="104743.6343">
                <text:p>104743.6343</text:p>
              </table:table-cell>
              <table:table-cell office:value-type="float" office:value="25073.1734">
                <text:p>25073.1734</text:p>
              </table:table-cell>
              <table:table-cell office:value-type="float" office:value="124661.2495">
                <text:p>124661.2495</text:p>
              </table:table-cell>
              <table:table-cell office:value-type="float" office:value="5155.5582">
                <text:p>5155.5582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